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9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data" table:style-name="ta1">
        <table:shapes>
          <draw:frame draw:z-index="0" draw:style-name="gr1" draw:text-style-name="P2" svg:width="15.999cm" svg:height="8.999cm" svg:x="12.002cm" svg:y="0cm">
            <draw:object draw:notify-on-update-of-ranges="data.A1:data.A1 data.A2:data.A1002 data.B1:data.B1 data.B2:data.B1002" xlink:href="./Object 1" xlink:type="simple" xlink:show="embed" xlink:actuate="onLoad">
              <loext:p text:style-name="P1">
                <text:s/>
              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5.999cm" svg:height="8.999cm" svg:x="12.093cm" svg:y="9.1cm">
            <draw:object draw:notify-on-update-of-ranges="data.A1:data.A1 data.A2:data.A1002 data.E1:data.E1 data.E2:data.E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 magnitud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float" office:value="0.069049" calcext:value-type="float">
            <text:p>0.069049</text:p>
          </table:table-cell>
          <table:table-cell office:value-type="float" office:value="1.6976" calcext:value-type="float">
            <text:p>1.6976</text:p>
          </table:table-cell>
          <table:table-cell office:value-type="float" office:value="0.00023685" calcext:value-type="float">
            <text:p>0.00023685</text:p>
          </table:table-cell>
          <table:table-cell office:value-type="float" office:value="3.0002" calcext:value-type="float">
            <text:p>3.0002</text:p>
          </table:table-cell>
          <table:table-cell table:formula="of:=SQRT([.C3]*[.C3]+[.D3]*[.D3])" office:value-type="float" office:value="3.00020000934903" calcext:value-type="float">
            <text:p>3.00020000934903</text:p>
          </table:table-cell>
          <table:table-cell/>
        </table:table-row>
        <table:table-row table:style-name="ro1">
          <table:table-cell office:value-type="float" office:value="0.1381" calcext:value-type="float">
            <text:p>0.1381</text:p>
          </table:table-cell>
          <table:table-cell office:value-type="float" office:value="1.6957" calcext:value-type="float">
            <text:p>1.6957</text:p>
          </table:table-cell>
          <table:table-cell office:value-type="float" office:value="0.00095684" calcext:value-type="float">
            <text:p>0.00095684</text:p>
          </table:table-cell>
          <table:table-cell office:value-type="float" office:value="3.0008" calcext:value-type="float">
            <text:p>3.0008</text:p>
          </table:table-cell>
          <table:table-cell table:formula="of:=SQRT([.C4]*[.C4]+[.D4]*[.D4])" office:value-type="float" office:value="3.00080015254978" calcext:value-type="float">
            <text:p>3.00080015254978</text:p>
          </table:table-cell>
          <table:table-cell/>
        </table:table-row>
        <table:table-row table:style-name="ro1">
          <table:table-cell office:value-type="float" office:value="0.20715" calcext:value-type="float">
            <text:p>0.20715</text:p>
          </table:table-cell>
          <table:table-cell office:value-type="float" office:value="1.6938" calcext:value-type="float">
            <text:p>1.6938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3.0014" calcext:value-type="float">
            <text:p>3.0014</text:p>
          </table:table-cell>
          <table:table-cell table:formula="of:=SQRT([.C5]*[.C5]+[.D5]*[.D5])" office:value-type="float" office:value="3.0014004562912" calcext:value-type="float">
            <text:p>3.0014004562912</text:p>
          </table:table-cell>
          <table:table-cell/>
        </table:table-row>
        <table:table-row table:style-name="ro1">
          <table:table-cell office:value-type="float" office:value="0.2762" calcext:value-type="float">
            <text:p>0.2762</text:p>
          </table:table-cell>
          <table:table-cell office:value-type="float" office:value="1.692" calcext:value-type="float">
            <text:p>1.692</text:p>
          </table:table-cell>
          <table:table-cell office:value-type="float" office:value="0.0023314" calcext:value-type="float">
            <text:p>0.0023314</text:p>
          </table:table-cell>
          <table:table-cell office:value-type="float" office:value="3.0021" calcext:value-type="float">
            <text:p>3.0021</text:p>
          </table:table-cell>
          <table:table-cell table:formula="of:=SQRT([.C6]*[.C6]+[.D6]*[.D6])" office:value-type="float" office:value="3.0021009052705" calcext:value-type="float">
            <text:p>3.0021009052705</text:p>
          </table:table-cell>
          <table:table-cell/>
        </table:table-row>
        <table:table-row table:style-name="ro1">
          <table:table-cell office:value-type="float" office:value="0.34525" calcext:value-type="float">
            <text:p>0.34525</text:p>
          </table:table-cell>
          <table:table-cell office:value-type="float" office:value="1.6901" calcext:value-type="float">
            <text:p>1.6901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3.0027" calcext:value-type="float">
            <text:p>3.0027</text:p>
          </table:table-cell>
          <table:table-cell table:formula="of:=SQRT([.C7]*[.C7]+[.D7]*[.D7])" office:value-type="float" office:value="3.00270148469607" calcext:value-type="float">
            <text:p>3.00270148469607</text:p>
          </table:table-cell>
          <table:table-cell/>
        </table:table-row>
        <table:table-row table:style-name="ro1">
          <table:table-cell office:value-type="float" office:value="0.4143" calcext:value-type="float">
            <text:p>0.4143</text:p>
          </table:table-cell>
          <table:table-cell office:value-type="float" office:value="1.6882" calcext:value-type="float">
            <text:p>1.6882</text:p>
          </table:table-cell>
          <table:table-cell office:value-type="float" office:value="0.0036189" calcext:value-type="float">
            <text:p>0.0036189</text:p>
          </table:table-cell>
          <table:table-cell office:value-type="float" office:value="3.0033" calcext:value-type="float">
            <text:p>3.0033</text:p>
          </table:table-cell>
          <table:table-cell table:formula="of:=SQRT([.C8]*[.C8]+[.D8]*[.D8])" office:value-type="float" office:value="3.00330218034037" calcext:value-type="float">
            <text:p>3.00330218034037</text:p>
          </table:table-cell>
          <table:table-cell/>
        </table:table-row>
        <table:table-row table:style-name="ro1">
          <table:table-cell office:value-type="float" office:value="0.48335" calcext:value-type="float">
            <text:p>0.48335</text:p>
          </table:table-cell>
          <table:table-cell office:value-type="float" office:value="1.6864" calcext:value-type="float">
            <text:p>1.6864</text:p>
          </table:table-cell>
          <table:table-cell office:value-type="float" office:value="0.0042301" calcext:value-type="float">
            <text:p>0.0042301</text:p>
          </table:table-cell>
          <table:table-cell office:value-type="float" office:value="3.0039" calcext:value-type="float">
            <text:p>3.0039</text:p>
          </table:table-cell>
          <table:table-cell table:formula="of:=SQRT([.C9]*[.C9]+[.D9]*[.D9])" office:value-type="float" office:value="3.00390297841758" calcext:value-type="float">
            <text:p>3.00390297841758</text:p>
          </table:table-cell>
          <table:table-cell/>
        </table:table-row>
        <table:table-row table:style-name="ro1">
          <table:table-cell office:value-type="float" office:value="0.5524" calcext:value-type="float">
            <text:p>0.5524</text:p>
          </table:table-cell>
          <table:table-cell office:value-type="float" office:value="1.6846" calcext:value-type="float">
            <text:p>1.6846</text:p>
          </table:table-cell>
          <table:table-cell office:value-type="float" office:value="0.0048198" calcext:value-type="float">
            <text:p>0.0048198</text:p>
          </table:table-cell>
          <table:table-cell office:value-type="float" office:value="3.0045" calcext:value-type="float">
            <text:p>3.0045</text:p>
          </table:table-cell>
          <table:table-cell table:formula="of:=SQRT([.C10]*[.C10]+[.D10]*[.D10])" office:value-type="float" office:value="3.00450386594393" calcext:value-type="float">
            <text:p>3.00450386594393</text:p>
          </table:table-cell>
          <table:table-cell/>
        </table:table-row>
        <table:table-row table:style-name="ro1">
          <table:table-cell office:value-type="float" office:value="0.62145" calcext:value-type="float">
            <text:p>0.62145</text:p>
          </table:table-cell>
          <table:table-cell office:value-type="float" office:value="1.6827" calcext:value-type="float">
            <text:p>1.6827</text:p>
          </table:table-cell>
          <table:table-cell office:value-type="float" office:value="0.0053878" calcext:value-type="float">
            <text:p>0.0053878</text:p>
          </table:table-cell>
          <table:table-cell office:value-type="float" office:value="3.0052" calcext:value-type="float">
            <text:p>3.0052</text:p>
          </table:table-cell>
          <table:table-cell table:formula="of:=SQRT([.C11]*[.C11]+[.D11]*[.D11])" office:value-type="float" office:value="3.00520482968946" calcext:value-type="float">
            <text:p>3.00520482968946</text:p>
          </table:table-cell>
          <table:table-cell/>
        </table:table-row>
        <table:table-row table:style-name="ro1">
          <table:table-cell office:value-type="float" office:value="0.6905" calcext:value-type="float">
            <text:p>0.6905</text:p>
          </table:table-cell>
          <table:table-cell office:value-type="float" office:value="1.6809" calcext:value-type="float">
            <text:p>1.6809</text:p>
          </table:table-cell>
          <table:table-cell office:value-type="float" office:value="0.0059343" calcext:value-type="float">
            <text:p>0.0059343</text:p>
          </table:table-cell>
          <table:table-cell office:value-type="float" office:value="3.0058" calcext:value-type="float">
            <text:p>3.0058</text:p>
          </table:table-cell>
          <table:table-cell table:formula="of:=SQRT([.C12]*[.C12]+[.D12]*[.D12])" office:value-type="float" office:value="3.00580585798825" calcext:value-type="float">
            <text:p>3.00580585798825</text:p>
          </table:table-cell>
          <table:table-cell/>
        </table:table-row>
        <table:table-row table:style-name="ro1">
          <table:table-cell office:value-type="float" office:value="0.75955" calcext:value-type="float">
            <text:p>0.75955</text:p>
          </table:table-cell>
          <table:table-cell office:value-type="float" office:value="1.6791" calcext:value-type="float">
            <text:p>1.6791</text:p>
          </table:table-cell>
          <table:table-cell office:value-type="float" office:value="0.0064593" calcext:value-type="float">
            <text:p>0.0064593</text:p>
          </table:table-cell>
          <table:table-cell office:value-type="float" office:value="3.0064" calcext:value-type="float">
            <text:p>3.0064</text:p>
          </table:table-cell>
          <table:table-cell table:formula="of:=SQRT([.C13]*[.C13]+[.D13]*[.D13])" office:value-type="float" office:value="3.0064069389483" calcext:value-type="float">
            <text:p>3.0064069389483</text:p>
          </table:table-cell>
          <table:table-cell/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1.6773" calcext:value-type="float">
            <text:p>1.6773</text:p>
          </table:table-cell>
          <table:table-cell office:value-type="float" office:value="0.0069629" calcext:value-type="float">
            <text:p>0.0069629</text:p>
          </table:table-cell>
          <table:table-cell office:value-type="float" office:value="3.007" calcext:value-type="float">
            <text:p>3.007</text:p>
          </table:table-cell>
          <table:table-cell table:formula="of:=SQRT([.C14]*[.C14]+[.D14]*[.D14])" office:value-type="float" office:value="3.00700806150838" calcext:value-type="float">
            <text:p>3.00700806150838</text:p>
          </table:table-cell>
          <table:table-cell/>
        </table:table-row>
        <table:table-row table:style-name="ro1">
          <table:table-cell office:value-type="float" office:value="0.89765" calcext:value-type="float">
            <text:p>0.89765</text:p>
          </table:table-cell>
          <table:table-cell office:value-type="float" office:value="1.6754" calcext:value-type="float">
            <text:p>1.6754</text:p>
          </table:table-cell>
          <table:table-cell office:value-type="float" office:value="0.0074273" calcext:value-type="float">
            <text:p>0.0074273</text:p>
          </table:table-cell>
          <table:table-cell office:value-type="float" office:value="3.0077" calcext:value-type="float">
            <text:p>3.0077</text:p>
          </table:table-cell>
          <table:table-cell table:formula="of:=SQRT([.C15]*[.C15]+[.D15]*[.D15])" office:value-type="float" office:value="3.00770917057905" calcext:value-type="float">
            <text:p>3.00770917057905</text:p>
          </table:table-cell>
          <table:table-cell/>
        </table:table-row>
        <table:table-row table:style-name="ro1">
          <table:table-cell office:value-type="float" office:value="0.9667" calcext:value-type="float">
            <text:p>0.9667</text:p>
          </table:table-cell>
          <table:table-cell office:value-type="float" office:value="1.6712" calcext:value-type="float">
            <text:p>1.6712</text:p>
          </table:table-cell>
          <table:table-cell office:value-type="float" office:value="0.0074855" calcext:value-type="float">
            <text:p>0.0074855</text:p>
          </table:table-cell>
          <table:table-cell office:value-type="float" office:value="3.0089" calcext:value-type="float">
            <text:p>3.0089</text:p>
          </table:table-cell>
          <table:table-cell table:formula="of:=SQRT([.C16]*[.C16]+[.D16]*[.D16])" office:value-type="float" office:value="3.00890931114752" calcext:value-type="float">
            <text:p>3.00890931114752</text:p>
          </table:table-cell>
          <table:table-cell/>
        </table:table-row>
        <table:table-row table:style-name="ro1">
          <table:table-cell office:value-type="float" office:value="1.0357" calcext:value-type="float">
            <text:p>1.0357</text:p>
          </table:table-cell>
          <table:table-cell office:value-type="float" office:value="1.6669" calcext:value-type="float">
            <text:p>1.6669</text:p>
          </table:table-cell>
          <table:table-cell office:value-type="float" office:value="0.0075319" calcext:value-type="float">
            <text:p>0.0075319</text:p>
          </table:table-cell>
          <table:table-cell office:value-type="float" office:value="3.0102" calcext:value-type="float">
            <text:p>3.0102</text:p>
          </table:table-cell>
          <table:table-cell table:formula="of:=SQRT([.C17]*[.C17]+[.D17]*[.D17])" office:value-type="float" office:value="3.01020942286706" calcext:value-type="float">
            <text:p>3.01020942286706</text:p>
          </table:table-cell>
          <table:table-cell/>
        </table:table-row>
        <table:table-row table:style-name="ro1">
          <table:table-cell office:value-type="float" office:value="1.1048" calcext:value-type="float">
            <text:p>1.1048</text:p>
          </table:table-cell>
          <table:table-cell office:value-type="float" office:value="1.6627" calcext:value-type="float">
            <text:p>1.6627</text:p>
          </table:table-cell>
          <table:table-cell office:value-type="float" office:value="0.0075665" calcext:value-type="float">
            <text:p>0.0075665</text:p>
          </table:table-cell>
          <table:table-cell office:value-type="float" office:value="3.0115" calcext:value-type="float">
            <text:p>3.0115</text:p>
          </table:table-cell>
          <table:table-cell table:formula="of:=SQRT([.C18]*[.C18]+[.D18]*[.D18])" office:value-type="float" office:value="3.0115095055341" calcext:value-type="float">
            <text:p>3.0115095055341</text:p>
          </table:table-cell>
          <table:table-cell/>
        </table:table-row>
        <table:table-row table:style-name="ro1">
          <table:table-cell office:value-type="float" office:value="1.1738" calcext:value-type="float">
            <text:p>1.1738</text:p>
          </table:table-cell>
          <table:table-cell office:value-type="float" office:value="1.6585" calcext:value-type="float">
            <text:p>1.6585</text:p>
          </table:table-cell>
          <table:table-cell office:value-type="float" office:value="0.0075893" calcext:value-type="float">
            <text:p>0.0075893</text:p>
          </table:table-cell>
          <table:table-cell office:value-type="float" office:value="3.0127" calcext:value-type="float">
            <text:p>3.0127</text:p>
          </table:table-cell>
          <table:table-cell table:formula="of:=SQRT([.C19]*[.C19]+[.D19]*[.D19])" office:value-type="float" office:value="3.01270955909701" calcext:value-type="float">
            <text:p>3.01270955909701</text:p>
          </table:table-cell>
          <table:table-cell/>
        </table:table-row>
        <table:table-row table:style-name="ro1">
          <table:table-cell office:value-type="float" office:value="1.2429" calcext:value-type="float">
            <text:p>1.2429</text:p>
          </table:table-cell>
          <table:table-cell office:value-type="float" office:value="1.6544" calcext:value-type="float">
            <text:p>1.6544</text:p>
          </table:table-cell>
          <table:table-cell office:value-type="float" office:value="0.0076004" calcext:value-type="float">
            <text:p>0.0076004</text:p>
          </table:table-cell>
          <table:table-cell office:value-type="float" office:value="3.014" calcext:value-type="float">
            <text:p>3.014</text:p>
          </table:table-cell>
          <table:table-cell table:formula="of:=SQRT([.C20]*[.C20]+[.D20]*[.D20])" office:value-type="float" office:value="3.01400958294431" calcext:value-type="float">
            <text:p>3.01400958294431</text:p>
          </table:table-cell>
          <table:table-cell/>
        </table:table-row>
        <table:table-row table:style-name="ro1">
          <table:table-cell office:value-type="float" office:value="1.312" calcext:value-type="float">
            <text:p>1.312</text:p>
          </table:table-cell>
          <table:table-cell office:value-type="float" office:value="1.6503" calcext:value-type="float">
            <text:p>1.6503</text:p>
          </table:table-cell>
          <table:table-cell office:value-type="float" office:value="0.0076016" calcext:value-type="float">
            <text:p>0.0076016</text:p>
          </table:table-cell>
          <table:table-cell office:value-type="float" office:value="3.0153" calcext:value-type="float">
            <text:p>3.0153</text:p>
          </table:table-cell>
          <table:table-cell table:formula="of:=SQRT([.C21]*[.C21]+[.D21]*[.D21])" office:value-type="float" office:value="3.01530958183775" calcext:value-type="float">
            <text:p>3.01530958183775</text:p>
          </table:table-cell>
          <table:table-cell/>
        </table:table-row>
        <table:table-row table:style-name="ro1">
          <table:table-cell office:value-type="float" office:value="1.381" calcext:value-type="float">
            <text:p>1.381</text:p>
          </table:table-cell>
          <table:table-cell office:value-type="float" office:value="1.6462" calcext:value-type="float">
            <text:p>1.6462</text:p>
          </table:table-cell>
          <table:table-cell office:value-type="float" office:value="0.0075921" calcext:value-type="float">
            <text:p>0.0075921</text:p>
          </table:table-cell>
          <table:table-cell office:value-type="float" office:value="3.0165" calcext:value-type="float">
            <text:p>3.0165</text:p>
          </table:table-cell>
          <table:table-cell table:formula="of:=SQRT([.C22]*[.C22]+[.D22]*[.D22])" office:value-type="float" office:value="3.01650955410097" calcext:value-type="float">
            <text:p>3.01650955410097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6422" calcext:value-type="float">
            <text:p>1.6422</text:p>
          </table:table-cell>
          <table:table-cell office:value-type="float" office:value="0.0075707" calcext:value-type="float">
            <text:p>0.0075707</text:p>
          </table:table-cell>
          <table:table-cell office:value-type="float" office:value="3.0178" calcext:value-type="float">
            <text:p>3.0178</text:p>
          </table:table-cell>
          <table:table-cell table:formula="of:=SQRT([.C23]*[.C23]+[.D23]*[.D23])" office:value-type="float" office:value="3.01780949622379" calcext:value-type="float">
            <text:p>3.01780949622379</text:p>
          </table:table-cell>
          <table:table-cell/>
        </table:table-row>
        <table:table-row table:style-name="ro1">
          <table:table-cell office:value-type="float" office:value="1.5191" calcext:value-type="float">
            <text:p>1.5191</text:p>
          </table:table-cell>
          <table:table-cell office:value-type="float" office:value="1.6381" calcext:value-type="float">
            <text:p>1.6381</text:p>
          </table:table-cell>
          <table:table-cell office:value-type="float" office:value="0.0075374" calcext:value-type="float">
            <text:p>0.0075374</text:p>
          </table:table-cell>
          <table:table-cell office:value-type="float" office:value="3.0191" calcext:value-type="float">
            <text:p>3.0191</text:p>
          </table:table-cell>
          <table:table-cell table:formula="of:=SQRT([.C24]*[.C24]+[.D24]*[.D24])" office:value-type="float" office:value="3.01910940881558" calcext:value-type="float">
            <text:p>3.01910940881558</text:p>
          </table:table-cell>
          <table:table-cell/>
        </table:table-row>
        <table:table-row table:style-name="ro1">
          <table:table-cell office:value-type="float" office:value="1.5881" calcext:value-type="float">
            <text:p>1.5881</text:p>
          </table:table-cell>
          <table:table-cell office:value-type="float" office:value="1.6341" calcext:value-type="float">
            <text:p>1.6341</text:p>
          </table:table-cell>
          <table:table-cell office:value-type="float" office:value="0.0074923" calcext:value-type="float">
            <text:p>0.0074923</text:p>
          </table:table-cell>
          <table:table-cell office:value-type="float" office:value="3.0204" calcext:value-type="float">
            <text:p>3.0204</text:p>
          </table:table-cell>
          <table:table-cell table:formula="of:=SQRT([.C25]*[.C25]+[.D25]*[.D25])" office:value-type="float" office:value="3.02040929255611" calcext:value-type="float">
            <text:p>3.02040929255611</text:p>
          </table:table-cell>
          <table:table-cell/>
        </table:table-row>
        <table:table-row table:style-name="ro1">
          <table:table-cell office:value-type="float" office:value="1.6572" calcext:value-type="float">
            <text:p>1.6572</text:p>
          </table:table-cell>
          <table:table-cell office:value-type="float" office:value="1.6301" calcext:value-type="float">
            <text:p>1.6301</text:p>
          </table:table-cell>
          <table:table-cell office:value-type="float" office:value="0.0074354" calcext:value-type="float">
            <text:p>0.0074354</text:p>
          </table:table-cell>
          <table:table-cell office:value-type="float" office:value="3.0216" calcext:value-type="float">
            <text:p>3.0216</text:p>
          </table:table-cell>
          <table:table-cell table:formula="of:=SQRT([.C26]*[.C26]+[.D26]*[.D26])" office:value-type="float" office:value="3.02160914831372" calcext:value-type="float">
            <text:p>3.02160914831372</text:p>
          </table:table-cell>
          <table:table-cell/>
        </table:table-row>
        <table:table-row table:style-name="ro1">
          <table:table-cell office:value-type="float" office:value="1.7262" calcext:value-type="float">
            <text:p>1.7262</text:p>
          </table:table-cell>
          <table:table-cell office:value-type="float" office:value="1.626" calcext:value-type="float">
            <text:p>1.626</text:p>
          </table:table-cell>
          <table:table-cell office:value-type="float" office:value="0.0073666" calcext:value-type="float">
            <text:p>0.0073666</text:p>
          </table:table-cell>
          <table:table-cell office:value-type="float" office:value="3.0229" calcext:value-type="float">
            <text:p>3.0229</text:p>
          </table:table-cell>
          <table:table-cell table:formula="of:=SQRT([.C27]*[.C27]+[.D27]*[.D27])" office:value-type="float" office:value="3.02290897593619" calcext:value-type="float">
            <text:p>3.02290897593619</text:p>
          </table:table-cell>
          <table:table-cell/>
        </table:table-row>
        <table:table-row table:style-name="ro1">
          <table:table-cell office:value-type="float" office:value="1.7953" calcext:value-type="float">
            <text:p>1.7953</text:p>
          </table:table-cell>
          <table:table-cell office:value-type="float" office:value="1.6211" calcext:value-type="float">
            <text:p>1.6211</text:p>
          </table:table-cell>
          <table:table-cell office:value-type="float" office:value="0.0072497" calcext:value-type="float">
            <text:p>0.0072497</text:p>
          </table:table-cell>
          <table:table-cell office:value-type="float" office:value="3.0245" calcext:value-type="float">
            <text:p>3.0245</text:p>
          </table:table-cell>
          <table:table-cell table:formula="of:=SQRT([.C28]*[.C28]+[.D28]*[.D28])" office:value-type="float" office:value="3.02450868872121" calcext:value-type="float">
            <text:p>3.02450868872121</text:p>
          </table:table-cell>
          <table:table-cell/>
        </table:table-row>
        <table:table-row table:style-name="ro1">
          <table:table-cell office:value-type="float" office:value="1.8644" calcext:value-type="float">
            <text:p>1.8644</text:p>
          </table:table-cell>
          <table:table-cell office:value-type="float" office:value="1.6157" calcext:value-type="float">
            <text:p>1.6157</text:p>
          </table:table-cell>
          <table:table-cell office:value-type="float" office:value="0.0071039" calcext:value-type="float">
            <text:p>0.0071039</text:p>
          </table:table-cell>
          <table:table-cell office:value-type="float" office:value="3.0262" calcext:value-type="float">
            <text:p>3.0262</text:p>
          </table:table-cell>
          <table:table-cell table:formula="of:=SQRT([.C29]*[.C29]+[.D29]*[.D29])" office:value-type="float" office:value="3.02620833806848" calcext:value-type="float">
            <text:p>3.02620833806848</text:p>
          </table:table-cell>
          <table:table-cell/>
        </table:table-row>
        <table:table-row table:style-name="ro1">
          <table:table-cell office:value-type="float" office:value="1.9334" calcext:value-type="float">
            <text:p>1.9334</text:p>
          </table:table-cell>
          <table:table-cell office:value-type="float" office:value="1.6102" calcext:value-type="float">
            <text:p>1.6102</text:p>
          </table:table-cell>
          <table:table-cell office:value-type="float" office:value="0.0069558" calcext:value-type="float">
            <text:p>0.0069558</text:p>
          </table:table-cell>
          <table:table-cell office:value-type="float" office:value="3.028" calcext:value-type="float">
            <text:p>3.028</text:p>
          </table:table-cell>
          <table:table-cell table:formula="of:=SQRT([.C30]*[.C30]+[.D30]*[.D30])" office:value-type="float" office:value="3.02800798928167" calcext:value-type="float">
            <text:p>3.02800798928167</text:p>
          </table:table-cell>
          <table:table-cell/>
        </table:table-row>
        <table:table-row table:style-name="ro1">
          <table:table-cell office:value-type="float" office:value="2.0024" calcext:value-type="float">
            <text:p>2.0024</text:p>
          </table:table-cell>
          <table:table-cell office:value-type="float" office:value="1.6047" calcext:value-type="float">
            <text:p>1.6047</text:p>
          </table:table-cell>
          <table:table-cell office:value-type="float" office:value="0.0068055" calcext:value-type="float">
            <text:p>0.0068055</text:p>
          </table:table-cell>
          <table:table-cell office:value-type="float" office:value="3.0297" calcext:value-type="float">
            <text:p>3.0297</text:p>
          </table:table-cell>
          <table:table-cell table:formula="of:=SQRT([.C31]*[.C31]+[.D31]*[.D31])" office:value-type="float" office:value="3.0297076434584" calcext:value-type="float">
            <text:p>3.0297076434584</text:p>
          </table:table-cell>
          <table:table-cell/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1.5992" calcext:value-type="float">
            <text:p>1.5992</text:p>
          </table:table-cell>
          <table:table-cell office:value-type="float" office:value="0.0066529" calcext:value-type="float">
            <text:p>0.0066529</text:p>
          </table:table-cell>
          <table:table-cell office:value-type="float" office:value="3.0314" calcext:value-type="float">
            <text:p>3.0314</text:p>
          </table:table-cell>
          <table:table-cell table:formula="of:=SQRT([.C32]*[.C32]+[.D32]*[.D32])" office:value-type="float" office:value="3.03140730042639" calcext:value-type="float">
            <text:p>3.03140730042639</text:p>
          </table:table-cell>
          <table:table-cell/>
        </table:table-row>
        <table:table-row table:style-name="ro1">
          <table:table-cell office:value-type="float" office:value="2.1405" calcext:value-type="float">
            <text:p>2.1405</text:p>
          </table:table-cell>
          <table:table-cell office:value-type="float" office:value="1.5937" calcext:value-type="float">
            <text:p>1.5937</text:p>
          </table:table-cell>
          <table:table-cell office:value-type="float" office:value="0.0064982" calcext:value-type="float">
            <text:p>0.0064982</text:p>
          </table:table-cell>
          <table:table-cell office:value-type="float" office:value="3.0332" calcext:value-type="float">
            <text:p>3.0332</text:p>
          </table:table-cell>
          <table:table-cell table:formula="of:=SQRT([.C33]*[.C33]+[.D33]*[.D33])" office:value-type="float" office:value="3.03320696072708" calcext:value-type="float">
            <text:p>3.03320696072708</text:p>
          </table:table-cell>
          <table:table-cell/>
        </table:table-row>
        <table:table-row table:style-name="ro1">
          <table:table-cell office:value-type="float" office:value="2.2096" calcext:value-type="float">
            <text:p>2.2096</text:p>
          </table:table-cell>
          <table:table-cell office:value-type="float" office:value="1.5882" calcext:value-type="float">
            <text:p>1.5882</text:p>
          </table:table-cell>
          <table:table-cell office:value-type="float" office:value="0.0063411" calcext:value-type="float">
            <text:p>0.0063411</text:p>
          </table:table-cell>
          <table:table-cell office:value-type="float" office:value="3.0349" calcext:value-type="float">
            <text:p>3.0349</text:p>
          </table:table-cell>
          <table:table-cell table:formula="of:=SQRT([.C34]*[.C34]+[.D34]*[.D34])" office:value-type="float" office:value="3.03490662451898" calcext:value-type="float">
            <text:p>3.03490662451898</text:p>
          </table:table-cell>
          <table:table-cell/>
        </table:table-row>
        <table:table-row table:style-name="ro1">
          <table:table-cell office:value-type="float" office:value="2.2787" calcext:value-type="float">
            <text:p>2.2787</text:p>
          </table:table-cell>
          <table:table-cell office:value-type="float" office:value="1.5827" calcext:value-type="float">
            <text:p>1.5827</text:p>
          </table:table-cell>
          <table:table-cell office:value-type="float" office:value="0.0061819" calcext:value-type="float">
            <text:p>0.0061819</text:p>
          </table:table-cell>
          <table:table-cell office:value-type="float" office:value="3.0366" calcext:value-type="float">
            <text:p>3.0366</text:p>
          </table:table-cell>
          <table:table-cell table:formula="of:=SQRT([.C35]*[.C35]+[.D35]*[.D35])" office:value-type="float" office:value="3.03660629253903" calcext:value-type="float">
            <text:p>3.03660629253903</text:p>
          </table:table-cell>
          <table:table-cell/>
        </table:table-row>
        <table:table-row table:style-name="ro1">
          <table:table-cell office:value-type="float" office:value="2.3477" calcext:value-type="float">
            <text:p>2.3477</text:p>
          </table:table-cell>
          <table:table-cell office:value-type="float" office:value="1.5772" calcext:value-type="float">
            <text:p>1.5772</text:p>
          </table:table-cell>
          <table:table-cell office:value-type="float" office:value="0.0060204" calcext:value-type="float">
            <text:p>0.0060204</text:p>
          </table:table-cell>
          <table:table-cell office:value-type="float" office:value="3.0383" calcext:value-type="float">
            <text:p>3.0383</text:p>
          </table:table-cell>
          <table:table-cell table:formula="of:=SQRT([.C36]*[.C36]+[.D36]*[.D36])" office:value-type="float" office:value="3.03830596471392" calcext:value-type="float">
            <text:p>3.03830596471392</text:p>
          </table:table-cell>
          <table:table-cell/>
        </table:table-row>
        <table:table-row table:style-name="ro1">
          <table:table-cell office:value-type="float" office:value="2.4167" calcext:value-type="float">
            <text:p>2.4167</text:p>
          </table:table-cell>
          <table:table-cell office:value-type="float" office:value="1.5718" calcext:value-type="float">
            <text:p>1.5718</text:p>
          </table:table-cell>
          <table:table-cell office:value-type="float" office:value="0.0058567" calcext:value-type="float">
            <text:p>0.0058567</text:p>
          </table:table-cell>
          <table:table-cell office:value-type="float" office:value="3.04" calcext:value-type="float">
            <text:p>3.04</text:p>
          </table:table-cell>
          <table:table-cell table:formula="of:=SQRT([.C37]*[.C37]+[.D37]*[.D37])" office:value-type="float" office:value="3.0400056415959" calcext:value-type="float">
            <text:p>3.0400056415959</text:p>
          </table:table-cell>
          <table:table-cell/>
        </table:table-row>
        <table:table-row table:style-name="ro1">
          <table:table-cell office:value-type="float" office:value="2.4858" calcext:value-type="float">
            <text:p>2.4858</text:p>
          </table:table-cell>
          <table:table-cell office:value-type="float" office:value="1.5663" calcext:value-type="float">
            <text:p>1.5663</text:p>
          </table:table-cell>
          <table:table-cell office:value-type="float" office:value="0.0056908" calcext:value-type="float">
            <text:p>0.0056908</text:p>
          </table:table-cell>
          <table:table-cell office:value-type="float" office:value="3.0418" calcext:value-type="float">
            <text:p>3.0418</text:p>
          </table:table-cell>
          <table:table-cell table:formula="of:=SQRT([.C38]*[.C38]+[.D38]*[.D38])" office:value-type="float" office:value="3.04180532335727" calcext:value-type="float">
            <text:p>3.04180532335727</text:p>
          </table:table-cell>
          <table:table-cell/>
        </table:table-row>
        <table:table-row table:style-name="ro1">
          <table:table-cell office:value-type="float" office:value="2.5548" calcext:value-type="float">
            <text:p>2.5548</text:p>
          </table:table-cell>
          <table:table-cell office:value-type="float" office:value="1.5608" calcext:value-type="float">
            <text:p>1.5608</text:p>
          </table:table-cell>
          <table:table-cell office:value-type="float" office:value="0.0055227" calcext:value-type="float">
            <text:p>0.0055227</text:p>
          </table:table-cell>
          <table:table-cell office:value-type="float" office:value="3.0435" calcext:value-type="float">
            <text:p>3.0435</text:p>
          </table:table-cell>
          <table:table-cell table:formula="of:=SQRT([.C39]*[.C39]+[.D39]*[.D39])" office:value-type="float" office:value="3.04350501070974" calcext:value-type="float">
            <text:p>3.04350501070974</text:p>
          </table:table-cell>
          <table:table-cell/>
        </table:table-row>
        <table:table-row table:style-name="ro1">
          <table:table-cell office:value-type="float" office:value="2.6239" calcext:value-type="float">
            <text:p>2.6239</text:p>
          </table:table-cell>
          <table:table-cell office:value-type="float" office:value="1.5553" calcext:value-type="float">
            <text:p>1.5553</text:p>
          </table:table-cell>
          <table:table-cell office:value-type="float" office:value="0.0053524" calcext:value-type="float">
            <text:p>0.0053524</text:p>
          </table:table-cell>
          <table:table-cell office:value-type="float" office:value="3.0452" calcext:value-type="float">
            <text:p>3.0452</text:p>
          </table:table-cell>
          <table:table-cell table:formula="of:=SQRT([.C40]*[.C40]+[.D40]*[.D40])" office:value-type="float" office:value="3.04520470382301" calcext:value-type="float">
            <text:p>3.04520470382301</text:p>
          </table:table-cell>
          <table:table-cell/>
        </table:table-row>
        <table:table-row table:style-name="ro1">
          <table:table-cell office:value-type="float" office:value="2.6929" calcext:value-type="float">
            <text:p>2.6929</text:p>
          </table:table-cell>
          <table:table-cell office:value-type="float" office:value="1.5491" calcext:value-type="float">
            <text:p>1.5491</text:p>
          </table:table-cell>
          <table:table-cell office:value-type="float" office:value="0.0050961" calcext:value-type="float">
            <text:p>0.0050961</text:p>
          </table:table-cell>
          <table:table-cell office:value-type="float" office:value="3.0472" calcext:value-type="float">
            <text:p>3.0472</text:p>
          </table:table-cell>
          <table:table-cell table:formula="of:=SQRT([.C41]*[.C41]+[.D41]*[.D41])" office:value-type="float" office:value="3.04720426132467" calcext:value-type="float">
            <text:p>3.04720426132467</text:p>
          </table:table-cell>
          <table:table-cell/>
        </table:table-row>
        <table:table-row table:style-name="ro1">
          <table:table-cell office:value-type="float" office:value="2.762" calcext:value-type="float">
            <text:p>2.762</text:p>
          </table:table-cell>
          <table:table-cell office:value-type="float" office:value="1.543" calcext:value-type="float">
            <text:p>1.543</text:p>
          </table:table-cell>
          <table:table-cell office:value-type="float" office:value="0.0048376" calcext:value-type="float">
            <text:p>0.0048376</text:p>
          </table:table-cell>
          <table:table-cell office:value-type="float" office:value="3.0492" calcext:value-type="float">
            <text:p>3.0492</text:p>
          </table:table-cell>
          <table:table-cell table:formula="of:=SQRT([.C42]*[.C42]+[.D42]*[.D42])" office:value-type="float" office:value="3.04920383745885" calcext:value-type="float">
            <text:p>3.04920383745885</text:p>
          </table:table-cell>
          <table:table-cell/>
        </table:table-row>
        <table:table-row table:style-name="ro1">
          <table:table-cell office:value-type="float" office:value="2.831" calcext:value-type="float">
            <text:p>2.8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0.0045793" calcext:value-type="float">
            <text:p>0.0045793</text:p>
          </table:table-cell>
          <table:table-cell office:value-type="float" office:value="3.0512" calcext:value-type="float">
            <text:p>3.0512</text:p>
          </table:table-cell>
          <table:table-cell table:formula="of:=SQRT([.C43]*[.C43]+[.D43]*[.D43])" office:value-type="float" office:value="3.05120343634909" calcext:value-type="float">
            <text:p>3.05120343634909</text:p>
          </table:table-cell>
          <table:table-cell/>
        </table:table-row>
        <table:table-row table:style-name="ro1">
          <table:table-cell office:value-type="float" office:value="2.9001" calcext:value-type="float">
            <text:p>2.9001</text:p>
          </table:table-cell>
          <table:table-cell office:value-type="float" office:value="1.5306" calcext:value-type="float">
            <text:p>1.5306</text:p>
          </table:table-cell>
          <table:table-cell office:value-type="float" office:value="0.0043212" calcext:value-type="float">
            <text:p>0.0043212</text:p>
          </table:table-cell>
          <table:table-cell office:value-type="float" office:value="3.0531" calcext:value-type="float">
            <text:p>3.0531</text:p>
          </table:table-cell>
          <table:table-cell table:formula="of:=SQRT([.C44]*[.C44]+[.D44]*[.D44])" office:value-type="float" office:value="3.05310305800008" calcext:value-type="float">
            <text:p>3.05310305800008</text:p>
          </table:table-cell>
          <table:table-cell/>
        </table:table-row>
        <table:table-row table:style-name="ro1">
          <table:table-cell office:value-type="float" office:value="2.9691" calcext:value-type="float">
            <text:p>2.9691</text:p>
          </table:table-cell>
          <table:table-cell office:value-type="float" office:value="1.5244" calcext:value-type="float">
            <text:p>1.5244</text:p>
          </table:table-cell>
          <table:table-cell office:value-type="float" office:value="0.0040633" calcext:value-type="float">
            <text:p>0.0040633</text:p>
          </table:table-cell>
          <table:table-cell office:value-type="float" office:value="3.0551" calcext:value-type="float">
            <text:p>3.0551</text:p>
          </table:table-cell>
          <table:table-cell table:formula="of:=SQRT([.C45]*[.C45]+[.D45]*[.D45])" office:value-type="float" office:value="3.05510270210461" calcext:value-type="float">
            <text:p>3.05510270210461</text:p>
          </table:table-cell>
          <table:table-cell/>
        </table:table-row>
        <table:table-row table:style-name="ro1">
          <table:table-cell office:value-type="float" office:value="3.0382" calcext:value-type="float">
            <text:p>3.0382</text:p>
          </table:table-cell>
          <table:table-cell office:value-type="float" office:value="1.5182" calcext:value-type="float">
            <text:p>1.5182</text:p>
          </table:table-cell>
          <table:table-cell office:value-type="float" office:value="0.0038056" calcext:value-type="float">
            <text:p>0.0038056</text:p>
          </table:table-cell>
          <table:table-cell office:value-type="float" office:value="3.0571" calcext:value-type="float">
            <text:p>3.0571</text:p>
          </table:table-cell>
          <table:table-cell table:formula="of:=SQRT([.C46]*[.C46]+[.D46]*[.D46])" office:value-type="float" office:value="3.05710236868041" calcext:value-type="float">
            <text:p>3.05710236868041</text:p>
          </table:table-cell>
          <table:table-cell/>
        </table:table-row>
        <table:table-row table:style-name="ro1">
          <table:table-cell office:value-type="float" office:value="3.1072" calcext:value-type="float">
            <text:p>3.1072</text:p>
          </table:table-cell>
          <table:table-cell office:value-type="float" office:value="1.5121" calcext:value-type="float">
            <text:p>1.5121</text:p>
          </table:table-cell>
          <table:table-cell office:value-type="float" office:value="0.0035481" calcext:value-type="float">
            <text:p>0.0035481</text:p>
          </table:table-cell>
          <table:table-cell office:value-type="float" office:value="3.0591" calcext:value-type="float">
            <text:p>3.0591</text:p>
          </table:table-cell>
          <table:table-cell table:formula="of:=SQRT([.C47]*[.C47]+[.D47]*[.D47])" office:value-type="float" office:value="3.05910205763286" calcext:value-type="float">
            <text:p>3.05910205763286</text:p>
          </table:table-cell>
          <table:table-cell/>
        </table:table-row>
        <table:table-row table:style-name="ro1">
          <table:table-cell office:value-type="float" office:value="3.1763" calcext:value-type="float">
            <text:p>3.1763</text:p>
          </table:table-cell>
          <table:table-cell office:value-type="float" office:value="1.5059" calcext:value-type="float">
            <text:p>1.5059</text:p>
          </table:table-cell>
          <table:table-cell office:value-type="float" office:value="0.0032908" calcext:value-type="float">
            <text:p>0.0032908</text:p>
          </table:table-cell>
          <table:table-cell office:value-type="float" office:value="3.0611" calcext:value-type="float">
            <text:p>3.0611</text:p>
          </table:table-cell>
          <table:table-cell table:formula="of:=SQRT([.C48]*[.C48]+[.D48]*[.D48])" office:value-type="float" office:value="3.06110176886765" calcext:value-type="float">
            <text:p>3.06110176886765</text:p>
          </table:table-cell>
          <table:table-cell/>
        </table:table-row>
        <table:table-row table:style-name="ro1">
          <table:table-cell office:value-type="float" office:value="3.2454" calcext:value-type="float">
            <text:p>3.2454</text:p>
          </table:table-cell>
          <table:table-cell office:value-type="float" office:value="1.4997" calcext:value-type="float">
            <text:p>1.4997</text:p>
          </table:table-cell>
          <table:table-cell office:value-type="float" office:value="0.0030337" calcext:value-type="float">
            <text:p>0.0030337</text:p>
          </table:table-cell>
          <table:table-cell office:value-type="float" office:value="3.0631" calcext:value-type="float">
            <text:p>3.0631</text:p>
          </table:table-cell>
          <table:table-cell table:formula="of:=SQRT([.C49]*[.C49]+[.D49]*[.D49])" office:value-type="float" office:value="3.06310150229072" calcext:value-type="float">
            <text:p>3.06310150229072</text:p>
          </table:table-cell>
          <table:table-cell/>
        </table:table-row>
        <table:table-row table:style-name="ro1">
          <table:table-cell office:value-type="float" office:value="3.3144" calcext:value-type="float">
            <text:p>3.3144</text:p>
          </table:table-cell>
          <table:table-cell office:value-type="float" office:value="1.4935" calcext:value-type="float">
            <text:p>1.4935</text:p>
          </table:table-cell>
          <table:table-cell office:value-type="float" office:value="0.0027767" calcext:value-type="float">
            <text:p>0.0027767</text:p>
          </table:table-cell>
          <table:table-cell office:value-type="float" office:value="3.0651" calcext:value-type="float">
            <text:p>3.0651</text:p>
          </table:table-cell>
          <table:table-cell table:formula="of:=SQRT([.C50]*[.C50]+[.D50]*[.D50])" office:value-type="float" office:value="3.06510125771774" calcext:value-type="float">
            <text:p>3.06510125771774</text:p>
          </table:table-cell>
          <table:table-cell/>
        </table:table-row>
        <table:table-row table:style-name="ro1">
          <table:table-cell office:value-type="float" office:value="3.3834" calcext:value-type="float">
            <text:p>3.3834</text:p>
          </table:table-cell>
          <table:table-cell office:value-type="float" office:value="1.4873" calcext:value-type="float">
            <text:p>1.4873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3.0671" calcext:value-type="float">
            <text:p>3.0671</text:p>
          </table:table-cell>
          <table:table-cell table:formula="of:=SQRT([.C51]*[.C51]+[.D51]*[.D51])" office:value-type="float" office:value="3.06710103524484" calcext:value-type="float">
            <text:p>3.06710103524484</text:p>
          </table:table-cell>
          <table:table-cell/>
        </table:table-row>
        <table:table-row table:style-name="ro1">
          <table:table-cell office:value-type="float" office:value="3.4525" calcext:value-type="float">
            <text:p>3.4525</text:p>
          </table:table-cell>
          <table:table-cell office:value-type="float" office:value="1.4812" calcext:value-type="float">
            <text:p>1.4812</text:p>
          </table:table-cell>
          <table:table-cell office:value-type="float" office:value="0.0022634" calcext:value-type="float">
            <text:p>0.0022634</text:p>
          </table:table-cell>
          <table:table-cell office:value-type="float" office:value="3.0691" calcext:value-type="float">
            <text:p>3.0691</text:p>
          </table:table-cell>
          <table:table-cell table:formula="of:=SQRT([.C52]*[.C52]+[.D52]*[.D52])" office:value-type="float" office:value="3.06910083460605" calcext:value-type="float">
            <text:p>3.06910083460605</text:p>
          </table:table-cell>
          <table:table-cell/>
        </table:table-row>
        <table:table-row table:style-name="ro1">
          <table:table-cell office:value-type="float" office:value="3.5215" calcext:value-type="float">
            <text:p>3.5215</text:p>
          </table:table-cell>
          <table:table-cell office:value-type="float" office:value="1.475" calcext:value-type="float">
            <text:p>1.475</text:p>
          </table:table-cell>
          <table:table-cell office:value-type="float" office:value="0.0020056" calcext:value-type="float">
            <text:p>0.0020056</text:p>
          </table:table-cell>
          <table:table-cell office:value-type="float" office:value="3.0711" calcext:value-type="float">
            <text:p>3.0711</text:p>
          </table:table-cell>
          <table:table-cell table:formula="of:=SQRT([.C53]*[.C53]+[.D53]*[.D53])" office:value-type="float" office:value="3.07110065488439" calcext:value-type="float">
            <text:p>3.07110065488439</text:p>
          </table:table-cell>
          <table:table-cell/>
        </table:table-row>
        <table:table-row table:style-name="ro1">
          <table:table-cell office:value-type="float" office:value="3.5906" calcext:value-type="float">
            <text:p>3.5906</text:p>
          </table:table-cell>
          <table:table-cell office:value-type="float" office:value="1.4687" calcext:value-type="float">
            <text:p>1.4687</text:p>
          </table:table-cell>
          <table:table-cell office:value-type="float" office:value="0.0017417" calcext:value-type="float">
            <text:p>0.0017417</text:p>
          </table:table-cell>
          <table:table-cell office:value-type="float" office:value="3.0731" calcext:value-type="float">
            <text:p>3.0731</text:p>
          </table:table-cell>
          <table:table-cell table:formula="of:=SQRT([.C54]*[.C54]+[.D54]*[.D54])" office:value-type="float" office:value="3.07310049356003" calcext:value-type="float">
            <text:p>3.07310049356003</text:p>
          </table:table-cell>
          <table:table-cell/>
        </table:table-row>
        <table:table-row table:style-name="ro1">
          <table:table-cell office:value-type="float" office:value="3.6597" calcext:value-type="float">
            <text:p>3.6597</text:p>
          </table:table-cell>
          <table:table-cell office:value-type="float" office:value="1.4624" calcext:value-type="float">
            <text:p>1.4624</text:p>
          </table:table-cell>
          <table:table-cell office:value-type="float" office:value="0.0014792" calcext:value-type="float">
            <text:p>0.0014792</text:p>
          </table:table-cell>
          <table:table-cell office:value-type="float" office:value="3.0751" calcext:value-type="float">
            <text:p>3.0751</text:p>
          </table:table-cell>
          <table:table-cell table:formula="of:=SQRT([.C55]*[.C55]+[.D55]*[.D55])" office:value-type="float" office:value="3.07510035576607" calcext:value-type="float">
            <text:p>3.07510035576607</text:p>
          </table:table-cell>
          <table:table-cell/>
        </table:table-row>
        <table:table-row table:style-name="ro1">
          <table:table-cell office:value-type="float" office:value="3.7287" calcext:value-type="float">
            <text:p>3.7287</text:p>
          </table:table-cell>
          <table:table-cell office:value-type="float" office:value="1.4561" calcext:value-type="float">
            <text:p>1.4561</text:p>
          </table:table-cell>
          <table:table-cell office:value-type="float" office:value="0.0012181" calcext:value-type="float">
            <text:p>0.0012181</text:p>
          </table:table-cell>
          <table:table-cell office:value-type="float" office:value="3.0771" calcext:value-type="float">
            <text:p>3.0771</text:p>
          </table:table-cell>
          <table:table-cell table:formula="of:=SQRT([.C56]*[.C56]+[.D56]*[.D56])" office:value-type="float" office:value="3.07710024109836" calcext:value-type="float">
            <text:p>3.07710024109836</text:p>
          </table:table-cell>
          <table:table-cell/>
        </table:table-row>
        <table:table-row table:style-name="ro1">
          <table:table-cell office:value-type="float" office:value="3.7977" calcext:value-type="float">
            <text:p>3.7977</text:p>
          </table:table-cell>
          <table:table-cell office:value-type="float" office:value="1.4498" calcext:value-type="float">
            <text:p>1.4498</text:p>
          </table:table-cell>
          <table:table-cell office:value-type="float" office:value="0.00095823" calcext:value-type="float">
            <text:p>0.00095823</text:p>
          </table:table-cell>
          <table:table-cell office:value-type="float" office:value="3.0792" calcext:value-type="float">
            <text:p>3.0792</text:p>
          </table:table-cell>
          <table:table-cell table:formula="of:=SQRT([.C57]*[.C57]+[.D57]*[.D57])" office:value-type="float" office:value="3.07920014909793" calcext:value-type="float">
            <text:p>3.07920014909793</text:p>
          </table:table-cell>
          <table:table-cell/>
        </table:table-row>
        <table:table-row table:style-name="ro1">
          <table:table-cell office:value-type="float" office:value="3.8668" calcext:value-type="float">
            <text:p>3.8668</text:p>
          </table:table-cell>
          <table:table-cell office:value-type="float" office:value="1.4435" calcext:value-type="float">
            <text:p>1.4435</text:p>
          </table:table-cell>
          <table:table-cell office:value-type="float" office:value="0.00069983" calcext:value-type="float">
            <text:p>0.00069983</text:p>
          </table:table-cell>
          <table:table-cell office:value-type="float" office:value="3.0812" calcext:value-type="float">
            <text:p>3.0812</text:p>
          </table:table-cell>
          <table:table-cell table:formula="of:=SQRT([.C58]*[.C58]+[.D58]*[.D58])" office:value-type="float" office:value="3.08120007947586" calcext:value-type="float">
            <text:p>3.08120007947586</text:p>
          </table:table-cell>
          <table:table-cell/>
        </table:table-row>
        <table:table-row table:style-name="ro1">
          <table:table-cell office:value-type="float" office:value="3.9358" calcext:value-type="float">
            <text:p>3.9358</text:p>
          </table:table-cell>
          <table:table-cell office:value-type="float" office:value="1.4372" calcext:value-type="float">
            <text:p>1.4372</text:p>
          </table:table-cell>
          <table:table-cell office:value-type="float" office:value="0.00044279" calcext:value-type="float">
            <text:p>0.00044279</text:p>
          </table:table-cell>
          <table:table-cell office:value-type="float" office:value="3.0832" calcext:value-type="float">
            <text:p>3.0832</text:p>
          </table:table-cell>
          <table:table-cell table:formula="of:=SQRT([.C59]*[.C59]+[.D59]*[.D59])" office:value-type="float" office:value="3.08320003179537" calcext:value-type="float">
            <text:p>3.08320003179537</text:p>
          </table:table-cell>
          <table:table-cell/>
        </table:table-row>
        <table:table-row table:style-name="ro1">
          <table:table-cell office:value-type="float" office:value="4.0049" calcext:value-type="float">
            <text:p>4.0049</text:p>
          </table:table-cell>
          <table:table-cell office:value-type="float" office:value="1.4309" calcext:value-type="float">
            <text:p>1.4309</text:p>
          </table:table-cell>
          <table:table-cell office:value-type="float" office:value="0.00018707" calcext:value-type="float">
            <text:p>0.00018707</text:p>
          </table:table-cell>
          <table:table-cell office:value-type="float" office:value="3.0852" calcext:value-type="float">
            <text:p>3.0852</text:p>
          </table:table-cell>
          <table:table-cell table:formula="of:=SQRT([.C60]*[.C60]+[.D60]*[.D60])" office:value-type="float" office:value="3.08520000567146" calcext:value-type="float">
            <text:p>3.08520000567146</text:p>
          </table:table-cell>
          <table:table-cell/>
        </table:table-row>
        <table:table-row table:style-name="ro1">
          <table:table-cell office:value-type="float" office:value="4.0739" calcext:value-type="float">
            <text:p>4.0739</text:p>
          </table:table-cell>
          <table:table-cell office:value-type="float" office:value="1.4246" calcext:value-type="float">
            <text:p>1.4246</text:p>
          </table:table-cell>
          <table:table-cell office:value-type="float" office:value="-0.00006724" calcext:value-type="float">
            <text:p>-6.724E-05</text:p>
          </table:table-cell>
          <table:table-cell office:value-type="float" office:value="3.0872" calcext:value-type="float">
            <text:p>3.0872</text:p>
          </table:table-cell>
          <table:table-cell table:formula="of:=SQRT([.C61]*[.C61]+[.D61]*[.D61])" office:value-type="float" office:value="3.08720000073225" calcext:value-type="float">
            <text:p>3.08720000073225</text:p>
          </table:table-cell>
          <table:table-cell/>
        </table:table-row>
        <table:table-row table:style-name="ro1">
          <table:table-cell office:value-type="float" office:value="4.143" calcext:value-type="float">
            <text:p>4.143</text:p>
          </table:table-cell>
          <table:table-cell office:value-type="float" office:value="1.4183" calcext:value-type="float">
            <text:p>1.4183</text:p>
          </table:table-cell>
          <table:table-cell office:value-type="float" office:value="-0.00032019" calcext:value-type="float">
            <text:p>-0.00032019</text:p>
          </table:table-cell>
          <table:table-cell office:value-type="float" office:value="3.0892" calcext:value-type="float">
            <text:p>3.0892</text:p>
          </table:table-cell>
          <table:table-cell table:formula="of:=SQRT([.C62]*[.C62]+[.D62]*[.D62])" office:value-type="float" office:value="3.08920001659356" calcext:value-type="float">
            <text:p>3.08920001659356</text:p>
          </table:table-cell>
          <table:table-cell/>
        </table:table-row>
        <table:table-row table:style-name="ro1">
          <table:table-cell office:value-type="float" office:value="4.2121" calcext:value-type="float">
            <text:p>4.212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00057184" calcext:value-type="float">
            <text:p>-0.00057184</text:p>
          </table:table-cell>
          <table:table-cell office:value-type="float" office:value="3.0913" calcext:value-type="float">
            <text:p>3.0913</text:p>
          </table:table-cell>
          <table:table-cell table:formula="of:=SQRT([.C63]*[.C63]+[.D63]*[.D63])" office:value-type="float" office:value="3.09130005289053" calcext:value-type="float">
            <text:p>3.09130005289053</text:p>
          </table:table-cell>
          <table:table-cell/>
        </table:table-row>
        <table:table-row table:style-name="ro1">
          <table:table-cell office:value-type="float" office:value="4.2811" calcext:value-type="float">
            <text:p>4.2811</text:p>
          </table:table-cell>
          <table:table-cell office:value-type="float" office:value="1.4058" calcext:value-type="float">
            <text:p>1.4058</text:p>
          </table:table-cell>
          <table:table-cell office:value-type="float" office:value="-0.00082207" calcext:value-type="float">
            <text:p>-0.00082207</text:p>
          </table:table-cell>
          <table:table-cell office:value-type="float" office:value="3.0933" calcext:value-type="float">
            <text:p>3.0933</text:p>
          </table:table-cell>
          <table:table-cell table:formula="of:=SQRT([.C64]*[.C64]+[.D64]*[.D64])" office:value-type="float" office:value="3.09330010923594" calcext:value-type="float">
            <text:p>3.09330010923594</text:p>
          </table:table-cell>
          <table:table-cell/>
        </table:table-row>
        <table:table-row table:style-name="ro1">
          <table:table-cell office:value-type="float" office:value="4.3501" calcext:value-type="float">
            <text:p>4.3501</text:p>
          </table:table-cell>
          <table:table-cell office:value-type="float" office:value="1.3995" calcext:value-type="float">
            <text:p>1.3995</text:p>
          </table:table-cell>
          <table:table-cell office:value-type="float" office:value="-0.001071" calcext:value-type="float">
            <text:p>-0.001071</text:p>
          </table:table-cell>
          <table:table-cell office:value-type="float" office:value="3.0953" calcext:value-type="float">
            <text:p>3.0953</text:p>
          </table:table-cell>
          <table:table-cell table:formula="of:=SQRT([.C65]*[.C65]+[.D65]*[.D65])" office:value-type="float" office:value="3.09530018528753" calcext:value-type="float">
            <text:p>3.09530018528753</text:p>
          </table:table-cell>
          <table:table-cell/>
        </table:table-row>
        <table:table-row table:style-name="ro1">
          <table:table-cell office:value-type="float" office:value="4.4192" calcext:value-type="float">
            <text:p>4.4192</text:p>
          </table:table-cell>
          <table:table-cell office:value-type="float" office:value="1.3932" calcext:value-type="float">
            <text:p>1.3932</text:p>
          </table:table-cell>
          <table:table-cell office:value-type="float" office:value="-0.0013191" calcext:value-type="float">
            <text:p>-0.0013191</text:p>
          </table:table-cell>
          <table:table-cell office:value-type="float" office:value="3.0973" calcext:value-type="float">
            <text:p>3.0973</text:p>
          </table:table-cell>
          <table:table-cell table:formula="of:=SQRT([.C66]*[.C66]+[.D66]*[.D66])" office:value-type="float" office:value="3.0973002808938" calcext:value-type="float">
            <text:p>3.0973002808938</text:p>
          </table:table-cell>
          <table:table-cell/>
        </table:table-row>
        <table:table-row table:style-name="ro1">
          <table:table-cell office:value-type="float" office:value="4.4882" calcext:value-type="float">
            <text:p>4.4882</text:p>
          </table:table-cell>
          <table:table-cell office:value-type="float" office:value="1.3871" calcext:value-type="float">
            <text:p>1.3871</text:p>
          </table:table-cell>
          <table:table-cell office:value-type="float" office:value="-0.0015691" calcext:value-type="float">
            <text:p>-0.0015691</text:p>
          </table:table-cell>
          <table:table-cell office:value-type="float" office:value="3.0992" calcext:value-type="float">
            <text:p>3.0992</text:p>
          </table:table-cell>
          <table:table-cell table:formula="of:=SQRT([.C67]*[.C67]+[.D67]*[.D67])" office:value-type="float" office:value="3.09920039721132" calcext:value-type="float">
            <text:p>3.09920039721132</text:p>
          </table:table-cell>
          <table:table-cell/>
        </table:table-row>
        <table:table-row table:style-name="ro1">
          <table:table-cell office:value-type="float" office:value="4.5573" calcext:value-type="float">
            <text:p>4.5573</text:p>
          </table:table-cell>
          <table:table-cell office:value-type="float" office:value="1.381" calcext:value-type="float">
            <text:p>1.381</text:p>
          </table:table-cell>
          <table:table-cell office:value-type="float" office:value="-0.0018193" calcext:value-type="float">
            <text:p>-0.0018193</text:p>
          </table:table-cell>
          <table:table-cell office:value-type="float" office:value="3.1012" calcext:value-type="float">
            <text:p>3.1012</text:p>
          </table:table-cell>
          <table:table-cell table:formula="of:=SQRT([.C68]*[.C68]+[.D68]*[.D68])" office:value-type="float" office:value="3.10120053364056" calcext:value-type="float">
            <text:p>3.10120053364056</text:p>
          </table:table-cell>
          <table:table-cell/>
        </table:table-row>
        <table:table-row table:style-name="ro1">
          <table:table-cell office:value-type="float" office:value="4.6263" calcext:value-type="float">
            <text:p>4.6263</text:p>
          </table:table-cell>
          <table:table-cell office:value-type="float" office:value="1.3749" calcext:value-type="float">
            <text:p>1.3749</text:p>
          </table:table-cell>
          <table:table-cell office:value-type="float" office:value="-0.0020697" calcext:value-type="float">
            <text:p>-0.0020697</text:p>
          </table:table-cell>
          <table:table-cell office:value-type="float" office:value="3.1031" calcext:value-type="float">
            <text:p>3.1031</text:p>
          </table:table-cell>
          <table:table-cell table:formula="of:=SQRT([.C69]*[.C69]+[.D69]*[.D69])" office:value-type="float" office:value="3.1031006902223" calcext:value-type="float">
            <text:p>3.1031006902223</text:p>
          </table:table-cell>
          <table:table-cell/>
        </table:table-row>
        <table:table-row table:style-name="ro1">
          <table:table-cell office:value-type="float" office:value="4.6954" calcext:value-type="float">
            <text:p>4.6954</text:p>
          </table:table-cell>
          <table:table-cell office:value-type="float" office:value="1.3688" calcext:value-type="float">
            <text:p>1.3688</text:p>
          </table:table-cell>
          <table:table-cell office:value-type="float" office:value="-0.0023202" calcext:value-type="float">
            <text:p>-0.0023202</text:p>
          </table:table-cell>
          <table:table-cell office:value-type="float" office:value="3.1051" calcext:value-type="float">
            <text:p>3.1051</text:p>
          </table:table-cell>
          <table:table-cell table:formula="of:=SQRT([.C70]*[.C70]+[.D70]*[.D70])" office:value-type="float" office:value="3.10510086685248" calcext:value-type="float">
            <text:p>3.10510086685248</text:p>
          </table:table-cell>
          <table:table-cell/>
        </table:table-row>
        <table:table-row table:style-name="ro1">
          <table:table-cell office:value-type="float" office:value="4.7644" calcext:value-type="float">
            <text:p>4.7644</text:p>
          </table:table-cell>
          <table:table-cell office:value-type="float" office:value="1.3626" calcext:value-type="float">
            <text:p>1.3626</text:p>
          </table:table-cell>
          <table:table-cell office:value-type="float" office:value="-0.0025709" calcext:value-type="float">
            <text:p>-0.0025709</text:p>
          </table:table-cell>
          <table:table-cell office:value-type="float" office:value="3.107" calcext:value-type="float">
            <text:p>3.107</text:p>
          </table:table-cell>
          <table:table-cell table:formula="of:=SQRT([.C71]*[.C71]+[.D71]*[.D71])" office:value-type="float" office:value="3.10700106365074" calcext:value-type="float">
            <text:p>3.10700106365074</text:p>
          </table:table-cell>
          <table:table-cell/>
        </table:table-row>
        <table:table-row table:style-name="ro1">
          <table:table-cell office:value-type="float" office:value="4.8335" calcext:value-type="float">
            <text:p>4.8335</text:p>
          </table:table-cell>
          <table:table-cell office:value-type="float" office:value="1.3565" calcext:value-type="float">
            <text:p>1.3565</text:p>
          </table:table-cell>
          <table:table-cell office:value-type="float" office:value="-0.0028218" calcext:value-type="float">
            <text:p>-0.0028218</text:p>
          </table:table-cell>
          <table:table-cell office:value-type="float" office:value="3.1089" calcext:value-type="float">
            <text:p>3.1089</text:p>
          </table:table-cell>
          <table:table-cell table:formula="of:=SQRT([.C72]*[.C72]+[.D72]*[.D72])" office:value-type="float" office:value="3.10890128060626" calcext:value-type="float">
            <text:p>3.10890128060626</text:p>
          </table:table-cell>
          <table:table-cell/>
        </table:table-row>
        <table:table-row table:style-name="ro1">
          <table:table-cell office:value-type="float" office:value="4.9025" calcext:value-type="float">
            <text:p>4.9025</text:p>
          </table:table-cell>
          <table:table-cell office:value-type="float" office:value="1.3504" calcext:value-type="float">
            <text:p>1.3504</text:p>
          </table:table-cell>
          <table:table-cell office:value-type="float" office:value="-0.0030728" calcext:value-type="float">
            <text:p>-0.0030728</text:p>
          </table:table-cell>
          <table:table-cell office:value-type="float" office:value="3.1109" calcext:value-type="float">
            <text:p>3.1109</text:p>
          </table:table-cell>
          <table:table-cell table:formula="of:=SQRT([.C73]*[.C73]+[.D73]*[.D73])" office:value-type="float" office:value="3.11090151758294" calcext:value-type="float">
            <text:p>3.11090151758294</text:p>
          </table:table-cell>
          <table:table-cell/>
        </table:table-row>
        <table:table-row table:style-name="ro1">
          <table:table-cell office:value-type="float" office:value="4.9716" calcext:value-type="float">
            <text:p>4.9716</text:p>
          </table:table-cell>
          <table:table-cell office:value-type="float" office:value="1.3443" calcext:value-type="float">
            <text:p>1.3443</text:p>
          </table:table-cell>
          <table:table-cell office:value-type="float" office:value="-0.0033101" calcext:value-type="float">
            <text:p>-0.0033101</text:p>
          </table:table-cell>
          <table:table-cell office:value-type="float" office:value="3.1129" calcext:value-type="float">
            <text:p>3.1129</text:p>
          </table:table-cell>
          <table:table-cell table:formula="of:=SQRT([.C74]*[.C74]+[.D74]*[.D74])" office:value-type="float" office:value="3.11290175989574" calcext:value-type="float">
            <text:p>3.11290175989574</text:p>
          </table:table-cell>
          <table:table-cell/>
        </table:table-row>
        <table:table-row table:style-name="ro1">
          <table:table-cell office:value-type="float" office:value="5.0406" calcext:value-type="float">
            <text:p>5.0406</text:p>
          </table:table-cell>
          <table:table-cell office:value-type="float" office:value="1.3382" calcext:value-type="float">
            <text:p>1.3382</text:p>
          </table:table-cell>
          <table:table-cell office:value-type="float" office:value="-0.0035431" calcext:value-type="float">
            <text:p>-0.0035431</text:p>
          </table:table-cell>
          <table:table-cell office:value-type="float" office:value="3.1149" calcext:value-type="float">
            <text:p>3.1149</text:p>
          </table:table-cell>
          <table:table-cell table:formula="of:=SQRT([.C75]*[.C75]+[.D75]*[.D75])" office:value-type="float" office:value="3.11490201508131" calcext:value-type="float">
            <text:p>3.11490201508131</text:p>
          </table:table-cell>
          <table:table-cell/>
        </table:table-row>
        <table:table-row table:style-name="ro1">
          <table:table-cell office:value-type="float" office:value="5.1097" calcext:value-type="float">
            <text:p>5.1097</text:p>
          </table:table-cell>
          <table:table-cell office:value-type="float" office:value="1.3321" calcext:value-type="float">
            <text:p>1.3321</text:p>
          </table:table-cell>
          <table:table-cell office:value-type="float" office:value="-0.0037761" calcext:value-type="float">
            <text:p>-0.0037761</text:p>
          </table:table-cell>
          <table:table-cell office:value-type="float" office:value="3.1169" calcext:value-type="float">
            <text:p>3.1169</text:p>
          </table:table-cell>
          <table:table-cell table:formula="of:=SQRT([.C76]*[.C76]+[.D76]*[.D76])" office:value-type="float" office:value="3.11690228735699" calcext:value-type="float">
            <text:p>3.11690228735699</text:p>
          </table:table-cell>
          <table:table-cell/>
        </table:table-row>
        <table:table-row table:style-name="ro1">
          <table:table-cell office:value-type="float" office:value="5.1787" calcext:value-type="float">
            <text:p>5.1787</text:p>
          </table:table-cell>
          <table:table-cell office:value-type="float" office:value="1.326" calcext:value-type="float">
            <text:p>1.326</text:p>
          </table:table-cell>
          <table:table-cell office:value-type="float" office:value="-0.0040093" calcext:value-type="float">
            <text:p>-0.0040093</text:p>
          </table:table-cell>
          <table:table-cell office:value-type="float" office:value="3.1189" calcext:value-type="float">
            <text:p>3.1189</text:p>
          </table:table-cell>
          <table:table-cell table:formula="of:=SQRT([.C77]*[.C77]+[.D77]*[.D77])" office:value-type="float" office:value="3.11890257694698" calcext:value-type="float">
            <text:p>3.11890257694698</text:p>
          </table:table-cell>
          <table:table-cell/>
        </table:table-row>
        <table:table-row table:style-name="ro1">
          <table:table-cell office:value-type="float" office:value="5.2478" calcext:value-type="float">
            <text:p>5.2478</text:p>
          </table:table-cell>
          <table:table-cell office:value-type="float" office:value="1.3199" calcext:value-type="float">
            <text:p>1.3199</text:p>
          </table:table-cell>
          <table:table-cell office:value-type="float" office:value="-0.0042425" calcext:value-type="float">
            <text:p>-0.0042425</text:p>
          </table:table-cell>
          <table:table-cell office:value-type="float" office:value="3.1209" calcext:value-type="float">
            <text:p>3.1209</text:p>
          </table:table-cell>
          <table:table-cell table:formula="of:=SQRT([.C78]*[.C78]+[.D78]*[.D78])" office:value-type="float" office:value="3.12090288359094" calcext:value-type="float">
            <text:p>3.12090288359094</text:p>
          </table:table-cell>
          <table:table-cell/>
        </table:table-row>
        <table:table-row table:style-name="ro1">
          <table:table-cell office:value-type="float" office:value="5.3168" calcext:value-type="float">
            <text:p>5.3168</text:p>
          </table:table-cell>
          <table:table-cell office:value-type="float" office:value="1.3138" calcext:value-type="float">
            <text:p>1.3138</text:p>
          </table:table-cell>
          <table:table-cell office:value-type="float" office:value="-0.0044753" calcext:value-type="float">
            <text:p>-0.0044753</text:p>
          </table:table-cell>
          <table:table-cell office:value-type="float" office:value="3.1229" calcext:value-type="float">
            <text:p>3.1229</text:p>
          </table:table-cell>
          <table:table-cell table:formula="of:=SQRT([.C79]*[.C79]+[.D79]*[.D79])" office:value-type="float" office:value="3.12290320668286" calcext:value-type="float">
            <text:p>3.12290320668286</text:p>
          </table:table-cell>
          <table:table-cell/>
        </table:table-row>
        <table:table-row table:style-name="ro1">
          <table:table-cell office:value-type="float" office:value="5.3859" calcext:value-type="float">
            <text:p>5.3859</text:p>
          </table:table-cell>
          <table:table-cell office:value-type="float" office:value="1.3079" calcext:value-type="float">
            <text:p>1.3079</text:p>
          </table:table-cell>
          <table:table-cell office:value-type="float" office:value="-0.0046837" calcext:value-type="float">
            <text:p>-0.0046837</text:p>
          </table:table-cell>
          <table:table-cell office:value-type="float" office:value="3.1248" calcext:value-type="float">
            <text:p>3.1248</text:p>
          </table:table-cell>
          <table:table-cell table:formula="of:=SQRT([.C80]*[.C80]+[.D80]*[.D80])" office:value-type="float" office:value="3.12480351014999" calcext:value-type="float">
            <text:p>3.12480351014999</text:p>
          </table:table-cell>
          <table:table-cell/>
        </table:table-row>
        <table:table-row table:style-name="ro1">
          <table:table-cell office:value-type="float" office:value="5.4549" calcext:value-type="float">
            <text:p>5.4549</text:p>
          </table:table-cell>
          <table:table-cell office:value-type="float" office:value="1.3021" calcext:value-type="float">
            <text:p>1.3021</text:p>
          </table:table-cell>
          <table:table-cell office:value-type="float" office:value="-0.0048931" calcext:value-type="float">
            <text:p>-0.0048931</text:p>
          </table:table-cell>
          <table:table-cell office:value-type="float" office:value="3.1267" calcext:value-type="float">
            <text:p>3.1267</text:p>
          </table:table-cell>
          <table:table-cell table:formula="of:=SQRT([.C81]*[.C81]+[.D81]*[.D81])" office:value-type="float" office:value="3.12670382870326" calcext:value-type="float">
            <text:p>3.12670382870326</text:p>
          </table:table-cell>
          <table:table-cell/>
        </table:table-row>
        <table:table-row table:style-name="ro1">
          <table:table-cell office:value-type="float" office:value="5.524" calcext:value-type="float">
            <text:p>5.524</text:p>
          </table:table-cell>
          <table:table-cell office:value-type="float" office:value="1.2963" calcext:value-type="float">
            <text:p>1.2963</text:p>
          </table:table-cell>
          <table:table-cell office:value-type="float" office:value="-0.0051035" calcext:value-type="float">
            <text:p>-0.0051035</text:p>
          </table:table-cell>
          <table:table-cell office:value-type="float" office:value="3.1286" calcext:value-type="float">
            <text:p>3.1286</text:p>
          </table:table-cell>
          <table:table-cell table:formula="of:=SQRT([.C82]*[.C82]+[.D82]*[.D82])" office:value-type="float" office:value="3.12860416251597" calcext:value-type="float">
            <text:p>3.12860416251597</text:p>
          </table:table-cell>
          <table:table-cell/>
        </table:table-row>
        <table:table-row table:style-name="ro1">
          <table:table-cell office:value-type="float" office:value="5.593" calcext:value-type="float">
            <text:p>5.593</text:p>
          </table:table-cell>
          <table:table-cell office:value-type="float" office:value="1.2904" calcext:value-type="float">
            <text:p>1.2904</text:p>
          </table:table-cell>
          <table:table-cell office:value-type="float" office:value="-0.0053151" calcext:value-type="float">
            <text:p>-0.0053151</text:p>
          </table:table-cell>
          <table:table-cell office:value-type="float" office:value="3.1305" calcext:value-type="float">
            <text:p>3.1305</text:p>
          </table:table-cell>
          <table:table-cell table:formula="of:=SQRT([.C83]*[.C83]+[.D83]*[.D83])" office:value-type="float" office:value="3.13050451210153" calcext:value-type="float">
            <text:p>3.13050451210153</text:p>
          </table:table-cell>
          <table:table-cell/>
        </table:table-row>
        <table:table-row table:style-name="ro1">
          <table:table-cell office:value-type="float" office:value="5.6621" calcext:value-type="float">
            <text:p>5.6621</text:p>
          </table:table-cell>
          <table:table-cell office:value-type="float" office:value="1.2846" calcext:value-type="float">
            <text:p>1.2846</text:p>
          </table:table-cell>
          <table:table-cell office:value-type="float" office:value="-0.0055277" calcext:value-type="float">
            <text:p>-0.0055277</text:p>
          </table:table-cell>
          <table:table-cell office:value-type="float" office:value="3.1324" calcext:value-type="float">
            <text:p>3.1324</text:p>
          </table:table-cell>
          <table:table-cell table:formula="of:=SQRT([.C84]*[.C84]+[.D84]*[.D84])" office:value-type="float" office:value="3.13240487732146" calcext:value-type="float">
            <text:p>3.13240487732146</text:p>
          </table:table-cell>
          <table:table-cell/>
        </table:table-row>
        <table:table-row table:style-name="ro1">
          <table:table-cell office:value-type="float" office:value="5.7311" calcext:value-type="float">
            <text:p>5.7311</text:p>
          </table:table-cell>
          <table:table-cell office:value-type="float" office:value="1.2788" calcext:value-type="float">
            <text:p>1.2788</text:p>
          </table:table-cell>
          <table:table-cell office:value-type="float" office:value="-0.0057413" calcext:value-type="float">
            <text:p>-0.0057413</text:p>
          </table:table-cell>
          <table:table-cell office:value-type="float" office:value="3.1343" calcext:value-type="float">
            <text:p>3.1343</text:p>
          </table:table-cell>
          <table:table-cell table:formula="of:=SQRT([.C85]*[.C85]+[.D85]*[.D85])" office:value-type="float" office:value="3.13430525835083" calcext:value-type="float">
            <text:p>3.13430525835083</text:p>
          </table:table-cell>
          <table:table-cell/>
        </table:table-row>
        <table:table-row table:style-name="ro1">
          <table:table-cell office:value-type="float" office:value="5.8002" calcext:value-type="float">
            <text:p>5.8002</text:p>
          </table:table-cell>
          <table:table-cell office:value-type="float" office:value="1.2729" calcext:value-type="float">
            <text:p>1.2729</text:p>
          </table:table-cell>
          <table:table-cell office:value-type="float" office:value="-0.005956" calcext:value-type="float">
            <text:p>-0.005956</text:p>
          </table:table-cell>
          <table:table-cell office:value-type="float" office:value="3.1362" calcext:value-type="float">
            <text:p>3.1362</text:p>
          </table:table-cell>
          <table:table-cell table:formula="of:=SQRT([.C86]*[.C86]+[.D86]*[.D86])" office:value-type="float" office:value="3.13620565555513" calcext:value-type="float">
            <text:p>3.13620565555513</text:p>
          </table:table-cell>
          <table:table-cell/>
        </table:table-row>
        <table:table-row table:style-name="ro1">
          <table:table-cell office:value-type="float" office:value="5.8692" calcext:value-type="float">
            <text:p>5.8692</text:p>
          </table:table-cell>
          <table:table-cell office:value-type="float" office:value="1.2671" calcext:value-type="float">
            <text:p>1.2671</text:p>
          </table:table-cell>
          <table:table-cell office:value-type="float" office:value="-0.0061718" calcext:value-type="float">
            <text:p>-0.0061718</text:p>
          </table:table-cell>
          <table:table-cell office:value-type="float" office:value="3.1381" calcext:value-type="float">
            <text:p>3.1381</text:p>
          </table:table-cell>
          <table:table-cell table:formula="of:=SQRT([.C87]*[.C87]+[.D87]*[.D87])" office:value-type="float" office:value="3.13810606913075" calcext:value-type="float">
            <text:p>3.13810606913075</text:p>
          </table:table-cell>
          <table:table-cell/>
        </table:table-row>
        <table:table-row table:style-name="ro1">
          <table:table-cell office:value-type="float" office:value="5.9383" calcext:value-type="float">
            <text:p>5.9383</text:p>
          </table:table-cell>
          <table:table-cell office:value-type="float" office:value="1.2613" calcext:value-type="float">
            <text:p>1.2613</text:p>
          </table:table-cell>
          <table:table-cell office:value-type="float" office:value="-0.0063886" calcext:value-type="float">
            <text:p>-0.0063886</text:p>
          </table:table-cell>
          <table:table-cell office:value-type="float" office:value="3.1399" calcext:value-type="float">
            <text:p>3.1399</text:p>
          </table:table-cell>
          <table:table-cell table:formula="of:=SQRT([.C88]*[.C88]+[.D88]*[.D88])" office:value-type="float" office:value="3.13990649927828" calcext:value-type="float">
            <text:p>3.13990649927828</text:p>
          </table:table-cell>
          <table:table-cell/>
        </table:table-row>
        <table:table-row table:style-name="ro1">
          <table:table-cell office:value-type="float" office:value="6.0073" calcext:value-type="float">
            <text:p>6.0073</text:p>
          </table:table-cell>
          <table:table-cell office:value-type="float" office:value="1.2554" calcext:value-type="float">
            <text:p>1.2554</text:p>
          </table:table-cell>
          <table:table-cell office:value-type="float" office:value="-0.0066065" calcext:value-type="float">
            <text:p>-0.0066065</text:p>
          </table:table-cell>
          <table:table-cell office:value-type="float" office:value="3.1418" calcext:value-type="float">
            <text:p>3.1418</text:p>
          </table:table-cell>
          <table:table-cell table:formula="of:=SQRT([.C89]*[.C89]+[.D89]*[.D89])" office:value-type="float" office:value="3.14180694598542" calcext:value-type="float">
            <text:p>3.14180694598542</text:p>
          </table:table-cell>
          <table:table-cell/>
        </table:table-row>
        <table:table-row table:style-name="ro1">
          <table:table-cell office:value-type="float" office:value="6.0764" calcext:value-type="float">
            <text:p>6.0764</text:p>
          </table:table-cell>
          <table:table-cell office:value-type="float" office:value="1.2496" calcext:value-type="float">
            <text:p>1.2496</text:p>
          </table:table-cell>
          <table:table-cell office:value-type="float" office:value="-0.0068254" calcext:value-type="float">
            <text:p>-0.0068254</text:p>
          </table:table-cell>
          <table:table-cell office:value-type="float" office:value="3.1437" calcext:value-type="float">
            <text:p>3.1437</text:p>
          </table:table-cell>
          <table:table-cell table:formula="of:=SQRT([.C90]*[.C90]+[.D90]*[.D90])" office:value-type="float" office:value="3.14370740942683" calcext:value-type="float">
            <text:p>3.14370740942683</text:p>
          </table:table-cell>
          <table:table-cell/>
        </table:table-row>
        <table:table-row table:style-name="ro1">
          <table:table-cell office:value-type="float" office:value="6.1454" calcext:value-type="float">
            <text:p>6.1454</text:p>
          </table:table-cell>
          <table:table-cell office:value-type="float" office:value="1.2437" calcext:value-type="float">
            <text:p>1.2437</text:p>
          </table:table-cell>
          <table:table-cell office:value-type="float" office:value="-0.0070454" calcext:value-type="float">
            <text:p>-0.0070454</text:p>
          </table:table-cell>
          <table:table-cell office:value-type="float" office:value="3.1456" calcext:value-type="float">
            <text:p>3.1456</text:p>
          </table:table-cell>
          <table:table-cell table:formula="of:=SQRT([.C91]*[.C91]+[.D91]*[.D91])" office:value-type="float" office:value="3.14560789000491" calcext:value-type="float">
            <text:p>3.14560789000491</text:p>
          </table:table-cell>
          <table:table-cell/>
        </table:table-row>
        <table:table-row table:style-name="ro1">
          <table:table-cell office:value-type="float" office:value="6.2145" calcext:value-type="float">
            <text:p>6.2145</text:p>
          </table:table-cell>
          <table:table-cell office:value-type="float" office:value="1.2379" calcext:value-type="float">
            <text:p>1.2379</text:p>
          </table:table-cell>
          <table:table-cell office:value-type="float" office:value="-0.0072664" calcext:value-type="float">
            <text:p>-0.0072664</text:p>
          </table:table-cell>
          <table:table-cell office:value-type="float" office:value="3.1475" calcext:value-type="float">
            <text:p>3.1475</text:p>
          </table:table-cell>
          <table:table-cell table:formula="of:=SQRT([.C92]*[.C92]+[.D92]*[.D92])" office:value-type="float" office:value="3.14750838768842" calcext:value-type="float">
            <text:p>3.14750838768842</text:p>
          </table:table-cell>
          <table:table-cell/>
        </table:table-row>
        <table:table-row table:style-name="ro1">
          <table:table-cell office:value-type="float" office:value="6.2835" calcext:value-type="float">
            <text:p>6.2835</text:p>
          </table:table-cell>
          <table:table-cell office:value-type="float" office:value="1.2322" calcext:value-type="float">
            <text:p>1.2322</text:p>
          </table:table-cell>
          <table:table-cell office:value-type="float" office:value="-0.0074698" calcext:value-type="float">
            <text:p>-0.0074698</text:p>
          </table:table-cell>
          <table:table-cell office:value-type="float" office:value="3.1494" calcext:value-type="float">
            <text:p>3.1494</text:p>
          </table:table-cell>
          <table:table-cell table:formula="of:=SQRT([.C93]*[.C93]+[.D93]*[.D93])" office:value-type="float" office:value="3.14940885848631" calcext:value-type="float">
            <text:p>3.14940885848631</text:p>
          </table:table-cell>
          <table:table-cell/>
        </table:table-row>
        <table:table-row table:style-name="ro1">
          <table:table-cell office:value-type="float" office:value="6.3526" calcext:value-type="float">
            <text:p>6.3526</text:p>
          </table:table-cell>
          <table:table-cell office:value-type="float" office:value="1.2266" calcext:value-type="float">
            <text:p>1.2266</text:p>
          </table:table-cell>
          <table:table-cell office:value-type="float" office:value="-0.0076643" calcext:value-type="float">
            <text:p>-0.0076643</text:p>
          </table:table-cell>
          <table:table-cell office:value-type="float" office:value="3.1512" calcext:value-type="float">
            <text:p>3.1512</text:p>
          </table:table-cell>
          <table:table-cell table:formula="of:=SQRT([.C94]*[.C94]+[.D94]*[.D94])" office:value-type="float" office:value="3.1512093204823" calcext:value-type="float">
            <text:p>3.1512093204823</text:p>
          </table:table-cell>
          <table:table-cell/>
        </table:table-row>
        <table:table-row table:style-name="ro1">
          <table:table-cell office:value-type="float" office:value="6.4216" calcext:value-type="float">
            <text:p>6.4216</text:p>
          </table:table-cell>
          <table:table-cell office:value-type="float" office:value="1.2209" calcext:value-type="float">
            <text:p>1.2209</text:p>
          </table:table-cell>
          <table:table-cell office:value-type="float" office:value="-0.0078604" calcext:value-type="float">
            <text:p>-0.0078604</text:p>
          </table:table-cell>
          <table:table-cell office:value-type="float" office:value="3.153" calcext:value-type="float">
            <text:p>3.153</text:p>
          </table:table-cell>
          <table:table-cell table:formula="of:=SQRT([.C95]*[.C95]+[.D95]*[.D95])" office:value-type="float" office:value="3.15300979793723" calcext:value-type="float">
            <text:p>3.15300979793723</text:p>
          </table:table-cell>
          <table:table-cell/>
        </table:table-row>
        <table:table-row table:style-name="ro1">
          <table:table-cell office:value-type="float" office:value="6.4907" calcext:value-type="float">
            <text:p>6.4907</text:p>
          </table:table-cell>
          <table:table-cell office:value-type="float" office:value="1.2153" calcext:value-type="float">
            <text:p>1.2153</text:p>
          </table:table-cell>
          <table:table-cell office:value-type="float" office:value="-0.0080579" calcext:value-type="float">
            <text:p>-0.0080579</text:p>
          </table:table-cell>
          <table:table-cell office:value-type="float" office:value="3.1549" calcext:value-type="float">
            <text:p>3.1549</text:p>
          </table:table-cell>
          <table:table-cell table:formula="of:=SQRT([.C96]*[.C96]+[.D96]*[.D96])" office:value-type="float" office:value="3.15491029028599" calcext:value-type="float">
            <text:p>3.15491029028599</text:p>
          </table:table-cell>
          <table:table-cell/>
        </table:table-row>
        <table:table-row table:style-name="ro1">
          <table:table-cell office:value-type="float" office:value="6.5597" calcext:value-type="float">
            <text:p>6.5597</text:p>
          </table:table-cell>
          <table:table-cell office:value-type="float" office:value="1.2096" calcext:value-type="float">
            <text:p>1.2096</text:p>
          </table:table-cell>
          <table:table-cell office:value-type="float" office:value="-0.0082569" calcext:value-type="float">
            <text:p>-0.0082569</text:p>
          </table:table-cell>
          <table:table-cell office:value-type="float" office:value="3.1567" calcext:value-type="float">
            <text:p>3.1567</text:p>
          </table:table-cell>
          <table:table-cell table:formula="of:=SQRT([.C97]*[.C97]+[.D97]*[.D97])" office:value-type="float" office:value="3.15671079866332" calcext:value-type="float">
            <text:p>3.15671079866332</text:p>
          </table:table-cell>
          <table:table-cell/>
        </table:table-row>
        <table:table-row table:style-name="ro1">
          <table:table-cell office:value-type="float" office:value="6.6288" calcext:value-type="float">
            <text:p>6.6288</text:p>
          </table:table-cell>
          <table:table-cell office:value-type="float" office:value="1.204" calcext:value-type="float">
            <text:p>1.204</text:p>
          </table:table-cell>
          <table:table-cell office:value-type="float" office:value="-0.0084573" calcext:value-type="float">
            <text:p>-0.0084573</text:p>
          </table:table-cell>
          <table:table-cell office:value-type="float" office:value="3.1586" calcext:value-type="float">
            <text:p>3.1586</text:p>
          </table:table-cell>
          <table:table-cell table:formula="of:=SQRT([.C98]*[.C98]+[.D98]*[.D98])" office:value-type="float" office:value="3.15861132238889" calcext:value-type="float">
            <text:p>3.15861132238889</text:p>
          </table:table-cell>
          <table:table-cell/>
        </table:table-row>
        <table:table-row table:style-name="ro1">
          <table:table-cell office:value-type="float" office:value="6.6978" calcext:value-type="float">
            <text:p>6.6978</text:p>
          </table:table-cell>
          <table:table-cell office:value-type="float" office:value="1.1983" calcext:value-type="float">
            <text:p>1.1983</text:p>
          </table:table-cell>
          <table:table-cell office:value-type="float" office:value="-0.0086593" calcext:value-type="float">
            <text:p>-0.0086593</text:p>
          </table:table-cell>
          <table:table-cell office:value-type="float" office:value="3.1604" calcext:value-type="float">
            <text:p>3.1604</text:p>
          </table:table-cell>
          <table:table-cell table:formula="of:=SQRT([.C99]*[.C99]+[.D99]*[.D99])" office:value-type="float" office:value="3.16041186295022" calcext:value-type="float">
            <text:p>3.16041186295022</text:p>
          </table:table-cell>
          <table:table-cell/>
        </table:table-row>
        <table:table-row table:style-name="ro1">
          <table:table-cell office:value-type="float" office:value="6.7669" calcext:value-type="float">
            <text:p>6.7669</text:p>
          </table:table-cell>
          <table:table-cell office:value-type="float" office:value="1.1927" calcext:value-type="float">
            <text:p>1.1927</text:p>
          </table:table-cell>
          <table:table-cell office:value-type="float" office:value="-0.0088627" calcext:value-type="float">
            <text:p>-0.0088627</text:p>
          </table:table-cell>
          <table:table-cell office:value-type="float" office:value="3.1622" calcext:value-type="float">
            <text:p>3.1622</text:p>
          </table:table-cell>
          <table:table-cell table:formula="of:=SQRT([.C100]*[.C100]+[.D100]*[.D100])" office:value-type="float" office:value="3.16221241972314" calcext:value-type="float">
            <text:p>3.16221241972314</text:p>
          </table:table-cell>
          <table:table-cell/>
        </table:table-row>
        <table:table-row table:style-name="ro1">
          <table:table-cell office:value-type="float" office:value="6.8359" calcext:value-type="float">
            <text:p>6.8359</text:p>
          </table:table-cell>
          <table:table-cell office:value-type="float" office:value="1.187" calcext:value-type="float">
            <text:p>1.187</text:p>
          </table:table-cell>
          <table:table-cell office:value-type="float" office:value="-0.0090675" calcext:value-type="float">
            <text:p>-0.0090675</text:p>
          </table:table-cell>
          <table:table-cell office:value-type="float" office:value="3.1641" calcext:value-type="float">
            <text:p>3.1641</text:p>
          </table:table-cell>
          <table:table-cell table:formula="of:=SQRT([.C101]*[.C101]+[.D101]*[.D101])" office:value-type="float" office:value="3.16411299253934" calcext:value-type="float">
            <text:p>3.16411299253934</text:p>
          </table:table-cell>
          <table:table-cell/>
        </table:table-row>
        <table:table-row table:style-name="ro1">
          <table:table-cell office:value-type="float" office:value="6.905" calcext:value-type="float">
            <text:p>6.905</text:p>
          </table:table-cell>
          <table:table-cell office:value-type="float" office:value="1.1813" calcext:value-type="float">
            <text:p>1.1813</text:p>
          </table:table-cell>
          <table:table-cell office:value-type="float" office:value="-0.0092738" calcext:value-type="float">
            <text:p>-0.0092738</text:p>
          </table:table-cell>
          <table:table-cell office:value-type="float" office:value="3.1659" calcext:value-type="float">
            <text:p>3.1659</text:p>
          </table:table-cell>
          <table:table-cell table:formula="of:=SQRT([.C102]*[.C102]+[.D102]*[.D102])" office:value-type="float" office:value="3.16591358273823" calcext:value-type="float">
            <text:p>3.16591358273823</text:p>
          </table:table-cell>
          <table:table-cell/>
        </table:table-row>
        <table:table-row table:style-name="ro1">
          <table:table-cell office:value-type="float" office:value="6.974" calcext:value-type="float">
            <text:p>6.974</text:p>
          </table:table-cell>
          <table:table-cell office:value-type="float" office:value="1.1757" calcext:value-type="float">
            <text:p>1.1757</text:p>
          </table:table-cell>
          <table:table-cell office:value-type="float" office:value="-0.0094817" calcext:value-type="float">
            <text:p>-0.0094817</text:p>
          </table:table-cell>
          <table:table-cell office:value-type="float" office:value="3.1677" calcext:value-type="float">
            <text:p>3.1677</text:p>
          </table:table-cell>
          <table:table-cell table:formula="of:=SQRT([.C103]*[.C103]+[.D103]*[.D103])" office:value-type="float" office:value="3.1677141904905" calcext:value-type="float">
            <text:p>3.1677141904905</text:p>
          </table:table-cell>
          <table:table-cell/>
        </table:table-row>
        <table:table-row table:style-name="ro1">
          <table:table-cell office:value-type="float" office:value="7.0431" calcext:value-type="float">
            <text:p>7.0431</text:p>
          </table:table-cell>
          <table:table-cell office:value-type="float" office:value="1.17" calcext:value-type="float">
            <text:p>1.17</text:p>
          </table:table-cell>
          <table:table-cell office:value-type="float" office:value="-0.0096909" calcext:value-type="float">
            <text:p>-0.0096909</text:p>
          </table:table-cell>
          <table:table-cell office:value-type="float" office:value="3.1696" calcext:value-type="float">
            <text:p>3.1696</text:p>
          </table:table-cell>
          <table:table-cell table:formula="of:=SQRT([.C104]*[.C104]+[.D104]*[.D104])" office:value-type="float" office:value="3.16961481469639" calcext:value-type="float">
            <text:p>3.16961481469639</text:p>
          </table:table-cell>
          <table:table-cell/>
        </table:table-row>
        <table:table-row table:style-name="ro1">
          <table:table-cell office:value-type="float" office:value="7.1121" calcext:value-type="float">
            <text:p>7.1121</text:p>
          </table:table-cell>
          <table:table-cell office:value-type="float" office:value="1.1643" calcext:value-type="float">
            <text:p>1.1643</text:p>
          </table:table-cell>
          <table:table-cell office:value-type="float" office:value="-0.0099016" calcext:value-type="float">
            <text:p>-0.0099016</text:p>
          </table:table-cell>
          <table:table-cell office:value-type="float" office:value="3.1714" calcext:value-type="float">
            <text:p>3.1714</text:p>
          </table:table-cell>
          <table:table-cell table:formula="of:=SQRT([.C105]*[.C105]+[.D105]*[.D105])" office:value-type="float" office:value="3.17141545712361" calcext:value-type="float">
            <text:p>3.17141545712361</text:p>
          </table:table-cell>
          <table:table-cell/>
        </table:table-row>
        <table:table-row table:style-name="ro1">
          <table:table-cell office:value-type="float" office:value="7.1812" calcext:value-type="float">
            <text:p>7.1812</text:p>
          </table:table-cell>
          <table:table-cell office:value-type="float" office:value="1.1587" calcext:value-type="float">
            <text:p>1.1587</text:p>
          </table:table-cell>
          <table:table-cell office:value-type="float" office:value="-0.010105" calcext:value-type="float">
            <text:p>-0.010105</text:p>
          </table:table-cell>
          <table:table-cell office:value-type="float" office:value="3.1733" calcext:value-type="float">
            <text:p>3.1733</text:p>
          </table:table-cell>
          <table:table-cell table:formula="of:=SQRT([.C106]*[.C106]+[.D106]*[.D106])" office:value-type="float" office:value="3.17331608905022" calcext:value-type="float">
            <text:p>3.17331608905022</text:p>
          </table:table-cell>
          <table:table-cell/>
        </table:table-row>
        <table:table-row table:style-name="ro1">
          <table:table-cell office:value-type="float" office:value="7.2502" calcext:value-type="float">
            <text:p>7.2502</text:p>
          </table:table-cell>
          <table:table-cell office:value-type="float" office:value="1.153" calcext:value-type="float">
            <text:p>1.153</text:p>
          </table:table-cell>
          <table:table-cell office:value-type="float" office:value="-0.010205" calcext:value-type="float">
            <text:p>-0.010205</text:p>
          </table:table-cell>
          <table:table-cell office:value-type="float" office:value="3.1751" calcext:value-type="float">
            <text:p>3.1751</text:p>
          </table:table-cell>
          <table:table-cell table:formula="of:=SQRT([.C107]*[.C107]+[.D107]*[.D107])" office:value-type="float" office:value="3.17511639976001" calcext:value-type="float">
            <text:p>3.17511639976001</text:p>
          </table:table-cell>
          <table:table-cell/>
        </table:table-row>
        <table:table-row table:style-name="ro1">
          <table:table-cell office:value-type="float" office:value="7.3193" calcext:value-type="float">
            <text:p>7.3193</text:p>
          </table:table-cell>
          <table:table-cell office:value-type="float" office:value="1.1474" calcext:value-type="float">
            <text:p>1.1474</text:p>
          </table:table-cell>
          <table:table-cell office:value-type="float" office:value="-0.010304" calcext:value-type="float">
            <text:p>-0.010304</text:p>
          </table:table-cell>
          <table:table-cell office:value-type="float" office:value="3.1769" calcext:value-type="float">
            <text:p>3.1769</text:p>
          </table:table-cell>
          <table:table-cell table:formula="of:=SQRT([.C108]*[.C108]+[.D108]*[.D108])" office:value-type="float" office:value="3.17691671002184" calcext:value-type="float">
            <text:p>3.17691671002184</text:p>
          </table:table-cell>
          <table:table-cell/>
        </table:table-row>
        <table:table-row table:style-name="ro1">
          <table:table-cell office:value-type="float" office:value="7.3883" calcext:value-type="float">
            <text:p>7.3883</text:p>
          </table:table-cell>
          <table:table-cell office:value-type="float" office:value="1.1417" calcext:value-type="float">
            <text:p>1.1417</text:p>
          </table:table-cell>
          <table:table-cell office:value-type="float" office:value="-0.010402" calcext:value-type="float">
            <text:p>-0.010402</text:p>
          </table:table-cell>
          <table:table-cell office:value-type="float" office:value="3.1786" calcext:value-type="float">
            <text:p>3.1786</text:p>
          </table:table-cell>
          <table:table-cell table:formula="of:=SQRT([.C109]*[.C109]+[.D109]*[.D109])" office:value-type="float" office:value="3.17861702027847" calcext:value-type="float">
            <text:p>3.17861702027847</text:p>
          </table:table-cell>
          <table:table-cell/>
        </table:table-row>
        <table:table-row table:style-name="ro1">
          <table:table-cell office:value-type="float" office:value="7.4574" calcext:value-type="float">
            <text:p>7.4574</text:p>
          </table:table-cell>
          <table:table-cell office:value-type="float" office:value="1.1361" calcext:value-type="float">
            <text:p>1.1361</text:p>
          </table:table-cell>
          <table:table-cell office:value-type="float" office:value="-0.010501" calcext:value-type="float">
            <text:p>-0.010501</text:p>
          </table:table-cell>
          <table:table-cell office:value-type="float" office:value="3.1804" calcext:value-type="float">
            <text:p>3.1804</text:p>
          </table:table-cell>
          <table:table-cell table:formula="of:=SQRT([.C110]*[.C110]+[.D110]*[.D110])" office:value-type="float" office:value="3.18041733597982" calcext:value-type="float">
            <text:p>3.18041733597982</text:p>
          </table:table-cell>
          <table:table-cell/>
        </table:table-row>
        <table:table-row table:style-name="ro1">
          <table:table-cell office:value-type="float" office:value="7.5264" calcext:value-type="float">
            <text:p>7.5264</text:p>
          </table:table-cell>
          <table:table-cell office:value-type="float" office:value="1.1304" calcext:value-type="float">
            <text:p>1.1304</text:p>
          </table:table-cell>
          <table:table-cell office:value-type="float" office:value="-0.010599" calcext:value-type="float">
            <text:p>-0.010599</text:p>
          </table:table-cell>
          <table:table-cell office:value-type="float" office:value="3.1822" calcext:value-type="float">
            <text:p>3.1822</text:p>
          </table:table-cell>
          <table:table-cell table:formula="of:=SQRT([.C111]*[.C111]+[.D111]*[.D111])" office:value-type="float" office:value="3.18221765107307" calcext:value-type="float">
            <text:p>3.18221765107307</text:p>
          </table:table-cell>
          <table:table-cell/>
        </table:table-row>
        <table:table-row table:style-name="ro1">
          <table:table-cell office:value-type="float" office:value="7.5955" calcext:value-type="float">
            <text:p>7.5955</text:p>
          </table:table-cell>
          <table:table-cell office:value-type="float" office:value="1.1247" calcext:value-type="float">
            <text:p>1.1247</text:p>
          </table:table-cell>
          <table:table-cell office:value-type="float" office:value="-0.010697" calcext:value-type="float">
            <text:p>-0.010697</text:p>
          </table:table-cell>
          <table:table-cell office:value-type="float" office:value="3.184" calcext:value-type="float">
            <text:p>3.184</text:p>
          </table:table-cell>
          <table:table-cell table:formula="of:=SQRT([.C112]*[.C112]+[.D112]*[.D112])" office:value-type="float" office:value="3.18401796882634" calcext:value-type="float">
            <text:p>3.18401796882634</text:p>
          </table:table-cell>
          <table:table-cell/>
        </table:table-row>
        <table:table-row table:style-name="ro1">
          <table:table-cell office:value-type="float" office:value="7.6645" calcext:value-type="float">
            <text:p>7.6645</text:p>
          </table:table-cell>
          <table:table-cell office:value-type="float" office:value="1.119" calcext:value-type="float">
            <text:p>1.119</text:p>
          </table:table-cell>
          <table:table-cell office:value-type="float" office:value="-0.010794" calcext:value-type="float">
            <text:p>-0.010794</text:p>
          </table:table-cell>
          <table:table-cell office:value-type="float" office:value="3.1858" calcext:value-type="float">
            <text:p>3.1858</text:p>
          </table:table-cell>
          <table:table-cell table:formula="of:=SQRT([.C113]*[.C113]+[.D113]*[.D113])" office:value-type="float" office:value="3.18581828584682" calcext:value-type="float">
            <text:p>3.18581828584682</text:p>
          </table:table-cell>
          <table:table-cell/>
        </table:table-row>
        <table:table-row table:style-name="ro1">
          <table:table-cell office:value-type="float" office:value="7.7336" calcext:value-type="float">
            <text:p>7.7336</text:p>
          </table:table-cell>
          <table:table-cell office:value-type="float" office:value="1.1133" calcext:value-type="float">
            <text:p>1.1133</text:p>
          </table:table-cell>
          <table:table-cell office:value-type="float" office:value="-0.010892" calcext:value-type="float">
            <text:p>-0.010892</text:p>
          </table:table-cell>
          <table:table-cell office:value-type="float" office:value="3.1876" calcext:value-type="float">
            <text:p>3.1876</text:p>
          </table:table-cell>
          <table:table-cell table:formula="of:=SQRT([.C114]*[.C114]+[.D114]*[.D114])" office:value-type="float" office:value="3.18761860887779" calcext:value-type="float">
            <text:p>3.18761860887779</text:p>
          </table:table-cell>
          <table:table-cell/>
        </table:table-row>
        <table:table-row table:style-name="ro1">
          <table:table-cell office:value-type="float" office:value="7.8026" calcext:value-type="float">
            <text:p>7.8026</text:p>
          </table:table-cell>
          <table:table-cell office:value-type="float" office:value="1.1076" calcext:value-type="float">
            <text:p>1.1076</text:p>
          </table:table-cell>
          <table:table-cell office:value-type="float" office:value="-0.010989" calcext:value-type="float">
            <text:p>-0.010989</text:p>
          </table:table-cell>
          <table:table-cell office:value-type="float" office:value="3.1894" calcext:value-type="float">
            <text:p>3.1894</text:p>
          </table:table-cell>
          <table:table-cell table:formula="of:=SQRT([.C115]*[.C115]+[.D115]*[.D115])" office:value-type="float" office:value="3.18941893110971" calcext:value-type="float">
            <text:p>3.18941893110971</text:p>
          </table:table-cell>
          <table:table-cell/>
        </table:table-row>
        <table:table-row table:style-name="ro1">
          <table:table-cell office:value-type="float" office:value="7.8717" calcext:value-type="float">
            <text:p>7.8717</text:p>
          </table:table-cell>
          <table:table-cell office:value-type="float" office:value="1.1019" calcext:value-type="float">
            <text:p>1.1019</text:p>
          </table:table-cell>
          <table:table-cell office:value-type="float" office:value="-0.011085" calcext:value-type="float">
            <text:p>-0.011085</text:p>
          </table:table-cell>
          <table:table-cell office:value-type="float" office:value="3.1912" calcext:value-type="float">
            <text:p>3.1912</text:p>
          </table:table-cell>
          <table:table-cell table:formula="of:=SQRT([.C116]*[.C116]+[.D116]*[.D116])" office:value-type="float" office:value="3.19121925245274" calcext:value-type="float">
            <text:p>3.19121925245274</text:p>
          </table:table-cell>
          <table:table-cell/>
        </table:table-row>
        <table:table-row table:style-name="ro1">
          <table:table-cell office:value-type="float" office:value="7.9407" calcext:value-type="float">
            <text:p>7.9407</text:p>
          </table:table-cell>
          <table:table-cell office:value-type="float" office:value="1.0962" calcext:value-type="float">
            <text:p>1.0962</text:p>
          </table:table-cell>
          <table:table-cell office:value-type="float" office:value="-0.011182" calcext:value-type="float">
            <text:p>-0.011182</text:p>
          </table:table-cell>
          <table:table-cell office:value-type="float" office:value="3.1931" calcext:value-type="float">
            <text:p>3.1931</text:p>
          </table:table-cell>
          <table:table-cell table:formula="of:=SQRT([.C117]*[.C117]+[.D117]*[.D117])" office:value-type="float" office:value="3.1931195792084" calcext:value-type="float">
            <text:p>3.1931195792084</text:p>
          </table:table-cell>
          <table:table-cell/>
        </table:table-row>
        <table:table-row table:style-name="ro1">
          <table:table-cell office:value-type="float" office:value="8.0098" calcext:value-type="float">
            <text:p>8.0098</text:p>
          </table:table-cell>
          <table:table-cell office:value-type="float" office:value="1.0905" calcext:value-type="float">
            <text:p>1.0905</text:p>
          </table:table-cell>
          <table:table-cell office:value-type="float" office:value="-0.011278" calcext:value-type="float">
            <text:p>-0.011278</text:p>
          </table:table-cell>
          <table:table-cell office:value-type="float" office:value="3.1949" calcext:value-type="float">
            <text:p>3.1949</text:p>
          </table:table-cell>
          <table:table-cell table:formula="of:=SQRT([.C118]*[.C118]+[.D118]*[.D118])" office:value-type="float" office:value="3.19491990561328" calcext:value-type="float">
            <text:p>3.19491990561328</text:p>
          </table:table-cell>
          <table:table-cell/>
        </table:table-row>
        <table:table-row table:style-name="ro1">
          <table:table-cell office:value-type="float" office:value="8.0788" calcext:value-type="float">
            <text:p>8.0788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3.1967" calcext:value-type="float">
            <text:p>3.1967</text:p>
          </table:table-cell>
          <table:table-cell table:formula="of:=SQRT([.C119]*[.C119]+[.D119]*[.D119])" office:value-type="float" office:value="3.19672023453351" calcext:value-type="float">
            <text:p>3.19672023453351</text:p>
          </table:table-cell>
          <table:table-cell/>
        </table:table-row>
        <table:table-row table:style-name="ro1">
          <table:table-cell office:value-type="float" office:value="8.1479" calcext:value-type="float">
            <text:p>8.1479</text:p>
          </table:table-cell>
          <table:table-cell office:value-type="float" office:value="1.079" calcext:value-type="float">
            <text:p>1.079</text:p>
          </table:table-cell>
          <table:table-cell office:value-type="float" office:value="-0.011423" calcext:value-type="float">
            <text:p>-0.011423</text:p>
          </table:table-cell>
          <table:table-cell office:value-type="float" office:value="3.1985" calcext:value-type="float">
            <text:p>3.1985</text:p>
          </table:table-cell>
          <table:table-cell table:formula="of:=SQRT([.C120]*[.C120]+[.D120]*[.D120])" office:value-type="float" office:value="3.1985203977666" calcext:value-type="float">
            <text:p>3.1985203977666</text:p>
          </table:table-cell>
          <table:table-cell/>
        </table:table-row>
        <table:table-row table:style-name="ro1">
          <table:table-cell office:value-type="float" office:value="8.2169" calcext:value-type="float">
            <text:p>8.2169</text:p>
          </table:table-cell>
          <table:table-cell office:value-type="float" office:value="1.0732" calcext:value-type="float">
            <text:p>1.0732</text:p>
          </table:table-cell>
          <table:table-cell office:value-type="float" office:value="-0.01136" calcext:value-type="float">
            <text:p>-0.01136</text:p>
          </table:table-cell>
          <table:table-cell office:value-type="float" office:value="3.2004" calcext:value-type="float">
            <text:p>3.2004</text:p>
          </table:table-cell>
          <table:table-cell table:formula="of:=SQRT([.C121]*[.C121]+[.D121]*[.D121])" office:value-type="float" office:value="3.20042016141631" calcext:value-type="float">
            <text:p>3.20042016141631</text:p>
          </table:table-cell>
          <table:table-cell/>
        </table:table-row>
        <table:table-row table:style-name="ro1">
          <table:table-cell office:value-type="float" office:value="8.286" calcext:value-type="float">
            <text:p>8.286</text:p>
          </table:table-cell>
          <table:table-cell office:value-type="float" office:value="1.0673" calcext:value-type="float">
            <text:p>1.0673</text:p>
          </table:table-cell>
          <table:table-cell office:value-type="float" office:value="-0.011294" calcext:value-type="float">
            <text:p>-0.011294</text:p>
          </table:table-cell>
          <table:table-cell office:value-type="float" office:value="3.2023" calcext:value-type="float">
            <text:p>3.2023</text:p>
          </table:table-cell>
          <table:table-cell table:formula="of:=SQRT([.C122]*[.C122]+[.D122]*[.D122])" office:value-type="float" office:value="3.20231991600402" calcext:value-type="float">
            <text:p>3.20231991600402</text:p>
          </table:table-cell>
          <table:table-cell/>
        </table:table-row>
        <table:table-row table:style-name="ro1">
          <table:table-cell office:value-type="float" office:value="8.355" calcext:value-type="float">
            <text:p>8.355</text:p>
          </table:table-cell>
          <table:table-cell office:value-type="float" office:value="1.0614" calcext:value-type="float">
            <text:p>1.0614</text:p>
          </table:table-cell>
          <table:table-cell office:value-type="float" office:value="-0.011227" calcext:value-type="float">
            <text:p>-0.011227</text:p>
          </table:table-cell>
          <table:table-cell office:value-type="float" office:value="3.2042" calcext:value-type="float">
            <text:p>3.2042</text:p>
          </table:table-cell>
          <table:table-cell table:formula="of:=SQRT([.C123]*[.C123]+[.D123]*[.D123])" office:value-type="float" office:value="3.20421966873824" calcext:value-type="float">
            <text:p>3.20421966873824</text:p>
          </table:table-cell>
          <table:table-cell/>
        </table:table-row>
        <table:table-row table:style-name="ro1">
          <table:table-cell office:value-type="float" office:value="8.4241" calcext:value-type="float">
            <text:p>8.4241</text:p>
          </table:table-cell>
          <table:table-cell office:value-type="float" office:value="1.0556" calcext:value-type="float">
            <text:p>1.0556</text:p>
          </table:table-cell>
          <table:table-cell office:value-type="float" office:value="-0.011157" calcext:value-type="float">
            <text:p>-0.011157</text:p>
          </table:table-cell>
          <table:table-cell office:value-type="float" office:value="3.2062" calcext:value-type="float">
            <text:p>3.2062</text:p>
          </table:table-cell>
          <table:table-cell table:formula="of:=SQRT([.C124]*[.C124]+[.D124]*[.D124])" office:value-type="float" office:value="3.20621941211905" calcext:value-type="float">
            <text:p>3.20621941211905</text:p>
          </table:table-cell>
          <table:table-cell/>
        </table:table-row>
        <table:table-row table:style-name="ro1">
          <table:table-cell office:value-type="float" office:value="8.4931" calcext:value-type="float">
            <text:p>8.4931</text:p>
          </table:table-cell>
          <table:table-cell office:value-type="float" office:value="1.0497" calcext:value-type="float">
            <text:p>1.0497</text:p>
          </table:table-cell>
          <table:table-cell office:value-type="float" office:value="-0.011085" calcext:value-type="float">
            <text:p>-0.011085</text:p>
          </table:table-cell>
          <table:table-cell office:value-type="float" office:value="3.2081" calcext:value-type="float">
            <text:p>3.2081</text:p>
          </table:table-cell>
          <table:table-cell table:formula="of:=SQRT([.C125]*[.C125]+[.D125]*[.D125])" office:value-type="float" office:value="3.20811915103305" calcext:value-type="float">
            <text:p>3.20811915103305</text:p>
          </table:table-cell>
          <table:table-cell/>
        </table:table-row>
        <table:table-row table:style-name="ro1">
          <table:table-cell office:value-type="float" office:value="8.5622" calcext:value-type="float">
            <text:p>8.5622</text:p>
          </table:table-cell>
          <table:table-cell office:value-type="float" office:value="1.0437" calcext:value-type="float">
            <text:p>1.0437</text:p>
          </table:table-cell>
          <table:table-cell office:value-type="float" office:value="-0.011011" calcext:value-type="float">
            <text:p>-0.011011</text:p>
          </table:table-cell>
          <table:table-cell office:value-type="float" office:value="3.21" calcext:value-type="float">
            <text:p>3.21</text:p>
          </table:table-cell>
          <table:table-cell table:formula="of:=SQRT([.C126]*[.C126]+[.D126]*[.D126])" office:value-type="float" office:value="3.21001888501002" calcext:value-type="float">
            <text:p>3.21001888501002</text:p>
          </table:table-cell>
          <table:table-cell/>
        </table:table-row>
        <table:table-row table:style-name="ro1">
          <table:table-cell office:value-type="float" office:value="8.6312" calcext:value-type="float">
            <text:p>8.6312</text:p>
          </table:table-cell>
          <table:table-cell office:value-type="float" office:value="1.0378" calcext:value-type="float">
            <text:p>1.0378</text:p>
          </table:table-cell>
          <table:table-cell office:value-type="float" office:value="-0.010936" calcext:value-type="float">
            <text:p>-0.010936</text:p>
          </table:table-cell>
          <table:table-cell office:value-type="float" office:value="3.2118" calcext:value-type="float">
            <text:p>3.2118</text:p>
          </table:table-cell>
          <table:table-cell table:formula="of:=SQRT([.C127]*[.C127]+[.D127]*[.D127])" office:value-type="float" office:value="3.21181861818129" calcext:value-type="float">
            <text:p>3.21181861818129</text:p>
          </table:table-cell>
          <table:table-cell/>
        </table:table-row>
        <table:table-row table:style-name="ro1">
          <table:table-cell office:value-type="float" office:value="8.7003" calcext:value-type="float">
            <text:p>8.7003</text:p>
          </table:table-cell>
          <table:table-cell office:value-type="float" office:value="1.0318" calcext:value-type="float">
            <text:p>1.0318</text:p>
          </table:table-cell>
          <table:table-cell office:value-type="float" office:value="-0.010865" calcext:value-type="float">
            <text:p>-0.010865</text:p>
          </table:table-cell>
          <table:table-cell office:value-type="float" office:value="3.2137" calcext:value-type="float">
            <text:p>3.2137</text:p>
          </table:table-cell>
          <table:table-cell table:formula="of:=SQRT([.C128]*[.C128]+[.D128]*[.D128])" office:value-type="float" office:value="3.21371836635151" calcext:value-type="float">
            <text:p>3.21371836635151</text:p>
          </table:table-cell>
          <table:table-cell/>
        </table:table-row>
        <table:table-row table:style-name="ro1">
          <table:table-cell office:value-type="float" office:value="8.7693" calcext:value-type="float">
            <text:p>8.7693</text:p>
          </table:table-cell>
          <table:table-cell office:value-type="float" office:value="1.0258" calcext:value-type="float">
            <text:p>1.0258</text:p>
          </table:table-cell>
          <table:table-cell office:value-type="float" office:value="-0.010796" calcext:value-type="float">
            <text:p>-0.010796</text:p>
          </table:table-cell>
          <table:table-cell office:value-type="float" office:value="3.2155" calcext:value-type="float">
            <text:p>3.2155</text:p>
          </table:table-cell>
          <table:table-cell table:formula="of:=SQRT([.C129]*[.C129]+[.D129]*[.D129])" office:value-type="float" office:value="3.21551812366468" calcext:value-type="float">
            <text:p>3.21551812366468</text:p>
          </table:table-cell>
          <table:table-cell/>
        </table:table-row>
        <table:table-row table:style-name="ro1">
          <table:table-cell office:value-type="float" office:value="8.8384" calcext:value-type="float">
            <text:p>8.8384</text:p>
          </table:table-cell>
          <table:table-cell office:value-type="float" office:value="1.0198" calcext:value-type="float">
            <text:p>1.0198</text:p>
          </table:table-cell>
          <table:table-cell office:value-type="float" office:value="-0.010731" calcext:value-type="float">
            <text:p>-0.010731</text:p>
          </table:table-cell>
          <table:table-cell office:value-type="float" office:value="3.2174" calcext:value-type="float">
            <text:p>3.2174</text:p>
          </table:table-cell>
          <table:table-cell table:formula="of:=SQRT([.C130]*[.C130]+[.D130]*[.D130])" office:value-type="float" office:value="3.21741789551202" calcext:value-type="float">
            <text:p>3.21741789551202</text:p>
          </table:table-cell>
          <table:table-cell/>
        </table:table-row>
        <table:table-row table:style-name="ro1">
          <table:table-cell office:value-type="float" office:value="8.9074" calcext:value-type="float">
            <text:p>8.9074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10669" calcext:value-type="float">
            <text:p>-0.010669</text:p>
          </table:table-cell>
          <table:table-cell office:value-type="float" office:value="3.2192" calcext:value-type="float">
            <text:p>3.2192</text:p>
          </table:table-cell>
          <table:table-cell table:formula="of:=SQRT([.C131]*[.C131]+[.D131]*[.D131])" office:value-type="float" office:value="3.21921767943098" calcext:value-type="float">
            <text:p>3.21921767943098</text:p>
          </table:table-cell>
          <table:table-cell/>
        </table:table-row>
        <table:table-row table:style-name="ro1">
          <table:table-cell office:value-type="float" office:value="8.9765" calcext:value-type="float">
            <text:p>8.9765</text:p>
          </table:table-cell>
          <table:table-cell office:value-type="float" office:value="1.0077" calcext:value-type="float">
            <text:p>1.0077</text:p>
          </table:table-cell>
          <table:table-cell office:value-type="float" office:value="-0.010609" calcext:value-type="float">
            <text:p>-0.010609</text:p>
          </table:table-cell>
          <table:table-cell office:value-type="float" office:value="3.221" calcext:value-type="float">
            <text:p>3.221</text:p>
          </table:table-cell>
          <table:table-cell table:formula="of:=SQRT([.C132]*[.C132]+[.D132]*[.D132])" office:value-type="float" office:value="3.22101747137159" calcext:value-type="float">
            <text:p>3.22101747137159</text:p>
          </table:table-cell>
          <table:table-cell/>
        </table:table-row>
        <table:table-row table:style-name="ro1">
          <table:table-cell office:value-type="float" office:value="9.0455" calcext:value-type="float">
            <text:p>9.0455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10553" calcext:value-type="float">
            <text:p>-0.010553</text:p>
          </table:table-cell>
          <table:table-cell office:value-type="float" office:value="3.2229" calcext:value-type="float">
            <text:p>3.2229</text:p>
          </table:table-cell>
          <table:table-cell table:formula="of:=SQRT([.C133]*[.C133]+[.D133]*[.D133])" office:value-type="float" office:value="3.2229172772209" calcext:value-type="float">
            <text:p>3.2229172772209</text:p>
          </table:table-cell>
          <table:table-cell/>
        </table:table-row>
        <table:table-row table:style-name="ro1">
          <table:table-cell office:value-type="float" office:value="9.1146" calcext:value-type="float">
            <text:p>9.1146</text:p>
          </table:table-cell>
          <table:table-cell office:value-type="float" office:value="0.99542" calcext:value-type="float">
            <text:p>0.99542</text:p>
          </table:table-cell>
          <table:table-cell office:value-type="float" office:value="-0.010398" calcext:value-type="float">
            <text:p>-0.010398</text:p>
          </table:table-cell>
          <table:table-cell office:value-type="float" office:value="3.2247" calcext:value-type="float">
            <text:p>3.2247</text:p>
          </table:table-cell>
          <table:table-cell table:formula="of:=SQRT([.C134]*[.C134]+[.D134]*[.D134])" office:value-type="float" office:value="3.22471676405913" calcext:value-type="float">
            <text:p>3.22471676405913</text:p>
          </table:table-cell>
          <table:table-cell/>
        </table:table-row>
        <table:table-row table:style-name="ro1">
          <table:table-cell office:value-type="float" office:value="9.1836" calcext:value-type="float">
            <text:p>9.1836</text:p>
          </table:table-cell>
          <table:table-cell office:value-type="float" office:value="0.989" calcext:value-type="float">
            <text:p>0.989</text:p>
          </table:table-cell>
          <table:table-cell office:value-type="float" office:value="-0.0099947" calcext:value-type="float">
            <text:p>-0.0099947</text:p>
          </table:table-cell>
          <table:table-cell office:value-type="float" office:value="3.2265" calcext:value-type="float">
            <text:p>3.2265</text:p>
          </table:table-cell>
          <table:table-cell table:formula="of:=SQRT([.C135]*[.C135]+[.D135]*[.D135])" office:value-type="float" office:value="3.22651548020897" calcext:value-type="float">
            <text:p>3.22651548020897</text:p>
          </table:table-cell>
          <table:table-cell/>
        </table:table-row>
        <table:table-row table:style-name="ro1">
          <table:table-cell office:value-type="float" office:value="9.2527" calcext:value-type="float">
            <text:p>9.2527</text:p>
          </table:table-cell>
          <table:table-cell office:value-type="float" office:value="0.98255" calcext:value-type="float">
            <text:p>0.98255</text:p>
          </table:table-cell>
          <table:table-cell office:value-type="float" office:value="-0.0095944" calcext:value-type="float">
            <text:p>-0.0095944</text:p>
          </table:table-cell>
          <table:table-cell office:value-type="float" office:value="3.2283" calcext:value-type="float">
            <text:p>3.2283</text:p>
          </table:table-cell>
          <table:table-cell table:formula="of:=SQRT([.C136]*[.C136]+[.D136]*[.D136])" office:value-type="float" office:value="3.22831425708703" calcext:value-type="float">
            <text:p>3.22831425708703</text:p>
          </table:table-cell>
          <table:table-cell/>
        </table:table-row>
        <table:table-row table:style-name="ro1">
          <table:table-cell office:value-type="float" office:value="9.3217" calcext:value-type="float">
            <text:p>9.3217</text:p>
          </table:table-cell>
          <table:table-cell office:value-type="float" office:value="0.97606" calcext:value-type="float">
            <text:p>0.97606</text:p>
          </table:table-cell>
          <table:table-cell office:value-type="float" office:value="-0.0091967" calcext:value-type="float">
            <text:p>-0.0091967</text:p>
          </table:table-cell>
          <table:table-cell office:value-type="float" office:value="3.2301" calcext:value-type="float">
            <text:p>3.2301</text:p>
          </table:table-cell>
          <table:table-cell table:formula="of:=SQRT([.C137]*[.C137]+[.D137]*[.D137])" office:value-type="float" office:value="3.23011309233762" calcext:value-type="float">
            <text:p>3.23011309233762</text:p>
          </table:table-cell>
          <table:table-cell/>
        </table:table-row>
        <table:table-row table:style-name="ro1">
          <table:table-cell office:value-type="float" office:value="9.3908" calcext:value-type="float">
            <text:p>9.3908</text:p>
          </table:table-cell>
          <table:table-cell office:value-type="float" office:value="0.96955" calcext:value-type="float">
            <text:p>0.96955</text:p>
          </table:table-cell>
          <table:table-cell office:value-type="float" office:value="-0.0088019" calcext:value-type="float">
            <text:p>-0.0088019</text:p>
          </table:table-cell>
          <table:table-cell office:value-type="float" office:value="3.2319" calcext:value-type="float">
            <text:p>3.2319</text:p>
          </table:table-cell>
          <table:table-cell table:formula="of:=SQRT([.C138]*[.C138]+[.D138]*[.D138])" office:value-type="float" office:value="3.23191198572047" calcext:value-type="float">
            <text:p>3.23191198572047</text:p>
          </table:table-cell>
          <table:table-cell/>
        </table:table-row>
        <table:table-row table:style-name="ro1">
          <table:table-cell office:value-type="float" office:value="9.4598" calcext:value-type="float">
            <text:p>9.4598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841" calcext:value-type="float">
            <text:p>-0.00841</text:p>
          </table:table-cell>
          <table:table-cell office:value-type="float" office:value="3.2337" calcext:value-type="float">
            <text:p>3.2337</text:p>
          </table:table-cell>
          <table:table-cell table:formula="of:=SQRT([.C139]*[.C139]+[.D139]*[.D139])" office:value-type="float" office:value="3.23371093607638" calcext:value-type="float">
            <text:p>3.23371093607638</text:p>
          </table:table-cell>
          <table:table-cell/>
        </table:table-row>
        <table:table-row table:style-name="ro1">
          <table:table-cell office:value-type="float" office:value="9.5289" calcext:value-type="float">
            <text:p>9.5289</text:p>
          </table:table-cell>
          <table:table-cell office:value-type="float" office:value="0.95643" calcext:value-type="float">
            <text:p>0.95643</text:p>
          </table:table-cell>
          <table:table-cell office:value-type="float" office:value="-0.0080208" calcext:value-type="float">
            <text:p>-0.0080208</text:p>
          </table:table-cell>
          <table:table-cell office:value-type="float" office:value="3.2355" calcext:value-type="float">
            <text:p>3.2355</text:p>
          </table:table-cell>
          <table:table-cell table:formula="of:=SQRT([.C140]*[.C140]+[.D140]*[.D140])" office:value-type="float" office:value="3.23550994176075" calcext:value-type="float">
            <text:p>3.23550994176075</text:p>
          </table:table-cell>
          <table:table-cell/>
        </table:table-row>
        <table:table-row table:style-name="ro1">
          <table:table-cell office:value-type="float" office:value="9.5979" calcext:value-type="float">
            <text:p>9.5979</text:p>
          </table:table-cell>
          <table:table-cell office:value-type="float" office:value="0.94982" calcext:value-type="float">
            <text:p>0.94982</text:p>
          </table:table-cell>
          <table:table-cell office:value-type="float" office:value="-0.0076345" calcext:value-type="float">
            <text:p>-0.0076345</text:p>
          </table:table-cell>
          <table:table-cell office:value-type="float" office:value="3.2373" calcext:value-type="float">
            <text:p>3.2373</text:p>
          </table:table-cell>
          <table:table-cell table:formula="of:=SQRT([.C141]*[.C141]+[.D141]*[.D141])" office:value-type="float" office:value="3.23730900217916" calcext:value-type="float">
            <text:p>3.23730900217916</text:p>
          </table:table-cell>
          <table:table-cell/>
        </table:table-row>
        <table:table-row table:style-name="ro1">
          <table:table-cell office:value-type="float" office:value="9.667" calcext:value-type="float">
            <text:p>9.667</text:p>
          </table:table-cell>
          <table:table-cell office:value-type="float" office:value="0.94318" calcext:value-type="float">
            <text:p>0.94318</text:p>
          </table:table-cell>
          <table:table-cell office:value-type="float" office:value="-0.007251" calcext:value-type="float">
            <text:p>-0.007251</text:p>
          </table:table-cell>
          <table:table-cell office:value-type="float" office:value="3.2391" calcext:value-type="float">
            <text:p>3.2391</text:p>
          </table:table-cell>
          <table:table-cell table:formula="of:=SQRT([.C142]*[.C142]+[.D142]*[.D142])" office:value-type="float" office:value="3.239108115979" calcext:value-type="float">
            <text:p>3.239108115979</text:p>
          </table:table-cell>
          <table:table-cell/>
        </table:table-row>
        <table:table-row table:style-name="ro1">
          <table:table-cell office:value-type="float" office:value="9.736" calcext:value-type="float">
            <text:p>9.736</text:p>
          </table:table-cell>
          <table:table-cell office:value-type="float" office:value="0.93651" calcext:value-type="float">
            <text:p>0.93651</text:p>
          </table:table-cell>
          <table:table-cell office:value-type="float" office:value="-0.0068702" calcext:value-type="float">
            <text:p>-0.0068702</text:p>
          </table:table-cell>
          <table:table-cell office:value-type="float" office:value="3.2409" calcext:value-type="float">
            <text:p>3.2409</text:p>
          </table:table-cell>
          <table:table-cell table:formula="of:=SQRT([.C143]*[.C143]+[.D143]*[.D143])" office:value-type="float" office:value="3.24090728186538" calcext:value-type="float">
            <text:p>3.24090728186538</text:p>
          </table:table-cell>
          <table:table-cell/>
        </table:table-row>
        <table:table-row table:style-name="ro1">
          <table:table-cell office:value-type="float" office:value="9.8051" calcext:value-type="float">
            <text:p>9.8051</text:p>
          </table:table-cell>
          <table:table-cell office:value-type="float" office:value="0.92981" calcext:value-type="float">
            <text:p>0.92981</text:p>
          </table:table-cell>
          <table:table-cell office:value-type="float" office:value="-0.0064922" calcext:value-type="float">
            <text:p>-0.0064922</text:p>
          </table:table-cell>
          <table:table-cell office:value-type="float" office:value="3.2427" calcext:value-type="float">
            <text:p>3.2427</text:p>
          </table:table-cell>
          <table:table-cell table:formula="of:=SQRT([.C144]*[.C144]+[.D144]*[.D144])" office:value-type="float" office:value="3.24270649900062" calcext:value-type="float">
            <text:p>3.24270649900062</text:p>
          </table:table-cell>
          <table:table-cell/>
        </table:table-row>
        <table:table-row table:style-name="ro1">
          <table:table-cell office:value-type="float" office:value="9.8741" calcext:value-type="float">
            <text:p>9.8741</text:p>
          </table:table-cell>
          <table:table-cell office:value-type="float" office:value="0.92308" calcext:value-type="float">
            <text:p>0.92308</text:p>
          </table:table-cell>
          <table:table-cell office:value-type="float" office:value="-0.0061171" calcext:value-type="float">
            <text:p>-0.0061171</text:p>
          </table:table-cell>
          <table:table-cell office:value-type="float" office:value="3.2445" calcext:value-type="float">
            <text:p>3.2445</text:p>
          </table:table-cell>
          <table:table-cell table:formula="of:=SQRT([.C145]*[.C145]+[.D145]*[.D145])" office:value-type="float" office:value="3.24450576650935" calcext:value-type="float">
            <text:p>3.24450576650935</text:p>
          </table:table-cell>
          <table:table-cell/>
        </table:table-row>
        <table:table-row table:style-name="ro1">
          <table:table-cell office:value-type="float" office:value="9.9432" calcext:value-type="float">
            <text:p>9.9432</text:p>
          </table:table-cell>
          <table:table-cell office:value-type="float" office:value="0.91631" calcext:value-type="float">
            <text:p>0.91631</text:p>
          </table:table-cell>
          <table:table-cell office:value-type="float" office:value="-0.0057447" calcext:value-type="float">
            <text:p>-0.0057447</text:p>
          </table:table-cell>
          <table:table-cell office:value-type="float" office:value="3.2464" calcext:value-type="float">
            <text:p>3.2464</text:p>
          </table:table-cell>
          <table:table-cell table:formula="of:=SQRT([.C146]*[.C146]+[.D146]*[.D146])" office:value-type="float" office:value="3.24640508279206" calcext:value-type="float">
            <text:p>3.24640508279206</text:p>
          </table:table-cell>
          <table:table-cell/>
        </table:table-row>
        <table:table-row table:style-name="ro1">
          <table:table-cell office:value-type="float" office:value="10.012" calcext:value-type="float">
            <text:p>10.0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-0.0053751" calcext:value-type="float">
            <text:p>-0.0053751</text:p>
          </table:table-cell>
          <table:table-cell office:value-type="float" office:value="3.2482" calcext:value-type="float">
            <text:p>3.2482</text:p>
          </table:table-cell>
          <table:table-cell table:formula="of:=SQRT([.C147]*[.C147]+[.D147]*[.D147])" office:value-type="float" office:value="3.24820444733702" calcext:value-type="float">
            <text:p>3.24820444733702</text:p>
          </table:table-cell>
          <table:table-cell/>
        </table:table-row>
        <table:table-row table:style-name="ro1">
          <table:table-cell office:value-type="float" office:value="10.081" calcext:value-type="float">
            <text:p>10.081</text:p>
          </table:table-cell>
          <table:table-cell office:value-type="float" office:value="0.90267" calcext:value-type="float">
            <text:p>0.90267</text:p>
          </table:table-cell>
          <table:table-cell office:value-type="float" office:value="-0.0049931" calcext:value-type="float">
            <text:p>-0.0049931</text:p>
          </table:table-cell>
          <table:table-cell office:value-type="float" office:value="3.25" calcext:value-type="float">
            <text:p>3.25</text:p>
          </table:table-cell>
          <table:table-cell table:formula="of:=SQRT([.C148]*[.C148]+[.D148]*[.D148])" office:value-type="float" office:value="3.25000383554352" calcext:value-type="float">
            <text:p>3.25000383554352</text:p>
          </table:table-cell>
          <table:table-cell/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0.89519" calcext:value-type="float">
            <text:p>0.89519</text:p>
          </table:table-cell>
          <table:table-cell office:value-type="float" office:value="-0.0042979" calcext:value-type="float">
            <text:p>-0.0042979</text:p>
          </table:table-cell>
          <table:table-cell office:value-type="float" office:value="3.2522" calcext:value-type="float">
            <text:p>3.2522</text:p>
          </table:table-cell>
          <table:table-cell table:formula="of:=SQRT([.C149]*[.C149]+[.D149]*[.D149])" office:value-type="float" office:value="3.25220283991396" calcext:value-type="float">
            <text:p>3.25220283991396</text:p>
          </table:table-cell>
          <table:table-cell/>
        </table:table-row>
        <table:table-row table:style-name="ro1">
          <table:table-cell office:value-type="float" office:value="10.219" calcext:value-type="float">
            <text:p>10.219</text:p>
          </table:table-cell>
          <table:table-cell office:value-type="float" office:value="0.88766" calcext:value-type="float">
            <text:p>0.88766</text:p>
          </table:table-cell>
          <table:table-cell office:value-type="float" office:value="-0.0036088" calcext:value-type="float">
            <text:p>-0.0036088</text:p>
          </table:table-cell>
          <table:table-cell office:value-type="float" office:value="3.2543" calcext:value-type="float">
            <text:p>3.2543</text:p>
          </table:table-cell>
          <table:table-cell table:formula="of:=SQRT([.C150]*[.C150]+[.D150]*[.D150])" office:value-type="float" office:value="3.25430200095772" calcext:value-type="float">
            <text:p>3.25430200095772</text:p>
          </table:table-cell>
          <table:table-cell/>
        </table:table-row>
        <table:table-row table:style-name="ro1">
          <table:table-cell office:value-type="float" office:value="10.288" calcext:value-type="float">
            <text:p>10.288</text:p>
          </table:table-cell>
          <table:table-cell office:value-type="float" office:value="0.8801" calcext:value-type="float">
            <text:p>0.8801</text:p>
          </table:table-cell>
          <table:table-cell office:value-type="float" office:value="-0.0029257" calcext:value-type="float">
            <text:p>-0.0029257</text:p>
          </table:table-cell>
          <table:table-cell office:value-type="float" office:value="3.2565" calcext:value-type="float">
            <text:p>3.2565</text:p>
          </table:table-cell>
          <table:table-cell table:formula="of:=SQRT([.C151]*[.C151]+[.D151]*[.D151])" office:value-type="float" office:value="3.25650131425131" calcext:value-type="float">
            <text:p>3.25650131425131</text:p>
          </table:table-cell>
          <table:table-cell/>
        </table:table-row>
        <table:table-row table:style-name="ro1">
          <table:table-cell office:value-type="float" office:value="10.357" calcext:value-type="float">
            <text:p>10.357</text:p>
          </table:table-cell>
          <table:table-cell office:value-type="float" office:value="0.87248" calcext:value-type="float">
            <text:p>0.87248</text:p>
          </table:table-cell>
          <table:table-cell office:value-type="float" office:value="-0.0022486" calcext:value-type="float">
            <text:p>-0.0022486</text:p>
          </table:table-cell>
          <table:table-cell office:value-type="float" office:value="3.2587" calcext:value-type="float">
            <text:p>3.2587</text:p>
          </table:table-cell>
          <table:table-cell table:formula="of:=SQRT([.C152]*[.C152]+[.D152]*[.D152])" office:value-type="float" office:value="3.25870077580037" calcext:value-type="float">
            <text:p>3.25870077580037</text:p>
          </table:table-cell>
          <table:table-cell/>
        </table:table-row>
        <table:table-row table:style-name="ro1">
          <table:table-cell office:value-type="float" office:value="10.427" calcext:value-type="float">
            <text:p>10.427</text:p>
          </table:table-cell>
          <table:table-cell office:value-type="float" office:value="0.86482" calcext:value-type="float">
            <text:p>0.86482</text:p>
          </table:table-cell>
          <table:table-cell office:value-type="float" office:value="-0.0015775" calcext:value-type="float">
            <text:p>-0.0015775</text:p>
          </table:table-cell>
          <table:table-cell office:value-type="float" office:value="3.2609" calcext:value-type="float">
            <text:p>3.2609</text:p>
          </table:table-cell>
          <table:table-cell table:formula="of:=SQRT([.C153]*[.C153]+[.D153]*[.D153])" office:value-type="float" office:value="3.26090038156737" calcext:value-type="float">
            <text:p>3.26090038156737</text:p>
          </table:table-cell>
          <table:table-cell/>
        </table:table-row>
        <table:table-row table:style-name="ro1">
          <table:table-cell office:value-type="float" office:value="10.496" calcext:value-type="float">
            <text:p>10.496</text:p>
          </table:table-cell>
          <table:table-cell office:value-type="float" office:value="0.85712" calcext:value-type="float">
            <text:p>0.85712</text:p>
          </table:table-cell>
          <table:table-cell office:value-type="float" office:value="-0.00091238" calcext:value-type="float">
            <text:p>-0.00091238</text:p>
          </table:table-cell>
          <table:table-cell office:value-type="float" office:value="3.2631" calcext:value-type="float">
            <text:p>3.2631</text:p>
          </table:table-cell>
          <table:table-cell table:formula="of:=SQRT([.C154]*[.C154]+[.D154]*[.D154])" office:value-type="float" office:value="3.26310012755313" calcext:value-type="float">
            <text:p>3.26310012755313</text:p>
          </table:table-cell>
          <table:table-cell/>
        </table:table-row>
        <table:table-row table:style-name="ro1">
          <table:table-cell office:value-type="float" office:value="10.565" calcext:value-type="float">
            <text:p>10.565</text:p>
          </table:table-cell>
          <table:table-cell office:value-type="float" office:value="0.84937" calcext:value-type="float">
            <text:p>0.84937</text:p>
          </table:table-cell>
          <table:table-cell office:value-type="float" office:value="-0.00025333" calcext:value-type="float">
            <text:p>-0.00025333</text:p>
          </table:table-cell>
          <table:table-cell office:value-type="float" office:value="3.2653" calcext:value-type="float">
            <text:p>3.2653</text:p>
          </table:table-cell>
          <table:table-cell table:formula="of:=SQRT([.C155]*[.C155]+[.D155]*[.D155])" office:value-type="float" office:value="3.26530000982698" calcext:value-type="float">
            <text:p>3.26530000982698</text:p>
          </table:table-cell>
          <table:table-cell/>
        </table:table-row>
        <table:table-row table:style-name="ro1">
          <table:table-cell office:value-type="float" office:value="10.634" calcext:value-type="float">
            <text:p>10.634</text:p>
          </table:table-cell>
          <table:table-cell office:value-type="float" office:value="0.84157" calcext:value-type="float">
            <text:p>0.84157</text:p>
          </table:table-cell>
          <table:table-cell office:value-type="float" office:value="0.00039985" calcext:value-type="float">
            <text:p>0.00039985</text:p>
          </table:table-cell>
          <table:table-cell office:value-type="float" office:value="3.2675" calcext:value-type="float">
            <text:p>3.2675</text:p>
          </table:table-cell>
          <table:table-cell table:formula="of:=SQRT([.C156]*[.C156]+[.D156]*[.D156])" office:value-type="float" office:value="3.26750002446519" calcext:value-type="float">
            <text:p>3.26750002446519</text:p>
          </table:table-cell>
          <table:table-cell/>
        </table:table-row>
        <table:table-row table:style-name="ro1">
          <table:table-cell office:value-type="float" office:value="10.703" calcext:value-type="float">
            <text:p>10.703</text:p>
          </table:table-cell>
          <table:table-cell office:value-type="float" office:value="0.83373" calcext:value-type="float">
            <text:p>0.83373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3.2697" calcext:value-type="float">
            <text:p>3.2697</text:p>
          </table:table-cell>
          <table:table-cell table:formula="of:=SQRT([.C157]*[.C157]+[.D157]*[.D157])" office:value-type="float" office:value="3.26970016763143" calcext:value-type="float">
            <text:p>3.26970016763143</text:p>
          </table:table-cell>
          <table:table-cell/>
        </table:table-row>
        <table:table-row table:style-name="ro1">
          <table:table-cell office:value-type="float" office:value="10.772" calcext:value-type="float">
            <text:p>10.772</text:p>
          </table:table-cell>
          <table:table-cell office:value-type="float" office:value="0.82584" calcext:value-type="float">
            <text:p>0.82584</text:p>
          </table:table-cell>
          <table:table-cell office:value-type="float" office:value="0.0016882" calcext:value-type="float">
            <text:p>0.0016882</text:p>
          </table:table-cell>
          <table:table-cell office:value-type="float" office:value="3.272" calcext:value-type="float">
            <text:p>3.272</text:p>
          </table:table-cell>
          <table:table-cell table:formula="of:=SQRT([.C158]*[.C158]+[.D158]*[.D158])" office:value-type="float" office:value="3.27200043551636" calcext:value-type="float">
            <text:p>3.27200043551636</text:p>
          </table:table-cell>
          <table:table-cell/>
        </table:table-row>
        <table:table-row table:style-name="ro1">
          <table:table-cell office:value-type="float" office:value="10.841" calcext:value-type="float">
            <text:p>10.841</text:p>
          </table:table-cell>
          <table:table-cell office:value-type="float" office:value="0.81791" calcext:value-type="float">
            <text:p>0.81791</text:p>
          </table:table-cell>
          <table:table-cell office:value-type="float" office:value="0.0023234" calcext:value-type="float">
            <text:p>0.0023234</text:p>
          </table:table-cell>
          <table:table-cell office:value-type="float" office:value="3.2742" calcext:value-type="float">
            <text:p>3.2742</text:p>
          </table:table-cell>
          <table:table-cell table:formula="of:=SQRT([.C159]*[.C159]+[.D159]*[.D159])" office:value-type="float" office:value="3.27420082435204" calcext:value-type="float">
            <text:p>3.27420082435204</text:p>
          </table:table-cell>
          <table:table-cell/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0.80994" calcext:value-type="float">
            <text:p>0.80994</text:p>
          </table:table-cell>
          <table:table-cell office:value-type="float" office:value="0.0029528" calcext:value-type="float">
            <text:p>0.0029528</text:p>
          </table:table-cell>
          <table:table-cell office:value-type="float" office:value="3.2764" calcext:value-type="float">
            <text:p>3.2764</text:p>
          </table:table-cell>
          <table:table-cell table:formula="of:=SQRT([.C160]*[.C160]+[.D160]*[.D160])" office:value-type="float" office:value="3.27640133058022" calcext:value-type="float">
            <text:p>3.27640133058022</text:p>
          </table:table-cell>
          <table:table-cell/>
        </table:table-row>
        <table:table-row table:style-name="ro1">
          <table:table-cell office:value-type="float" office:value="10.979" calcext:value-type="float">
            <text:p>10.979</text:p>
          </table:table-cell>
          <table:table-cell office:value-type="float" office:value="0.80192" calcext:value-type="float">
            <text:p>0.80192</text:p>
          </table:table-cell>
          <table:table-cell office:value-type="float" office:value="0.0035761" calcext:value-type="float">
            <text:p>0.0035761</text:p>
          </table:table-cell>
          <table:table-cell office:value-type="float" office:value="3.2787" calcext:value-type="float">
            <text:p>3.2787</text:p>
          </table:table-cell>
          <table:table-cell table:formula="of:=SQRT([.C161]*[.C161]+[.D161]*[.D161])" office:value-type="float" office:value="3.2787019502375" calcext:value-type="float">
            <text:p>3.2787019502375</text:p>
          </table:table-cell>
          <table:table-cell/>
        </table:table-row>
        <table:table-row table:style-name="ro1">
          <table:table-cell office:value-type="float" office:value="11.048" calcext:value-type="float">
            <text:p>11.048</text:p>
          </table:table-cell>
          <table:table-cell office:value-type="float" office:value="0.79385" calcext:value-type="float">
            <text:p>0.79385</text:p>
          </table:table-cell>
          <table:table-cell office:value-type="float" office:value="0.0041935" calcext:value-type="float">
            <text:p>0.0041935</text:p>
          </table:table-cell>
          <table:table-cell office:value-type="float" office:value="3.2809" calcext:value-type="float">
            <text:p>3.2809</text:p>
          </table:table-cell>
          <table:table-cell table:formula="of:=SQRT([.C162]*[.C162]+[.D162]*[.D162])" office:value-type="float" office:value="3.28090267997121" calcext:value-type="float">
            <text:p>3.28090267997121</text:p>
          </table:table-cell>
          <table:table-cell/>
        </table:table-row>
        <table:table-row table:style-name="ro1">
          <table:table-cell office:value-type="float" office:value="11.117" calcext:value-type="float">
            <text:p>11.117</text:p>
          </table:table-cell>
          <table:table-cell office:value-type="float" office:value="0.78504" calcext:value-type="float">
            <text:p>0.78504</text:p>
          </table:table-cell>
          <table:table-cell office:value-type="float" office:value="0.0051923" calcext:value-type="float">
            <text:p>0.0051923</text:p>
          </table:table-cell>
          <table:table-cell office:value-type="float" office:value="3.2833" calcext:value-type="float">
            <text:p>3.2833</text:p>
          </table:table-cell>
          <table:table-cell table:formula="of:=SQRT([.C163]*[.C163]+[.D163]*[.D163])" office:value-type="float" office:value="3.28330410561972" calcext:value-type="float">
            <text:p>3.28330410561972</text:p>
          </table:table-cell>
          <table:table-cell/>
        </table:table-row>
        <table:table-row table:style-name="ro1">
          <table:table-cell office:value-type="float" office:value="11.186" calcext:value-type="float">
            <text:p>11.186</text:p>
          </table:table-cell>
          <table:table-cell office:value-type="float" office:value="0.77564" calcext:value-type="float">
            <text:p>0.77564</text:p>
          </table:table-cell>
          <table:table-cell office:value-type="float" office:value="0.0064774" calcext:value-type="float">
            <text:p>0.0064774</text:p>
          </table:table-cell>
          <table:table-cell office:value-type="float" office:value="3.2858" calcext:value-type="float">
            <text:p>3.2858</text:p>
          </table:table-cell>
          <table:table-cell table:formula="of:=SQRT([.C164]*[.C164]+[.D164]*[.D164])" office:value-type="float" office:value="3.2858063845441" calcext:value-type="float">
            <text:p>3.2858063845441</text:p>
          </table:table-cell>
          <table:table-cell/>
        </table:table-row>
        <table:table-row table:style-name="ro1">
          <table:table-cell office:value-type="float" office:value="11.255" calcext:value-type="float">
            <text:p>11.255</text:p>
          </table:table-cell>
          <table:table-cell office:value-type="float" office:value="0.76617" calcext:value-type="float">
            <text:p>0.76617</text:p>
          </table:table-cell>
          <table:table-cell office:value-type="float" office:value="0.0077566" calcext:value-type="float">
            <text:p>0.0077566</text:p>
          </table:table-cell>
          <table:table-cell office:value-type="float" office:value="3.2882" calcext:value-type="float">
            <text:p>3.2882</text:p>
          </table:table-cell>
          <table:table-cell table:formula="of:=SQRT([.C165]*[.C165]+[.D165]*[.D165])" office:value-type="float" office:value="3.28820914858583" calcext:value-type="float">
            <text:p>3.28820914858583</text:p>
          </table:table-cell>
          <table:table-cell/>
        </table:table-row>
        <table:table-row table:style-name="ro1">
          <table:table-cell office:value-type="float" office:value="11.324" calcext:value-type="float">
            <text:p>11.324</text:p>
          </table:table-cell>
          <table:table-cell office:value-type="float" office:value="0.75664" calcext:value-type="float">
            <text:p>0.75664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3.2907" calcext:value-type="float">
            <text:p>3.2907</text:p>
          </table:table-cell>
          <table:table-cell table:formula="of:=SQRT([.C166]*[.C166]+[.D166]*[.D166])" office:value-type="float" office:value="3.29071238957463" calcext:value-type="float">
            <text:p>3.29071238957463</text:p>
          </table:table-cell>
          <table:table-cell/>
        </table:table-row>
        <table:table-row table:style-name="ro1">
          <table:table-cell office:value-type="float" office:value="11.393" calcext:value-type="float">
            <text:p>11.393</text:p>
          </table:table-cell>
          <table:table-cell office:value-type="float" office:value="0.74705" calcext:value-type="float">
            <text:p>0.74705</text:p>
          </table:table-cell>
          <table:table-cell office:value-type="float" office:value="0.010298" calcext:value-type="float">
            <text:p>0.010298</text:p>
          </table:table-cell>
          <table:table-cell office:value-type="float" office:value="3.2932" calcext:value-type="float">
            <text:p>3.2932</text:p>
          </table:table-cell>
          <table:table-cell table:formula="of:=SQRT([.C167]*[.C167]+[.D167]*[.D167])" office:value-type="float" office:value="3.29321610113943" calcext:value-type="float">
            <text:p>3.29321610113943</text:p>
          </table:table-cell>
          <table:table-cell/>
        </table:table-row>
        <table:table-row table:style-name="ro1">
          <table:table-cell office:value-type="float" office:value="11.462" calcext:value-type="float">
            <text:p>11.462</text:p>
          </table:table-cell>
          <table:table-cell office:value-type="float" office:value="0.73739" calcext:value-type="float">
            <text:p>0.73739</text:p>
          </table:table-cell>
          <table:table-cell office:value-type="float" office:value="0.011559" calcext:value-type="float">
            <text:p>0.011559</text:p>
          </table:table-cell>
          <table:table-cell office:value-type="float" office:value="3.2957" calcext:value-type="float">
            <text:p>3.2957</text:p>
          </table:table-cell>
          <table:table-cell table:formula="of:=SQRT([.C168]*[.C168]+[.D168]*[.D168])" office:value-type="float" office:value="3.29572027036291" calcext:value-type="float">
            <text:p>3.29572027036291</text:p>
          </table:table-cell>
          <table:table-cell/>
        </table:table-row>
        <table:table-row table:style-name="ro1">
          <table:table-cell office:value-type="float" office:value="11.531" calcext:value-type="float">
            <text:p>11.531</text:p>
          </table:table-cell>
          <table:table-cell office:value-type="float" office:value="0.72768" calcext:value-type="float">
            <text:p>0.72768</text:p>
          </table:table-cell>
          <table:table-cell office:value-type="float" office:value="0.012815" calcext:value-type="float">
            <text:p>0.012815</text:p>
          </table:table-cell>
          <table:table-cell office:value-type="float" office:value="3.2982" calcext:value-type="float">
            <text:p>3.2982</text:p>
          </table:table-cell>
          <table:table-cell table:formula="of:=SQRT([.C169]*[.C169]+[.D169]*[.D169])" office:value-type="float" office:value="3.29822489594403" calcext:value-type="float">
            <text:p>3.29822489594403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71789" calcext:value-type="float">
            <text:p>0.71789</text:p>
          </table:table-cell>
          <table:table-cell office:value-type="float" office:value="0.014065" calcext:value-type="float">
            <text:p>0.014065</text:p>
          </table:table-cell>
          <table:table-cell office:value-type="float" office:value="3.3008" calcext:value-type="float">
            <text:p>3.3008</text:p>
          </table:table-cell>
          <table:table-cell table:formula="of:=SQRT([.C170]*[.C170]+[.D170]*[.D170])" office:value-type="float" office:value="3.30082996596689" calcext:value-type="float">
            <text:p>3.30082996596689</text:p>
          </table:table-cell>
          <table:table-cell/>
        </table:table-row>
        <table:table-row table:style-name="ro1">
          <table:table-cell office:value-type="float" office:value="11.669" calcext:value-type="float">
            <text:p>11.669</text:p>
          </table:table-cell>
          <table:table-cell office:value-type="float" office:value="0.70805" calcext:value-type="float">
            <text:p>0.70805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3.3033" calcext:value-type="float">
            <text:p>3.3033</text:p>
          </table:table-cell>
          <table:table-cell table:formula="of:=SQRT([.C171]*[.C171]+[.D171]*[.D171])" office:value-type="float" office:value="3.30333547889099" calcext:value-type="float">
            <text:p>3.30333547889099</text:p>
          </table:table-cell>
          <table:table-cell/>
        </table:table-row>
        <table:table-row table:style-name="ro1">
          <table:table-cell office:value-type="float" office:value="11.738" calcext:value-type="float">
            <text:p>11.738</text:p>
          </table:table-cell>
          <table:table-cell office:value-type="float" office:value="0.69814" calcext:value-type="float">
            <text:p>0.69814</text:p>
          </table:table-cell>
          <table:table-cell office:value-type="float" office:value="0.016548" calcext:value-type="float">
            <text:p>0.016548</text:p>
          </table:table-cell>
          <table:table-cell office:value-type="float" office:value="3.3059" calcext:value-type="float">
            <text:p>3.3059</text:p>
          </table:table-cell>
          <table:table-cell table:formula="of:=SQRT([.C172]*[.C172]+[.D172]*[.D172])" office:value-type="float" office:value="3.30594141604233" calcext:value-type="float">
            <text:p>3.30594141604233</text:p>
          </table:table-cell>
          <table:table-cell/>
        </table:table-row>
        <table:table-row table:style-name="ro1">
          <table:table-cell office:value-type="float" office:value="11.808" calcext:value-type="float">
            <text:p>11.808</text:p>
          </table:table-cell>
          <table:table-cell office:value-type="float" office:value="0.68817" calcext:value-type="float">
            <text:p>0.68817</text:p>
          </table:table-cell>
          <table:table-cell office:value-type="float" office:value="0.017781" calcext:value-type="float">
            <text:p>0.017781</text:p>
          </table:table-cell>
          <table:table-cell office:value-type="float" office:value="3.3084" calcext:value-type="float">
            <text:p>3.3084</text:p>
          </table:table-cell>
          <table:table-cell table:formula="of:=SQRT([.C173]*[.C173]+[.D173]*[.D173])" office:value-type="float" office:value="3.30844778165849" calcext:value-type="float">
            <text:p>3.30844778165849</text:p>
          </table:table-cell>
          <table:table-cell/>
        </table:table-row>
        <table:table-row table:style-name="ro1">
          <table:table-cell office:value-type="float" office:value="11.877" calcext:value-type="float">
            <text:p>11.877</text:p>
          </table:table-cell>
          <table:table-cell office:value-type="float" office:value="0.67814" calcext:value-type="float">
            <text:p>0.67814</text:p>
          </table:table-cell>
          <table:table-cell office:value-type="float" office:value="0.019008" calcext:value-type="float">
            <text:p>0.019008</text:p>
          </table:table-cell>
          <table:table-cell office:value-type="float" office:value="3.311" calcext:value-type="float">
            <text:p>3.311</text:p>
          </table:table-cell>
          <table:table-cell table:formula="of:=SQRT([.C174]*[.C174]+[.D174]*[.D174])" office:value-type="float" office:value="3.31105456071989" calcext:value-type="float">
            <text:p>3.31105456071989</text:p>
          </table:table-cell>
          <table:table-cell/>
        </table:table-row>
        <table:table-row table:style-name="ro1">
          <table:table-cell office:value-type="float" office:value="11.946" calcext:value-type="float">
            <text:p>11.946</text:p>
          </table:table-cell>
          <table:table-cell office:value-type="float" office:value="0.66804" calcext:value-type="float">
            <text:p>0.66804</text:p>
          </table:table-cell>
          <table:table-cell office:value-type="float" office:value="0.020229" calcext:value-type="float">
            <text:p>0.020229</text:p>
          </table:table-cell>
          <table:table-cell office:value-type="float" office:value="3.3136" calcext:value-type="float">
            <text:p>3.3136</text:p>
          </table:table-cell>
          <table:table-cell table:formula="of:=SQRT([.C175]*[.C175]+[.D175]*[.D175])" office:value-type="float" office:value="3.31366174683552" calcext:value-type="float">
            <text:p>3.31366174683552</text:p>
          </table:table-cell>
          <table:table-cell/>
        </table:table-row>
        <table:table-row table:style-name="ro1">
          <table:table-cell office:value-type="float" office:value="12.015" calcext:value-type="float">
            <text:p>12.015</text:p>
          </table:table-cell>
          <table:table-cell office:value-type="float" office:value="0.65788" calcext:value-type="float">
            <text:p>0.65788</text:p>
          </table:table-cell>
          <table:table-cell office:value-type="float" office:value="0.021444" calcext:value-type="float">
            <text:p>0.021444</text:p>
          </table:table-cell>
          <table:table-cell office:value-type="float" office:value="3.3162" calcext:value-type="float">
            <text:p>3.3162</text:p>
          </table:table-cell>
          <table:table-cell table:formula="of:=SQRT([.C176]*[.C176]+[.D176]*[.D176])" office:value-type="float" office:value="3.31626933241798" calcext:value-type="float">
            <text:p>3.31626933241798</text:p>
          </table:table-cell>
          <table:table-cell/>
        </table:table-row>
        <table:table-row table:style-name="ro1">
          <table:table-cell office:value-type="float" office:value="12.084" calcext:value-type="float">
            <text:p>12.084</text:p>
          </table:table-cell>
          <table:table-cell office:value-type="float" office:value="0.64766" calcext:value-type="float">
            <text:p>0.64766</text:p>
          </table:table-cell>
          <table:table-cell office:value-type="float" office:value="0.022657" calcext:value-type="float">
            <text:p>0.022657</text:p>
          </table:table-cell>
          <table:table-cell office:value-type="float" office:value="3.3188" calcext:value-type="float">
            <text:p>3.3188</text:p>
          </table:table-cell>
          <table:table-cell table:formula="of:=SQRT([.C177]*[.C177]+[.D177]*[.D177])" office:value-type="float" office:value="3.31887733724056" calcext:value-type="float">
            <text:p>3.31887733724056</text:p>
          </table:table-cell>
          <table:table-cell/>
        </table:table-row>
        <table:table-row table:style-name="ro1">
          <table:table-cell office:value-type="float" office:value="12.153" calcext:value-type="float">
            <text:p>12.153</text:p>
          </table:table-cell>
          <table:table-cell office:value-type="float" office:value="0.63606" calcext:value-type="float">
            <text:p>0.63606</text:p>
          </table:table-cell>
          <table:table-cell office:value-type="float" office:value="0.024396" calcext:value-type="float">
            <text:p>0.024396</text:p>
          </table:table-cell>
          <table:table-cell office:value-type="float" office:value="3.3202" calcext:value-type="float">
            <text:p>3.3202</text:p>
          </table:table-cell>
          <table:table-cell table:formula="of:=SQRT([.C178]*[.C178]+[.D178]*[.D178])" office:value-type="float" office:value="3.32028962664645" calcext:value-type="float">
            <text:p>3.32028962664645</text:p>
          </table:table-cell>
          <table:table-cell/>
        </table:table-row>
        <table:table-row table:style-name="ro1">
          <table:table-cell office:value-type="float" office:value="12.222" calcext:value-type="float">
            <text:p>12.222</text:p>
          </table:table-cell>
          <table:table-cell office:value-type="float" office:value="0.62413" calcext:value-type="float">
            <text:p>0.62413</text:p>
          </table:table-cell>
          <table:table-cell office:value-type="float" office:value="0.026174" calcext:value-type="float">
            <text:p>0.026174</text:p>
          </table:table-cell>
          <table:table-cell office:value-type="float" office:value="3.3218" calcext:value-type="float">
            <text:p>3.3218</text:p>
          </table:table-cell>
          <table:table-cell table:formula="of:=SQRT([.C179]*[.C179]+[.D179]*[.D179])" office:value-type="float" office:value="3.32190311693102" calcext:value-type="float">
            <text:p>3.32190311693102</text:p>
          </table:table-cell>
          <table:table-cell/>
        </table:table-row>
        <table:table-row table:style-name="ro1">
          <table:table-cell office:value-type="float" office:value="12.291" calcext:value-type="float">
            <text:p>12.291</text:p>
          </table:table-cell>
          <table:table-cell office:value-type="float" office:value="0.61217" calcext:value-type="float">
            <text:p>0.61217</text:p>
          </table:table-cell>
          <table:table-cell office:value-type="float" office:value="0.027968" calcext:value-type="float">
            <text:p>0.027968</text:p>
          </table:table-cell>
          <table:table-cell office:value-type="float" office:value="3.3235" calcext:value-type="float">
            <text:p>3.3235</text:p>
          </table:table-cell>
          <table:table-cell table:formula="of:=SQRT([.C180]*[.C180]+[.D180]*[.D180])" office:value-type="float" office:value="3.32361767642188" calcext:value-type="float">
            <text:p>3.32361767642188</text:p>
          </table:table-cell>
          <table:table-cell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.60017" calcext:value-type="float">
            <text:p>0.60017</text:p>
          </table:table-cell>
          <table:table-cell office:value-type="float" office:value="0.029777" calcext:value-type="float">
            <text:p>0.029777</text:p>
          </table:table-cell>
          <table:table-cell office:value-type="float" office:value="3.3253" calcext:value-type="float">
            <text:p>3.3253</text:p>
          </table:table-cell>
          <table:table-cell table:formula="of:=SQRT([.C181]*[.C181]+[.D181]*[.D181])" office:value-type="float" office:value="3.32543331909227" calcext:value-type="float">
            <text:p>3.32543331909227</text:p>
          </table:table-cell>
          <table:table-cell/>
        </table:table-row>
        <table:table-row table:style-name="ro1">
          <table:table-cell office:value-type="float" office:value="12.429" calcext:value-type="float">
            <text:p>12.429</text:p>
          </table:table-cell>
          <table:table-cell office:value-type="float" office:value="0.58814" calcext:value-type="float">
            <text:p>0.58814</text:p>
          </table:table-cell>
          <table:table-cell office:value-type="float" office:value="0.031603" calcext:value-type="float">
            <text:p>0.031603</text:p>
          </table:table-cell>
          <table:table-cell office:value-type="float" office:value="3.3271" calcext:value-type="float">
            <text:p>3.3271</text:p>
          </table:table-cell>
          <table:table-cell table:formula="of:=SQRT([.C182]*[.C182]+[.D182]*[.D182])" office:value-type="float" office:value="3.32725008973011" calcext:value-type="float">
            <text:p>3.32725008973011</text:p>
          </table:table-cell>
          <table:table-cell/>
        </table:table-row>
        <table:table-row table:style-name="ro1">
          <table:table-cell office:value-type="float" office:value="12.498" calcext:value-type="float">
            <text:p>12.498</text:p>
          </table:table-cell>
          <table:table-cell office:value-type="float" office:value="0.57609" calcext:value-type="float">
            <text:p>0.57609</text:p>
          </table:table-cell>
          <table:table-cell office:value-type="float" office:value="0.033444" calcext:value-type="float">
            <text:p>0.033444</text:p>
          </table:table-cell>
          <table:table-cell office:value-type="float" office:value="3.3289" calcext:value-type="float">
            <text:p>3.3289</text:p>
          </table:table-cell>
          <table:table-cell table:formula="of:=SQRT([.C183]*[.C183]+[.D183]*[.D183])" office:value-type="float" office:value="3.3290679943696" calcext:value-type="float">
            <text:p>3.3290679943696</text:p>
          </table:table-cell>
          <table:table-cell/>
        </table:table-row>
        <table:table-row table:style-name="ro1">
          <table:table-cell office:value-type="float" office:value="12.567" calcext:value-type="float">
            <text:p>12.567</text:p>
          </table:table-cell>
          <table:table-cell office:value-type="float" office:value="0.56399" calcext:value-type="float">
            <text:p>0.56399</text:p>
          </table:table-cell>
          <table:table-cell office:value-type="float" office:value="0.035301" calcext:value-type="float">
            <text:p>0.035301</text:p>
          </table:table-cell>
          <table:table-cell office:value-type="float" office:value="3.3308" calcext:value-type="float">
            <text:p>3.3308</text:p>
          </table:table-cell>
          <table:table-cell table:formula="of:=SQRT([.C184]*[.C184]+[.D184]*[.D184])" office:value-type="float" office:value="3.33098706100774" calcext:value-type="float">
            <text:p>3.33098706100774</text:p>
          </table:table-cell>
          <table:table-cell/>
        </table:table-row>
        <table:table-row table:style-name="ro1">
          <table:table-cell office:value-type="float" office:value="12.636" calcext:value-type="float">
            <text:p>12.636</text:p>
          </table:table-cell>
          <table:table-cell office:value-type="float" office:value="0.55187" calcext:value-type="float">
            <text:p>0.55187</text:p>
          </table:table-cell>
          <table:table-cell office:value-type="float" office:value="0.037173" calcext:value-type="float">
            <text:p>0.037173</text:p>
          </table:table-cell>
          <table:table-cell office:value-type="float" office:value="3.3328" calcext:value-type="float">
            <text:p>3.3328</text:p>
          </table:table-cell>
          <table:table-cell table:formula="of:=SQRT([.C185]*[.C185]+[.D185]*[.D185])" office:value-type="float" office:value="3.3330073015115" calcext:value-type="float">
            <text:p>3.3330073015115</text:p>
          </table:table-cell>
          <table:table-cell/>
        </table:table-row>
        <table:table-row table:style-name="ro1">
          <table:table-cell office:value-type="float" office:value="12.705" calcext:value-type="float">
            <text:p>12.705</text:p>
          </table:table-cell>
          <table:table-cell office:value-type="float" office:value="0.53971" calcext:value-type="float">
            <text:p>0.53971</text:p>
          </table:table-cell>
          <table:table-cell office:value-type="float" office:value="0.039062" calcext:value-type="float">
            <text:p>0.039062</text:p>
          </table:table-cell>
          <table:table-cell office:value-type="float" office:value="3.3348" calcext:value-type="float">
            <text:p>3.3348</text:p>
          </table:table-cell>
          <table:table-cell table:formula="of:=SQRT([.C186]*[.C186]+[.D186]*[.D186])" office:value-type="float" office:value="3.33502876746873" calcext:value-type="float">
            <text:p>3.33502876746873</text:p>
          </table:table-cell>
          <table:table-cell/>
        </table:table-row>
        <table:table-row table:style-name="ro1">
          <table:table-cell office:value-type="float" office:value="12.774" calcext:value-type="float">
            <text:p>12.774</text:p>
          </table:table-cell>
          <table:table-cell office:value-type="float" office:value="0.52752" calcext:value-type="float">
            <text:p>0.52752</text:p>
          </table:table-cell>
          <table:table-cell office:value-type="float" office:value="0.040966" calcext:value-type="float">
            <text:p>0.040966</text:p>
          </table:table-cell>
          <table:table-cell office:value-type="float" office:value="3.3369" calcext:value-type="float">
            <text:p>3.3369</text:p>
          </table:table-cell>
          <table:table-cell table:formula="of:=SQRT([.C187]*[.C187]+[.D187]*[.D187])" office:value-type="float" office:value="3.3371514534339" calcext:value-type="float">
            <text:p>3.3371514534339</text:p>
          </table:table-cell>
          <table:table-cell/>
        </table:table-row>
        <table:table-row table:style-name="ro1">
          <table:table-cell office:value-type="float" office:value="12.843" calcext:value-type="float">
            <text:p>12.843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042885" calcext:value-type="float">
            <text:p>0.042885</text:p>
          </table:table-cell>
          <table:table-cell office:value-type="float" office:value="3.339" calcext:value-type="float">
            <text:p>3.339</text:p>
          </table:table-cell>
          <table:table-cell table:formula="of:=SQRT([.C188]*[.C188]+[.D188]*[.D188])" office:value-type="float" office:value="3.33927538894668" calcext:value-type="float">
            <text:p>3.33927538894668</text:p>
          </table:table-cell>
          <table:table-cell/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0.50304" calcext:value-type="float">
            <text:p>0.50304</text:p>
          </table:table-cell>
          <table:table-cell office:value-type="float" office:value="0.044821" calcext:value-type="float">
            <text:p>0.044821</text:p>
          </table:table-cell>
          <table:table-cell office:value-type="float" office:value="3.3411" calcext:value-type="float">
            <text:p>3.3411</text:p>
          </table:table-cell>
          <table:table-cell table:formula="of:=SQRT([.C189]*[.C189]+[.D189]*[.D189])" office:value-type="float" office:value="3.3414006242953" calcext:value-type="float">
            <text:p>3.3414006242953</text:p>
          </table:table-cell>
          <table:table-cell/>
        </table:table-row>
        <table:table-row table:style-name="ro1">
          <table:table-cell office:value-type="float" office:value="12.981" calcext:value-type="float">
            <text:p>12.981</text:p>
          </table:table-cell>
          <table:table-cell office:value-type="float" office:value="0.49076" calcext:value-type="float">
            <text:p>0.49076</text:p>
          </table:table-cell>
          <table:table-cell office:value-type="float" office:value="0.046772" calcext:value-type="float">
            <text:p>0.046772</text:p>
          </table:table-cell>
          <table:table-cell office:value-type="float" office:value="3.3433" calcext:value-type="float">
            <text:p>3.3433</text:p>
          </table:table-cell>
          <table:table-cell table:formula="of:=SQRT([.C190]*[.C190]+[.D190]*[.D190])" office:value-type="float" office:value="3.34362714876883" calcext:value-type="float">
            <text:p>3.34362714876883</text:p>
          </table:table-cell>
          <table:table-cell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0.47844" calcext:value-type="float">
            <text:p>0.47844</text:p>
          </table:table-cell>
          <table:table-cell office:value-type="float" office:value="0.048738" calcext:value-type="float">
            <text:p>0.048738</text:p>
          </table:table-cell>
          <table:table-cell office:value-type="float" office:value="3.3456" calcext:value-type="float">
            <text:p>3.3456</text:p>
          </table:table-cell>
          <table:table-cell table:formula="of:=SQRT([.C191]*[.C191]+[.D191]*[.D191])" office:value-type="float" office:value="3.34595498365474" calcext:value-type="float">
            <text:p>3.34595498365474</text:p>
          </table:table-cell>
          <table:table-cell/>
        </table:table-row>
        <table:table-row table:style-name="ro1">
          <table:table-cell office:value-type="float" office:value="13.119" calcext:value-type="float">
            <text:p>13.119</text:p>
          </table:table-cell>
          <table:table-cell office:value-type="float" office:value="0.46609" calcext:value-type="float">
            <text:p>0.46609</text:p>
          </table:table-cell>
          <table:table-cell office:value-type="float" office:value="0.05072" calcext:value-type="float">
            <text:p>0.05072</text:p>
          </table:table-cell>
          <table:table-cell office:value-type="float" office:value="3.3479" calcext:value-type="float">
            <text:p>3.3479</text:p>
          </table:table-cell>
          <table:table-cell table:formula="of:=SQRT([.C192]*[.C192]+[.D192]*[.D192])" office:value-type="float" office:value="3.34828417676875" calcext:value-type="float">
            <text:p>3.34828417676875</text:p>
          </table:table-cell>
          <table:table-cell/>
        </table:table-row>
        <table:table-row table:style-name="ro1">
          <table:table-cell office:value-type="float" office:value="13.189" calcext:value-type="float">
            <text:p>13.189</text:p>
          </table:table-cell>
          <table:table-cell office:value-type="float" office:value="0.44946" calcext:value-type="float">
            <text:p>0.44946</text:p>
          </table:table-cell>
          <table:table-cell office:value-type="float" office:value="0.054728" calcext:value-type="float">
            <text:p>0.054728</text:p>
          </table:table-cell>
          <table:table-cell office:value-type="float" office:value="3.3501" calcext:value-type="float">
            <text:p>3.3501</text:p>
          </table:table-cell>
          <table:table-cell table:formula="of:=SQRT([.C193]*[.C193]+[.D193]*[.D193])" office:value-type="float" office:value="3.3505469947434" calcext:value-type="float">
            <text:p>3.3505469947434</text:p>
          </table:table-cell>
          <table:table-cell/>
        </table:table-row>
        <table:table-row table:style-name="ro1">
          <table:table-cell office:value-type="float" office:value="13.258" calcext:value-type="float">
            <text:p>13.258</text:p>
          </table:table-cell>
          <table:table-cell office:value-type="float" office:value="0.43176" calcext:value-type="float">
            <text:p>0.43176</text:p>
          </table:table-cell>
          <table:table-cell office:value-type="float" office:value="0.059248" calcext:value-type="float">
            <text:p>0.059248</text:p>
          </table:table-cell>
          <table:table-cell office:value-type="float" office:value="3.3521" calcext:value-type="float">
            <text:p>3.3521</text:p>
          </table:table-cell>
          <table:table-cell table:formula="of:=SQRT([.C194]*[.C194]+[.D194]*[.D194])" office:value-type="float" office:value="3.35262356006516" calcext:value-type="float">
            <text:p>3.35262356006516</text:p>
          </table:table-cell>
          <table:table-cell/>
        </table:table-row>
        <table:table-row table:style-name="ro1">
          <table:table-cell office:value-type="float" office:value="13.327" calcext:value-type="float">
            <text:p>13.327</text:p>
          </table:table-cell>
          <table:table-cell office:value-type="float" office:value="0.41383" calcext:value-type="float">
            <text:p>0.41383</text:p>
          </table:table-cell>
          <table:table-cell office:value-type="float" office:value="0.063884" calcext:value-type="float">
            <text:p>0.063884</text:p>
          </table:table-cell>
          <table:table-cell office:value-type="float" office:value="3.3542" calcext:value-type="float">
            <text:p>3.3542</text:p>
          </table:table-cell>
          <table:table-cell table:formula="of:=SQRT([.C195]*[.C195]+[.D195]*[.D195])" office:value-type="float" office:value="3.35480831128337" calcext:value-type="float">
            <text:p>3.35480831128337</text:p>
          </table:table-cell>
          <table:table-cell/>
        </table:table-row>
        <table:table-row table:style-name="ro1">
          <table:table-cell office:value-type="float" office:value="13.396" calcext:value-type="float">
            <text:p>13.396</text:p>
          </table:table-cell>
          <table:table-cell office:value-type="float" office:value="0.39567" calcext:value-type="float">
            <text:p>0.39567</text:p>
          </table:table-cell>
          <table:table-cell office:value-type="float" office:value="0.068636" calcext:value-type="float">
            <text:p>0.068636</text:p>
          </table:table-cell>
          <table:table-cell office:value-type="float" office:value="3.3562" calcext:value-type="float">
            <text:p>3.3562</text:p>
          </table:table-cell>
          <table:table-cell table:formula="of:=SQRT([.C196]*[.C196]+[.D196]*[.D196])" office:value-type="float" office:value="3.35690174722109" calcext:value-type="float">
            <text:p>3.35690174722109</text:p>
          </table:table-cell>
          <table:table-cell/>
        </table:table-row>
        <table:table-row table:style-name="ro1">
          <table:table-cell office:value-type="float" office:value="13.465" calcext:value-type="float">
            <text:p>13.465</text:p>
          </table:table-cell>
          <table:table-cell office:value-type="float" office:value="0.37728" calcext:value-type="float">
            <text:p>0.37728</text:p>
          </table:table-cell>
          <table:table-cell office:value-type="float" office:value="0.073503" calcext:value-type="float">
            <text:p>0.073503</text:p>
          </table:table-cell>
          <table:table-cell office:value-type="float" office:value="3.3583" calcext:value-type="float">
            <text:p>3.3583</text:p>
          </table:table-cell>
          <table:table-cell table:formula="of:=SQRT([.C197]*[.C197]+[.D197]*[.D197])" office:value-type="float" office:value="3.35910428254453" calcext:value-type="float">
            <text:p>3.35910428254453</text:p>
          </table:table-cell>
          <table:table-cell/>
        </table:table-row>
        <table:table-row table:style-name="ro1">
          <table:table-cell office:value-type="float" office:value="13.534" calcext:value-type="float">
            <text:p>13.534</text:p>
          </table:table-cell>
          <table:table-cell office:value-type="float" office:value="0.35866" calcext:value-type="float">
            <text:p>0.35866</text:p>
          </table:table-cell>
          <table:table-cell office:value-type="float" office:value="0.078485" calcext:value-type="float">
            <text:p>0.078485</text:p>
          </table:table-cell>
          <table:table-cell office:value-type="float" office:value="3.3603" calcext:value-type="float">
            <text:p>3.3603</text:p>
          </table:table-cell>
          <table:table-cell table:formula="of:=SQRT([.C198]*[.C198]+[.D198]*[.D198])" office:value-type="float" office:value="3.3612164442691" calcext:value-type="float">
            <text:p>3.3612164442691</text:p>
          </table:table-cell>
          <table:table-cell/>
        </table:table-row>
        <table:table-row table:style-name="ro1">
          <table:table-cell office:value-type="float" office:value="13.603" calcext:value-type="float">
            <text:p>13.603</text:p>
          </table:table-cell>
          <table:table-cell office:value-type="float" office:value="0.33981" calcext:value-type="float">
            <text:p>0.33981</text:p>
          </table:table-cell>
          <table:table-cell office:value-type="float" office:value="0.083583" calcext:value-type="float">
            <text:p>0.083583</text:p>
          </table:table-cell>
          <table:table-cell office:value-type="float" office:value="3.3623" calcext:value-type="float">
            <text:p>3.3623</text:p>
          </table:table-cell>
          <table:table-cell table:formula="of:=SQRT([.C199]*[.C199]+[.D199]*[.D199])" office:value-type="float" office:value="3.36333872928211" calcext:value-type="float">
            <text:p>3.36333872928211</text:p>
          </table:table-cell>
          <table:table-cell/>
        </table:table-row>
        <table:table-row table:style-name="ro1">
          <table:table-cell office:value-type="float" office:value="13.672" calcext:value-type="float">
            <text:p>13.672</text:p>
          </table:table-cell>
          <table:table-cell office:value-type="float" office:value="0.32073" calcext:value-type="float">
            <text:p>0.32073</text:p>
          </table:table-cell>
          <table:table-cell office:value-type="float" office:value="0.088795" calcext:value-type="float">
            <text:p>0.088795</text:p>
          </table:table-cell>
          <table:table-cell office:value-type="float" office:value="3.3643" calcext:value-type="float">
            <text:p>3.3643</text:p>
          </table:table-cell>
          <table:table-cell table:formula="of:=SQRT([.C200]*[.C200]+[.D200]*[.D200])" office:value-type="float" office:value="3.36547159281207" calcext:value-type="float">
            <text:p>3.36547159281207</text:p>
          </table:table-cell>
          <table:table-cell/>
        </table:table-row>
        <table:table-row table:style-name="ro1">
          <table:table-cell office:value-type="float" office:value="13.741" calcext:value-type="float">
            <text:p>13.741</text:p>
          </table:table-cell>
          <table:table-cell office:value-type="float" office:value="0.30142" calcext:value-type="float">
            <text:p>0.30142</text:p>
          </table:table-cell>
          <table:table-cell office:value-type="float" office:value="0.094123" calcext:value-type="float">
            <text:p>0.094123</text:p>
          </table:table-cell>
          <table:table-cell office:value-type="float" office:value="3.3662" calcext:value-type="float">
            <text:p>3.3662</text:p>
          </table:table-cell>
          <table:table-cell table:formula="of:=SQRT([.C201]*[.C201]+[.D201]*[.D201])" office:value-type="float" office:value="3.36751563903258" calcext:value-type="float">
            <text:p>3.36751563903258</text:p>
          </table:table-cell>
          <table:table-cell/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0.28188" calcext:value-type="float">
            <text:p>0.28188</text:p>
          </table:table-cell>
          <table:table-cell office:value-type="float" office:value="0.099565" calcext:value-type="float">
            <text:p>0.099565</text:p>
          </table:table-cell>
          <table:table-cell office:value-type="float" office:value="3.3682" calcext:value-type="float">
            <text:p>3.3682</text:p>
          </table:table-cell>
          <table:table-cell table:formula="of:=SQRT([.C202]*[.C202]+[.D202]*[.D202])" office:value-type="float" office:value="3.36967126426674" calcext:value-type="float">
            <text:p>3.36967126426674</text:p>
          </table:table-cell>
          <table:table-cell/>
        </table:table-row>
        <table:table-row table:style-name="ro1">
          <table:table-cell office:value-type="float" office:value="13.879" calcext:value-type="float">
            <text:p>13.879</text:p>
          </table:table-cell>
          <table:table-cell office:value-type="float" office:value="0.26211" calcext:value-type="float">
            <text:p>0.26211</text:p>
          </table:table-cell>
          <table:table-cell office:value-type="float" office:value="0.10512" calcext:value-type="float">
            <text:p>0.10512</text:p>
          </table:table-cell>
          <table:table-cell office:value-type="float" office:value="3.3701" calcext:value-type="float">
            <text:p>3.3701</text:p>
          </table:table-cell>
          <table:table-cell table:formula="of:=SQRT([.C203]*[.C203]+[.D203]*[.D203])" office:value-type="float" office:value="3.37173905046046" calcext:value-type="float">
            <text:p>3.37173905046046</text:p>
          </table:table-cell>
          <table:table-cell/>
        </table:table-row>
        <table:table-row table:style-name="ro1">
          <table:table-cell office:value-type="float" office:value="13.948" calcext:value-type="float">
            <text:p>13.948</text:p>
          </table:table-cell>
          <table:table-cell office:value-type="float" office:value="0.24212" calcext:value-type="float">
            <text:p>0.24212</text:p>
          </table:table-cell>
          <table:table-cell office:value-type="float" office:value="0.11079" calcext:value-type="float">
            <text:p>0.11079</text:p>
          </table:table-cell>
          <table:table-cell office:value-type="float" office:value="3.372" calcext:value-type="float">
            <text:p>3.372</text:p>
          </table:table-cell>
          <table:table-cell table:formula="of:=SQRT([.C204]*[.C204]+[.D204]*[.D204])" office:value-type="float" office:value="3.37381956009802" calcext:value-type="float">
            <text:p>3.37381956009802</text:p>
          </table:table-cell>
          <table:table-cell/>
        </table:table-row>
        <table:table-row table:style-name="ro1">
          <table:table-cell office:value-type="float" office:value="14.017" calcext:value-type="float">
            <text:p>14.017</text:p>
          </table:table-cell>
          <table:table-cell office:value-type="float" office:value="0.22189" calcext:value-type="float">
            <text:p>0.22189</text:p>
          </table:table-cell>
          <table:table-cell office:value-type="float" office:value="0.11658" calcext:value-type="float">
            <text:p>0.11658</text:p>
          </table:table-cell>
          <table:table-cell office:value-type="float" office:value="3.3739" calcext:value-type="float">
            <text:p>3.3739</text:p>
          </table:table-cell>
          <table:table-cell table:formula="of:=SQRT([.C205]*[.C205]+[.D205]*[.D205])" office:value-type="float" office:value="3.3759135217597" calcext:value-type="float">
            <text:p>3.3759135217597</text:p>
          </table:table-cell>
          <table:table-cell/>
        </table:table-row>
        <table:table-row table:style-name="ro1">
          <table:table-cell office:value-type="float" office:value="14.086" calcext:value-type="float">
            <text:p>14.086</text:p>
          </table:table-cell>
          <table:table-cell office:value-type="float" office:value="0.20144" calcext:value-type="float">
            <text:p>0.20144</text:p>
          </table:table-cell>
          <table:table-cell office:value-type="float" office:value="0.12248" calcext:value-type="float">
            <text:p>0.12248</text:p>
          </table:table-cell>
          <table:table-cell office:value-type="float" office:value="3.3758" calcext:value-type="float">
            <text:p>3.3758</text:p>
          </table:table-cell>
          <table:table-cell table:formula="of:=SQRT([.C206]*[.C206]+[.D206]*[.D206])" office:value-type="float" office:value="3.37802116488337" calcext:value-type="float">
            <text:p>3.37802116488337</text:p>
          </table:table-cell>
          <table:table-cell/>
        </table:table-row>
        <table:table-row table:style-name="ro1">
          <table:table-cell office:value-type="float" office:value="14.155" calcext:value-type="float">
            <text:p>14.155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0.12849" calcext:value-type="float">
            <text:p>0.12849</text:p>
          </table:table-cell>
          <table:table-cell office:value-type="float" office:value="3.3777" calcext:value-type="float">
            <text:p>3.3777</text:p>
          </table:table-cell>
          <table:table-cell table:formula="of:=SQRT([.C207]*[.C207]+[.D207]*[.D207])" office:value-type="float" office:value="3.38014303988751" calcext:value-type="float">
            <text:p>3.38014303988751</text:p>
          </table:table-cell>
          <table:table-cell/>
        </table:table-row>
        <table:table-row table:style-name="ro1">
          <table:table-cell office:value-type="float" office:value="14.224" calcext:value-type="float">
            <text:p>14.224</text:p>
          </table:table-cell>
          <table:table-cell office:value-type="float" office:value="0.15777" calcext:value-type="float">
            <text:p>0.15777</text:p>
          </table:table-cell>
          <table:table-cell office:value-type="float" office:value="0.1349" calcext:value-type="float">
            <text:p>0.1349</text:p>
          </table:table-cell>
          <table:table-cell office:value-type="float" office:value="3.3809" calcext:value-type="float">
            <text:p>3.3809</text:p>
          </table:table-cell>
          <table:table-cell table:formula="of:=SQRT([.C208]*[.C208]+[.D208]*[.D208])" office:value-type="float" office:value="3.38359022637198" calcext:value-type="float">
            <text:p>3.38359022637198</text:p>
          </table:table-cell>
          <table:table-cell/>
        </table:table-row>
        <table:table-row table:style-name="ro1">
          <table:table-cell office:value-type="float" office:value="14.293" calcext:value-type="float">
            <text:p>14.293</text:p>
          </table:table-cell>
          <table:table-cell office:value-type="float" office:value="0.13267" calcext:value-type="float">
            <text:p>0.13267</text:p>
          </table:table-cell>
          <table:table-cell office:value-type="float" office:value="0.1416" calcext:value-type="float">
            <text:p>0.1416</text:p>
          </table:table-cell>
          <table:table-cell office:value-type="float" office:value="3.3855" calcext:value-type="float">
            <text:p>3.3855</text:p>
          </table:table-cell>
          <table:table-cell table:formula="of:=SQRT([.C209]*[.C209]+[.D209]*[.D209])" office:value-type="float" office:value="3.38845994664243" calcext:value-type="float">
            <text:p>3.38845994664243</text:p>
          </table:table-cell>
          <table:table-cell/>
        </table:table-row>
        <table:table-row table:style-name="ro1">
          <table:table-cell office:value-type="float" office:value="14.362" calcext:value-type="float">
            <text:p>14.362</text:p>
          </table:table-cell>
          <table:table-cell office:value-type="float" office:value="0.10719" calcext:value-type="float">
            <text:p>0.10719</text:p>
          </table:table-cell>
          <table:table-cell office:value-type="float" office:value="0.14831" calcext:value-type="float">
            <text:p>0.14831</text:p>
          </table:table-cell>
          <table:table-cell office:value-type="float" office:value="3.3902" calcext:value-type="float">
            <text:p>3.3902</text:p>
          </table:table-cell>
          <table:table-cell table:formula="of:=SQRT([.C210]*[.C210]+[.D210]*[.D210])" office:value-type="float" office:value="3.39344248457227" calcext:value-type="float">
            <text:p>3.39344248457227</text:p>
          </table:table-cell>
          <table:table-cell/>
        </table:table-row>
        <table:table-row table:style-name="ro1">
          <table:table-cell office:value-type="float" office:value="14.431" calcext:value-type="float">
            <text:p>14.431</text:p>
          </table:table-cell>
          <table:table-cell office:value-type="float" office:value="0.081329" calcext:value-type="float">
            <text:p>0.081329</text:p>
          </table:table-cell>
          <table:table-cell office:value-type="float" office:value="0.15503" calcext:value-type="float">
            <text:p>0.15503</text:p>
          </table:table-cell>
          <table:table-cell office:value-type="float" office:value="3.395" calcext:value-type="float">
            <text:p>3.395</text:p>
          </table:table-cell>
          <table:table-cell table:formula="of:=SQRT([.C211]*[.C211]+[.D211]*[.D211])" office:value-type="float" office:value="3.39853781807706" calcext:value-type="float">
            <text:p>3.39853781807706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55089" calcext:value-type="float">
            <text:p>0.055089</text:p>
          </table:table-cell>
          <table:table-cell office:value-type="float" office:value="0.16178" calcext:value-type="float">
            <text:p>0.16178</text:p>
          </table:table-cell>
          <table:table-cell office:value-type="float" office:value="3.3999" calcext:value-type="float">
            <text:p>3.3999</text:p>
          </table:table-cell>
          <table:table-cell table:formula="of:=SQRT([.C212]*[.C212]+[.D212]*[.D212])" office:value-type="float" office:value="3.40374687343228" calcext:value-type="float">
            <text:p>3.40374687343228</text:p>
          </table:table-cell>
          <table:table-cell/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16854" calcext:value-type="float">
            <text:p>0.16854</text:p>
          </table:table-cell>
          <table:table-cell office:value-type="float" office:value="3.405" calcext:value-type="float">
            <text:p>3.405</text:p>
          </table:table-cell>
          <table:table-cell table:formula="of:=SQRT([.C213]*[.C213]+[.D213]*[.D213])" office:value-type="float" office:value="3.40916862762756" calcext:value-type="float">
            <text:p>3.40916862762756</text:p>
          </table:table-cell>
          <table:table-cell/>
        </table:table-row>
        <table:table-row table:style-name="ro1">
          <table:table-cell office:value-type="float" office:value="14.639" calcext:value-type="float">
            <text:p>14.639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17532" calcext:value-type="float">
            <text:p>0.17532</text:p>
          </table:table-cell>
          <table:table-cell office:value-type="float" office:value="3.4102" calcext:value-type="float">
            <text:p>3.4102</text:p>
          </table:table-cell>
          <table:table-cell table:formula="of:=SQRT([.C214]*[.C214]+[.D214]*[.D214])" office:value-type="float" office:value="3.41470366831443" calcext:value-type="float">
            <text:p>3.41470366831443</text:p>
          </table:table-cell>
          <table:table-cell/>
        </table:table-row>
        <table:table-row table:style-name="ro1">
          <table:table-cell office:value-type="float" office:value="14.708" calcext:value-type="float">
            <text:p>14.708</text:p>
          </table:table-cell>
          <table:table-cell office:value-type="float" office:value="-0.025906" calcext:value-type="float">
            <text:p>-0.025906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3.4156" calcext:value-type="float">
            <text:p>3.4156</text:p>
          </table:table-cell>
          <table:table-cell table:formula="of:=SQRT([.C215]*[.C215]+[.D215]*[.D215])" office:value-type="float" office:value="3.42045187868504" calcext:value-type="float">
            <text:p>3.42045187868504</text:p>
          </table:table-cell>
          <table:table-cell/>
        </table:table-row>
        <table:table-row table:style-name="ro1">
          <table:table-cell office:value-type="float" office:value="14.777" calcext:value-type="float">
            <text:p>14.777</text:p>
          </table:table-cell>
          <table:table-cell office:value-type="float" office:value="-0.05366" calcext:value-type="float">
            <text:p>-0.05366</text:p>
          </table:table-cell>
          <table:table-cell office:value-type="float" office:value="0.18893" calcext:value-type="float">
            <text:p>0.18893</text:p>
          </table:table-cell>
          <table:table-cell office:value-type="float" office:value="3.4211" calcext:value-type="float">
            <text:p>3.4211</text:p>
          </table:table-cell>
          <table:table-cell table:formula="of:=SQRT([.C216]*[.C216]+[.D216]*[.D216])" office:value-type="float" office:value="3.42631285128781" calcext:value-type="float">
            <text:p>3.42631285128781</text:p>
          </table:table-cell>
          <table:table-cell/>
        </table:table-row>
        <table:table-row table:style-name="ro1">
          <table:table-cell office:value-type="float" office:value="14.846" calcext:value-type="float">
            <text:p>14.846</text:p>
          </table:table-cell>
          <table:table-cell office:value-type="float" office:value="-0.081791" calcext:value-type="float">
            <text:p>-0.081791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3.4267" calcext:value-type="float">
            <text:p>3.4267</text:p>
          </table:table-cell>
          <table:table-cell table:formula="of:=SQRT([.C217]*[.C217]+[.D217]*[.D217])" office:value-type="float" office:value="3.4322871190505" calcext:value-type="float">
            <text:p>3.4322871190505</text:p>
          </table:table-cell>
          <table:table-cell/>
        </table:table-row>
        <table:table-row table:style-name="ro1">
          <table:table-cell office:value-type="float" office:value="14.915" calcext:value-type="float">
            <text:p>14.915</text:p>
          </table:table-cell>
          <table:table-cell office:value-type="float" office:value="-0.1103" calcext:value-type="float">
            <text:p>-0.1103</text:p>
          </table:table-cell>
          <table:table-cell office:value-type="float" office:value="0.20261" calcext:value-type="float">
            <text:p>0.20261</text:p>
          </table:table-cell>
          <table:table-cell office:value-type="float" office:value="3.4324" calcext:value-type="float">
            <text:p>3.4324</text:p>
          </table:table-cell>
          <table:table-cell table:formula="of:=SQRT([.C218]*[.C218]+[.D218]*[.D218])" office:value-type="float" office:value="3.43837469920019" calcext:value-type="float">
            <text:p>3.43837469920019</text:p>
          </table:table-cell>
          <table:table-cell/>
        </table:table-row>
        <table:table-row table:style-name="ro1">
          <table:table-cell office:value-type="float" office:value="14.984" calcext:value-type="float">
            <text:p>14.984</text:p>
          </table:table-cell>
          <table:table-cell office:value-type="float" office:value="-0.13919" calcext:value-type="float">
            <text:p>-0.13919</text:p>
          </table:table-cell>
          <table:table-cell office:value-type="float" office:value="0.20948" calcext:value-type="float">
            <text:p>0.20948</text:p>
          </table:table-cell>
          <table:table-cell office:value-type="float" office:value="3.4383" calcext:value-type="float">
            <text:p>3.4383</text:p>
          </table:table-cell>
          <table:table-cell table:formula="of:=SQRT([.C219]*[.C219]+[.D219]*[.D219])" office:value-type="float" office:value="3.44467542163264" calcext:value-type="float">
            <text:p>3.44467542163264</text:p>
          </table:table-cell>
          <table:table-cell/>
        </table:table-row>
        <table:table-row table:style-name="ro1">
          <table:table-cell office:value-type="float" office:value="15.053" calcext:value-type="float">
            <text:p>15.053</text:p>
          </table:table-cell>
          <table:table-cell office:value-type="float" office:value="-0.16845" calcext:value-type="float">
            <text:p>-0.16845</text:p>
          </table:table-cell>
          <table:table-cell office:value-type="float" office:value="0.21636" calcext:value-type="float">
            <text:p>0.21636</text:p>
          </table:table-cell>
          <table:table-cell office:value-type="float" office:value="3.4443" calcext:value-type="float">
            <text:p>3.4443</text:p>
          </table:table-cell>
          <table:table-cell table:formula="of:=SQRT([.C220]*[.C220]+[.D220]*[.D220])" office:value-type="float" office:value="3.45108883391894" calcext:value-type="float">
            <text:p>3.45108883391894</text:p>
          </table:table-cell>
          <table:table-cell/>
        </table:table-row>
        <table:table-row table:style-name="ro1">
          <table:table-cell office:value-type="float" office:value="15.122" calcext:value-type="float">
            <text:p>15.122</text:p>
          </table:table-cell>
          <table:table-cell office:value-type="float" office:value="-0.19808" calcext:value-type="float">
            <text:p>-0.19808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3.4504" calcext:value-type="float">
            <text:p>3.4504</text:p>
          </table:table-cell>
          <table:table-cell table:formula="of:=SQRT([.C221]*[.C221]+[.D221]*[.D221])" office:value-type="float" office:value="3.45761553496047" calcext:value-type="float">
            <text:p>3.45761553496047</text:p>
          </table:table-cell>
          <table:table-cell/>
        </table:table-row>
        <table:table-row table:style-name="ro1">
          <table:table-cell office:value-type="float" office:value="15.191" calcext:value-type="float">
            <text:p>15.191</text:p>
          </table:table-cell>
          <table:table-cell office:value-type="float" office:value="-0.2281" calcext:value-type="float">
            <text:p>-0.2281</text:p>
          </table:table-cell>
          <table:table-cell office:value-type="float" office:value="0.23018" calcext:value-type="float">
            <text:p>0.23018</text:p>
          </table:table-cell>
          <table:table-cell office:value-type="float" office:value="3.4567" calcext:value-type="float">
            <text:p>3.4567</text:p>
          </table:table-cell>
          <table:table-cell table:formula="of:=SQRT([.C222]*[.C222]+[.D222]*[.D222])" office:value-type="float" office:value="3.46435531122314" calcext:value-type="float">
            <text:p>3.46435531122314</text:p>
          </table:table-cell>
          <table:table-cell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-0.25848" calcext:value-type="float">
            <text:p>-0.25848</text:p>
          </table:table-cell>
          <table:table-cell office:value-type="float" office:value="0.23712" calcext:value-type="float">
            <text:p>0.23712</text:p>
          </table:table-cell>
          <table:table-cell office:value-type="float" office:value="3.4631" calcext:value-type="float">
            <text:p>3.4631</text:p>
          </table:table-cell>
          <table:table-cell table:formula="of:=SQRT([.C223]*[.C223]+[.D223]*[.D223])" office:value-type="float" office:value="3.47120836372581" calcext:value-type="float">
            <text:p>3.47120836372581</text:p>
          </table:table-cell>
          <table:table-cell/>
        </table:table-row>
        <table:table-row table:style-name="ro1">
          <table:table-cell office:value-type="float" office:value="15.329" calcext:value-type="float">
            <text:p>15.329</text:p>
          </table:table-cell>
          <table:table-cell office:value-type="float" office:value="-0.31483" calcext:value-type="float">
            <text:p>-0.31483</text:p>
          </table:table-cell>
          <table:table-cell office:value-type="float" office:value="0.24597" calcext:value-type="float">
            <text:p>0.24597</text:p>
          </table:table-cell>
          <table:table-cell office:value-type="float" office:value="3.4665" calcext:value-type="float">
            <text:p>3.4665</text:p>
          </table:table-cell>
          <table:table-cell table:formula="of:=SQRT([.C224]*[.C224]+[.D224]*[.D224])" office:value-type="float" office:value="3.47521560351297" calcext:value-type="float">
            <text:p>3.47521560351297</text:p>
          </table:table-cell>
          <table:table-cell/>
        </table:table-row>
        <table:table-row table:style-name="ro1">
          <table:table-cell office:value-type="float" office:value="15.398" calcext:value-type="float">
            <text:p>15.398</text:p>
          </table:table-cell>
          <table:table-cell office:value-type="float" office:value="-0.39182" calcext:value-type="float">
            <text:p>-0.39182</text:p>
          </table:table-cell>
          <table:table-cell office:value-type="float" office:value="0.2469" calcext:value-type="float">
            <text:p>0.2469</text:p>
          </table:table-cell>
          <table:table-cell office:value-type="float" office:value="3.4409" calcext:value-type="float">
            <text:p>3.4409</text:p>
          </table:table-cell>
          <table:table-cell table:formula="of:=SQRT([.C225]*[.C225]+[.D225]*[.D225])" office:value-type="float" office:value="3.44974671823889" calcext:value-type="float">
            <text:p>3.44974671823889</text:p>
          </table:table-cell>
          <table:table-cell/>
        </table:table-row>
        <table:table-row table:style-name="ro1">
          <table:table-cell office:value-type="float" office:value="15.467" calcext:value-type="float">
            <text:p>15.467</text:p>
          </table:table-cell>
          <table:table-cell office:value-type="float" office:value="-0.46745" calcext:value-type="float">
            <text:p>-0.46745</text:p>
          </table:table-cell>
          <table:table-cell office:value-type="float" office:value="0.25092" calcext:value-type="float">
            <text:p>0.25092</text:p>
          </table:table-cell>
          <table:table-cell office:value-type="float" office:value="3.4268" calcext:value-type="float">
            <text:p>3.4268</text:p>
          </table:table-cell>
          <table:table-cell table:formula="of:=SQRT([.C226]*[.C226]+[.D226]*[.D226])" office:value-type="float" office:value="3.43597425578248" calcext:value-type="float">
            <text:p>3.43597425578248</text:p>
          </table:table-cell>
          <table:table-cell/>
        </table:table-row>
        <table:table-row table:style-name="ro1">
          <table:table-cell office:value-type="float" office:value="15.536" calcext:value-type="float">
            <text:p>15.536</text:p>
          </table:table-cell>
          <table:table-cell office:value-type="float" office:value="-0.54172" calcext:value-type="float">
            <text:p>-0.54172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3.4243" calcext:value-type="float">
            <text:p>3.4243</text:p>
          </table:table-cell>
          <table:table-cell table:formula="of:=SQRT([.C227]*[.C227]+[.D227]*[.D227])" office:value-type="float" office:value="3.43400936115498" calcext:value-type="float">
            <text:p>3.43400936115498</text:p>
          </table:table-cell>
          <table:table-cell/>
        </table:table-row>
        <table:table-row table:style-name="ro1">
          <table:table-cell office:value-type="float" office:value="15.605" calcext:value-type="float">
            <text:p>15.605</text:p>
          </table:table-cell>
          <table:table-cell office:value-type="float" office:value="-0.61461" calcext:value-type="float">
            <text:p>-0.61461</text:p>
          </table:table-cell>
          <table:table-cell office:value-type="float" office:value="0.26829" calcext:value-type="float">
            <text:p>0.26829</text:p>
          </table:table-cell>
          <table:table-cell office:value-type="float" office:value="3.4334" calcext:value-type="float">
            <text:p>3.4334</text:p>
          </table:table-cell>
          <table:table-cell table:formula="of:=SQRT([.C228]*[.C228]+[.D228]*[.D228])" office:value-type="float" office:value="3.44386629881301" calcext:value-type="float">
            <text:p>3.44386629881301</text:p>
          </table:table-cell>
          <table:table-cell/>
        </table:table-row>
        <table:table-row table:style-name="ro1">
          <table:table-cell office:value-type="float" office:value="15.674" calcext:value-type="float">
            <text:p>15.674</text:p>
          </table:table-cell>
          <table:table-cell office:value-type="float" office:value="-0.68613" calcext:value-type="float">
            <text:p>-0.68613</text:p>
          </table:table-cell>
          <table:table-cell office:value-type="float" office:value="0.28166" calcext:value-type="float">
            <text:p>0.28166</text:p>
          </table:table-cell>
          <table:table-cell office:value-type="float" office:value="3.4541" calcext:value-type="float">
            <text:p>3.4541</text:p>
          </table:table-cell>
          <table:table-cell table:formula="of:=SQRT([.C229]*[.C229]+[.D229]*[.D229])" office:value-type="float" office:value="3.4655647686344" calcext:value-type="float">
            <text:p>3.4655647686344</text:p>
          </table:table-cell>
          <table:table-cell/>
        </table:table-row>
        <table:table-row table:style-name="ro1">
          <table:table-cell office:value-type="float" office:value="15.743" calcext:value-type="float">
            <text:p>15.743</text:p>
          </table:table-cell>
          <table:table-cell office:value-type="float" office:value="-0.75626" calcext:value-type="float">
            <text:p>-0.75626</text:p>
          </table:table-cell>
          <table:table-cell office:value-type="float" office:value="0.29817" calcext:value-type="float">
            <text:p>0.29817</text:p>
          </table:table-cell>
          <table:table-cell office:value-type="float" office:value="3.4865" calcext:value-type="float">
            <text:p>3.4865</text:p>
          </table:table-cell>
          <table:table-cell table:formula="of:=SQRT([.C230]*[.C230]+[.D230]*[.D230])" office:value-type="float" office:value="3.49922671441849" calcext:value-type="float">
            <text:p>3.49922671441849</text:p>
          </table:table-cell>
          <table:table-cell/>
        </table:table-row>
        <table:table-row table:style-name="ro1">
          <table:table-cell office:value-type="float" office:value="15.812" calcext:value-type="float">
            <text:p>15.812</text:p>
          </table:table-cell>
          <table:table-cell office:value-type="float" office:value="-0.81725" calcext:value-type="float">
            <text:p>-0.81725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3.5216" calcext:value-type="float">
            <text:p>3.5216</text:p>
          </table:table-cell>
          <table:table-cell table:formula="of:=SQRT([.C231]*[.C231]+[.D231]*[.D231])" office:value-type="float" office:value="3.53583604553435" calcext:value-type="float">
            <text:p>3.53583604553435</text:p>
          </table:table-cell>
          <table:table-cell/>
        </table:table-row>
        <table:table-row table:style-name="ro1">
          <table:table-cell office:value-type="float" office:value="15.881" calcext:value-type="float">
            <text:p>15.881</text:p>
          </table:table-cell>
          <table:table-cell office:value-type="float" office:value="-0.83528" calcext:value-type="float">
            <text:p>-0.83528</text:p>
          </table:table-cell>
          <table:table-cell office:value-type="float" office:value="0.33316" calcext:value-type="float">
            <text:p>0.33316</text:p>
          </table:table-cell>
          <table:table-cell office:value-type="float" office:value="3.5165" calcext:value-type="float">
            <text:p>3.5165</text:p>
          </table:table-cell>
          <table:table-cell table:formula="of:=SQRT([.C232]*[.C232]+[.D232]*[.D232])" office:value-type="float" office:value="3.5322468537179" calcext:value-type="float">
            <text:p>3.5322468537179</text:p>
          </table:table-cell>
          <table:table-cell/>
        </table:table-row>
        <table:table-row table:style-name="ro1">
          <table:table-cell office:value-type="float" office:value="15.951" calcext:value-type="float">
            <text:p>15.951</text:p>
          </table:table-cell>
          <table:table-cell office:value-type="float" office:value="-0.8484" calcext:value-type="float">
            <text:p>-0.8484</text:p>
          </table:table-cell>
          <table:table-cell office:value-type="float" office:value="0.35031" calcext:value-type="float">
            <text:p>0.35031</text:p>
          </table:table-cell>
          <table:table-cell office:value-type="float" office:value="3.5129" calcext:value-type="float">
            <text:p>3.5129</text:p>
          </table:table-cell>
          <table:table-cell table:formula="of:=SQRT([.C233]*[.C233]+[.D233]*[.D233])" office:value-type="float" office:value="3.5303234279737" calcext:value-type="float">
            <text:p>3.5303234279737</text:p>
          </table:table-cell>
          <table:table-cell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-0.85462" calcext:value-type="float">
            <text:p>-0.85462</text:p>
          </table:table-cell>
          <table:table-cell office:value-type="float" office:value="0.37281" calcext:value-type="float">
            <text:p>0.37281</text:p>
          </table:table-cell>
          <table:table-cell office:value-type="float" office:value="3.4982" calcext:value-type="float">
            <text:p>3.4982</text:p>
          </table:table-cell>
          <table:table-cell table:formula="of:=SQRT([.C234]*[.C234]+[.D234]*[.D234])" office:value-type="float" office:value="3.51800945651088" calcext:value-type="float">
            <text:p>3.51800945651088</text:p>
          </table:table-cell>
          <table:table-cell/>
        </table:table-row>
        <table:table-row table:style-name="ro1">
          <table:table-cell office:value-type="float" office:value="16.089" calcext:value-type="float">
            <text:p>16.089</text:p>
          </table:table-cell>
          <table:table-cell office:value-type="float" office:value="-0.85078" calcext:value-type="float">
            <text:p>-0.85078</text:p>
          </table:table-cell>
          <table:table-cell office:value-type="float" office:value="0.40214" calcext:value-type="float">
            <text:p>0.40214</text:p>
          </table:table-cell>
          <table:table-cell office:value-type="float" office:value="3.4696" calcext:value-type="float">
            <text:p>3.4696</text:p>
          </table:table-cell>
          <table:table-cell table:formula="of:=SQRT([.C235]*[.C235]+[.D235]*[.D235])" office:value-type="float" office:value="3.49282704118025" calcext:value-type="float">
            <text:p>3.49282704118025</text:p>
          </table:table-cell>
          <table:table-cell/>
        </table:table-row>
        <table:table-row table:style-name="ro1">
          <table:table-cell office:value-type="float" office:value="16.158" calcext:value-type="float">
            <text:p>16.158</text:p>
          </table:table-cell>
          <table:table-cell office:value-type="float" office:value="-0.83858" calcext:value-type="float">
            <text:p>-0.83858</text:p>
          </table:table-cell>
          <table:table-cell office:value-type="float" office:value="0.43232" calcext:value-type="float">
            <text:p>0.43232</text:p>
          </table:table-cell>
          <table:table-cell office:value-type="float" office:value="3.445" calcext:value-type="float">
            <text:p>3.445</text:p>
          </table:table-cell>
          <table:table-cell table:formula="of:=SQRT([.C236]*[.C236]+[.D236]*[.D236])" office:value-type="float" office:value="3.47202038911064" calcext:value-type="float">
            <text:p>3.47202038911064</text:p>
          </table:table-cell>
          <table:table-cell/>
        </table:table-row>
        <table:table-row table:style-name="ro1">
          <table:table-cell office:value-type="float" office:value="16.227" calcext:value-type="float">
            <text:p>16.227</text:p>
          </table:table-cell>
          <table:table-cell office:value-type="float" office:value="-0.81799" calcext:value-type="float">
            <text:p>-0.81799</text:p>
          </table:table-cell>
          <table:table-cell office:value-type="float" office:value="0.46335" calcext:value-type="float">
            <text:p>0.46335</text:p>
          </table:table-cell>
          <table:table-cell office:value-type="float" office:value="3.4245" calcext:value-type="float">
            <text:p>3.4245</text:p>
          </table:table-cell>
          <table:table-cell table:formula="of:=SQRT([.C237]*[.C237]+[.D237]*[.D237])" office:value-type="float" office:value="3.4557044828081" calcext:value-type="float">
            <text:p>3.4557044828081</text:p>
          </table:table-cell>
          <table:table-cell/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-0.78897" calcext:value-type="float">
            <text:p>-0.78897</text:p>
          </table:table-cell>
          <table:table-cell office:value-type="float" office:value="0.49522" calcext:value-type="float">
            <text:p>0.49522</text:p>
          </table:table-cell>
          <table:table-cell office:value-type="float" office:value="3.408" calcext:value-type="float">
            <text:p>3.408</text:p>
          </table:table-cell>
          <table:table-cell table:formula="of:=SQRT([.C238]*[.C238]+[.D238]*[.D238])" office:value-type="float" office:value="3.44379250948718" calcext:value-type="float">
            <text:p>3.44379250948718</text:p>
          </table:table-cell>
          <table:table-cell/>
        </table:table-row>
        <table:table-row table:style-name="ro1">
          <table:table-cell office:value-type="float" office:value="16.365" calcext:value-type="float">
            <text:p>16.365</text:p>
          </table:table-cell>
          <table:table-cell office:value-type="float" office:value="-0.75149" calcext:value-type="float">
            <text:p>-0.75149</text:p>
          </table:table-cell>
          <table:table-cell office:value-type="float" office:value="0.52795" calcext:value-type="float">
            <text:p>0.52795</text:p>
          </table:table-cell>
          <table:table-cell office:value-type="float" office:value="3.3956" calcext:value-type="float">
            <text:p>3.3956</text:p>
          </table:table-cell>
          <table:table-cell table:formula="of:=SQRT([.C239]*[.C239]+[.D239]*[.D239])" office:value-type="float" office:value="3.43639790514719" calcext:value-type="float">
            <text:p>3.43639790514719</text:p>
          </table:table-cell>
          <table:table-cell/>
        </table:table-row>
        <table:table-row table:style-name="ro1">
          <table:table-cell office:value-type="float" office:value="16.434" calcext:value-type="float">
            <text:p>16.434</text:p>
          </table:table-cell>
          <table:table-cell office:value-type="float" office:value="-0.70552" calcext:value-type="float">
            <text:p>-0.70552</text:p>
          </table:table-cell>
          <table:table-cell office:value-type="float" office:value="0.56154" calcext:value-type="float">
            <text:p>0.56154</text:p>
          </table:table-cell>
          <table:table-cell office:value-type="float" office:value="3.3872" calcext:value-type="float">
            <text:p>3.3872</text:p>
          </table:table-cell>
          <table:table-cell table:formula="of:=SQRT([.C240]*[.C240]+[.D240]*[.D240])" office:value-type="float" office:value="3.433431375694" calcext:value-type="float">
            <text:p>3.433431375694</text:p>
          </table:table-cell>
          <table:table-cell/>
        </table:table-row>
        <table:table-row table:style-name="ro1">
          <table:table-cell office:value-type="float" office:value="16.503" calcext:value-type="float">
            <text:p>16.503</text:p>
          </table:table-cell>
          <table:table-cell office:value-type="float" office:value="-0.67385" calcext:value-type="float">
            <text:p>-0.67385</text:p>
          </table:table-cell>
          <table:table-cell office:value-type="float" office:value="0.58742" calcext:value-type="float">
            <text:p>0.58742</text:p>
          </table:table-cell>
          <table:table-cell office:value-type="float" office:value="3.3754" calcext:value-type="float">
            <text:p>3.3754</text:p>
          </table:table-cell>
          <table:table-cell table:formula="of:=SQRT([.C241]*[.C241]+[.D241]*[.D241])" office:value-type="float" office:value="3.42613301207061" calcext:value-type="float">
            <text:p>3.42613301207061</text:p>
          </table:table-cell>
          <table:table-cell/>
        </table:table-row>
        <table:table-row table:style-name="ro1">
          <table:table-cell office:value-type="float" office:value="16.572" calcext:value-type="float">
            <text:p>16.572</text:p>
          </table:table-cell>
          <table:table-cell office:value-type="float" office:value="-0.65471" calcext:value-type="float">
            <text:p>-0.65471</text:p>
          </table:table-cell>
          <table:table-cell office:value-type="float" office:value="0.60685" calcext:value-type="float">
            <text:p>0.60685</text:p>
          </table:table-cell>
          <table:table-cell office:value-type="float" office:value="3.3618" calcext:value-type="float">
            <text:p>3.3618</text:p>
          </table:table-cell>
          <table:table-cell table:formula="of:=SQRT([.C242]*[.C242]+[.D242]*[.D242])" office:value-type="float" office:value="3.41613321790881" calcext:value-type="float">
            <text:p>3.41613321790881</text:p>
          </table:table-cell>
          <table:table-cell/>
        </table:table-row>
        <table:table-row table:style-name="ro1">
          <table:table-cell office:value-type="float" office:value="16.641" calcext:value-type="float">
            <text:p>16.641</text:p>
          </table:table-cell>
          <table:table-cell office:value-type="float" office:value="-0.63482" calcext:value-type="float">
            <text:p>-0.63482</text:p>
          </table:table-cell>
          <table:table-cell office:value-type="float" office:value="0.62494" calcext:value-type="float">
            <text:p>0.62494</text:p>
          </table:table-cell>
          <table:table-cell office:value-type="float" office:value="3.3511" calcext:value-type="float">
            <text:p>3.3511</text:p>
          </table:table-cell>
          <table:table-cell table:formula="of:=SQRT([.C243]*[.C243]+[.D243]*[.D243])" office:value-type="float" office:value="3.40887389229933" calcext:value-type="float">
            <text:p>3.40887389229933</text:p>
          </table:table-cell>
          <table:table-cell/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-0.58687" calcext:value-type="float">
            <text:p>-0.58687</text:p>
          </table:table-cell>
          <table:table-cell office:value-type="float" office:value="0.63499" calcext:value-type="float">
            <text:p>0.63499</text:p>
          </table:table-cell>
          <table:table-cell office:value-type="float" office:value="3.322" calcext:value-type="float">
            <text:p>3.322</text:p>
          </table:table-cell>
          <table:table-cell table:formula="of:=SQRT([.C244]*[.C244]+[.D244]*[.D244])" office:value-type="float" office:value="3.38214374326403" calcext:value-type="float">
            <text:p>3.38214374326403</text:p>
          </table:table-cell>
          <table:table-cell/>
        </table:table-row>
        <table:table-row table:style-name="ro1">
          <table:table-cell office:value-type="float" office:value="16.779" calcext:value-type="float">
            <text:p>16.779</text:p>
          </table:table-cell>
          <table:table-cell office:value-type="float" office:value="-0.53837" calcext:value-type="float">
            <text:p>-0.53837</text:p>
          </table:table-cell>
          <table:table-cell office:value-type="float" office:value="0.64435" calcext:value-type="float">
            <text:p>0.64435</text:p>
          </table:table-cell>
          <table:table-cell office:value-type="float" office:value="3.2953" calcext:value-type="float">
            <text:p>3.2953</text:p>
          </table:table-cell>
          <table:table-cell table:formula="of:=SQRT([.C245]*[.C245]+[.D245]*[.D245])" office:value-type="float" office:value="3.35770591513015" calcext:value-type="float">
            <text:p>3.35770591513015</text:p>
          </table:table-cell>
          <table:table-cell/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-0.49403" calcext:value-type="float">
            <text:p>-0.49403</text:p>
          </table:table-cell>
          <table:table-cell office:value-type="float" office:value="0.65421" calcext:value-type="float">
            <text:p>0.65421</text:p>
          </table:table-cell>
          <table:table-cell office:value-type="float" office:value="3.275" calcext:value-type="float">
            <text:p>3.275</text:p>
          </table:table-cell>
          <table:table-cell table:formula="of:=SQRT([.C246]*[.C246]+[.D246]*[.D246])" office:value-type="float" office:value="3.33970293949926" calcext:value-type="float">
            <text:p>3.33970293949926</text:p>
          </table:table-cell>
          <table:table-cell/>
        </table:table-row>
        <table:table-row table:style-name="ro1">
          <table:table-cell office:value-type="float" office:value="16.917" calcext:value-type="float">
            <text:p>16.917</text:p>
          </table:table-cell>
          <table:table-cell office:value-type="float" office:value="-0.45386" calcext:value-type="float">
            <text:p>-0.45386</text:p>
          </table:table-cell>
          <table:table-cell office:value-type="float" office:value="0.66457" calcext:value-type="float">
            <text:p>0.66457</text:p>
          </table:table-cell>
          <table:table-cell office:value-type="float" office:value="3.2608" calcext:value-type="float">
            <text:p>3.2608</text:p>
          </table:table-cell>
          <table:table-cell table:formula="of:=SQRT([.C247]*[.C247]+[.D247]*[.D247])" office:value-type="float" office:value="3.32783261671918" calcext:value-type="float">
            <text:p>3.32783261671918</text:p>
          </table:table-cell>
          <table:table-cell/>
        </table:table-row>
        <table:table-row table:style-name="ro1">
          <table:table-cell office:value-type="float" office:value="16.986" calcext:value-type="float">
            <text:p>16.986</text:p>
          </table:table-cell>
          <table:table-cell office:value-type="float" office:value="-0.41788" calcext:value-type="float">
            <text:p>-0.41788</text:p>
          </table:table-cell>
          <table:table-cell office:value-type="float" office:value="0.67544" calcext:value-type="float">
            <text:p>0.67544</text:p>
          </table:table-cell>
          <table:table-cell office:value-type="float" office:value="3.253" calcext:value-type="float">
            <text:p>3.253</text:p>
          </table:table-cell>
          <table:table-cell table:formula="of:=SQRT([.C248]*[.C248]+[.D248]*[.D248])" office:value-type="float" office:value="3.3223829089375" calcext:value-type="float">
            <text:p>3.3223829089375</text:p>
          </table:table-cell>
          <table:table-cell/>
        </table:table-row>
        <table:table-row table:style-name="ro1">
          <table:table-cell office:value-type="float" office:value="17.055" calcext:value-type="float">
            <text:p>17.055</text:p>
          </table:table-cell>
          <table:table-cell office:value-type="float" office:value="-0.38611" calcext:value-type="float">
            <text:p>-0.38611</text:p>
          </table:table-cell>
          <table:table-cell office:value-type="float" office:value="0.68681" calcext:value-type="float">
            <text:p>0.68681</text:p>
          </table:table-cell>
          <table:table-cell office:value-type="float" office:value="3.2514" calcext:value-type="float">
            <text:p>3.2514</text:p>
          </table:table-cell>
          <table:table-cell table:formula="of:=SQRT([.C249]*[.C249]+[.D249]*[.D249])" office:value-type="float" office:value="3.32314759469091" calcext:value-type="float">
            <text:p>3.32314759469091</text:p>
          </table:table-cell>
          <table:table-cell/>
        </table:table-row>
        <table:table-row table:style-name="ro1">
          <table:table-cell office:value-type="float" office:value="17.124" calcext:value-type="float">
            <text:p>17.124</text:p>
          </table:table-cell>
          <table:table-cell office:value-type="float" office:value="-0.35856" calcext:value-type="float">
            <text:p>-0.35856</text:p>
          </table:table-cell>
          <table:table-cell office:value-type="float" office:value="0.6987" calcext:value-type="float">
            <text:p>0.6987</text:p>
          </table:table-cell>
          <table:table-cell office:value-type="float" office:value="3.2562" calcext:value-type="float">
            <text:p>3.2562</text:p>
          </table:table-cell>
          <table:table-cell table:formula="of:=SQRT([.C250]*[.C250]+[.D250]*[.D250])" office:value-type="float" office:value="3.33031832262323" calcext:value-type="float">
            <text:p>3.33031832262323</text:p>
          </table:table-cell>
          <table:table-cell/>
        </table:table-row>
        <table:table-row table:style-name="ro1">
          <table:table-cell office:value-type="float" office:value="17.193" calcext:value-type="float">
            <text:p>17.193</text:p>
          </table:table-cell>
          <table:table-cell office:value-type="float" office:value="-0.33525" calcext:value-type="float">
            <text:p>-0.33525</text:p>
          </table:table-cell>
          <table:table-cell office:value-type="float" office:value="0.7111" calcext:value-type="float">
            <text:p>0.7111</text:p>
          </table:table-cell>
          <table:table-cell office:value-type="float" office:value="3.2673" calcext:value-type="float">
            <text:p>3.2673</text:p>
          </table:table-cell>
          <table:table-cell table:formula="of:=SQRT([.C251]*[.C251]+[.D251]*[.D251])" office:value-type="float" office:value="3.34378714932634" calcext:value-type="float">
            <text:p>3.34378714932634</text:p>
          </table:table-cell>
          <table:table-cell/>
        </table:table-row>
        <table:table-row table:style-name="ro1">
          <table:table-cell office:value-type="float" office:value="17.262" calcext:value-type="float">
            <text:p>17.262</text:p>
          </table:table-cell>
          <table:table-cell office:value-type="float" office:value="-0.31619" calcext:value-type="float">
            <text:p>-0.31619</text:p>
          </table:table-cell>
          <table:table-cell office:value-type="float" office:value="0.72401" calcext:value-type="float">
            <text:p>0.72401</text:p>
          </table:table-cell>
          <table:table-cell office:value-type="float" office:value="3.2847" calcext:value-type="float">
            <text:p>3.2847</text:p>
          </table:table-cell>
          <table:table-cell table:formula="of:=SQRT([.C252]*[.C252]+[.D252]*[.D252])" office:value-type="float" office:value="3.36354642752259" calcext:value-type="float">
            <text:p>3.36354642752259</text:p>
          </table:table-cell>
          <table:table-cell/>
        </table:table-row>
        <table:table-row table:style-name="ro1">
          <table:table-cell office:value-type="float" office:value="17.332" calcext:value-type="float">
            <text:p>17.332</text:p>
          </table:table-cell>
          <table:table-cell office:value-type="float" office:value="-0.30068" calcext:value-type="float">
            <text:p>-0.30068</text:p>
          </table:table-cell>
          <table:table-cell office:value-type="float" office:value="0.72123" calcext:value-type="float">
            <text:p>0.72123</text:p>
          </table:table-cell>
          <table:table-cell office:value-type="float" office:value="3.2709" calcext:value-type="float">
            <text:p>3.2709</text:p>
          </table:table-cell>
          <table:table-cell table:formula="of:=SQRT([.C253]*[.C253]+[.D253]*[.D253])" office:value-type="float" office:value="3.34947152889825" calcext:value-type="float">
            <text:p>3.34947152889825</text:p>
          </table:table-cell>
          <table:table-cell/>
        </table:table-row>
        <table:table-row table:style-name="ro1">
          <table:table-cell office:value-type="float" office:value="17.401" calcext:value-type="float">
            <text:p>17.401</text:p>
          </table:table-cell>
          <table:table-cell office:value-type="float" office:value="-0.28668" calcext:value-type="float">
            <text:p>-0.28668</text:p>
          </table:table-cell>
          <table:table-cell office:value-type="float" office:value="0.71677" calcext:value-type="float">
            <text:p>0.71677</text:p>
          </table:table-cell>
          <table:table-cell office:value-type="float" office:value="3.253" calcext:value-type="float">
            <text:p>3.253</text:p>
          </table:table-cell>
          <table:table-cell table:formula="of:=SQRT([.C254]*[.C254]+[.D254]*[.D254])" office:value-type="float" office:value="3.33103110656445" calcext:value-type="float">
            <text:p>3.33103110656445</text:p>
          </table:table-cell>
          <table:table-cell/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-0.27381" calcext:value-type="float">
            <text:p>-0.27381</text:p>
          </table:table-cell>
          <table:table-cell office:value-type="float" office:value="0.71343" calcext:value-type="float">
            <text:p>0.71343</text:p>
          </table:table-cell>
          <table:table-cell office:value-type="float" office:value="3.238" calcext:value-type="float">
            <text:p>3.238</text:p>
          </table:table-cell>
          <table:table-cell table:formula="of:=SQRT([.C255]*[.C255]+[.D255]*[.D255])" office:value-type="float" office:value="3.31566378948469" calcext:value-type="float">
            <text:p>3.31566378948469</text:p>
          </table:table-cell>
          <table:table-cell/>
        </table:table-row>
        <table:table-row table:style-name="ro1">
          <table:table-cell office:value-type="float" office:value="17.539" calcext:value-type="float">
            <text:p>17.539</text:p>
          </table:table-cell>
          <table:table-cell office:value-type="float" office:value="-0.26208" calcext:value-type="float">
            <text:p>-0.26208</text:p>
          </table:table-cell>
          <table:table-cell office:value-type="float" office:value="0.71122" calcext:value-type="float">
            <text:p>0.71122</text:p>
          </table:table-cell>
          <table:table-cell office:value-type="float" office:value="3.226" calcext:value-type="float">
            <text:p>3.226</text:p>
          </table:table-cell>
          <table:table-cell table:formula="of:=SQRT([.C256]*[.C256]+[.D256]*[.D256])" office:value-type="float" office:value="3.30346937149416" calcext:value-type="float">
            <text:p>3.30346937149416</text:p>
          </table:table-cell>
          <table:table-cell/>
        </table:table-row>
        <table:table-row table:style-name="ro1">
          <table:table-cell office:value-type="float" office:value="17.608" calcext:value-type="float">
            <text:p>17.608</text:p>
          </table:table-cell>
          <table:table-cell office:value-type="float" office:value="-0.25149" calcext:value-type="float">
            <text:p>-0.25149</text:p>
          </table:table-cell>
          <table:table-cell office:value-type="float" office:value="0.71014" calcext:value-type="float">
            <text:p>0.71014</text:p>
          </table:table-cell>
          <table:table-cell office:value-type="float" office:value="3.217" calcext:value-type="float">
            <text:p>3.217</text:p>
          </table:table-cell>
          <table:table-cell table:formula="of:=SQRT([.C257]*[.C257]+[.D257]*[.D257])" office:value-type="float" office:value="3.29444802957946" calcext:value-type="float">
            <text:p>3.29444802957946</text:p>
          </table:table-cell>
          <table:table-cell/>
        </table:table-row>
        <table:table-row table:style-name="ro1">
          <table:table-cell office:value-type="float" office:value="17.677" calcext:value-type="float">
            <text:p>17.677</text:p>
          </table:table-cell>
          <table:table-cell office:value-type="float" office:value="-0.24205" calcext:value-type="float">
            <text:p>-0.24205</text:p>
          </table:table-cell>
          <table:table-cell office:value-type="float" office:value="0.71019" calcext:value-type="float">
            <text:p>0.71019</text:p>
          </table:table-cell>
          <table:table-cell office:value-type="float" office:value="3.2111" calcext:value-type="float">
            <text:p>3.2111</text:p>
          </table:table-cell>
          <table:table-cell table:formula="of:=SQRT([.C258]*[.C258]+[.D258]*[.D258])" office:value-type="float" office:value="3.2886977736028" calcext:value-type="float">
            <text:p>3.2886977736028</text:p>
          </table:table-cell>
          <table:table-cell/>
        </table:table-row>
        <table:table-row table:style-name="ro1">
          <table:table-cell office:value-type="float" office:value="17.746" calcext:value-type="float">
            <text:p>17.746</text:p>
          </table:table-cell>
          <table:table-cell office:value-type="float" office:value="-0.23375" calcext:value-type="float">
            <text:p>-0.23375</text:p>
          </table:table-cell>
          <table:table-cell office:value-type="float" office:value="0.71138" calcext:value-type="float">
            <text:p>0.71138</text:p>
          </table:table-cell>
          <table:table-cell office:value-type="float" office:value="3.2082" calcext:value-type="float">
            <text:p>3.2082</text:p>
          </table:table-cell>
          <table:table-cell table:formula="of:=SQRT([.C259]*[.C259]+[.D259]*[.D259])" office:value-type="float" office:value="3.28612366541492" calcext:value-type="float">
            <text:p>3.28612366541492</text:p>
          </table:table-cell>
          <table:table-cell/>
        </table:table-row>
        <table:table-row table:style-name="ro1">
          <table:table-cell office:value-type="float" office:value="17.815" calcext:value-type="float">
            <text:p>17.815</text:p>
          </table:table-cell>
          <table:table-cell office:value-type="float" office:value="-0.2266" calcext:value-type="float">
            <text:p>-0.2266</text:p>
          </table:table-cell>
          <table:table-cell office:value-type="float" office:value="0.71371" calcext:value-type="float">
            <text:p>0.71371</text:p>
          </table:table-cell>
          <table:table-cell office:value-type="float" office:value="3.2083" calcext:value-type="float">
            <text:p>3.2083</text:p>
          </table:table-cell>
          <table:table-cell table:formula="of:=SQRT([.C260]*[.C260]+[.D260]*[.D260])" office:value-type="float" office:value="3.28672646475182" calcext:value-type="float">
            <text:p>3.28672646475182</text:p>
          </table:table-cell>
          <table:table-cell/>
        </table:table-row>
        <table:table-row table:style-name="ro1">
          <table:table-cell office:value-type="float" office:value="17.884" calcext:value-type="float">
            <text:p>17.884</text:p>
          </table:table-cell>
          <table:table-cell office:value-type="float" office:value="-0.2206" calcext:value-type="float">
            <text:p>-0.2206</text:p>
          </table:table-cell>
          <table:table-cell office:value-type="float" office:value="0.71719" calcext:value-type="float">
            <text:p>0.71719</text:p>
          </table:table-cell>
          <table:table-cell office:value-type="float" office:value="3.2115" calcext:value-type="float">
            <text:p>3.2115</text:p>
          </table:table-cell>
          <table:table-cell table:formula="of:=SQRT([.C261]*[.C261]+[.D261]*[.D261])" office:value-type="float" office:value="3.29060689631867" calcext:value-type="float">
            <text:p>3.29060689631867</text:p>
          </table:table-cell>
          <table:table-cell/>
        </table:table-row>
        <table:table-row table:style-name="ro1">
          <table:table-cell office:value-type="float" office:value="17.953" calcext:value-type="float">
            <text:p>17.953</text:p>
          </table:table-cell>
          <table:table-cell office:value-type="float" office:value="-0.21459" calcext:value-type="float">
            <text:p>-0.21459</text:p>
          </table:table-cell>
          <table:table-cell office:value-type="float" office:value="0.71957" calcext:value-type="float">
            <text:p>0.71957</text:p>
          </table:table-cell>
          <table:table-cell office:value-type="float" office:value="3.2136" calcext:value-type="float">
            <text:p>3.2136</text:p>
          </table:table-cell>
          <table:table-cell table:formula="of:=SQRT([.C262]*[.C262]+[.D262]*[.D262])" office:value-type="float" office:value="3.29317566262415" calcext:value-type="float">
            <text:p>3.29317566262415</text:p>
          </table:table-cell>
          <table:table-cell/>
        </table:table-row>
        <table:table-row table:style-name="ro1">
          <table:table-cell office:value-type="float" office:value="18.022" calcext:value-type="float">
            <text:p>18.022</text:p>
          </table:table-cell>
          <table:table-cell office:value-type="float" office:value="-0.20758" calcext:value-type="float">
            <text:p>-0.20758</text:p>
          </table:table-cell>
          <table:table-cell office:value-type="float" office:value="0.72021" calcext:value-type="float">
            <text:p>0.72021</text:p>
          </table:table-cell>
          <table:table-cell office:value-type="float" office:value="3.214" calcext:value-type="float">
            <text:p>3.214</text:p>
          </table:table-cell>
          <table:table-cell table:formula="of:=SQRT([.C263]*[.C263]+[.D263]*[.D263])" office:value-type="float" office:value="3.29370588305938" calcext:value-type="float">
            <text:p>3.29370588305938</text:p>
          </table:table-cell>
          <table:table-cell/>
        </table:table-row>
        <table:table-row table:style-name="ro1">
          <table:table-cell office:value-type="float" office:value="18.091" calcext:value-type="float">
            <text:p>18.091</text:p>
          </table:table-cell>
          <table:table-cell office:value-type="float" office:value="-0.20088" calcext:value-type="float">
            <text:p>-0.20088</text:p>
          </table:table-cell>
          <table:table-cell office:value-type="float" office:value="0.72212" calcext:value-type="float">
            <text:p>0.72212</text:p>
          </table:table-cell>
          <table:table-cell office:value-type="float" office:value="3.2183" calcext:value-type="float">
            <text:p>3.2183</text:p>
          </table:table-cell>
          <table:table-cell table:formula="of:=SQRT([.C264]*[.C264]+[.D264]*[.D264])" office:value-type="float" office:value="3.29831960009942" calcext:value-type="float">
            <text:p>3.29831960009942</text:p>
          </table:table-cell>
          <table:table-cell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-0.19449" calcext:value-type="float">
            <text:p>-0.19449</text:p>
          </table:table-cell>
          <table:table-cell office:value-type="float" office:value="0.72529" calcext:value-type="float">
            <text:p>0.72529</text:p>
          </table:table-cell>
          <table:table-cell office:value-type="float" office:value="3.2265" calcext:value-type="float">
            <text:p>3.2265</text:p>
          </table:table-cell>
          <table:table-cell table:formula="of:=SQRT([.C265]*[.C265]+[.D265]*[.D265])" office:value-type="float" office:value="3.30701494313225" calcext:value-type="float">
            <text:p>3.30701494313225</text:p>
          </table:table-cell>
          <table:table-cell/>
        </table:table-row>
        <table:table-row table:style-name="ro1">
          <table:table-cell office:value-type="float" office:value="18.229" calcext:value-type="float">
            <text:p>18.229</text:p>
          </table:table-cell>
          <table:table-cell office:value-type="float" office:value="-0.18841" calcext:value-type="float">
            <text:p>-0.18841</text:p>
          </table:table-cell>
          <table:table-cell office:value-type="float" office:value="0.72974" calcext:value-type="float">
            <text:p>0.72974</text:p>
          </table:table-cell>
          <table:table-cell office:value-type="float" office:value="3.2388" calcext:value-type="float">
            <text:p>3.2388</text:p>
          </table:table-cell>
          <table:table-cell table:formula="of:=SQRT([.C266]*[.C266]+[.D266]*[.D266])" office:value-type="float" office:value="3.31999185354422" calcext:value-type="float">
            <text:p>3.31999185354422</text:p>
          </table:table-cell>
          <table:table-cell/>
        </table:table-row>
        <table:table-row table:style-name="ro1">
          <table:table-cell office:value-type="float" office:value="18.298" calcext:value-type="float">
            <text:p>18.298</text:p>
          </table:table-cell>
          <table:table-cell office:value-type="float" office:value="-0.18253" calcext:value-type="float">
            <text:p>-0.18253</text:p>
          </table:table-cell>
          <table:table-cell office:value-type="float" office:value="0.7353" calcext:value-type="float">
            <text:p>0.7353</text:p>
          </table:table-cell>
          <table:table-cell office:value-type="float" office:value="3.2543" calcext:value-type="float">
            <text:p>3.2543</text:p>
          </table:table-cell>
          <table:table-cell table:formula="of:=SQRT([.C267]*[.C267]+[.D267]*[.D267])" office:value-type="float" office:value="3.33633550171442" calcext:value-type="float">
            <text:p>3.33633550171442</text:p>
          </table:table-cell>
          <table:table-cell/>
        </table:table-row>
        <table:table-row table:style-name="ro1">
          <table:table-cell office:value-type="float" office:value="18.367" calcext:value-type="float">
            <text:p>18.367</text:p>
          </table:table-cell>
          <table:table-cell office:value-type="float" office:value="-0.17275" calcext:value-type="float">
            <text:p>-0.17275</text:p>
          </table:table-cell>
          <table:table-cell office:value-type="float" office:value="0.73625" calcext:value-type="float">
            <text:p>0.73625</text:p>
          </table:table-cell>
          <table:table-cell office:value-type="float" office:value="3.2454" calcext:value-type="float">
            <text:p>3.2454</text:p>
          </table:table-cell>
          <table:table-cell table:formula="of:=SQRT([.C268]*[.C268]+[.D268]*[.D268])" office:value-type="float" office:value="3.32786496458315" calcext:value-type="float">
            <text:p>3.32786496458315</text:p>
          </table:table-cell>
          <table:table-cell/>
        </table:table-row>
        <table:table-row table:style-name="ro1">
          <table:table-cell office:value-type="float" office:value="18.436" calcext:value-type="float">
            <text:p>18.436</text:p>
          </table:table-cell>
          <table:table-cell office:value-type="float" office:value="-0.16338" calcext:value-type="float">
            <text:p>-0.16338</text:p>
          </table:table-cell>
          <table:table-cell office:value-type="float" office:value="0.73772" calcext:value-type="float">
            <text:p>0.73772</text:p>
          </table:table-cell>
          <table:table-cell office:value-type="float" office:value="3.2378" calcext:value-type="float">
            <text:p>3.2378</text:p>
          </table:table-cell>
          <table:table-cell table:formula="of:=SQRT([.C269]*[.C269]+[.D269]*[.D269])" office:value-type="float" office:value="3.3207799744036" calcext:value-type="float">
            <text:p>3.3207799744036</text:p>
          </table:table-cell>
          <table:table-cell/>
        </table:table-row>
        <table:table-row table:style-name="ro1">
          <table:table-cell office:value-type="float" office:value="18.505" calcext:value-type="float">
            <text:p>18.505</text:p>
          </table:table-cell>
          <table:table-cell office:value-type="float" office:value="-0.15441" calcext:value-type="float">
            <text:p>-0.15441</text:p>
          </table:table-cell>
          <table:table-cell office:value-type="float" office:value="0.73972" calcext:value-type="float">
            <text:p>0.73972</text:p>
          </table:table-cell>
          <table:table-cell office:value-type="float" office:value="3.2315" calcext:value-type="float">
            <text:p>3.2315</text:p>
          </table:table-cell>
          <table:table-cell table:formula="of:=SQRT([.C270]*[.C270]+[.D270]*[.D270])" office:value-type="float" office:value="3.31508339689969" calcext:value-type="float">
            <text:p>3.31508339689969</text:p>
          </table:table-cell>
          <table:table-cell/>
        </table:table-row>
        <table:table-row table:style-name="ro1">
          <table:table-cell office:value-type="float" office:value="18.574" calcext:value-type="float">
            <text:p>18.574</text:p>
          </table:table-cell>
          <table:table-cell office:value-type="float" office:value="-0.14583" calcext:value-type="float">
            <text:p>-0.14583</text:p>
          </table:table-cell>
          <table:table-cell office:value-type="float" office:value="0.74223" calcext:value-type="float">
            <text:p>0.74223</text:p>
          </table:table-cell>
          <table:table-cell office:value-type="float" office:value="3.2265" calcext:value-type="float">
            <text:p>3.2265</text:p>
          </table:table-cell>
          <table:table-cell table:formula="of:=SQRT([.C271]*[.C271]+[.D271]*[.D271])" office:value-type="float" office:value="3.31077145434414" calcext:value-type="float">
            <text:p>3.31077145434414</text:p>
          </table:table-cell>
          <table:table-cell/>
        </table:table-row>
        <table:table-row table:style-name="ro1">
          <table:table-cell office:value-type="float" office:value="18.643" calcext:value-type="float">
            <text:p>18.643</text:p>
          </table:table-cell>
          <table:table-cell office:value-type="float" office:value="-0.13745" calcext:value-type="float">
            <text:p>-0.13745</text:p>
          </table:table-cell>
          <table:table-cell office:value-type="float" office:value="0.74357" calcext:value-type="float">
            <text:p>0.74357</text:p>
          </table:table-cell>
          <table:table-cell office:value-type="float" office:value="3.2182" calcext:value-type="float">
            <text:p>3.2182</text:p>
          </table:table-cell>
          <table:table-cell table:formula="of:=SQRT([.C272]*[.C272]+[.D272]*[.D272])" office:value-type="float" office:value="3.30298464799641" calcext:value-type="float">
            <text:p>3.30298464799641</text:p>
          </table:table-cell>
          <table:table-cell/>
        </table:table-row>
        <table:table-row table:style-name="ro1">
          <table:table-cell office:value-type="float" office:value="18.713" calcext:value-type="float">
            <text:p>18.713</text:p>
          </table:table-cell>
          <table:table-cell office:value-type="float" office:value="-0.12922" calcext:value-type="float">
            <text:p>-0.12922</text:p>
          </table:table-cell>
          <table:table-cell office:value-type="float" office:value="0.74418" calcext:value-type="float">
            <text:p>0.74418</text:p>
          </table:table-cell>
          <table:table-cell office:value-type="float" office:value="3.2082" calcext:value-type="float">
            <text:p>3.2082</text:p>
          </table:table-cell>
          <table:table-cell table:formula="of:=SQRT([.C273]*[.C273]+[.D273]*[.D273])" office:value-type="float" office:value="3.29337989190436" calcext:value-type="float">
            <text:p>3.29337989190436</text:p>
          </table:table-cell>
          <table:table-cell/>
        </table:table-row>
        <table:table-row table:style-name="ro1">
          <table:table-cell office:value-type="float" office:value="18.782" calcext:value-type="float">
            <text:p>18.782</text:p>
          </table:table-cell>
          <table:table-cell office:value-type="float" office:value="-0.1213" calcext:value-type="float">
            <text:p>-0.1213</text:p>
          </table:table-cell>
          <table:table-cell office:value-type="float" office:value="0.74542" calcext:value-type="float">
            <text:p>0.74542</text:p>
          </table:table-cell>
          <table:table-cell office:value-type="float" office:value="3.2001" calcext:value-type="float">
            <text:p>3.2001</text:p>
          </table:table-cell>
          <table:table-cell table:formula="of:=SQRT([.C274]*[.C274]+[.D274]*[.D274])" office:value-type="float" office:value="3.2857709881244" calcext:value-type="float">
            <text:p>3.2857709881244</text:p>
          </table:table-cell>
          <table:table-cell/>
        </table:table-row>
        <table:table-row table:style-name="ro1">
          <table:table-cell office:value-type="float" office:value="18.851" calcext:value-type="float">
            <text:p>18.851</text:p>
          </table:table-cell>
          <table:table-cell office:value-type="float" office:value="-0.11369" calcext:value-type="float">
            <text:p>-0.11369</text:p>
          </table:table-cell>
          <table:table-cell office:value-type="float" office:value="0.74729" calcext:value-type="float">
            <text:p>0.74729</text:p>
          </table:table-cell>
          <table:table-cell office:value-type="float" office:value="3.194" calcext:value-type="float">
            <text:p>3.194</text:p>
          </table:table-cell>
          <table:table-cell table:formula="of:=SQRT([.C275]*[.C275]+[.D275]*[.D275])" office:value-type="float" office:value="3.28025583515981" calcext:value-type="float">
            <text:p>3.28025583515981</text:p>
          </table:table-cell>
          <table:table-cell/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-0.10638" calcext:value-type="float">
            <text:p>-0.10638</text:p>
          </table:table-cell>
          <table:table-cell office:value-type="float" office:value="0.74979" calcext:value-type="float">
            <text:p>0.74979</text:p>
          </table:table-cell>
          <table:table-cell office:value-type="float" office:value="3.1899" calcext:value-type="float">
            <text:p>3.1899</text:p>
          </table:table-cell>
          <table:table-cell table:formula="of:=SQRT([.C276]*[.C276]+[.D276]*[.D276])" office:value-type="float" office:value="3.27683491407486" calcext:value-type="float">
            <text:p>3.27683491407486</text:p>
          </table:table-cell>
          <table:table-cell/>
        </table:table-row>
        <table:table-row table:style-name="ro1">
          <table:table-cell office:value-type="float" office:value="18.989" calcext:value-type="float">
            <text:p>18.989</text:p>
          </table:table-cell>
          <table:table-cell office:value-type="float" office:value="-0.099378" calcext:value-type="float">
            <text:p>-0.099378</text:p>
          </table:table-cell>
          <table:table-cell office:value-type="float" office:value="0.75293" calcext:value-type="float">
            <text:p>0.75293</text:p>
          </table:table-cell>
          <table:table-cell office:value-type="float" office:value="3.1878" calcext:value-type="float">
            <text:p>3.1878</text:p>
          </table:table-cell>
          <table:table-cell table:formula="of:=SQRT([.C277]*[.C277]+[.D277]*[.D277])" office:value-type="float" office:value="3.27551101736813" calcext:value-type="float">
            <text:p>3.27551101736813</text:p>
          </table:table-cell>
          <table:table-cell/>
        </table:table-row>
        <table:table-row table:style-name="ro1">
          <table:table-cell office:value-type="float" office:value="19.058" calcext:value-type="float">
            <text:p>19.058</text:p>
          </table:table-cell>
          <table:table-cell office:value-type="float" office:value="-0.092686" calcext:value-type="float">
            <text:p>-0.092686</text:p>
          </table:table-cell>
          <table:table-cell office:value-type="float" office:value="0.75671" calcext:value-type="float">
            <text:p>0.75671</text:p>
          </table:table-cell>
          <table:table-cell office:value-type="float" office:value="3.1877" calcext:value-type="float">
            <text:p>3.1877</text:p>
          </table:table-cell>
          <table:table-cell table:formula="of:=SQRT([.C278]*[.C278]+[.D278]*[.D278])" office:value-type="float" office:value="3.27628468147992" calcext:value-type="float">
            <text:p>3.27628468147992</text:p>
          </table:table-cell>
          <table:table-cell/>
        </table:table-row>
        <table:table-row table:style-name="ro1">
          <table:table-cell office:value-type="float" office:value="19.127" calcext:value-type="float">
            <text:p>19.127</text:p>
          </table:table-cell>
          <table:table-cell office:value-type="float" office:value="-0.086305" calcext:value-type="float">
            <text:p>-0.086305</text:p>
          </table:table-cell>
          <table:table-cell office:value-type="float" office:value="0.76112" calcext:value-type="float">
            <text:p>0.76112</text:p>
          </table:table-cell>
          <table:table-cell office:value-type="float" office:value="3.1896" calcext:value-type="float">
            <text:p>3.1896</text:p>
          </table:table-cell>
          <table:table-cell table:formula="of:=SQRT([.C279]*[.C279]+[.D279]*[.D279])" office:value-type="float" office:value="3.27915413093072" calcext:value-type="float">
            <text:p>3.27915413093072</text:p>
          </table:table-cell>
          <table:table-cell/>
        </table:table-row>
        <table:table-row table:style-name="ro1">
          <table:table-cell office:value-type="float" office:value="19.196" calcext:value-type="float">
            <text:p>19.196</text:p>
          </table:table-cell>
          <table:table-cell office:value-type="float" office:value="-0.080234" calcext:value-type="float">
            <text:p>-0.080234</text:p>
          </table:table-cell>
          <table:table-cell office:value-type="float" office:value="0.76618" calcext:value-type="float">
            <text:p>0.76618</text:p>
          </table:table-cell>
          <table:table-cell office:value-type="float" office:value="3.1934" calcext:value-type="float">
            <text:p>3.1934</text:p>
          </table:table-cell>
          <table:table-cell table:formula="of:=SQRT([.C280]*[.C280]+[.D280]*[.D280])" office:value-type="float" office:value="3.28402730689012" calcext:value-type="float">
            <text:p>3.28402730689012</text:p>
          </table:table-cell>
          <table:table-cell/>
        </table:table-row>
        <table:table-row table:style-name="ro1">
          <table:table-cell office:value-type="float" office:value="19.265" calcext:value-type="float">
            <text:p>19.265</text:p>
          </table:table-cell>
          <table:table-cell office:value-type="float" office:value="-0.074476" calcext:value-type="float">
            <text:p>-0.074476</text:p>
          </table:table-cell>
          <table:table-cell office:value-type="float" office:value="0.77188" calcext:value-type="float">
            <text:p>0.77188</text:p>
          </table:table-cell>
          <table:table-cell office:value-type="float" office:value="3.1994" calcext:value-type="float">
            <text:p>3.1994</text:p>
          </table:table-cell>
          <table:table-cell table:formula="of:=SQRT([.C281]*[.C281]+[.D281]*[.D281])" office:value-type="float" office:value="3.29119417452085" calcext:value-type="float">
            <text:p>3.29119417452085</text:p>
          </table:table-cell>
          <table:table-cell/>
        </table:table-row>
        <table:table-row table:style-name="ro1">
          <table:table-cell office:value-type="float" office:value="19.334" calcext:value-type="float">
            <text:p>19.334</text:p>
          </table:table-cell>
          <table:table-cell office:value-type="float" office:value="-0.069111" calcext:value-type="float">
            <text:p>-0.069111</text:p>
          </table:table-cell>
          <table:table-cell office:value-type="float" office:value="0.77766" calcext:value-type="float">
            <text:p>0.77766</text:p>
          </table:table-cell>
          <table:table-cell office:value-type="float" office:value="3.2059" calcext:value-type="float">
            <text:p>3.2059</text:p>
          </table:table-cell>
          <table:table-cell table:formula="of:=SQRT([.C282]*[.C282]+[.D282]*[.D282])" office:value-type="float" office:value="3.29887100166102" calcext:value-type="float">
            <text:p>3.29887100166102</text:p>
          </table:table-cell>
          <table:table-cell/>
        </table:table-row>
        <table:table-row table:style-name="ro1">
          <table:table-cell office:value-type="float" office:value="19.403" calcext:value-type="float">
            <text:p>19.403</text:p>
          </table:table-cell>
          <table:table-cell office:value-type="float" office:value="-0.064314" calcext:value-type="float">
            <text:p>-0.064314</text:p>
          </table:table-cell>
          <table:table-cell office:value-type="float" office:value="0.7822" calcext:value-type="float">
            <text:p>0.7822</text:p>
          </table:table-cell>
          <table:table-cell office:value-type="float" office:value="3.2102" calcext:value-type="float">
            <text:p>3.2102</text:p>
          </table:table-cell>
          <table:table-cell table:formula="of:=SQRT([.C283]*[.C283]+[.D283]*[.D283])" office:value-type="float" office:value="3.30412180162899" calcext:value-type="float">
            <text:p>3.30412180162899</text:p>
          </table:table-cell>
          <table:table-cell/>
        </table:table-row>
        <table:table-row table:style-name="ro1">
          <table:table-cell office:value-type="float" office:value="19.472" calcext:value-type="float">
            <text:p>19.472</text:p>
          </table:table-cell>
          <table:table-cell office:value-type="float" office:value="-0.059803" calcext:value-type="float">
            <text:p>-0.059803</text:p>
          </table:table-cell>
          <table:table-cell office:value-type="float" office:value="0.78748" calcext:value-type="float">
            <text:p>0.78748</text:p>
          </table:table-cell>
          <table:table-cell office:value-type="float" office:value="3.217" calcext:value-type="float">
            <text:p>3.217</text:p>
          </table:table-cell>
          <table:table-cell table:formula="of:=SQRT([.C284]*[.C284]+[.D284]*[.D284])" office:value-type="float" office:value="3.31198033665661" calcext:value-type="float">
            <text:p>3.31198033665661</text:p>
          </table:table-cell>
          <table:table-cell/>
        </table:table-row>
        <table:table-row table:style-name="ro1">
          <table:table-cell office:value-type="float" office:value="19.541" calcext:value-type="float">
            <text:p>19.541</text:p>
          </table:table-cell>
          <table:table-cell office:value-type="float" office:value="-0.055579" calcext:value-type="float">
            <text:p>-0.055579</text:p>
          </table:table-cell>
          <table:table-cell office:value-type="float" office:value="0.79349" calcext:value-type="float">
            <text:p>0.79349</text:p>
          </table:table-cell>
          <table:table-cell office:value-type="float" office:value="3.2262" calcext:value-type="float">
            <text:p>3.2262</text:p>
          </table:table-cell>
          <table:table-cell table:formula="of:=SQRT([.C285]*[.C285]+[.D285]*[.D285])" office:value-type="float" office:value="3.3223474863566" calcext:value-type="float">
            <text:p>3.3223474863566</text:p>
          </table:table-cell>
          <table:table-cell/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-0.051199" calcext:value-type="float">
            <text:p>-0.051199</text:p>
          </table:table-cell>
          <table:table-cell office:value-type="float" office:value="0.79819" calcext:value-type="float">
            <text:p>0.79819</text:p>
          </table:table-cell>
          <table:table-cell office:value-type="float" office:value="3.2315" calcext:value-type="float">
            <text:p>3.2315</text:p>
          </table:table-cell>
          <table:table-cell table:formula="of:=SQRT([.C286]*[.C286]+[.D286]*[.D286])" office:value-type="float" office:value="3.32861826079531" calcext:value-type="float">
            <text:p>3.32861826079531</text:p>
          </table:table-cell>
          <table:table-cell/>
        </table:table-row>
        <table:table-row table:style-name="ro1">
          <table:table-cell office:value-type="float" office:value="19.679" calcext:value-type="float">
            <text:p>19.679</text:p>
          </table:table-cell>
          <table:table-cell office:value-type="float" office:value="-0.046089" calcext:value-type="float">
            <text:p>-0.046089</text:p>
          </table:table-cell>
          <table:table-cell office:value-type="float" office:value="0.79859" calcext:value-type="float">
            <text:p>0.79859</text:p>
          </table:table-cell>
          <table:table-cell office:value-type="float" office:value="3.2232" calcext:value-type="float">
            <text:p>3.2232</text:p>
          </table:table-cell>
          <table:table-cell table:formula="of:=SQRT([.C287]*[.C287]+[.D287]*[.D287])" office:value-type="float" office:value="3.32065719822146" calcext:value-type="float">
            <text:p>3.32065719822146</text:p>
          </table:table-cell>
          <table:table-cell/>
        </table:table-row>
        <table:table-row table:style-name="ro1">
          <table:table-cell office:value-type="float" office:value="19.748" calcext:value-type="float">
            <text:p>19.748</text:p>
          </table:table-cell>
          <table:table-cell office:value-type="float" office:value="-0.041266" calcext:value-type="float">
            <text:p>-0.041266</text:p>
          </table:table-cell>
          <table:table-cell office:value-type="float" office:value="0.7993" calcext:value-type="float">
            <text:p>0.7993</text:p>
          </table:table-cell>
          <table:table-cell office:value-type="float" office:value="3.2158" calcext:value-type="float">
            <text:p>3.2158</text:p>
          </table:table-cell>
          <table:table-cell table:formula="of:=SQRT([.C288]*[.C288]+[.D288]*[.D288])" office:value-type="float" office:value="3.31364604778483" calcext:value-type="float">
            <text:p>3.31364604778483</text:p>
          </table:table-cell>
          <table:table-cell/>
        </table:table-row>
        <table:table-row table:style-name="ro1">
          <table:table-cell office:value-type="float" office:value="19.817" calcext:value-type="float">
            <text:p>19.817</text:p>
          </table:table-cell>
          <table:table-cell office:value-type="float" office:value="-0.036731" calcext:value-type="float">
            <text:p>-0.036731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3.2094" calcext:value-type="float">
            <text:p>3.2094</text:p>
          </table:table-cell>
          <table:table-cell table:formula="of:=SQRT([.C289]*[.C289]+[.D289]*[.D289])" office:value-type="float" office:value="3.30768445727521" calcext:value-type="float">
            <text:p>3.30768445727521</text:p>
          </table:table-cell>
          <table:table-cell/>
        </table:table-row>
        <table:table-row table:style-name="ro1">
          <table:table-cell office:value-type="float" office:value="19.886" calcext:value-type="float">
            <text:p>19.886</text:p>
          </table:table-cell>
          <table:table-cell office:value-type="float" office:value="-0.032486" calcext:value-type="float">
            <text:p>-0.032486</text:p>
          </table:table-cell>
          <table:table-cell office:value-type="float" office:value="0.80168" calcext:value-type="float">
            <text:p>0.80168</text:p>
          </table:table-cell>
          <table:table-cell office:value-type="float" office:value="3.2039" calcext:value-type="float">
            <text:p>3.2039</text:p>
          </table:table-cell>
          <table:table-cell table:formula="of:=SQRT([.C290]*[.C290]+[.D290]*[.D290])" office:value-type="float" office:value="3.30267558691434" calcext:value-type="float">
            <text:p>3.30267558691434</text:p>
          </table:table-cell>
          <table:table-cell/>
        </table:table-row>
        <table:table-row table:style-name="ro1">
          <table:table-cell office:value-type="float" office:value="19.955" calcext:value-type="float">
            <text:p>19.955</text:p>
          </table:table-cell>
          <table:table-cell office:value-type="float" office:value="-0.028532" calcext:value-type="float">
            <text:p>-0.028532</text:p>
          </table:table-cell>
          <table:table-cell office:value-type="float" office:value="0.80334" calcext:value-type="float">
            <text:p>0.80334</text:p>
          </table:table-cell>
          <table:table-cell office:value-type="float" office:value="3.1992" calcext:value-type="float">
            <text:p>3.1992</text:p>
          </table:table-cell>
          <table:table-cell table:formula="of:=SQRT([.C291]*[.C291]+[.D291]*[.D291])" office:value-type="float" office:value="3.29852024332124" calcext:value-type="float">
            <text:p>3.29852024332124</text:p>
          </table:table-cell>
          <table:table-cell/>
        </table:table-row>
        <table:table-row table:style-name="ro1">
          <table:table-cell office:value-type="float" office:value="20.024" calcext:value-type="float">
            <text:p>20.024</text:p>
          </table:table-cell>
          <table:table-cell office:value-type="float" office:value="-0.024869" calcext:value-type="float">
            <text:p>-0.024869</text:p>
          </table:table-cell>
          <table:table-cell office:value-type="float" office:value="0.80533" calcext:value-type="float">
            <text:p>0.80533</text:p>
          </table:table-cell>
          <table:table-cell office:value-type="float" office:value="3.1955" calcext:value-type="float">
            <text:p>3.1955</text:p>
          </table:table-cell>
          <table:table-cell table:formula="of:=SQRT([.C292]*[.C292]+[.D292]*[.D292])" office:value-type="float" office:value="3.2954175242145" calcext:value-type="float">
            <text:p>3.2954175242145</text:p>
          </table:table-cell>
          <table:table-cell/>
        </table:table-row>
        <table:table-row table:style-name="ro1">
          <table:table-cell office:value-type="float" office:value="20.094" calcext:value-type="float">
            <text:p>20.094</text:p>
          </table:table-cell>
          <table:table-cell office:value-type="float" office:value="-0.021784" calcext:value-type="float">
            <text:p>-0.021784</text:p>
          </table:table-cell>
          <table:table-cell office:value-type="float" office:value="0.80688" calcext:value-type="float">
            <text:p>0.80688</text:p>
          </table:table-cell>
          <table:table-cell office:value-type="float" office:value="3.1911" calcext:value-type="float">
            <text:p>3.1911</text:p>
          </table:table-cell>
          <table:table-cell table:formula="of:=SQRT([.C293]*[.C293]+[.D293]*[.D293])" office:value-type="float" office:value="3.29153072967578" calcext:value-type="float">
            <text:p>3.29153072967578</text:p>
          </table:table-cell>
          <table:table-cell/>
        </table:table-row>
        <table:table-row table:style-name="ro1">
          <table:table-cell office:value-type="float" office:value="20.163" calcext:value-type="float">
            <text:p>20.163</text:p>
          </table:table-cell>
          <table:table-cell office:value-type="float" office:value="-0.019325" calcext:value-type="float">
            <text:p>-0.019325</text:p>
          </table:table-cell>
          <table:table-cell office:value-type="float" office:value="0.80778" calcext:value-type="float">
            <text:p>0.80778</text:p>
          </table:table-cell>
          <table:table-cell office:value-type="float" office:value="3.1855" calcext:value-type="float">
            <text:p>3.1855</text:p>
          </table:table-cell>
          <table:table-cell table:formula="of:=SQRT([.C294]*[.C294]+[.D294]*[.D294])" office:value-type="float" office:value="3.28632298753485" calcext:value-type="float">
            <text:p>3.28632298753485</text:p>
          </table:table-cell>
          <table:table-cell/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-0.01708" calcext:value-type="float">
            <text:p>-0.01708</text:p>
          </table:table-cell>
          <table:table-cell office:value-type="float" office:value="0.80905" calcext:value-type="float">
            <text:p>0.80905</text:p>
          </table:table-cell>
          <table:table-cell office:value-type="float" office:value="3.181" calcext:value-type="float">
            <text:p>3.181</text:p>
          </table:table-cell>
          <table:table-cell table:formula="of:=SQRT([.C295]*[.C295]+[.D295]*[.D295])" office:value-type="float" office:value="3.28227404439361" calcext:value-type="float">
            <text:p>3.28227404439361</text:p>
          </table:table-cell>
          <table:table-cell/>
        </table:table-row>
        <table:table-row table:style-name="ro1">
          <table:table-cell office:value-type="float" office:value="20.301" calcext:value-type="float">
            <text:p>20.301</text:p>
          </table:table-cell>
          <table:table-cell office:value-type="float" office:value="-0.015049" calcext:value-type="float">
            <text:p>-0.015049</text:p>
          </table:table-cell>
          <table:table-cell office:value-type="float" office:value="0.8107" calcext:value-type="float">
            <text:p>0.8107</text:p>
          </table:table-cell>
          <table:table-cell office:value-type="float" office:value="3.1775" calcext:value-type="float">
            <text:p>3.1775</text:p>
          </table:table-cell>
          <table:table-cell table:formula="of:=SQRT([.C296]*[.C296]+[.D296]*[.D296])" office:value-type="float" office:value="3.27928967003527" calcext:value-type="float">
            <text:p>3.27928967003527</text:p>
          </table:table-cell>
          <table:table-cell/>
        </table:table-row>
        <table:table-row table:style-name="ro1">
          <table:table-cell office:value-type="float" office:value="20.37" calcext:value-type="float">
            <text:p>20.37</text:p>
          </table:table-cell>
          <table:table-cell office:value-type="float" office:value="-0.013234" calcext:value-type="float">
            <text:p>-0.013234</text:p>
          </table:table-cell>
          <table:table-cell office:value-type="float" office:value="0.81272" calcext:value-type="float">
            <text:p>0.81272</text:p>
          </table:table-cell>
          <table:table-cell office:value-type="float" office:value="3.1751" calcext:value-type="float">
            <text:p>3.1751</text:p>
          </table:table-cell>
          <table:table-cell table:formula="of:=SQRT([.C297]*[.C297]+[.D297]*[.D297])" office:value-type="float" office:value="3.27746453960985" calcext:value-type="float">
            <text:p>3.27746453960985</text:p>
          </table:table-cell>
          <table:table-cell/>
        </table:table-row>
        <table:table-row table:style-name="ro1">
          <table:table-cell office:value-type="float" office:value="20.439" calcext:value-type="float">
            <text:p>20.439</text:p>
          </table:table-cell>
          <table:table-cell office:value-type="float" office:value="-0.011634" calcext:value-type="float">
            <text:p>-0.011634</text:p>
          </table:table-cell>
          <table:table-cell office:value-type="float" office:value="0.81513" calcext:value-type="float">
            <text:p>0.81513</text:p>
          </table:table-cell>
          <table:table-cell office:value-type="float" office:value="3.1738" calcext:value-type="float">
            <text:p>3.1738</text:p>
          </table:table-cell>
          <table:table-cell table:formula="of:=SQRT([.C298]*[.C298]+[.D298]*[.D298])" office:value-type="float" office:value="3.27680383253255" calcext:value-type="float">
            <text:p>3.27680383253255</text:p>
          </table:table-cell>
          <table:table-cell/>
        </table:table-row>
        <table:table-row table:style-name="ro1">
          <table:table-cell office:value-type="float" office:value="20.508" calcext:value-type="float">
            <text:p>20.508</text:p>
          </table:table-cell>
          <table:table-cell office:value-type="float" office:value="-0.010251" calcext:value-type="float">
            <text:p>-0.010251</text:p>
          </table:table-cell>
          <table:table-cell office:value-type="float" office:value="0.81791" calcext:value-type="float">
            <text:p>0.81791</text:p>
          </table:table-cell>
          <table:table-cell office:value-type="float" office:value="3.1736" calcext:value-type="float">
            <text:p>3.1736</text:p>
          </table:table-cell>
          <table:table-cell table:formula="of:=SQRT([.C299]*[.C299]+[.D299]*[.D299])" office:value-type="float" office:value="3.27730281300035" calcext:value-type="float">
            <text:p>3.27730281300035</text:p>
          </table:table-cell>
          <table:table-cell/>
        </table:table-row>
        <table:table-row table:style-name="ro1">
          <table:table-cell office:value-type="float" office:value="20.577" calcext:value-type="float">
            <text:p>20.577</text:p>
          </table:table-cell>
          <table:table-cell office:value-type="float" office:value="-0.0090854" calcext:value-type="float">
            <text:p>-0.0090854</text:p>
          </table:table-cell>
          <table:table-cell office:value-type="float" office:value="0.82107" calcext:value-type="float">
            <text:p>0.82107</text:p>
          </table:table-cell>
          <table:table-cell office:value-type="float" office:value="3.1744" calcext:value-type="float">
            <text:p>3.1744</text:p>
          </table:table-cell>
          <table:table-cell table:formula="of:=SQRT([.C300]*[.C300]+[.D300]*[.D300])" office:value-type="float" office:value="3.27886738141389" calcext:value-type="float">
            <text:p>3.27886738141389</text:p>
          </table:table-cell>
          <table:table-cell/>
        </table:table-row>
        <table:table-row table:style-name="ro1">
          <table:table-cell office:value-type="float" office:value="20.646" calcext:value-type="float">
            <text:p>20.646</text:p>
          </table:table-cell>
          <table:table-cell office:value-type="float" office:value="-0.0081376" calcext:value-type="float">
            <text:p>-0.0081376</text:p>
          </table:table-cell>
          <table:table-cell office:value-type="float" office:value="0.82462" calcext:value-type="float">
            <text:p>0.82462</text:p>
          </table:table-cell>
          <table:table-cell office:value-type="float" office:value="3.1764" calcext:value-type="float">
            <text:p>3.1764</text:p>
          </table:table-cell>
          <table:table-cell table:formula="of:=SQRT([.C301]*[.C301]+[.D301]*[.D301])" office:value-type="float" office:value="3.28169393825811" calcext:value-type="float">
            <text:p>3.28169393825811</text:p>
          </table:table-cell>
          <table:table-cell/>
        </table:table-row>
        <table:table-row table:style-name="ro1">
          <table:table-cell office:value-type="float" office:value="20.715" calcext:value-type="float">
            <text:p>20.715</text:p>
          </table:table-cell>
          <table:table-cell office:value-type="float" office:value="-0.0074086" calcext:value-type="float">
            <text:p>-0.0074086</text:p>
          </table:table-cell>
          <table:table-cell office:value-type="float" office:value="0.82855" calcext:value-type="float">
            <text:p>0.82855</text:p>
          </table:table-cell>
          <table:table-cell office:value-type="float" office:value="3.1794" calcext:value-type="float">
            <text:p>3.1794</text:p>
          </table:table-cell>
          <table:table-cell table:formula="of:=SQRT([.C302]*[.C302]+[.D302]*[.D302])" office:value-type="float" office:value="3.28558662380099" calcext:value-type="float">
            <text:p>3.28558662380099</text:p>
          </table:table-cell>
          <table:table-cell/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-0.0068993" calcext:value-type="float">
            <text:p>-0.0068993</text:p>
          </table:table-cell>
          <table:table-cell office:value-type="float" office:value="0.83286" calcext:value-type="float">
            <text:p>0.83286</text:p>
          </table:table-cell>
          <table:table-cell office:value-type="float" office:value="3.1835" calcext:value-type="float">
            <text:p>3.1835</text:p>
          </table:table-cell>
          <table:table-cell table:formula="of:=SQRT([.C303]*[.C303]+[.D303]*[.D303])" office:value-type="float" office:value="3.29064249495444" calcext:value-type="float">
            <text:p>3.29064249495444</text:p>
          </table:table-cell>
          <table:table-cell/>
        </table:table-row>
        <table:table-row table:style-name="ro1">
          <table:table-cell office:value-type="float" office:value="20.853" calcext:value-type="float">
            <text:p>20.853</text:p>
          </table:table-cell>
          <table:table-cell office:value-type="float" office:value="-0.0065588" calcext:value-type="float">
            <text:p>-0.0065588</text:p>
          </table:table-cell>
          <table:table-cell office:value-type="float" office:value="0.83735" calcext:value-type="float">
            <text:p>0.83735</text:p>
          </table:table-cell>
          <table:table-cell office:value-type="float" office:value="3.1883" calcext:value-type="float">
            <text:p>3.1883</text:p>
          </table:table-cell>
          <table:table-cell table:formula="of:=SQRT([.C304]*[.C304]+[.D304]*[.D304])" office:value-type="float" office:value="3.29642410992578" calcext:value-type="float">
            <text:p>3.29642410992578</text:p>
          </table:table-cell>
          <table:table-cell/>
        </table:table-row>
        <table:table-row table:style-name="ro1">
          <table:table-cell office:value-type="float" office:value="20.922" calcext:value-type="float">
            <text:p>20.922</text:p>
          </table:table-cell>
          <table:table-cell office:value-type="float" office:value="-0.006037" calcext:value-type="float">
            <text:p>-0.006037</text:p>
          </table:table-cell>
          <table:table-cell office:value-type="float" office:value="0.84083" calcext:value-type="float">
            <text:p>0.84083</text:p>
          </table:table-cell>
          <table:table-cell office:value-type="float" office:value="3.1914" calcext:value-type="float">
            <text:p>3.1914</text:p>
          </table:table-cell>
          <table:table-cell table:formula="of:=SQRT([.C305]*[.C305]+[.D305]*[.D305])" office:value-type="float" office:value="3.30030741733251" calcext:value-type="float">
            <text:p>3.30030741733251</text:p>
          </table:table-cell>
          <table:table-cell/>
        </table:table-row>
        <table:table-row table:style-name="ro1">
          <table:table-cell office:value-type="float" office:value="20.991" calcext:value-type="float">
            <text:p>20.991</text:p>
          </table:table-cell>
          <table:table-cell office:value-type="float" office:value="-0.0056521" calcext:value-type="float">
            <text:p>-0.0056521</text:p>
          </table:table-cell>
          <table:table-cell office:value-type="float" office:value="0.84472" calcext:value-type="float">
            <text:p>0.84472</text:p>
          </table:table-cell>
          <table:table-cell office:value-type="float" office:value="3.1958" calcext:value-type="float">
            <text:p>3.1958</text:p>
          </table:table-cell>
          <table:table-cell table:formula="of:=SQRT([.C306]*[.C306]+[.D306]*[.D306])" office:value-type="float" office:value="3.30555434358596" calcext:value-type="float">
            <text:p>3.30555434358596</text:p>
          </table:table-cell>
          <table:table-cell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-0.0054049" calcext:value-type="float">
            <text:p>-0.0054049</text:p>
          </table:table-cell>
          <table:table-cell office:value-type="float" office:value="0.84904" calcext:value-type="float">
            <text:p>0.84904</text:p>
          </table:table-cell>
          <table:table-cell office:value-type="float" office:value="3.2013" calcext:value-type="float">
            <text:p>3.2013</text:p>
          </table:table-cell>
          <table:table-cell table:formula="of:=SQRT([.C307]*[.C307]+[.D307]*[.D307])" office:value-type="float" office:value="3.3119768434577" calcext:value-type="float">
            <text:p>3.3119768434577</text:p>
          </table:table-cell>
          <table:table-cell/>
        </table:table-row>
        <table:table-row table:style-name="ro1">
          <table:table-cell office:value-type="float" office:value="21.129" calcext:value-type="float">
            <text:p>21.129</text:p>
          </table:table-cell>
          <table:table-cell office:value-type="float" office:value="-0.0052952" calcext:value-type="float">
            <text:p>-0.0052952</text:p>
          </table:table-cell>
          <table:table-cell office:value-type="float" office:value="0.85377" calcext:value-type="float">
            <text:p>0.85377</text:p>
          </table:table-cell>
          <table:table-cell office:value-type="float" office:value="3.2081" calcext:value-type="float">
            <text:p>3.2081</text:p>
          </table:table-cell>
          <table:table-cell table:formula="of:=SQRT([.C308]*[.C308]+[.D308]*[.D308])" office:value-type="float" office:value="3.31976336850987" calcext:value-type="float">
            <text:p>3.31976336850987</text:p>
          </table:table-cell>
          <table:table-cell/>
        </table:table-row>
        <table:table-row table:style-name="ro1">
          <table:table-cell office:value-type="float" office:value="21.198" calcext:value-type="float">
            <text:p>21.198</text:p>
          </table:table-cell>
          <table:table-cell office:value-type="float" office:value="-0.0053238" calcext:value-type="float">
            <text:p>-0.0053238</text:p>
          </table:table-cell>
          <table:table-cell office:value-type="float" office:value="0.85892" calcext:value-type="float">
            <text:p>0.85892</text:p>
          </table:table-cell>
          <table:table-cell office:value-type="float" office:value="3.2161" calcext:value-type="float">
            <text:p>3.2161</text:p>
          </table:table-cell>
          <table:table-cell table:formula="of:=SQRT([.C309]*[.C309]+[.D309]*[.D309])" office:value-type="float" office:value="3.32882002763742" calcext:value-type="float">
            <text:p>3.32882002763742</text:p>
          </table:table-cell>
          <table:table-cell/>
        </table:table-row>
        <table:table-row table:style-name="ro1">
          <table:table-cell office:value-type="float" office:value="21.267" calcext:value-type="float">
            <text:p>21.267</text:p>
          </table:table-cell>
          <table:table-cell office:value-type="float" office:value="-0.0054914" calcext:value-type="float">
            <text:p>-0.0054914</text:p>
          </table:table-cell>
          <table:table-cell office:value-type="float" office:value="0.8645" calcext:value-type="float">
            <text:p>0.8645</text:p>
          </table:table-cell>
          <table:table-cell office:value-type="float" office:value="3.2253" calcext:value-type="float">
            <text:p>3.2253</text:p>
          </table:table-cell>
          <table:table-cell table:formula="of:=SQRT([.C310]*[.C310]+[.D310]*[.D310])" office:value-type="float" office:value="3.33914964324751" calcext:value-type="float">
            <text:p>3.33914964324751</text:p>
          </table:table-cell>
          <table:table-cell/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-0.005454" calcext:value-type="float">
            <text:p>-0.005454</text:p>
          </table:table-cell>
          <table:table-cell office:value-type="float" office:value="0.86507" calcext:value-type="float">
            <text:p>0.86507</text:p>
          </table:table-cell>
          <table:table-cell office:value-type="float" office:value="3.2194" calcext:value-type="float">
            <text:p>3.2194</text:p>
          </table:table-cell>
          <table:table-cell table:formula="of:=SQRT([.C311]*[.C311]+[.D311]*[.D311])" office:value-type="float" office:value="3.33359902581279" calcext:value-type="float">
            <text:p>3.33359902581279</text:p>
          </table:table-cell>
          <table:table-cell/>
        </table:table-row>
        <table:table-row table:style-name="ro1">
          <table:table-cell office:value-type="float" office:value="21.405" calcext:value-type="float">
            <text:p>21.405</text:p>
          </table:table-cell>
          <table:table-cell office:value-type="float" office:value="-0.0054354" calcext:value-type="float">
            <text:p>-0.0054354</text:p>
          </table:table-cell>
          <table:table-cell office:value-type="float" office:value="0.86523" calcext:value-type="float">
            <text:p>0.86523</text:p>
          </table:table-cell>
          <table:table-cell office:value-type="float" office:value="3.2125" calcext:value-type="float">
            <text:p>3.2125</text:p>
          </table:table-cell>
          <table:table-cell table:formula="of:=SQRT([.C312]*[.C312]+[.D312]*[.D312])" office:value-type="float" office:value="3.32697748758539" calcext:value-type="float">
            <text:p>3.32697748758539</text:p>
          </table:table-cell>
          <table:table-cell/>
        </table:table-row>
        <table:table-row table:style-name="ro1">
          <table:table-cell office:value-type="float" office:value="21.475" calcext:value-type="float">
            <text:p>21.475</text:p>
          </table:table-cell>
          <table:table-cell office:value-type="float" office:value="-0.0054683" calcext:value-type="float">
            <text:p>-0.0054683</text:p>
          </table:table-cell>
          <table:table-cell office:value-type="float" office:value="0.86554" calcext:value-type="float">
            <text:p>0.86554</text:p>
          </table:table-cell>
          <table:table-cell office:value-type="float" office:value="3.2062" calcext:value-type="float">
            <text:p>3.2062</text:p>
          </table:table-cell>
          <table:table-cell table:formula="of:=SQRT([.C313]*[.C313]+[.D313]*[.D313])" office:value-type="float" office:value="3.32097544881018" calcext:value-type="float">
            <text:p>3.32097544881018</text:p>
          </table:table-cell>
          <table:table-cell/>
        </table:table-row>
        <table:table-row table:style-name="ro1">
          <table:table-cell office:value-type="float" office:value="21.544" calcext:value-type="float">
            <text:p>21.544</text:p>
          </table:table-cell>
          <table:table-cell office:value-type="float" office:value="-0.0055522" calcext:value-type="float">
            <text:p>-0.0055522</text:p>
          </table:table-cell>
          <table:table-cell office:value-type="float" office:value="0.86601" calcext:value-type="float">
            <text:p>0.86601</text:p>
          </table:table-cell>
          <table:table-cell office:value-type="float" office:value="3.2005" calcext:value-type="float">
            <text:p>3.2005</text:p>
          </table:table-cell>
          <table:table-cell table:formula="of:=SQRT([.C314]*[.C314]+[.D314]*[.D314])" office:value-type="float" office:value="3.31559550761247" calcext:value-type="float">
            <text:p>3.31559550761247</text:p>
          </table:table-cell>
          <table:table-cell/>
        </table:table-row>
        <table:table-row table:style-name="ro1">
          <table:table-cell office:value-type="float" office:value="21.613" calcext:value-type="float">
            <text:p>21.613</text:p>
          </table:table-cell>
          <table:table-cell office:value-type="float" office:value="-0.0056877" calcext:value-type="float">
            <text:p>-0.0056877</text:p>
          </table:table-cell>
          <table:table-cell office:value-type="float" office:value="0.86663" calcext:value-type="float">
            <text:p>0.86663</text:p>
          </table:table-cell>
          <table:table-cell office:value-type="float" office:value="3.1954" calcext:value-type="float">
            <text:p>3.1954</text:p>
          </table:table-cell>
          <table:table-cell table:formula="of:=SQRT([.C315]*[.C315]+[.D315]*[.D315])" office:value-type="float" office:value="3.3108350482771" calcext:value-type="float">
            <text:p>3.3108350482771</text:p>
          </table:table-cell>
          <table:table-cell/>
        </table:table-row>
        <table:table-row table:style-name="ro1">
          <table:table-cell office:value-type="float" office:value="21.682" calcext:value-type="float">
            <text:p>21.682</text:p>
          </table:table-cell>
          <table:table-cell office:value-type="float" office:value="-0.0056368" calcext:value-type="float">
            <text:p>-0.0056368</text:p>
          </table:table-cell>
          <table:table-cell office:value-type="float" office:value="0.8671" calcext:value-type="float">
            <text:p>0.8671</text:p>
          </table:table-cell>
          <table:table-cell office:value-type="float" office:value="3.1903" calcext:value-type="float">
            <text:p>3.1903</text:p>
          </table:table-cell>
          <table:table-cell table:formula="of:=SQRT([.C316]*[.C316]+[.D316]*[.D316])" office:value-type="float" office:value="3.30603637306065" calcext:value-type="float">
            <text:p>3.30603637306065</text:p>
          </table:table-cell>
          <table:table-cell/>
        </table:table-row>
        <table:table-row table:style-name="ro1">
          <table:table-cell office:value-type="float" office:value="21.751" calcext:value-type="float">
            <text:p>21.751</text:p>
          </table:table-cell>
          <table:table-cell office:value-type="float" office:value="-0.0051473" calcext:value-type="float">
            <text:p>-0.0051473</text:p>
          </table:table-cell>
          <table:table-cell office:value-type="float" office:value="0.86707" calcext:value-type="float">
            <text:p>0.86707</text:p>
          </table:table-cell>
          <table:table-cell office:value-type="float" office:value="3.1844" calcext:value-type="float">
            <text:p>3.1844</text:p>
          </table:table-cell>
          <table:table-cell table:formula="of:=SQRT([.C317]*[.C317]+[.D317]*[.D317])" office:value-type="float" office:value="3.30033539884964" calcext:value-type="float">
            <text:p>3.30033539884964</text:p>
          </table:table-cell>
          <table:table-cell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-0.0047481" calcext:value-type="float">
            <text:p>-0.0047481</text:p>
          </table:table-cell>
          <table:table-cell office:value-type="float" office:value="0.8672" calcext:value-type="float">
            <text:p>0.8672</text:p>
          </table:table-cell>
          <table:table-cell office:value-type="float" office:value="3.179" calcext:value-type="float">
            <text:p>3.179</text:p>
          </table:table-cell>
          <table:table-cell table:formula="of:=SQRT([.C318]*[.C318]+[.D318]*[.D318])" office:value-type="float" office:value="3.29515960766698" calcext:value-type="float">
            <text:p>3.29515960766698</text:p>
          </table:table-cell>
          <table:table-cell/>
        </table:table-row>
        <table:table-row table:style-name="ro1">
          <table:table-cell office:value-type="float" office:value="21.889" calcext:value-type="float">
            <text:p>21.889</text:p>
          </table:table-cell>
          <table:table-cell office:value-type="float" office:value="-0.0044399" calcext:value-type="float">
            <text:p>-0.0044399</text:p>
          </table:table-cell>
          <table:table-cell office:value-type="float" office:value="0.8675" calcext:value-type="float">
            <text:p>0.8675</text:p>
          </table:table-cell>
          <table:table-cell office:value-type="float" office:value="3.1742" calcext:value-type="float">
            <text:p>3.1742</text:p>
          </table:table-cell>
          <table:table-cell table:formula="of:=SQRT([.C319]*[.C319]+[.D319]*[.D319])" office:value-type="float" office:value="3.29060813376494" calcext:value-type="float">
            <text:p>3.29060813376494</text:p>
          </table:table-cell>
          <table:table-cell/>
        </table:table-row>
        <table:table-row table:style-name="ro1">
          <table:table-cell office:value-type="float" office:value="21.958" calcext:value-type="float">
            <text:p>21.958</text:p>
          </table:table-cell>
          <table:table-cell office:value-type="float" office:value="-0.0042232" calcext:value-type="float">
            <text:p>-0.0042232</text:p>
          </table:table-cell>
          <table:table-cell office:value-type="float" office:value="0.86796" calcext:value-type="float">
            <text:p>0.86796</text:p>
          </table:table-cell>
          <table:table-cell office:value-type="float" office:value="3.1699" calcext:value-type="float">
            <text:p>3.1699</text:p>
          </table:table-cell>
          <table:table-cell table:formula="of:=SQRT([.C320]*[.C320]+[.D320]*[.D320])" office:value-type="float" office:value="3.2865818978994" calcext:value-type="float">
            <text:p>3.2865818978994</text:p>
          </table:table-cell>
          <table:table-cell/>
        </table:table-row>
        <table:table-row table:style-name="ro1">
          <table:table-cell office:value-type="float" office:value="22.027" calcext:value-type="float">
            <text:p>22.027</text:p>
          </table:table-cell>
          <table:table-cell office:value-type="float" office:value="-0.0040976" calcext:value-type="float">
            <text:p>-0.0040976</text:p>
          </table:table-cell>
          <table:table-cell office:value-type="float" office:value="0.86858" calcext:value-type="float">
            <text:p>0.86858</text:p>
          </table:table-cell>
          <table:table-cell office:value-type="float" office:value="3.1662" calcext:value-type="float">
            <text:p>3.1662</text:p>
          </table:table-cell>
          <table:table-cell table:formula="of:=SQRT([.C321]*[.C321]+[.D321]*[.D321])" office:value-type="float" office:value="3.28317737205896" calcext:value-type="float">
            <text:p>3.28317737205896</text:p>
          </table:table-cell>
          <table:table-cell/>
        </table:table-row>
        <table:table-row table:style-name="ro1">
          <table:table-cell office:value-type="float" office:value="22.096" calcext:value-type="float">
            <text:p>22.096</text:p>
          </table:table-cell>
          <table:table-cell office:value-type="float" office:value="-0.0040638" calcext:value-type="float">
            <text:p>-0.0040638</text:p>
          </table:table-cell>
          <table:table-cell office:value-type="float" office:value="0.86937" calcext:value-type="float">
            <text:p>0.86937</text:p>
          </table:table-cell>
          <table:table-cell office:value-type="float" office:value="3.163" calcext:value-type="float">
            <text:p>3.163</text:p>
          </table:table-cell>
          <table:table-cell table:formula="of:=SQRT([.C322]*[.C322]+[.D322]*[.D322])" office:value-type="float" office:value="3.28030077841956" calcext:value-type="float">
            <text:p>3.28030077841956</text:p>
          </table:table-cell>
          <table:table-cell/>
        </table:table-row>
        <table:table-row table:style-name="ro1">
          <table:table-cell office:value-type="float" office:value="22.165" calcext:value-type="float">
            <text:p>22.165</text:p>
          </table:table-cell>
          <table:table-cell office:value-type="float" office:value="-0.0041222" calcext:value-type="float">
            <text:p>-0.0041222</text:p>
          </table:table-cell>
          <table:table-cell office:value-type="float" office:value="0.87033" calcext:value-type="float">
            <text:p>0.87033</text:p>
          </table:table-cell>
          <table:table-cell office:value-type="float" office:value="3.1603" calcext:value-type="float">
            <text:p>3.1603</text:p>
          </table:table-cell>
          <table:table-cell table:formula="of:=SQRT([.C323]*[.C323]+[.D323]*[.D323])" office:value-type="float" office:value="3.27795216543805" calcext:value-type="float">
            <text:p>3.27795216543805</text:p>
          </table:table-cell>
          <table:table-cell/>
        </table:table-row>
        <table:table-row table:style-name="ro1">
          <table:table-cell office:value-type="float" office:value="22.234" calcext:value-type="float">
            <text:p>22.234</text:p>
          </table:table-cell>
          <table:table-cell office:value-type="float" office:value="-0.0042727" calcext:value-type="float">
            <text:p>-0.0042727</text:p>
          </table:table-cell>
          <table:table-cell office:value-type="float" office:value="0.87145" calcext:value-type="float">
            <text:p>0.87145</text:p>
          </table:table-cell>
          <table:table-cell office:value-type="float" office:value="3.1582" calcext:value-type="float">
            <text:p>3.1582</text:p>
          </table:table-cell>
          <table:table-cell table:formula="of:=SQRT([.C324]*[.C324]+[.D324]*[.D324])" office:value-type="float" office:value="3.2762253192508" calcext:value-type="float">
            <text:p>3.2762253192508</text:p>
          </table:table-cell>
          <table:table-cell/>
        </table:table-row>
        <table:table-row table:style-name="ro1">
          <table:table-cell office:value-type="float" office:value="22.303" calcext:value-type="float">
            <text:p>22.303</text:p>
          </table:table-cell>
          <table:table-cell office:value-type="float" office:value="-0.0045157" calcext:value-type="float">
            <text:p>-0.0045157</text:p>
          </table:table-cell>
          <table:table-cell office:value-type="float" office:value="0.87274" calcext:value-type="float">
            <text:p>0.87274</text:p>
          </table:table-cell>
          <table:table-cell office:value-type="float" office:value="3.1567" calcext:value-type="float">
            <text:p>3.1567</text:p>
          </table:table-cell>
          <table:table-cell table:formula="of:=SQRT([.C325]*[.C325]+[.D325]*[.D325])" office:value-type="float" office:value="3.275122898091" calcext:value-type="float">
            <text:p>3.275122898091</text:p>
          </table:table-cell>
          <table:table-cell/>
        </table:table-row>
        <table:table-row table:style-name="ro1">
          <table:table-cell office:value-type="float" office:value="22.372" calcext:value-type="float">
            <text:p>22.372</text:p>
          </table:table-cell>
          <table:table-cell office:value-type="float" office:value="-0.0048515" calcext:value-type="float">
            <text:p>-0.0048515</text:p>
          </table:table-cell>
          <table:table-cell office:value-type="float" office:value="0.8742" calcext:value-type="float">
            <text:p>0.8742</text:p>
          </table:table-cell>
          <table:table-cell office:value-type="float" office:value="3.1557" calcext:value-type="float">
            <text:p>3.1557</text:p>
          </table:table-cell>
          <table:table-cell table:formula="of:=SQRT([.C326]*[.C326]+[.D326]*[.D326])" office:value-type="float" office:value="3.27454853834845" calcext:value-type="float">
            <text:p>3.27454853834845</text:p>
          </table:table-cell>
          <table:table-cell/>
        </table:table-row>
        <table:table-row table:style-name="ro1">
          <table:table-cell office:value-type="float" office:value="22.441" calcext:value-type="float">
            <text:p>22.441</text:p>
          </table:table-cell>
          <table:table-cell office:value-type="float" office:value="-0.0052807" calcext:value-type="float">
            <text:p>-0.0052807</text:p>
          </table:table-cell>
          <table:table-cell office:value-type="float" office:value="0.87582" calcext:value-type="float">
            <text:p>0.87582</text:p>
          </table:table-cell>
          <table:table-cell office:value-type="float" office:value="3.1553" calcext:value-type="float">
            <text:p>3.1553</text:p>
          </table:table-cell>
          <table:table-cell table:formula="of:=SQRT([.C327]*[.C327]+[.D327]*[.D327])" office:value-type="float" office:value="3.27459596933729" calcext:value-type="float">
            <text:p>3.27459596933729</text:p>
          </table:table-cell>
          <table:table-cell/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-0.0058031" calcext:value-type="float">
            <text:p>-0.0058031</text:p>
          </table:table-cell>
          <table:table-cell office:value-type="float" office:value="0.87762" calcext:value-type="float">
            <text:p>0.87762</text:p>
          </table:table-cell>
          <table:table-cell office:value-type="float" office:value="3.1554" calcext:value-type="float">
            <text:p>3.1554</text:p>
          </table:table-cell>
          <table:table-cell table:formula="of:=SQRT([.C328]*[.C328]+[.D328]*[.D328])" office:value-type="float" office:value="3.27517419756568" calcext:value-type="float">
            <text:p>3.27517419756568</text:p>
          </table:table-cell>
          <table:table-cell/>
        </table:table-row>
        <table:table-row table:style-name="ro1">
          <table:table-cell office:value-type="float" office:value="22.579" calcext:value-type="float">
            <text:p>22.579</text:p>
          </table:table-cell>
          <table:table-cell office:value-type="float" office:value="-0.0059841" calcext:value-type="float">
            <text:p>-0.0059841</text:p>
          </table:table-cell>
          <table:table-cell office:value-type="float" office:value="0.87853" calcext:value-type="float">
            <text:p>0.87853</text:p>
          </table:table-cell>
          <table:table-cell office:value-type="float" office:value="3.154" calcext:value-type="float">
            <text:p>3.154</text:p>
          </table:table-cell>
          <table:table-cell table:formula="of:=SQRT([.C329]*[.C329]+[.D329]*[.D329])" office:value-type="float" office:value="3.27406948015768" calcext:value-type="float">
            <text:p>3.27406948015768</text:p>
          </table:table-cell>
          <table:table-cell/>
        </table:table-row>
        <table:table-row table:style-name="ro1">
          <table:table-cell office:value-type="float" office:value="22.648" calcext:value-type="float">
            <text:p>22.648</text:p>
          </table:table-cell>
          <table:table-cell office:value-type="float" office:value="-0.0062524" calcext:value-type="float">
            <text:p>-0.0062524</text:p>
          </table:table-cell>
          <table:table-cell office:value-type="float" office:value="0.87958" calcext:value-type="float">
            <text:p>0.87958</text:p>
          </table:table-cell>
          <table:table-cell office:value-type="float" office:value="3.1532" calcext:value-type="float">
            <text:p>3.1532</text:p>
          </table:table-cell>
          <table:table-cell table:formula="of:=SQRT([.C330]*[.C330]+[.D330]*[.D330])" office:value-type="float" office:value="3.2735807942374" calcext:value-type="float">
            <text:p>3.2735807942374</text:p>
          </table:table-cell>
          <table:table-cell/>
        </table:table-row>
        <table:table-row table:style-name="ro1">
          <table:table-cell office:value-type="float" office:value="22.717" calcext:value-type="float">
            <text:p>22.717</text:p>
          </table:table-cell>
          <table:table-cell office:value-type="float" office:value="-0.0066212" calcext:value-type="float">
            <text:p>-0.0066212</text:p>
          </table:table-cell>
          <table:table-cell office:value-type="float" office:value="0.88083" calcext:value-type="float">
            <text:p>0.88083</text:p>
          </table:table-cell>
          <table:table-cell office:value-type="float" office:value="3.1528" calcext:value-type="float">
            <text:p>3.1528</text:p>
          </table:table-cell>
          <table:table-cell table:formula="of:=SQRT([.C331]*[.C331]+[.D331]*[.D331])" office:value-type="float" office:value="3.27353162943326" calcext:value-type="float">
            <text:p>3.27353162943326</text:p>
          </table:table-cell>
          <table:table-cell/>
        </table:table-row>
        <table:table-row table:style-name="ro1">
          <table:table-cell office:value-type="float" office:value="22.786" calcext:value-type="float">
            <text:p>22.786</text:p>
          </table:table-cell>
          <table:table-cell office:value-type="float" office:value="-0.007091" calcext:value-type="float">
            <text:p>-0.007091</text:p>
          </table:table-cell>
          <table:table-cell office:value-type="float" office:value="0.88225" calcext:value-type="float">
            <text:p>0.88225</text:p>
          </table:table-cell>
          <table:table-cell office:value-type="float" office:value="3.153" calcext:value-type="float">
            <text:p>3.153</text:p>
          </table:table-cell>
          <table:table-cell table:formula="of:=SQRT([.C332]*[.C332]+[.D332]*[.D332])" office:value-type="float" office:value="3.27410660524363" calcext:value-type="float">
            <text:p>3.27410660524363</text:p>
          </table:table-cell>
          <table:table-cell/>
        </table:table-row>
        <table:table-row table:style-name="ro1">
          <table:table-cell office:value-type="float" office:value="22.856" calcext:value-type="float">
            <text:p>22.856</text:p>
          </table:table-cell>
          <table:table-cell office:value-type="float" office:value="-0.0076624" calcext:value-type="float">
            <text:p>-0.0076624</text:p>
          </table:table-cell>
          <table:table-cell office:value-type="float" office:value="0.88386" calcext:value-type="float">
            <text:p>0.88386</text:p>
          </table:table-cell>
          <table:table-cell office:value-type="float" office:value="3.1538" calcext:value-type="float">
            <text:p>3.1538</text:p>
          </table:table-cell>
          <table:table-cell table:formula="of:=SQRT([.C333]*[.C333]+[.D333]*[.D333])" office:value-type="float" office:value="3.27531112103873" calcext:value-type="float">
            <text:p>3.27531112103873</text:p>
          </table:table-cell>
          <table:table-cell/>
        </table:table-row>
        <table:table-row table:style-name="ro1">
          <table:table-cell office:value-type="float" office:value="22.925" calcext:value-type="float">
            <text:p>22.925</text:p>
          </table:table-cell>
          <table:table-cell office:value-type="float" office:value="-0.0083351" calcext:value-type="float">
            <text:p>-0.0083351</text:p>
          </table:table-cell>
          <table:table-cell office:value-type="float" office:value="0.88565" calcext:value-type="float">
            <text:p>0.88565</text:p>
          </table:table-cell>
          <table:table-cell office:value-type="float" office:value="3.155" calcext:value-type="float">
            <text:p>3.155</text:p>
          </table:table-cell>
          <table:table-cell table:formula="of:=SQRT([.C334]*[.C334]+[.D334]*[.D334])" office:value-type="float" office:value="3.27694994201926" calcext:value-type="float">
            <text:p>3.27694994201926</text:p>
          </table:table-cell>
          <table:table-cell/>
        </table:table-row>
        <table:table-row table:style-name="ro1">
          <table:table-cell office:value-type="float" office:value="22.994" calcext:value-type="float">
            <text:p>22.994</text:p>
          </table:table-cell>
          <table:table-cell office:value-type="float" office:value="-0.0091097" calcext:value-type="float">
            <text:p>-0.0091097</text:p>
          </table:table-cell>
          <table:table-cell office:value-type="float" office:value="0.88763" calcext:value-type="float">
            <text:p>0.88763</text:p>
          </table:table-cell>
          <table:table-cell office:value-type="float" office:value="3.1568" calcext:value-type="float">
            <text:p>3.1568</text:p>
          </table:table-cell>
          <table:table-cell table:formula="of:=SQRT([.C335]*[.C335]+[.D335]*[.D335])" office:value-type="float" office:value="3.27921839115665" calcext:value-type="float">
            <text:p>3.27921839115665</text:p>
          </table:table-cell>
          <table:table-cell/>
        </table:table-row>
        <table:table-row table:style-name="ro1">
          <table:table-cell office:value-type="float" office:value="23.063" calcext:value-type="float">
            <text:p>23.063</text:p>
          </table:table-cell>
          <table:table-cell office:value-type="float" office:value="-0.0099866" calcext:value-type="float">
            <text:p>-0.0099866</text:p>
          </table:table-cell>
          <table:table-cell office:value-type="float" office:value="0.8898" calcext:value-type="float">
            <text:p>0.8898</text:p>
          </table:table-cell>
          <table:table-cell office:value-type="float" office:value="3.1592" calcext:value-type="float">
            <text:p>3.1592</text:p>
          </table:table-cell>
          <table:table-cell table:formula="of:=SQRT([.C336]*[.C336]+[.D336]*[.D336])" office:value-type="float" office:value="3.28211649397153" calcext:value-type="float">
            <text:p>3.28211649397153</text:p>
          </table:table-cell>
          <table:table-cell/>
        </table:table-row>
        <table:table-row table:style-name="ro1">
          <table:table-cell office:value-type="float" office:value="23.132" calcext:value-type="float">
            <text:p>23.132</text:p>
          </table:table-cell>
          <table:table-cell office:value-type="float" office:value="-0.010966" calcext:value-type="float">
            <text:p>-0.010966</text:p>
          </table:table-cell>
          <table:table-cell office:value-type="float" office:value="0.89214" calcext:value-type="float">
            <text:p>0.89214</text:p>
          </table:table-cell>
          <table:table-cell office:value-type="float" office:value="3.1621" calcext:value-type="float">
            <text:p>3.1621</text:p>
          </table:table-cell>
          <table:table-cell table:formula="of:=SQRT([.C337]*[.C337]+[.D337]*[.D337])" office:value-type="float" office:value="3.28554260200655" calcext:value-type="float">
            <text:p>3.28554260200655</text:p>
          </table:table-cell>
          <table:table-cell/>
        </table:table-row>
        <table:table-row table:style-name="ro1">
          <table:table-cell office:value-type="float" office:value="23.201" calcext:value-type="float">
            <text:p>23.201</text:p>
          </table:table-cell>
          <table:table-cell office:value-type="float" office:value="-0.012048" calcext:value-type="float">
            <text:p>-0.012048</text:p>
          </table:table-cell>
          <table:table-cell office:value-type="float" office:value="0.89468" calcext:value-type="float">
            <text:p>0.89468</text:p>
          </table:table-cell>
          <table:table-cell office:value-type="float" office:value="3.1655" calcext:value-type="float">
            <text:p>3.1655</text:p>
          </table:table-cell>
          <table:table-cell table:formula="of:=SQRT([.C338]*[.C338]+[.D338]*[.D338])" office:value-type="float" office:value="3.28950490992186" calcext:value-type="float">
            <text:p>3.28950490992186</text:p>
          </table:table-cell>
          <table:table-cell/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-0.013233" calcext:value-type="float">
            <text:p>-0.013233</text:p>
          </table:table-cell>
          <table:table-cell office:value-type="float" office:value="0.8974" calcext:value-type="float">
            <text:p>0.8974</text:p>
          </table:table-cell>
          <table:table-cell office:value-type="float" office:value="3.1695" calcext:value-type="float">
            <text:p>3.1695</text:p>
          </table:table-cell>
          <table:table-cell table:formula="of:=SQRT([.C339]*[.C339]+[.D339]*[.D339])" office:value-type="float" office:value="3.29409426246427" calcext:value-type="float">
            <text:p>3.29409426246427</text:p>
          </table:table-cell>
          <table:table-cell/>
        </table:table-row>
        <table:table-row table:style-name="ro1">
          <table:table-cell office:value-type="float" office:value="23.339" calcext:value-type="float">
            <text:p>23.339</text:p>
          </table:table-cell>
          <table:table-cell office:value-type="float" office:value="-0.014521" calcext:value-type="float">
            <text:p>-0.014521</text:p>
          </table:table-cell>
          <table:table-cell office:value-type="float" office:value="0.90031" calcext:value-type="float">
            <text:p>0.90031</text:p>
          </table:table-cell>
          <table:table-cell office:value-type="float" office:value="3.174" calcext:value-type="float">
            <text:p>3.174</text:p>
          </table:table-cell>
          <table:table-cell table:formula="of:=SQRT([.C340]*[.C340]+[.D340]*[.D340])" office:value-type="float" office:value="3.29921719444174" calcext:value-type="float">
            <text:p>3.29921719444174</text:p>
          </table:table-cell>
          <table:table-cell/>
        </table:table-row>
        <table:table-row table:style-name="ro1">
          <table:table-cell office:value-type="float" office:value="23.408" calcext:value-type="float">
            <text:p>23.408</text:p>
          </table:table-cell>
          <table:table-cell office:value-type="float" office:value="-0.015866" calcext:value-type="float">
            <text:p>-0.015866</text:p>
          </table:table-cell>
          <table:table-cell office:value-type="float" office:value="0.90335" calcext:value-type="float">
            <text:p>0.90335</text:p>
          </table:table-cell>
          <table:table-cell office:value-type="float" office:value="3.179" calcext:value-type="float">
            <text:p>3.179</text:p>
          </table:table-cell>
          <table:table-cell table:formula="of:=SQRT([.C341]*[.C341]+[.D341]*[.D341])" office:value-type="float" office:value="3.304857367951" calcext:value-type="float">
            <text:p>3.304857367951</text:p>
          </table:table-cell>
          <table:table-cell/>
        </table:table-row>
        <table:table-row table:style-name="ro1">
          <table:table-cell office:value-type="float" office:value="23.477" calcext:value-type="float">
            <text:p>23.477</text:p>
          </table:table-cell>
          <table:table-cell office:value-type="float" office:value="-0.016623" calcext:value-type="float">
            <text:p>-0.016623</text:p>
          </table:table-cell>
          <table:table-cell office:value-type="float" office:value="0.90577" calcext:value-type="float">
            <text:p>0.90577</text:p>
          </table:table-cell>
          <table:table-cell office:value-type="float" office:value="3.183" calcext:value-type="float">
            <text:p>3.183</text:p>
          </table:table-cell>
          <table:table-cell table:formula="of:=SQRT([.C342]*[.C342]+[.D342]*[.D342])" office:value-type="float" office:value="3.30936675104165" calcext:value-type="float">
            <text:p>3.30936675104165</text:p>
          </table:table-cell>
          <table:table-cell/>
        </table:table-row>
        <table:table-row table:style-name="ro1">
          <table:table-cell office:value-type="float" office:value="23.546" calcext:value-type="float">
            <text:p>23.546</text:p>
          </table:table-cell>
          <table:table-cell office:value-type="float" office:value="-0.017464" calcext:value-type="float">
            <text:p>-0.017464</text:p>
          </table:table-cell>
          <table:table-cell office:value-type="float" office:value="0.90834" calcext:value-type="float">
            <text:p>0.90834</text:p>
          </table:table-cell>
          <table:table-cell office:value-type="float" office:value="3.1874" calcext:value-type="float">
            <text:p>3.1874</text:p>
          </table:table-cell>
          <table:table-cell table:formula="of:=SQRT([.C343]*[.C343]+[.D343]*[.D343])" office:value-type="float" office:value="3.31430238747161" calcext:value-type="float">
            <text:p>3.31430238747161</text:p>
          </table:table-cell>
          <table:table-cell/>
        </table:table-row>
        <table:table-row table:style-name="ro1">
          <table:table-cell office:value-type="float" office:value="23.615" calcext:value-type="float">
            <text:p>23.615</text:p>
          </table:table-cell>
          <table:table-cell office:value-type="float" office:value="-0.018684" calcext:value-type="float">
            <text:p>-0.018684</text:p>
          </table:table-cell>
          <table:table-cell office:value-type="float" office:value="0.90917" calcext:value-type="float">
            <text:p>0.90917</text:p>
          </table:table-cell>
          <table:table-cell office:value-type="float" office:value="3.1849" calcext:value-type="float">
            <text:p>3.1849</text:p>
          </table:table-cell>
          <table:table-cell table:formula="of:=SQRT([.C344]*[.C344]+[.D344]*[.D344])" office:value-type="float" office:value="3.31212591833402" calcext:value-type="float">
            <text:p>3.31212591833402</text:p>
          </table:table-cell>
          <table:table-cell/>
        </table:table-row>
        <table:table-row table:style-name="ro1">
          <table:table-cell office:value-type="float" office:value="23.684" calcext:value-type="float">
            <text:p>23.684</text:p>
          </table:table-cell>
          <table:table-cell office:value-type="float" office:value="-0.020227" calcext:value-type="float">
            <text:p>-0.020227</text:p>
          </table:table-cell>
          <table:table-cell office:value-type="float" office:value="0.90828" calcext:value-type="float">
            <text:p>0.90828</text:p>
          </table:table-cell>
          <table:table-cell office:value-type="float" office:value="3.176" calcext:value-type="float">
            <text:p>3.176</text:p>
          </table:table-cell>
          <table:table-cell table:formula="of:=SQRT([.C345]*[.C345]+[.D345]*[.D345])" office:value-type="float" office:value="3.30332386520002" calcext:value-type="float">
            <text:p>3.30332386520002</text:p>
          </table:table-cell>
          <table:table-cell/>
        </table:table-row>
        <table:table-row table:style-name="ro1">
          <table:table-cell office:value-type="float" office:value="23.753" calcext:value-type="float">
            <text:p>23.753</text:p>
          </table:table-cell>
          <table:table-cell office:value-type="float" office:value="-0.021799" calcext:value-type="float">
            <text:p>-0.021799</text:p>
          </table:table-cell>
          <table:table-cell office:value-type="float" office:value="0.90744" calcext:value-type="float">
            <text:p>0.90744</text:p>
          </table:table-cell>
          <table:table-cell office:value-type="float" office:value="3.1674" calcext:value-type="float">
            <text:p>3.1674</text:p>
          </table:table-cell>
          <table:table-cell table:formula="of:=SQRT([.C346]*[.C346]+[.D346]*[.D346])" office:value-type="float" office:value="3.29482474702373" calcext:value-type="float">
            <text:p>3.29482474702373</text:p>
          </table:table-cell>
          <table:table-cell/>
        </table:table-row>
        <table:table-row table:style-name="ro1">
          <table:table-cell office:value-type="float" office:value="23.822" calcext:value-type="float">
            <text:p>23.822</text:p>
          </table:table-cell>
          <table:table-cell office:value-type="float" office:value="-0.023403" calcext:value-type="float">
            <text:p>-0.023403</text:p>
          </table:table-cell>
          <table:table-cell office:value-type="float" office:value="0.90667" calcext:value-type="float">
            <text:p>0.90667</text:p>
          </table:table-cell>
          <table:table-cell office:value-type="float" office:value="3.1591" calcext:value-type="float">
            <text:p>3.1591</text:p>
          </table:table-cell>
          <table:table-cell table:formula="of:=SQRT([.C347]*[.C347]+[.D347]*[.D347])" office:value-type="float" office:value="3.28663403787218" calcext:value-type="float">
            <text:p>3.28663403787218</text:p>
          </table:table-cell>
          <table:table-cell/>
        </table:table-row>
        <table:table-row table:style-name="ro1">
          <table:table-cell office:value-type="float" office:value="23.891" calcext:value-type="float">
            <text:p>23.891</text:p>
          </table:table-cell>
          <table:table-cell office:value-type="float" office:value="-0.025037" calcext:value-type="float">
            <text:p>-0.025037</text:p>
          </table:table-cell>
          <table:table-cell office:value-type="float" office:value="0.90595" calcext:value-type="float">
            <text:p>0.90595</text:p>
          </table:table-cell>
          <table:table-cell office:value-type="float" office:value="3.1511" calcext:value-type="float">
            <text:p>3.1511</text:p>
          </table:table-cell>
          <table:table-cell table:formula="of:=SQRT([.C348]*[.C348]+[.D348]*[.D348])" office:value-type="float" office:value="3.27874619519413" calcext:value-type="float">
            <text:p>3.27874619519413</text:p>
          </table:table-cell>
          <table:table-cell/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0.026702" calcext:value-type="float">
            <text:p>-0.026702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3.1435" calcext:value-type="float">
            <text:p>3.1435</text:p>
          </table:table-cell>
          <table:table-cell table:formula="of:=SQRT([.C349]*[.C349]+[.D349]*[.D349])" office:value-type="float" office:value="3.27126003767661" calcext:value-type="float">
            <text:p>3.27126003767661</text:p>
          </table:table-cell>
          <table:table-cell/>
        </table:table-row>
        <table:table-row table:style-name="ro1">
          <table:table-cell office:value-type="float" office:value="24.029" calcext:value-type="float">
            <text:p>24.029</text:p>
          </table:table-cell>
          <table:table-cell office:value-type="float" office:value="-0.028398" calcext:value-type="float">
            <text:p>-0.028398</text:p>
          </table:table-cell>
          <table:table-cell office:value-type="float" office:value="0.90468" calcext:value-type="float">
            <text:p>0.90468</text:p>
          </table:table-cell>
          <table:table-cell office:value-type="float" office:value="3.1362" calcext:value-type="float">
            <text:p>3.1362</text:p>
          </table:table-cell>
          <table:table-cell table:formula="of:=SQRT([.C350]*[.C350]+[.D350]*[.D350])" office:value-type="float" office:value="3.26407664468836" calcext:value-type="float">
            <text:p>3.26407664468836</text:p>
          </table:table-cell>
          <table:table-cell/>
        </table:table-row>
        <table:table-row table:style-name="ro1">
          <table:table-cell office:value-type="float" office:value="24.098" calcext:value-type="float">
            <text:p>24.098</text:p>
          </table:table-cell>
          <table:table-cell office:value-type="float" office:value="-0.030124" calcext:value-type="float">
            <text:p>-0.030124</text:p>
          </table:table-cell>
          <table:table-cell office:value-type="float" office:value="0.90413" calcext:value-type="float">
            <text:p>0.90413</text:p>
          </table:table-cell>
          <table:table-cell office:value-type="float" office:value="3.1292" calcext:value-type="float">
            <text:p>3.1292</text:p>
          </table:table-cell>
          <table:table-cell table:formula="of:=SQRT([.C351]*[.C351]+[.D351]*[.D351])" office:value-type="float" office:value="3.25719874998441" calcext:value-type="float">
            <text:p>3.25719874998441</text:p>
          </table:table-cell>
          <table:table-cell/>
        </table:table-row>
        <table:table-row table:style-name="ro1">
          <table:table-cell office:value-type="float" office:value="24.167" calcext:value-type="float">
            <text:p>24.167</text:p>
          </table:table-cell>
          <table:table-cell office:value-type="float" office:value="-0.031882" calcext:value-type="float">
            <text:p>-0.031882</text:p>
          </table:table-cell>
          <table:table-cell office:value-type="float" office:value="0.90364" calcext:value-type="float">
            <text:p>0.90364</text:p>
          </table:table-cell>
          <table:table-cell office:value-type="float" office:value="3.1225" calcext:value-type="float">
            <text:p>3.1225</text:p>
          </table:table-cell>
          <table:table-cell table:formula="of:=SQRT([.C352]*[.C352]+[.D352]*[.D352])" office:value-type="float" office:value="3.25062632420277" calcext:value-type="float">
            <text:p>3.25062632420277</text:p>
          </table:table-cell>
          <table:table-cell/>
        </table:table-row>
        <table:table-row table:style-name="ro1">
          <table:table-cell office:value-type="float" office:value="24.237" calcext:value-type="float">
            <text:p>24.237</text:p>
          </table:table-cell>
          <table:table-cell office:value-type="float" office:value="-0.033671" calcext:value-type="float">
            <text:p>-0.033671</text:p>
          </table:table-cell>
          <table:table-cell office:value-type="float" office:value="0.90321" calcext:value-type="float">
            <text:p>0.90321</text:p>
          </table:table-cell>
          <table:table-cell office:value-type="float" office:value="3.1162" calcext:value-type="float">
            <text:p>3.1162</text:p>
          </table:table-cell>
          <table:table-cell table:formula="of:=SQRT([.C353]*[.C353]+[.D353]*[.D353])" office:value-type="float" office:value="3.24445538482193" calcext:value-type="float">
            <text:p>3.24445538482193</text:p>
          </table:table-cell>
          <table:table-cell/>
        </table:table-row>
        <table:table-row table:style-name="ro1">
          <table:table-cell office:value-type="float" office:value="24.306" calcext:value-type="float">
            <text:p>24.306</text:p>
          </table:table-cell>
          <table:table-cell office:value-type="float" office:value="-0.035491" calcext:value-type="float">
            <text:p>-0.035491</text:p>
          </table:table-cell>
          <table:table-cell office:value-type="float" office:value="0.90283" calcext:value-type="float">
            <text:p>0.90283</text:p>
          </table:table-cell>
          <table:table-cell office:value-type="float" office:value="3.1101" calcext:value-type="float">
            <text:p>3.1101</text:p>
          </table:table-cell>
          <table:table-cell table:formula="of:=SQRT([.C354]*[.C354]+[.D354]*[.D354])" office:value-type="float" office:value="3.23849100954441" calcext:value-type="float">
            <text:p>3.23849100954441</text:p>
          </table:table-cell>
          <table:table-cell/>
        </table:table-row>
        <table:table-row table:style-name="ro1">
          <table:table-cell office:value-type="float" office:value="24.375" calcext:value-type="float">
            <text:p>24.375</text:p>
          </table:table-cell>
          <table:table-cell office:value-type="float" office:value="-0.036778" calcext:value-type="float">
            <text:p>-0.036778</text:p>
          </table:table-cell>
          <table:table-cell office:value-type="float" office:value="0.90226" calcext:value-type="float">
            <text:p>0.90226</text:p>
          </table:table-cell>
          <table:table-cell office:value-type="float" office:value="3.1043" calcext:value-type="float">
            <text:p>3.1043</text:p>
          </table:table-cell>
          <table:table-cell table:formula="of:=SQRT([.C355]*[.C355]+[.D355]*[.D355])" office:value-type="float" office:value="3.23276222410495" calcext:value-type="float">
            <text:p>3.23276222410495</text:p>
          </table:table-cell>
          <table:table-cell/>
        </table:table-row>
        <table:table-row table:style-name="ro1">
          <table:table-cell office:value-type="float" office:value="24.444" calcext:value-type="float">
            <text:p>24.444</text:p>
          </table:table-cell>
          <table:table-cell office:value-type="float" office:value="-0.037678" calcext:value-type="float">
            <text:p>-0.037678</text:p>
          </table:table-cell>
          <table:table-cell office:value-type="float" office:value="0.90155" calcext:value-type="float">
            <text:p>0.90155</text:p>
          </table:table-cell>
          <table:table-cell office:value-type="float" office:value="3.0986" calcext:value-type="float">
            <text:p>3.0986</text:p>
          </table:table-cell>
          <table:table-cell table:formula="of:=SQRT([.C356]*[.C356]+[.D356]*[.D356])" office:value-type="float" office:value="3.22709069635484" calcext:value-type="float">
            <text:p>3.22709069635484</text:p>
          </table:table-cell>
          <table:table-cell/>
        </table:table-row>
        <table:table-row table:style-name="ro1">
          <table:table-cell office:value-type="float" office:value="24.513" calcext:value-type="float">
            <text:p>24.513</text:p>
          </table:table-cell>
          <table:table-cell office:value-type="float" office:value="-0.038623" calcext:value-type="float">
            <text:p>-0.038623</text:p>
          </table:table-cell>
          <table:table-cell office:value-type="float" office:value="0.9009" calcext:value-type="float">
            <text:p>0.9009</text:p>
          </table:table-cell>
          <table:table-cell office:value-type="float" office:value="3.0932" calcext:value-type="float">
            <text:p>3.0932</text:p>
          </table:table-cell>
          <table:table-cell table:formula="of:=SQRT([.C357]*[.C357]+[.D357]*[.D357])" office:value-type="float" office:value="3.22172423556083" calcext:value-type="float">
            <text:p>3.22172423556083</text:p>
          </table:table-cell>
          <table:table-cell/>
        </table:table-row>
        <table:table-row table:style-name="ro1">
          <table:table-cell office:value-type="float" office:value="24.582" calcext:value-type="float">
            <text:p>24.582</text:p>
          </table:table-cell>
          <table:table-cell office:value-type="float" office:value="-0.039614" calcext:value-type="float">
            <text:p>-0.039614</text:p>
          </table:table-cell>
          <table:table-cell office:value-type="float" office:value="0.9003" calcext:value-type="float">
            <text:p>0.9003</text:p>
          </table:table-cell>
          <table:table-cell office:value-type="float" office:value="3.088" calcext:value-type="float">
            <text:p>3.088</text:p>
          </table:table-cell>
          <table:table-cell table:formula="of:=SQRT([.C358]*[.C358]+[.D358]*[.D358])" office:value-type="float" office:value="3.2165640192603" calcext:value-type="float">
            <text:p>3.2165640192603</text:p>
          </table:table-cell>
          <table:table-cell/>
        </table:table-row>
        <table:table-row table:style-name="ro1">
          <table:table-cell office:value-type="float" office:value="24.651" calcext:value-type="float">
            <text:p>24.651</text:p>
          </table:table-cell>
          <table:table-cell office:value-type="float" office:value="-0.040652" calcext:value-type="float">
            <text:p>-0.040652</text:p>
          </table:table-cell>
          <table:table-cell office:value-type="float" office:value="0.89975" calcext:value-type="float">
            <text:p>0.89975</text:p>
          </table:table-cell>
          <table:table-cell office:value-type="float" office:value="3.083" calcext:value-type="float">
            <text:p>3.083</text:p>
          </table:table-cell>
          <table:table-cell table:formula="of:=SQRT([.C359]*[.C359]+[.D359]*[.D359])" office:value-type="float" office:value="3.21161004209727" calcext:value-type="float">
            <text:p>3.21161004209727</text:p>
          </table:table-cell>
          <table:table-cell/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-0.041735" calcext:value-type="float">
            <text:p>-0.041735</text:p>
          </table:table-cell>
          <table:table-cell office:value-type="float" office:value="0.89925" calcext:value-type="float">
            <text:p>0.89925</text:p>
          </table:table-cell>
          <table:table-cell office:value-type="float" office:value="3.0783" calcext:value-type="float">
            <text:p>3.0783</text:p>
          </table:table-cell>
          <table:table-cell table:formula="of:=SQRT([.C360]*[.C360]+[.D360]*[.D360])" office:value-type="float" office:value="3.20695828667914" calcext:value-type="float">
            <text:p>3.20695828667914</text:p>
          </table:table-cell>
          <table:table-cell/>
        </table:table-row>
        <table:table-row table:style-name="ro1">
          <table:table-cell office:value-type="float" office:value="24.789" calcext:value-type="float">
            <text:p>24.789</text:p>
          </table:table-cell>
          <table:table-cell office:value-type="float" office:value="-0.042865" calcext:value-type="float">
            <text:p>-0.042865</text:p>
          </table:table-cell>
          <table:table-cell office:value-type="float" office:value="0.89881" calcext:value-type="float">
            <text:p>0.89881</text:p>
          </table:table-cell>
          <table:table-cell office:value-type="float" office:value="3.0739" calcext:value-type="float">
            <text:p>3.0739</text:p>
          </table:table-cell>
          <table:table-cell table:formula="of:=SQRT([.C361]*[.C361]+[.D361]*[.D361])" office:value-type="float" office:value="3.20261153218744" calcext:value-type="float">
            <text:p>3.20261153218744</text:p>
          </table:table-cell>
          <table:table-cell/>
        </table:table-row>
        <table:table-row table:style-name="ro1">
          <table:table-cell office:value-type="float" office:value="24.858" calcext:value-type="float">
            <text:p>24.858</text:p>
          </table:table-cell>
          <table:table-cell office:value-type="float" office:value="-0.044041" calcext:value-type="float">
            <text:p>-0.044041</text:p>
          </table:table-cell>
          <table:table-cell office:value-type="float" office:value="0.89843" calcext:value-type="float">
            <text:p>0.89843</text:p>
          </table:table-cell>
          <table:table-cell office:value-type="float" office:value="3.0697" calcext:value-type="float">
            <text:p>3.0697</text:p>
          </table:table-cell>
          <table:table-cell table:formula="of:=SQRT([.C362]*[.C362]+[.D362]*[.D362])" office:value-type="float" office:value="3.19847378524508" calcext:value-type="float">
            <text:p>3.19847378524508</text:p>
          </table:table-cell>
          <table:table-cell/>
        </table:table-row>
        <table:table-row table:style-name="ro1">
          <table:table-cell office:value-type="float" office:value="24.927" calcext:value-type="float">
            <text:p>24.927</text:p>
          </table:table-cell>
          <table:table-cell office:value-type="float" office:value="-0.045263" calcext:value-type="float">
            <text:p>-0.045263</text:p>
          </table:table-cell>
          <table:table-cell office:value-type="float" office:value="0.8981" calcext:value-type="float">
            <text:p>0.8981</text:p>
          </table:table-cell>
          <table:table-cell office:value-type="float" office:value="3.0657" calcext:value-type="float">
            <text:p>3.0657</text:p>
          </table:table-cell>
          <table:table-cell table:formula="of:=SQRT([.C363]*[.C363]+[.D363]*[.D363])" office:value-type="float" office:value="3.19454223637754" calcext:value-type="float">
            <text:p>3.19454223637754</text:p>
          </table:table-cell>
          <table:table-cell/>
        </table:table-row>
        <table:table-row table:style-name="ro1">
          <table:table-cell office:value-type="float" office:value="24.996" calcext:value-type="float">
            <text:p>24.996</text:p>
          </table:table-cell>
          <table:table-cell office:value-type="float" office:value="-0.046532" calcext:value-type="float">
            <text:p>-0.046532</text:p>
          </table:table-cell>
          <table:table-cell office:value-type="float" office:value="0.89782" calcext:value-type="float">
            <text:p>0.89782</text:p>
          </table:table-cell>
          <table:table-cell office:value-type="float" office:value="3.062" calcext:value-type="float">
            <text:p>3.062</text:p>
          </table:table-cell>
          <table:table-cell table:formula="of:=SQRT([.C364]*[.C364]+[.D364]*[.D364])" office:value-type="float" office:value="3.19091283998796" calcext:value-type="float">
            <text:p>3.19091283998796</text:p>
          </table:table-cell>
          <table:table-cell/>
        </table:table-row>
        <table:table-row table:style-name="ro1">
          <table:table-cell office:value-type="float" office:value="25.065" calcext:value-type="float">
            <text:p>25.065</text:p>
          </table:table-cell>
          <table:table-cell office:value-type="float" office:value="-0.047847" calcext:value-type="float">
            <text:p>-0.047847</text:p>
          </table:table-cell>
          <table:table-cell office:value-type="float" office:value="0.8976" calcext:value-type="float">
            <text:p>0.8976</text:p>
          </table:table-cell>
          <table:table-cell office:value-type="float" office:value="3.0585" calcext:value-type="float">
            <text:p>3.0585</text:p>
          </table:table-cell>
          <table:table-cell table:formula="of:=SQRT([.C365]*[.C365]+[.D365]*[.D365])" office:value-type="float" office:value="3.18749243293219" calcext:value-type="float">
            <text:p>3.18749243293219</text:p>
          </table:table-cell>
          <table:table-cell/>
        </table:table-row>
        <table:table-row table:style-name="ro1">
          <table:table-cell office:value-type="float" office:value="25.134" calcext:value-type="float">
            <text:p>25.134</text:p>
          </table:table-cell>
          <table:table-cell office:value-type="float" office:value="-0.049209" calcext:value-type="float">
            <text:p>-0.049209</text:p>
          </table:table-cell>
          <table:table-cell office:value-type="float" office:value="0.89743" calcext:value-type="float">
            <text:p>0.89743</text:p>
          </table:table-cell>
          <table:table-cell office:value-type="float" office:value="3.0553" calcext:value-type="float">
            <text:p>3.0553</text:p>
          </table:table-cell>
          <table:table-cell table:formula="of:=SQRT([.C366]*[.C366]+[.D366]*[.D366])" office:value-type="float" office:value="3.18437414493021" calcext:value-type="float">
            <text:p>3.18437414493021</text:p>
          </table:table-cell>
          <table:table-cell/>
        </table:table-row>
        <table:table-row table:style-name="ro1">
          <table:table-cell office:value-type="float" office:value="25.203" calcext:value-type="float">
            <text:p>25.203</text:p>
          </table:table-cell>
          <table:table-cell office:value-type="float" office:value="-0.050618" calcext:value-type="float">
            <text:p>-0.050618</text:p>
          </table:table-cell>
          <table:table-cell office:value-type="float" office:value="0.89732" calcext:value-type="float">
            <text:p>0.89732</text:p>
          </table:table-cell>
          <table:table-cell office:value-type="float" office:value="3.0524" calcext:value-type="float">
            <text:p>3.0524</text:p>
          </table:table-cell>
          <table:table-cell table:formula="of:=SQRT([.C367]*[.C367]+[.D367]*[.D367])" office:value-type="float" office:value="3.18156077144536" calcext:value-type="float">
            <text:p>3.18156077144536</text:p>
          </table:table-cell>
          <table:table-cell/>
        </table:table-row>
        <table:table-row table:style-name="ro1">
          <table:table-cell office:value-type="float" office:value="25.272" calcext:value-type="float">
            <text:p>25.272</text:p>
          </table:table-cell>
          <table:table-cell office:value-type="float" office:value="-0.052074" calcext:value-type="float">
            <text:p>-0.052074</text:p>
          </table:table-cell>
          <table:table-cell office:value-type="float" office:value="0.89727" calcext:value-type="float">
            <text:p>0.89727</text:p>
          </table:table-cell>
          <table:table-cell office:value-type="float" office:value="3.0496" calcext:value-type="float">
            <text:p>3.0496</text:p>
          </table:table-cell>
          <table:table-cell table:formula="of:=SQRT([.C368]*[.C368]+[.D368]*[.D368])" office:value-type="float" office:value="3.17886042677246" calcext:value-type="float">
            <text:p>3.17886042677246</text:p>
          </table:table-cell>
          <table:table-cell/>
        </table:table-row>
        <table:table-row table:style-name="ro1">
          <table:table-cell office:value-type="float" office:value="25.341" calcext:value-type="float">
            <text:p>25.341</text:p>
          </table:table-cell>
          <table:table-cell office:value-type="float" office:value="-0.053281" calcext:value-type="float">
            <text:p>-0.053281</text:p>
          </table:table-cell>
          <table:table-cell office:value-type="float" office:value="0.89703" calcext:value-type="float">
            <text:p>0.89703</text:p>
          </table:table-cell>
          <table:table-cell office:value-type="float" office:value="3.047" calcext:value-type="float">
            <text:p>3.047</text:p>
          </table:table-cell>
          <table:table-cell table:formula="of:=SQRT([.C369]*[.C369]+[.D369]*[.D369])" office:value-type="float" office:value="3.17629844644674" calcext:value-type="float">
            <text:p>3.17629844644674</text:p>
          </table:table-cell>
          <table:table-cell/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-0.054167" calcext:value-type="float">
            <text:p>-0.054167</text:p>
          </table:table-cell>
          <table:table-cell office:value-type="float" office:value="0.89657" calcext:value-type="float">
            <text:p>0.89657</text:p>
          </table:table-cell>
          <table:table-cell office:value-type="float" office:value="3.0443" calcext:value-type="float">
            <text:p>3.0443</text:p>
          </table:table-cell>
          <table:table-cell table:formula="of:=SQRT([.C370]*[.C370]+[.D370]*[.D370])" office:value-type="float" office:value="3.1735784620677" calcext:value-type="float">
            <text:p>3.1735784620677</text:p>
          </table:table-cell>
          <table:table-cell/>
        </table:table-row>
        <table:table-row table:style-name="ro1">
          <table:table-cell office:value-type="float" office:value="25.479" calcext:value-type="float">
            <text:p>25.479</text:p>
          </table:table-cell>
          <table:table-cell office:value-type="float" office:value="-0.055102" calcext:value-type="float">
            <text:p>-0.055102</text:p>
          </table:table-cell>
          <table:table-cell office:value-type="float" office:value="0.89615" calcext:value-type="float">
            <text:p>0.89615</text:p>
          </table:table-cell>
          <table:table-cell office:value-type="float" office:value="3.0417" calcext:value-type="float">
            <text:p>3.0417</text:p>
          </table:table-cell>
          <table:table-cell table:formula="of:=SQRT([.C371]*[.C371]+[.D371]*[.D371])" office:value-type="float" office:value="3.17096573814666" calcext:value-type="float">
            <text:p>3.17096573814666</text:p>
          </table:table-cell>
          <table:table-cell/>
        </table:table-row>
        <table:table-row table:style-name="ro1">
          <table:table-cell office:value-type="float" office:value="25.548" calcext:value-type="float">
            <text:p>25.548</text:p>
          </table:table-cell>
          <table:table-cell office:value-type="float" office:value="-0.056086" calcext:value-type="float">
            <text:p>-0.056086</text:p>
          </table:table-cell>
          <table:table-cell office:value-type="float" office:value="0.89578" calcext:value-type="float">
            <text:p>0.89578</text:p>
          </table:table-cell>
          <table:table-cell office:value-type="float" office:value="3.0394" calcext:value-type="float">
            <text:p>3.0394</text:p>
          </table:table-cell>
          <table:table-cell table:formula="of:=SQRT([.C372]*[.C372]+[.D372]*[.D372])" office:value-type="float" office:value="3.16865494625085" calcext:value-type="float">
            <text:p>3.16865494625085</text:p>
          </table:table-cell>
          <table:table-cell/>
        </table:table-row>
        <table:table-row table:style-name="ro1">
          <table:table-cell office:value-type="float" office:value="25.618" calcext:value-type="float">
            <text:p>25.618</text:p>
          </table:table-cell>
          <table:table-cell office:value-type="float" office:value="-0.057119" calcext:value-type="float">
            <text:p>-0.057119</text:p>
          </table:table-cell>
          <table:table-cell office:value-type="float" office:value="0.89546" calcext:value-type="float">
            <text:p>0.89546</text:p>
          </table:table-cell>
          <table:table-cell office:value-type="float" office:value="3.0372" calcext:value-type="float">
            <text:p>3.0372</text:p>
          </table:table-cell>
          <table:table-cell table:formula="of:=SQRT([.C373]*[.C373]+[.D373]*[.D373])" office:value-type="float" office:value="3.16645423961882" calcext:value-type="float">
            <text:p>3.16645423961882</text:p>
          </table:table-cell>
          <table:table-cell/>
        </table:table-row>
        <table:table-row table:style-name="ro1">
          <table:table-cell office:value-type="float" office:value="25.687" calcext:value-type="float">
            <text:p>25.687</text:p>
          </table:table-cell>
          <table:table-cell office:value-type="float" office:value="-0.058201" calcext:value-type="float">
            <text:p>-0.058201</text:p>
          </table:table-cell>
          <table:table-cell office:value-type="float" office:value="0.89518" calcext:value-type="float">
            <text:p>0.89518</text:p>
          </table:table-cell>
          <table:table-cell office:value-type="float" office:value="3.0352" calcext:value-type="float">
            <text:p>3.0352</text:p>
          </table:table-cell>
          <table:table-cell table:formula="of:=SQRT([.C374]*[.C374]+[.D374]*[.D374])" office:value-type="float" office:value="3.1644567104639" calcext:value-type="float">
            <text:p>3.1644567104639</text:p>
          </table:table-cell>
          <table:table-cell/>
        </table:table-row>
        <table:table-row table:style-name="ro1">
          <table:table-cell office:value-type="float" office:value="25.756" calcext:value-type="float">
            <text:p>25.756</text:p>
          </table:table-cell>
          <table:table-cell office:value-type="float" office:value="-0.059332" calcext:value-type="float">
            <text:p>-0.059332</text:p>
          </table:table-cell>
          <table:table-cell office:value-type="float" office:value="0.89496" calcext:value-type="float">
            <text:p>0.89496</text:p>
          </table:table-cell>
          <table:table-cell office:value-type="float" office:value="3.0334" calcext:value-type="float">
            <text:p>3.0334</text:p>
          </table:table-cell>
          <table:table-cell table:formula="of:=SQRT([.C375]*[.C375]+[.D375]*[.D375])" office:value-type="float" office:value="3.16266801318128" calcext:value-type="float">
            <text:p>3.16266801318128</text:p>
          </table:table-cell>
          <table:table-cell/>
        </table:table-row>
        <table:table-row table:style-name="ro1">
          <table:table-cell office:value-type="float" office:value="25.825" calcext:value-type="float">
            <text:p>25.825</text:p>
          </table:table-cell>
          <table:table-cell office:value-type="float" office:value="-0.060513" calcext:value-type="float">
            <text:p>-0.060513</text:p>
          </table:table-cell>
          <table:table-cell office:value-type="float" office:value="0.89478" calcext:value-type="float">
            <text:p>0.89478</text:p>
          </table:table-cell>
          <table:table-cell office:value-type="float" office:value="3.0317" calcext:value-type="float">
            <text:p>3.0317</text:p>
          </table:table-cell>
          <table:table-cell table:formula="of:=SQRT([.C376]*[.C376]+[.D376]*[.D376])" office:value-type="float" office:value="3.160986576751" calcext:value-type="float">
            <text:p>3.160986576751</text:p>
          </table:table-cell>
          <table:table-cell/>
        </table:table-row>
        <table:table-row table:style-name="ro1">
          <table:table-cell office:value-type="float" office:value="25.894" calcext:value-type="float">
            <text:p>25.894</text:p>
          </table:table-cell>
          <table:table-cell office:value-type="float" office:value="-0.061744" calcext:value-type="float">
            <text:p>-0.061744</text:p>
          </table:table-cell>
          <table:table-cell office:value-type="float" office:value="0.89466" calcext:value-type="float">
            <text:p>0.89466</text:p>
          </table:table-cell>
          <table:table-cell office:value-type="float" office:value="3.0303" calcext:value-type="float">
            <text:p>3.0303</text:p>
          </table:table-cell>
          <table:table-cell table:formula="of:=SQRT([.C377]*[.C377]+[.D377]*[.D377])" office:value-type="float" office:value="3.15960988186833" calcext:value-type="float">
            <text:p>3.15960988186833</text:p>
          </table:table-cell>
          <table:table-cell/>
        </table:table-row>
        <table:table-row table:style-name="ro1">
          <table:table-cell office:value-type="float" office:value="25.963" calcext:value-type="float">
            <text:p>25.963</text:p>
          </table:table-cell>
          <table:table-cell office:value-type="float" office:value="-0.063024" calcext:value-type="float">
            <text:p>-0.063024</text:p>
          </table:table-cell>
          <table:table-cell office:value-type="float" office:value="0.89458" calcext:value-type="float">
            <text:p>0.89458</text:p>
          </table:table-cell>
          <table:table-cell office:value-type="float" office:value="3.029" calcext:value-type="float">
            <text:p>3.029</text:p>
          </table:table-cell>
          <table:table-cell table:formula="of:=SQRT([.C378]*[.C378]+[.D378]*[.D378])" office:value-type="float" office:value="3.15834044656367" calcext:value-type="float">
            <text:p>3.15834044656367</text:p>
          </table:table-cell>
          <table:table-cell/>
        </table:table-row>
        <table:table-row table:style-name="ro1">
          <table:table-cell office:value-type="float" office:value="26.032" calcext:value-type="float">
            <text:p>26.032</text:p>
          </table:table-cell>
          <table:table-cell office:value-type="float" office:value="-0.064354" calcext:value-type="float">
            <text:p>-0.064354</text:p>
          </table:table-cell>
          <table:table-cell office:value-type="float" office:value="0.89455" calcext:value-type="float">
            <text:p>0.89455</text:p>
          </table:table-cell>
          <table:table-cell office:value-type="float" office:value="3.028" calcext:value-type="float">
            <text:p>3.028</text:p>
          </table:table-cell>
          <table:table-cell table:formula="of:=SQRT([.C379]*[.C379]+[.D379]*[.D379])" office:value-type="float" office:value="3.15737291153579" calcext:value-type="float">
            <text:p>3.15737291153579</text:p>
          </table:table-cell>
          <table:table-cell/>
        </table:table-row>
        <table:table-row table:style-name="ro1">
          <table:table-cell office:value-type="float" office:value="26.101" calcext:value-type="float">
            <text:p>26.101</text:p>
          </table:table-cell>
          <table:table-cell office:value-type="float" office:value="-0.065733" calcext:value-type="float">
            <text:p>-0.065733</text:p>
          </table:table-cell>
          <table:table-cell office:value-type="float" office:value="0.89458" calcext:value-type="float">
            <text:p>0.89458</text:p>
          </table:table-cell>
          <table:table-cell office:value-type="float" office:value="3.0271" calcext:value-type="float">
            <text:p>3.0271</text:p>
          </table:table-cell>
          <table:table-cell table:formula="of:=SQRT([.C380]*[.C380]+[.D380]*[.D380])" office:value-type="float" office:value="3.15651830129337" calcext:value-type="float">
            <text:p>3.15651830129337</text:p>
          </table:table-cell>
          <table:table-cell/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-0.067163" calcext:value-type="float">
            <text:p>-0.067163</text:p>
          </table:table-cell>
          <table:table-cell office:value-type="float" office:value="0.89465" calcext:value-type="float">
            <text:p>0.89465</text:p>
          </table:table-cell>
          <table:table-cell office:value-type="float" office:value="3.0264" calcext:value-type="float">
            <text:p>3.0264</text:p>
          </table:table-cell>
          <table:table-cell table:formula="of:=SQRT([.C381]*[.C381]+[.D381]*[.D381])" office:value-type="float" office:value="3.15586685119952" calcext:value-type="float">
            <text:p>3.15586685119952</text:p>
          </table:table-cell>
          <table:table-cell/>
        </table:table-row>
        <table:table-row table:style-name="ro1">
          <table:table-cell office:value-type="float" office:value="26.239" calcext:value-type="float">
            <text:p>26.239</text:p>
          </table:table-cell>
          <table:table-cell office:value-type="float" office:value="-0.068642" calcext:value-type="float">
            <text:p>-0.068642</text:p>
          </table:table-cell>
          <table:table-cell office:value-type="float" office:value="0.89477" calcext:value-type="float">
            <text:p>0.89477</text:p>
          </table:table-cell>
          <table:table-cell office:value-type="float" office:value="3.0259" calcext:value-type="float">
            <text:p>3.0259</text:p>
          </table:table-cell>
          <table:table-cell table:formula="of:=SQRT([.C382]*[.C382]+[.D382]*[.D382])" office:value-type="float" office:value="3.15542139228662" calcext:value-type="float">
            <text:p>3.15542139228662</text:p>
          </table:table-cell>
          <table:table-cell/>
        </table:table-row>
        <table:table-row table:style-name="ro1">
          <table:table-cell office:value-type="float" office:value="26.308" calcext:value-type="float">
            <text:p>26.308</text:p>
          </table:table-cell>
          <table:table-cell office:value-type="float" office:value="-0.070172" calcext:value-type="float">
            <text:p>-0.070172</text:p>
          </table:table-cell>
          <table:table-cell office:value-type="float" office:value="0.89494" calcext:value-type="float">
            <text:p>0.89494</text:p>
          </table:table-cell>
          <table:table-cell office:value-type="float" office:value="3.0255" calcext:value-type="float">
            <text:p>3.0255</text:p>
          </table:table-cell>
          <table:table-cell table:formula="of:=SQRT([.C383]*[.C383]+[.D383]*[.D383])" office:value-type="float" office:value="3.15508602950855" calcext:value-type="float">
            <text:p>3.15508602950855</text:p>
          </table:table-cell>
          <table:table-cell/>
        </table:table-row>
        <table:table-row table:style-name="ro1">
          <table:table-cell office:value-type="float" office:value="26.377" calcext:value-type="float">
            <text:p>26.377</text:p>
          </table:table-cell>
          <table:table-cell office:value-type="float" office:value="-0.071626" calcext:value-type="float">
            <text:p>-0.071626</text:p>
          </table:table-cell>
          <table:table-cell office:value-type="float" office:value="0.89487" calcext:value-type="float">
            <text:p>0.89487</text:p>
          </table:table-cell>
          <table:table-cell office:value-type="float" office:value="3.0251" calcext:value-type="float">
            <text:p>3.0251</text:p>
          </table:table-cell>
          <table:table-cell table:formula="of:=SQRT([.C384]*[.C384]+[.D384]*[.D384])" office:value-type="float" office:value="3.15468260319481" calcext:value-type="float">
            <text:p>3.15468260319481</text:p>
          </table:table-cell>
          <table:table-cell/>
        </table:table-row>
        <table:table-row table:style-name="ro1">
          <table:table-cell office:value-type="float" office:value="26.446" calcext:value-type="float">
            <text:p>26.446</text:p>
          </table:table-cell>
          <table:table-cell office:value-type="float" office:value="-0.073053" calcext:value-type="float">
            <text:p>-0.073053</text:p>
          </table:table-cell>
          <table:table-cell office:value-type="float" office:value="0.89468" calcext:value-type="float">
            <text:p>0.89468</text:p>
          </table:table-cell>
          <table:table-cell office:value-type="float" office:value="3.0246" calcext:value-type="float">
            <text:p>3.0246</text:p>
          </table:table-cell>
          <table:table-cell table:formula="of:=SQRT([.C385]*[.C385]+[.D385]*[.D385])" office:value-type="float" office:value="3.15414924542261" calcext:value-type="float">
            <text:p>3.15414924542261</text:p>
          </table:table-cell>
          <table:table-cell/>
        </table:table-row>
        <table:table-row table:style-name="ro1">
          <table:table-cell office:value-type="float" office:value="26.515" calcext:value-type="float">
            <text:p>26.515</text:p>
          </table:table-cell>
          <table:table-cell office:value-type="float" office:value="-0.074518" calcext:value-type="float">
            <text:p>-0.074518</text:p>
          </table:table-cell>
          <table:table-cell office:value-type="float" office:value="0.89452" calcext:value-type="float">
            <text:p>0.89452</text:p>
          </table:table-cell>
          <table:table-cell office:value-type="float" office:value="3.0242" calcext:value-type="float">
            <text:p>3.0242</text:p>
          </table:table-cell>
          <table:table-cell table:formula="of:=SQRT([.C386]*[.C386]+[.D386]*[.D386])" office:value-type="float" office:value="3.15372029045063" calcext:value-type="float">
            <text:p>3.15372029045063</text:p>
          </table:table-cell>
          <table:table-cell/>
        </table:table-row>
        <table:table-row table:style-name="ro1">
          <table:table-cell office:value-type="float" office:value="26.584" calcext:value-type="float">
            <text:p>26.584</text:p>
          </table:table-cell>
          <table:table-cell office:value-type="float" office:value="-0.076022" calcext:value-type="float">
            <text:p>-0.076022</text:p>
          </table:table-cell>
          <table:table-cell office:value-type="float" office:value="0.8944" calcext:value-type="float">
            <text:p>0.8944</text:p>
          </table:table-cell>
          <table:table-cell office:value-type="float" office:value="3.0239" calcext:value-type="float">
            <text:p>3.0239</text:p>
          </table:table-cell>
          <table:table-cell table:formula="of:=SQRT([.C387]*[.C387]+[.D387]*[.D387])" office:value-type="float" office:value="3.15339857455413" calcext:value-type="float">
            <text:p>3.15339857455413</text:p>
          </table:table-cell>
          <table:table-cell/>
        </table:table-row>
        <table:table-row table:style-name="ro1">
          <table:table-cell office:value-type="float" office:value="26.653" calcext:value-type="float">
            <text:p>26.653</text:p>
          </table:table-cell>
          <table:table-cell office:value-type="float" office:value="-0.077564" calcext:value-type="float">
            <text:p>-0.077564</text:p>
          </table:table-cell>
          <table:table-cell office:value-type="float" office:value="0.89431" calcext:value-type="float">
            <text:p>0.89431</text:p>
          </table:table-cell>
          <table:table-cell office:value-type="float" office:value="3.0237" calcext:value-type="float">
            <text:p>3.0237</text:p>
          </table:table-cell>
          <table:table-cell table:formula="of:=SQRT([.C388]*[.C388]+[.D388]*[.D388])" office:value-type="float" office:value="3.15318126121858" calcext:value-type="float">
            <text:p>3.15318126121858</text:p>
          </table:table-cell>
          <table:table-cell/>
        </table:table-row>
        <table:table-row table:style-name="ro1">
          <table:table-cell office:value-type="float" office:value="26.722" calcext:value-type="float">
            <text:p>26.722</text:p>
          </table:table-cell>
          <table:table-cell office:value-type="float" office:value="-0.079145" calcext:value-type="float">
            <text:p>-0.079145</text:p>
          </table:table-cell>
          <table:table-cell office:value-type="float" office:value="0.89425" calcext:value-type="float">
            <text:p>0.89425</text:p>
          </table:table-cell>
          <table:table-cell office:value-type="float" office:value="3.0237" calcext:value-type="float">
            <text:p>3.0237</text:p>
          </table:table-cell>
          <table:table-cell table:formula="of:=SQRT([.C389]*[.C389]+[.D389]*[.D389])" office:value-type="float" office:value="3.1531642444535" calcext:value-type="float">
            <text:p>3.1531642444535</text:p>
          </table:table-cell>
          <table:table-cell/>
        </table:table-row>
        <table:table-row table:style-name="ro1">
          <table:table-cell office:value-type="float" office:value="26.791" calcext:value-type="float">
            <text:p>26.791</text:p>
          </table:table-cell>
          <table:table-cell office:value-type="float" office:value="-0.080764" calcext:value-type="float">
            <text:p>-0.080764</text:p>
          </table:table-cell>
          <table:table-cell office:value-type="float" office:value="0.89423" calcext:value-type="float">
            <text:p>0.89423</text:p>
          </table:table-cell>
          <table:table-cell office:value-type="float" office:value="3.0237" calcext:value-type="float">
            <text:p>3.0237</text:p>
          </table:table-cell>
          <table:table-cell table:formula="of:=SQRT([.C390]*[.C390]+[.D390]*[.D390])" office:value-type="float" office:value="3.15315857243178" calcext:value-type="float">
            <text:p>3.15315857243178</text:p>
          </table:table-cell>
          <table:table-cell/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-0.082422" calcext:value-type="float">
            <text:p>-0.082422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3.0239" calcext:value-type="float">
            <text:p>3.0239</text:p>
          </table:table-cell>
          <table:table-cell table:formula="of:=SQRT([.C391]*[.C391]+[.D391]*[.D391])" office:value-type="float" office:value="3.15335319740748" calcext:value-type="float">
            <text:p>3.15335319740748</text:p>
          </table:table-cell>
          <table:table-cell/>
        </table:table-row>
        <table:table-row table:style-name="ro1">
          <table:table-cell office:value-type="float" office:value="26.929" calcext:value-type="float">
            <text:p>26.929</text:p>
          </table:table-cell>
          <table:table-cell office:value-type="float" office:value="-0.084118" calcext:value-type="float">
            <text:p>-0.084118</text:p>
          </table:table-cell>
          <table:table-cell office:value-type="float" office:value="0.89429" calcext:value-type="float">
            <text:p>0.89429</text:p>
          </table:table-cell>
          <table:table-cell office:value-type="float" office:value="3.0242" calcext:value-type="float">
            <text:p>3.0242</text:p>
          </table:table-cell>
          <table:table-cell table:formula="of:=SQRT([.C392]*[.C392]+[.D392]*[.D392])" office:value-type="float" office:value="3.15365506105218" calcext:value-type="float">
            <text:p>3.15365506105218</text:p>
          </table:table-cell>
          <table:table-cell/>
        </table:table-row>
        <table:table-row table:style-name="ro1">
          <table:table-cell office:value-type="float" office:value="26.999" calcext:value-type="float">
            <text:p>26.999</text:p>
          </table:table-cell>
          <table:table-cell office:value-type="float" office:value="-0.085854" calcext:value-type="float">
            <text:p>-0.085854</text:p>
          </table:table-cell>
          <table:table-cell office:value-type="float" office:value="0.89437" calcext:value-type="float">
            <text:p>0.89437</text:p>
          </table:table-cell>
          <table:table-cell office:value-type="float" office:value="3.0247" calcext:value-type="float">
            <text:p>3.0247</text:p>
          </table:table-cell>
          <table:table-cell table:formula="of:=SQRT([.C393]*[.C393]+[.D393]*[.D393])" office:value-type="float" office:value="3.15415722292025" calcext:value-type="float">
            <text:p>3.15415722292025</text:p>
          </table:table-cell>
          <table:table-cell/>
        </table:table-row>
        <table:table-row table:style-name="ro1">
          <table:table-cell office:value-type="float" office:value="27.068" calcext:value-type="float">
            <text:p>27.068</text:p>
          </table:table-cell>
          <table:table-cell office:value-type="float" office:value="-0.087628" calcext:value-type="float">
            <text:p>-0.087628</text:p>
          </table:table-cell>
          <table:table-cell office:value-type="float" office:value="0.89448" calcext:value-type="float">
            <text:p>0.89448</text:p>
          </table:table-cell>
          <table:table-cell office:value-type="float" office:value="3.0252" calcext:value-type="float">
            <text:p>3.0252</text:p>
          </table:table-cell>
          <table:table-cell table:formula="of:=SQRT([.C394]*[.C394]+[.D394]*[.D394])" office:value-type="float" office:value="3.1546678922511" calcext:value-type="float">
            <text:p>3.1546678922511</text:p>
          </table:table-cell>
          <table:table-cell/>
        </table:table-row>
        <table:table-row table:style-name="ro1">
          <table:table-cell office:value-type="float" office:value="27.137" calcext:value-type="float">
            <text:p>27.137</text:p>
          </table:table-cell>
          <table:table-cell office:value-type="float" office:value="-0.089441" calcext:value-type="float">
            <text:p>-0.089441</text:p>
          </table:table-cell>
          <table:table-cell office:value-type="float" office:value="0.89463" calcext:value-type="float">
            <text:p>0.89463</text:p>
          </table:table-cell>
          <table:table-cell office:value-type="float" office:value="3.0259" calcext:value-type="float">
            <text:p>3.0259</text:p>
          </table:table-cell>
          <table:table-cell table:formula="of:=SQRT([.C395]*[.C395]+[.D395]*[.D395])" office:value-type="float" office:value="3.15538169591256" calcext:value-type="float">
            <text:p>3.15538169591256</text:p>
          </table:table-cell>
          <table:table-cell/>
        </table:table-row>
        <table:table-row table:style-name="ro1">
          <table:table-cell office:value-type="float" office:value="27.206" calcext:value-type="float">
            <text:p>27.206</text:p>
          </table:table-cell>
          <table:table-cell office:value-type="float" office:value="-0.091322" calcext:value-type="float">
            <text:p>-0.091322</text:p>
          </table:table-cell>
          <table:table-cell office:value-type="float" office:value="0.89446" calcext:value-type="float">
            <text:p>0.89446</text:p>
          </table:table-cell>
          <table:table-cell office:value-type="float" office:value="3.0251" calcext:value-type="float">
            <text:p>3.0251</text:p>
          </table:table-cell>
          <table:table-cell table:formula="of:=SQRT([.C396]*[.C396]+[.D396]*[.D396])" office:value-type="float" office:value="3.15456632544" calcext:value-type="float">
            <text:p>3.15456632544</text:p>
          </table:table-cell>
          <table:table-cell/>
        </table:table-row>
        <table:table-row table:style-name="ro1">
          <table:table-cell office:value-type="float" office:value="27.275" calcext:value-type="float">
            <text:p>27.275</text:p>
          </table:table-cell>
          <table:table-cell office:value-type="float" office:value="-0.093337" calcext:value-type="float">
            <text:p>-0.093337</text:p>
          </table:table-cell>
          <table:table-cell office:value-type="float" office:value="0.89295" calcext:value-type="float">
            <text:p>0.89295</text:p>
          </table:table-cell>
          <table:table-cell office:value-type="float" office:value="3.0183" calcext:value-type="float">
            <text:p>3.0183</text:p>
          </table:table-cell>
          <table:table-cell table:formula="of:=SQRT([.C397]*[.C397]+[.D397]*[.D397])" office:value-type="float" office:value="3.14761728812446" calcext:value-type="float">
            <text:p>3.14761728812446</text:p>
          </table:table-cell>
          <table:table-cell/>
        </table:table-row>
        <table:table-row table:style-name="ro1">
          <table:table-cell office:value-type="float" office:value="27.344" calcext:value-type="float">
            <text:p>27.344</text:p>
          </table:table-cell>
          <table:table-cell office:value-type="float" office:value="-0.095369" calcext:value-type="float">
            <text:p>-0.095369</text:p>
          </table:table-cell>
          <table:table-cell office:value-type="float" office:value="0.89144" calcext:value-type="float">
            <text:p>0.89144</text:p>
          </table:table-cell>
          <table:table-cell office:value-type="float" office:value="3.0116" calcext:value-type="float">
            <text:p>3.0116</text:p>
          </table:table-cell>
          <table:table-cell table:formula="of:=SQRT([.C398]*[.C398]+[.D398]*[.D398])" office:value-type="float" office:value="3.14076421171663" calcext:value-type="float">
            <text:p>3.14076421171663</text:p>
          </table:table-cell>
          <table:table-cell/>
        </table:table-row>
        <table:table-row table:style-name="ro1">
          <table:table-cell office:value-type="float" office:value="27.413" calcext:value-type="float">
            <text:p>27.413</text:p>
          </table:table-cell>
          <table:table-cell office:value-type="float" office:value="-0.09739" calcext:value-type="float">
            <text:p>-0.09739</text:p>
          </table:table-cell>
          <table:table-cell office:value-type="float" office:value="0.88993" calcext:value-type="float">
            <text:p>0.88993</text:p>
          </table:table-cell>
          <table:table-cell office:value-type="float" office:value="3.0051" calcext:value-type="float">
            <text:p>3.0051</text:p>
          </table:table-cell>
          <table:table-cell table:formula="of:=SQRT([.C399]*[.C399]+[.D399]*[.D399])" office:value-type="float" office:value="3.13410296813937" calcext:value-type="float">
            <text:p>3.13410296813937</text:p>
          </table:table-cell>
          <table:table-cell/>
        </table:table-row>
        <table:table-row table:style-name="ro1">
          <table:table-cell office:value-type="float" office:value="27.482" calcext:value-type="float">
            <text:p>27.482</text:p>
          </table:table-cell>
          <table:table-cell office:value-type="float" office:value="-0.099256" calcext:value-type="float">
            <text:p>-0.099256</text:p>
          </table:table-cell>
          <table:table-cell office:value-type="float" office:value="0.88834" calcext:value-type="float">
            <text:p>0.88834</text:p>
          </table:table-cell>
          <table:table-cell office:value-type="float" office:value="2.9992" calcext:value-type="float">
            <text:p>2.9992</text:p>
          </table:table-cell>
          <table:table-cell table:formula="of:=SQRT([.C400]*[.C400]+[.D400]*[.D400])" office:value-type="float" office:value="3.12799434072378" calcext:value-type="float">
            <text:p>3.12799434072378</text:p>
          </table:table-cell>
          <table:table-cell/>
        </table:table-row>
        <table:table-row table:style-name="ro1">
          <table:table-cell office:value-type="float" office:value="27.551" calcext:value-type="float">
            <text:p>27.551</text:p>
          </table:table-cell>
          <table:table-cell office:value-type="float" office:value="-0.10113" calcext:value-type="float">
            <text:p>-0.10113</text:p>
          </table:table-cell>
          <table:table-cell office:value-type="float" office:value="0.88675" calcext:value-type="float">
            <text:p>0.88675</text:p>
          </table:table-cell>
          <table:table-cell office:value-type="float" office:value="2.9933" calcext:value-type="float">
            <text:p>2.9933</text:p>
          </table:table-cell>
          <table:table-cell table:formula="of:=SQRT([.C401]*[.C401]+[.D401]*[.D401])" office:value-type="float" office:value="3.12188572060221" calcext:value-type="float">
            <text:p>3.12188572060221</text:p>
          </table:table-cell>
          <table:table-cell/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-0.10302" calcext:value-type="float">
            <text:p>-0.10302</text:p>
          </table:table-cell>
          <table:table-cell office:value-type="float" office:value="0.88516" calcext:value-type="float">
            <text:p>0.88516</text:p>
          </table:table-cell>
          <table:table-cell office:value-type="float" office:value="2.9875" calcext:value-type="float">
            <text:p>2.9875</text:p>
          </table:table-cell>
          <table:table-cell table:formula="of:=SQRT([.C402]*[.C402]+[.D402]*[.D402])" office:value-type="float" office:value="3.11587298771949" calcext:value-type="float">
            <text:p>3.11587298771949</text:p>
          </table:table-cell>
          <table:table-cell/>
        </table:table-row>
        <table:table-row table:style-name="ro1">
          <table:table-cell office:value-type="float" office:value="27.689" calcext:value-type="float">
            <text:p>27.689</text:p>
          </table:table-cell>
          <table:table-cell office:value-type="float" office:value="-0.10492" calcext:value-type="float">
            <text:p>-0.10492</text:p>
          </table:table-cell>
          <table:table-cell office:value-type="float" office:value="0.88357" calcext:value-type="float">
            <text:p>0.88357</text:p>
          </table:table-cell>
          <table:table-cell office:value-type="float" office:value="2.9817" calcext:value-type="float">
            <text:p>2.9817</text:p>
          </table:table-cell>
          <table:table-cell table:formula="of:=SQRT([.C403]*[.C403]+[.D403]*[.D403])" office:value-type="float" office:value="3.10986025970621" calcext:value-type="float">
            <text:p>3.10986025970621</text:p>
          </table:table-cell>
          <table:table-cell/>
        </table:table-row>
        <table:table-row table:style-name="ro1">
          <table:table-cell office:value-type="float" office:value="27.758" calcext:value-type="float">
            <text:p>27.758</text:p>
          </table:table-cell>
          <table:table-cell office:value-type="float" office:value="-0.10683" calcext:value-type="float">
            <text:p>-0.10683</text:p>
          </table:table-cell>
          <table:table-cell office:value-type="float" office:value="0.88198" calcext:value-type="float">
            <text:p>0.88198</text:p>
          </table:table-cell>
          <table:table-cell office:value-type="float" office:value="2.9759" calcext:value-type="float">
            <text:p>2.9759</text:p>
          </table:table-cell>
          <table:table-cell table:formula="of:=SQRT([.C404]*[.C404]+[.D404]*[.D404])" office:value-type="float" office:value="3.10384753659067" calcext:value-type="float">
            <text:p>3.10384753659067</text:p>
          </table:table-cell>
          <table:table-cell/>
        </table:table-row>
        <table:table-row table:style-name="ro1">
          <table:table-cell office:value-type="float" office:value="27.827" calcext:value-type="float">
            <text:p>27.827</text:p>
          </table:table-cell>
          <table:table-cell office:value-type="float" office:value="-0.10876" calcext:value-type="float">
            <text:p>-0.10876</text:p>
          </table:table-cell>
          <table:table-cell office:value-type="float" office:value="0.88039" calcext:value-type="float">
            <text:p>0.88039</text:p>
          </table:table-cell>
          <table:table-cell office:value-type="float" office:value="2.9702" calcext:value-type="float">
            <text:p>2.9702</text:p>
          </table:table-cell>
          <table:table-cell table:formula="of:=SQRT([.C405]*[.C405]+[.D405]*[.D405])" office:value-type="float" office:value="3.0979306951738" calcext:value-type="float">
            <text:p>3.0979306951738</text:p>
          </table:table-cell>
          <table:table-cell/>
        </table:table-row>
        <table:table-row table:style-name="ro1">
          <table:table-cell office:value-type="float" office:value="27.896" calcext:value-type="float">
            <text:p>27.896</text:p>
          </table:table-cell>
          <table:table-cell office:value-type="float" office:value="-0.11069" calcext:value-type="float">
            <text:p>-0.11069</text:p>
          </table:table-cell>
          <table:table-cell office:value-type="float" office:value="0.8788" calcext:value-type="float">
            <text:p>0.8788</text:p>
          </table:table-cell>
          <table:table-cell office:value-type="float" office:value="2.9645" calcext:value-type="float">
            <text:p>2.9645</text:p>
          </table:table-cell>
          <table:table-cell table:formula="of:=SQRT([.C406]*[.C406]+[.D406]*[.D406])" office:value-type="float" office:value="3.09201385669599" calcext:value-type="float">
            <text:p>3.09201385669599</text:p>
          </table:table-cell>
          <table:table-cell/>
        </table:table-row>
        <table:table-row table:style-name="ro1">
          <table:table-cell office:value-type="float" office:value="27.965" calcext:value-type="float">
            <text:p>27.965</text:p>
          </table:table-cell>
          <table:table-cell office:value-type="float" office:value="-0.11264" calcext:value-type="float">
            <text:p>-0.11264</text:p>
          </table:table-cell>
          <table:table-cell office:value-type="float" office:value="0.87722" calcext:value-type="float">
            <text:p>0.87722</text:p>
          </table:table-cell>
          <table:table-cell office:value-type="float" office:value="2.9588" calcext:value-type="float">
            <text:p>2.9588</text:p>
          </table:table-cell>
          <table:table-cell table:formula="of:=SQRT([.C407]*[.C407]+[.D407]*[.D407])" office:value-type="float" office:value="3.08609986364667" calcext:value-type="float">
            <text:p>3.08609986364667</text:p>
          </table:table-cell>
          <table:table-cell/>
        </table:table-row>
        <table:table-row table:style-name="ro1">
          <table:table-cell office:value-type="float" office:value="28.034" calcext:value-type="float">
            <text:p>28.034</text:p>
          </table:table-cell>
          <table:table-cell office:value-type="float" office:value="-0.11459" calcext:value-type="float">
            <text:p>-0.11459</text:p>
          </table:table-cell>
          <table:table-cell office:value-type="float" office:value="0.87563" calcext:value-type="float">
            <text:p>0.87563</text:p>
          </table:table-cell>
          <table:table-cell office:value-type="float" office:value="2.9532" calcext:value-type="float">
            <text:p>2.9532</text:p>
          </table:table-cell>
          <table:table-cell table:formula="of:=SQRT([.C408]*[.C408]+[.D408]*[.D408])" office:value-type="float" office:value="3.08027890569994" calcext:value-type="float">
            <text:p>3.08027890569994</text:p>
          </table:table-cell>
          <table:table-cell/>
        </table:table-row>
        <table:table-row table:style-name="ro1">
          <table:table-cell office:value-type="float" office:value="28.103" calcext:value-type="float">
            <text:p>28.103</text:p>
          </table:table-cell>
          <table:table-cell office:value-type="float" office:value="-0.11656" calcext:value-type="float">
            <text:p>-0.11656</text:p>
          </table:table-cell>
          <table:table-cell office:value-type="float" office:value="0.87405" calcext:value-type="float">
            <text:p>0.87405</text:p>
          </table:table-cell>
          <table:table-cell office:value-type="float" office:value="2.9476" calcext:value-type="float">
            <text:p>2.9476</text:p>
          </table:table-cell>
          <table:table-cell table:formula="of:=SQRT([.C409]*[.C409]+[.D409]*[.D409])" office:value-type="float" office:value="3.07446079215527" calcext:value-type="float">
            <text:p>3.07446079215527</text:p>
          </table:table-cell>
          <table:table-cell/>
        </table:table-row>
        <table:table-row table:style-name="ro1">
          <table:table-cell office:value-type="float" office:value="28.172" calcext:value-type="float">
            <text:p>28.172</text:p>
          </table:table-cell>
          <table:table-cell office:value-type="float" office:value="-0.11854" calcext:value-type="float">
            <text:p>-0.11854</text:p>
          </table:table-cell>
          <table:table-cell office:value-type="float" office:value="0.87246" calcext:value-type="float">
            <text:p>0.87246</text:p>
          </table:table-cell>
          <table:table-cell office:value-type="float" office:value="2.942" calcext:value-type="float">
            <text:p>2.942</text:p>
          </table:table-cell>
          <table:table-cell table:formula="of:=SQRT([.C410]*[.C410]+[.D410]*[.D410])" office:value-type="float" office:value="3.06863983738724" calcext:value-type="float">
            <text:p>3.06863983738724</text:p>
          </table:table-cell>
          <table:table-cell/>
        </table:table-row>
        <table:table-row table:style-name="ro1">
          <table:table-cell office:value-type="float" office:value="28.241" calcext:value-type="float">
            <text:p>28.241</text:p>
          </table:table-cell>
          <table:table-cell office:value-type="float" office:value="-0.12054" calcext:value-type="float">
            <text:p>-0.12054</text:p>
          </table:table-cell>
          <table:table-cell office:value-type="float" office:value="0.87088" calcext:value-type="float">
            <text:p>0.87088</text:p>
          </table:table-cell>
          <table:table-cell office:value-type="float" office:value="2.9365" calcext:value-type="float">
            <text:p>2.9365</text:p>
          </table:table-cell>
          <table:table-cell table:formula="of:=SQRT([.C411]*[.C411]+[.D411]*[.D411])" office:value-type="float" office:value="3.06291760000167" calcext:value-type="float">
            <text:p>3.06291760000167</text:p>
          </table:table-cell>
          <table:table-cell/>
        </table:table-row>
        <table:table-row table:style-name="ro1">
          <table:table-cell office:value-type="float" office:value="28.31" calcext:value-type="float">
            <text:p>28.31</text:p>
          </table:table-cell>
          <table:table-cell office:value-type="float" office:value="-0.12254" calcext:value-type="float">
            <text:p>-0.12254</text:p>
          </table:table-cell>
          <table:table-cell office:value-type="float" office:value="0.86929" calcext:value-type="float">
            <text:p>0.86929</text:p>
          </table:table-cell>
          <table:table-cell office:value-type="float" office:value="2.931" calcext:value-type="float">
            <text:p>2.931</text:p>
          </table:table-cell>
          <table:table-cell table:formula="of:=SQRT([.C412]*[.C412]+[.D412]*[.D412])" office:value-type="float" office:value="3.0571925199601" calcext:value-type="float">
            <text:p>3.0571925199601</text:p>
          </table:table-cell>
          <table:table-cell/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-0.12456" calcext:value-type="float">
            <text:p>-0.12456</text:p>
          </table:table-cell>
          <table:table-cell office:value-type="float" office:value="0.86771" calcext:value-type="float">
            <text:p>0.86771</text:p>
          </table:table-cell>
          <table:table-cell office:value-type="float" office:value="2.9255" calcext:value-type="float">
            <text:p>2.9255</text:p>
          </table:table-cell>
          <table:table-cell table:formula="of:=SQRT([.C413]*[.C413]+[.D413]*[.D413])" office:value-type="float" office:value="3.05147028399426" calcext:value-type="float">
            <text:p>3.05147028399426</text:p>
          </table:table-cell>
          <table:table-cell/>
        </table:table-row>
        <table:table-row table:style-name="ro1">
          <table:table-cell office:value-type="float" office:value="28.449" calcext:value-type="float">
            <text:p>28.449</text:p>
          </table:table-cell>
          <table:table-cell office:value-type="float" office:value="-0.12658" calcext:value-type="float">
            <text:p>-0.12658</text:p>
          </table:table-cell>
          <table:table-cell office:value-type="float" office:value="0.86613" calcext:value-type="float">
            <text:p>0.86613</text:p>
          </table:table-cell>
          <table:table-cell office:value-type="float" office:value="2.9201" calcext:value-type="float">
            <text:p>2.9201</text:p>
          </table:table-cell>
          <table:table-cell table:formula="of:=SQRT([.C414]*[.C414]+[.D414]*[.D414])" office:value-type="float" office:value="3.04584392031174" calcext:value-type="float">
            <text:p>3.04584392031174</text:p>
          </table:table-cell>
          <table:table-cell/>
        </table:table-row>
        <table:table-row table:style-name="ro1">
          <table:table-cell office:value-type="float" office:value="28.518" calcext:value-type="float">
            <text:p>28.518</text:p>
          </table:table-cell>
          <table:table-cell office:value-type="float" office:value="-0.12862" calcext:value-type="float">
            <text:p>-0.12862</text:p>
          </table:table-cell>
          <table:table-cell office:value-type="float" office:value="0.86455" calcext:value-type="float">
            <text:p>0.86455</text:p>
          </table:table-cell>
          <table:table-cell office:value-type="float" office:value="2.9147" calcext:value-type="float">
            <text:p>2.9147</text:p>
          </table:table-cell>
          <table:table-cell table:formula="of:=SQRT([.C415]*[.C415]+[.D415]*[.D415])" office:value-type="float" office:value="3.04021755677123" calcext:value-type="float">
            <text:p>3.04021755677123</text:p>
          </table:table-cell>
          <table:table-cell/>
        </table:table-row>
        <table:table-row table:style-name="ro1">
          <table:table-cell office:value-type="float" office:value="28.587" calcext:value-type="float">
            <text:p>28.587</text:p>
          </table:table-cell>
          <table:table-cell office:value-type="float" office:value="-0.13033" calcext:value-type="float">
            <text:p>-0.13033</text:p>
          </table:table-cell>
          <table:table-cell office:value-type="float" office:value="0.86292" calcext:value-type="float">
            <text:p>0.86292</text:p>
          </table:table-cell>
          <table:table-cell office:value-type="float" office:value="2.9097" calcext:value-type="float">
            <text:p>2.9097</text:p>
          </table:table-cell>
          <table:table-cell table:formula="of:=SQRT([.C416]*[.C416]+[.D416]*[.D416])" office:value-type="float" office:value="3.0349604637293" calcext:value-type="float">
            <text:p>3.0349604637293</text:p>
          </table:table-cell>
          <table:table-cell/>
        </table:table-row>
        <table:table-row table:style-name="ro1">
          <table:table-cell office:value-type="float" office:value="28.656" calcext:value-type="float">
            <text:p>28.656</text:p>
          </table:table-cell>
          <table:table-cell office:value-type="float" office:value="-0.13199" calcext:value-type="float">
            <text:p>-0.13199</text:p>
          </table:table-cell>
          <table:table-cell office:value-type="float" office:value="0.86129" calcext:value-type="float">
            <text:p>0.86129</text:p>
          </table:table-cell>
          <table:table-cell office:value-type="float" office:value="2.9049" calcext:value-type="float">
            <text:p>2.9049</text:p>
          </table:table-cell>
          <table:table-cell table:formula="of:=SQRT([.C417]*[.C417]+[.D417]*[.D417])" office:value-type="float" office:value="3.02989512592433" calcext:value-type="float">
            <text:p>3.02989512592433</text:p>
          </table:table-cell>
          <table:table-cell/>
        </table:table-row>
        <table:table-row table:style-name="ro1">
          <table:table-cell office:value-type="float" office:value="28.725" calcext:value-type="float">
            <text:p>28.725</text:p>
          </table:table-cell>
          <table:table-cell office:value-type="float" office:value="-0.13366" calcext:value-type="float">
            <text:p>-0.13366</text:p>
          </table:table-cell>
          <table:table-cell office:value-type="float" office:value="0.85965" calcext:value-type="float">
            <text:p>0.85965</text:p>
          </table:table-cell>
          <table:table-cell office:value-type="float" office:value="2.9" calcext:value-type="float">
            <text:p>2.9</text:p>
          </table:table-cell>
          <table:table-cell table:formula="of:=SQRT([.C418]*[.C418]+[.D418]*[.D418])" office:value-type="float" office:value="3.02473108267495" calcext:value-type="float">
            <text:p>3.02473108267495</text:p>
          </table:table-cell>
          <table:table-cell/>
        </table:table-row>
        <table:table-row table:style-name="ro1">
          <table:table-cell office:value-type="float" office:value="28.794" calcext:value-type="float">
            <text:p>28.794</text:p>
          </table:table-cell>
          <table:table-cell office:value-type="float" office:value="-0.13534" calcext:value-type="float">
            <text:p>-0.13534</text:p>
          </table:table-cell>
          <table:table-cell office:value-type="float" office:value="0.85801" calcext:value-type="float">
            <text:p>0.85801</text:p>
          </table:table-cell>
          <table:table-cell office:value-type="float" office:value="2.8951" calcext:value-type="float">
            <text:p>2.8951</text:p>
          </table:table-cell>
          <table:table-cell table:formula="of:=SQRT([.C419]*[.C419]+[.D419]*[.D419])" office:value-type="float" office:value="3.01956705010834" calcext:value-type="float">
            <text:p>3.01956705010834</text:p>
          </table:table-cell>
          <table:table-cell/>
        </table:table-row>
        <table:table-row table:style-name="ro1">
          <table:table-cell office:value-type="float" office:value="28.863" calcext:value-type="float">
            <text:p>28.863</text:p>
          </table:table-cell>
          <table:table-cell office:value-type="float" office:value="-0.13702" calcext:value-type="float">
            <text:p>-0.13702</text:p>
          </table:table-cell>
          <table:table-cell office:value-type="float" office:value="0.85636" calcext:value-type="float">
            <text:p>0.85636</text:p>
          </table:table-cell>
          <table:table-cell office:value-type="float" office:value="2.8903" calcext:value-type="float">
            <text:p>2.8903</text:p>
          </table:table-cell>
          <table:table-cell table:formula="of:=SQRT([.C420]*[.C420]+[.D420]*[.D420])" office:value-type="float" office:value="3.01449606727227" calcext:value-type="float">
            <text:p>3.01449606727227</text:p>
          </table:table-cell>
          <table:table-cell/>
        </table:table-row>
        <table:table-row table:style-name="ro1">
          <table:table-cell office:value-type="float" office:value="28.932" calcext:value-type="float">
            <text:p>28.932</text:p>
          </table:table-cell>
          <table:table-cell office:value-type="float" office:value="-0.13872" calcext:value-type="float">
            <text:p>-0.13872</text:p>
          </table:table-cell>
          <table:table-cell office:value-type="float" office:value="0.85471" calcext:value-type="float">
            <text:p>0.85471</text:p>
          </table:table-cell>
          <table:table-cell office:value-type="float" office:value="2.8855" calcext:value-type="float">
            <text:p>2.8855</text:p>
          </table:table-cell>
          <table:table-cell table:formula="of:=SQRT([.C421]*[.C421]+[.D421]*[.D421])" office:value-type="float" office:value="3.00942510026417" calcext:value-type="float">
            <text:p>3.00942510026417</text:p>
          </table:table-cell>
          <table:table-cell/>
        </table:table-row>
        <table:table-row table:style-name="ro1">
          <table:table-cell office:value-type="float" office:value="29.001" calcext:value-type="float">
            <text:p>29.001</text:p>
          </table:table-cell>
          <table:table-cell office:value-type="float" office:value="-0.14043" calcext:value-type="float">
            <text:p>-0.14043</text:p>
          </table:table-cell>
          <table:table-cell office:value-type="float" office:value="0.85306" calcext:value-type="float">
            <text:p>0.85306</text:p>
          </table:table-cell>
          <table:table-cell office:value-type="float" office:value="2.8807" calcext:value-type="float">
            <text:p>2.8807</text:p>
          </table:table-cell>
          <table:table-cell table:formula="of:=SQRT([.C422]*[.C422]+[.D422]*[.D422])" office:value-type="float" office:value="3.00435414916418" calcext:value-type="float">
            <text:p>3.00435414916418</text:p>
          </table:table-cell>
          <table:table-cell/>
        </table:table-row>
        <table:table-row table:style-name="ro1">
          <table:table-cell office:value-type="float" office:value="29.07" calcext:value-type="float">
            <text:p>29.07</text:p>
          </table:table-cell>
          <table:table-cell office:value-type="float" office:value="-0.14214" calcext:value-type="float">
            <text:p>-0.14214</text:p>
          </table:table-cell>
          <table:table-cell office:value-type="float" office:value="0.8514" calcext:value-type="float">
            <text:p>0.8514</text:p>
          </table:table-cell>
          <table:table-cell office:value-type="float" office:value="2.8759" calcext:value-type="float">
            <text:p>2.8759</text:p>
          </table:table-cell>
          <table:table-cell table:formula="of:=SQRT([.C423]*[.C423]+[.D423]*[.D423])" office:value-type="float" office:value="2.99928037535673" calcext:value-type="float">
            <text:p>2.99928037535673</text:p>
          </table:table-cell>
          <table:table-cell/>
        </table:table-row>
        <table:table-row table:style-name="ro1">
          <table:table-cell office:value-type="float" office:value="29.139" calcext:value-type="float">
            <text:p>29.139</text:p>
          </table:table-cell>
          <table:table-cell office:value-type="float" office:value="-0.14387" calcext:value-type="float">
            <text:p>-0.14387</text:p>
          </table:table-cell>
          <table:table-cell office:value-type="float" office:value="0.84974" calcext:value-type="float">
            <text:p>0.84974</text:p>
          </table:table-cell>
          <table:table-cell office:value-type="float" office:value="2.8711" calcext:value-type="float">
            <text:p>2.8711</text:p>
          </table:table-cell>
          <table:table-cell table:formula="of:=SQRT([.C424]*[.C424]+[.D424]*[.D424])" office:value-type="float" office:value="2.99420661905621" calcext:value-type="float">
            <text:p>2.99420661905621</text:p>
          </table:table-cell>
          <table:table-cell/>
        </table:table-row>
        <table:table-row table:style-name="ro1">
          <table:table-cell office:value-type="float" office:value="29.208" calcext:value-type="float">
            <text:p>29.208</text:p>
          </table:table-cell>
          <table:table-cell office:value-type="float" office:value="-0.1456" calcext:value-type="float">
            <text:p>-0.1456</text:p>
          </table:table-cell>
          <table:table-cell office:value-type="float" office:value="0.84808" calcext:value-type="float">
            <text:p>0.84808</text:p>
          </table:table-cell>
          <table:table-cell office:value-type="float" office:value="2.8663" calcext:value-type="float">
            <text:p>2.8663</text:p>
          </table:table-cell>
          <table:table-cell table:formula="of:=SQRT([.C425]*[.C425]+[.D425]*[.D425])" office:value-type="float" office:value="2.98913288035176" calcext:value-type="float">
            <text:p>2.98913288035176</text:p>
          </table:table-cell>
          <table:table-cell/>
        </table:table-row>
        <table:table-row table:style-name="ro1">
          <table:table-cell office:value-type="float" office:value="29.277" calcext:value-type="float">
            <text:p>29.277</text:p>
          </table:table-cell>
          <table:table-cell office:value-type="float" office:value="-0.14735" calcext:value-type="float">
            <text:p>-0.14735</text:p>
          </table:table-cell>
          <table:table-cell office:value-type="float" office:value="0.84641" calcext:value-type="float">
            <text:p>0.84641</text:p>
          </table:table-cell>
          <table:table-cell office:value-type="float" office:value="2.8615" calcext:value-type="float">
            <text:p>2.8615</text:p>
          </table:table-cell>
          <table:table-cell table:formula="of:=SQRT([.C426]*[.C426]+[.D426]*[.D426])" office:value-type="float" office:value="2.98405632287663" calcext:value-type="float">
            <text:p>2.98405632287663</text:p>
          </table:table-cell>
          <table:table-cell/>
        </table:table-row>
        <table:table-row table:style-name="ro1">
          <table:table-cell office:value-type="float" office:value="29.346" calcext:value-type="float">
            <text:p>29.346</text:p>
          </table:table-cell>
          <table:table-cell office:value-type="float" office:value="-0.1491" calcext:value-type="float">
            <text:p>-0.1491</text:p>
          </table:table-cell>
          <table:table-cell office:value-type="float" office:value="0.84474" calcext:value-type="float">
            <text:p>0.84474</text:p>
          </table:table-cell>
          <table:table-cell office:value-type="float" office:value="2.8567" calcext:value-type="float">
            <text:p>2.8567</text:p>
          </table:table-cell>
          <table:table-cell table:formula="of:=SQRT([.C427]*[.C427]+[.D427]*[.D427])" office:value-type="float" office:value="2.9789797846914" calcext:value-type="float">
            <text:p>2.9789797846914</text:p>
          </table:table-cell>
          <table:table-cell/>
        </table:table-row>
        <table:table-row table:style-name="ro1">
          <table:table-cell office:value-type="float" office:value="29.415" calcext:value-type="float">
            <text:p>29.415</text:p>
          </table:table-cell>
          <table:table-cell office:value-type="float" office:value="-0.15086" calcext:value-type="float">
            <text:p>-0.15086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2.852" calcext:value-type="float">
            <text:p>2.852</text:p>
          </table:table-cell>
          <table:table-cell table:formula="of:=SQRT([.C428]*[.C428]+[.D428]*[.D428])" office:value-type="float" office:value="2.97399632878052" calcext:value-type="float">
            <text:p>2.97399632878052</text:p>
          </table:table-cell>
          <table:table-cell/>
        </table:table-row>
        <table:table-row table:style-name="ro1">
          <table:table-cell office:value-type="float" office:value="29.484" calcext:value-type="float">
            <text:p>29.484</text:p>
          </table:table-cell>
          <table:table-cell office:value-type="float" office:value="-0.15264" calcext:value-type="float">
            <text:p>-0.15264</text:p>
          </table:table-cell>
          <table:table-cell office:value-type="float" office:value="0.84138" calcext:value-type="float">
            <text:p>0.84138</text:p>
          </table:table-cell>
          <table:table-cell office:value-type="float" office:value="2.8472" calcext:value-type="float">
            <text:p>2.8472</text:p>
          </table:table-cell>
          <table:table-cell table:formula="of:=SQRT([.C429]*[.C429]+[.D429]*[.D429])" office:value-type="float" office:value="2.96891699857035" calcext:value-type="float">
            <text:p>2.96891699857035</text:p>
          </table:table-cell>
          <table:table-cell/>
        </table:table-row>
        <table:table-row table:style-name="ro1">
          <table:table-cell office:value-type="float" office:value="29.553" calcext:value-type="float">
            <text:p>29.553</text:p>
          </table:table-cell>
          <table:table-cell office:value-type="float" office:value="-0.15442" calcext:value-type="float">
            <text:p>-0.15442</text:p>
          </table:table-cell>
          <table:table-cell office:value-type="float" office:value="0.8397" calcext:value-type="float">
            <text:p>0.8397</text:p>
          </table:table-cell>
          <table:table-cell office:value-type="float" office:value="2.8425" calcext:value-type="float">
            <text:p>2.8425</text:p>
          </table:table-cell>
          <table:table-cell table:formula="of:=SQRT([.C430]*[.C430]+[.D430]*[.D430])" office:value-type="float" office:value="2.96393359237349" calcext:value-type="float">
            <text:p>2.96393359237349</text:p>
          </table:table-cell>
          <table:table-cell/>
        </table:table-row>
        <table:table-row table:style-name="ro1">
          <table:table-cell office:value-type="float" office:value="29.622" calcext:value-type="float">
            <text:p>29.622</text:p>
          </table:table-cell>
          <table:table-cell office:value-type="float" office:value="-0.15621" calcext:value-type="float">
            <text:p>-0.15621</text:p>
          </table:table-cell>
          <table:table-cell office:value-type="float" office:value="0.83801" calcext:value-type="float">
            <text:p>0.83801</text:p>
          </table:table-cell>
          <table:table-cell office:value-type="float" office:value="2.8377" calcext:value-type="float">
            <text:p>2.8377</text:p>
          </table:table-cell>
          <table:table-cell table:formula="of:=SQRT([.C431]*[.C431]+[.D431]*[.D431])" office:value-type="float" office:value="2.95885147482938" calcext:value-type="float">
            <text:p>2.95885147482938</text:p>
          </table:table-cell>
          <table:table-cell/>
        </table:table-row>
        <table:table-row table:style-name="ro1">
          <table:table-cell office:value-type="float" office:value="29.691" calcext:value-type="float">
            <text:p>29.691</text:p>
          </table:table-cell>
          <table:table-cell office:value-type="float" office:value="-0.15801" calcext:value-type="float">
            <text:p>-0.15801</text:p>
          </table:table-cell>
          <table:table-cell office:value-type="float" office:value="0.83632" calcext:value-type="float">
            <text:p>0.83632</text:p>
          </table:table-cell>
          <table:table-cell office:value-type="float" office:value="2.833" calcext:value-type="float">
            <text:p>2.833</text:p>
          </table:table-cell>
          <table:table-cell table:formula="of:=SQRT([.C432]*[.C432]+[.D432]*[.D432])" office:value-type="float" office:value="2.95386528846527" calcext:value-type="float">
            <text:p>2.95386528846527</text:p>
          </table:table-cell>
          <table:table-cell/>
        </table:table-row>
        <table:table-row table:style-name="ro1">
          <table:table-cell office:value-type="float" office:value="29.761" calcext:value-type="float">
            <text:p>29.761</text:p>
          </table:table-cell>
          <table:table-cell office:value-type="float" office:value="-0.15942" calcext:value-type="float">
            <text:p>-0.15942</text:p>
          </table:table-cell>
          <table:table-cell office:value-type="float" office:value="0.83463" calcext:value-type="float">
            <text:p>0.83463</text:p>
          </table:table-cell>
          <table:table-cell office:value-type="float" office:value="2.8285" calcext:value-type="float">
            <text:p>2.8285</text:p>
          </table:table-cell>
          <table:table-cell table:formula="of:=SQRT([.C433]*[.C433]+[.D433]*[.D433])" office:value-type="float" office:value="2.9490709531817" calcext:value-type="float">
            <text:p>2.9490709531817</text:p>
          </table:table-cell>
          <table:table-cell/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-0.16065" calcext:value-type="float">
            <text:p>-0.16065</text:p>
          </table:table-cell>
          <table:table-cell office:value-type="float" office:value="0.83293" calcext:value-type="float">
            <text:p>0.83293</text:p>
          </table:table-cell>
          <table:table-cell office:value-type="float" office:value="2.824" calcext:value-type="float">
            <text:p>2.824</text:p>
          </table:table-cell>
          <table:table-cell table:formula="of:=SQRT([.C434]*[.C434]+[.D434]*[.D434])" office:value-type="float" office:value="2.94427382980931" calcext:value-type="float">
            <text:p>2.94427382980931</text:p>
          </table:table-cell>
          <table:table-cell/>
        </table:table-row>
        <table:table-row table:style-name="ro1">
          <table:table-cell office:value-type="float" office:value="29.899" calcext:value-type="float">
            <text:p>29.899</text:p>
          </table:table-cell>
          <table:table-cell office:value-type="float" office:value="-0.1619" calcext:value-type="float">
            <text:p>-0.1619</text:p>
          </table:table-cell>
          <table:table-cell office:value-type="float" office:value="0.83123" calcext:value-type="float">
            <text:p>0.83123</text:p>
          </table:table-cell>
          <table:table-cell office:value-type="float" office:value="2.8196" calcext:value-type="float">
            <text:p>2.8196</text:p>
          </table:table-cell>
          <table:table-cell table:formula="of:=SQRT([.C435]*[.C435]+[.D435]*[.D435])" office:value-type="float" office:value="2.93957266841628" calcext:value-type="float">
            <text:p>2.93957266841628</text:p>
          </table:table-cell>
          <table:table-cell/>
        </table:table-row>
        <table:table-row table:style-name="ro1">
          <table:table-cell office:value-type="float" office:value="29.968" calcext:value-type="float">
            <text:p>29.968</text:p>
          </table:table-cell>
          <table:table-cell office:value-type="float" office:value="-0.16314" calcext:value-type="float">
            <text:p>-0.16314</text:p>
          </table:table-cell>
          <table:table-cell office:value-type="float" office:value="0.82952" calcext:value-type="float">
            <text:p>0.82952</text:p>
          </table:table-cell>
          <table:table-cell office:value-type="float" office:value="2.8151" calcext:value-type="float">
            <text:p>2.8151</text:p>
          </table:table-cell>
          <table:table-cell table:formula="of:=SQRT([.C436]*[.C436]+[.D436]*[.D436])" office:value-type="float" office:value="2.93477280899221" calcext:value-type="float">
            <text:p>2.93477280899221</text:p>
          </table:table-cell>
          <table:table-cell/>
        </table:table-row>
        <table:table-row table:style-name="ro1">
          <table:table-cell office:value-type="float" office:value="30.037" calcext:value-type="float">
            <text:p>30.037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0.82781" calcext:value-type="float">
            <text:p>0.82781</text:p>
          </table:table-cell>
          <table:table-cell office:value-type="float" office:value="2.8106" calcext:value-type="float">
            <text:p>2.8106</text:p>
          </table:table-cell>
          <table:table-cell table:formula="of:=SQRT([.C437]*[.C437]+[.D437]*[.D437])" office:value-type="float" office:value="2.92997299579706" calcext:value-type="float">
            <text:p>2.92997299579706</text:p>
          </table:table-cell>
          <table:table-cell/>
        </table:table-row>
        <table:table-row table:style-name="ro1">
          <table:table-cell office:value-type="float" office:value="30.106" calcext:value-type="float">
            <text:p>30.106</text:p>
          </table:table-cell>
          <table:table-cell office:value-type="float" office:value="-0.16566" calcext:value-type="float">
            <text:p>-0.16566</text:p>
          </table:table-cell>
          <table:table-cell office:value-type="float" office:value="0.8261" calcext:value-type="float">
            <text:p>0.8261</text:p>
          </table:table-cell>
          <table:table-cell office:value-type="float" office:value="2.8062" calcext:value-type="float">
            <text:p>2.8062</text:p>
          </table:table-cell>
          <table:table-cell table:formula="of:=SQRT([.C438]*[.C438]+[.D438]*[.D438])" office:value-type="float" office:value="2.92526915855618" calcext:value-type="float">
            <text:p>2.92526915855618</text:p>
          </table:table-cell>
          <table:table-cell/>
        </table:table-row>
        <table:table-row table:style-name="ro1">
          <table:table-cell office:value-type="float" office:value="30.175" calcext:value-type="float">
            <text:p>30.175</text:p>
          </table:table-cell>
          <table:table-cell office:value-type="float" office:value="-0.16693" calcext:value-type="float">
            <text:p>-0.16693</text:p>
          </table:table-cell>
          <table:table-cell office:value-type="float" office:value="0.82438" calcext:value-type="float">
            <text:p>0.82438</text:p>
          </table:table-cell>
          <table:table-cell office:value-type="float" office:value="2.8017" calcext:value-type="float">
            <text:p>2.8017</text:p>
          </table:table-cell>
          <table:table-cell table:formula="of:=SQRT([.C439]*[.C439]+[.D439]*[.D439])" office:value-type="float" office:value="2.9204666192922" calcext:value-type="float">
            <text:p>2.9204666192922</text:p>
          </table:table-cell>
          <table:table-cell/>
        </table:table-row>
        <table:table-row table:style-name="ro1">
          <table:table-cell office:value-type="float" office:value="30.244" calcext:value-type="float">
            <text:p>30.244</text:p>
          </table:table-cell>
          <table:table-cell office:value-type="float" office:value="-0.1682" calcext:value-type="float">
            <text:p>-0.1682</text:p>
          </table:table-cell>
          <table:table-cell office:value-type="float" office:value="0.82266" calcext:value-type="float">
            <text:p>0.82266</text:p>
          </table:table-cell>
          <table:table-cell office:value-type="float" office:value="2.7972" calcext:value-type="float">
            <text:p>2.7972</text:p>
          </table:table-cell>
          <table:table-cell table:formula="of:=SQRT([.C440]*[.C440]+[.D440]*[.D440])" office:value-type="float" office:value="2.91566412942232" calcext:value-type="float">
            <text:p>2.91566412942232</text:p>
          </table:table-cell>
          <table:table-cell/>
        </table:table-row>
        <table:table-row table:style-name="ro1">
          <table:table-cell office:value-type="float" office:value="30.313" calcext:value-type="float">
            <text:p>30.313</text:p>
          </table:table-cell>
          <table:table-cell office:value-type="float" office:value="-0.16949" calcext:value-type="float">
            <text:p>-0.16949</text:p>
          </table:table-cell>
          <table:table-cell office:value-type="float" office:value="0.82093" calcext:value-type="float">
            <text:p>0.82093</text:p>
          </table:table-cell>
          <table:table-cell office:value-type="float" office:value="2.7928" calcext:value-type="float">
            <text:p>2.7928</text:p>
          </table:table-cell>
          <table:table-cell table:formula="of:=SQRT([.C441]*[.C441]+[.D441]*[.D441])" office:value-type="float" office:value="2.91095480983474" calcext:value-type="float">
            <text:p>2.91095480983474</text:p>
          </table:table-cell>
          <table:table-cell/>
        </table:table-row>
        <table:table-row table:style-name="ro1">
          <table:table-cell office:value-type="float" office:value="30.382" calcext:value-type="float">
            <text:p>30.382</text:p>
          </table:table-cell>
          <table:table-cell office:value-type="float" office:value="-0.17078" calcext:value-type="float">
            <text:p>-0.17078</text:p>
          </table:table-cell>
          <table:table-cell office:value-type="float" office:value="0.8192" calcext:value-type="float">
            <text:p>0.8192</text:p>
          </table:table-cell>
          <table:table-cell office:value-type="float" office:value="2.7883" calcext:value-type="float">
            <text:p>2.7883</text:p>
          </table:table-cell>
          <table:table-cell table:formula="of:=SQRT([.C442]*[.C442]+[.D442]*[.D442])" office:value-type="float" office:value="2.9061496055778" calcext:value-type="float">
            <text:p>2.9061496055778</text:p>
          </table:table-cell>
          <table:table-cell/>
        </table:table-row>
        <table:table-row table:style-name="ro1">
          <table:table-cell office:value-type="float" office:value="30.451" calcext:value-type="float">
            <text:p>30.451</text:p>
          </table:table-cell>
          <table:table-cell office:value-type="float" office:value="-0.17207" calcext:value-type="float">
            <text:p>-0.17207</text:p>
          </table:table-cell>
          <table:table-cell office:value-type="float" office:value="0.81747" calcext:value-type="float">
            <text:p>0.81747</text:p>
          </table:table-cell>
          <table:table-cell office:value-type="float" office:value="2.7838" calcext:value-type="float">
            <text:p>2.7838</text:p>
          </table:table-cell>
          <table:table-cell table:formula="of:=SQRT([.C443]*[.C443]+[.D443]*[.D443])" office:value-type="float" office:value="2.90134445402472" calcext:value-type="float">
            <text:p>2.90134445402472</text:p>
          </table:table-cell>
          <table:table-cell/>
        </table:table-row>
        <table:table-row table:style-name="ro1">
          <table:table-cell office:value-type="float" office:value="30.52" calcext:value-type="float">
            <text:p>30.52</text:p>
          </table:table-cell>
          <table:table-cell office:value-type="float" office:value="-0.17337" calcext:value-type="float">
            <text:p>-0.17337</text:p>
          </table:table-cell>
          <table:table-cell office:value-type="float" office:value="0.81573" calcext:value-type="float">
            <text:p>0.81573</text:p>
          </table:table-cell>
          <table:table-cell office:value-type="float" office:value="2.7794" calcext:value-type="float">
            <text:p>2.7794</text:p>
          </table:table-cell>
          <table:table-cell table:formula="of:=SQRT([.C444]*[.C444]+[.D444]*[.D444])" office:value-type="float" office:value="2.89663249186016" calcext:value-type="float">
            <text:p>2.89663249186016</text:p>
          </table:table-cell>
          <table:table-cell/>
        </table:table-row>
        <table:table-row table:style-name="ro1">
          <table:table-cell office:value-type="float" office:value="30.589" calcext:value-type="float">
            <text:p>30.589</text:p>
          </table:table-cell>
          <table:table-cell office:value-type="float" office:value="-0.17468" calcext:value-type="float">
            <text:p>-0.17468</text:p>
          </table:table-cell>
          <table:table-cell office:value-type="float" office:value="0.81399" calcext:value-type="float">
            <text:p>0.81399</text:p>
          </table:table-cell>
          <table:table-cell office:value-type="float" office:value="2.7749" calcext:value-type="float">
            <text:p>2.7749</text:p>
          </table:table-cell>
          <table:table-cell table:formula="of:=SQRT([.C445]*[.C445]+[.D445]*[.D445])" office:value-type="float" office:value="2.89182463681669" calcext:value-type="float">
            <text:p>2.89182463681669</text:p>
          </table:table-cell>
          <table:table-cell/>
        </table:table-row>
        <table:table-row table:style-name="ro1">
          <table:table-cell office:value-type="float" office:value="30.658" calcext:value-type="float">
            <text:p>30.658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81224" calcext:value-type="float">
            <text:p>0.81224</text:p>
          </table:table-cell>
          <table:table-cell office:value-type="float" office:value="2.7704" calcext:value-type="float">
            <text:p>2.7704</text:p>
          </table:table-cell>
          <table:table-cell table:formula="of:=SQRT([.C446]*[.C446]+[.D446]*[.D446])" office:value-type="float" office:value="2.88701402448966" calcext:value-type="float">
            <text:p>2.88701402448966</text:p>
          </table:table-cell>
          <table:table-cell/>
        </table:table-row>
        <table:table-row table:style-name="ro1">
          <table:table-cell office:value-type="float" office:value="30.727" calcext:value-type="float">
            <text:p>30.727</text:p>
          </table:table-cell>
          <table:table-cell office:value-type="float" office:value="-0.17732" calcext:value-type="float">
            <text:p>-0.17732</text:p>
          </table:table-cell>
          <table:table-cell office:value-type="float" office:value="0.81049" calcext:value-type="float">
            <text:p>0.81049</text:p>
          </table:table-cell>
          <table:table-cell office:value-type="float" office:value="2.7659" calcext:value-type="float">
            <text:p>2.7659</text:p>
          </table:table-cell>
          <table:table-cell table:formula="of:=SQRT([.C447]*[.C447]+[.D447]*[.D447])" office:value-type="float" office:value="2.8822034713219" calcext:value-type="float">
            <text:p>2.8822034713219</text:p>
          </table:table-cell>
          <table:table-cell/>
        </table:table-row>
        <table:table-row table:style-name="ro1">
          <table:table-cell office:value-type="float" office:value="30.796" calcext:value-type="float">
            <text:p>30.796</text:p>
          </table:table-cell>
          <table:table-cell office:value-type="float" office:value="-0.17865" calcext:value-type="float">
            <text:p>-0.17865</text:p>
          </table:table-cell>
          <table:table-cell office:value-type="float" office:value="0.80873" calcext:value-type="float">
            <text:p>0.80873</text:p>
          </table:table-cell>
          <table:table-cell office:value-type="float" office:value="2.7614" calcext:value-type="float">
            <text:p>2.7614</text:p>
          </table:table-cell>
          <table:table-cell table:formula="of:=SQRT([.C448]*[.C448]+[.D448]*[.D448])" office:value-type="float" office:value="2.87739016695686" calcext:value-type="float">
            <text:p>2.87739016695686</text:p>
          </table:table-cell>
          <table:table-cell/>
        </table:table-row>
        <table:table-row table:style-name="ro1">
          <table:table-cell office:value-type="float" office:value="30.865" calcext:value-type="float">
            <text:p>30.865</text:p>
          </table:table-cell>
          <table:table-cell office:value-type="float" office:value="-0.17999" calcext:value-type="float">
            <text:p>-0.17999</text:p>
          </table:table-cell>
          <table:table-cell office:value-type="float" office:value="0.80698" calcext:value-type="float">
            <text:p>0.80698</text:p>
          </table:table-cell>
          <table:table-cell office:value-type="float" office:value="2.7569" calcext:value-type="float">
            <text:p>2.7569</text:p>
          </table:table-cell>
          <table:table-cell table:formula="of:=SQRT([.C449]*[.C449]+[.D449]*[.D449])" office:value-type="float" office:value="2.87257973438511" calcext:value-type="float">
            <text:p>2.87257973438511</text:p>
          </table:table-cell>
          <table:table-cell/>
        </table:table-row>
        <table:table-row table:style-name="ro1">
          <table:table-cell office:value-type="float" office:value="30.934" calcext:value-type="float">
            <text:p>30.934</text:p>
          </table:table-cell>
          <table:table-cell office:value-type="float" office:value="-0.18133" calcext:value-type="float">
            <text:p>-0.18133</text:p>
          </table:table-cell>
          <table:table-cell office:value-type="float" office:value="0.80521" calcext:value-type="float">
            <text:p>0.80521</text:p>
          </table:table-cell>
          <table:table-cell office:value-type="float" office:value="2.7525" calcext:value-type="float">
            <text:p>2.7525</text:p>
          </table:table-cell>
          <table:table-cell table:formula="of:=SQRT([.C450]*[.C450]+[.D450]*[.D450])" office:value-type="float" office:value="2.86785972357436" calcext:value-type="float">
            <text:p>2.86785972357436</text:p>
          </table:table-cell>
          <table:table-cell/>
        </table:table-row>
        <table:table-row table:style-name="ro1">
          <table:table-cell office:value-type="float" office:value="31.003" calcext:value-type="float">
            <text:p>31.003</text:p>
          </table:table-cell>
          <table:table-cell office:value-type="float" office:value="-0.18235" calcext:value-type="float">
            <text:p>-0.18235</text:p>
          </table:table-cell>
          <table:table-cell office:value-type="float" office:value="0.8034" calcext:value-type="float">
            <text:p>0.8034</text:p>
          </table:table-cell>
          <table:table-cell office:value-type="float" office:value="2.748" calcext:value-type="float">
            <text:p>2.748</text:p>
          </table:table-cell>
          <table:table-cell table:formula="of:=SQRT([.C451]*[.C451]+[.D451]*[.D451])" office:value-type="float" office:value="2.86303258102314" calcext:value-type="float">
            <text:p>2.86303258102314</text:p>
          </table:table-cell>
          <table:table-cell/>
        </table:table-row>
        <table:table-row table:style-name="ro1">
          <table:table-cell office:value-type="float" office:value="31.072" calcext:value-type="float">
            <text:p>31.072</text:p>
          </table:table-cell>
          <table:table-cell office:value-type="float" office:value="-0.18313" calcext:value-type="float">
            <text:p>-0.18313</text:p>
          </table:table-cell>
          <table:table-cell office:value-type="float" office:value="0.80156" calcext:value-type="float">
            <text:p>0.80156</text:p>
          </table:table-cell>
          <table:table-cell office:value-type="float" office:value="2.7437" calcext:value-type="float">
            <text:p>2.7437</text:p>
          </table:table-cell>
          <table:table-cell table:formula="of:=SQRT([.C452]*[.C452]+[.D452]*[.D452])" office:value-type="float" office:value="2.85838907841462" calcext:value-type="float">
            <text:p>2.85838907841462</text:p>
          </table:table-cell>
          <table:table-cell/>
        </table:table-row>
        <table:table-row table:style-name="ro1">
          <table:table-cell office:value-type="float" office:value="31.142" calcext:value-type="float">
            <text:p>31.142</text:p>
          </table:table-cell>
          <table:table-cell office:value-type="float" office:value="-0.1839" calcext:value-type="float">
            <text:p>-0.1839</text:p>
          </table:table-cell>
          <table:table-cell office:value-type="float" office:value="0.79971" calcext:value-type="float">
            <text:p>0.79971</text:p>
          </table:table-cell>
          <table:table-cell office:value-type="float" office:value="2.7393" calcext:value-type="float">
            <text:p>2.7393</text:p>
          </table:table-cell>
          <table:table-cell table:formula="of:=SQRT([.C453]*[.C453]+[.D453]*[.D453])" office:value-type="float" office:value="2.85364689022661" calcext:value-type="float">
            <text:p>2.85364689022661</text:p>
          </table:table-cell>
          <table:table-cell/>
        </table:table-row>
        <table:table-row table:style-name="ro1">
          <table:table-cell office:value-type="float" office:value="31.211" calcext:value-type="float">
            <text:p>31.211</text:p>
          </table:table-cell>
          <table:table-cell office:value-type="float" office:value="-0.18468" calcext:value-type="float">
            <text:p>-0.18468</text:p>
          </table:table-cell>
          <table:table-cell office:value-type="float" office:value="0.79785" calcext:value-type="float">
            <text:p>0.79785</text:p>
          </table:table-cell>
          <table:table-cell office:value-type="float" office:value="2.7349" calcext:value-type="float">
            <text:p>2.7349</text:p>
          </table:table-cell>
          <table:table-cell table:formula="of:=SQRT([.C454]*[.C454]+[.D454]*[.D454])" office:value-type="float" office:value="2.84890200472041" calcext:value-type="float">
            <text:p>2.84890200472041</text:p>
          </table:table-cell>
          <table:table-cell/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-0.18546" calcext:value-type="float">
            <text:p>-0.18546</text:p>
          </table:table-cell>
          <table:table-cell office:value-type="float" office:value="0.79599" calcext:value-type="float">
            <text:p>0.79599</text:p>
          </table:table-cell>
          <table:table-cell office:value-type="float" office:value="2.7305" calcext:value-type="float">
            <text:p>2.7305</text:p>
          </table:table-cell>
          <table:table-cell table:formula="of:=SQRT([.C455]*[.C455]+[.D455]*[.D455])" office:value-type="float" office:value="2.84415722668421" calcext:value-type="float">
            <text:p>2.84415722668421</text:p>
          </table:table-cell>
          <table:table-cell/>
        </table:table-row>
        <table:table-row table:style-name="ro1">
          <table:table-cell office:value-type="float" office:value="31.349" calcext:value-type="float">
            <text:p>31.349</text:p>
          </table:table-cell>
          <table:table-cell office:value-type="float" office:value="-0.18623" calcext:value-type="float">
            <text:p>-0.18623</text:p>
          </table:table-cell>
          <table:table-cell office:value-type="float" office:value="0.79413" calcext:value-type="float">
            <text:p>0.79413</text:p>
          </table:table-cell>
          <table:table-cell office:value-type="float" office:value="2.7261" calcext:value-type="float">
            <text:p>2.7261</text:p>
          </table:table-cell>
          <table:table-cell table:formula="of:=SQRT([.C456]*[.C456]+[.D456]*[.D456])" office:value-type="float" office:value="2.83941255665675" calcext:value-type="float">
            <text:p>2.83941255665675</text:p>
          </table:table-cell>
          <table:table-cell/>
        </table:table-row>
        <table:table-row table:style-name="ro1">
          <table:table-cell office:value-type="float" office:value="31.418" calcext:value-type="float">
            <text:p>31.418</text:p>
          </table:table-cell>
          <table:table-cell office:value-type="float" office:value="-0.18701" calcext:value-type="float">
            <text:p>-0.18701</text:p>
          </table:table-cell>
          <table:table-cell office:value-type="float" office:value="0.79225" calcext:value-type="float">
            <text:p>0.79225</text:p>
          </table:table-cell>
          <table:table-cell office:value-type="float" office:value="2.7217" calcext:value-type="float">
            <text:p>2.7217</text:p>
          </table:table-cell>
          <table:table-cell table:formula="of:=SQRT([.C457]*[.C457]+[.D457]*[.D457])" office:value-type="float" office:value="2.83466240538446" calcext:value-type="float">
            <text:p>2.83466240538446</text:p>
          </table:table-cell>
          <table:table-cell/>
        </table:table-row>
        <table:table-row table:style-name="ro1">
          <table:table-cell office:value-type="float" office:value="31.487" calcext:value-type="float">
            <text:p>31.487</text:p>
          </table:table-cell>
          <table:table-cell office:value-type="float" office:value="-0.18778" calcext:value-type="float">
            <text:p>-0.18778</text:p>
          </table:table-cell>
          <table:table-cell office:value-type="float" office:value="0.79038" calcext:value-type="float">
            <text:p>0.79038</text:p>
          </table:table-cell>
          <table:table-cell office:value-type="float" office:value="2.7173" calcext:value-type="float">
            <text:p>2.7173</text:p>
          </table:table-cell>
          <table:table-cell table:formula="of:=SQRT([.C458]*[.C458]+[.D458]*[.D458])" office:value-type="float" office:value="2.82991516381675" calcext:value-type="float">
            <text:p>2.82991516381675</text:p>
          </table:table-cell>
          <table:table-cell/>
        </table:table-row>
        <table:table-row table:style-name="ro1">
          <table:table-cell office:value-type="float" office:value="31.556" calcext:value-type="float">
            <text:p>31.556</text:p>
          </table:table-cell>
          <table:table-cell office:value-type="float" office:value="-0.18856" calcext:value-type="float">
            <text:p>-0.18856</text:p>
          </table:table-cell>
          <table:table-cell office:value-type="float" office:value="0.78849" calcext:value-type="float">
            <text:p>0.78849</text:p>
          </table:table-cell>
          <table:table-cell office:value-type="float" office:value="2.7129" calcext:value-type="float">
            <text:p>2.7129</text:p>
          </table:table-cell>
          <table:table-cell table:formula="of:=SQRT([.C459]*[.C459]+[.D459]*[.D459])" office:value-type="float" office:value="2.82516245375377" calcext:value-type="float">
            <text:p>2.82516245375377</text:p>
          </table:table-cell>
          <table:table-cell/>
        </table:table-row>
        <table:table-row table:style-name="ro1">
          <table:table-cell office:value-type="float" office:value="31.625" calcext:value-type="float">
            <text:p>31.625</text:p>
          </table:table-cell>
          <table:table-cell office:value-type="float" office:value="-0.18933" calcext:value-type="float">
            <text:p>-0.18933</text:p>
          </table:table-cell>
          <table:table-cell office:value-type="float" office:value="0.78661" calcext:value-type="float">
            <text:p>0.78661</text:p>
          </table:table-cell>
          <table:table-cell office:value-type="float" office:value="2.7084" calcext:value-type="float">
            <text:p>2.7084</text:p>
          </table:table-cell>
          <table:table-cell table:formula="of:=SQRT([.C460]*[.C460]+[.D460]*[.D460])" office:value-type="float" office:value="2.82031662266845" calcext:value-type="float">
            <text:p>2.82031662266845</text:p>
          </table:table-cell>
          <table:table-cell/>
        </table:table-row>
        <table:table-row table:style-name="ro1">
          <table:table-cell office:value-type="float" office:value="31.694" calcext:value-type="float">
            <text:p>31.694</text:p>
          </table:table-cell>
          <table:table-cell office:value-type="float" office:value="-0.19011" calcext:value-type="float">
            <text:p>-0.19011</text:p>
          </table:table-cell>
          <table:table-cell office:value-type="float" office:value="0.78471" calcext:value-type="float">
            <text:p>0.78471</text:p>
          </table:table-cell>
          <table:table-cell office:value-type="float" office:value="2.704" calcext:value-type="float">
            <text:p>2.704</text:p>
          </table:table-cell>
          <table:table-cell table:formula="of:=SQRT([.C461]*[.C461]+[.D461]*[.D461])" office:value-type="float" office:value="2.81556136216208" calcext:value-type="float">
            <text:p>2.81556136216208</text:p>
          </table:table-cell>
          <table:table-cell/>
        </table:table-row>
        <table:table-row table:style-name="ro1">
          <table:table-cell office:value-type="float" office:value="31.763" calcext:value-type="float">
            <text:p>31.763</text:p>
          </table:table-cell>
          <table:table-cell office:value-type="float" office:value="-0.19088" calcext:value-type="float">
            <text:p>-0.19088</text:p>
          </table:table-cell>
          <table:table-cell office:value-type="float" office:value="0.78281" calcext:value-type="float">
            <text:p>0.78281</text:p>
          </table:table-cell>
          <table:table-cell office:value-type="float" office:value="2.6996" calcext:value-type="float">
            <text:p>2.6996</text:p>
          </table:table-cell>
          <table:table-cell table:formula="of:=SQRT([.C462]*[.C462]+[.D462]*[.D462])" office:value-type="float" office:value="2.81080622884254" calcext:value-type="float">
            <text:p>2.81080622884254</text:p>
          </table:table-cell>
          <table:table-cell/>
        </table:table-row>
        <table:table-row table:style-name="ro1">
          <table:table-cell office:value-type="float" office:value="31.832" calcext:value-type="float">
            <text:p>31.832</text:p>
          </table:table-cell>
          <table:table-cell office:value-type="float" office:value="-0.19166" calcext:value-type="float">
            <text:p>-0.19166</text:p>
          </table:table-cell>
          <table:table-cell office:value-type="float" office:value="0.78091" calcext:value-type="float">
            <text:p>0.78091</text:p>
          </table:table-cell>
          <table:table-cell office:value-type="float" office:value="2.6951" calcext:value-type="float">
            <text:p>2.6951</text:p>
          </table:table-cell>
          <table:table-cell table:formula="of:=SQRT([.C463]*[.C463]+[.D463]*[.D463])" office:value-type="float" office:value="2.80595517392919" calcext:value-type="float">
            <text:p>2.80595517392919</text:p>
          </table:table-cell>
          <table:table-cell/>
        </table:table-row>
        <table:table-row table:style-name="ro1">
          <table:table-cell office:value-type="float" office:value="31.901" calcext:value-type="float">
            <text:p>31.901</text:p>
          </table:table-cell>
          <table:table-cell office:value-type="float" office:value="-0.19243" calcext:value-type="float">
            <text:p>-0.19243</text:p>
          </table:table-cell>
          <table:table-cell office:value-type="float" office:value="0.779" calcext:value-type="float">
            <text:p>0.779</text:p>
          </table:table-cell>
          <table:table-cell office:value-type="float" office:value="2.6907" calcext:value-type="float">
            <text:p>2.6907</text:p>
          </table:table-cell>
          <table:table-cell table:formula="of:=SQRT([.C464]*[.C464]+[.D464]*[.D464])" office:value-type="float" office:value="2.80119750999461" calcext:value-type="float">
            <text:p>2.80119750999461</text:p>
          </table:table-cell>
          <table:table-cell/>
        </table:table-row>
        <table:table-row table:style-name="ro1">
          <table:table-cell office:value-type="float" office:value="31.97" calcext:value-type="float">
            <text:p>31.97</text:p>
          </table:table-cell>
          <table:table-cell office:value-type="float" office:value="-0.1932" calcext:value-type="float">
            <text:p>-0.1932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2.6862" calcext:value-type="float">
            <text:p>2.6862</text:p>
          </table:table-cell>
          <table:table-cell table:formula="of:=SQRT([.C465]*[.C465]+[.D465]*[.D465])" office:value-type="float" office:value="2.79634113913163" calcext:value-type="float">
            <text:p>2.79634113913163</text:p>
          </table:table-cell>
          <table:table-cell/>
        </table:table-row>
        <table:table-row table:style-name="ro1">
          <table:table-cell office:value-type="float" office:value="32.039" calcext:value-type="float">
            <text:p>32.039</text:p>
          </table:table-cell>
          <table:table-cell office:value-type="float" office:value="-0.19398" calcext:value-type="float">
            <text:p>-0.19398</text:p>
          </table:table-cell>
          <table:table-cell office:value-type="float" office:value="0.77516" calcext:value-type="float">
            <text:p>0.77516</text:p>
          </table:table-cell>
          <table:table-cell office:value-type="float" office:value="2.6818" calcext:value-type="float">
            <text:p>2.6818</text:p>
          </table:table-cell>
          <table:table-cell table:formula="of:=SQRT([.C466]*[.C466]+[.D466]*[.D466])" office:value-type="float" office:value="2.79158096167745" calcext:value-type="float">
            <text:p>2.79158096167745</text:p>
          </table:table-cell>
          <table:table-cell/>
        </table:table-row>
        <table:table-row table:style-name="ro1">
          <table:table-cell office:value-type="float" office:value="32.108" calcext:value-type="float">
            <text:p>32.108</text:p>
          </table:table-cell>
          <table:table-cell office:value-type="float" office:value="-0.19475" calcext:value-type="float">
            <text:p>-0.19475</text:p>
          </table:table-cell>
          <table:table-cell office:value-type="float" office:value="0.77324" calcext:value-type="float">
            <text:p>0.77324</text:p>
          </table:table-cell>
          <table:table-cell office:value-type="float" office:value="2.6773" calcext:value-type="float">
            <text:p>2.6773</text:p>
          </table:table-cell>
          <table:table-cell table:formula="of:=SQRT([.C467]*[.C467]+[.D467]*[.D467])" office:value-type="float" office:value="2.78672484963981" calcext:value-type="float">
            <text:p>2.78672484963981</text:p>
          </table:table-cell>
          <table:table-cell/>
        </table:table-row>
        <table:table-row table:style-name="ro1">
          <table:table-cell office:value-type="float" office:value="32.177" calcext:value-type="float">
            <text:p>32.177</text:p>
          </table:table-cell>
          <table:table-cell office:value-type="float" office:value="-0.19552" calcext:value-type="float">
            <text:p>-0.19552</text:p>
          </table:table-cell>
          <table:table-cell office:value-type="float" office:value="0.77131" calcext:value-type="float">
            <text:p>0.77131</text:p>
          </table:table-cell>
          <table:table-cell office:value-type="float" office:value="2.6728" calcext:value-type="float">
            <text:p>2.6728</text:p>
          </table:table-cell>
          <table:table-cell table:formula="of:=SQRT([.C468]*[.C468]+[.D468]*[.D468])" office:value-type="float" office:value="2.78186609240991" calcext:value-type="float">
            <text:p>2.78186609240991</text:p>
          </table:table-cell>
          <table:table-cell/>
        </table:table-row>
        <table:table-row table:style-name="ro1">
          <table:table-cell office:value-type="float" office:value="32.246" calcext:value-type="float">
            <text:p>32.246</text:p>
          </table:table-cell>
          <table:table-cell office:value-type="float" office:value="-0.19629" calcext:value-type="float">
            <text:p>-0.19629</text:p>
          </table:table-cell>
          <table:table-cell office:value-type="float" office:value="0.76937" calcext:value-type="float">
            <text:p>0.76937</text:p>
          </table:table-cell>
          <table:table-cell office:value-type="float" office:value="2.6684" calcext:value-type="float">
            <text:p>2.6684</text:p>
          </table:table-cell>
          <table:table-cell table:formula="of:=SQRT([.C469]*[.C469]+[.D469]*[.D469])" office:value-type="float" office:value="2.77710078263285" calcext:value-type="float">
            <text:p>2.77710078263285</text:p>
          </table:table-cell>
          <table:table-cell/>
        </table:table-row>
        <table:table-row table:style-name="ro1">
          <table:table-cell office:value-type="float" office:value="32.315" calcext:value-type="float">
            <text:p>32.315</text:p>
          </table:table-cell>
          <table:table-cell office:value-type="float" office:value="-0.19668" calcext:value-type="float">
            <text:p>-0.19668</text:p>
          </table:table-cell>
          <table:table-cell office:value-type="float" office:value="0.76756" calcext:value-type="float">
            <text:p>0.76756</text:p>
          </table:table-cell>
          <table:table-cell office:value-type="float" office:value="2.6639" calcext:value-type="float">
            <text:p>2.6639</text:p>
          </table:table-cell>
          <table:table-cell table:formula="of:=SQRT([.C470]*[.C470]+[.D470]*[.D470])" office:value-type="float" office:value="2.77227552086729" calcext:value-type="float">
            <text:p>2.77227552086729</text:p>
          </table:table-cell>
          <table:table-cell/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-0.19644" calcext:value-type="float">
            <text:p>-0.19644</text:p>
          </table:table-cell>
          <table:table-cell office:value-type="float" office:value="0.76594" calcext:value-type="float">
            <text:p>0.76594</text:p>
          </table:table-cell>
          <table:table-cell office:value-type="float" office:value="2.6593" calcext:value-type="float">
            <text:p>2.6593</text:p>
          </table:table-cell>
          <table:table-cell table:formula="of:=SQRT([.C471]*[.C471]+[.D471]*[.D471])" office:value-type="float" office:value="2.76740683196381" calcext:value-type="float">
            <text:p>2.76740683196381</text:p>
          </table:table-cell>
          <table:table-cell/>
        </table:table-row>
        <table:table-row table:style-name="ro1">
          <table:table-cell office:value-type="float" office:value="32.453" calcext:value-type="float">
            <text:p>32.453</text:p>
          </table:table-cell>
          <table:table-cell office:value-type="float" office:value="-0.1962" calcext:value-type="float">
            <text:p>-0.1962</text:p>
          </table:table-cell>
          <table:table-cell office:value-type="float" office:value="0.76433" calcext:value-type="float">
            <text:p>0.76433</text:p>
          </table:table-cell>
          <table:table-cell office:value-type="float" office:value="2.6548" calcext:value-type="float">
            <text:p>2.6548</text:p>
          </table:table-cell>
          <table:table-cell table:formula="of:=SQRT([.C472]*[.C472]+[.D472]*[.D472])" office:value-type="float" office:value="2.76263703531608" calcext:value-type="float">
            <text:p>2.76263703531608</text:p>
          </table:table-cell>
          <table:table-cell/>
        </table:table-row>
        <table:table-row table:style-name="ro1">
          <table:table-cell office:value-type="float" office:value="32.523" calcext:value-type="float">
            <text:p>32.523</text:p>
          </table:table-cell>
          <table:table-cell office:value-type="float" office:value="-0.19596" calcext:value-type="float">
            <text:p>-0.19596</text:p>
          </table:table-cell>
          <table:table-cell office:value-type="float" office:value="0.76271" calcext:value-type="float">
            <text:p>0.76271</text:p>
          </table:table-cell>
          <table:table-cell office:value-type="float" office:value="2.6503" calcext:value-type="float">
            <text:p>2.6503</text:p>
          </table:table-cell>
          <table:table-cell table:formula="of:=SQRT([.C473]*[.C473]+[.D473]*[.D473])" office:value-type="float" office:value="2.75786450611701" calcext:value-type="float">
            <text:p>2.75786450611701</text:p>
          </table:table-cell>
          <table:table-cell/>
        </table:table-row>
        <table:table-row table:style-name="ro1">
          <table:table-cell office:value-type="float" office:value="32.592" calcext:value-type="float">
            <text:p>32.592</text:p>
          </table:table-cell>
          <table:table-cell office:value-type="float" office:value="-0.19572" calcext:value-type="float">
            <text:p>-0.19572</text:p>
          </table:table-cell>
          <table:table-cell office:value-type="float" office:value="0.76108" calcext:value-type="float">
            <text:p>0.76108</text:p>
          </table:table-cell>
          <table:table-cell office:value-type="float" office:value="2.6457" calcext:value-type="float">
            <text:p>2.6457</text:p>
          </table:table-cell>
          <table:table-cell table:formula="of:=SQRT([.C474]*[.C474]+[.D474]*[.D474])" office:value-type="float" office:value="2.75299314499691" calcext:value-type="float">
            <text:p>2.75299314499691</text:p>
          </table:table-cell>
          <table:table-cell/>
        </table:table-row>
        <table:table-row table:style-name="ro1">
          <table:table-cell office:value-type="float" office:value="32.661" calcext:value-type="float">
            <text:p>32.661</text:p>
          </table:table-cell>
          <table:table-cell office:value-type="float" office:value="-0.19549" calcext:value-type="float">
            <text:p>-0.19549</text:p>
          </table:table-cell>
          <table:table-cell office:value-type="float" office:value="0.75946" calcext:value-type="float">
            <text:p>0.75946</text:p>
          </table:table-cell>
          <table:table-cell office:value-type="float" office:value="2.6412" calcext:value-type="float">
            <text:p>2.6412</text:p>
          </table:table-cell>
          <table:table-cell table:formula="of:=SQRT([.C475]*[.C475]+[.D475]*[.D475])" office:value-type="float" office:value="2.74822068466126" calcext:value-type="float">
            <text:p>2.74822068466126</text:p>
          </table:table-cell>
          <table:table-cell/>
        </table:table-row>
        <table:table-row table:style-name="ro1">
          <table:table-cell office:value-type="float" office:value="32.73" calcext:value-type="float">
            <text:p>32.73</text:p>
          </table:table-cell>
          <table:table-cell office:value-type="float" office:value="-0.19525" calcext:value-type="float">
            <text:p>-0.19525</text:p>
          </table:table-cell>
          <table:table-cell office:value-type="float" office:value="0.75782" calcext:value-type="float">
            <text:p>0.75782</text:p>
          </table:table-cell>
          <table:table-cell office:value-type="float" office:value="2.6366" calcext:value-type="float">
            <text:p>2.6366</text:p>
          </table:table-cell>
          <table:table-cell table:formula="of:=SQRT([.C476]*[.C476]+[.D476]*[.D476])" office:value-type="float" office:value="2.74334662636715" calcext:value-type="float">
            <text:p>2.74334662636715</text:p>
          </table:table-cell>
          <table:table-cell/>
        </table:table-row>
        <table:table-row table:style-name="ro1">
          <table:table-cell office:value-type="float" office:value="32.799" calcext:value-type="float">
            <text:p>32.799</text:p>
          </table:table-cell>
          <table:table-cell office:value-type="float" office:value="-0.19501" calcext:value-type="float">
            <text:p>-0.19501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2.6321" calcext:value-type="float">
            <text:p>2.6321</text:p>
          </table:table-cell>
          <table:table-cell table:formula="of:=SQRT([.C477]*[.C477]+[.D477]*[.D477])" office:value-type="float" office:value="2.73857147544116" calcext:value-type="float">
            <text:p>2.73857147544116</text:p>
          </table:table-cell>
          <table:table-cell/>
        </table:table-row>
        <table:table-row table:style-name="ro1">
          <table:table-cell office:value-type="float" office:value="32.868" calcext:value-type="float">
            <text:p>32.868</text:p>
          </table:table-cell>
          <table:table-cell office:value-type="float" office:value="-0.19478" calcext:value-type="float">
            <text:p>-0.19478</text:p>
          </table:table-cell>
          <table:table-cell office:value-type="float" office:value="0.75455" calcext:value-type="float">
            <text:p>0.75455</text:p>
          </table:table-cell>
          <table:table-cell office:value-type="float" office:value="2.6275" calcext:value-type="float">
            <text:p>2.6275</text:p>
          </table:table-cell>
          <table:table-cell table:formula="of:=SQRT([.C478]*[.C478]+[.D478]*[.D478])" office:value-type="float" office:value="2.73369748737859" calcext:value-type="float">
            <text:p>2.73369748737859</text:p>
          </table:table-cell>
          <table:table-cell/>
        </table:table-row>
        <table:table-row table:style-name="ro1">
          <table:table-cell office:value-type="float" office:value="32.937" calcext:value-type="float">
            <text:p>32.937</text:p>
          </table:table-cell>
          <table:table-cell office:value-type="float" office:value="-0.19454" calcext:value-type="float">
            <text:p>-0.19454</text:p>
          </table:table-cell>
          <table:table-cell office:value-type="float" office:value="0.7529" calcext:value-type="float">
            <text:p>0.7529</text:p>
          </table:table-cell>
          <table:table-cell office:value-type="float" office:value="2.623" calcext:value-type="float">
            <text:p>2.623</text:p>
          </table:table-cell>
          <table:table-cell table:formula="of:=SQRT([.C479]*[.C479]+[.D479]*[.D479])" office:value-type="float" office:value="2.7289168932014" calcext:value-type="float">
            <text:p>2.7289168932014</text:p>
          </table:table-cell>
          <table:table-cell/>
        </table:table-row>
        <table:table-row table:style-name="ro1">
          <table:table-cell office:value-type="float" office:value="33.006" calcext:value-type="float">
            <text:p>33.006</text:p>
          </table:table-cell>
          <table:table-cell office:value-type="float" office:value="-0.19431" calcext:value-type="float">
            <text:p>-0.19431</text:p>
          </table:table-cell>
          <table:table-cell office:value-type="float" office:value="0.75125" calcext:value-type="float">
            <text:p>0.75125</text:p>
          </table:table-cell>
          <table:table-cell office:value-type="float" office:value="2.6184" calcext:value-type="float">
            <text:p>2.6184</text:p>
          </table:table-cell>
          <table:table-cell table:formula="of:=SQRT([.C480]*[.C480]+[.D480]*[.D480])" office:value-type="float" office:value="2.72404022042627" calcext:value-type="float">
            <text:p>2.72404022042627</text:p>
          </table:table-cell>
          <table:table-cell/>
        </table:table-row>
        <table:table-row table:style-name="ro1">
          <table:table-cell office:value-type="float" office:value="33.075" calcext:value-type="float">
            <text:p>33.075</text:p>
          </table:table-cell>
          <table:table-cell office:value-type="float" office:value="-0.19407" calcext:value-type="float">
            <text:p>-0.19407</text:p>
          </table:table-cell>
          <table:table-cell office:value-type="float" office:value="0.7496" calcext:value-type="float">
            <text:p>0.7496</text:p>
          </table:table-cell>
          <table:table-cell office:value-type="float" office:value="2.6139" calcext:value-type="float">
            <text:p>2.6139</text:p>
          </table:table-cell>
          <table:table-cell table:formula="of:=SQRT([.C481]*[.C481]+[.D481]*[.D481])" office:value-type="float" office:value="2.71925970992107" calcext:value-type="float">
            <text:p>2.71925970992107</text:p>
          </table:table-cell>
          <table:table-cell/>
        </table:table-row>
        <table:table-row table:style-name="ro1">
          <table:table-cell office:value-type="float" office:value="33.144" calcext:value-type="float">
            <text:p>33.144</text:p>
          </table:table-cell>
          <table:table-cell office:value-type="float" office:value="-0.19384" calcext:value-type="float">
            <text:p>-0.19384</text:p>
          </table:table-cell>
          <table:table-cell office:value-type="float" office:value="0.74794" calcext:value-type="float">
            <text:p>0.74794</text:p>
          </table:table-cell>
          <table:table-cell office:value-type="float" office:value="2.6093" calcext:value-type="float">
            <text:p>2.6093</text:p>
          </table:table-cell>
          <table:table-cell table:formula="of:=SQRT([.C482]*[.C482]+[.D482]*[.D482])" office:value-type="float" office:value="2.71438035905066" calcext:value-type="float">
            <text:p>2.71438035905066</text:p>
          </table:table-cell>
          <table:table-cell/>
        </table:table-row>
        <table:table-row table:style-name="ro1">
          <table:table-cell office:value-type="float" office:value="33.213" calcext:value-type="float">
            <text:p>33.213</text:p>
          </table:table-cell>
          <table:table-cell office:value-type="float" office:value="-0.1936" calcext:value-type="float">
            <text:p>-0.1936</text:p>
          </table:table-cell>
          <table:table-cell office:value-type="float" office:value="0.74627" calcext:value-type="float">
            <text:p>0.74627</text:p>
          </table:table-cell>
          <table:table-cell office:value-type="float" office:value="2.6048" calcext:value-type="float">
            <text:p>2.6048</text:p>
          </table:table-cell>
          <table:table-cell table:formula="of:=SQRT([.C483]*[.C483]+[.D483]*[.D483])" office:value-type="float" office:value="2.70959442590584" calcext:value-type="float">
            <text:p>2.70959442590584</text:p>
          </table:table-cell>
          <table:table-cell/>
        </table:table-row>
        <table:table-row table:style-name="ro1">
          <table:table-cell office:value-type="float" office:value="33.282" calcext:value-type="float">
            <text:p>33.282</text:p>
          </table:table-cell>
          <table:table-cell office:value-type="float" office:value="-0.19337" calcext:value-type="float">
            <text:p>-0.19337</text:p>
          </table:table-cell>
          <table:table-cell office:value-type="float" office:value="0.74461" calcext:value-type="float">
            <text:p>0.74461</text:p>
          </table:table-cell>
          <table:table-cell office:value-type="float" office:value="2.6002" calcext:value-type="float">
            <text:p>2.6002</text:p>
          </table:table-cell>
          <table:table-cell table:formula="of:=SQRT([.C484]*[.C484]+[.D484]*[.D484])" office:value-type="float" office:value="2.70471515914338" calcext:value-type="float">
            <text:p>2.70471515914338</text:p>
          </table:table-cell>
          <table:table-cell/>
        </table:table-row>
        <table:table-row table:style-name="ro1">
          <table:table-cell office:value-type="float" office:value="33.351" calcext:value-type="float">
            <text:p>33.351</text:p>
          </table:table-cell>
          <table:table-cell office:value-type="float" office:value="-0.19314" calcext:value-type="float">
            <text:p>-0.19314</text:p>
          </table:table-cell>
          <table:table-cell office:value-type="float" office:value="0.74293" calcext:value-type="float">
            <text:p>0.74293</text:p>
          </table:table-cell>
          <table:table-cell office:value-type="float" office:value="2.5956" calcext:value-type="float">
            <text:p>2.5956</text:p>
          </table:table-cell>
          <table:table-cell table:formula="of:=SQRT([.C485]*[.C485]+[.D485]*[.D485])" office:value-type="float" office:value="2.69983042891586" calcext:value-type="float">
            <text:p>2.69983042891586</text:p>
          </table:table-cell>
          <table:table-cell/>
        </table:table-row>
        <table:table-row table:style-name="ro1">
          <table:table-cell office:value-type="float" office:value="33.42" calcext:value-type="float">
            <text:p>33.42</text:p>
          </table:table-cell>
          <table:table-cell office:value-type="float" office:value="-0.1929" calcext:value-type="float">
            <text:p>-0.1929</text:p>
          </table:table-cell>
          <table:table-cell office:value-type="float" office:value="0.74126" calcext:value-type="float">
            <text:p>0.74126</text:p>
          </table:table-cell>
          <table:table-cell office:value-type="float" office:value="2.5911" calcext:value-type="float">
            <text:p>2.5911</text:p>
          </table:table-cell>
          <table:table-cell table:formula="of:=SQRT([.C486]*[.C486]+[.D486]*[.D486])" office:value-type="float" office:value="2.69504463740399" calcext:value-type="float">
            <text:p>2.69504463740399</text:p>
          </table:table-cell>
          <table:table-cell/>
        </table:table-row>
        <table:table-row table:style-name="ro1">
          <table:table-cell office:value-type="float" office:value="33.489" calcext:value-type="float">
            <text:p>33.489</text:p>
          </table:table-cell>
          <table:table-cell office:value-type="float" office:value="-0.19267" calcext:value-type="float">
            <text:p>-0.19267</text:p>
          </table:table-cell>
          <table:table-cell office:value-type="float" office:value="0.73958" calcext:value-type="float">
            <text:p>0.73958</text:p>
          </table:table-cell>
          <table:table-cell office:value-type="float" office:value="2.5865" calcext:value-type="float">
            <text:p>2.5865</text:p>
          </table:table-cell>
          <table:table-cell table:formula="of:=SQRT([.C487]*[.C487]+[.D487]*[.D487])" office:value-type="float" office:value="2.69016000014869" calcext:value-type="float">
            <text:p>2.69016000014869</text:p>
          </table:table-cell>
          <table:table-cell/>
        </table:table-row>
        <table:table-row table:style-name="ro1">
          <table:table-cell office:value-type="float" office:value="33.558" calcext:value-type="float">
            <text:p>33.558</text:p>
          </table:table-cell>
          <table:table-cell office:value-type="float" office:value="-0.19244" calcext:value-type="float">
            <text:p>-0.19244</text:p>
          </table:table-cell>
          <table:table-cell office:value-type="float" office:value="0.73789" calcext:value-type="float">
            <text:p>0.73789</text:p>
          </table:table-cell>
          <table:table-cell office:value-type="float" office:value="2.5819" calcext:value-type="float">
            <text:p>2.5819</text:p>
          </table:table-cell>
          <table:table-cell table:formula="of:=SQRT([.C488]*[.C488]+[.D488]*[.D488])" office:value-type="float" office:value="2.68527266066223" calcext:value-type="float">
            <text:p>2.68527266066223</text:p>
          </table:table-cell>
          <table:table-cell/>
        </table:table-row>
        <table:table-row table:style-name="ro1">
          <table:table-cell office:value-type="float" office:value="33.627" calcext:value-type="float">
            <text:p>33.627</text:p>
          </table:table-cell>
          <table:table-cell office:value-type="float" office:value="-0.19221" calcext:value-type="float">
            <text:p>-0.19221</text:p>
          </table:table-cell>
          <table:table-cell office:value-type="float" office:value="0.73621" calcext:value-type="float">
            <text:p>0.73621</text:p>
          </table:table-cell>
          <table:table-cell office:value-type="float" office:value="2.5774" calcext:value-type="float">
            <text:p>2.5774</text:p>
          </table:table-cell>
          <table:table-cell table:formula="of:=SQRT([.C489]*[.C489]+[.D489]*[.D489])" office:value-type="float" office:value="2.68048427044443" calcext:value-type="float">
            <text:p>2.68048427044443</text:p>
          </table:table-cell>
          <table:table-cell/>
        </table:table-row>
        <table:table-row table:style-name="ro1">
          <table:table-cell office:value-type="float" office:value="33.696" calcext:value-type="float">
            <text:p>33.696</text:p>
          </table:table-cell>
          <table:table-cell office:value-type="float" office:value="-0.19197" calcext:value-type="float">
            <text:p>-0.19197</text:p>
          </table:table-cell>
          <table:table-cell office:value-type="float" office:value="0.73451" calcext:value-type="float">
            <text:p>0.73451</text:p>
          </table:table-cell>
          <table:table-cell office:value-type="float" office:value="2.5728" calcext:value-type="float">
            <text:p>2.5728</text:p>
          </table:table-cell>
          <table:table-cell table:formula="of:=SQRT([.C490]*[.C490]+[.D490]*[.D490])" office:value-type="float" office:value="2.67559428540652" calcext:value-type="float">
            <text:p>2.67559428540652</text:p>
          </table:table-cell>
          <table:table-cell/>
        </table:table-row>
        <table:table-row table:style-name="ro1">
          <table:table-cell office:value-type="float" office:value="33.765" calcext:value-type="float">
            <text:p>33.765</text:p>
          </table:table-cell>
          <table:table-cell office:value-type="float" office:value="-0.18995" calcext:value-type="float">
            <text:p>-0.18995</text:p>
          </table:table-cell>
          <table:table-cell office:value-type="float" office:value="0.73222" calcext:value-type="float">
            <text:p>0.73222</text:p>
          </table:table-cell>
          <table:table-cell office:value-type="float" office:value="2.5679" calcext:value-type="float">
            <text:p>2.5679</text:p>
          </table:table-cell>
          <table:table-cell table:formula="of:=SQRT([.C491]*[.C491]+[.D491]*[.D491])" office:value-type="float" office:value="2.67025402132456" calcext:value-type="float">
            <text:p>2.67025402132456</text:p>
          </table:table-cell>
          <table:table-cell/>
        </table:table-row>
        <table:table-row table:style-name="ro1">
          <table:table-cell office:value-type="float" office:value="33.834" calcext:value-type="float">
            <text:p>33.834</text:p>
          </table:table-cell>
          <table:table-cell office:value-type="float" office:value="-0.18786" calcext:value-type="float">
            <text:p>-0.18786</text:p>
          </table:table-cell>
          <table:table-cell office:value-type="float" office:value="0.72991" calcext:value-type="float">
            <text:p>0.72991</text:p>
          </table:table-cell>
          <table:table-cell office:value-type="float" office:value="2.5629" calcext:value-type="float">
            <text:p>2.5629</text:p>
          </table:table-cell>
          <table:table-cell table:formula="of:=SQRT([.C492]*[.C492]+[.D492]*[.D492])" office:value-type="float" office:value="2.66481237953069" calcext:value-type="float">
            <text:p>2.66481237953069</text:p>
          </table:table-cell>
          <table:table-cell/>
        </table:table-row>
        <table:table-row table:style-name="ro1">
          <table:table-cell office:value-type="float" office:value="33.904" calcext:value-type="float">
            <text:p>33.904</text:p>
          </table:table-cell>
          <table:table-cell office:value-type="float" office:value="-0.18575" calcext:value-type="float">
            <text:p>-0.18575</text:p>
          </table:table-cell>
          <table:table-cell office:value-type="float" office:value="0.7276" calcext:value-type="float">
            <text:p>0.7276</text:p>
          </table:table-cell>
          <table:table-cell office:value-type="float" office:value="2.558" calcext:value-type="float">
            <text:p>2.558</text:p>
          </table:table-cell>
          <table:table-cell table:formula="of:=SQRT([.C493]*[.C493]+[.D493]*[.D493])" office:value-type="float" office:value="2.65946719475913" calcext:value-type="float">
            <text:p>2.65946719475913</text:p>
          </table:table-cell>
          <table:table-cell/>
        </table:table-row>
        <table:table-row table:style-name="ro1">
          <table:table-cell office:value-type="float" office:value="33.973" calcext:value-type="float">
            <text:p>33.973</text:p>
          </table:table-cell>
          <table:table-cell office:value-type="float" office:value="-0.18365" calcext:value-type="float">
            <text:p>-0.18365</text:p>
          </table:table-cell>
          <table:table-cell office:value-type="float" office:value="0.7253" calcext:value-type="float">
            <text:p>0.7253</text:p>
          </table:table-cell>
          <table:table-cell office:value-type="float" office:value="2.5531" calcext:value-type="float">
            <text:p>2.5531</text:p>
          </table:table-cell>
          <table:table-cell table:formula="of:=SQRT([.C494]*[.C494]+[.D494]*[.D494])" office:value-type="float" office:value="2.65412503473367" calcext:value-type="float">
            <text:p>2.65412503473367</text:p>
          </table:table-cell>
          <table:table-cell/>
        </table:table-row>
        <table:table-row table:style-name="ro1">
          <table:table-cell office:value-type="float" office:value="34.042" calcext:value-type="float">
            <text:p>34.042</text:p>
          </table:table-cell>
          <table:table-cell office:value-type="float" office:value="-0.18153" calcext:value-type="float">
            <text:p>-0.18153</text:p>
          </table:table-cell>
          <table:table-cell office:value-type="float" office:value="0.72299" calcext:value-type="float">
            <text:p>0.72299</text:p>
          </table:table-cell>
          <table:table-cell office:value-type="float" office:value="2.5481" calcext:value-type="float">
            <text:p>2.5481</text:p>
          </table:table-cell>
          <table:table-cell table:formula="of:=SQRT([.C495]*[.C495]+[.D495]*[.D495])" office:value-type="float" office:value="2.64868422997155" calcext:value-type="float">
            <text:p>2.64868422997155</text:p>
          </table:table-cell>
          <table:table-cell/>
        </table:table-row>
        <table:table-row table:style-name="ro1">
          <table:table-cell office:value-type="float" office:value="34.111" calcext:value-type="float">
            <text:p>34.111</text:p>
          </table:table-cell>
          <table:table-cell office:value-type="float" office:value="-0.17942" calcext:value-type="float">
            <text:p>-0.17942</text:p>
          </table:table-cell>
          <table:table-cell office:value-type="float" office:value="0.72069" calcext:value-type="float">
            <text:p>0.72069</text:p>
          </table:table-cell>
          <table:table-cell office:value-type="float" office:value="2.5432" calcext:value-type="float">
            <text:p>2.5432</text:p>
          </table:table-cell>
          <table:table-cell table:formula="of:=SQRT([.C496]*[.C496]+[.D496]*[.D496])" office:value-type="float" office:value="2.64334264069189" calcext:value-type="float">
            <text:p>2.64334264069189</text:p>
          </table:table-cell>
          <table:table-cell/>
        </table:table-row>
        <table:table-row table:style-name="ro1">
          <table:table-cell office:value-type="float" office:value="34.18" calcext:value-type="float">
            <text:p>34.18</text:p>
          </table:table-cell>
          <table:table-cell office:value-type="float" office:value="-0.17729" calcext:value-type="float">
            <text:p>-0.177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2.5383" calcext:value-type="float">
            <text:p>2.5383</text:p>
          </table:table-cell>
          <table:table-cell table:formula="of:=SQRT([.C497]*[.C497]+[.D497]*[.D497])" office:value-type="float" office:value="2.63800406557685" calcext:value-type="float">
            <text:p>2.63800406557685</text:p>
          </table:table-cell>
          <table:table-cell/>
        </table:table-row>
        <table:table-row table:style-name="ro1">
          <table:table-cell office:value-type="float" office:value="34.249" calcext:value-type="float">
            <text:p>34.249</text:p>
          </table:table-cell>
          <table:table-cell office:value-type="float" office:value="-0.17516" calcext:value-type="float">
            <text:p>-0.17516</text:p>
          </table:table-cell>
          <table:table-cell office:value-type="float" office:value="0.7161" calcext:value-type="float">
            <text:p>0.7161</text:p>
          </table:table-cell>
          <table:table-cell office:value-type="float" office:value="2.5333" calcext:value-type="float">
            <text:p>2.5333</text:p>
          </table:table-cell>
          <table:table-cell table:formula="of:=SQRT([.C498]*[.C498]+[.D498]*[.D498])" office:value-type="float" office:value="2.63256682726194" calcext:value-type="float">
            <text:p>2.63256682726194</text:p>
          </table:table-cell>
          <table:table-cell/>
        </table:table-row>
        <table:table-row table:style-name="ro1">
          <table:table-cell office:value-type="float" office:value="34.318" calcext:value-type="float">
            <text:p>34.318</text:p>
          </table:table-cell>
          <table:table-cell office:value-type="float" office:value="-0.17303" calcext:value-type="float">
            <text:p>-0.17303</text:p>
          </table:table-cell>
          <table:table-cell office:value-type="float" office:value="0.71381" calcext:value-type="float">
            <text:p>0.71381</text:p>
          </table:table-cell>
          <table:table-cell office:value-type="float" office:value="2.5284" calcext:value-type="float">
            <text:p>2.5284</text:p>
          </table:table-cell>
          <table:table-cell table:formula="of:=SQRT([.C499]*[.C499]+[.D499]*[.D499])" office:value-type="float" office:value="2.62722882065876" calcext:value-type="float">
            <text:p>2.62722882065876</text:p>
          </table:table-cell>
          <table:table-cell/>
        </table:table-row>
        <table:table-row table:style-name="ro1">
          <table:table-cell office:value-type="float" office:value="34.387" calcext:value-type="float">
            <text:p>34.387</text:p>
          </table:table-cell>
          <table:table-cell office:value-type="float" office:value="-0.17089" calcext:value-type="float">
            <text:p>-0.17089</text:p>
          </table:table-cell>
          <table:table-cell office:value-type="float" office:value="0.71152" calcext:value-type="float">
            <text:p>0.71152</text:p>
          </table:table-cell>
          <table:table-cell office:value-type="float" office:value="2.5235" calcext:value-type="float">
            <text:p>2.5235</text:p>
          </table:table-cell>
          <table:table-cell table:formula="of:=SQRT([.C500]*[.C500]+[.D500]*[.D500])" office:value-type="float" office:value="2.62189110384089" calcext:value-type="float">
            <text:p>2.62189110384089</text:p>
          </table:table-cell>
          <table:table-cell/>
        </table:table-row>
        <table:table-row table:style-name="ro1">
          <table:table-cell office:value-type="float" office:value="34.456" calcext:value-type="float">
            <text:p>34.456</text:p>
          </table:table-cell>
          <table:table-cell office:value-type="float" office:value="-0.16875" calcext:value-type="float">
            <text:p>-0.16875</text:p>
          </table:table-cell>
          <table:table-cell office:value-type="float" office:value="0.70923" calcext:value-type="float">
            <text:p>0.70923</text:p>
          </table:table-cell>
          <table:table-cell office:value-type="float" office:value="2.5185" calcext:value-type="float">
            <text:p>2.5185</text:p>
          </table:table-cell>
          <table:table-cell table:formula="of:=SQRT([.C501]*[.C501]+[.D501]*[.D501])" office:value-type="float" office:value="2.61645742233655" calcext:value-type="float">
            <text:p>2.61645742233655</text:p>
          </table:table-cell>
          <table:table-cell/>
        </table:table-row>
        <table:table-row table:style-name="ro1">
          <table:table-cell office:value-type="float" office:value="34.525" calcext:value-type="float">
            <text:p>34.525</text:p>
          </table:table-cell>
          <table:table-cell office:value-type="float" office:value="-0.1666" calcext:value-type="float">
            <text:p>-0.1666</text:p>
          </table:table-cell>
          <table:table-cell office:value-type="float" office:value="0.70694" calcext:value-type="float">
            <text:p>0.70694</text:p>
          </table:table-cell>
          <table:table-cell office:value-type="float" office:value="2.5136" calcext:value-type="float">
            <text:p>2.5136</text:p>
          </table:table-cell>
          <table:table-cell table:formula="of:=SQRT([.C502]*[.C502]+[.D502]*[.D502])" office:value-type="float" office:value="2.6111202813352" calcext:value-type="float">
            <text:p>2.6111202813352</text:p>
          </table:table-cell>
          <table:table-cell/>
        </table:table-row>
        <table:table-row table:style-name="ro1">
          <table:table-cell office:value-type="float" office:value="34.594" calcext:value-type="float">
            <text:p>34.594</text:p>
          </table:table-cell>
          <table:table-cell office:value-type="float" office:value="-0.16444" calcext:value-type="float">
            <text:p>-0.16444</text:p>
          </table:table-cell>
          <table:table-cell office:value-type="float" office:value="0.70466" calcext:value-type="float">
            <text:p>0.70466</text:p>
          </table:table-cell>
          <table:table-cell office:value-type="float" office:value="2.5087" calcext:value-type="float">
            <text:p>2.5087</text:p>
          </table:table-cell>
          <table:table-cell table:formula="of:=SQRT([.C503]*[.C503]+[.D503]*[.D503])" office:value-type="float" office:value="2.60578613965153" calcext:value-type="float">
            <text:p>2.60578613965153</text:p>
          </table:table-cell>
          <table:table-cell/>
        </table:table-row>
        <table:table-row table:style-name="ro1">
          <table:table-cell office:value-type="float" office:value="34.663" calcext:value-type="float">
            <text:p>34.663</text:p>
          </table:table-cell>
          <table:table-cell office:value-type="float" office:value="-0.16228" calcext:value-type="float">
            <text:p>-0.16228</text:p>
          </table:table-cell>
          <table:table-cell office:value-type="float" office:value="0.70238" calcext:value-type="float">
            <text:p>0.70238</text:p>
          </table:table-cell>
          <table:table-cell office:value-type="float" office:value="2.5037" calcext:value-type="float">
            <text:p>2.5037</text:p>
          </table:table-cell>
          <table:table-cell table:formula="of:=SQRT([.C504]*[.C504]+[.D504]*[.D504])" office:value-type="float" office:value="2.60035600531927" calcext:value-type="float">
            <text:p>2.60035600531927</text:p>
          </table:table-cell>
          <table:table-cell/>
        </table:table-row>
        <table:table-row table:style-name="ro1">
          <table:table-cell office:value-type="float" office:value="34.732" calcext:value-type="float">
            <text:p>34.732</text:p>
          </table:table-cell>
          <table:table-cell office:value-type="float" office:value="-0.16012" calcext:value-type="float">
            <text:p>-0.16012</text:p>
          </table:table-cell>
          <table:table-cell office:value-type="float" office:value="0.7001" calcext:value-type="float">
            <text:p>0.7001</text:p>
          </table:table-cell>
          <table:table-cell office:value-type="float" office:value="2.4988" calcext:value-type="float">
            <text:p>2.4988</text:p>
          </table:table-cell>
          <table:table-cell table:formula="of:=SQRT([.C505]*[.C505]+[.D505]*[.D505])" office:value-type="float" office:value="2.59502243728258" calcext:value-type="float">
            <text:p>2.59502243728258</text:p>
          </table:table-cell>
          <table:table-cell/>
        </table:table-row>
        <table:table-row table:style-name="ro1">
          <table:table-cell office:value-type="float" office:value="34.801" calcext:value-type="float">
            <text:p>34.801</text:p>
          </table:table-cell>
          <table:table-cell office:value-type="float" office:value="-0.15795" calcext:value-type="float">
            <text:p>-0.15795</text:p>
          </table:table-cell>
          <table:table-cell office:value-type="float" office:value="0.69783" calcext:value-type="float">
            <text:p>0.69783</text:p>
          </table:table-cell>
          <table:table-cell office:value-type="float" office:value="2.4939" calcext:value-type="float">
            <text:p>2.4939</text:p>
          </table:table-cell>
          <table:table-cell table:formula="of:=SQRT([.C506]*[.C506]+[.D506]*[.D506])" office:value-type="float" office:value="2.58969185790511" calcext:value-type="float">
            <text:p>2.58969185790511</text:p>
          </table:table-cell>
          <table:table-cell/>
        </table:table-row>
        <table:table-row table:style-name="ro1">
          <table:table-cell office:value-type="float" office:value="34.87" calcext:value-type="float">
            <text:p>34.87</text:p>
          </table:table-cell>
          <table:table-cell office:value-type="float" office:value="-0.15577" calcext:value-type="float">
            <text:p>-0.15577</text:p>
          </table:table-cell>
          <table:table-cell office:value-type="float" office:value="0.69555" calcext:value-type="float">
            <text:p>0.69555</text:p>
          </table:table-cell>
          <table:table-cell office:value-type="float" office:value="2.489" calcext:value-type="float">
            <text:p>2.489</text:p>
          </table:table-cell>
          <table:table-cell table:formula="of:=SQRT([.C507]*[.C507]+[.D507]*[.D507])" office:value-type="float" office:value="2.58435887649142" calcext:value-type="float">
            <text:p>2.58435887649142</text:p>
          </table:table-cell>
          <table:table-cell/>
        </table:table-row>
        <table:table-row table:style-name="ro1">
          <table:table-cell office:value-type="float" office:value="34.939" calcext:value-type="float">
            <text:p>34.939</text:p>
          </table:table-cell>
          <table:table-cell office:value-type="float" office:value="-0.15359" calcext:value-type="float">
            <text:p>-0.15359</text:p>
          </table:table-cell>
          <table:table-cell office:value-type="float" office:value="0.69328" calcext:value-type="float">
            <text:p>0.69328</text:p>
          </table:table-cell>
          <table:table-cell office:value-type="float" office:value="2.484" calcext:value-type="float">
            <text:p>2.484</text:p>
          </table:table-cell>
          <table:table-cell table:formula="of:=SQRT([.C508]*[.C508]+[.D508]*[.D508])" office:value-type="float" office:value="2.578932561817" calcext:value-type="float">
            <text:p>2.578932561817</text:p>
          </table:table-cell>
          <table:table-cell/>
        </table:table-row>
        <table:table-row table:style-name="ro1">
          <table:table-cell office:value-type="float" office:value="35.008" calcext:value-type="float">
            <text:p>35.008</text:p>
          </table:table-cell>
          <table:table-cell office:value-type="float" office:value="-0.1514" calcext:value-type="float">
            <text:p>-0.1514</text:p>
          </table:table-cell>
          <table:table-cell office:value-type="float" office:value="0.69101" calcext:value-type="float">
            <text:p>0.69101</text:p>
          </table:table-cell>
          <table:table-cell office:value-type="float" office:value="2.4791" calcext:value-type="float">
            <text:p>2.4791</text:p>
          </table:table-cell>
          <table:table-cell table:formula="of:=SQRT([.C509]*[.C509]+[.D509]*[.D509])" office:value-type="float" office:value="2.5736028501111" calcext:value-type="float">
            <text:p>2.5736028501111</text:p>
          </table:table-cell>
          <table:table-cell/>
        </table:table-row>
        <table:table-row table:style-name="ro1">
          <table:table-cell office:value-type="float" office:value="35.077" calcext:value-type="float">
            <text:p>35.077</text:p>
          </table:table-cell>
          <table:table-cell office:value-type="float" office:value="-0.14921" calcext:value-type="float">
            <text:p>-0.14921</text:p>
          </table:table-cell>
          <table:table-cell office:value-type="float" office:value="0.68875" calcext:value-type="float">
            <text:p>0.68875</text:p>
          </table:table-cell>
          <table:table-cell office:value-type="float" office:value="2.4742" calcext:value-type="float">
            <text:p>2.4742</text:p>
          </table:table-cell>
          <table:table-cell table:formula="of:=SQRT([.C510]*[.C510]+[.D510]*[.D510])" office:value-type="float" office:value="2.56827611492612" calcext:value-type="float">
            <text:p>2.56827611492612</text:p>
          </table:table-cell>
          <table:table-cell/>
        </table:table-row>
        <table:table-row table:style-name="ro1">
          <table:table-cell office:value-type="float" office:value="35.146" calcext:value-type="float">
            <text:p>35.146</text:p>
          </table:table-cell>
          <table:table-cell office:value-type="float" office:value="-0.14701" calcext:value-type="float">
            <text:p>-0.14701</text:p>
          </table:table-cell>
          <table:table-cell office:value-type="float" office:value="0.68649" calcext:value-type="float">
            <text:p>0.68649</text:p>
          </table:table-cell>
          <table:table-cell office:value-type="float" office:value="2.4693" calcext:value-type="float">
            <text:p>2.4693</text:p>
          </table:table-cell>
          <table:table-cell table:formula="of:=SQRT([.C511]*[.C511]+[.D511]*[.D511])" office:value-type="float" office:value="2.56294966983357" calcext:value-type="float">
            <text:p>2.56294966983357</text:p>
          </table:table-cell>
          <table:table-cell/>
        </table:table-row>
        <table:table-row table:style-name="ro1">
          <table:table-cell office:value-type="float" office:value="35.215" calcext:value-type="float">
            <text:p>35.215</text:p>
          </table:table-cell>
          <table:table-cell office:value-type="float" office:value="-0.14468" calcext:value-type="float">
            <text:p>-0.14468</text:p>
          </table:table-cell>
          <table:table-cell office:value-type="float" office:value="0.6841" calcext:value-type="float">
            <text:p>0.6841</text:p>
          </table:table-cell>
          <table:table-cell office:value-type="float" office:value="2.4644" calcext:value-type="float">
            <text:p>2.4644</text:p>
          </table:table-cell>
          <table:table-cell table:formula="of:=SQRT([.C512]*[.C512]+[.D512]*[.D512])" office:value-type="float" office:value="2.55758874137341" calcext:value-type="float">
            <text:p>2.55758874137341</text:p>
          </table:table-cell>
          <table:table-cell/>
        </table:table-row>
        <table:table-row table:style-name="ro1">
          <table:table-cell office:value-type="float" office:value="35.285" calcext:value-type="float">
            <text:p>35.285</text:p>
          </table:table-cell>
          <table:table-cell office:value-type="float" office:value="-0.14128" calcext:value-type="float">
            <text:p>-0.14128</text:p>
          </table:table-cell>
          <table:table-cell office:value-type="float" office:value="0.68068" calcext:value-type="float">
            <text:p>0.68068</text:p>
          </table:table-cell>
          <table:table-cell office:value-type="float" office:value="2.46" calcext:value-type="float">
            <text:p>2.46</text:p>
          </table:table-cell>
          <table:table-cell table:formula="of:=SQRT([.C513]*[.C513]+[.D513]*[.D513])" office:value-type="float" office:value="2.55243516321179" calcext:value-type="float">
            <text:p>2.55243516321179</text:p>
          </table:table-cell>
          <table:table-cell/>
        </table:table-row>
        <table:table-row table:style-name="ro1">
          <table:table-cell office:value-type="float" office:value="35.354" calcext:value-type="float">
            <text:p>35.354</text:p>
          </table:table-cell>
          <table:table-cell office:value-type="float" office:value="-0.13786" calcext:value-type="float">
            <text:p>-0.13786</text:p>
          </table:table-cell>
          <table:table-cell office:value-type="float" office:value="0.67726" calcext:value-type="float">
            <text:p>0.67726</text:p>
          </table:table-cell>
          <table:table-cell office:value-type="float" office:value="2.4556" calcext:value-type="float">
            <text:p>2.4556</text:p>
          </table:table-cell>
          <table:table-cell table:formula="of:=SQRT([.C514]*[.C514]+[.D514]*[.D514])" office:value-type="float" office:value="2.5472833504736" calcext:value-type="float">
            <text:p>2.5472833504736</text:p>
          </table:table-cell>
          <table:table-cell/>
        </table:table-row>
        <table:table-row table:style-name="ro1">
          <table:table-cell office:value-type="float" office:value="35.423" calcext:value-type="float">
            <text:p>35.423</text:p>
          </table:table-cell>
          <table:table-cell office:value-type="float" office:value="-0.13442" calcext:value-type="float">
            <text:p>-0.13442</text:p>
          </table:table-cell>
          <table:table-cell office:value-type="float" office:value="0.67383" calcext:value-type="float">
            <text:p>0.67383</text:p>
          </table:table-cell>
          <table:table-cell office:value-type="float" office:value="2.4513" calcext:value-type="float">
            <text:p>2.4513</text:p>
          </table:table-cell>
          <table:table-cell table:formula="of:=SQRT([.C515]*[.C515]+[.D515]*[.D515])" office:value-type="float" office:value="2.54222708641459" calcext:value-type="float">
            <text:p>2.54222708641459</text:p>
          </table:table-cell>
          <table:table-cell/>
        </table:table-row>
        <table:table-row table:style-name="ro1">
          <table:table-cell office:value-type="float" office:value="35.492" calcext:value-type="float">
            <text:p>35.492</text:p>
          </table:table-cell>
          <table:table-cell office:value-type="float" office:value="-0.13095" calcext:value-type="float">
            <text:p>-0.13095</text:p>
          </table:table-cell>
          <table:table-cell office:value-type="float" office:value="0.67039" calcext:value-type="float">
            <text:p>0.67039</text:p>
          </table:table-cell>
          <table:table-cell office:value-type="float" office:value="2.4469" calcext:value-type="float">
            <text:p>2.4469</text:p>
          </table:table-cell>
          <table:table-cell table:formula="of:=SQRT([.C516]*[.C516]+[.D516]*[.D516])" office:value-type="float" office:value="2.53707358231881" calcext:value-type="float">
            <text:p>2.53707358231881</text:p>
          </table:table-cell>
          <table:table-cell/>
        </table:table-row>
        <table:table-row table:style-name="ro1">
          <table:table-cell office:value-type="float" office:value="35.561" calcext:value-type="float">
            <text:p>35.561</text:p>
          </table:table-cell>
          <table:table-cell office:value-type="float" office:value="-0.12746" calcext:value-type="float">
            <text:p>-0.12746</text:p>
          </table:table-cell>
          <table:table-cell office:value-type="float" office:value="0.66695" calcext:value-type="float">
            <text:p>0.66695</text:p>
          </table:table-cell>
          <table:table-cell office:value-type="float" office:value="2.4425" calcext:value-type="float">
            <text:p>2.4425</text:p>
          </table:table-cell>
          <table:table-cell table:formula="of:=SQRT([.C517]*[.C517]+[.D517]*[.D517])" office:value-type="float" office:value="2.53192190884711" calcext:value-type="float">
            <text:p>2.53192190884711</text:p>
          </table:table-cell>
          <table:table-cell/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-0.12396" calcext:value-type="float">
            <text:p>-0.12396</text:p>
          </table:table-cell>
          <table:table-cell office:value-type="float" office:value="0.6635" calcext:value-type="float">
            <text:p>0.6635</text:p>
          </table:table-cell>
          <table:table-cell office:value-type="float" office:value="2.4381" calcext:value-type="float">
            <text:p>2.4381</text:p>
          </table:table-cell>
          <table:table-cell table:formula="of:=SQRT([.C518]*[.C518]+[.D518]*[.D518])" office:value-type="float" office:value="2.52676945129547" calcext:value-type="float">
            <text:p>2.52676945129547</text:p>
          </table:table-cell>
          <table:table-cell/>
        </table:table-row>
        <table:table-row table:style-name="ro1">
          <table:table-cell office:value-type="float" office:value="35.699" calcext:value-type="float">
            <text:p>35.699</text:p>
          </table:table-cell>
          <table:table-cell office:value-type="float" office:value="-0.12043" calcext:value-type="float">
            <text:p>-0.12043</text:p>
          </table:table-cell>
          <table:table-cell office:value-type="float" office:value="0.66004" calcext:value-type="float">
            <text:p>0.66004</text:p>
          </table:table-cell>
          <table:table-cell office:value-type="float" office:value="2.4337" calcext:value-type="float">
            <text:p>2.4337</text:p>
          </table:table-cell>
          <table:table-cell table:formula="of:=SQRT([.C519]*[.C519]+[.D519]*[.D519])" office:value-type="float" office:value="2.52161624590262" calcext:value-type="float">
            <text:p>2.52161624590262</text:p>
          </table:table-cell>
          <table:table-cell/>
        </table:table-row>
        <table:table-row table:style-name="ro1">
          <table:table-cell office:value-type="float" office:value="35.768" calcext:value-type="float">
            <text:p>35.768</text:p>
          </table:table-cell>
          <table:table-cell office:value-type="float" office:value="-0.11688" calcext:value-type="float">
            <text:p>-0.11688</text:p>
          </table:table-cell>
          <table:table-cell office:value-type="float" office:value="0.65658" calcext:value-type="float">
            <text:p>0.65658</text:p>
          </table:table-cell>
          <table:table-cell office:value-type="float" office:value="2.4293" calcext:value-type="float">
            <text:p>2.4293</text:p>
          </table:table-cell>
          <table:table-cell table:formula="of:=SQRT([.C520]*[.C520]+[.D520]*[.D520])" office:value-type="float" office:value="2.51646493844043" calcext:value-type="float">
            <text:p>2.51646493844043</text:p>
          </table:table-cell>
          <table:table-cell/>
        </table:table-row>
        <table:table-row table:style-name="ro1">
          <table:table-cell office:value-type="float" office:value="35.837" calcext:value-type="float">
            <text:p>35.837</text:p>
          </table:table-cell>
          <table:table-cell office:value-type="float" office:value="-0.1133" calcext:value-type="float">
            <text:p>-0.1133</text:p>
          </table:table-cell>
          <table:table-cell office:value-type="float" office:value="0.65311" calcext:value-type="float">
            <text:p>0.65311</text:p>
          </table:table-cell>
          <table:table-cell office:value-type="float" office:value="2.4248" calcext:value-type="float">
            <text:p>2.4248</text:p>
          </table:table-cell>
          <table:table-cell table:formula="of:=SQRT([.C521]*[.C521]+[.D521]*[.D521])" office:value-type="float" office:value="2.51121638097954" calcext:value-type="float">
            <text:p>2.51121638097954</text:p>
          </table:table-cell>
          <table:table-cell/>
        </table:table-row>
        <table:table-row table:style-name="ro1">
          <table:table-cell office:value-type="float" office:value="35.906" calcext:value-type="float">
            <text:p>35.906</text:p>
          </table:table-cell>
          <table:table-cell office:value-type="float" office:value="-0.10971" calcext:value-type="float">
            <text:p>-0.10971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2.4204" calcext:value-type="float">
            <text:p>2.4204</text:p>
          </table:table-cell>
          <table:table-cell table:formula="of:=SQRT([.C522]*[.C522]+[.D522]*[.D522])" office:value-type="float" office:value="2.50606629792589" calcext:value-type="float">
            <text:p>2.50606629792589</text:p>
          </table:table-cell>
          <table:table-cell/>
        </table:table-row>
        <table:table-row table:style-name="ro1">
          <table:table-cell office:value-type="float" office:value="35.975" calcext:value-type="float">
            <text:p>35.975</text:p>
          </table:table-cell>
          <table:table-cell office:value-type="float" office:value="-0.1061" calcext:value-type="float">
            <text:p>-0.1061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2.416" calcext:value-type="float">
            <text:p>2.416</text:p>
          </table:table-cell>
          <table:table-cell table:formula="of:=SQRT([.C523]*[.C523]+[.D523]*[.D523])" office:value-type="float" office:value="2.50091558146212" calcext:value-type="float">
            <text:p>2.50091558146212</text:p>
          </table:table-cell>
          <table:table-cell/>
        </table:table-row>
        <table:table-row table:style-name="ro1">
          <table:table-cell office:value-type="float" office:value="36.044" calcext:value-type="float">
            <text:p>36.044</text:p>
          </table:table-cell>
          <table:table-cell office:value-type="float" office:value="-0.10246" calcext:value-type="float">
            <text:p>-0.10246</text:p>
          </table:table-cell>
          <table:table-cell office:value-type="float" office:value="0.64267" calcext:value-type="float">
            <text:p>0.64267</text:p>
          </table:table-cell>
          <table:table-cell office:value-type="float" office:value="2.4116" calcext:value-type="float">
            <text:p>2.4116</text:p>
          </table:table-cell>
          <table:table-cell table:formula="of:=SQRT([.C524]*[.C524]+[.D524]*[.D524])" office:value-type="float" office:value="2.49576426949742" calcext:value-type="float">
            <text:p>2.49576426949742</text:p>
          </table:table-cell>
          <table:table-cell/>
        </table:table-row>
        <table:table-row table:style-name="ro1">
          <table:table-cell office:value-type="float" office:value="36.113" calcext:value-type="float">
            <text:p>36.113</text:p>
          </table:table-cell>
          <table:table-cell office:value-type="float" office:value="-0.098801" calcext:value-type="float">
            <text:p>-0.098801</text:p>
          </table:table-cell>
          <table:table-cell office:value-type="float" office:value="0.63918" calcext:value-type="float">
            <text:p>0.63918</text:p>
          </table:table-cell>
          <table:table-cell office:value-type="float" office:value="2.4071" calcext:value-type="float">
            <text:p>2.4071</text:p>
          </table:table-cell>
          <table:table-cell table:formula="of:=SQRT([.C525]*[.C525]+[.D525]*[.D525])" office:value-type="float" office:value="2.49051831601376" calcext:value-type="float">
            <text:p>2.49051831601376</text:p>
          </table:table-cell>
          <table:table-cell/>
        </table:table-row>
        <table:table-row table:style-name="ro1">
          <table:table-cell office:value-type="float" office:value="36.182" calcext:value-type="float">
            <text:p>36.182</text:p>
          </table:table-cell>
          <table:table-cell office:value-type="float" office:value="-0.095122" calcext:value-type="float">
            <text:p>-0.095122</text:p>
          </table:table-cell>
          <table:table-cell office:value-type="float" office:value="0.63568" calcext:value-type="float">
            <text:p>0.63568</text:p>
          </table:table-cell>
          <table:table-cell office:value-type="float" office:value="2.4027" calcext:value-type="float">
            <text:p>2.4027</text:p>
          </table:table-cell>
          <table:table-cell table:formula="of:=SQRT([.C526]*[.C526]+[.D526]*[.D526])" office:value-type="float" office:value="2.48536845405264" calcext:value-type="float">
            <text:p>2.48536845405264</text:p>
          </table:table-cell>
          <table:table-cell/>
        </table:table-row>
        <table:table-row table:style-name="ro1">
          <table:table-cell office:value-type="float" office:value="36.251" calcext:value-type="float">
            <text:p>36.251</text:p>
          </table:table-cell>
          <table:table-cell office:value-type="float" office:value="-0.091421" calcext:value-type="float">
            <text:p>-0.091421</text:p>
          </table:table-cell>
          <table:table-cell office:value-type="float" office:value="0.63218" calcext:value-type="float">
            <text:p>0.63218</text:p>
          </table:table-cell>
          <table:table-cell office:value-type="float" office:value="2.3982" calcext:value-type="float">
            <text:p>2.3982</text:p>
          </table:table-cell>
          <table:table-cell table:formula="of:=SQRT([.C527]*[.C527]+[.D527]*[.D527])" office:value-type="float" office:value="2.4801239469833" calcext:value-type="float">
            <text:p>2.4801239469833</text:p>
          </table:table-cell>
          <table:table-cell/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-0.087699" calcext:value-type="float">
            <text:p>-0.087699</text:p>
          </table:table-cell>
          <table:table-cell office:value-type="float" office:value="0.62867" calcext:value-type="float">
            <text:p>0.62867</text:p>
          </table:table-cell>
          <table:table-cell office:value-type="float" office:value="2.3938" calcext:value-type="float">
            <text:p>2.3938</text:p>
          </table:table-cell>
          <table:table-cell table:formula="of:=SQRT([.C528]*[.C528]+[.D528]*[.D528])" office:value-type="float" office:value="2.47497563804172" calcext:value-type="float">
            <text:p>2.47497563804172</text:p>
          </table:table-cell>
          <table:table-cell/>
        </table:table-row>
        <table:table-row table:style-name="ro1">
          <table:table-cell office:value-type="float" office:value="36.389" calcext:value-type="float">
            <text:p>36.389</text:p>
          </table:table-cell>
          <table:table-cell office:value-type="float" office:value="-0.083955" calcext:value-type="float">
            <text:p>-0.083955</text:p>
          </table:table-cell>
          <table:table-cell office:value-type="float" office:value="0.62515" calcext:value-type="float">
            <text:p>0.62515</text:p>
          </table:table-cell>
          <table:table-cell office:value-type="float" office:value="2.3893" calcext:value-type="float">
            <text:p>2.3893</text:p>
          </table:table-cell>
          <table:table-cell table:formula="of:=SQRT([.C529]*[.C529]+[.D529]*[.D529])" office:value-type="float" office:value="2.46973014973296" calcext:value-type="float">
            <text:p>2.46973014973296</text:p>
          </table:table-cell>
          <table:table-cell/>
        </table:table-row>
        <table:table-row table:style-name="ro1">
          <table:table-cell office:value-type="float" office:value="36.458" calcext:value-type="float">
            <text:p>36.458</text:p>
          </table:table-cell>
          <table:table-cell office:value-type="float" office:value="-0.08019" calcext:value-type="float">
            <text:p>-0.08019</text:p>
          </table:table-cell>
          <table:table-cell office:value-type="float" office:value="0.62163" calcext:value-type="float">
            <text:p>0.62163</text:p>
          </table:table-cell>
          <table:table-cell office:value-type="float" office:value="2.3849" calcext:value-type="float">
            <text:p>2.3849</text:p>
          </table:table-cell>
          <table:table-cell table:formula="of:=SQRT([.C530]*[.C530]+[.D530]*[.D530])" office:value-type="float" office:value="2.46458350779599" calcext:value-type="float">
            <text:p>2.46458350779599</text:p>
          </table:table-cell>
          <table:table-cell/>
        </table:table-row>
        <table:table-row table:style-name="ro1">
          <table:table-cell office:value-type="float" office:value="36.527" calcext:value-type="float">
            <text:p>36.527</text:p>
          </table:table-cell>
          <table:table-cell office:value-type="float" office:value="-0.076403" calcext:value-type="float">
            <text:p>-0.076403</text:p>
          </table:table-cell>
          <table:table-cell office:value-type="float" office:value="0.6181" calcext:value-type="float">
            <text:p>0.6181</text:p>
          </table:table-cell>
          <table:table-cell office:value-type="float" office:value="2.3804" calcext:value-type="float">
            <text:p>2.3804</text:p>
          </table:table-cell>
          <table:table-cell table:formula="of:=SQRT([.C531]*[.C531]+[.D531]*[.D531])" office:value-type="float" office:value="2.45933970203386" calcext:value-type="float">
            <text:p>2.45933970203386</text:p>
          </table:table-cell>
          <table:table-cell/>
        </table:table-row>
        <table:table-row table:style-name="ro1">
          <table:table-cell office:value-type="float" office:value="36.596" calcext:value-type="float">
            <text:p>36.596</text:p>
          </table:table-cell>
          <table:table-cell office:value-type="float" office:value="-0.072595" calcext:value-type="float">
            <text:p>-0.072595</text:p>
          </table:table-cell>
          <table:table-cell office:value-type="float" office:value="0.61457" calcext:value-type="float">
            <text:p>0.61457</text:p>
          </table:table-cell>
          <table:table-cell office:value-type="float" office:value="2.3759" calcext:value-type="float">
            <text:p>2.3759</text:p>
          </table:table-cell>
          <table:table-cell table:formula="of:=SQRT([.C532]*[.C532]+[.D532]*[.D532])" office:value-type="float" office:value="2.45409802063813" calcext:value-type="float">
            <text:p>2.45409802063813</text:p>
          </table:table-cell>
          <table:table-cell/>
        </table:table-row>
        <table:table-row table:style-name="ro1">
          <table:table-cell office:value-type="float" office:value="36.666" calcext:value-type="float">
            <text:p>36.666</text:p>
          </table:table-cell>
          <table:table-cell office:value-type="float" office:value="-0.068766" calcext:value-type="float">
            <text:p>-0.068766</text:p>
          </table:table-cell>
          <table:table-cell office:value-type="float" office:value="0.61102" calcext:value-type="float">
            <text:p>0.61102</text:p>
          </table:table-cell>
          <table:table-cell office:value-type="float" office:value="2.3715" calcext:value-type="float">
            <text:p>2.3715</text:p>
          </table:table-cell>
          <table:table-cell table:formula="of:=SQRT([.C533]*[.C533]+[.D533]*[.D533])" office:value-type="float" office:value="2.44895032420015" calcext:value-type="float">
            <text:p>2.44895032420015</text:p>
          </table:table-cell>
          <table:table-cell/>
        </table:table-row>
        <table:table-row table:style-name="ro1">
          <table:table-cell office:value-type="float" office:value="36.735" calcext:value-type="float">
            <text:p>36.735</text:p>
          </table:table-cell>
          <table:table-cell office:value-type="float" office:value="-0.064915" calcext:value-type="float">
            <text:p>-0.064915</text:p>
          </table:table-cell>
          <table:table-cell office:value-type="float" office:value="0.60748" calcext:value-type="float">
            <text:p>0.60748</text:p>
          </table:table-cell>
          <table:table-cell office:value-type="float" office:value="2.367" calcext:value-type="float">
            <text:p>2.367</text:p>
          </table:table-cell>
          <table:table-cell table:formula="of:=SQRT([.C534]*[.C534]+[.D534]*[.D534])" office:value-type="float" office:value="2.44371048825347" calcext:value-type="float">
            <text:p>2.44371048825347</text:p>
          </table:table-cell>
          <table:table-cell/>
        </table:table-row>
        <table:table-row table:style-name="ro1">
          <table:table-cell office:value-type="float" office:value="36.804" calcext:value-type="float">
            <text:p>36.804</text:p>
          </table:table-cell>
          <table:table-cell office:value-type="float" office:value="-0.061043" calcext:value-type="float">
            <text:p>-0.061043</text:p>
          </table:table-cell>
          <table:table-cell office:value-type="float" office:value="0.60392" calcext:value-type="float">
            <text:p>0.60392</text:p>
          </table:table-cell>
          <table:table-cell office:value-type="float" office:value="2.3625" calcext:value-type="float">
            <text:p>2.3625</text:p>
          </table:table-cell>
          <table:table-cell table:formula="of:=SQRT([.C535]*[.C535]+[.D535]*[.D535])" office:value-type="float" office:value="2.43846788299539" calcext:value-type="float">
            <text:p>2.43846788299539</text:p>
          </table:table-cell>
          <table:table-cell/>
        </table:table-row>
        <table:table-row table:style-name="ro1">
          <table:table-cell office:value-type="float" office:value="36.873" calcext:value-type="float">
            <text:p>36.873</text:p>
          </table:table-cell>
          <table:table-cell office:value-type="float" office:value="-0.057018" calcext:value-type="float">
            <text:p>-0.057018</text:p>
          </table:table-cell>
          <table:table-cell office:value-type="float" office:value="0.59942" calcext:value-type="float">
            <text:p>0.59942</text:p>
          </table:table-cell>
          <table:table-cell office:value-type="float" office:value="2.3577" calcext:value-type="float">
            <text:p>2.3577</text:p>
          </table:table-cell>
          <table:table-cell table:formula="of:=SQRT([.C536]*[.C536]+[.D536]*[.D536])" office:value-type="float" office:value="2.43270500192687" calcext:value-type="float">
            <text:p>2.43270500192687</text:p>
          </table:table-cell>
          <table:table-cell/>
        </table:table-row>
        <table:table-row table:style-name="ro1">
          <table:table-cell office:value-type="float" office:value="36.942" calcext:value-type="float">
            <text:p>36.942</text:p>
          </table:table-cell>
          <table:table-cell office:value-type="float" office:value="-0.052875" calcext:value-type="float">
            <text:p>-0.052875</text:p>
          </table:table-cell>
          <table:table-cell office:value-type="float" office:value="0.59418" calcext:value-type="float">
            <text:p>0.59418</text:p>
          </table:table-cell>
          <table:table-cell office:value-type="float" office:value="2.3527" calcext:value-type="float">
            <text:p>2.3527</text:p>
          </table:table-cell>
          <table:table-cell table:formula="of:=SQRT([.C537]*[.C537]+[.D537]*[.D537])" office:value-type="float" office:value="2.42657107095589" calcext:value-type="float">
            <text:p>2.42657107095589</text:p>
          </table:table-cell>
          <table:table-cell/>
        </table:table-row>
        <table:table-row table:style-name="ro1">
          <table:table-cell office:value-type="float" office:value="37.011" calcext:value-type="float">
            <text:p>37.011</text:p>
          </table:table-cell>
          <table:table-cell office:value-type="float" office:value="-0.048713" calcext:value-type="float">
            <text:p>-0.048713</text:p>
          </table:table-cell>
          <table:table-cell office:value-type="float" office:value="0.58892" calcext:value-type="float">
            <text:p>0.58892</text:p>
          </table:table-cell>
          <table:table-cell office:value-type="float" office:value="2.3477" calcext:value-type="float">
            <text:p>2.3477</text:p>
          </table:table-cell>
          <table:table-cell table:formula="of:=SQRT([.C538]*[.C538]+[.D538]*[.D538])" office:value-type="float" office:value="2.42043840169503" calcext:value-type="float">
            <text:p>2.42043840169503</text:p>
          </table:table-cell>
          <table:table-cell/>
        </table:table-row>
        <table:table-row table:style-name="ro1">
          <table:table-cell office:value-type="float" office:value="37.08" calcext:value-type="float">
            <text:p>37.08</text:p>
          </table:table-cell>
          <table:table-cell office:value-type="float" office:value="-0.044532" calcext:value-type="float">
            <text:p>-0.044532</text:p>
          </table:table-cell>
          <table:table-cell office:value-type="float" office:value="0.58363" calcext:value-type="float">
            <text:p>0.58363</text:p>
          </table:table-cell>
          <table:table-cell office:value-type="float" office:value="2.3426" calcext:value-type="float">
            <text:p>2.3426</text:p>
          </table:table-cell>
          <table:table-cell table:formula="of:=SQRT([.C539]*[.C539]+[.D539]*[.D539])" office:value-type="float" office:value="2.41420768305049" calcext:value-type="float">
            <text:p>2.41420768305049</text:p>
          </table:table-cell>
          <table:table-cell/>
        </table:table-row>
        <table:table-row table:style-name="ro1">
          <table:table-cell office:value-type="float" office:value="37.149" calcext:value-type="float">
            <text:p>37.149</text:p>
          </table:table-cell>
          <table:table-cell office:value-type="float" office:value="-0.040331" calcext:value-type="float">
            <text:p>-0.040331</text:p>
          </table:table-cell>
          <table:table-cell office:value-type="float" office:value="0.5783" calcext:value-type="float">
            <text:p>0.5783</text:p>
          </table:table-cell>
          <table:table-cell office:value-type="float" office:value="2.3376" calcext:value-type="float">
            <text:p>2.3376</text:p>
          </table:table-cell>
          <table:table-cell table:formula="of:=SQRT([.C540]*[.C540]+[.D540]*[.D540])" office:value-type="float" office:value="2.40807073193459" calcext:value-type="float">
            <text:p>2.40807073193459</text:p>
          </table:table-cell>
          <table:table-cell/>
        </table:table-row>
        <table:table-row table:style-name="ro1">
          <table:table-cell office:value-type="float" office:value="37.218" calcext:value-type="float">
            <text:p>37.218</text:p>
          </table:table-cell>
          <table:table-cell office:value-type="float" office:value="-0.036112" calcext:value-type="float">
            <text:p>-0.036112</text:p>
          </table:table-cell>
          <table:table-cell office:value-type="float" office:value="0.57295" calcext:value-type="float">
            <text:p>0.57295</text:p>
          </table:table-cell>
          <table:table-cell office:value-type="float" office:value="2.3325" calcext:value-type="float">
            <text:p>2.3325</text:p>
          </table:table-cell>
          <table:table-cell table:formula="of:=SQRT([.C541]*[.C541]+[.D541]*[.D541])" office:value-type="float" office:value="2.40183845262332" calcext:value-type="float">
            <text:p>2.40183845262332</text:p>
          </table:table-cell>
          <table:table-cell/>
        </table:table-row>
        <table:table-row table:style-name="ro1">
          <table:table-cell office:value-type="float" office:value="37.287" calcext:value-type="float">
            <text:p>37.287</text:p>
          </table:table-cell>
          <table:table-cell office:value-type="float" office:value="-0.031874" calcext:value-type="float">
            <text:p>-0.031874</text:p>
          </table:table-cell>
          <table:table-cell office:value-type="float" office:value="0.56757" calcext:value-type="float">
            <text:p>0.56757</text:p>
          </table:table-cell>
          <table:table-cell office:value-type="float" office:value="2.3274" calcext:value-type="float">
            <text:p>2.3274</text:p>
          </table:table-cell>
          <table:table-cell table:formula="of:=SQRT([.C542]*[.C542]+[.D542]*[.D542])" office:value-type="float" office:value="2.39560565721907" calcext:value-type="float">
            <text:p>2.39560565721907</text:p>
          </table:table-cell>
          <table:table-cell/>
        </table:table-row>
        <table:table-row table:style-name="ro1">
          <table:table-cell office:value-type="float" office:value="37.356" calcext:value-type="float">
            <text:p>37.356</text:p>
          </table:table-cell>
          <table:table-cell office:value-type="float" office:value="-0.027616" calcext:value-type="float">
            <text:p>-0.027616</text:p>
          </table:table-cell>
          <table:table-cell office:value-type="float" office:value="0.56216" calcext:value-type="float">
            <text:p>0.56216</text:p>
          </table:table-cell>
          <table:table-cell office:value-type="float" office:value="2.3222" calcext:value-type="float">
            <text:p>2.3222</text:p>
          </table:table-cell>
          <table:table-cell table:formula="of:=SQRT([.C543]*[.C543]+[.D543]*[.D543])" office:value-type="float" office:value="2.38927535156583" calcext:value-type="float">
            <text:p>2.38927535156583</text:p>
          </table:table-cell>
          <table:table-cell/>
        </table:table-row>
        <table:table-row table:style-name="ro1">
          <table:table-cell office:value-type="float" office:value="37.425" calcext:value-type="float">
            <text:p>37.425</text:p>
          </table:table-cell>
          <table:table-cell office:value-type="float" office:value="-0.023339" calcext:value-type="float">
            <text:p>-0.023339</text:p>
          </table:table-cell>
          <table:table-cell office:value-type="float" office:value="0.55673" calcext:value-type="float">
            <text:p>0.55673</text:p>
          </table:table-cell>
          <table:table-cell office:value-type="float" office:value="2.3171" calcext:value-type="float">
            <text:p>2.3171</text:p>
          </table:table-cell>
          <table:table-cell table:formula="of:=SQRT([.C544]*[.C544]+[.D544]*[.D544])" office:value-type="float" office:value="2.38304441899432" calcext:value-type="float">
            <text:p>2.38304441899432</text:p>
          </table:table-cell>
          <table:table-cell/>
        </table:table-row>
        <table:table-row table:style-name="ro1">
          <table:table-cell office:value-type="float" office:value="37.494" calcext:value-type="float">
            <text:p>37.494</text:p>
          </table:table-cell>
          <table:table-cell office:value-type="float" office:value="-0.019044" calcext:value-type="float">
            <text:p>-0.019044</text:p>
          </table:table-cell>
          <table:table-cell office:value-type="float" office:value="0.55126" calcext:value-type="float">
            <text:p>0.55126</text:p>
          </table:table-cell>
          <table:table-cell office:value-type="float" office:value="2.3119" calcext:value-type="float">
            <text:p>2.3119</text:p>
          </table:table-cell>
          <table:table-cell table:formula="of:=SQRT([.C545]*[.C545]+[.D545]*[.D545])" office:value-type="float" office:value="2.37671394946889" calcext:value-type="float">
            <text:p>2.37671394946889</text:p>
          </table:table-cell>
          <table:table-cell/>
        </table:table-row>
        <table:table-row table:style-name="ro1">
          <table:table-cell office:value-type="float" office:value="37.563" calcext:value-type="float">
            <text:p>37.563</text:p>
          </table:table-cell>
          <table:table-cell office:value-type="float" office:value="-0.014729" calcext:value-type="float">
            <text:p>-0.014729</text:p>
          </table:table-cell>
          <table:table-cell office:value-type="float" office:value="0.54576" calcext:value-type="float">
            <text:p>0.54576</text:p>
          </table:table-cell>
          <table:table-cell office:value-type="float" office:value="2.3067" calcext:value-type="float">
            <text:p>2.3067</text:p>
          </table:table-cell>
          <table:table-cell table:formula="of:=SQRT([.C546]*[.C546]+[.D546]*[.D546])" office:value-type="float" office:value="2.3703836962821" calcext:value-type="float">
            <text:p>2.3703836962821</text:p>
          </table:table-cell>
          <table:table-cell/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-0.010395" calcext:value-type="float">
            <text:p>-0.010395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2.3014" calcext:value-type="float">
            <text:p>2.3014</text:p>
          </table:table-cell>
          <table:table-cell table:formula="of:=SQRT([.C547]*[.C547]+[.D547]*[.D547])" office:value-type="float" office:value="2.36395651671091" calcext:value-type="float">
            <text:p>2.36395651671091</text:p>
          </table:table-cell>
          <table:table-cell/>
        </table:table-row>
        <table:table-row table:style-name="ro1">
          <table:table-cell office:value-type="float" office:value="37.701" calcext:value-type="float">
            <text:p>37.701</text:p>
          </table:table-cell>
          <table:table-cell office:value-type="float" office:value="-0.0060418" calcext:value-type="float">
            <text:p>-0.0060418</text:p>
          </table:table-cell>
          <table:table-cell office:value-type="float" office:value="0.53468" calcext:value-type="float">
            <text:p>0.53468</text:p>
          </table:table-cell>
          <table:table-cell office:value-type="float" office:value="2.2962" calcext:value-type="float">
            <text:p>2.2962</text:p>
          </table:table-cell>
          <table:table-cell table:formula="of:=SQRT([.C548]*[.C548]+[.D548]*[.D548])" office:value-type="float" office:value="2.35762956004543" calcext:value-type="float">
            <text:p>2.35762956004543</text:p>
          </table:table-cell>
          <table:table-cell/>
        </table:table-row>
        <table:table-row table:style-name="ro1">
          <table:table-cell office:value-type="float" office:value="37.77" calcext:value-type="float">
            <text:p>37.77</text:p>
          </table:table-cell>
          <table:table-cell office:value-type="float" office:value="-0.0016697" calcext:value-type="float">
            <text:p>-0.0016697</text:p>
          </table:table-cell>
          <table:table-cell office:value-type="float" office:value="0.5291" calcext:value-type="float">
            <text:p>0.5291</text:p>
          </table:table-cell>
          <table:table-cell office:value-type="float" office:value="2.2909" calcext:value-type="float">
            <text:p>2.2909</text:p>
          </table:table-cell>
          <table:table-cell table:formula="of:=SQRT([.C549]*[.C549]+[.D549]*[.D549])" office:value-type="float" office:value="2.35120599267695" calcext:value-type="float">
            <text:p>2.35120599267695</text:p>
          </table:table-cell>
          <table:table-cell/>
        </table:table-row>
        <table:table-row table:style-name="ro1">
          <table:table-cell office:value-type="float" office:value="37.839" calcext:value-type="float">
            <text:p>37.839</text:p>
          </table:table-cell>
          <table:table-cell office:value-type="float" office:value="0.0027217" calcext:value-type="float">
            <text:p>0.0027217</text:p>
          </table:table-cell>
          <table:table-cell office:value-type="float" office:value="0.52348" calcext:value-type="float">
            <text:p>0.52348</text:p>
          </table:table-cell>
          <table:table-cell office:value-type="float" office:value="2.2856" calcext:value-type="float">
            <text:p>2.2856</text:p>
          </table:table-cell>
          <table:table-cell table:formula="of:=SQRT([.C550]*[.C550]+[.D550]*[.D550])" office:value-type="float" office:value="2.34478115618494" calcext:value-type="float">
            <text:p>2.34478115618494</text:p>
          </table:table-cell>
          <table:table-cell/>
        </table:table-row>
        <table:table-row table:style-name="ro1">
          <table:table-cell office:value-type="float" office:value="37.908" calcext:value-type="float">
            <text:p>37.908</text:p>
          </table:table-cell>
          <table:table-cell office:value-type="float" office:value="0.0071319" calcext:value-type="float">
            <text:p>0.0071319</text:p>
          </table:table-cell>
          <table:table-cell office:value-type="float" office:value="0.51784" calcext:value-type="float">
            <text:p>0.51784</text:p>
          </table:table-cell>
          <table:table-cell office:value-type="float" office:value="2.2803" calcext:value-type="float">
            <text:p>2.2803</text:p>
          </table:table-cell>
          <table:table-cell table:formula="of:=SQRT([.C551]*[.C551]+[.D551]*[.D551])" office:value-type="float" office:value="2.33835975752235" calcext:value-type="float">
            <text:p>2.33835975752235</text:p>
          </table:table-cell>
          <table:table-cell/>
        </table:table-row>
        <table:table-row table:style-name="ro1">
          <table:table-cell office:value-type="float" office:value="37.977" calcext:value-type="float">
            <text:p>37.977</text:p>
          </table:table-cell>
          <table:table-cell office:value-type="float" office:value="0.011561" calcext:value-type="float">
            <text:p>0.011561</text:p>
          </table:table-cell>
          <table:table-cell office:value-type="float" office:value="0.51217" calcext:value-type="float">
            <text:p>0.51217</text:p>
          </table:table-cell>
          <table:table-cell office:value-type="float" office:value="2.275" calcext:value-type="float">
            <text:p>2.275</text:p>
          </table:table-cell>
          <table:table-cell table:formula="of:=SQRT([.C552]*[.C552]+[.D552]*[.D552])" office:value-type="float" office:value="2.33193977385781" calcext:value-type="float">
            <text:p>2.33193977385781</text:p>
          </table:table-cell>
          <table:table-cell/>
        </table:table-row>
        <table:table-row table:style-name="ro1">
          <table:table-cell office:value-type="float" office:value="38.047" calcext:value-type="float">
            <text:p>38.047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50647" calcext:value-type="float">
            <text:p>0.50647</text:p>
          </table:table-cell>
          <table:table-cell office:value-type="float" office:value="2.2696" calcext:value-type="float">
            <text:p>2.2696</text:p>
          </table:table-cell>
          <table:table-cell table:formula="of:=SQRT([.C553]*[.C553]+[.D553]*[.D553])" office:value-type="float" office:value="2.32542383683061" calcext:value-type="float">
            <text:p>2.32542383683061</text:p>
          </table:table-cell>
          <table:table-cell/>
        </table:table-row>
        <table:table-row table:style-name="ro1">
          <table:table-cell office:value-type="float" office:value="38.116" calcext:value-type="float">
            <text:p>38.116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0.5012" calcext:value-type="float">
            <text:p>0.5012</text:p>
          </table:table-cell>
          <table:table-cell office:value-type="float" office:value="2.2659" calcext:value-type="float">
            <text:p>2.2659</text:p>
          </table:table-cell>
          <table:table-cell table:formula="of:=SQRT([.C554]*[.C554]+[.D554]*[.D554])" office:value-type="float" office:value="2.32066892296165" calcext:value-type="float">
            <text:p>2.32066892296165</text:p>
          </table:table-cell>
          <table:table-cell/>
        </table:table-row>
        <table:table-row table:style-name="ro1">
          <table:table-cell office:value-type="float" office:value="38.185" calcext:value-type="float">
            <text:p>38.185</text:p>
          </table:table-cell>
          <table:table-cell office:value-type="float" office:value="0.021712" calcext:value-type="float">
            <text:p>0.021712</text:p>
          </table:table-cell>
          <table:table-cell office:value-type="float" office:value="0.49618" calcext:value-type="float">
            <text:p>0.49618</text:p>
          </table:table-cell>
          <table:table-cell office:value-type="float" office:value="2.263" calcext:value-type="float">
            <text:p>2.263</text:p>
          </table:table-cell>
          <table:table-cell table:formula="of:=SQRT([.C555]*[.C555]+[.D555]*[.D555])" office:value-type="float" office:value="2.31675712848801" calcext:value-type="float">
            <text:p>2.31675712848801</text:p>
          </table:table-cell>
          <table:table-cell/>
        </table:table-row>
        <table:table-row table:style-name="ro1">
          <table:table-cell office:value-type="float" office:value="38.254" calcext:value-type="float">
            <text:p>38.254</text:p>
          </table:table-cell>
          <table:table-cell office:value-type="float" office:value="0.024198" calcext:value-type="float">
            <text:p>0.024198</text:p>
          </table:table-cell>
          <table:table-cell office:value-type="float" office:value="0.49113" calcext:value-type="float">
            <text:p>0.49113</text:p>
          </table:table-cell>
          <table:table-cell office:value-type="float" office:value="2.2601" calcext:value-type="float">
            <text:p>2.2601</text:p>
          </table:table-cell>
          <table:table-cell table:formula="of:=SQRT([.C556]*[.C556]+[.D556]*[.D556])" office:value-type="float" office:value="2.31284687925941" calcext:value-type="float">
            <text:p>2.31284687925941</text:p>
          </table:table-cell>
          <table:table-cell/>
        </table:table-row>
        <table:table-row table:style-name="ro1">
          <table:table-cell office:value-type="float" office:value="38.323" calcext:value-type="float">
            <text:p>38.323</text:p>
          </table:table-cell>
          <table:table-cell office:value-type="float" office:value="0.026685" calcext:value-type="float">
            <text:p>0.026685</text:p>
          </table:table-cell>
          <table:table-cell office:value-type="float" office:value="0.48605" calcext:value-type="float">
            <text:p>0.48605</text:p>
          </table:table-cell>
          <table:table-cell office:value-type="float" office:value="2.2572" calcext:value-type="float">
            <text:p>2.2572</text:p>
          </table:table-cell>
          <table:table-cell table:formula="of:=SQRT([.C557]*[.C557]+[.D557]*[.D557])" office:value-type="float" office:value="2.30893837997033" calcext:value-type="float">
            <text:p>2.30893837997033</text:p>
          </table:table-cell>
          <table:table-cell/>
        </table:table-row>
        <table:table-row table:style-name="ro1">
          <table:table-cell office:value-type="float" office:value="38.392" calcext:value-type="float">
            <text:p>38.392</text:p>
          </table:table-cell>
          <table:table-cell office:value-type="float" office:value="0.029173" calcext:value-type="float">
            <text:p>0.029173</text:p>
          </table:table-cell>
          <table:table-cell office:value-type="float" office:value="0.48094" calcext:value-type="float">
            <text:p>0.48094</text:p>
          </table:table-cell>
          <table:table-cell office:value-type="float" office:value="2.2543" calcext:value-type="float">
            <text:p>2.2543</text:p>
          </table:table-cell>
          <table:table-cell table:formula="of:=SQRT([.C558]*[.C558]+[.D558]*[.D558])" office:value-type="float" office:value="2.30503183787123" calcext:value-type="float">
            <text:p>2.30503183787123</text:p>
          </table:table-cell>
          <table:table-cell/>
        </table:table-row>
        <table:table-row table:style-name="ro1">
          <table:table-cell office:value-type="float" office:value="38.461" calcext:value-type="float">
            <text:p>38.461</text:p>
          </table:table-cell>
          <table:table-cell office:value-type="float" office:value="0.031662" calcext:value-type="float">
            <text:p>0.031662</text:p>
          </table:table-cell>
          <table:table-cell office:value-type="float" office:value="0.47581" calcext:value-type="float">
            <text:p>0.47581</text:p>
          </table:table-cell>
          <table:table-cell office:value-type="float" office:value="2.2514" calcext:value-type="float">
            <text:p>2.2514</text:p>
          </table:table-cell>
          <table:table-cell table:formula="of:=SQRT([.C559]*[.C559]+[.D559]*[.D559])" office:value-type="float" office:value="2.30112953049149" calcext:value-type="float">
            <text:p>2.30112953049149</text:p>
          </table:table-cell>
          <table:table-cell/>
        </table:table-row>
        <table:table-row table:style-name="ro1">
          <table:table-cell office:value-type="float" office:value="38.53" calcext:value-type="float">
            <text:p>38.53</text:p>
          </table:table-cell>
          <table:table-cell office:value-type="float" office:value="0.034153" calcext:value-type="float">
            <text:p>0.034153</text:p>
          </table:table-cell>
          <table:table-cell office:value-type="float" office:value="0.47064" calcext:value-type="float">
            <text:p>0.47064</text:p>
          </table:table-cell>
          <table:table-cell office:value-type="float" office:value="2.2484" calcext:value-type="float">
            <text:p>2.2484</text:p>
          </table:table-cell>
          <table:table-cell table:formula="of:=SQRT([.C560]*[.C560]+[.D560]*[.D560])" office:value-type="float" office:value="2.2971296370906" calcext:value-type="float">
            <text:p>2.2971296370906</text:p>
          </table:table-cell>
          <table:table-cell/>
        </table:table-row>
        <table:table-row table:style-name="ro1">
          <table:table-cell office:value-type="float" office:value="38.599" calcext:value-type="float">
            <text:p>38.599</text:p>
          </table:table-cell>
          <table:table-cell office:value-type="float" office:value="0.036644" calcext:value-type="float">
            <text:p>0.036644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2.2454" calcext:value-type="float">
            <text:p>2.2454</text:p>
          </table:table-cell>
          <table:table-cell table:formula="of:=SQRT([.C561]*[.C561]+[.D561]*[.D561])" office:value-type="float" office:value="2.29313428793431" calcext:value-type="float">
            <text:p>2.29313428793431</text:p>
          </table:table-cell>
          <table:table-cell/>
        </table:table-row>
        <table:table-row table:style-name="ro1">
          <table:table-cell office:value-type="float" office:value="38.668" calcext:value-type="float">
            <text:p>38.668</text:p>
          </table:table-cell>
          <table:table-cell office:value-type="float" office:value="0.039137" calcext:value-type="float">
            <text:p>0.039137</text:p>
          </table:table-cell>
          <table:table-cell office:value-type="float" office:value="0.46023" calcext:value-type="float">
            <text:p>0.46023</text:p>
          </table:table-cell>
          <table:table-cell office:value-type="float" office:value="2.2424" calcext:value-type="float">
            <text:p>2.2424</text:p>
          </table:table-cell>
          <table:table-cell table:formula="of:=SQRT([.C562]*[.C562]+[.D562]*[.D562])" office:value-type="float" office:value="2.28914163233733" calcext:value-type="float">
            <text:p>2.28914163233733</text:p>
          </table:table-cell>
          <table:table-cell/>
        </table:table-row>
        <table:table-row table:style-name="ro1">
          <table:table-cell office:value-type="float" office:value="38.737" calcext:value-type="float">
            <text:p>38.737</text:p>
          </table:table-cell>
          <table:table-cell office:value-type="float" office:value="0.04163" calcext:value-type="float">
            <text:p>0.04163</text:p>
          </table:table-cell>
          <table:table-cell office:value-type="float" office:value="0.45498" calcext:value-type="float">
            <text:p>0.45498</text:p>
          </table:table-cell>
          <table:table-cell office:value-type="float" office:value="2.2393" calcext:value-type="float">
            <text:p>2.2393</text:p>
          </table:table-cell>
          <table:table-cell table:formula="of:=SQRT([.C563]*[.C563]+[.D563]*[.D563])" office:value-type="float" office:value="2.28505389223099" calcext:value-type="float">
            <text:p>2.28505389223099</text:p>
          </table:table-cell>
          <table:table-cell/>
        </table:table-row>
        <table:table-row table:style-name="ro1">
          <table:table-cell office:value-type="float" office:value="38.806" calcext:value-type="float">
            <text:p>38.806</text:p>
          </table:table-cell>
          <table:table-cell office:value-type="float" office:value="0.044125" calcext:value-type="float">
            <text:p>0.044125</text:p>
          </table:table-cell>
          <table:table-cell office:value-type="float" office:value="0.4497" calcext:value-type="float">
            <text:p>0.4497</text:p>
          </table:table-cell>
          <table:table-cell office:value-type="float" office:value="2.2363" calcext:value-type="float">
            <text:p>2.2363</text:p>
          </table:table-cell>
          <table:table-cell table:formula="of:=SQRT([.C564]*[.C564]+[.D564]*[.D564])" office:value-type="float" office:value="2.28106724583034" calcext:value-type="float">
            <text:p>2.28106724583034</text:p>
          </table:table-cell>
          <table:table-cell/>
        </table:table-row>
        <table:table-row table:style-name="ro1">
          <table:table-cell office:value-type="float" office:value="38.875" calcext:value-type="float">
            <text:p>38.875</text:p>
          </table:table-cell>
          <table:table-cell office:value-type="float" office:value="0.046621" calcext:value-type="float">
            <text:p>0.046621</text:p>
          </table:table-cell>
          <table:table-cell office:value-type="float" office:value="0.44439" calcext:value-type="float">
            <text:p>0.44439</text:p>
          </table:table-cell>
          <table:table-cell office:value-type="float" office:value="2.2332" calcext:value-type="float">
            <text:p>2.2332</text:p>
          </table:table-cell>
          <table:table-cell table:formula="of:=SQRT([.C565]*[.C565]+[.D565]*[.D565])" office:value-type="float" office:value="2.27698588315782" calcext:value-type="float">
            <text:p>2.27698588315782</text:p>
          </table:table-cell>
          <table:table-cell/>
        </table:table-row>
        <table:table-row table:style-name="ro1">
          <table:table-cell office:value-type="float" office:value="38.944" calcext:value-type="float">
            <text:p>38.944</text:p>
          </table:table-cell>
          <table:table-cell office:value-type="float" office:value="0.049118" calcext:value-type="float">
            <text:p>0.049118</text:p>
          </table:table-cell>
          <table:table-cell office:value-type="float" office:value="0.43905" calcext:value-type="float">
            <text:p>0.43905</text:p>
          </table:table-cell>
          <table:table-cell office:value-type="float" office:value="2.2301" calcext:value-type="float">
            <text:p>2.2301</text:p>
          </table:table-cell>
          <table:table-cell table:formula="of:=SQRT([.C566]*[.C566]+[.D566]*[.D566])" office:value-type="float" office:value="2.27290802992554" calcext:value-type="float">
            <text:p>2.27290802992554</text:p>
          </table:table-cell>
          <table:table-cell/>
        </table:table-row>
        <table:table-row table:style-name="ro1">
          <table:table-cell office:value-type="float" office:value="39.013" calcext:value-type="float">
            <text:p>39.013</text:p>
          </table:table-cell>
          <table:table-cell office:value-type="float" office:value="0.051617" calcext:value-type="float">
            <text:p>0.051617</text:p>
          </table:table-cell>
          <table:table-cell office:value-type="float" office:value="0.43369" calcext:value-type="float">
            <text:p>0.43369</text:p>
          </table:table-cell>
          <table:table-cell office:value-type="float" office:value="2.2269" calcext:value-type="float">
            <text:p>2.2269</text:p>
          </table:table-cell>
          <table:table-cell table:formula="of:=SQRT([.C567]*[.C567]+[.D567]*[.D567])" office:value-type="float" office:value="2.26873767238524" calcext:value-type="float">
            <text:p>2.26873767238524</text:p>
          </table:table-cell>
          <table:table-cell/>
        </table:table-row>
        <table:table-row table:style-name="ro1">
          <table:table-cell office:value-type="float" office:value="39.082" calcext:value-type="float">
            <text:p>39.082</text:p>
          </table:table-cell>
          <table:table-cell office:value-type="float" office:value="0.054116" calcext:value-type="float">
            <text:p>0.054116</text:p>
          </table:table-cell>
          <table:table-cell office:value-type="float" office:value="0.4283" calcext:value-type="float">
            <text:p>0.4283</text:p>
          </table:table-cell>
          <table:table-cell office:value-type="float" office:value="2.2237" calcext:value-type="float">
            <text:p>2.2237</text:p>
          </table:table-cell>
          <table:table-cell table:formula="of:=SQRT([.C568]*[.C568]+[.D568]*[.D568])" office:value-type="float" office:value="2.2645711691179" calcext:value-type="float">
            <text:p>2.2645711691179</text:p>
          </table:table-cell>
          <table:table-cell/>
        </table:table-row>
        <table:table-row table:style-name="ro1">
          <table:table-cell office:value-type="float" office:value="39.151" calcext:value-type="float">
            <text:p>39.151</text:p>
          </table:table-cell>
          <table:table-cell office:value-type="float" office:value="0.056617" calcext:value-type="float">
            <text:p>0.056617</text:p>
          </table:table-cell>
          <table:table-cell office:value-type="float" office:value="0.42287" calcext:value-type="float">
            <text:p>0.42287</text:p>
          </table:table-cell>
          <table:table-cell office:value-type="float" office:value="2.2206" calcext:value-type="float">
            <text:p>2.2206</text:p>
          </table:table-cell>
          <table:table-cell table:formula="of:=SQRT([.C569]*[.C569]+[.D569]*[.D569])" office:value-type="float" office:value="2.26050511985706" calcext:value-type="float">
            <text:p>2.26050511985706</text:p>
          </table:table-cell>
          <table:table-cell/>
        </table:table-row>
        <table:table-row table:style-name="ro1">
          <table:table-cell office:value-type="float" office:value="39.22" calcext:value-type="float">
            <text:p>39.22</text:p>
          </table:table-cell>
          <table:table-cell office:value-type="float" office:value="0.059118" calcext:value-type="float">
            <text:p>0.059118</text:p>
          </table:table-cell>
          <table:table-cell office:value-type="float" office:value="0.41742" calcext:value-type="float">
            <text:p>0.41742</text:p>
          </table:table-cell>
          <table:table-cell office:value-type="float" office:value="2.2173" calcext:value-type="float">
            <text:p>2.2173</text:p>
          </table:table-cell>
          <table:table-cell table:formula="of:=SQRT([.C570]*[.C570]+[.D570]*[.D570])" office:value-type="float" office:value="2.25624882191659" calcext:value-type="float">
            <text:p>2.25624882191659</text:p>
          </table:table-cell>
          <table:table-cell/>
        </table:table-row>
        <table:table-row table:style-name="ro1">
          <table:table-cell office:value-type="float" office:value="39.289" calcext:value-type="float">
            <text:p>39.289</text:p>
          </table:table-cell>
          <table:table-cell office:value-type="float" office:value="0.061621" calcext:value-type="float">
            <text:p>0.061621</text:p>
          </table:table-cell>
          <table:table-cell office:value-type="float" office:value="0.41195" calcext:value-type="float">
            <text:p>0.41195</text:p>
          </table:table-cell>
          <table:table-cell office:value-type="float" office:value="2.2141" calcext:value-type="float">
            <text:p>2.2141</text:p>
          </table:table-cell>
          <table:table-cell table:formula="of:=SQRT([.C571]*[.C571]+[.D571]*[.D571])" office:value-type="float" office:value="2.25209715876114" calcext:value-type="float">
            <text:p>2.25209715876114</text:p>
          </table:table-cell>
          <table:table-cell/>
        </table:table-row>
        <table:table-row table:style-name="ro1">
          <table:table-cell office:value-type="float" office:value="39.358" calcext:value-type="float">
            <text:p>39.358</text:p>
          </table:table-cell>
          <table:table-cell office:value-type="float" office:value="0.062796" calcext:value-type="float">
            <text:p>0.062796</text:p>
          </table:table-cell>
          <table:table-cell office:value-type="float" office:value="0.40694" calcext:value-type="float">
            <text:p>0.40694</text:p>
          </table:table-cell>
          <table:table-cell office:value-type="float" office:value="2.2123" calcext:value-type="float">
            <text:p>2.2123</text:p>
          </table:table-cell>
          <table:table-cell table:formula="of:=SQRT([.C572]*[.C572]+[.D572]*[.D572])" office:value-type="float" office:value="2.24941580273635" calcext:value-type="float">
            <text:p>2.24941580273635</text:p>
          </table:table-cell>
          <table:table-cell/>
        </table:table-row>
        <table:table-row table:style-name="ro1">
          <table:table-cell office:value-type="float" office:value="39.428" calcext:value-type="float">
            <text:p>39.428</text:p>
          </table:table-cell>
          <table:table-cell office:value-type="float" office:value="0.063348" calcext:value-type="float">
            <text:p>0.063348</text:p>
          </table:table-cell>
          <table:table-cell office:value-type="float" office:value="0.40215" calcext:value-type="float">
            <text:p>0.40215</text:p>
          </table:table-cell>
          <table:table-cell office:value-type="float" office:value="2.2112" calcext:value-type="float">
            <text:p>2.2112</text:p>
          </table:table-cell>
          <table:table-cell table:formula="of:=SQRT([.C573]*[.C573]+[.D573]*[.D573])" office:value-type="float" office:value="2.24747192696594" calcext:value-type="float">
            <text:p>2.24747192696594</text:p>
          </table:table-cell>
          <table:table-cell/>
        </table:table-row>
        <table:table-row table:style-name="ro1">
          <table:table-cell office:value-type="float" office:value="39.497" calcext:value-type="float">
            <text:p>39.497</text:p>
          </table:table-cell>
          <table:table-cell office:value-type="float" office:value="0.063889" calcext:value-type="float">
            <text:p>0.063889</text:p>
          </table:table-cell>
          <table:table-cell office:value-type="float" office:value="0.39733" calcext:value-type="float">
            <text:p>0.39733</text:p>
          </table:table-cell>
          <table:table-cell office:value-type="float" office:value="2.2101" calcext:value-type="float">
            <text:p>2.2101</text:p>
          </table:table-cell>
          <table:table-cell table:formula="of:=SQRT([.C574]*[.C574]+[.D574]*[.D574])" office:value-type="float" office:value="2.24553181649693" calcext:value-type="float">
            <text:p>2.24553181649693</text:p>
          </table:table-cell>
          <table:table-cell/>
        </table:table-row>
        <table:table-row table:style-name="ro1">
          <table:table-cell office:value-type="float" office:value="39.566" calcext:value-type="float">
            <text:p>39.566</text:p>
          </table:table-cell>
          <table:table-cell office:value-type="float" office:value="0.064419" calcext:value-type="float">
            <text:p>0.064419</text:p>
          </table:table-cell>
          <table:table-cell office:value-type="float" office:value="0.39249" calcext:value-type="float">
            <text:p>0.39249</text:p>
          </table:table-cell>
          <table:table-cell office:value-type="float" office:value="2.2089" calcext:value-type="float">
            <text:p>2.2089</text:p>
          </table:table-cell>
          <table:table-cell table:formula="of:=SQRT([.C575]*[.C575]+[.D575]*[.D575])" office:value-type="float" office:value="2.24349896592354" calcext:value-type="float">
            <text:p>2.24349896592354</text:p>
          </table:table-cell>
          <table:table-cell/>
        </table:table-row>
        <table:table-row table:style-name="ro1">
          <table:table-cell office:value-type="float" office:value="39.635" calcext:value-type="float">
            <text:p>39.635</text:p>
          </table:table-cell>
          <table:table-cell office:value-type="float" office:value="0.064937" calcext:value-type="float">
            <text:p>0.064937</text:p>
          </table:table-cell>
          <table:table-cell office:value-type="float" office:value="0.38762" calcext:value-type="float">
            <text:p>0.38762</text:p>
          </table:table-cell>
          <table:table-cell office:value-type="float" office:value="2.2077" calcext:value-type="float">
            <text:p>2.2077</text:p>
          </table:table-cell>
          <table:table-cell table:formula="of:=SQRT([.C576]*[.C576]+[.D576]*[.D576])" office:value-type="float" office:value="2.24147017700437" calcext:value-type="float">
            <text:p>2.24147017700437</text:p>
          </table:table-cell>
          <table:table-cell/>
        </table:table-row>
        <table:table-row table:style-name="ro1">
          <table:table-cell office:value-type="float" office:value="39.704" calcext:value-type="float">
            <text:p>39.704</text:p>
          </table:table-cell>
          <table:table-cell office:value-type="float" office:value="0.065445" calcext:value-type="float">
            <text:p>0.065445</text:p>
          </table:table-cell>
          <table:table-cell office:value-type="float" office:value="0.38272" calcext:value-type="float">
            <text:p>0.38272</text:p>
          </table:table-cell>
          <table:table-cell office:value-type="float" office:value="2.2065" calcext:value-type="float">
            <text:p>2.2065</text:p>
          </table:table-cell>
          <table:table-cell table:formula="of:=SQRT([.C577]*[.C577]+[.D577]*[.D577])" office:value-type="float" office:value="2.23944565649627" calcext:value-type="float">
            <text:p>2.23944565649627</text:p>
          </table:table-cell>
          <table:table-cell/>
        </table:table-row>
        <table:table-row table:style-name="ro1">
          <table:table-cell office:value-type="float" office:value="39.773" calcext:value-type="float">
            <text:p>39.773</text:p>
          </table:table-cell>
          <table:table-cell office:value-type="float" office:value="0.065942" calcext:value-type="float">
            <text:p>0.065942</text:p>
          </table:table-cell>
          <table:table-cell office:value-type="float" office:value="0.3778" calcext:value-type="float">
            <text:p>0.3778</text:p>
          </table:table-cell>
          <table:table-cell office:value-type="float" office:value="2.2052" calcext:value-type="float">
            <text:p>2.2052</text:p>
          </table:table-cell>
          <table:table-cell table:formula="of:=SQRT([.C578]*[.C578]+[.D578]*[.D578])" office:value-type="float" office:value="2.23732873757971" calcext:value-type="float">
            <text:p>2.23732873757971</text:p>
          </table:table-cell>
          <table:table-cell/>
        </table:table-row>
        <table:table-row table:style-name="ro1">
          <table:table-cell office:value-type="float" office:value="39.842" calcext:value-type="float">
            <text:p>39.842</text:p>
          </table:table-cell>
          <table:table-cell office:value-type="float" office:value="0.066427" calcext:value-type="float">
            <text:p>0.066427</text:p>
          </table:table-cell>
          <table:table-cell office:value-type="float" office:value="0.37285" calcext:value-type="float">
            <text:p>0.37285</text:p>
          </table:table-cell>
          <table:table-cell office:value-type="float" office:value="2.204" calcext:value-type="float">
            <text:p>2.204</text:p>
          </table:table-cell>
          <table:table-cell table:formula="of:=SQRT([.C579]*[.C579]+[.D579]*[.D579])" office:value-type="float" office:value="2.2353149940221" calcext:value-type="float">
            <text:p>2.2353149940221</text:p>
          </table:table-cell>
          <table:table-cell/>
        </table:table-row>
        <table:table-row table:style-name="ro1">
          <table:table-cell office:value-type="float" office:value="39.911" calcext:value-type="float">
            <text:p>39.911</text:p>
          </table:table-cell>
          <table:table-cell office:value-type="float" office:value="0.066901" calcext:value-type="float">
            <text:p>0.066901</text:p>
          </table:table-cell>
          <table:table-cell office:value-type="float" office:value="0.36788" calcext:value-type="float">
            <text:p>0.36788</text:p>
          </table:table-cell>
          <table:table-cell office:value-type="float" office:value="2.2027" calcext:value-type="float">
            <text:p>2.2027</text:p>
          </table:table-cell>
          <table:table-cell table:formula="of:=SQRT([.C580]*[.C580]+[.D580]*[.D580])" office:value-type="float" office:value="2.23320912240659" calcext:value-type="float">
            <text:p>2.23320912240659</text:p>
          </table:table-cell>
          <table:table-cell/>
        </table:table-row>
        <table:table-row table:style-name="ro1">
          <table:table-cell office:value-type="float" office:value="39.98" calcext:value-type="float">
            <text:p>39.98</text:p>
          </table:table-cell>
          <table:table-cell office:value-type="float" office:value="0.067365" calcext:value-type="float">
            <text:p>0.067365</text:p>
          </table:table-cell>
          <table:table-cell office:value-type="float" office:value="0.36288" calcext:value-type="float">
            <text:p>0.36288</text:p>
          </table:table-cell>
          <table:table-cell office:value-type="float" office:value="2.2014" calcext:value-type="float">
            <text:p>2.2014</text:p>
          </table:table-cell>
          <table:table-cell table:formula="of:=SQRT([.C581]*[.C581]+[.D581]*[.D581])" office:value-type="float" office:value="2.23110821216722" calcext:value-type="float">
            <text:p>2.23110821216722</text:p>
          </table:table-cell>
          <table:table-cell/>
        </table:table-row>
        <table:table-row table:style-name="ro1">
          <table:table-cell office:value-type="float" office:value="40.049" calcext:value-type="float">
            <text:p>40.049</text:p>
          </table:table-cell>
          <table:table-cell office:value-type="float" office:value="0.067817" calcext:value-type="float">
            <text:p>0.067817</text:p>
          </table:table-cell>
          <table:table-cell office:value-type="float" office:value="0.35786" calcext:value-type="float">
            <text:p>0.35786</text:p>
          </table:table-cell>
          <table:table-cell office:value-type="float" office:value="2.2" calcext:value-type="float">
            <text:p>2.2</text:p>
          </table:table-cell>
          <table:table-cell table:formula="of:=SQRT([.C582]*[.C582]+[.D582]*[.D582])" office:value-type="float" office:value="2.2289153818842" calcext:value-type="float">
            <text:p>2.2289153818842</text:p>
          </table:table-cell>
          <table:table-cell/>
        </table:table-row>
        <table:table-row table:style-name="ro1">
          <table:table-cell office:value-type="float" office:value="40.118" calcext:value-type="float">
            <text:p>40.118</text:p>
          </table:table-cell>
          <table:table-cell office:value-type="float" office:value="0.068258" calcext:value-type="float">
            <text:p>0.068258</text:p>
          </table:table-cell>
          <table:table-cell office:value-type="float" office:value="0.35281" calcext:value-type="float">
            <text:p>0.35281</text:p>
          </table:table-cell>
          <table:table-cell office:value-type="float" office:value="2.1987" calcext:value-type="float">
            <text:p>2.1987</text:p>
          </table:table-cell>
          <table:table-cell table:formula="of:=SQRT([.C583]*[.C583]+[.D583]*[.D583])" office:value-type="float" office:value="2.2268265729733" calcext:value-type="float">
            <text:p>2.2268265729733</text:p>
          </table:table-cell>
          <table:table-cell/>
        </table:table-row>
        <table:table-row table:style-name="ro1">
          <table:table-cell office:value-type="float" office:value="40.187" calcext:value-type="float">
            <text:p>40.187</text:p>
          </table:table-cell>
          <table:table-cell office:value-type="float" office:value="0.068688" calcext:value-type="float">
            <text:p>0.068688</text:p>
          </table:table-cell>
          <table:table-cell office:value-type="float" office:value="0.34774" calcext:value-type="float">
            <text:p>0.34774</text:p>
          </table:table-cell>
          <table:table-cell office:value-type="float" office:value="2.1973" calcext:value-type="float">
            <text:p>2.1973</text:p>
          </table:table-cell>
          <table:table-cell table:formula="of:=SQRT([.C584]*[.C584]+[.D584]*[.D584])" office:value-type="float" office:value="2.22464612862361" calcext:value-type="float">
            <text:p>2.22464612862361</text:p>
          </table:table-cell>
          <table:table-cell/>
        </table:table-row>
        <table:table-row table:style-name="ro1">
          <table:table-cell office:value-type="float" office:value="40.256" calcext:value-type="float">
            <text:p>40.256</text:p>
          </table:table-cell>
          <table:table-cell office:value-type="float" office:value="0.069107" calcext:value-type="float">
            <text:p>0.069107</text:p>
          </table:table-cell>
          <table:table-cell office:value-type="float" office:value="0.34264" calcext:value-type="float">
            <text:p>0.34264</text:p>
          </table:table-cell>
          <table:table-cell office:value-type="float" office:value="2.1959" calcext:value-type="float">
            <text:p>2.1959</text:p>
          </table:table-cell>
          <table:table-cell table:formula="of:=SQRT([.C585]*[.C585]+[.D585]*[.D585])" office:value-type="float" office:value="2.2224713675546" calcext:value-type="float">
            <text:p>2.2224713675546</text:p>
          </table:table-cell>
          <table:table-cell/>
        </table:table-row>
        <table:table-row table:style-name="ro1">
          <table:table-cell office:value-type="float" office:value="40.325" calcext:value-type="float">
            <text:p>40.325</text:p>
          </table:table-cell>
          <table:table-cell office:value-type="float" office:value="0.069515" calcext:value-type="float">
            <text:p>0.069515</text:p>
          </table:table-cell>
          <table:table-cell office:value-type="float" office:value="0.33752" calcext:value-type="float">
            <text:p>0.33752</text:p>
          </table:table-cell>
          <table:table-cell office:value-type="float" office:value="2.1945" calcext:value-type="float">
            <text:p>2.1945</text:p>
          </table:table-cell>
          <table:table-cell table:formula="of:=SQRT([.C586]*[.C586]+[.D586]*[.D586])" office:value-type="float" office:value="2.22030403332517" calcext:value-type="float">
            <text:p>2.22030403332517</text:p>
          </table:table-cell>
          <table:table-cell/>
        </table:table-row>
        <table:table-row table:style-name="ro1">
          <table:table-cell office:value-type="float" office:value="40.394" calcext:value-type="float">
            <text:p>40.394</text:p>
          </table:table-cell>
          <table:table-cell office:value-type="float" office:value="0.069911" calcext:value-type="float">
            <text:p>0.069911</text:p>
          </table:table-cell>
          <table:table-cell office:value-type="float" office:value="0.33237" calcext:value-type="float">
            <text:p>0.33237</text:p>
          </table:table-cell>
          <table:table-cell office:value-type="float" office:value="2.193" calcext:value-type="float">
            <text:p>2.193</text:p>
          </table:table-cell>
          <table:table-cell table:formula="of:=SQRT([.C587]*[.C587]+[.D587]*[.D587])" office:value-type="float" office:value="2.21804391681049" calcext:value-type="float">
            <text:p>2.21804391681049</text:p>
          </table:table-cell>
          <table:table-cell/>
        </table:table-row>
        <table:table-row table:style-name="ro1">
          <table:table-cell office:value-type="float" office:value="40.463" calcext:value-type="float">
            <text:p>40.463</text:p>
          </table:table-cell>
          <table:table-cell office:value-type="float" office:value="0.070297" calcext:value-type="float">
            <text:p>0.070297</text:p>
          </table:table-cell>
          <table:table-cell office:value-type="float" office:value="0.32719" calcext:value-type="float">
            <text:p>0.32719</text:p>
          </table:table-cell>
          <table:table-cell office:value-type="float" office:value="2.1915" calcext:value-type="float">
            <text:p>2.1915</text:p>
          </table:table-cell>
          <table:table-cell table:formula="of:=SQRT([.C588]*[.C588]+[.D588]*[.D588])" office:value-type="float" office:value="2.215790050095" calcext:value-type="float">
            <text:p>2.215790050095</text:p>
          </table:table-cell>
          <table:table-cell/>
        </table:table-row>
        <table:table-row table:style-name="ro1">
          <table:table-cell office:value-type="float" office:value="40.532" calcext:value-type="float">
            <text:p>40.532</text:p>
          </table:table-cell>
          <table:table-cell office:value-type="float" office:value="0.070671" calcext:value-type="float">
            <text:p>0.070671</text:p>
          </table:table-cell>
          <table:table-cell office:value-type="float" office:value="0.32199" calcext:value-type="float">
            <text:p>0.32199</text:p>
          </table:table-cell>
          <table:table-cell office:value-type="float" office:value="2.19" calcext:value-type="float">
            <text:p>2.19</text:p>
          </table:table-cell>
          <table:table-cell table:formula="of:=SQRT([.C589]*[.C589]+[.D589]*[.D589])" office:value-type="float" office:value="2.21354411749574" calcext:value-type="float">
            <text:p>2.21354411749574</text:p>
          </table:table-cell>
          <table:table-cell/>
        </table:table-row>
        <table:table-row table:style-name="ro1">
          <table:table-cell office:value-type="float" office:value="40.601" calcext:value-type="float">
            <text:p>40.601</text:p>
          </table:table-cell>
          <table:table-cell office:value-type="float" office:value="0.069962" calcext:value-type="float">
            <text:p>0.069962</text:p>
          </table:table-cell>
          <table:table-cell office:value-type="float" office:value="0.31749" calcext:value-type="float">
            <text:p>0.31749</text:p>
          </table:table-cell>
          <table:table-cell office:value-type="float" office:value="2.1898" calcext:value-type="float">
            <text:p>2.1898</text:p>
          </table:table-cell>
          <table:table-cell table:formula="of:=SQRT([.C590]*[.C590]+[.D590]*[.D590])" office:value-type="float" office:value="2.21269607946957" calcext:value-type="float">
            <text:p>2.21269607946957</text:p>
          </table:table-cell>
          <table:table-cell/>
        </table:table-row>
        <table:table-row table:style-name="ro1">
          <table:table-cell office:value-type="float" office:value="40.67" calcext:value-type="float">
            <text:p>40.67</text:p>
          </table:table-cell>
          <table:table-cell office:value-type="float" office:value="0.068858" calcext:value-type="float">
            <text:p>0.068858</text:p>
          </table:table-cell>
          <table:table-cell office:value-type="float" office:value="0.31322" calcext:value-type="float">
            <text:p>0.31322</text:p>
          </table:table-cell>
          <table:table-cell office:value-type="float" office:value="2.1901" calcext:value-type="float">
            <text:p>2.1901</text:p>
          </table:table-cell>
          <table:table-cell table:formula="of:=SQRT([.C591]*[.C591]+[.D591]*[.D591])" office:value-type="float" office:value="2.2123844101783" calcext:value-type="float">
            <text:p>2.2123844101783</text:p>
          </table:table-cell>
          <table:table-cell/>
        </table:table-row>
        <table:table-row table:style-name="ro1">
          <table:table-cell office:value-type="float" office:value="40.739" calcext:value-type="float">
            <text:p>40.739</text:p>
          </table:table-cell>
          <table:table-cell office:value-type="float" office:value="0.067735" calcext:value-type="float">
            <text:p>0.067735</text:p>
          </table:table-cell>
          <table:table-cell office:value-type="float" office:value="0.30893" calcext:value-type="float">
            <text:p>0.30893</text:p>
          </table:table-cell>
          <table:table-cell office:value-type="float" office:value="2.1903" calcext:value-type="float">
            <text:p>2.1903</text:p>
          </table:table-cell>
          <table:table-cell table:formula="of:=SQRT([.C592]*[.C592]+[.D592]*[.D592])" office:value-type="float" office:value="2.21197916692269" calcext:value-type="float">
            <text:p>2.21197916692269</text:p>
          </table:table-cell>
          <table:table-cell/>
        </table:table-row>
        <table:table-row table:style-name="ro1">
          <table:table-cell office:value-type="float" office:value="40.809" calcext:value-type="float">
            <text:p>40.809</text:p>
          </table:table-cell>
          <table:table-cell office:value-type="float" office:value="0.066596" calcext:value-type="float">
            <text:p>0.066596</text:p>
          </table:table-cell>
          <table:table-cell office:value-type="float" office:value="0.30461" calcext:value-type="float">
            <text:p>0.30461</text:p>
          </table:table-cell>
          <table:table-cell office:value-type="float" office:value="2.1905" calcext:value-type="float">
            <text:p>2.1905</text:p>
          </table:table-cell>
          <table:table-cell table:formula="of:=SQRT([.C593]*[.C593]+[.D593]*[.D593])" office:value-type="float" office:value="2.21157805697651" calcext:value-type="float">
            <text:p>2.21157805697651</text:p>
          </table:table-cell>
          <table:table-cell/>
        </table:table-row>
        <table:table-row table:style-name="ro1">
          <table:table-cell office:value-type="float" office:value="40.878" calcext:value-type="float">
            <text:p>40.878</text:p>
          </table:table-cell>
          <table:table-cell office:value-type="float" office:value="0.065439" calcext:value-type="float">
            <text:p>0.065439</text:p>
          </table:table-cell>
          <table:table-cell office:value-type="float" office:value="0.30028" calcext:value-type="float">
            <text:p>0.30028</text:p>
          </table:table-cell>
          <table:table-cell office:value-type="float" office:value="2.1907" calcext:value-type="float">
            <text:p>2.1907</text:p>
          </table:table-cell>
          <table:table-cell table:formula="of:=SQRT([.C594]*[.C594]+[.D594]*[.D594])" office:value-type="float" office:value="2.21118397434497" calcext:value-type="float">
            <text:p>2.21118397434497</text:p>
          </table:table-cell>
          <table:table-cell/>
        </table:table-row>
        <table:table-row table:style-name="ro1">
          <table:table-cell office:value-type="float" office:value="40.947" calcext:value-type="float">
            <text:p>40.947</text:p>
          </table:table-cell>
          <table:table-cell office:value-type="float" office:value="0.064264" calcext:value-type="float">
            <text:p>0.064264</text:p>
          </table:table-cell>
          <table:table-cell office:value-type="float" office:value="0.29593" calcext:value-type="float">
            <text:p>0.29593</text:p>
          </table:table-cell>
          <table:table-cell office:value-type="float" office:value="2.1909" calcext:value-type="float">
            <text:p>2.1909</text:p>
          </table:table-cell>
          <table:table-cell table:formula="of:=SQRT([.C595]*[.C595]+[.D595]*[.D595])" office:value-type="float" office:value="2.21079564295301" calcext:value-type="float">
            <text:p>2.21079564295301</text:p>
          </table:table-cell>
          <table:table-cell/>
        </table:table-row>
        <table:table-row table:style-name="ro1">
          <table:table-cell office:value-type="float" office:value="41.016" calcext:value-type="float">
            <text:p>41.016</text:p>
          </table:table-cell>
          <table:table-cell office:value-type="float" office:value="0.063072" calcext:value-type="float">
            <text:p>0.063072</text:p>
          </table:table-cell>
          <table:table-cell office:value-type="float" office:value="0.29156" calcext:value-type="float">
            <text:p>0.29156</text:p>
          </table:table-cell>
          <table:table-cell office:value-type="float" office:value="2.191" calcext:value-type="float">
            <text:p>2.191</text:p>
          </table:table-cell>
          <table:table-cell table:formula="of:=SQRT([.C596]*[.C596]+[.D596]*[.D596])" office:value-type="float" office:value="2.21031405768502" calcext:value-type="float">
            <text:p>2.21031405768502</text:p>
          </table:table-cell>
          <table:table-cell/>
        </table:table-row>
        <table:table-row table:style-name="ro1">
          <table:table-cell office:value-type="float" office:value="41.085" calcext:value-type="float">
            <text:p>41.085</text:p>
          </table:table-cell>
          <table:table-cell office:value-type="float" office:value="0.061862" calcext:value-type="float">
            <text:p>0.061862</text:p>
          </table:table-cell>
          <table:table-cell office:value-type="float" office:value="0.28716" calcext:value-type="float">
            <text:p>0.28716</text:p>
          </table:table-cell>
          <table:table-cell office:value-type="float" office:value="2.1911" calcext:value-type="float">
            <text:p>2.1911</text:p>
          </table:table-cell>
          <table:table-cell table:formula="of:=SQRT([.C597]*[.C597]+[.D597]*[.D597])" office:value-type="float" office:value="2.20983711517388" calcext:value-type="float">
            <text:p>2.20983711517388</text:p>
          </table:table-cell>
          <table:table-cell/>
        </table:table-row>
        <table:table-row table:style-name="ro1">
          <table:table-cell office:value-type="float" office:value="41.154" calcext:value-type="float">
            <text:p>41.154</text:p>
          </table:table-cell>
          <table:table-cell office:value-type="float" office:value="0.060634" calcext:value-type="float">
            <text:p>0.060634</text:p>
          </table:table-cell>
          <table:table-cell office:value-type="float" office:value="0.28275" calcext:value-type="float">
            <text:p>0.28275</text:p>
          </table:table-cell>
          <table:table-cell office:value-type="float" office:value="2.1913" calcext:value-type="float">
            <text:p>2.1913</text:p>
          </table:table-cell>
          <table:table-cell table:formula="of:=SQRT([.C598]*[.C598]+[.D598]*[.D598])" office:value-type="float" office:value="2.20946673487066" calcext:value-type="float">
            <text:p>2.20946673487066</text:p>
          </table:table-cell>
          <table:table-cell/>
        </table:table-row>
        <table:table-row table:style-name="ro1">
          <table:table-cell office:value-type="float" office:value="41.223" calcext:value-type="float">
            <text:p>41.223</text:p>
          </table:table-cell>
          <table:table-cell office:value-type="float" office:value="0.059389" calcext:value-type="float">
            <text:p>0.059389</text:p>
          </table:table-cell>
          <table:table-cell office:value-type="float" office:value="0.27831" calcext:value-type="float">
            <text:p>0.27831</text:p>
          </table:table-cell>
          <table:table-cell office:value-type="float" office:value="2.1913" calcext:value-type="float">
            <text:p>2.1913</text:p>
          </table:table-cell>
          <table:table-cell table:formula="of:=SQRT([.C599]*[.C599]+[.D599]*[.D599])" office:value-type="float" office:value="2.20890292817498" calcext:value-type="float">
            <text:p>2.20890292817498</text:p>
          </table:table-cell>
          <table:table-cell/>
        </table:table-row>
        <table:table-row table:style-name="ro1">
          <table:table-cell office:value-type="float" office:value="41.292" calcext:value-type="float">
            <text:p>41.292</text:p>
          </table:table-cell>
          <table:table-cell office:value-type="float" office:value="0.058127" calcext:value-type="float">
            <text:p>0.058127</text:p>
          </table:table-cell>
          <table:table-cell office:value-type="float" office:value="0.27385" calcext:value-type="float">
            <text:p>0.27385</text:p>
          </table:table-cell>
          <table:table-cell office:value-type="float" office:value="2.1914" calcext:value-type="float">
            <text:p>2.1914</text:p>
          </table:table-cell>
          <table:table-cell table:formula="of:=SQRT([.C600]*[.C600]+[.D600]*[.D600])" office:value-type="float" office:value="2.20844465235151" calcext:value-type="float">
            <text:p>2.20844465235151</text:p>
          </table:table-cell>
          <table:table-cell/>
        </table:table-row>
        <table:table-row table:style-name="ro1">
          <table:table-cell office:value-type="float" office:value="41.361" calcext:value-type="float">
            <text:p>41.361</text:p>
          </table:table-cell>
          <table:table-cell office:value-type="float" office:value="0.056847" calcext:value-type="float">
            <text:p>0.056847</text:p>
          </table:table-cell>
          <table:table-cell office:value-type="float" office:value="0.26938" calcext:value-type="float">
            <text:p>0.26938</text:p>
          </table:table-cell>
          <table:table-cell office:value-type="float" office:value="2.1915" calcext:value-type="float">
            <text:p>2.1915</text:p>
          </table:table-cell>
          <table:table-cell table:formula="of:=SQRT([.C601]*[.C601]+[.D601]*[.D601])" office:value-type="float" office:value="2.20799407481089" calcext:value-type="float">
            <text:p>2.20799407481089</text:p>
          </table:table-cell>
          <table:table-cell/>
        </table:table-row>
        <table:table-row table:style-name="ro1">
          <table:table-cell office:value-type="float" office:value="41.43" calcext:value-type="float">
            <text:p>41.43</text:p>
          </table:table-cell>
          <table:table-cell office:value-type="float" office:value="0.055549" calcext:value-type="float">
            <text:p>0.055549</text:p>
          </table:table-cell>
          <table:table-cell office:value-type="float" office:value="0.26488" calcext:value-type="float">
            <text:p>0.26488</text:p>
          </table:table-cell>
          <table:table-cell office:value-type="float" office:value="2.1915" calcext:value-type="float">
            <text:p>2.1915</text:p>
          </table:table-cell>
          <table:table-cell table:formula="of:=SQRT([.C602]*[.C602]+[.D602]*[.D602])" office:value-type="float" office:value="2.20744958365984" calcext:value-type="float">
            <text:p>2.20744958365984</text:p>
          </table:table-cell>
          <table:table-cell/>
        </table:table-row>
        <table:table-row table:style-name="ro1">
          <table:table-cell office:value-type="float" office:value="41.499" calcext:value-type="float">
            <text:p>41.499</text:p>
          </table:table-cell>
          <table:table-cell office:value-type="float" office:value="0.054235" calcext:value-type="float">
            <text:p>0.054235</text:p>
          </table:table-cell>
          <table:table-cell office:value-type="float" office:value="0.26036" calcext:value-type="float">
            <text:p>0.26036</text:p>
          </table:table-cell>
          <table:table-cell office:value-type="float" office:value="2.1915" calcext:value-type="float">
            <text:p>2.1915</text:p>
          </table:table-cell>
          <table:table-cell table:formula="of:=SQRT([.C603]*[.C603]+[.D603]*[.D603])" office:value-type="float" office:value="2.20691177431269" calcext:value-type="float">
            <text:p>2.20691177431269</text:p>
          </table:table-cell>
          <table:table-cell/>
        </table:table-row>
        <table:table-row table:style-name="ro1">
          <table:table-cell office:value-type="float" office:value="41.568" calcext:value-type="float">
            <text:p>41.568</text:p>
          </table:table-cell>
          <table:table-cell office:value-type="float" office:value="0.052902" calcext:value-type="float">
            <text:p>0.052902</text:p>
          </table:table-cell>
          <table:table-cell office:value-type="float" office:value="0.25582" calcext:value-type="float">
            <text:p>0.25582</text:p>
          </table:table-cell>
          <table:table-cell office:value-type="float" office:value="2.1915" calcext:value-type="float">
            <text:p>2.1915</text:p>
          </table:table-cell>
          <table:table-cell table:formula="of:=SQRT([.C604]*[.C604]+[.D604]*[.D604])" office:value-type="float" office:value="2.20638077457179" calcext:value-type="float">
            <text:p>2.20638077457179</text:p>
          </table:table-cell>
          <table:table-cell/>
        </table:table-row>
        <table:table-row table:style-name="ro1">
          <table:table-cell office:value-type="float" office:value="41.637" calcext:value-type="float">
            <text:p>41.637</text:p>
          </table:table-cell>
          <table:table-cell office:value-type="float" office:value="0.051552" calcext:value-type="float">
            <text:p>0.051552</text:p>
          </table:table-cell>
          <table:table-cell office:value-type="float" office:value="0.25127" calcext:value-type="float">
            <text:p>0.25127</text:p>
          </table:table-cell>
          <table:table-cell office:value-type="float" office:value="2.1915" calcext:value-type="float">
            <text:p>2.1915</text:p>
          </table:table-cell>
          <table:table-cell table:formula="of:=SQRT([.C605]*[.C605]+[.D605]*[.D605])" office:value-type="float" office:value="2.20585785192519" calcext:value-type="float">
            <text:p>2.20585785192519</text:p>
          </table:table-cell>
          <table:table-cell/>
        </table:table-row>
        <table:table-row table:style-name="ro1">
          <table:table-cell office:value-type="float" office:value="41.706" calcext:value-type="float">
            <text:p>41.706</text:p>
          </table:table-cell>
          <table:table-cell office:value-type="float" office:value="0.050184" calcext:value-type="float">
            <text:p>0.050184</text:p>
          </table:table-cell>
          <table:table-cell office:value-type="float" office:value="0.24669" calcext:value-type="float">
            <text:p>0.24669</text:p>
          </table:table-cell>
          <table:table-cell office:value-type="float" office:value="2.1914" calcext:value-type="float">
            <text:p>2.1914</text:p>
          </table:table-cell>
          <table:table-cell table:formula="of:=SQRT([.C606]*[.C606]+[.D606]*[.D606])" office:value-type="float" office:value="2.2052414643526" calcext:value-type="float">
            <text:p>2.2052414643526</text:p>
          </table:table-cell>
          <table:table-cell/>
        </table:table-row>
        <table:table-row table:style-name="ro1">
          <table:table-cell office:value-type="float" office:value="41.775" calcext:value-type="float">
            <text:p>41.775</text:p>
          </table:table-cell>
          <table:table-cell office:value-type="float" office:value="0.048799" calcext:value-type="float">
            <text:p>0.048799</text:p>
          </table:table-cell>
          <table:table-cell office:value-type="float" office:value="0.24208" calcext:value-type="float">
            <text:p>0.24208</text:p>
          </table:table-cell>
          <table:table-cell office:value-type="float" office:value="2.1914" calcext:value-type="float">
            <text:p>2.1914</text:p>
          </table:table-cell>
          <table:table-cell table:formula="of:=SQRT([.C607]*[.C607]+[.D607]*[.D607])" office:value-type="float" office:value="2.20473052466736" calcext:value-type="float">
            <text:p>2.20473052466736</text:p>
          </table:table-cell>
          <table:table-cell/>
        </table:table-row>
        <table:table-row table:style-name="ro1">
          <table:table-cell office:value-type="float" office:value="41.844" calcext:value-type="float">
            <text:p>41.844</text:p>
          </table:table-cell>
          <table:table-cell office:value-type="float" office:value="0.046936" calcext:value-type="float">
            <text:p>0.046936</text:p>
          </table:table-cell>
          <table:table-cell office:value-type="float" office:value="0.23826" calcext:value-type="float">
            <text:p>0.23826</text:p>
          </table:table-cell>
          <table:table-cell office:value-type="float" office:value="2.1923" calcext:value-type="float">
            <text:p>2.1923</text:p>
          </table:table-cell>
          <table:table-cell table:formula="of:=SQRT([.C608]*[.C608]+[.D608]*[.D608])" office:value-type="float" office:value="2.20520908704821" calcext:value-type="float">
            <text:p>2.20520908704821</text:p>
          </table:table-cell>
          <table:table-cell/>
        </table:table-row>
        <table:table-row table:style-name="ro1">
          <table:table-cell office:value-type="float" office:value="41.913" calcext:value-type="float">
            <text:p>41.913</text:p>
          </table:table-cell>
          <table:table-cell office:value-type="float" office:value="0.044937" calcext:value-type="float">
            <text:p>0.044937</text:p>
          </table:table-cell>
          <table:table-cell office:value-type="float" office:value="0.23463" calcext:value-type="float">
            <text:p>0.23463</text:p>
          </table:table-cell>
          <table:table-cell office:value-type="float" office:value="2.1934" calcext:value-type="float">
            <text:p>2.1934</text:p>
          </table:table-cell>
          <table:table-cell table:formula="of:=SQRT([.C609]*[.C609]+[.D609]*[.D609])" office:value-type="float" office:value="2.20591359687999" calcext:value-type="float">
            <text:p>2.20591359687999</text:p>
          </table:table-cell>
          <table:table-cell/>
        </table:table-row>
        <table:table-row table:style-name="ro1">
          <table:table-cell office:value-type="float" office:value="41.982" calcext:value-type="float">
            <text:p>41.982</text:p>
          </table:table-cell>
          <table:table-cell office:value-type="float" office:value="0.04292" calcext:value-type="float">
            <text:p>0.04292</text:p>
          </table:table-cell>
          <table:table-cell office:value-type="float" office:value="0.23098" calcext:value-type="float">
            <text:p>0.23098</text:p>
          </table:table-cell>
          <table:table-cell office:value-type="float" office:value="2.1945" calcext:value-type="float">
            <text:p>2.1945</text:p>
          </table:table-cell>
          <table:table-cell table:formula="of:=SQRT([.C610]*[.C610]+[.D610]*[.D610])" office:value-type="float" office:value="2.20662230805365" calcext:value-type="float">
            <text:p>2.20662230805365</text:p>
          </table:table-cell>
          <table:table-cell/>
        </table:table-row>
        <table:table-row table:style-name="ro1">
          <table:table-cell office:value-type="float" office:value="42.051" calcext:value-type="float">
            <text:p>42.051</text:p>
          </table:table-cell>
          <table:table-cell office:value-type="float" office:value="0.040885" calcext:value-type="float">
            <text:p>0.040885</text:p>
          </table:table-cell>
          <table:table-cell office:value-type="float" office:value="0.22731" calcext:value-type="float">
            <text:p>0.22731</text:p>
          </table:table-cell>
          <table:table-cell office:value-type="float" office:value="2.1956" calcext:value-type="float">
            <text:p>2.1956</text:p>
          </table:table-cell>
          <table:table-cell table:formula="of:=SQRT([.C611]*[.C611]+[.D611]*[.D611])" office:value-type="float" office:value="2.20733531573705" calcext:value-type="float">
            <text:p>2.20733531573705</text:p>
          </table:table-cell>
          <table:table-cell/>
        </table:table-row>
        <table:table-row table:style-name="ro1">
          <table:table-cell office:value-type="float" office:value="42.12" calcext:value-type="float">
            <text:p>42.12</text:p>
          </table:table-cell>
          <table:table-cell office:value-type="float" office:value="0.038832" calcext:value-type="float">
            <text:p>0.038832</text:p>
          </table:table-cell>
          <table:table-cell office:value-type="float" office:value="0.22363" calcext:value-type="float">
            <text:p>0.22363</text:p>
          </table:table-cell>
          <table:table-cell office:value-type="float" office:value="2.1967" calcext:value-type="float">
            <text:p>2.1967</text:p>
          </table:table-cell>
          <table:table-cell table:formula="of:=SQRT([.C612]*[.C612]+[.D612]*[.D612])" office:value-type="float" office:value="2.20805372826388" calcext:value-type="float">
            <text:p>2.20805372826388</text:p>
          </table:table-cell>
          <table:table-cell/>
        </table:table-row>
        <table:table-row table:style-name="ro1">
          <table:table-cell office:value-type="float" office:value="42.19" calcext:value-type="float">
            <text:p>42.19</text:p>
          </table:table-cell>
          <table:table-cell office:value-type="float" office:value="0.036762" calcext:value-type="float">
            <text:p>0.036762</text:p>
          </table:table-cell>
          <table:table-cell office:value-type="float" office:value="0.21994" calcext:value-type="float">
            <text:p>0.21994</text:p>
          </table:table-cell>
          <table:table-cell office:value-type="float" office:value="2.1977" calcext:value-type="float">
            <text:p>2.1977</text:p>
          </table:table-cell>
          <table:table-cell table:formula="of:=SQRT([.C613]*[.C613]+[.D613]*[.D613])" office:value-type="float" office:value="2.20867808736357" calcext:value-type="float">
            <text:p>2.20867808736357</text:p>
          </table:table-cell>
          <table:table-cell/>
        </table:table-row>
        <table:table-row table:style-name="ro1">
          <table:table-cell office:value-type="float" office:value="42.259" calcext:value-type="float">
            <text:p>42.259</text:p>
          </table:table-cell>
          <table:table-cell office:value-type="float" office:value="0.034674" calcext:value-type="float">
            <text:p>0.034674</text:p>
          </table:table-cell>
          <table:table-cell office:value-type="float" office:value="0.21623" calcext:value-type="float">
            <text:p>0.21623</text:p>
          </table:table-cell>
          <table:table-cell office:value-type="float" office:value="2.1988" calcext:value-type="float">
            <text:p>2.1988</text:p>
          </table:table-cell>
          <table:table-cell table:formula="of:=SQRT([.C614]*[.C614]+[.D614]*[.D614])" office:value-type="float" office:value="2.20940644809867" calcext:value-type="float">
            <text:p>2.20940644809867</text:p>
          </table:table-cell>
          <table:table-cell/>
        </table:table-row>
        <table:table-row table:style-name="ro1">
          <table:table-cell office:value-type="float" office:value="42.328" calcext:value-type="float">
            <text:p>42.328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2125" calcext:value-type="float">
            <text:p>0.2125</text:p>
          </table:table-cell>
          <table:table-cell office:value-type="float" office:value="2.1998" calcext:value-type="float">
            <text:p>2.1998</text:p>
          </table:table-cell>
          <table:table-cell table:formula="of:=SQRT([.C615]*[.C615]+[.D615]*[.D615])" office:value-type="float" office:value="2.21003988425549" calcext:value-type="float">
            <text:p>2.21003988425549</text:p>
          </table:table-cell>
          <table:table-cell/>
        </table:table-row>
        <table:table-row table:style-name="ro1">
          <table:table-cell office:value-type="float" office:value="42.397" calcext:value-type="float">
            <text:p>42.397</text:p>
          </table:table-cell>
          <table:table-cell office:value-type="float" office:value="0.030446" calcext:value-type="float">
            <text:p>0.030446</text:p>
          </table:table-cell>
          <table:table-cell office:value-type="float" office:value="0.20876" calcext:value-type="float">
            <text:p>0.20876</text:p>
          </table:table-cell>
          <table:table-cell office:value-type="float" office:value="2.2009" calcext:value-type="float">
            <text:p>2.2009</text:p>
          </table:table-cell>
          <table:table-cell table:formula="of:=SQRT([.C616]*[.C616]+[.D616]*[.D616])" office:value-type="float" office:value="2.21077849356284" calcext:value-type="float">
            <text:p>2.21077849356284</text:p>
          </table:table-cell>
          <table:table-cell/>
        </table:table-row>
        <table:table-row table:style-name="ro1">
          <table:table-cell office:value-type="float" office:value="42.466" calcext:value-type="float">
            <text:p>42.466</text:p>
          </table:table-cell>
          <table:table-cell office:value-type="float" office:value="0.028659" calcext:value-type="float">
            <text:p>0.028659</text:p>
          </table:table-cell>
          <table:table-cell office:value-type="float" office:value="0.20516" calcext:value-type="float">
            <text:p>0.20516</text:p>
          </table:table-cell>
          <table:table-cell office:value-type="float" office:value="2.2024" calcext:value-type="float">
            <text:p>2.2024</text:p>
          </table:table-cell>
          <table:table-cell table:formula="of:=SQRT([.C617]*[.C617]+[.D617]*[.D617])" office:value-type="float" office:value="2.21193498674803" calcext:value-type="float">
            <text:p>2.21193498674803</text:p>
          </table:table-cell>
          <table:table-cell/>
        </table:table-row>
        <table:table-row table:style-name="ro1">
          <table:table-cell office:value-type="float" office:value="42.535" calcext:value-type="float">
            <text:p>42.535</text:p>
          </table:table-cell>
          <table:table-cell office:value-type="float" office:value="0.027089" calcext:value-type="float">
            <text:p>0.027089</text:p>
          </table:table-cell>
          <table:table-cell office:value-type="float" office:value="0.20167" calcext:value-type="float">
            <text:p>0.20167</text:p>
          </table:table-cell>
          <table:table-cell office:value-type="float" office:value="2.2044" calcext:value-type="float">
            <text:p>2.2044</text:p>
          </table:table-cell>
          <table:table-cell table:formula="of:=SQRT([.C618]*[.C618]+[.D618]*[.D618])" office:value-type="float" office:value="2.21360568957075" calcext:value-type="float">
            <text:p>2.21360568957075</text:p>
          </table:table-cell>
          <table:table-cell/>
        </table:table-row>
        <table:table-row table:style-name="ro1">
          <table:table-cell office:value-type="float" office:value="42.604" calcext:value-type="float">
            <text:p>42.604</text:p>
          </table:table-cell>
          <table:table-cell office:value-type="float" office:value="0.02549" calcext:value-type="float">
            <text:p>0.02549</text:p>
          </table:table-cell>
          <table:table-cell office:value-type="float" office:value="0.19816" calcext:value-type="float">
            <text:p>0.19816</text:p>
          </table:table-cell>
          <table:table-cell office:value-type="float" office:value="2.2064" calcext:value-type="float">
            <text:p>2.2064</text:p>
          </table:table-cell>
          <table:table-cell table:formula="of:=SQRT([.C619]*[.C619]+[.D619]*[.D619])" office:value-type="float" office:value="2.21528064714158" calcext:value-type="float">
            <text:p>2.21528064714158</text:p>
          </table:table-cell>
          <table:table-cell/>
        </table:table-row>
        <table:table-row table:style-name="ro1">
          <table:table-cell office:value-type="float" office:value="42.673" calcext:value-type="float">
            <text:p>42.673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19464" calcext:value-type="float">
            <text:p>0.19464</text:p>
          </table:table-cell>
          <table:table-cell office:value-type="float" office:value="2.2084" calcext:value-type="float">
            <text:p>2.2084</text:p>
          </table:table-cell>
          <table:table-cell table:formula="of:=SQRT([.C620]*[.C620]+[.D620]*[.D620])" office:value-type="float" office:value="2.21696082274812" calcext:value-type="float">
            <text:p>2.21696082274812</text:p>
          </table:table-cell>
          <table:table-cell/>
        </table:table-row>
        <table:table-row table:style-name="ro1">
          <table:table-cell office:value-type="float" office:value="42.742" calcext:value-type="float">
            <text:p>42.74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9111" calcext:value-type="float">
            <text:p>0.19111</text:p>
          </table:table-cell>
          <table:table-cell office:value-type="float" office:value="2.2104" calcext:value-type="float">
            <text:p>2.2104</text:p>
          </table:table-cell>
          <table:table-cell table:formula="of:=SQRT([.C621]*[.C621]+[.D621]*[.D621])" office:value-type="float" office:value="2.21864625213214" calcext:value-type="float">
            <text:p>2.21864625213214</text:p>
          </table:table-cell>
          <table:table-cell/>
        </table:table-row>
        <table:table-row table:style-name="ro1">
          <table:table-cell office:value-type="float" office:value="42.811" calcext:value-type="float">
            <text:p>42.81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18756" calcext:value-type="float">
            <text:p>0.18756</text:p>
          </table:table-cell>
          <table:table-cell office:value-type="float" office:value="2.2125" calcext:value-type="float">
            <text:p>2.2125</text:p>
          </table:table-cell>
          <table:table-cell table:formula="of:=SQRT([.C622]*[.C622]+[.D622]*[.D622])" office:value-type="float" office:value="2.22043576885259" calcext:value-type="float">
            <text:p>2.22043576885259</text:p>
          </table:table-cell>
          <table:table-cell/>
        </table:table-row>
        <table:table-row table:style-name="ro1">
          <table:table-cell office:value-type="float" office:value="42.88" calcext:value-type="float">
            <text:p>42.88</text:p>
          </table:table-cell>
          <table:table-cell office:value-type="float" office:value="0.018791" calcext:value-type="float">
            <text:p>0.018791</text:p>
          </table:table-cell>
          <table:table-cell office:value-type="float" office:value="0.184" calcext:value-type="float">
            <text:p>0.184</text:p>
          </table:table-cell>
          <table:table-cell office:value-type="float" office:value="2.2145" calcext:value-type="float">
            <text:p>2.2145</text:p>
          </table:table-cell>
          <table:table-cell table:formula="of:=SQRT([.C623]*[.C623]+[.D623]*[.D623])" office:value-type="float" office:value="2.22213101548941" calcext:value-type="float">
            <text:p>2.22213101548941</text:p>
          </table:table-cell>
          <table:table-cell/>
        </table:table-row>
        <table:table-row table:style-name="ro1">
          <table:table-cell office:value-type="float" office:value="42.949" calcext:value-type="float">
            <text:p>42.949</text:p>
          </table:table-cell>
          <table:table-cell office:value-type="float" office:value="0.017041" calcext:value-type="float">
            <text:p>0.017041</text:p>
          </table:table-cell>
          <table:table-cell office:value-type="float" office:value="0.18042" calcext:value-type="float">
            <text:p>0.18042</text:p>
          </table:table-cell>
          <table:table-cell office:value-type="float" office:value="2.2166" calcext:value-type="float">
            <text:p>2.2166</text:p>
          </table:table-cell>
          <table:table-cell table:formula="of:=SQRT([.C624]*[.C624]+[.D624]*[.D624])" office:value-type="float" office:value="2.22393051519152" calcext:value-type="float">
            <text:p>2.22393051519152</text:p>
          </table:table-cell>
          <table:table-cell/>
        </table:table-row>
        <table:table-row table:style-name="ro1">
          <table:table-cell office:value-type="float" office:value="43.018" calcext:value-type="float">
            <text:p>43.018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0.17683" calcext:value-type="float">
            <text:p>0.17683</text:p>
          </table:table-cell>
          <table:table-cell office:value-type="float" office:value="2.2187" calcext:value-type="float">
            <text:p>2.2187</text:p>
          </table:table-cell>
          <table:table-cell table:formula="of:=SQRT([.C625]*[.C625]+[.D625]*[.D625])" office:value-type="float" office:value="2.2257355051533" calcext:value-type="float">
            <text:p>2.2257355051533</text:p>
          </table:table-cell>
          <table:table-cell/>
        </table:table-row>
        <table:table-row table:style-name="ro1">
          <table:table-cell office:value-type="float" office:value="43.087" calcext:value-type="float">
            <text:p>43.087</text:p>
          </table:table-cell>
          <table:table-cell office:value-type="float" office:value="0.013507" calcext:value-type="float">
            <text:p>0.013507</text:p>
          </table:table-cell>
          <table:table-cell office:value-type="float" office:value="0.17399" calcext:value-type="float">
            <text:p>0.17399</text:p>
          </table:table-cell>
          <table:table-cell office:value-type="float" office:value="2.2214" calcext:value-type="float">
            <text:p>2.2214</text:p>
          </table:table-cell>
          <table:table-cell table:formula="of:=SQRT([.C626]*[.C626]+[.D626]*[.D626])" office:value-type="float" office:value="2.22820341982055" calcext:value-type="float">
            <text:p>2.22820341982055</text:p>
          </table:table-cell>
          <table:table-cell/>
        </table:table-row>
        <table:table-row table:style-name="ro1">
          <table:table-cell office:value-type="float" office:value="43.156" calcext:value-type="float">
            <text:p>43.156</text:p>
          </table:table-cell>
          <table:table-cell office:value-type="float" office:value="0.011735" calcext:value-type="float">
            <text:p>0.011735</text:p>
          </table:table-cell>
          <table:table-cell office:value-type="float" office:value="0.17128" calcext:value-type="float">
            <text:p>0.17128</text:p>
          </table:table-cell>
          <table:table-cell office:value-type="float" office:value="2.2243" calcext:value-type="float">
            <text:p>2.2243</text:p>
          </table:table-cell>
          <table:table-cell table:formula="of:=SQRT([.C627]*[.C627]+[.D627]*[.D627])" office:value-type="float" office:value="2.23088487564912" calcext:value-type="float">
            <text:p>2.23088487564912</text:p>
          </table:table-cell>
          <table:table-cell/>
        </table:table-row>
        <table:table-row table:style-name="ro1">
          <table:table-cell office:value-type="float" office:value="43.225" calcext:value-type="float">
            <text:p>43.225</text:p>
          </table:table-cell>
          <table:table-cell office:value-type="float" office:value="0.0099358" calcext:value-type="float">
            <text:p>0.0099358</text:p>
          </table:table-cell>
          <table:table-cell office:value-type="float" office:value="0.16855" calcext:value-type="float">
            <text:p>0.16855</text:p>
          </table:table-cell>
          <table:table-cell office:value-type="float" office:value="2.2272" calcext:value-type="float">
            <text:p>2.2272</text:p>
          </table:table-cell>
          <table:table-cell table:formula="of:=SQRT([.C628]*[.C628]+[.D628]*[.D628])" office:value-type="float" office:value="2.23356865632109" calcext:value-type="float">
            <text:p>2.23356865632109</text:p>
          </table:table-cell>
          <table:table-cell/>
        </table:table-row>
        <table:table-row table:style-name="ro1">
          <table:table-cell office:value-type="float" office:value="43.294" calcext:value-type="float">
            <text:p>43.294</text:p>
          </table:table-cell>
          <table:table-cell office:value-type="float" office:value="0.0081092" calcext:value-type="float">
            <text:p>0.0081092</text:p>
          </table:table-cell>
          <table:table-cell office:value-type="float" office:value="0.16581" calcext:value-type="float">
            <text:p>0.16581</text:p>
          </table:table-cell>
          <table:table-cell office:value-type="float" office:value="2.2301" calcext:value-type="float">
            <text:p>2.2301</text:p>
          </table:table-cell>
          <table:table-cell table:formula="of:=SQRT([.C629]*[.C629]+[.D629]*[.D629])" office:value-type="float" office:value="2.23625556815405" calcext:value-type="float">
            <text:p>2.23625556815405</text:p>
          </table:table-cell>
          <table:table-cell/>
        </table:table-row>
        <table:table-row table:style-name="ro1">
          <table:table-cell office:value-type="float" office:value="43.363" calcext:value-type="float">
            <text:p>43.363</text:p>
          </table:table-cell>
          <table:table-cell office:value-type="float" office:value="0.0062549" calcext:value-type="float">
            <text:p>0.0062549</text:p>
          </table:table-cell>
          <table:table-cell office:value-type="float" office:value="0.16306" calcext:value-type="float">
            <text:p>0.16306</text:p>
          </table:table-cell>
          <table:table-cell office:value-type="float" office:value="2.233" calcext:value-type="float">
            <text:p>2.233</text:p>
          </table:table-cell>
          <table:table-cell table:formula="of:=SQRT([.C630]*[.C630]+[.D630]*[.D630])" office:value-type="float" office:value="2.23894563658879" calcext:value-type="float">
            <text:p>2.23894563658879</text:p>
          </table:table-cell>
          <table:table-cell/>
        </table:table-row>
        <table:table-row table:style-name="ro1">
          <table:table-cell office:value-type="float" office:value="43.432" calcext:value-type="float">
            <text:p>43.432</text:p>
          </table:table-cell>
          <table:table-cell office:value-type="float" office:value="0.004373" calcext:value-type="float">
            <text:p>0.004373</text:p>
          </table:table-cell>
          <table:table-cell office:value-type="float" office:value="0.1603" calcext:value-type="float">
            <text:p>0.1603</text:p>
          </table:table-cell>
          <table:table-cell office:value-type="float" office:value="2.2359" calcext:value-type="float">
            <text:p>2.2359</text:p>
          </table:table-cell>
          <table:table-cell table:formula="of:=SQRT([.C631]*[.C631]+[.D631]*[.D631])" office:value-type="float" office:value="2.24163888706455" calcext:value-type="float">
            <text:p>2.24163888706455</text:p>
          </table:table-cell>
          <table:table-cell/>
        </table:table-row>
        <table:table-row table:style-name="ro1">
          <table:table-cell office:value-type="float" office:value="43.501" calcext:value-type="float">
            <text:p>43.501</text:p>
          </table:table-cell>
          <table:table-cell office:value-type="float" office:value="0.0024639" calcext:value-type="float">
            <text:p>0.0024639</text:p>
          </table:table-cell>
          <table:table-cell office:value-type="float" office:value="0.15752" calcext:value-type="float">
            <text:p>0.15752</text:p>
          </table:table-cell>
          <table:table-cell office:value-type="float" office:value="2.2389" calcext:value-type="float">
            <text:p>2.2389</text:p>
          </table:table-cell>
          <table:table-cell table:formula="of:=SQRT([.C632]*[.C632]+[.D632]*[.D632])" office:value-type="float" office:value="2.24443439654627" calcext:value-type="float">
            <text:p>2.24443439654627</text:p>
          </table:table-cell>
          <table:table-cell/>
        </table:table-row>
        <table:table-row table:style-name="ro1">
          <table:table-cell office:value-type="float" office:value="43.571" calcext:value-type="float">
            <text:p>43.571</text:p>
          </table:table-cell>
          <table:table-cell office:value-type="float" office:value="0.00052709" calcext:value-type="float">
            <text:p>0.00052709</text:p>
          </table:table-cell>
          <table:table-cell office:value-type="float" office:value="0.15474" calcext:value-type="float">
            <text:p>0.15474</text:p>
          </table:table-cell>
          <table:table-cell office:value-type="float" office:value="2.2418" calcext:value-type="float">
            <text:p>2.2418</text:p>
          </table:table-cell>
          <table:table-cell table:formula="of:=SQRT([.C633]*[.C633]+[.D633]*[.D633])" office:value-type="float" office:value="2.24713410983857" calcext:value-type="float">
            <text:p>2.24713410983857</text:p>
          </table:table-cell>
          <table:table-cell/>
        </table:table-row>
        <table:table-row table:style-name="ro1">
          <table:table-cell office:value-type="float" office:value="43.64" calcext:value-type="float">
            <text:p>43.64</text:p>
          </table:table-cell>
          <table:table-cell office:value-type="float" office:value="-0.0014373" calcext:value-type="float">
            <text:p>-0.0014373</text:p>
          </table:table-cell>
          <table:table-cell office:value-type="float" office:value="0.15194" calcext:value-type="float">
            <text:p>0.15194</text:p>
          </table:table-cell>
          <table:table-cell office:value-type="float" office:value="2.2448" calcext:value-type="float">
            <text:p>2.2448</text:p>
          </table:table-cell>
          <table:table-cell table:formula="of:=SQRT([.C634]*[.C634]+[.D634]*[.D634])" office:value-type="float" office:value="2.2499361776726" calcext:value-type="float">
            <text:p>2.2499361776726</text:p>
          </table:table-cell>
          <table:table-cell/>
        </table:table-row>
        <table:table-row table:style-name="ro1">
          <table:table-cell office:value-type="float" office:value="43.709" calcext:value-type="float">
            <text:p>43.709</text:p>
          </table:table-cell>
          <table:table-cell office:value-type="float" office:value="-0.0034291" calcext:value-type="float">
            <text:p>-0.0034291</text:p>
          </table:table-cell>
          <table:table-cell office:value-type="float" office:value="0.14913" calcext:value-type="float">
            <text:p>0.14913</text:p>
          </table:table-cell>
          <table:table-cell office:value-type="float" office:value="2.2477" calcext:value-type="float">
            <text:p>2.2477</text:p>
          </table:table-cell>
          <table:table-cell table:formula="of:=SQRT([.C635]*[.C635]+[.D635]*[.D635])" office:value-type="float" office:value="2.25264179285123" calcext:value-type="float">
            <text:p>2.25264179285123</text:p>
          </table:table-cell>
          <table:table-cell/>
        </table:table-row>
        <table:table-row table:style-name="ro1">
          <table:table-cell office:value-type="float" office:value="43.778" calcext:value-type="float">
            <text:p>43.778</text:p>
          </table:table-cell>
          <table:table-cell office:value-type="float" office:value="-0.0054482" calcext:value-type="float">
            <text:p>-0.0054482</text:p>
          </table:table-cell>
          <table:table-cell office:value-type="float" office:value="0.1463" calcext:value-type="float">
            <text:p>0.1463</text:p>
          </table:table-cell>
          <table:table-cell office:value-type="float" office:value="2.2507" calcext:value-type="float">
            <text:p>2.2507</text:p>
          </table:table-cell>
          <table:table-cell table:formula="of:=SQRT([.C636]*[.C636]+[.D636]*[.D636])" office:value-type="float" office:value="2.25544988416945" calcext:value-type="float">
            <text:p>2.25544988416945</text:p>
          </table:table-cell>
          <table:table-cell/>
        </table:table-row>
        <table:table-row table:style-name="ro1">
          <table:table-cell office:value-type="float" office:value="43.847" calcext:value-type="float">
            <text:p>43.847</text:p>
          </table:table-cell>
          <table:table-cell office:value-type="float" office:value="-0.0074951" calcext:value-type="float">
            <text:p>-0.0074951</text:p>
          </table:table-cell>
          <table:table-cell office:value-type="float" office:value="0.14347" calcext:value-type="float">
            <text:p>0.14347</text:p>
          </table:table-cell>
          <table:table-cell office:value-type="float" office:value="2.2536" calcext:value-type="float">
            <text:p>2.2536</text:p>
          </table:table-cell>
          <table:table-cell table:formula="of:=SQRT([.C637]*[.C637]+[.D637]*[.D637])" office:value-type="float" office:value="2.25816221757871" calcext:value-type="float">
            <text:p>2.25816221757871</text:p>
          </table:table-cell>
          <table:table-cell/>
        </table:table-row>
        <table:table-row table:style-name="ro1">
          <table:table-cell office:value-type="float" office:value="43.916" calcext:value-type="float">
            <text:p>43.916</text:p>
          </table:table-cell>
          <table:table-cell office:value-type="float" office:value="-0.0095694" calcext:value-type="float">
            <text:p>-0.0095694</text:p>
          </table:table-cell>
          <table:table-cell office:value-type="float" office:value="0.14062" calcext:value-type="float">
            <text:p>0.14062</text:p>
          </table:table-cell>
          <table:table-cell office:value-type="float" office:value="2.2566" calcext:value-type="float">
            <text:p>2.2566</text:p>
          </table:table-cell>
          <table:table-cell table:formula="of:=SQRT([.C638]*[.C638]+[.D638]*[.D638])" office:value-type="float" office:value="2.26097712160031" calcext:value-type="float">
            <text:p>2.26097712160031</text:p>
          </table:table-cell>
          <table:table-cell/>
        </table:table-row>
        <table:table-row table:style-name="ro1">
          <table:table-cell office:value-type="float" office:value="43.985" calcext:value-type="float">
            <text:p>43.985</text:p>
          </table:table-cell>
          <table:table-cell office:value-type="float" office:value="-0.011671" calcext:value-type="float">
            <text:p>-0.011671</text:p>
          </table:table-cell>
          <table:table-cell office:value-type="float" office:value="0.13776" calcext:value-type="float">
            <text:p>0.13776</text:p>
          </table:table-cell>
          <table:table-cell office:value-type="float" office:value="2.2596" calcext:value-type="float">
            <text:p>2.2596</text:p>
          </table:table-cell>
          <table:table-cell table:formula="of:=SQRT([.C639]*[.C639]+[.D639]*[.D639])" office:value-type="float" office:value="2.26379548051497" calcext:value-type="float">
            <text:p>2.26379548051497</text:p>
          </table:table-cell>
          <table:table-cell/>
        </table:table-row>
        <table:table-row table:style-name="ro1">
          <table:table-cell office:value-type="float" office:value="44.054" calcext:value-type="float">
            <text:p>44.054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13489" calcext:value-type="float">
            <text:p>0.13489</text:p>
          </table:table-cell>
          <table:table-cell office:value-type="float" office:value="2.2626" calcext:value-type="float">
            <text:p>2.2626</text:p>
          </table:table-cell>
          <table:table-cell table:formula="of:=SQRT([.C640]*[.C640]+[.D640]*[.D640])" office:value-type="float" office:value="2.26661731928881" calcext:value-type="float">
            <text:p>2.26661731928881</text:p>
          </table:table-cell>
          <table:table-cell/>
        </table:table-row>
        <table:table-row table:style-name="ro1">
          <table:table-cell office:value-type="float" office:value="44.123" calcext:value-type="float">
            <text:p>44.123</text:p>
          </table:table-cell>
          <table:table-cell office:value-type="float" office:value="-0.015957" calcext:value-type="float">
            <text:p>-0.015957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2.2656" calcext:value-type="float">
            <text:p>2.2656</text:p>
          </table:table-cell>
          <table:table-cell table:formula="of:=SQRT([.C641]*[.C641]+[.D641]*[.D641])" office:value-type="float" office:value="2.26944266288003" calcext:value-type="float">
            <text:p>2.26944266288003</text:p>
          </table:table-cell>
          <table:table-cell/>
        </table:table-row>
        <table:table-row table:style-name="ro1">
          <table:table-cell office:value-type="float" office:value="44.192" calcext:value-type="float">
            <text:p>44.192</text:p>
          </table:table-cell>
          <table:table-cell office:value-type="float" office:value="-0.018141" calcext:value-type="float">
            <text:p>-0.018141</text:p>
          </table:table-cell>
          <table:table-cell office:value-type="float" office:value="0.12911" calcext:value-type="float">
            <text:p>0.12911</text:p>
          </table:table-cell>
          <table:table-cell office:value-type="float" office:value="2.2686" calcext:value-type="float">
            <text:p>2.2686</text:p>
          </table:table-cell>
          <table:table-cell table:formula="of:=SQRT([.C642]*[.C642]+[.D642]*[.D642])" office:value-type="float" office:value="2.27227096801856" calcext:value-type="float">
            <text:p>2.27227096801856</text:p>
          </table:table-cell>
          <table:table-cell/>
        </table:table-row>
        <table:table-row table:style-name="ro1">
          <table:table-cell office:value-type="float" office:value="44.261" calcext:value-type="float">
            <text:p>44.261</text:p>
          </table:table-cell>
          <table:table-cell office:value-type="float" office:value="-0.020353" calcext:value-type="float">
            <text:p>-0.020353</text:p>
          </table:table-cell>
          <table:table-cell office:value-type="float" office:value="0.1262" calcext:value-type="float">
            <text:p>0.1262</text:p>
          </table:table-cell>
          <table:table-cell office:value-type="float" office:value="2.2717" calcext:value-type="float">
            <text:p>2.2717</text:p>
          </table:table-cell>
          <table:table-cell table:formula="of:=SQRT([.C643]*[.C643]+[.D643]*[.D643])" office:value-type="float" office:value="2.27520270085986" calcext:value-type="float">
            <text:p>2.27520270085986</text:p>
          </table:table-cell>
          <table:table-cell/>
        </table:table-row>
        <table:table-row table:style-name="ro1">
          <table:table-cell office:value-type="float" office:value="44.33" calcext:value-type="float">
            <text:p>44.33</text:p>
          </table:table-cell>
          <table:table-cell office:value-type="float" office:value="-0.022221" calcext:value-type="float">
            <text:p>-0.022221</text:p>
          </table:table-cell>
          <table:table-cell office:value-type="float" office:value="0.12396" calcext:value-type="float">
            <text:p>0.12396</text:p>
          </table:table-cell>
          <table:table-cell office:value-type="float" office:value="2.2751" calcext:value-type="float">
            <text:p>2.2751</text:p>
          </table:table-cell>
          <table:table-cell table:formula="of:=SQRT([.C644]*[.C644]+[.D644]*[.D644])" office:value-type="float" office:value="2.27847450975428" calcext:value-type="float">
            <text:p>2.27847450975428</text:p>
          </table:table-cell>
          <table:table-cell/>
        </table:table-row>
        <table:table-row table:style-name="ro1">
          <table:table-cell office:value-type="float" office:value="44.399" calcext:value-type="float">
            <text:p>44.399</text:p>
          </table:table-cell>
          <table:table-cell office:value-type="float" office:value="-0.024073" calcext:value-type="float">
            <text:p>-0.024073</text:p>
          </table:table-cell>
          <table:table-cell office:value-type="float" office:value="0.12178" calcext:value-type="float">
            <text:p>0.12178</text:p>
          </table:table-cell>
          <table:table-cell office:value-type="float" office:value="2.2786" calcext:value-type="float">
            <text:p>2.2786</text:p>
          </table:table-cell>
          <table:table-cell table:formula="of:=SQRT([.C645]*[.C645]+[.D645]*[.D645])" office:value-type="float" office:value="2.28185195146399" calcext:value-type="float">
            <text:p>2.28185195146399</text:p>
          </table:table-cell>
          <table:table-cell/>
        </table:table-row>
        <table:table-row table:style-name="ro1">
          <table:table-cell office:value-type="float" office:value="44.468" calcext:value-type="float">
            <text:p>44.468</text:p>
          </table:table-cell>
          <table:table-cell office:value-type="float" office:value="-0.025948" calcext:value-type="float">
            <text:p>-0.025948</text:p>
          </table:table-cell>
          <table:table-cell office:value-type="float" office:value="0.11959" calcext:value-type="float">
            <text:p>0.11959</text:p>
          </table:table-cell>
          <table:table-cell office:value-type="float" office:value="2.2821" calcext:value-type="float">
            <text:p>2.2821</text:p>
          </table:table-cell>
          <table:table-cell table:formula="of:=SQRT([.C646]*[.C646]+[.D646]*[.D646])" office:value-type="float" office:value="2.28523131829143" calcext:value-type="float">
            <text:p>2.28523131829143</text:p>
          </table:table-cell>
          <table:table-cell/>
        </table:table-row>
        <table:table-row table:style-name="ro1">
          <table:table-cell office:value-type="float" office:value="44.537" calcext:value-type="float">
            <text:p>44.537</text:p>
          </table:table-cell>
          <table:table-cell office:value-type="float" office:value="-0.027846" calcext:value-type="float">
            <text:p>-0.027846</text:p>
          </table:table-cell>
          <table:table-cell office:value-type="float" office:value="0.11739" calcext:value-type="float">
            <text:p>0.11739</text:p>
          </table:table-cell>
          <table:table-cell office:value-type="float" office:value="2.2856" calcext:value-type="float">
            <text:p>2.2856</text:p>
          </table:table-cell>
          <table:table-cell table:formula="of:=SQRT([.C647]*[.C647]+[.D647]*[.D647])" office:value-type="float" office:value="2.28861263041608" calcext:value-type="float">
            <text:p>2.28861263041608</text:p>
          </table:table-cell>
          <table:table-cell/>
        </table:table-row>
        <table:table-row table:style-name="ro1">
          <table:table-cell office:value-type="float" office:value="44.606" calcext:value-type="float">
            <text:p>44.606</text:p>
          </table:table-cell>
          <table:table-cell office:value-type="float" office:value="-0.029767" calcext:value-type="float">
            <text:p>-0.029767</text:p>
          </table:table-cell>
          <table:table-cell office:value-type="float" office:value="0.11518" calcext:value-type="float">
            <text:p>0.11518</text:p>
          </table:table-cell>
          <table:table-cell office:value-type="float" office:value="2.2891" calcext:value-type="float">
            <text:p>2.2891</text:p>
          </table:table-cell>
          <table:table-cell table:formula="of:=SQRT([.C648]*[.C648]+[.D648]*[.D648])" office:value-type="float" office:value="2.29199590802427" calcext:value-type="float">
            <text:p>2.29199590802427</text:p>
          </table:table-cell>
          <table:table-cell/>
        </table:table-row>
        <table:table-row table:style-name="ro1">
          <table:table-cell office:value-type="float" office:value="44.675" calcext:value-type="float">
            <text:p>44.675</text:p>
          </table:table-cell>
          <table:table-cell office:value-type="float" office:value="-0.031711" calcext:value-type="float">
            <text:p>-0.031711</text:p>
          </table:table-cell>
          <table:table-cell office:value-type="float" office:value="0.11296" calcext:value-type="float">
            <text:p>0.11296</text:p>
          </table:table-cell>
          <table:table-cell office:value-type="float" office:value="2.2926" calcext:value-type="float">
            <text:p>2.2926</text:p>
          </table:table-cell>
          <table:table-cell table:formula="of:=SQRT([.C649]*[.C649]+[.D649]*[.D649])" office:value-type="float" office:value="2.29538117130903" calcext:value-type="float">
            <text:p>2.29538117130903</text:p>
          </table:table-cell>
          <table:table-cell/>
        </table:table-row>
        <table:table-row table:style-name="ro1">
          <table:table-cell office:value-type="float" office:value="44.744" calcext:value-type="float">
            <text:p>44.744</text:p>
          </table:table-cell>
          <table:table-cell office:value-type="float" office:value="-0.033678" calcext:value-type="float">
            <text:p>-0.033678</text:p>
          </table:table-cell>
          <table:table-cell office:value-type="float" office:value="0.11072" calcext:value-type="float">
            <text:p>0.11072</text:p>
          </table:table-cell>
          <table:table-cell office:value-type="float" office:value="2.2961" calcext:value-type="float">
            <text:p>2.2961</text:p>
          </table:table-cell>
          <table:table-cell table:formula="of:=SQRT([.C650]*[.C650]+[.D650]*[.D650])" office:value-type="float" office:value="2.2987679587988" calcext:value-type="float">
            <text:p>2.2987679587988</text:p>
          </table:table-cell>
          <table:table-cell/>
        </table:table-row>
        <table:table-row table:style-name="ro1">
          <table:table-cell office:value-type="float" office:value="44.813" calcext:value-type="float">
            <text:p>44.813</text:p>
          </table:table-cell>
          <table:table-cell office:value-type="float" office:value="-0.035669" calcext:value-type="float">
            <text:p>-0.035669</text:p>
          </table:table-cell>
          <table:table-cell office:value-type="float" office:value="0.10848" calcext:value-type="float">
            <text:p>0.10848</text:p>
          </table:table-cell>
          <table:table-cell office:value-type="float" office:value="2.2996" calcext:value-type="float">
            <text:p>2.2996</text:p>
          </table:table-cell>
          <table:table-cell table:formula="of:=SQRT([.C651]*[.C651]+[.D651]*[.D651])" office:value-type="float" office:value="2.30215726448043" calcext:value-type="float">
            <text:p>2.30215726448043</text:p>
          </table:table-cell>
          <table:table-cell/>
        </table:table-row>
        <table:table-row table:style-name="ro1">
          <table:table-cell office:value-type="float" office:value="44.882" calcext:value-type="float">
            <text:p>44.882</text:p>
          </table:table-cell>
          <table:table-cell office:value-type="float" office:value="-0.037682" calcext:value-type="float">
            <text:p>-0.037682</text:p>
          </table:table-cell>
          <table:table-cell office:value-type="float" office:value="0.10623" calcext:value-type="float">
            <text:p>0.10623</text:p>
          </table:table-cell>
          <table:table-cell office:value-type="float" office:value="2.3031" calcext:value-type="float">
            <text:p>2.3031</text:p>
          </table:table-cell>
          <table:table-cell table:formula="of:=SQRT([.C652]*[.C652]+[.D652]*[.D652])" office:value-type="float" office:value="2.30554861646854" calcext:value-type="float">
            <text:p>2.30554861646854</text:p>
          </table:table-cell>
          <table:table-cell/>
        </table:table-row>
        <table:table-row table:style-name="ro1">
          <table:table-cell office:value-type="float" office:value="44.952" calcext:value-type="float">
            <text:p>44.952</text:p>
          </table:table-cell>
          <table:table-cell office:value-type="float" office:value="-0.039718" calcext:value-type="float">
            <text:p>-0.039718</text:p>
          </table:table-cell>
          <table:table-cell office:value-type="float" office:value="0.10397" calcext:value-type="float">
            <text:p>0.10397</text:p>
          </table:table-cell>
          <table:table-cell office:value-type="float" office:value="2.3066" calcext:value-type="float">
            <text:p>2.3066</text:p>
          </table:table-cell>
          <table:table-cell table:formula="of:=SQRT([.C653]*[.C653]+[.D653]*[.D653])" office:value-type="float" office:value="2.30894203498052" calcext:value-type="float">
            <text:p>2.30894203498052</text:p>
          </table:table-cell>
          <table:table-cell/>
        </table:table-row>
        <table:table-row table:style-name="ro1">
          <table:table-cell office:value-type="float" office:value="45.021" calcext:value-type="float">
            <text:p>45.021</text:p>
          </table:table-cell>
          <table:table-cell office:value-type="float" office:value="-0.041778" calcext:value-type="float">
            <text:p>-0.041778</text:p>
          </table:table-cell>
          <table:table-cell office:value-type="float" office:value="0.1017" calcext:value-type="float">
            <text:p>0.1017</text:p>
          </table:table-cell>
          <table:table-cell office:value-type="float" office:value="2.3102" calcext:value-type="float">
            <text:p>2.3102</text:p>
          </table:table-cell>
          <table:table-cell table:formula="of:=SQRT([.C654]*[.C654]+[.D654]*[.D654])" office:value-type="float" office:value="2.3124374434782" calcext:value-type="float">
            <text:p>2.3124374434782</text:p>
          </table:table-cell>
          <table:table-cell/>
        </table:table-row>
        <table:table-row table:style-name="ro1">
          <table:table-cell office:value-type="float" office:value="45.09" calcext:value-type="float">
            <text:p>45.09</text:p>
          </table:table-cell>
          <table:table-cell office:value-type="float" office:value="-0.043861" calcext:value-type="float">
            <text:p>-0.043861</text:p>
          </table:table-cell>
          <table:table-cell office:value-type="float" office:value="0.099414" calcext:value-type="float">
            <text:p>0.099414</text:p>
          </table:table-cell>
          <table:table-cell office:value-type="float" office:value="2.3137" calcext:value-type="float">
            <text:p>2.3137</text:p>
          </table:table-cell>
          <table:table-cell table:formula="of:=SQRT([.C655]*[.C655]+[.D655]*[.D655])" office:value-type="float" office:value="2.31583480269988" calcext:value-type="float">
            <text:p>2.31583480269988</text:p>
          </table:table-cell>
          <table:table-cell/>
        </table:table-row>
        <table:table-row table:style-name="ro1">
          <table:table-cell office:value-type="float" office:value="45.159" calcext:value-type="float">
            <text:p>45.159</text:p>
          </table:table-cell>
          <table:table-cell office:value-type="float" office:value="-0.045966" calcext:value-type="float">
            <text:p>-0.045966</text:p>
          </table:table-cell>
          <table:table-cell office:value-type="float" office:value="0.097122" calcext:value-type="float">
            <text:p>0.097122</text:p>
          </table:table-cell>
          <table:table-cell office:value-type="float" office:value="2.3173" calcext:value-type="float">
            <text:p>2.3173</text:p>
          </table:table-cell>
          <table:table-cell table:formula="of:=SQRT([.C656]*[.C656]+[.D656]*[.D656])" office:value-type="float" office:value="2.31933438143015" calcext:value-type="float">
            <text:p>2.31933438143015</text:p>
          </table:table-cell>
          <table:table-cell/>
        </table:table-row>
        <table:table-row table:style-name="ro1">
          <table:table-cell office:value-type="float" office:value="45.228" calcext:value-type="float">
            <text:p>45.228</text:p>
          </table:table-cell>
          <table:table-cell office:value-type="float" office:value="-0.048095" calcext:value-type="float">
            <text:p>-0.048095</text:p>
          </table:table-cell>
          <table:table-cell office:value-type="float" office:value="0.094819" calcext:value-type="float">
            <text:p>0.094819</text:p>
          </table:table-cell>
          <table:table-cell office:value-type="float" office:value="2.3208" calcext:value-type="float">
            <text:p>2.3208</text:p>
          </table:table-cell>
          <table:table-cell table:formula="of:=SQRT([.C657]*[.C657]+[.D657]*[.D657])" office:value-type="float" office:value="2.32273616296836" calcext:value-type="float">
            <text:p>2.32273616296836</text:p>
          </table:table-cell>
          <table:table-cell/>
        </table:table-row>
        <table:table-row table:style-name="ro1">
          <table:table-cell office:value-type="float" office:value="45.297" calcext:value-type="float">
            <text:p>45.297</text:p>
          </table:table-cell>
          <table:table-cell office:value-type="float" office:value="-0.050247" calcext:value-type="float">
            <text:p>-0.050247</text:p>
          </table:table-cell>
          <table:table-cell office:value-type="float" office:value="0.092506" calcext:value-type="float">
            <text:p>0.092506</text:p>
          </table:table-cell>
          <table:table-cell office:value-type="float" office:value="2.3244" calcext:value-type="float">
            <text:p>2.3244</text:p>
          </table:table-cell>
          <table:table-cell table:formula="of:=SQRT([.C658]*[.C658]+[.D658]*[.D658])" office:value-type="float" office:value="2.32624003921263" calcext:value-type="float">
            <text:p>2.32624003921263</text:p>
          </table:table-cell>
          <table:table-cell/>
        </table:table-row>
        <table:table-row table:style-name="ro1">
          <table:table-cell office:value-type="float" office:value="45.366" calcext:value-type="float">
            <text:p>45.366</text:p>
          </table:table-cell>
          <table:table-cell office:value-type="float" office:value="-0.052422" calcext:value-type="float">
            <text:p>-0.052422</text:p>
          </table:table-cell>
          <table:table-cell office:value-type="float" office:value="0.090183" calcext:value-type="float">
            <text:p>0.090183</text:p>
          </table:table-cell>
          <table:table-cell office:value-type="float" office:value="2.3279" calcext:value-type="float">
            <text:p>2.3279</text:p>
          </table:table-cell>
          <table:table-cell table:formula="of:=SQRT([.C659]*[.C659]+[.D659]*[.D659])" office:value-type="float" office:value="2.32964619277027" calcext:value-type="float">
            <text:p>2.32964619277027</text:p>
          </table:table-cell>
          <table:table-cell/>
        </table:table-row>
        <table:table-row table:style-name="ro1">
          <table:table-cell office:value-type="float" office:value="45.435" calcext:value-type="float">
            <text:p>45.435</text:p>
          </table:table-cell>
          <table:table-cell office:value-type="float" office:value="-0.05462" calcext:value-type="float">
            <text:p>-0.05462</text:p>
          </table:table-cell>
          <table:table-cell office:value-type="float" office:value="0.087849" calcext:value-type="float">
            <text:p>0.087849</text:p>
          </table:table-cell>
          <table:table-cell office:value-type="float" office:value="2.3315" calcext:value-type="float">
            <text:p>2.3315</text:p>
          </table:table-cell>
          <table:table-cell table:formula="of:=SQRT([.C660]*[.C660]+[.D660]*[.D660])" office:value-type="float" office:value="2.33315445198148" calcext:value-type="float">
            <text:p>2.33315445198148</text:p>
          </table:table-cell>
          <table:table-cell/>
        </table:table-row>
        <table:table-row table:style-name="ro1">
          <table:table-cell office:value-type="float" office:value="45.504" calcext:value-type="float">
            <text:p>45.504</text:p>
          </table:table-cell>
          <table:table-cell office:value-type="float" office:value="-0.056842" calcext:value-type="float">
            <text:p>-0.056842</text:p>
          </table:table-cell>
          <table:table-cell office:value-type="float" office:value="0.085506" calcext:value-type="float">
            <text:p>0.085506</text:p>
          </table:table-cell>
          <table:table-cell office:value-type="float" office:value="2.3351" calcext:value-type="float">
            <text:p>2.3351</text:p>
          </table:table-cell>
          <table:table-cell table:formula="of:=SQRT([.C661]*[.C661]+[.D661]*[.D661])" office:value-type="float" office:value="2.33666499225627" calcext:value-type="float">
            <text:p>2.33666499225627</text:p>
          </table:table-cell>
          <table:table-cell/>
        </table:table-row>
        <table:table-row table:style-name="ro1">
          <table:table-cell office:value-type="float" office:value="45.573" calcext:value-type="float">
            <text:p>45.573</text:p>
          </table:table-cell>
          <table:table-cell office:value-type="float" office:value="-0.058546" calcext:value-type="float">
            <text:p>-0.058546</text:p>
          </table:table-cell>
          <table:table-cell office:value-type="float" office:value="0.083707" calcext:value-type="float">
            <text:p>0.083707</text:p>
          </table:table-cell>
          <table:table-cell office:value-type="float" office:value="2.3389" calcext:value-type="float">
            <text:p>2.3389</text:p>
          </table:table-cell>
          <table:table-cell table:formula="of:=SQRT([.C662]*[.C662]+[.D662]*[.D662])" office:value-type="float" office:value="2.34039741750178" calcext:value-type="float">
            <text:p>2.34039741750178</text:p>
          </table:table-cell>
          <table:table-cell/>
        </table:table-row>
        <table:table-row table:style-name="ro1">
          <table:table-cell office:value-type="float" office:value="45.642" calcext:value-type="float">
            <text:p>45.642</text:p>
          </table:table-cell>
          <table:table-cell office:value-type="float" office:value="-0.060245" calcext:value-type="float">
            <text:p>-0.060245</text:p>
          </table:table-cell>
          <table:table-cell office:value-type="float" office:value="0.081925" calcext:value-type="float">
            <text:p>0.081925</text:p>
          </table:table-cell>
          <table:table-cell office:value-type="float" office:value="2.3428" calcext:value-type="float">
            <text:p>2.3428</text:p>
          </table:table-cell>
          <table:table-cell table:formula="of:=SQRT([.C663]*[.C663]+[.D663]*[.D663])" office:value-type="float" office:value="2.34423197350966" calcext:value-type="float">
            <text:p>2.34423197350966</text:p>
          </table:table-cell>
          <table:table-cell/>
        </table:table-row>
        <table:table-row table:style-name="ro1">
          <table:table-cell office:value-type="float" office:value="45.711" calcext:value-type="float">
            <text:p>45.711</text:p>
          </table:table-cell>
          <table:table-cell office:value-type="float" office:value="-0.061962" calcext:value-type="float">
            <text:p>-0.061962</text:p>
          </table:table-cell>
          <table:table-cell office:value-type="float" office:value="0.080135" calcext:value-type="float">
            <text:p>0.080135</text:p>
          </table:table-cell>
          <table:table-cell office:value-type="float" office:value="2.3466" calcext:value-type="float">
            <text:p>2.3466</text:p>
          </table:table-cell>
          <table:table-cell table:formula="of:=SQRT([.C664]*[.C664]+[.D664]*[.D664])" office:value-type="float" office:value="2.3479678827073" calcext:value-type="float">
            <text:p>2.3479678827073</text:p>
          </table:table-cell>
          <table:table-cell/>
        </table:table-row>
        <table:table-row table:style-name="ro1">
          <table:table-cell office:value-type="float" office:value="45.78" calcext:value-type="float">
            <text:p>45.78</text:p>
          </table:table-cell>
          <table:table-cell office:value-type="float" office:value="-0.063698" calcext:value-type="float">
            <text:p>-0.063698</text:p>
          </table:table-cell>
          <table:table-cell office:value-type="float" office:value="0.078337" calcext:value-type="float">
            <text:p>0.078337</text:p>
          </table:table-cell>
          <table:table-cell office:value-type="float" office:value="2.3505" calcext:value-type="float">
            <text:p>2.3505</text:p>
          </table:table-cell>
          <table:table-cell table:formula="of:=SQRT([.C665]*[.C665]+[.D665]*[.D665])" office:value-type="float" office:value="2.35180503774633" calcext:value-type="float">
            <text:p>2.35180503774633</text:p>
          </table:table-cell>
          <table:table-cell/>
        </table:table-row>
        <table:table-row table:style-name="ro1">
          <table:table-cell office:value-type="float" office:value="45.849" calcext:value-type="float">
            <text:p>45.849</text:p>
          </table:table-cell>
          <table:table-cell office:value-type="float" office:value="-0.065451" calcext:value-type="float">
            <text:p>-0.065451</text:p>
          </table:table-cell>
          <table:table-cell office:value-type="float" office:value="0.07653" calcext:value-type="float">
            <text:p>0.07653</text:p>
          </table:table-cell>
          <table:table-cell office:value-type="float" office:value="2.3544" calcext:value-type="float">
            <text:p>2.3544</text:p>
          </table:table-cell>
          <table:table-cell table:formula="of:=SQRT([.C666]*[.C666]+[.D666]*[.D666])" office:value-type="float" office:value="2.35564347915808" calcext:value-type="float">
            <text:p>2.35564347915808</text:p>
          </table:table-cell>
          <table:table-cell/>
        </table:table-row>
        <table:table-row table:style-name="ro1">
          <table:table-cell office:value-type="float" office:value="45.918" calcext:value-type="float">
            <text:p>45.918</text:p>
          </table:table-cell>
          <table:table-cell office:value-type="float" office:value="-0.067223" calcext:value-type="float">
            <text:p>-0.067223</text:p>
          </table:table-cell>
          <table:table-cell office:value-type="float" office:value="0.074716" calcext:value-type="float">
            <text:p>0.074716</text:p>
          </table:table-cell>
          <table:table-cell office:value-type="float" office:value="2.3583" calcext:value-type="float">
            <text:p>2.3583</text:p>
          </table:table-cell>
          <table:table-cell table:formula="of:=SQRT([.C667]*[.C667]+[.D667]*[.D667])" office:value-type="float" office:value="2.359483284674" calcext:value-type="float">
            <text:p>2.359483284674</text:p>
          </table:table-cell>
          <table:table-cell/>
        </table:table-row>
        <table:table-row table:style-name="ro1">
          <table:table-cell office:value-type="float" office:value="45.987" calcext:value-type="float">
            <text:p>45.987</text:p>
          </table:table-cell>
          <table:table-cell office:value-type="float" office:value="-0.069013" calcext:value-type="float">
            <text:p>-0.069013</text:p>
          </table:table-cell>
          <table:table-cell office:value-type="float" office:value="0.072893" calcext:value-type="float">
            <text:p>0.072893</text:p>
          </table:table-cell>
          <table:table-cell office:value-type="float" office:value="2.3621" calcext:value-type="float">
            <text:p>2.3621</text:p>
          </table:table-cell>
          <table:table-cell table:formula="of:=SQRT([.C668]*[.C668]+[.D668]*[.D668])" office:value-type="float" office:value="2.36322444965539" calcext:value-type="float">
            <text:p>2.36322444965539</text:p>
          </table:table-cell>
          <table:table-cell/>
        </table:table-row>
        <table:table-row table:style-name="ro1">
          <table:table-cell office:value-type="float" office:value="46.056" calcext:value-type="float">
            <text:p>46.056</text:p>
          </table:table-cell>
          <table:table-cell office:value-type="float" office:value="-0.070821" calcext:value-type="float">
            <text:p>-0.070821</text:p>
          </table:table-cell>
          <table:table-cell office:value-type="float" office:value="0.071063" calcext:value-type="float">
            <text:p>0.071063</text:p>
          </table:table-cell>
          <table:table-cell office:value-type="float" office:value="2.366" calcext:value-type="float">
            <text:p>2.366</text:p>
          </table:table-cell>
          <table:table-cell table:formula="of:=SQRT([.C669]*[.C669]+[.D669]*[.D669])" office:value-type="float" office:value="2.36706695088436" calcext:value-type="float">
            <text:p>2.36706695088436</text:p>
          </table:table-cell>
          <table:table-cell/>
        </table:table-row>
        <table:table-row table:style-name="ro1">
          <table:table-cell office:value-type="float" office:value="46.125" calcext:value-type="float">
            <text:p>46.125</text:p>
          </table:table-cell>
          <table:table-cell office:value-type="float" office:value="-0.072647" calcext:value-type="float">
            <text:p>-0.072647</text:p>
          </table:table-cell>
          <table:table-cell office:value-type="float" office:value="0.069224" calcext:value-type="float">
            <text:p>0.069224</text:p>
          </table:table-cell>
          <table:table-cell office:value-type="float" office:value="2.3699" calcext:value-type="float">
            <text:p>2.3699</text:p>
          </table:table-cell>
          <table:table-cell table:formula="of:=SQRT([.C670]*[.C670]+[.D670]*[.D670])" office:value-type="float" office:value="2.37091078958615" calcext:value-type="float">
            <text:p>2.37091078958615</text:p>
          </table:table-cell>
          <table:table-cell/>
        </table:table-row>
        <table:table-row table:style-name="ro1">
          <table:table-cell office:value-type="float" office:value="46.194" calcext:value-type="float">
            <text:p>46.194</text:p>
          </table:table-cell>
          <table:table-cell office:value-type="float" office:value="-0.074492" calcext:value-type="float">
            <text:p>-0.074492</text:p>
          </table:table-cell>
          <table:table-cell office:value-type="float" office:value="0.067377" calcext:value-type="float">
            <text:p>0.067377</text:p>
          </table:table-cell>
          <table:table-cell office:value-type="float" office:value="2.3738" calcext:value-type="float">
            <text:p>2.3738</text:p>
          </table:table-cell>
          <table:table-cell table:formula="of:=SQRT([.C671]*[.C671]+[.D671]*[.D671])" office:value-type="float" office:value="2.37475600854677" calcext:value-type="float">
            <text:p>2.37475600854677</text:p>
          </table:table-cell>
          <table:table-cell/>
        </table:table-row>
        <table:table-row table:style-name="ro1">
          <table:table-cell office:value-type="float" office:value="46.263" calcext:value-type="float">
            <text:p>46.263</text:p>
          </table:table-cell>
          <table:table-cell office:value-type="float" office:value="-0.076354" calcext:value-type="float">
            <text:p>-0.076354</text:p>
          </table:table-cell>
          <table:table-cell office:value-type="float" office:value="0.065522" calcext:value-type="float">
            <text:p>0.065522</text:p>
          </table:table-cell>
          <table:table-cell office:value-type="float" office:value="2.3777" calcext:value-type="float">
            <text:p>2.3777</text:p>
          </table:table-cell>
          <table:table-cell table:formula="of:=SQRT([.C672]*[.C672]+[.D672]*[.D672])" office:value-type="float" office:value="2.37860261970847" calcext:value-type="float">
            <text:p>2.37860261970847</text:p>
          </table:table-cell>
          <table:table-cell/>
        </table:table-row>
        <table:table-row table:style-name="ro1">
          <table:table-cell office:value-type="float" office:value="46.333" calcext:value-type="float">
            <text:p>46.333</text:p>
          </table:table-cell>
          <table:table-cell office:value-type="float" office:value="-0.078235" calcext:value-type="float">
            <text:p>-0.078235</text:p>
          </table:table-cell>
          <table:table-cell office:value-type="float" office:value="0.063659" calcext:value-type="float">
            <text:p>0.063659</text:p>
          </table:table-cell>
          <table:table-cell office:value-type="float" office:value="2.3816" calcext:value-type="float">
            <text:p>2.3816</text:p>
          </table:table-cell>
          <table:table-cell table:formula="of:=SQRT([.C673]*[.C673]+[.D673]*[.D673])" office:value-type="float" office:value="2.3824506350145" calcext:value-type="float">
            <text:p>2.3824506350145</text:p>
          </table:table-cell>
          <table:table-cell/>
        </table:table-row>
        <table:table-row table:style-name="ro1">
          <table:table-cell office:value-type="float" office:value="46.402" calcext:value-type="float">
            <text:p>46.402</text:p>
          </table:table-cell>
          <table:table-cell office:value-type="float" office:value="-0.080134" calcext:value-type="float">
            <text:p>-0.080134</text:p>
          </table:table-cell>
          <table:table-cell office:value-type="float" office:value="0.061788" calcext:value-type="float">
            <text:p>0.061788</text:p>
          </table:table-cell>
          <table:table-cell office:value-type="float" office:value="2.3855" calcext:value-type="float">
            <text:p>2.3855</text:p>
          </table:table-cell>
          <table:table-cell table:formula="of:=SQRT([.C674]*[.C674]+[.D674]*[.D674])" office:value-type="float" office:value="2.38630006640908" calcext:value-type="float">
            <text:p>2.38630006640908</text:p>
          </table:table-cell>
          <table:table-cell/>
        </table:table-row>
        <table:table-row table:style-name="ro1">
          <table:table-cell office:value-type="float" office:value="46.471" calcext:value-type="float">
            <text:p>46.471</text:p>
          </table:table-cell>
          <table:table-cell office:value-type="float" office:value="-0.08205" calcext:value-type="float">
            <text:p>-0.08205</text:p>
          </table:table-cell>
          <table:table-cell office:value-type="float" office:value="0.059908" calcext:value-type="float">
            <text:p>0.059908</text:p>
          </table:table-cell>
          <table:table-cell office:value-type="float" office:value="2.3894" calcext:value-type="float">
            <text:p>2.3894</text:p>
          </table:table-cell>
          <table:table-cell table:formula="of:=SQRT([.C675]*[.C675]+[.D675]*[.D675])" office:value-type="float" office:value="2.39015090077259" calcext:value-type="float">
            <text:p>2.39015090077259</text:p>
          </table:table-cell>
          <table:table-cell/>
        </table:table-row>
        <table:table-row table:style-name="ro1">
          <table:table-cell office:value-type="float" office:value="46.54" calcext:value-type="float">
            <text:p>46.54</text:p>
          </table:table-cell>
          <table:table-cell office:value-type="float" office:value="-0.083985" calcext:value-type="float">
            <text:p>-0.083985</text:p>
          </table:table-cell>
          <table:table-cell office:value-type="float" office:value="0.058021" calcext:value-type="float">
            <text:p>0.058021</text:p>
          </table:table-cell>
          <table:table-cell office:value-type="float" office:value="2.3933" calcext:value-type="float">
            <text:p>2.3933</text:p>
          </table:table-cell>
          <table:table-cell table:formula="of:=SQRT([.C676]*[.C676]+[.D676]*[.D676])" office:value-type="float" office:value="2.39400320100893" calcext:value-type="float">
            <text:p>2.39400320100893</text:p>
          </table:table-cell>
          <table:table-cell/>
        </table:table-row>
        <table:table-row table:style-name="ro1">
          <table:table-cell office:value-type="float" office:value="46.609" calcext:value-type="float">
            <text:p>46.609</text:p>
          </table:table-cell>
          <table:table-cell office:value-type="float" office:value="-0.085939" calcext:value-type="float">
            <text:p>-0.085939</text:p>
          </table:table-cell>
          <table:table-cell office:value-type="float" office:value="0.056126" calcext:value-type="float">
            <text:p>0.056126</text:p>
          </table:table-cell>
          <table:table-cell office:value-type="float" office:value="2.3972" calcext:value-type="float">
            <text:p>2.3972</text:p>
          </table:table-cell>
          <table:table-cell table:formula="of:=SQRT([.C677]*[.C677]+[.D677]*[.D677])" office:value-type="float" office:value="2.39785695317214" calcext:value-type="float">
            <text:p>2.39785695317214</text:p>
          </table:table-cell>
          <table:table-cell/>
        </table:table-row>
        <table:table-row table:style-name="ro1">
          <table:table-cell office:value-type="float" office:value="46.678" calcext:value-type="float">
            <text:p>46.678</text:p>
          </table:table-cell>
          <table:table-cell office:value-type="float" office:value="-0.08791" calcext:value-type="float">
            <text:p>-0.08791</text:p>
          </table:table-cell>
          <table:table-cell office:value-type="float" office:value="0.054222" calcext:value-type="float">
            <text:p>0.054222</text:p>
          </table:table-cell>
          <table:table-cell office:value-type="float" office:value="2.4012" calcext:value-type="float">
            <text:p>2.4012</text:p>
          </table:table-cell>
          <table:table-cell table:formula="of:=SQRT([.C678]*[.C678]+[.D678]*[.D678])" office:value-type="float" office:value="2.40181212114603" calcext:value-type="float">
            <text:p>2.40181212114603</text:p>
          </table:table-cell>
          <table:table-cell/>
        </table:table-row>
        <table:table-row table:style-name="ro1">
          <table:table-cell office:value-type="float" office:value="46.747" calcext:value-type="float">
            <text:p>46.747</text:p>
          </table:table-cell>
          <table:table-cell office:value-type="float" office:value="-0.089891" calcext:value-type="float">
            <text:p>-0.089891</text:p>
          </table:table-cell>
          <table:table-cell office:value-type="float" office:value="0.052317" calcext:value-type="float">
            <text:p>0.052317</text:p>
          </table:table-cell>
          <table:table-cell office:value-type="float" office:value="2.4051" calcext:value-type="float">
            <text:p>2.4051</text:p>
          </table:table-cell>
          <table:table-cell table:formula="of:=SQRT([.C679]*[.C679]+[.D679]*[.D679])" office:value-type="float" office:value="2.40566894615386" calcext:value-type="float">
            <text:p>2.40566894615386</text:p>
          </table:table-cell>
          <table:table-cell/>
        </table:table-row>
        <table:table-row table:style-name="ro1">
          <table:table-cell office:value-type="float" office:value="46.816" calcext:value-type="float">
            <text:p>46.816</text:p>
          </table:table-cell>
          <table:table-cell office:value-type="float" office:value="-0.091255" calcext:value-type="float">
            <text:p>-0.091255</text:p>
          </table:table-cell>
          <table:table-cell office:value-type="float" office:value="0.050858" calcext:value-type="float">
            <text:p>0.050858</text:p>
          </table:table-cell>
          <table:table-cell office:value-type="float" office:value="2.4091" calcext:value-type="float">
            <text:p>2.4091</text:p>
          </table:table-cell>
          <table:table-cell table:formula="of:=SQRT([.C680]*[.C680]+[.D680]*[.D680])" office:value-type="float" office:value="2.4096367664368" calcext:value-type="float">
            <text:p>2.4096367664368</text:p>
          </table:table-cell>
          <table:table-cell/>
        </table:table-row>
        <table:table-row table:style-name="ro1">
          <table:table-cell office:value-type="float" office:value="46.885" calcext:value-type="float">
            <text:p>46.885</text:p>
          </table:table-cell>
          <table:table-cell office:value-type="float" office:value="-0.092632" calcext:value-type="float">
            <text:p>-0.092632</text:p>
          </table:table-cell>
          <table:table-cell office:value-type="float" office:value="0.049394" calcext:value-type="float">
            <text:p>0.049394</text:p>
          </table:table-cell>
          <table:table-cell office:value-type="float" office:value="2.4132" calcext:value-type="float">
            <text:p>2.4132</text:p>
          </table:table-cell>
          <table:table-cell table:formula="of:=SQRT([.C681]*[.C681]+[.D681]*[.D681])" office:value-type="float" office:value="2.41370545163158" calcext:value-type="float">
            <text:p>2.41370545163158</text:p>
          </table:table-cell>
          <table:table-cell/>
        </table:table-row>
        <table:table-row table:style-name="ro1">
          <table:table-cell office:value-type="float" office:value="46.954" calcext:value-type="float">
            <text:p>46.954</text:p>
          </table:table-cell>
          <table:table-cell office:value-type="float" office:value="-0.094023" calcext:value-type="float">
            <text:p>-0.094023</text:p>
          </table:table-cell>
          <table:table-cell office:value-type="float" office:value="0.047923" calcext:value-type="float">
            <text:p>0.047923</text:p>
          </table:table-cell>
          <table:table-cell office:value-type="float" office:value="2.4173" calcext:value-type="float">
            <text:p>2.4173</text:p>
          </table:table-cell>
          <table:table-cell table:formula="of:=SQRT([.C682]*[.C682]+[.D682]*[.D682])" office:value-type="float" office:value="2.41777499034319" calcext:value-type="float">
            <text:p>2.41777499034319</text:p>
          </table:table-cell>
          <table:table-cell/>
        </table:table-row>
        <table:table-row table:style-name="ro1">
          <table:table-cell office:value-type="float" office:value="47.023" calcext:value-type="float">
            <text:p>47.023</text:p>
          </table:table-cell>
          <table:table-cell office:value-type="float" office:value="-0.095428" calcext:value-type="float">
            <text:p>-0.095428</text:p>
          </table:table-cell>
          <table:table-cell office:value-type="float" office:value="0.046447" calcext:value-type="float">
            <text:p>0.046447</text:p>
          </table:table-cell>
          <table:table-cell office:value-type="float" office:value="2.4213" calcext:value-type="float">
            <text:p>2.4213</text:p>
          </table:table-cell>
          <table:table-cell table:formula="of:=SQRT([.C683]*[.C683]+[.D683]*[.D683])" office:value-type="float" office:value="2.42174544777295" calcext:value-type="float">
            <text:p>2.42174544777295</text:p>
          </table:table-cell>
          <table:table-cell/>
        </table:table-row>
        <table:table-row table:style-name="ro1">
          <table:table-cell office:value-type="float" office:value="47.092" calcext:value-type="float">
            <text:p>47.092</text:p>
          </table:table-cell>
          <table:table-cell office:value-type="float" office:value="-0.096846" calcext:value-type="float">
            <text:p>-0.096846</text:p>
          </table:table-cell>
          <table:table-cell office:value-type="float" office:value="0.044964" calcext:value-type="float">
            <text:p>0.044964</text:p>
          </table:table-cell>
          <table:table-cell office:value-type="float" office:value="2.4254" calcext:value-type="float">
            <text:p>2.4254</text:p>
          </table:table-cell>
          <table:table-cell table:formula="of:=SQRT([.C684]*[.C684]+[.D684]*[.D684])" office:value-type="float" office:value="2.42581675344532" calcext:value-type="float">
            <text:p>2.42581675344532</text:p>
          </table:table-cell>
          <table:table-cell/>
        </table:table-row>
        <table:table-row table:style-name="ro1">
          <table:table-cell office:value-type="float" office:value="47.161" calcext:value-type="float">
            <text:p>47.161</text:p>
          </table:table-cell>
          <table:table-cell office:value-type="float" office:value="-0.098277" calcext:value-type="float">
            <text:p>-0.098277</text:p>
          </table:table-cell>
          <table:table-cell office:value-type="float" office:value="0.043475" calcext:value-type="float">
            <text:p>0.043475</text:p>
          </table:table-cell>
          <table:table-cell office:value-type="float" office:value="2.4295" calcext:value-type="float">
            <text:p>2.4295</text:p>
          </table:table-cell>
          <table:table-cell table:formula="of:=SQRT([.C685]*[.C685]+[.D685]*[.D685])" office:value-type="float" office:value="2.4298889533526" calcext:value-type="float">
            <text:p>2.4298889533526</text:p>
          </table:table-cell>
          <table:table-cell/>
        </table:table-row>
        <table:table-row table:style-name="ro1">
          <table:table-cell office:value-type="float" office:value="47.23" calcext:value-type="float">
            <text:p>47.23</text:p>
          </table:table-cell>
          <table:table-cell office:value-type="float" office:value="-0.099723" calcext:value-type="float">
            <text:p>-0.099723</text:p>
          </table:table-cell>
          <table:table-cell office:value-type="float" office:value="0.04198" calcext:value-type="float">
            <text:p>0.04198</text:p>
          </table:table-cell>
          <table:table-cell office:value-type="float" office:value="2.4335" calcext:value-type="float">
            <text:p>2.4335</text:p>
          </table:table-cell>
          <table:table-cell table:formula="of:=SQRT([.C686]*[.C686]+[.D686]*[.D686])" office:value-type="float" office:value="2.4338620688938" calcext:value-type="float">
            <text:p>2.4338620688938</text:p>
          </table:table-cell>
          <table:table-cell/>
        </table:table-row>
        <table:table-row table:style-name="ro1">
          <table:table-cell office:value-type="float" office:value="47.299" calcext:value-type="float">
            <text:p>47.299</text:p>
          </table:table-cell>
          <table:table-cell office:value-type="float" office:value="-0.10118" calcext:value-type="float">
            <text:p>-0.10118</text:p>
          </table:table-cell>
          <table:table-cell office:value-type="float" office:value="0.040479" calcext:value-type="float">
            <text:p>0.040479</text:p>
          </table:table-cell>
          <table:table-cell office:value-type="float" office:value="2.4376" calcext:value-type="float">
            <text:p>2.4376</text:p>
          </table:table-cell>
          <table:table-cell table:formula="of:=SQRT([.C687]*[.C687]+[.D687]*[.D687])" office:value-type="float" office:value="2.43793607574953" calcext:value-type="float">
            <text:p>2.43793607574953</text:p>
          </table:table-cell>
          <table:table-cell/>
        </table:table-row>
        <table:table-row table:style-name="ro1">
          <table:table-cell office:value-type="float" office:value="47.368" calcext:value-type="float">
            <text:p>47.368</text:p>
          </table:table-cell>
          <table:table-cell office:value-type="float" office:value="-0.10265" calcext:value-type="float">
            <text:p>-0.10265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2.4417" calcext:value-type="float">
            <text:p>2.4417</text:p>
          </table:table-cell>
          <table:table-cell table:formula="of:=SQRT([.C688]*[.C688]+[.D688]*[.D688])" office:value-type="float" office:value="2.44201099645026" calcext:value-type="float">
            <text:p>2.44201099645026</text:p>
          </table:table-cell>
          <table:table-cell/>
        </table:table-row>
        <table:table-row table:style-name="ro1">
          <table:table-cell office:value-type="float" office:value="47.437" calcext:value-type="float">
            <text:p>47.437</text:p>
          </table:table-cell>
          <table:table-cell office:value-type="float" office:value="-0.10414" calcext:value-type="float">
            <text:p>-0.10414</text:p>
          </table:table-cell>
          <table:table-cell office:value-type="float" office:value="0.037458" calcext:value-type="float">
            <text:p>0.037458</text:p>
          </table:table-cell>
          <table:table-cell office:value-type="float" office:value="2.4458" calcext:value-type="float">
            <text:p>2.4458</text:p>
          </table:table-cell>
          <table:table-cell table:formula="of:=SQRT([.C689]*[.C689]+[.D689]*[.D689])" office:value-type="float" office:value="2.4460868222048" calcext:value-type="float">
            <text:p>2.4460868222048</text:p>
          </table:table-cell>
          <table:table-cell/>
        </table:table-row>
        <table:table-row table:style-name="ro1">
          <table:table-cell office:value-type="float" office:value="47.506" calcext:value-type="float">
            <text:p>47.506</text:p>
          </table:table-cell>
          <table:table-cell office:value-type="float" office:value="-0.10564" calcext:value-type="float">
            <text:p>-0.10564</text:p>
          </table:table-cell>
          <table:table-cell office:value-type="float" office:value="0.035939" calcext:value-type="float">
            <text:p>0.035939</text:p>
          </table:table-cell>
          <table:table-cell office:value-type="float" office:value="2.4499" calcext:value-type="float">
            <text:p>2.4499</text:p>
          </table:table-cell>
          <table:table-cell table:formula="of:=SQRT([.C690]*[.C690]+[.D690]*[.D690])" office:value-type="float" office:value="2.45016359080797" calcext:value-type="float">
            <text:p>2.45016359080797</text:p>
          </table:table-cell>
          <table:table-cell/>
        </table:table-row>
        <table:table-row table:style-name="ro1">
          <table:table-cell office:value-type="float" office:value="47.575" calcext:value-type="float">
            <text:p>47.575</text:p>
          </table:table-cell>
          <table:table-cell office:value-type="float" office:value="-0.10715" calcext:value-type="float">
            <text:p>-0.10715</text:p>
          </table:table-cell>
          <table:table-cell office:value-type="float" office:value="0.034413" calcext:value-type="float">
            <text:p>0.034413</text:p>
          </table:table-cell>
          <table:table-cell office:value-type="float" office:value="2.4539" calcext:value-type="float">
            <text:p>2.4539</text:p>
          </table:table-cell>
          <table:table-cell table:formula="of:=SQRT([.C691]*[.C691]+[.D691]*[.D691])" office:value-type="float" office:value="2.45414128863214" calcext:value-type="float">
            <text:p>2.45414128863214</text:p>
          </table:table-cell>
          <table:table-cell/>
        </table:table-row>
        <table:table-row table:style-name="ro1">
          <table:table-cell office:value-type="float" office:value="47.644" calcext:value-type="float">
            <text:p>47.644</text:p>
          </table:table-cell>
          <table:table-cell office:value-type="float" office:value="-0.10868" calcext:value-type="float">
            <text:p>-0.10868</text:p>
          </table:table-cell>
          <table:table-cell office:value-type="float" office:value="0.032881" calcext:value-type="float">
            <text:p>0.032881</text:p>
          </table:table-cell>
          <table:table-cell office:value-type="float" office:value="2.458" calcext:value-type="float">
            <text:p>2.458</text:p>
          </table:table-cell>
          <table:table-cell table:formula="of:=SQRT([.C692]*[.C692]+[.D692]*[.D692])" office:value-type="float" office:value="2.45821991696451" calcext:value-type="float">
            <text:p>2.45821991696451</text:p>
          </table:table-cell>
          <table:table-cell/>
        </table:table-row>
        <table:table-row table:style-name="ro1">
          <table:table-cell office:value-type="float" office:value="47.714" calcext:value-type="float">
            <text:p>47.714</text:p>
          </table:table-cell>
          <table:table-cell office:value-type="float" office:value="-0.11022" calcext:value-type="float">
            <text:p>-0.11022</text:p>
          </table:table-cell>
          <table:table-cell office:value-type="float" office:value="0.031343" calcext:value-type="float">
            <text:p>0.031343</text:p>
          </table:table-cell>
          <table:table-cell office:value-type="float" office:value="2.4621" calcext:value-type="float">
            <text:p>2.4621</text:p>
          </table:table-cell>
          <table:table-cell table:formula="of:=SQRT([.C693]*[.C693]+[.D693]*[.D693])" office:value-type="float" office:value="2.46229949308548" calcext:value-type="float">
            <text:p>2.46229949308548</text:p>
          </table:table-cell>
          <table:table-cell/>
        </table:table-row>
        <table:table-row table:style-name="ro1">
          <table:table-cell office:value-type="float" office:value="47.783" calcext:value-type="float">
            <text:p>47.783</text:p>
          </table:table-cell>
          <table:table-cell office:value-type="float" office:value="-0.11177" calcext:value-type="float">
            <text:p>-0.11177</text:p>
          </table:table-cell>
          <table:table-cell office:value-type="float" office:value="0.029799" calcext:value-type="float">
            <text:p>0.029799</text:p>
          </table:table-cell>
          <table:table-cell office:value-type="float" office:value="2.4662" calcext:value-type="float">
            <text:p>2.4662</text:p>
          </table:table-cell>
          <table:table-cell table:formula="of:=SQRT([.C694]*[.C694]+[.D694]*[.D694])" office:value-type="float" office:value="2.46638002351645" calcext:value-type="float">
            <text:p>2.46638002351645</text:p>
          </table:table-cell>
          <table:table-cell/>
        </table:table-row>
        <table:table-row table:style-name="ro1">
          <table:table-cell office:value-type="float" office:value="47.852" calcext:value-type="float">
            <text:p>47.852</text:p>
          </table:table-cell>
          <table:table-cell office:value-type="float" office:value="-0.11334" calcext:value-type="float">
            <text:p>-0.11334</text:p>
          </table:table-cell>
          <table:table-cell office:value-type="float" office:value="0.028249" calcext:value-type="float">
            <text:p>0.028249</text:p>
          </table:table-cell>
          <table:table-cell office:value-type="float" office:value="2.4703" calcext:value-type="float">
            <text:p>2.4703</text:p>
          </table:table-cell>
          <table:table-cell table:formula="of:=SQRT([.C695]*[.C695]+[.D695]*[.D695])" office:value-type="float" office:value="2.47046151477836" calcext:value-type="float">
            <text:p>2.47046151477836</text:p>
          </table:table-cell>
          <table:table-cell/>
        </table:table-row>
        <table:table-row table:style-name="ro1">
          <table:table-cell office:value-type="float" office:value="47.921" calcext:value-type="float">
            <text:p>47.921</text:p>
          </table:table-cell>
          <table:table-cell office:value-type="float" office:value="-0.11492" calcext:value-type="float">
            <text:p>-0.11492</text:p>
          </table:table-cell>
          <table:table-cell office:value-type="float" office:value="0.026693" calcext:value-type="float">
            <text:p>0.026693</text:p>
          </table:table-cell>
          <table:table-cell office:value-type="float" office:value="2.4744" calcext:value-type="float">
            <text:p>2.4744</text:p>
          </table:table-cell>
          <table:table-cell table:formula="of:=SQRT([.C696]*[.C696]+[.D696]*[.D696])" office:value-type="float" office:value="2.47454397339166" calcext:value-type="float">
            <text:p>2.47454397339166</text:p>
          </table:table-cell>
          <table:table-cell/>
        </table:table-row>
        <table:table-row table:style-name="ro1">
          <table:table-cell office:value-type="float" office:value="47.99" calcext:value-type="float">
            <text:p>47.99</text:p>
          </table:table-cell>
          <table:table-cell office:value-type="float" office:value="-0.11647" calcext:value-type="float">
            <text:p>-0.11647</text:p>
          </table:table-cell>
          <table:table-cell office:value-type="float" office:value="0.025154" calcext:value-type="float">
            <text:p>0.025154</text:p>
          </table:table-cell>
          <table:table-cell office:value-type="float" office:value="2.4785" calcext:value-type="float">
            <text:p>2.4785</text:p>
          </table:table-cell>
          <table:table-cell table:formula="of:=SQRT([.C697]*[.C697]+[.D697]*[.D697])" office:value-type="float" office:value="2.47862763918181" calcext:value-type="float">
            <text:p>2.47862763918181</text:p>
          </table:table-cell>
          <table:table-cell/>
        </table:table-row>
        <table:table-row table:style-name="ro1">
          <table:table-cell office:value-type="float" office:value="48.059" calcext:value-type="float">
            <text:p>48.059</text:p>
          </table:table-cell>
          <table:table-cell office:value-type="float" office:value="-0.11739" calcext:value-type="float">
            <text:p>-0.11739</text:p>
          </table:table-cell>
          <table:table-cell office:value-type="float" office:value="0.023944" calcext:value-type="float">
            <text:p>0.023944</text:p>
          </table:table-cell>
          <table:table-cell office:value-type="float" office:value="2.4827" calcext:value-type="float">
            <text:p>2.4827</text:p>
          </table:table-cell>
          <table:table-cell table:formula="of:=SQRT([.C698]*[.C698]+[.D698]*[.D698])" office:value-type="float" office:value="2.48281545933966" calcext:value-type="float">
            <text:p>2.48281545933966</text:p>
          </table:table-cell>
          <table:table-cell/>
        </table:table-row>
        <table:table-row table:style-name="ro1">
          <table:table-cell office:value-type="float" office:value="48.128" calcext:value-type="float">
            <text:p>48.128</text:p>
          </table:table-cell>
          <table:table-cell office:value-type="float" office:value="-0.11832" calcext:value-type="float">
            <text:p>-0.11832</text:p>
          </table:table-cell>
          <table:table-cell office:value-type="float" office:value="0.022729" calcext:value-type="float">
            <text:p>0.022729</text:p>
          </table:table-cell>
          <table:table-cell office:value-type="float" office:value="2.4868" calcext:value-type="float">
            <text:p>2.4868</text:p>
          </table:table-cell>
          <table:table-cell table:formula="of:=SQRT([.C699]*[.C699]+[.D699]*[.D699])" office:value-type="float" office:value="2.48690386775223" calcext:value-type="float">
            <text:p>2.48690386775223</text:p>
          </table:table-cell>
          <table:table-cell/>
        </table:table-row>
        <table:table-row table:style-name="ro1">
          <table:table-cell office:value-type="float" office:value="48.197" calcext:value-type="float">
            <text:p>48.197</text:p>
          </table:table-cell>
          <table:table-cell office:value-type="float" office:value="-0.11926" calcext:value-type="float">
            <text:p>-0.11926</text:p>
          </table:table-cell>
          <table:table-cell office:value-type="float" office:value="0.021509" calcext:value-type="float">
            <text:p>0.021509</text:p>
          </table:table-cell>
          <table:table-cell office:value-type="float" office:value="2.491" calcext:value-type="float">
            <text:p>2.491</text:p>
          </table:table-cell>
          <table:table-cell table:formula="of:=SQRT([.C700]*[.C700]+[.D700]*[.D700])" office:value-type="float" office:value="2.49109285998756" calcext:value-type="float">
            <text:p>2.49109285998756</text:p>
          </table:table-cell>
          <table:table-cell/>
        </table:table-row>
        <table:table-row table:style-name="ro1">
          <table:table-cell office:value-type="float" office:value="48.266" calcext:value-type="float">
            <text:p>48.266</text:p>
          </table:table-cell>
          <table:table-cell office:value-type="float" office:value="-0.12021" calcext:value-type="float">
            <text:p>-0.12021</text:p>
          </table:table-cell>
          <table:table-cell office:value-type="float" office:value="0.020285" calcext:value-type="float">
            <text:p>0.020285</text:p>
          </table:table-cell>
          <table:table-cell office:value-type="float" office:value="2.4951" calcext:value-type="float">
            <text:p>2.4951</text:p>
          </table:table-cell>
          <table:table-cell table:formula="of:=SQRT([.C701]*[.C701]+[.D701]*[.D701])" office:value-type="float" office:value="2.49518245649992" calcext:value-type="float">
            <text:p>2.49518245649992</text:p>
          </table:table-cell>
          <table:table-cell/>
        </table:table-row>
        <table:table-row table:style-name="ro1">
          <table:table-cell office:value-type="float" office:value="48.335" calcext:value-type="float">
            <text:p>48.335</text:p>
          </table:table-cell>
          <table:table-cell office:value-type="float" office:value="-0.12117" calcext:value-type="float">
            <text:p>-0.12117</text:p>
          </table:table-cell>
          <table:table-cell office:value-type="float" office:value="0.019057" calcext:value-type="float">
            <text:p>0.019057</text:p>
          </table:table-cell>
          <table:table-cell office:value-type="float" office:value="2.4993" calcext:value-type="float">
            <text:p>2.4993</text:p>
          </table:table-cell>
          <table:table-cell table:formula="of:=SQRT([.C702]*[.C702]+[.D702]*[.D702])" office:value-type="float" office:value="2.49937265313698" calcext:value-type="float">
            <text:p>2.49937265313698</text:p>
          </table:table-cell>
          <table:table-cell/>
        </table:table-row>
        <table:table-row table:style-name="ro1">
          <table:table-cell office:value-type="float" office:value="48.404" calcext:value-type="float">
            <text:p>48.404</text:p>
          </table:table-cell>
          <table:table-cell office:value-type="float" office:value="-0.12214" calcext:value-type="float">
            <text:p>-0.12214</text:p>
          </table:table-cell>
          <table:table-cell office:value-type="float" office:value="0.017825" calcext:value-type="float">
            <text:p>0.017825</text:p>
          </table:table-cell>
          <table:table-cell office:value-type="float" office:value="2.5034" calcext:value-type="float">
            <text:p>2.5034</text:p>
          </table:table-cell>
          <table:table-cell table:formula="of:=SQRT([.C703]*[.C703]+[.D703]*[.D703])" office:value-type="float" office:value="2.50346345901533" calcext:value-type="float">
            <text:p>2.50346345901533</text:p>
          </table:table-cell>
          <table:table-cell/>
        </table:table-row>
        <table:table-row table:style-name="ro1">
          <table:table-cell office:value-type="float" office:value="48.473" calcext:value-type="float">
            <text:p>48.473</text:p>
          </table:table-cell>
          <table:table-cell office:value-type="float" office:value="-0.12312" calcext:value-type="float">
            <text:p>-0.12312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2.5076" calcext:value-type="float">
            <text:p>2.5076</text:p>
          </table:table-cell>
          <table:table-cell table:formula="of:=SQRT([.C704]*[.C704]+[.D704]*[.D704])" office:value-type="float" office:value="2.5076548649573" calcext:value-type="float">
            <text:p>2.5076548649573</text:p>
          </table:table-cell>
          <table:table-cell/>
        </table:table-row>
        <table:table-row table:style-name="ro1">
          <table:table-cell office:value-type="float" office:value="48.542" calcext:value-type="float">
            <text:p>48.542</text:p>
          </table:table-cell>
          <table:table-cell office:value-type="float" office:value="-0.12411" calcext:value-type="float">
            <text:p>-0.12411</text:p>
          </table:table-cell>
          <table:table-cell office:value-type="float" office:value="0.015347" calcext:value-type="float">
            <text:p>0.015347</text:p>
          </table:table-cell>
          <table:table-cell office:value-type="float" office:value="2.5117" calcext:value-type="float">
            <text:p>2.5117</text:p>
          </table:table-cell>
          <table:table-cell table:formula="of:=SQRT([.C705]*[.C705]+[.D705]*[.D705])" office:value-type="float" office:value="2.51174688621465" calcext:value-type="float">
            <text:p>2.51174688621465</text:p>
          </table:table-cell>
          <table:table-cell/>
        </table:table-row>
        <table:table-row table:style-name="ro1">
          <table:table-cell office:value-type="float" office:value="48.611" calcext:value-type="float">
            <text:p>48.611</text:p>
          </table:table-cell>
          <table:table-cell office:value-type="float" office:value="-0.12511" calcext:value-type="float">
            <text:p>-0.12511</text:p>
          </table:table-cell>
          <table:table-cell office:value-type="float" office:value="0.014101" calcext:value-type="float">
            <text:p>0.014101</text:p>
          </table:table-cell>
          <table:table-cell office:value-type="float" office:value="2.5159" calcext:value-type="float">
            <text:p>2.5159</text:p>
          </table:table-cell>
          <table:table-cell table:formula="of:=SQRT([.C706]*[.C706]+[.D706]*[.D706])" office:value-type="float" office:value="2.5159395160061" calcext:value-type="float">
            <text:p>2.5159395160061</text:p>
          </table:table-cell>
          <table:table-cell/>
        </table:table-row>
        <table:table-row table:style-name="ro1">
          <table:table-cell office:value-type="float" office:value="48.68" calcext:value-type="float">
            <text:p>48.68</text:p>
          </table:table-cell>
          <table:table-cell office:value-type="float" office:value="-0.12611" calcext:value-type="float">
            <text:p>-0.12611</text:p>
          </table:table-cell>
          <table:table-cell office:value-type="float" office:value="0.012851" calcext:value-type="float">
            <text:p>0.012851</text:p>
          </table:table-cell>
          <table:table-cell office:value-type="float" office:value="2.5201" calcext:value-type="float">
            <text:p>2.5201</text:p>
          </table:table-cell>
          <table:table-cell table:formula="of:=SQRT([.C707]*[.C707]+[.D707]*[.D707])" office:value-type="float" office:value="2.52013276598694" calcext:value-type="float">
            <text:p>2.52013276598694</text:p>
          </table:table-cell>
          <table:table-cell/>
        </table:table-row>
        <table:table-row table:style-name="ro1">
          <table:table-cell office:value-type="float" office:value="48.749" calcext:value-type="float">
            <text:p>48.749</text:p>
          </table:table-cell>
          <table:table-cell office:value-type="float" office:value="-0.12713" calcext:value-type="float">
            <text:p>-0.12713</text:p>
          </table:table-cell>
          <table:table-cell office:value-type="float" office:value="0.011597" calcext:value-type="float">
            <text:p>0.011597</text:p>
          </table:table-cell>
          <table:table-cell office:value-type="float" office:value="2.5242" calcext:value-type="float">
            <text:p>2.5242</text:p>
          </table:table-cell>
          <table:table-cell table:formula="of:=SQRT([.C708]*[.C708]+[.D708]*[.D708])" office:value-type="float" office:value="2.52422664006404" calcext:value-type="float">
            <text:p>2.52422664006404</text:p>
          </table:table-cell>
          <table:table-cell/>
        </table:table-row>
        <table:table-row table:style-name="ro1">
          <table:table-cell office:value-type="float" office:value="48.818" calcext:value-type="float">
            <text:p>48.818</text:p>
          </table:table-cell>
          <table:table-cell office:value-type="float" office:value="-0.12816" calcext:value-type="float">
            <text:p>-0.12816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2.5284" calcext:value-type="float">
            <text:p>2.5284</text:p>
          </table:table-cell>
          <table:table-cell table:formula="of:=SQRT([.C709]*[.C709]+[.D709]*[.D709])" office:value-type="float" office:value="2.52842113875853" calcext:value-type="float">
            <text:p>2.52842113875853</text:p>
          </table:table-cell>
          <table:table-cell/>
        </table:table-row>
        <table:table-row table:style-name="ro1">
          <table:table-cell office:value-type="float" office:value="48.887" calcext:value-type="float">
            <text:p>48.887</text:p>
          </table:table-cell>
          <table:table-cell office:value-type="float" office:value="-0.1292" calcext:value-type="float">
            <text:p>-0.1292</text:p>
          </table:table-cell>
          <table:table-cell office:value-type="float" office:value="0.0090762" calcext:value-type="float">
            <text:p>0.0090762</text:p>
          </table:table-cell>
          <table:table-cell office:value-type="float" office:value="2.5326" calcext:value-type="float">
            <text:p>2.5326</text:p>
          </table:table-cell>
          <table:table-cell table:formula="of:=SQRT([.C710]*[.C710]+[.D710]*[.D710])" office:value-type="float" office:value="2.53261626335425" calcext:value-type="float">
            <text:p>2.53261626335425</text:p>
          </table:table-cell>
          <table:table-cell/>
        </table:table-row>
        <table:table-row table:style-name="ro1">
          <table:table-cell office:value-type="float" office:value="48.956" calcext:value-type="float">
            <text:p>48.956</text:p>
          </table:table-cell>
          <table:table-cell office:value-type="float" office:value="-0.13024" calcext:value-type="float">
            <text:p>-0.13024</text:p>
          </table:table-cell>
          <table:table-cell office:value-type="float" office:value="0.0078091" calcext:value-type="float">
            <text:p>0.0078091</text:p>
          </table:table-cell>
          <table:table-cell office:value-type="float" office:value="2.5367" calcext:value-type="float">
            <text:p>2.5367</text:p>
          </table:table-cell>
          <table:table-cell table:formula="of:=SQRT([.C711]*[.C711]+[.D711]*[.D711])" office:value-type="float" office:value="2.53671201992714" calcext:value-type="float">
            <text:p>2.53671201992714</text:p>
          </table:table-cell>
          <table:table-cell/>
        </table:table-row>
        <table:table-row table:style-name="ro1">
          <table:table-cell office:value-type="float" office:value="49.025" calcext:value-type="float">
            <text:p>49.025</text:p>
          </table:table-cell>
          <table:table-cell office:value-type="float" office:value="-0.1313" calcext:value-type="float">
            <text:p>-0.1313</text:p>
          </table:table-cell>
          <table:table-cell office:value-type="float" office:value="0.0065377" calcext:value-type="float">
            <text:p>0.0065377</text:p>
          </table:table-cell>
          <table:table-cell office:value-type="float" office:value="2.5409" calcext:value-type="float">
            <text:p>2.5409</text:p>
          </table:table-cell>
          <table:table-cell table:formula="of:=SQRT([.C712]*[.C712]+[.D712]*[.D712])" office:value-type="float" office:value="2.5409084106912" calcext:value-type="float">
            <text:p>2.5409084106912</text:p>
          </table:table-cell>
          <table:table-cell/>
        </table:table-row>
        <table:table-row table:style-name="ro1">
          <table:table-cell office:value-type="float" office:value="49.095" calcext:value-type="float">
            <text:p>49.095</text:p>
          </table:table-cell>
          <table:table-cell office:value-type="float" office:value="-0.13237" calcext:value-type="float">
            <text:p>-0.13237</text:p>
          </table:table-cell>
          <table:table-cell office:value-type="float" office:value="0.005262" calcext:value-type="float">
            <text:p>0.005262</text:p>
          </table:table-cell>
          <table:table-cell office:value-type="float" office:value="2.5451" calcext:value-type="float">
            <text:p>2.5451</text:p>
          </table:table-cell>
          <table:table-cell table:formula="of:=SQRT([.C713]*[.C713]+[.D713]*[.D713])" office:value-type="float" office:value="2.54510543959263" calcext:value-type="float">
            <text:p>2.54510543959263</text:p>
          </table:table-cell>
          <table:table-cell/>
        </table:table-row>
        <table:table-row table:style-name="ro1">
          <table:table-cell office:value-type="float" office:value="49.164" calcext:value-type="float">
            <text:p>49.164</text:p>
          </table:table-cell>
          <table:table-cell office:value-type="float" office:value="-0.13344" calcext:value-type="float">
            <text:p>-0.13344</text:p>
          </table:table-cell>
          <table:table-cell office:value-type="float" office:value="0.0039819" calcext:value-type="float">
            <text:p>0.0039819</text:p>
          </table:table-cell>
          <table:table-cell office:value-type="float" office:value="2.5493" calcext:value-type="float">
            <text:p>2.5493</text:p>
          </table:table-cell>
          <table:table-cell table:formula="of:=SQRT([.C714]*[.C714]+[.D714]*[.D714])" office:value-type="float" office:value="2.54930310977875" calcext:value-type="float">
            <text:p>2.54930310977875</text:p>
          </table:table-cell>
          <table:table-cell/>
        </table:table-row>
        <table:table-row table:style-name="ro1">
          <table:table-cell office:value-type="float" office:value="49.233" calcext:value-type="float">
            <text:p>49.233</text:p>
          </table:table-cell>
          <table:table-cell office:value-type="float" office:value="-0.13445" calcext:value-type="float">
            <text:p>-0.13445</text:p>
          </table:table-cell>
          <table:table-cell office:value-type="float" office:value="0.0027318" calcext:value-type="float">
            <text:p>0.0027318</text:p>
          </table:table-cell>
          <table:table-cell office:value-type="float" office:value="2.5534" calcext:value-type="float">
            <text:p>2.5534</text:p>
          </table:table-cell>
          <table:table-cell table:formula="of:=SQRT([.C715]*[.C715]+[.D715]*[.D715])" office:value-type="float" office:value="2.55340146133177" calcext:value-type="float">
            <text:p>2.55340146133177</text:p>
          </table:table-cell>
          <table:table-cell/>
        </table:table-row>
        <table:table-row table:style-name="ro1">
          <table:table-cell office:value-type="float" office:value="49.302" calcext:value-type="float">
            <text:p>49.302</text:p>
          </table:table-cell>
          <table:table-cell office:value-type="float" office:value="-0.13487" calcext:value-type="float">
            <text:p>-0.13487</text:p>
          </table:table-cell>
          <table:table-cell office:value-type="float" office:value="0.0017236" calcext:value-type="float">
            <text:p>0.0017236</text:p>
          </table:table-cell>
          <table:table-cell office:value-type="float" office:value="2.5576" calcext:value-type="float">
            <text:p>2.5576</text:p>
          </table:table-cell>
          <table:table-cell table:formula="of:=SQRT([.C716]*[.C716]+[.D716]*[.D716])" office:value-type="float" office:value="2.55760058077819" calcext:value-type="float">
            <text:p>2.55760058077819</text:p>
          </table:table-cell>
          <table:table-cell/>
        </table:table-row>
        <table:table-row table:style-name="ro1">
          <table:table-cell office:value-type="float" office:value="49.371" calcext:value-type="float">
            <text:p>49.371</text:p>
          </table:table-cell>
          <table:table-cell office:value-type="float" office:value="-0.13531" calcext:value-type="float">
            <text:p>-0.13531</text:p>
          </table:table-cell>
          <table:table-cell office:value-type="float" office:value="0.00071281" calcext:value-type="float">
            <text:p>0.00071281</text:p>
          </table:table-cell>
          <table:table-cell office:value-type="float" office:value="2.5618" calcext:value-type="float">
            <text:p>2.5618</text:p>
          </table:table-cell>
          <table:table-cell table:formula="of:=SQRT([.C717]*[.C717]+[.D717]*[.D717])" office:value-type="float" office:value="2.56180009916818" calcext:value-type="float">
            <text:p>2.56180009916818</text:p>
          </table:table-cell>
          <table:table-cell/>
        </table:table-row>
        <table:table-row table:style-name="ro1">
          <table:table-cell office:value-type="float" office:value="49.44" calcext:value-type="float">
            <text:p>49.44</text:p>
          </table:table-cell>
          <table:table-cell office:value-type="float" office:value="-0.13575" calcext:value-type="float">
            <text:p>-0.13575</text:p>
          </table:table-cell>
          <table:table-cell office:value-type="float" office:value="-0.00030042" calcext:value-type="float">
            <text:p>-0.00030042</text:p>
          </table:table-cell>
          <table:table-cell office:value-type="float" office:value="2.5659" calcext:value-type="float">
            <text:p>2.5659</text:p>
          </table:table-cell>
          <table:table-cell table:formula="of:=SQRT([.C718]*[.C718]+[.D718]*[.D718])" office:value-type="float" office:value="2.56590001758685" calcext:value-type="float">
            <text:p>2.56590001758685</text:p>
          </table:table-cell>
          <table:table-cell/>
        </table:table-row>
        <table:table-row table:style-name="ro1">
          <table:table-cell office:value-type="float" office:value="49.509" calcext:value-type="float">
            <text:p>49.509</text:p>
          </table:table-cell>
          <table:table-cell office:value-type="float" office:value="-0.1362" calcext:value-type="float">
            <text:p>-0.1362</text:p>
          </table:table-cell>
          <table:table-cell office:value-type="float" office:value="-0.0013161" calcext:value-type="float">
            <text:p>-0.0013161</text:p>
          </table:table-cell>
          <table:table-cell office:value-type="float" office:value="2.5701" calcext:value-type="float">
            <text:p>2.5701</text:p>
          </table:table-cell>
          <table:table-cell table:formula="of:=SQRT([.C719]*[.C719]+[.D719]*[.D719])" office:value-type="float" office:value="2.57010033697504" calcext:value-type="float">
            <text:p>2.57010033697504</text:p>
          </table:table-cell>
          <table:table-cell/>
        </table:table-row>
        <table:table-row table:style-name="ro1">
          <table:table-cell office:value-type="float" office:value="49.578" calcext:value-type="float">
            <text:p>49.578</text:p>
          </table:table-cell>
          <table:table-cell office:value-type="float" office:value="-0.13665" calcext:value-type="float">
            <text:p>-0.13665</text:p>
          </table:table-cell>
          <table:table-cell office:value-type="float" office:value="-0.0023343" calcext:value-type="float">
            <text:p>-0.0023343</text:p>
          </table:table-cell>
          <table:table-cell office:value-type="float" office:value="2.5742" calcext:value-type="float">
            <text:p>2.5742</text:p>
          </table:table-cell>
          <table:table-cell table:formula="of:=SQRT([.C720]*[.C720]+[.D720]*[.D720])" office:value-type="float" office:value="2.5742010583784" calcext:value-type="float">
            <text:p>2.5742010583784</text:p>
          </table:table-cell>
          <table:table-cell/>
        </table:table-row>
        <table:table-row table:style-name="ro1">
          <table:table-cell office:value-type="float" office:value="49.647" calcext:value-type="float">
            <text:p>49.647</text:p>
          </table:table-cell>
          <table:table-cell office:value-type="float" office:value="-0.13711" calcext:value-type="float">
            <text:p>-0.13711</text:p>
          </table:table-cell>
          <table:table-cell office:value-type="float" office:value="-0.003355" calcext:value-type="float">
            <text:p>-0.003355</text:p>
          </table:table-cell>
          <table:table-cell office:value-type="float" office:value="2.5784" calcext:value-type="float">
            <text:p>2.5784</text:p>
          </table:table-cell>
          <table:table-cell table:formula="of:=SQRT([.C721]*[.C721]+[.D721]*[.D721])" office:value-type="float" office:value="2.57840218275292" calcext:value-type="float">
            <text:p>2.57840218275292</text:p>
          </table:table-cell>
          <table:table-cell/>
        </table:table-row>
        <table:table-row table:style-name="ro1">
          <table:table-cell office:value-type="float" office:value="49.716" calcext:value-type="float">
            <text:p>49.716</text:p>
          </table:table-cell>
          <table:table-cell office:value-type="float" office:value="-0.13758" calcext:value-type="float">
            <text:p>-0.13758</text:p>
          </table:table-cell>
          <table:table-cell office:value-type="float" office:value="-0.0043781" calcext:value-type="float">
            <text:p>-0.0043781</text:p>
          </table:table-cell>
          <table:table-cell office:value-type="float" office:value="2.5826" calcext:value-type="float">
            <text:p>2.5826</text:p>
          </table:table-cell>
          <table:table-cell table:formula="of:=SQRT([.C722]*[.C722]+[.D722]*[.D722])" office:value-type="float" office:value="2.58260371093972" calcext:value-type="float">
            <text:p>2.58260371093972</text:p>
          </table:table-cell>
          <table:table-cell/>
        </table:table-row>
        <table:table-row table:style-name="ro1">
          <table:table-cell office:value-type="float" office:value="49.785" calcext:value-type="float">
            <text:p>49.785</text:p>
          </table:table-cell>
          <table:table-cell office:value-type="float" office:value="-0.13806" calcext:value-type="float">
            <text:p>-0.13806</text:p>
          </table:table-cell>
          <table:table-cell office:value-type="float" office:value="-0.0054038" calcext:value-type="float">
            <text:p>-0.0054038</text:p>
          </table:table-cell>
          <table:table-cell office:value-type="float" office:value="2.5867" calcext:value-type="float">
            <text:p>2.5867</text:p>
          </table:table-cell>
          <table:table-cell table:formula="of:=SQRT([.C723]*[.C723]+[.D723]*[.D723])" office:value-type="float" office:value="2.58670564445482" calcext:value-type="float">
            <text:p>2.58670564445482</text:p>
          </table:table-cell>
          <table:table-cell/>
        </table:table-row>
        <table:table-row table:style-name="ro1">
          <table:table-cell office:value-type="float" office:value="49.854" calcext:value-type="float">
            <text:p>49.854</text:p>
          </table:table-cell>
          <table:table-cell office:value-type="float" office:value="-0.13854" calcext:value-type="float">
            <text:p>-0.13854</text:p>
          </table:table-cell>
          <table:table-cell office:value-type="float" office:value="-0.0064319" calcext:value-type="float">
            <text:p>-0.0064319</text:p>
          </table:table-cell>
          <table:table-cell office:value-type="float" office:value="2.5909" calcext:value-type="float">
            <text:p>2.5909</text:p>
          </table:table-cell>
          <table:table-cell table:formula="of:=SQRT([.C724]*[.C724]+[.D724]*[.D724])" office:value-type="float" office:value="2.59090798357209" calcext:value-type="float">
            <text:p>2.59090798357209</text:p>
          </table:table-cell>
          <table:table-cell/>
        </table:table-row>
        <table:table-row table:style-name="ro1">
          <table:table-cell office:value-type="float" office:value="49.923" calcext:value-type="float">
            <text:p>49.923</text:p>
          </table:table-cell>
          <table:table-cell office:value-type="float" office:value="-0.13903" calcext:value-type="float">
            <text:p>-0.13903</text:p>
          </table:table-cell>
          <table:table-cell office:value-type="float" office:value="-0.0074625" calcext:value-type="float">
            <text:p>-0.0074625</text:p>
          </table:table-cell>
          <table:table-cell office:value-type="float" office:value="2.5951" calcext:value-type="float">
            <text:p>2.5951</text:p>
          </table:table-cell>
          <table:table-cell table:formula="of:=SQRT([.C725]*[.C725]+[.D725]*[.D725])" office:value-type="float" office:value="2.59511072960409" calcext:value-type="float">
            <text:p>2.59511072960409</text:p>
          </table:table-cell>
          <table:table-cell/>
        </table:table-row>
        <table:table-row table:style-name="ro1">
          <table:table-cell office:value-type="float" office:value="49.992" calcext:value-type="float">
            <text:p>49.992</text:p>
          </table:table-cell>
          <table:table-cell office:value-type="float" office:value="-0.13953" calcext:value-type="float">
            <text:p>-0.13953</text:p>
          </table:table-cell>
          <table:table-cell office:value-type="float" office:value="-0.0084956" calcext:value-type="float">
            <text:p>-0.0084956</text:p>
          </table:table-cell>
          <table:table-cell office:value-type="float" office:value="2.5993" calcext:value-type="float">
            <text:p>2.5993</text:p>
          </table:table-cell>
          <table:table-cell table:formula="of:=SQRT([.C726]*[.C726]+[.D726]*[.D726])" office:value-type="float" office:value="2.59931388355069" calcext:value-type="float">
            <text:p>2.59931388355069</text:p>
          </table:table-cell>
          <table:table-cell/>
        </table:table-row>
        <table:table-row table:style-name="ro1">
          <table:table-cell office:value-type="float" office:value="50.061" calcext:value-type="float">
            <text:p>50.061</text:p>
          </table:table-cell>
          <table:table-cell office:value-type="float" office:value="-0.14003" calcext:value-type="float">
            <text:p>-0.14003</text:p>
          </table:table-cell>
          <table:table-cell office:value-type="float" office:value="-0.0095311" calcext:value-type="float">
            <text:p>-0.0095311</text:p>
          </table:table-cell>
          <table:table-cell office:value-type="float" office:value="2.6034" calcext:value-type="float">
            <text:p>2.6034</text:p>
          </table:table-cell>
          <table:table-cell table:formula="of:=SQRT([.C727]*[.C727]+[.D727]*[.D727])" office:value-type="float" office:value="2.60341744671638" calcext:value-type="float">
            <text:p>2.60341744671638</text:p>
          </table:table-cell>
          <table:table-cell/>
        </table:table-row>
        <table:table-row table:style-name="ro1">
          <table:table-cell office:value-type="float" office:value="50.13" calcext:value-type="float">
            <text:p>50.13</text:p>
          </table:table-cell>
          <table:table-cell office:value-type="float" office:value="-0.14054" calcext:value-type="float">
            <text:p>-0.14054</text:p>
          </table:table-cell>
          <table:table-cell office:value-type="float" office:value="-0.010569" calcext:value-type="float">
            <text:p>-0.010569</text:p>
          </table:table-cell>
          <table:table-cell office:value-type="float" office:value="2.6076" calcext:value-type="float">
            <text:p>2.6076</text:p>
          </table:table-cell>
          <table:table-cell table:formula="of:=SQRT([.C728]*[.C728]+[.D728]*[.D728])" office:value-type="float" office:value="2.60762141879549" calcext:value-type="float">
            <text:p>2.60762141879549</text:p>
          </table:table-cell>
          <table:table-cell/>
        </table:table-row>
        <table:table-row table:style-name="ro1">
          <table:table-cell office:value-type="float" office:value="50.199" calcext:value-type="float">
            <text:p>50.199</text:p>
          </table:table-cell>
          <table:table-cell office:value-type="float" office:value="-0.14106" calcext:value-type="float">
            <text:p>-0.14106</text:p>
          </table:table-cell>
          <table:table-cell office:value-type="float" office:value="-0.01161" calcext:value-type="float">
            <text:p>-0.01161</text:p>
          </table:table-cell>
          <table:table-cell office:value-type="float" office:value="2.6118" calcext:value-type="float">
            <text:p>2.6118</text:p>
          </table:table-cell>
          <table:table-cell table:formula="of:=SQRT([.C729]*[.C729]+[.D729]*[.D729])" office:value-type="float" office:value="2.61182580431774" calcext:value-type="float">
            <text:p>2.61182580431774</text:p>
          </table:table-cell>
          <table:table-cell/>
        </table:table-row>
        <table:table-row table:style-name="ro1">
          <table:table-cell office:value-type="float" office:value="50.268" calcext:value-type="float">
            <text:p>50.268</text:p>
          </table:table-cell>
          <table:table-cell office:value-type="float" office:value="-0.14158" calcext:value-type="float">
            <text:p>-0.14158</text:p>
          </table:table-cell>
          <table:table-cell office:value-type="float" office:value="-0.012653" calcext:value-type="float">
            <text:p>-0.012653</text:p>
          </table:table-cell>
          <table:table-cell office:value-type="float" office:value="2.616" calcext:value-type="float">
            <text:p>2.616</text:p>
          </table:table-cell>
          <table:table-cell table:formula="of:=SQRT([.C730]*[.C730]+[.D730]*[.D730])" office:value-type="float" office:value="2.61603059966985" calcext:value-type="float">
            <text:p>2.61603059966985</text:p>
          </table:table-cell>
          <table:table-cell/>
        </table:table-row>
        <table:table-row table:style-name="ro1">
          <table:table-cell office:value-type="float" office:value="50.337" calcext:value-type="float">
            <text:p>50.337</text:p>
          </table:table-cell>
          <table:table-cell office:value-type="float" office:value="-0.14211" calcext:value-type="float">
            <text:p>-0.14211</text:p>
          </table:table-cell>
          <table:table-cell office:value-type="float" office:value="-0.013698" calcext:value-type="float">
            <text:p>-0.013698</text:p>
          </table:table-cell>
          <table:table-cell office:value-type="float" office:value="2.6201" calcext:value-type="float">
            <text:p>2.6201</text:p>
          </table:table-cell>
          <table:table-cell table:formula="of:=SQRT([.C731]*[.C731]+[.D731]*[.D731])" office:value-type="float" office:value="2.62013580663369" calcext:value-type="float">
            <text:p>2.62013580663369</text:p>
          </table:table-cell>
          <table:table-cell/>
        </table:table-row>
        <table:table-row table:style-name="ro1">
          <table:table-cell office:value-type="float" office:value="50.406" calcext:value-type="float">
            <text:p>50.406</text:p>
          </table:table-cell>
          <table:table-cell office:value-type="float" office:value="-0.14265" calcext:value-type="float">
            <text:p>-0.14265</text:p>
          </table:table-cell>
          <table:table-cell office:value-type="float" office:value="-0.014746" calcext:value-type="float">
            <text:p>-0.014746</text:p>
          </table:table-cell>
          <table:table-cell office:value-type="float" office:value="2.6243" calcext:value-type="float">
            <text:p>2.6243</text:p>
          </table:table-cell>
          <table:table-cell table:formula="of:=SQRT([.C732]*[.C732]+[.D732]*[.D732])" office:value-type="float" office:value="2.62434142872379" calcext:value-type="float">
            <text:p>2.62434142872379</text:p>
          </table:table-cell>
          <table:table-cell/>
        </table:table-row>
        <table:table-row table:style-name="ro1">
          <table:table-cell office:value-type="float" office:value="50.476" calcext:value-type="float">
            <text:p>50.476</text:p>
          </table:table-cell>
          <table:table-cell office:value-type="float" office:value="-0.1431" calcext:value-type="float">
            <text:p>-0.1431</text:p>
          </table:table-cell>
          <table:table-cell office:value-type="float" office:value="-0.015754" calcext:value-type="float">
            <text:p>-0.015754</text:p>
          </table:table-cell>
          <table:table-cell office:value-type="float" office:value="2.6285" calcext:value-type="float">
            <text:p>2.6285</text:p>
          </table:table-cell>
          <table:table-cell table:formula="of:=SQRT([.C733]*[.C733]+[.D733]*[.D733])" office:value-type="float" office:value="2.628547210631" calcext:value-type="float">
            <text:p>2.628547210631</text:p>
          </table:table-cell>
          <table:table-cell/>
        </table:table-row>
        <table:table-row table:style-name="ro1">
          <table:table-cell office:value-type="float" office:value="50.545" calcext:value-type="float">
            <text:p>50.545</text:p>
          </table:table-cell>
          <table:table-cell office:value-type="float" office:value="-0.14309" calcext:value-type="float">
            <text:p>-0.14309</text:p>
          </table:table-cell>
          <table:table-cell office:value-type="float" office:value="-0.016565" calcext:value-type="float">
            <text:p>-0.016565</text:p>
          </table:table-cell>
          <table:table-cell office:value-type="float" office:value="2.6326" calcext:value-type="float">
            <text:p>2.6326</text:p>
          </table:table-cell>
          <table:table-cell table:formula="of:=SQRT([.C734]*[.C734]+[.D734]*[.D734])" office:value-type="float" office:value="2.63265211511605" calcext:value-type="float">
            <text:p>2.63265211511605</text:p>
          </table:table-cell>
          <table:table-cell/>
        </table:table-row>
        <table:table-row table:style-name="ro1">
          <table:table-cell office:value-type="float" office:value="50.614" calcext:value-type="float">
            <text:p>50.614</text:p>
          </table:table-cell>
          <table:table-cell office:value-type="float" office:value="-0.14308" calcext:value-type="float">
            <text:p>-0.14308</text:p>
          </table:table-cell>
          <table:table-cell office:value-type="float" office:value="-0.017377" calcext:value-type="float">
            <text:p>-0.017377</text:p>
          </table:table-cell>
          <table:table-cell office:value-type="float" office:value="2.6368" calcext:value-type="float">
            <text:p>2.6368</text:p>
          </table:table-cell>
          <table:table-cell table:formula="of:=SQRT([.C735]*[.C735]+[.D735]*[.D735])" office:value-type="float" office:value="2.63685725820132" calcext:value-type="float">
            <text:p>2.63685725820132</text:p>
          </table:table-cell>
          <table:table-cell/>
        </table:table-row>
        <table:table-row table:style-name="ro1">
          <table:table-cell office:value-type="float" office:value="50.683" calcext:value-type="float">
            <text:p>50.683</text:p>
          </table:table-cell>
          <table:table-cell office:value-type="float" office:value="-0.14309" calcext:value-type="float">
            <text:p>-0.14309</text:p>
          </table:table-cell>
          <table:table-cell office:value-type="float" office:value="-0.01819" calcext:value-type="float">
            <text:p>-0.01819</text:p>
          </table:table-cell>
          <table:table-cell office:value-type="float" office:value="2.6409" calcext:value-type="float">
            <text:p>2.6409</text:p>
          </table:table-cell>
          <table:table-cell table:formula="of:=SQRT([.C736]*[.C736]+[.D736]*[.D736])" office:value-type="float" office:value="2.64096264382895" calcext:value-type="float">
            <text:p>2.64096264382895</text:p>
          </table:table-cell>
          <table:table-cell/>
        </table:table-row>
        <table:table-row table:style-name="ro1">
          <table:table-cell office:value-type="float" office:value="50.752" calcext:value-type="float">
            <text:p>50.752</text:p>
          </table:table-cell>
          <table:table-cell office:value-type="float" office:value="-0.14309" calcext:value-type="float">
            <text:p>-0.14309</text:p>
          </table:table-cell>
          <table:table-cell office:value-type="float" office:value="-0.019004" calcext:value-type="float">
            <text:p>-0.019004</text:p>
          </table:table-cell>
          <table:table-cell office:value-type="float" office:value="2.6451" calcext:value-type="float">
            <text:p>2.6451</text:p>
          </table:table-cell>
          <table:table-cell table:formula="of:=SQRT([.C737]*[.C737]+[.D737]*[.D737])" office:value-type="float" office:value="2.64516826724048" calcext:value-type="float">
            <text:p>2.64516826724048</text:p>
          </table:table-cell>
          <table:table-cell/>
        </table:table-row>
        <table:table-row table:style-name="ro1">
          <table:table-cell office:value-type="float" office:value="50.821" calcext:value-type="float">
            <text:p>50.821</text:p>
          </table:table-cell>
          <table:table-cell office:value-type="float" office:value="-0.14311" calcext:value-type="float">
            <text:p>-0.14311</text:p>
          </table:table-cell>
          <table:table-cell office:value-type="float" office:value="-0.019818" calcext:value-type="float">
            <text:p>-0.019818</text:p>
          </table:table-cell>
          <table:table-cell office:value-type="float" office:value="2.6492" calcext:value-type="float">
            <text:p>2.6492</text:p>
          </table:table-cell>
          <table:table-cell table:formula="of:=SQRT([.C738]*[.C738]+[.D738]*[.D738])" office:value-type="float" office:value="2.64927412570387" calcext:value-type="float">
            <text:p>2.64927412570387</text:p>
          </table:table-cell>
          <table:table-cell/>
        </table:table-row>
        <table:table-row table:style-name="ro1">
          <table:table-cell office:value-type="float" office:value="50.89" calcext:value-type="float">
            <text:p>50.89</text:p>
          </table:table-cell>
          <table:table-cell office:value-type="float" office:value="-0.14312" calcext:value-type="float">
            <text:p>-0.14312</text:p>
          </table:table-cell>
          <table:table-cell office:value-type="float" office:value="-0.020634" calcext:value-type="float">
            <text:p>-0.020634</text:p>
          </table:table-cell>
          <table:table-cell office:value-type="float" office:value="2.6534" calcext:value-type="float">
            <text:p>2.6534</text:p>
          </table:table-cell>
          <table:table-cell table:formula="of:=SQRT([.C739]*[.C739]+[.D739]*[.D739])" office:value-type="float" office:value="2.65348022829566" calcext:value-type="float">
            <text:p>2.65348022829566</text:p>
          </table:table-cell>
          <table:table-cell/>
        </table:table-row>
        <table:table-row table:style-name="ro1">
          <table:table-cell office:value-type="float" office:value="50.959" calcext:value-type="float">
            <text:p>50.959</text:p>
          </table:table-cell>
          <table:table-cell office:value-type="float" office:value="-0.14315" calcext:value-type="float">
            <text:p>-0.14315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2.6575" calcext:value-type="float">
            <text:p>2.6575</text:p>
          </table:table-cell>
          <table:table-cell table:formula="of:=SQRT([.C740]*[.C740]+[.D740]*[.D740])" office:value-type="float" office:value="2.65758656538221" calcext:value-type="float">
            <text:p>2.65758656538221</text:p>
          </table:table-cell>
          <table:table-cell/>
        </table:table-row>
        <table:table-row table:style-name="ro1">
          <table:table-cell office:value-type="float" office:value="51.028" calcext:value-type="float">
            <text:p>51.028</text:p>
          </table:table-cell>
          <table:table-cell office:value-type="float" office:value="-0.14318" calcext:value-type="float">
            <text:p>-0.14318</text:p>
          </table:table-cell>
          <table:table-cell office:value-type="float" office:value="-0.022267" calcext:value-type="float">
            <text:p>-0.022267</text:p>
          </table:table-cell>
          <table:table-cell office:value-type="float" office:value="2.6617" calcext:value-type="float">
            <text:p>2.6617</text:p>
          </table:table-cell>
          <table:table-cell table:formula="of:=SQRT([.C741]*[.C741]+[.D741]*[.D741])" office:value-type="float" office:value="2.66179313795964" calcext:value-type="float">
            <text:p>2.66179313795964</text:p>
          </table:table-cell>
          <table:table-cell/>
        </table:table-row>
        <table:table-row table:style-name="ro1">
          <table:table-cell office:value-type="float" office:value="51.097" calcext:value-type="float">
            <text:p>51.097</text:p>
          </table:table-cell>
          <table:table-cell office:value-type="float" office:value="-0.14321" calcext:value-type="float">
            <text:p>-0.14321</text:p>
          </table:table-cell>
          <table:table-cell office:value-type="float" office:value="-0.023084" calcext:value-type="float">
            <text:p>-0.023084</text:p>
          </table:table-cell>
          <table:table-cell office:value-type="float" office:value="2.6658" calcext:value-type="float">
            <text:p>2.6658</text:p>
          </table:table-cell>
          <table:table-cell table:formula="of:=SQRT([.C742]*[.C742]+[.D742]*[.D742])" office:value-type="float" office:value="2.66589994393188" calcext:value-type="float">
            <text:p>2.66589994393188</text:p>
          </table:table-cell>
          <table:table-cell/>
        </table:table-row>
        <table:table-row table:style-name="ro1">
          <table:table-cell office:value-type="float" office:value="51.166" calcext:value-type="float">
            <text:p>51.166</text:p>
          </table:table-cell>
          <table:table-cell office:value-type="float" office:value="-0.14325" calcext:value-type="float">
            <text:p>-0.14325</text:p>
          </table:table-cell>
          <table:table-cell office:value-type="float" office:value="-0.023903" calcext:value-type="float">
            <text:p>-0.023903</text:p>
          </table:table-cell>
          <table:table-cell office:value-type="float" office:value="2.67" calcext:value-type="float">
            <text:p>2.67</text:p>
          </table:table-cell>
          <table:table-cell table:formula="of:=SQRT([.C743]*[.C743]+[.D743]*[.D743])" office:value-type="float" office:value="2.67010699287669" calcext:value-type="float">
            <text:p>2.67010699287669</text:p>
          </table:table-cell>
          <table:table-cell/>
        </table:table-row>
        <table:table-row table:style-name="ro1">
          <table:table-cell office:value-type="float" office:value="51.235" calcext:value-type="float">
            <text:p>51.235</text:p>
          </table:table-cell>
          <table:table-cell office:value-type="float" office:value="-0.1433" calcext:value-type="float">
            <text:p>-0.1433</text:p>
          </table:table-cell>
          <table:table-cell office:value-type="float" office:value="-0.024722" calcext:value-type="float">
            <text:p>-0.024722</text:p>
          </table:table-cell>
          <table:table-cell office:value-type="float" office:value="2.6741" calcext:value-type="float">
            <text:p>2.6741</text:p>
          </table:table-cell>
          <table:table-cell table:formula="of:=SQRT([.C744]*[.C744]+[.D744]*[.D744])" office:value-type="float" office:value="2.67421427475137" calcext:value-type="float">
            <text:p>2.67421427475137</text:p>
          </table:table-cell>
          <table:table-cell/>
        </table:table-row>
        <table:table-row table:style-name="ro1">
          <table:table-cell office:value-type="float" office:value="51.304" calcext:value-type="float">
            <text:p>51.304</text:p>
          </table:table-cell>
          <table:table-cell office:value-type="float" office:value="-0.14335" calcext:value-type="float">
            <text:p>-0.14335</text:p>
          </table:table-cell>
          <table:table-cell office:value-type="float" office:value="-0.025542" calcext:value-type="float">
            <text:p>-0.025542</text:p>
          </table:table-cell>
          <table:table-cell office:value-type="float" office:value="2.6783" calcext:value-type="float">
            <text:p>2.6783</text:p>
          </table:table-cell>
          <table:table-cell table:formula="of:=SQRT([.C745]*[.C745]+[.D745]*[.D745])" office:value-type="float" office:value="2.67842178974186" calcext:value-type="float">
            <text:p>2.67842178974186</text:p>
          </table:table-cell>
          <table:table-cell/>
        </table:table-row>
        <table:table-row table:style-name="ro1">
          <table:table-cell office:value-type="float" office:value="51.373" calcext:value-type="float">
            <text:p>51.373</text:p>
          </table:table-cell>
          <table:table-cell office:value-type="float" office:value="-0.1434" calcext:value-type="float">
            <text:p>-0.1434</text:p>
          </table:table-cell>
          <table:table-cell office:value-type="float" office:value="-0.026363" calcext:value-type="float">
            <text:p>-0.026363</text:p>
          </table:table-cell>
          <table:table-cell office:value-type="float" office:value="2.6824" calcext:value-type="float">
            <text:p>2.6824</text:p>
          </table:table-cell>
          <table:table-cell table:formula="of:=SQRT([.C746]*[.C746]+[.D746]*[.D746])" office:value-type="float" office:value="2.68252954648574" calcext:value-type="float">
            <text:p>2.68252954648574</text:p>
          </table:table-cell>
          <table:table-cell/>
        </table:table-row>
        <table:table-row table:style-name="ro1">
          <table:table-cell office:value-type="float" office:value="51.442" calcext:value-type="float">
            <text:p>51.442</text:p>
          </table:table-cell>
          <table:table-cell office:value-type="float" office:value="-0.14347" calcext:value-type="float">
            <text:p>-0.14347</text:p>
          </table:table-cell>
          <table:table-cell office:value-type="float" office:value="-0.027184" calcext:value-type="float">
            <text:p>-0.027184</text:p>
          </table:table-cell>
          <table:table-cell office:value-type="float" office:value="2.6866" calcext:value-type="float">
            <text:p>2.6866</text:p>
          </table:table-cell>
          <table:table-cell table:formula="of:=SQRT([.C747]*[.C747]+[.D747]*[.D747])" office:value-type="float" office:value="2.68673752530015" calcext:value-type="float">
            <text:p>2.68673752530015</text:p>
          </table:table-cell>
          <table:table-cell/>
        </table:table-row>
        <table:table-row table:style-name="ro1">
          <table:table-cell office:value-type="float" office:value="51.511" calcext:value-type="float">
            <text:p>51.511</text:p>
          </table:table-cell>
          <table:table-cell office:value-type="float" office:value="-0.14354" calcext:value-type="float">
            <text:p>-0.14354</text:p>
          </table:table-cell>
          <table:table-cell office:value-type="float" office:value="-0.028006" calcext:value-type="float">
            <text:p>-0.028006</text:p>
          </table:table-cell>
          <table:table-cell office:value-type="float" office:value="2.6908" calcext:value-type="float">
            <text:p>2.6908</text:p>
          </table:table-cell>
          <table:table-cell table:formula="of:=SQRT([.C748]*[.C748]+[.D748]*[.D748])" office:value-type="float" office:value="2.69094574007653" calcext:value-type="float">
            <text:p>2.69094574007653</text:p>
          </table:table-cell>
          <table:table-cell/>
        </table:table-row>
        <table:table-row table:style-name="ro1">
          <table:table-cell office:value-type="float" office:value="51.58" calcext:value-type="float">
            <text:p>51.58</text:p>
          </table:table-cell>
          <table:table-cell office:value-type="float" office:value="-0.14361" calcext:value-type="float">
            <text:p>-0.14361</text:p>
          </table:table-cell>
          <table:table-cell office:value-type="float" office:value="-0.02883" calcext:value-type="float">
            <text:p>-0.02883</text:p>
          </table:table-cell>
          <table:table-cell office:value-type="float" office:value="2.6949" calcext:value-type="float">
            <text:p>2.6949</text:p>
          </table:table-cell>
          <table:table-cell table:formula="of:=SQRT([.C749]*[.C749]+[.D749]*[.D749])" office:value-type="float" office:value="2.69505420704297" calcext:value-type="float">
            <text:p>2.69505420704297</text:p>
          </table:table-cell>
          <table:table-cell/>
        </table:table-row>
        <table:table-row table:style-name="ro1">
          <table:table-cell office:value-type="float" office:value="51.649" calcext:value-type="float">
            <text:p>51.649</text:p>
          </table:table-cell>
          <table:table-cell office:value-type="float" office:value="-0.14369" calcext:value-type="float">
            <text:p>-0.14369</text:p>
          </table:table-cell>
          <table:table-cell office:value-type="float" office:value="-0.029653" calcext:value-type="float">
            <text:p>-0.029653</text:p>
          </table:table-cell>
          <table:table-cell office:value-type="float" office:value="2.6991" calcext:value-type="float">
            <text:p>2.6991</text:p>
          </table:table-cell>
          <table:table-cell table:formula="of:=SQRT([.C750]*[.C750]+[.D750]*[.D750])" office:value-type="float" office:value="2.69926288279023" calcext:value-type="float">
            <text:p>2.69926288279023</text:p>
          </table:table-cell>
          <table:table-cell/>
        </table:table-row>
        <table:table-row table:style-name="ro1">
          <table:table-cell office:value-type="float" office:value="51.718" calcext:value-type="float">
            <text:p>51.718</text:p>
          </table:table-cell>
          <table:table-cell office:value-type="float" office:value="-0.14367" calcext:value-type="float">
            <text:p>-0.14367</text:p>
          </table:table-cell>
          <table:table-cell office:value-type="float" office:value="-0.030427" calcext:value-type="float">
            <text:p>-0.030427</text:p>
          </table:table-cell>
          <table:table-cell office:value-type="float" office:value="2.7032" calcext:value-type="float">
            <text:p>2.7032</text:p>
          </table:table-cell>
          <table:table-cell table:formula="of:=SQRT([.C751]*[.C751]+[.D751]*[.D751])" office:value-type="float" office:value="2.70337123649879" calcext:value-type="float">
            <text:p>2.70337123649879</text:p>
          </table:table-cell>
          <table:table-cell/>
        </table:table-row>
        <table:table-row table:style-name="ro1">
          <table:table-cell office:value-type="float" office:value="51.787" calcext:value-type="float">
            <text:p>51.787</text:p>
          </table:table-cell>
          <table:table-cell office:value-type="float" office:value="-0.14334" calcext:value-type="float">
            <text:p>-0.14334</text:p>
          </table:table-cell>
          <table:table-cell office:value-type="float" office:value="-0.031033" calcext:value-type="float">
            <text:p>-0.031033</text:p>
          </table:table-cell>
          <table:table-cell office:value-type="float" office:value="2.7074" calcext:value-type="float">
            <text:p>2.7074</text:p>
          </table:table-cell>
          <table:table-cell table:formula="of:=SQRT([.C752]*[.C752]+[.D752]*[.D752])" office:value-type="float" office:value="2.70757784875874" calcext:value-type="float">
            <text:p>2.70757784875874</text:p>
          </table:table-cell>
          <table:table-cell/>
        </table:table-row>
        <table:table-row table:style-name="ro1">
          <table:table-cell office:value-type="float" office:value="51.857" calcext:value-type="float">
            <text:p>51.857</text:p>
          </table:table-cell>
          <table:table-cell office:value-type="float" office:value="-0.14301" calcext:value-type="float">
            <text:p>-0.14301</text:p>
          </table:table-cell>
          <table:table-cell office:value-type="float" office:value="-0.031639" calcext:value-type="float">
            <text:p>-0.031639</text:p>
          </table:table-cell>
          <table:table-cell office:value-type="float" office:value="2.7115" calcext:value-type="float">
            <text:p>2.7115</text:p>
          </table:table-cell>
          <table:table-cell table:formula="of:=SQRT([.C753]*[.C753]+[.D753]*[.D753])" office:value-type="float" office:value="2.71168458274944" calcext:value-type="float">
            <text:p>2.71168458274944</text:p>
          </table:table-cell>
          <table:table-cell/>
        </table:table-row>
        <table:table-row table:style-name="ro1">
          <table:table-cell office:value-type="float" office:value="51.926" calcext:value-type="float">
            <text:p>51.926</text:p>
          </table:table-cell>
          <table:table-cell office:value-type="float" office:value="-0.14268" calcext:value-type="float">
            <text:p>-0.14268</text:p>
          </table:table-cell>
          <table:table-cell office:value-type="float" office:value="-0.032244" calcext:value-type="float">
            <text:p>-0.032244</text:p>
          </table:table-cell>
          <table:table-cell office:value-type="float" office:value="2.7157" calcext:value-type="float">
            <text:p>2.7157</text:p>
          </table:table-cell>
          <table:table-cell table:formula="of:=SQRT([.C754]*[.C754]+[.D754]*[.D754])" office:value-type="float" office:value="2.71589141269234" calcext:value-type="float">
            <text:p>2.71589141269234</text:p>
          </table:table-cell>
          <table:table-cell/>
        </table:table-row>
        <table:table-row table:style-name="ro1">
          <table:table-cell office:value-type="float" office:value="51.995" calcext:value-type="float">
            <text:p>51.995</text:p>
          </table:table-cell>
          <table:table-cell office:value-type="float" office:value="-0.14234" calcext:value-type="float">
            <text:p>-0.14234</text:p>
          </table:table-cell>
          <table:table-cell office:value-type="float" office:value="-0.032884" calcext:value-type="float">
            <text:p>-0.032884</text:p>
          </table:table-cell>
          <table:table-cell office:value-type="float" office:value="2.7191" calcext:value-type="float">
            <text:p>2.7191</text:p>
          </table:table-cell>
          <table:table-cell table:formula="of:=SQRT([.C755]*[.C755]+[.D755]*[.D755])" office:value-type="float" office:value="2.71929883746822" calcext:value-type="float">
            <text:p>2.71929883746822</text:p>
          </table:table-cell>
          <table:table-cell/>
        </table:table-row>
        <table:table-row table:style-name="ro1">
          <table:table-cell office:value-type="float" office:value="52.064" calcext:value-type="float">
            <text:p>52.064</text:p>
          </table:table-cell>
          <table:table-cell office:value-type="float" office:value="-0.14198" calcext:value-type="float">
            <text:p>-0.14198</text:p>
          </table:table-cell>
          <table:table-cell office:value-type="float" office:value="-0.03355" calcext:value-type="float">
            <text:p>-0.03355</text:p>
          </table:table-cell>
          <table:table-cell office:value-type="float" office:value="2.7221" calcext:value-type="float">
            <text:p>2.7221</text:p>
          </table:table-cell>
          <table:table-cell table:formula="of:=SQRT([.C756]*[.C756]+[.D756]*[.D756])" office:value-type="float" office:value="2.72230674474792" calcext:value-type="float">
            <text:p>2.72230674474792</text:p>
          </table:table-cell>
          <table:table-cell/>
        </table:table-row>
        <table:table-row table:style-name="ro1">
          <table:table-cell office:value-type="float" office:value="52.133" calcext:value-type="float">
            <text:p>52.133</text:p>
          </table:table-cell>
          <table:table-cell office:value-type="float" office:value="-0.14163" calcext:value-type="float">
            <text:p>-0.14163</text:p>
          </table:table-cell>
          <table:table-cell office:value-type="float" office:value="-0.034215" calcext:value-type="float">
            <text:p>-0.034215</text:p>
          </table:table-cell>
          <table:table-cell office:value-type="float" office:value="2.725" calcext:value-type="float">
            <text:p>2.725</text:p>
          </table:table-cell>
          <table:table-cell table:formula="of:=SQRT([.C757]*[.C757]+[.D757]*[.D757])" office:value-type="float" office:value="2.7252147926769" calcext:value-type="float">
            <text:p>2.7252147926769</text:p>
          </table:table-cell>
          <table:table-cell/>
        </table:table-row>
        <table:table-row table:style-name="ro1">
          <table:table-cell office:value-type="float" office:value="52.202" calcext:value-type="float">
            <text:p>52.202</text:p>
          </table:table-cell>
          <table:table-cell office:value-type="float" office:value="-0.14129" calcext:value-type="float">
            <text:p>-0.14129</text:p>
          </table:table-cell>
          <table:table-cell office:value-type="float" office:value="-0.034878" calcext:value-type="float">
            <text:p>-0.034878</text:p>
          </table:table-cell>
          <table:table-cell office:value-type="float" office:value="2.7279" calcext:value-type="float">
            <text:p>2.7279</text:p>
          </table:table-cell>
          <table:table-cell table:formula="of:=SQRT([.C758]*[.C758]+[.D758]*[.D758])" office:value-type="float" office:value="2.72812296000089" calcext:value-type="float">
            <text:p>2.72812296000089</text:p>
          </table:table-cell>
          <table:table-cell/>
        </table:table-row>
        <table:table-row table:style-name="ro1">
          <table:table-cell office:value-type="float" office:value="52.271" calcext:value-type="float">
            <text:p>52.271</text:p>
          </table:table-cell>
          <table:table-cell office:value-type="float" office:value="-0.14096" calcext:value-type="float">
            <text:p>-0.14096</text:p>
          </table:table-cell>
          <table:table-cell office:value-type="float" office:value="-0.03554" calcext:value-type="float">
            <text:p>-0.03554</text:p>
          </table:table-cell>
          <table:table-cell office:value-type="float" office:value="2.7308" calcext:value-type="float">
            <text:p>2.7308</text:p>
          </table:table-cell>
          <table:table-cell table:formula="of:=SQRT([.C759]*[.C759]+[.D759]*[.D759])" office:value-type="float" office:value="2.73103125789508" calcext:value-type="float">
            <text:p>2.73103125789508</text:p>
          </table:table-cell>
          <table:table-cell/>
        </table:table-row>
        <table:table-row table:style-name="ro1">
          <table:table-cell office:value-type="float" office:value="52.34" calcext:value-type="float">
            <text:p>52.34</text:p>
          </table:table-cell>
          <table:table-cell office:value-type="float" office:value="-0.14064" calcext:value-type="float">
            <text:p>-0.14064</text:p>
          </table:table-cell>
          <table:table-cell office:value-type="float" office:value="-0.0362" calcext:value-type="float">
            <text:p>-0.0362</text:p>
          </table:table-cell>
          <table:table-cell office:value-type="float" office:value="2.7338" calcext:value-type="float">
            <text:p>2.7338</text:p>
          </table:table-cell>
          <table:table-cell table:formula="of:=SQRT([.C760]*[.C760]+[.D760]*[.D760])" office:value-type="float" office:value="2.734039663209" calcext:value-type="float">
            <text:p>2.734039663209</text:p>
          </table:table-cell>
          <table:table-cell/>
        </table:table-row>
        <table:table-row table:style-name="ro1">
          <table:table-cell office:value-type="float" office:value="52.409" calcext:value-type="float">
            <text:p>52.409</text:p>
          </table:table-cell>
          <table:table-cell office:value-type="float" office:value="-0.14032" calcext:value-type="float">
            <text:p>-0.14032</text:p>
          </table:table-cell>
          <table:table-cell office:value-type="float" office:value="-0.036859" calcext:value-type="float">
            <text:p>-0.036859</text:p>
          </table:table-cell>
          <table:table-cell office:value-type="float" office:value="2.7367" calcext:value-type="float">
            <text:p>2.7367</text:p>
          </table:table-cell>
          <table:table-cell table:formula="of:=SQRT([.C761]*[.C761]+[.D761]*[.D761])" office:value-type="float" office:value="2.73694820482248" calcext:value-type="float">
            <text:p>2.73694820482248</text:p>
          </table:table-cell>
          <table:table-cell/>
        </table:table-row>
        <table:table-row table:style-name="ro1">
          <table:table-cell office:value-type="float" office:value="52.478" calcext:value-type="float">
            <text:p>52.478</text:p>
          </table:table-cell>
          <table:table-cell office:value-type="float" office:value="-0.14002" calcext:value-type="float">
            <text:p>-0.14002</text:p>
          </table:table-cell>
          <table:table-cell office:value-type="float" office:value="-0.037517" calcext:value-type="float">
            <text:p>-0.037517</text:p>
          </table:table-cell>
          <table:table-cell office:value-type="float" office:value="2.7396" calcext:value-type="float">
            <text:p>2.7396</text:p>
          </table:table-cell>
          <table:table-cell table:formula="of:=SQRT([.C762]*[.C762]+[.D762]*[.D762])" office:value-type="float" office:value="2.73985687313936" calcext:value-type="float">
            <text:p>2.73985687313936</text:p>
          </table:table-cell>
          <table:table-cell/>
        </table:table-row>
        <table:table-row table:style-name="ro1">
          <table:table-cell office:value-type="float" office:value="52.547" calcext:value-type="float">
            <text:p>52.547</text:p>
          </table:table-cell>
          <table:table-cell office:value-type="float" office:value="-0.13972" calcext:value-type="float">
            <text:p>-0.13972</text:p>
          </table:table-cell>
          <table:table-cell office:value-type="float" office:value="-0.038173" calcext:value-type="float">
            <text:p>-0.038173</text:p>
          </table:table-cell>
          <table:table-cell office:value-type="float" office:value="2.7425" calcext:value-type="float">
            <text:p>2.7425</text:p>
          </table:table-cell>
          <table:table-cell table:formula="of:=SQRT([.C763]*[.C763]+[.D763]*[.D763])" office:value-type="float" office:value="2.74276565311895" calcext:value-type="float">
            <text:p>2.74276565311895</text:p>
          </table:table-cell>
          <table:table-cell/>
        </table:table-row>
        <table:table-row table:style-name="ro1">
          <table:table-cell office:value-type="float" office:value="52.616" calcext:value-type="float">
            <text:p>52.616</text:p>
          </table:table-cell>
          <table:table-cell office:value-type="float" office:value="-0.13944" calcext:value-type="float">
            <text:p>-0.13944</text:p>
          </table:table-cell>
          <table:table-cell office:value-type="float" office:value="-0.038828" calcext:value-type="float">
            <text:p>-0.038828</text:p>
          </table:table-cell>
          <table:table-cell office:value-type="float" office:value="2.7454" calcext:value-type="float">
            <text:p>2.7454</text:p>
          </table:table-cell>
          <table:table-cell table:formula="of:=SQRT([.C764]*[.C764]+[.D764]*[.D764])" office:value-type="float" office:value="2.74567455711415" calcext:value-type="float">
            <text:p>2.74567455711415</text:p>
          </table:table-cell>
          <table:table-cell/>
        </table:table-row>
        <table:table-row table:style-name="ro1">
          <table:table-cell office:value-type="float" office:value="52.685" calcext:value-type="float">
            <text:p>52.685</text:p>
          </table:table-cell>
          <table:table-cell office:value-type="float" office:value="-0.13916" calcext:value-type="float">
            <text:p>-0.13916</text:p>
          </table:table-cell>
          <table:table-cell office:value-type="float" office:value="-0.039481" calcext:value-type="float">
            <text:p>-0.039481</text:p>
          </table:table-cell>
          <table:table-cell office:value-type="float" office:value="2.7483" calcext:value-type="float">
            <text:p>2.7483</text:p>
          </table:table-cell>
          <table:table-cell table:formula="of:=SQRT([.C765]*[.C765]+[.D765]*[.D765])" office:value-type="float" office:value="2.74858356965201" calcext:value-type="float">
            <text:p>2.74858356965201</text:p>
          </table:table-cell>
          <table:table-cell/>
        </table:table-row>
        <table:table-row table:style-name="ro1">
          <table:table-cell office:value-type="float" office:value="52.754" calcext:value-type="float">
            <text:p>52.754</text:p>
          </table:table-cell>
          <table:table-cell office:value-type="float" office:value="-0.13889" calcext:value-type="float">
            <text:p>-0.13889</text:p>
          </table:table-cell>
          <table:table-cell office:value-type="float" office:value="-0.040133" calcext:value-type="float">
            <text:p>-0.040133</text:p>
          </table:table-cell>
          <table:table-cell office:value-type="float" office:value="2.7513" calcext:value-type="float">
            <text:p>2.7513</text:p>
          </table:table-cell>
          <table:table-cell table:formula="of:=SQRT([.C766]*[.C766]+[.D766]*[.D766])" office:value-type="float" office:value="2.75159269291242" calcext:value-type="float">
            <text:p>2.75159269291242</text:p>
          </table:table-cell>
          <table:table-cell/>
        </table:table-row>
        <table:table-row table:style-name="ro1">
          <table:table-cell office:value-type="float" office:value="52.823" calcext:value-type="float">
            <text:p>52.823</text:p>
          </table:table-cell>
          <table:table-cell office:value-type="float" office:value="-0.13863" calcext:value-type="float">
            <text:p>-0.13863</text:p>
          </table:table-cell>
          <table:table-cell office:value-type="float" office:value="-0.040784" calcext:value-type="float">
            <text:p>-0.040784</text:p>
          </table:table-cell>
          <table:table-cell office:value-type="float" office:value="2.7542" calcext:value-type="float">
            <text:p>2.7542</text:p>
          </table:table-cell>
          <table:table-cell table:formula="of:=SQRT([.C767]*[.C767]+[.D767]*[.D767])" office:value-type="float" office:value="2.75450194675117" calcext:value-type="float">
            <text:p>2.75450194675117</text:p>
          </table:table-cell>
          <table:table-cell/>
        </table:table-row>
        <table:table-row table:style-name="ro1">
          <table:table-cell office:value-type="float" office:value="52.892" calcext:value-type="float">
            <text:p>52.892</text:p>
          </table:table-cell>
          <table:table-cell office:value-type="float" office:value="-0.13838" calcext:value-type="float">
            <text:p>-0.13838</text:p>
          </table:table-cell>
          <table:table-cell office:value-type="float" office:value="-0.041433" calcext:value-type="float">
            <text:p>-0.041433</text:p>
          </table:table-cell>
          <table:table-cell office:value-type="float" office:value="2.7571" calcext:value-type="float">
            <text:p>2.7571</text:p>
          </table:table-cell>
          <table:table-cell table:formula="of:=SQRT([.C768]*[.C768]+[.D768]*[.D768])" office:value-type="float" office:value="2.75741130473656" calcext:value-type="float">
            <text:p>2.75741130473656</text:p>
          </table:table-cell>
          <table:table-cell/>
        </table:table-row>
        <table:table-row table:style-name="ro1">
          <table:table-cell office:value-type="float" office:value="52.961" calcext:value-type="float">
            <text:p>52.961</text:p>
          </table:table-cell>
          <table:table-cell office:value-type="float" office:value="-0.13804" calcext:value-type="float">
            <text:p>-0.13804</text:p>
          </table:table-cell>
          <table:table-cell office:value-type="float" office:value="-0.042022" calcext:value-type="float">
            <text:p>-0.042022</text:p>
          </table:table-cell>
          <table:table-cell office:value-type="float" office:value="2.76" calcext:value-type="float">
            <text:p>2.76</text:p>
          </table:table-cell>
          <table:table-cell table:formula="of:=SQRT([.C769]*[.C769]+[.D769]*[.D769])" office:value-type="float" office:value="2.76031988155069" calcext:value-type="float">
            <text:p>2.76031988155069</text:p>
          </table:table-cell>
          <table:table-cell/>
        </table:table-row>
        <table:table-row table:style-name="ro1">
          <table:table-cell office:value-type="float" office:value="53.03" calcext:value-type="float">
            <text:p>53.03</text:p>
          </table:table-cell>
          <table:table-cell office:value-type="float" office:value="-0.13746" calcext:value-type="float">
            <text:p>-0.13746</text:p>
          </table:table-cell>
          <table:table-cell office:value-type="float" office:value="-0.042465" calcext:value-type="float">
            <text:p>-0.042465</text:p>
          </table:table-cell>
          <table:table-cell office:value-type="float" office:value="2.7628" calcext:value-type="float">
            <text:p>2.7628</text:p>
          </table:table-cell>
          <table:table-cell table:formula="of:=SQRT([.C770]*[.C770]+[.D770]*[.D770])" office:value-type="float" office:value="2.76312633012409" calcext:value-type="float">
            <text:p>2.76312633012409</text:p>
          </table:table-cell>
          <table:table-cell/>
        </table:table-row>
        <table:table-row table:style-name="ro1">
          <table:table-cell office:value-type="float" office:value="53.099" calcext:value-type="float">
            <text:p>53.099</text:p>
          </table:table-cell>
          <table:table-cell office:value-type="float" office:value="-0.1369" calcext:value-type="float">
            <text:p>-0.1369</text:p>
          </table:table-cell>
          <table:table-cell office:value-type="float" office:value="-0.042907" calcext:value-type="float">
            <text:p>-0.042907</text:p>
          </table:table-cell>
          <table:table-cell office:value-type="float" office:value="2.7657" calcext:value-type="float">
            <text:p>2.7657</text:p>
          </table:table-cell>
          <table:table-cell table:formula="of:=SQRT([.C771]*[.C771]+[.D771]*[.D771])" office:value-type="float" office:value="2.76603280903336" calcext:value-type="float">
            <text:p>2.76603280903336</text:p>
          </table:table-cell>
          <table:table-cell/>
        </table:table-row>
        <table:table-row table:style-name="ro1">
          <table:table-cell office:value-type="float" office:value="53.168" calcext:value-type="float">
            <text:p>53.168</text:p>
          </table:table-cell>
          <table:table-cell office:value-type="float" office:value="-0.13634" calcext:value-type="float">
            <text:p>-0.13634</text:p>
          </table:table-cell>
          <table:table-cell office:value-type="float" office:value="-0.043347" calcext:value-type="float">
            <text:p>-0.043347</text:p>
          </table:table-cell>
          <table:table-cell office:value-type="float" office:value="2.7686" calcext:value-type="float">
            <text:p>2.7686</text:p>
          </table:table-cell>
          <table:table-cell table:formula="of:=SQRT([.C772]*[.C772]+[.D772]*[.D772])" office:value-type="float" office:value="2.76893931360169" calcext:value-type="float">
            <text:p>2.76893931360169</text:p>
          </table:table-cell>
          <table:table-cell/>
        </table:table-row>
        <table:table-row table:style-name="ro1">
          <table:table-cell office:value-type="float" office:value="53.238" calcext:value-type="float">
            <text:p>53.238</text:p>
          </table:table-cell>
          <table:table-cell office:value-type="float" office:value="-0.13578" calcext:value-type="float">
            <text:p>-0.13578</text:p>
          </table:table-cell>
          <table:table-cell office:value-type="float" office:value="-0.043786" calcext:value-type="float">
            <text:p>-0.043786</text:p>
          </table:table-cell>
          <table:table-cell office:value-type="float" office:value="2.7714" calcext:value-type="float">
            <text:p>2.7714</text:p>
          </table:table-cell>
          <table:table-cell table:formula="of:=SQRT([.C773]*[.C773]+[.D773]*[.D773])" office:value-type="float" office:value="2.77174587107043" calcext:value-type="float">
            <text:p>2.77174587107043</text:p>
          </table:table-cell>
          <table:table-cell/>
        </table:table-row>
        <table:table-row table:style-name="ro1">
          <table:table-cell office:value-type="float" office:value="53.307" calcext:value-type="float">
            <text:p>53.307</text:p>
          </table:table-cell>
          <table:table-cell office:value-type="float" office:value="-0.13524" calcext:value-type="float">
            <text:p>-0.13524</text:p>
          </table:table-cell>
          <table:table-cell office:value-type="float" office:value="-0.044223" calcext:value-type="float">
            <text:p>-0.044223</text:p>
          </table:table-cell>
          <table:table-cell office:value-type="float" office:value="2.7743" calcext:value-type="float">
            <text:p>2.7743</text:p>
          </table:table-cell>
          <table:table-cell table:formula="of:=SQRT([.C774]*[.C774]+[.D774]*[.D774])" office:value-type="float" office:value="2.77465244016778" calcext:value-type="float">
            <text:p>2.77465244016778</text:p>
          </table:table-cell>
          <table:table-cell/>
        </table:table-row>
        <table:table-row table:style-name="ro1">
          <table:table-cell office:value-type="float" office:value="53.376" calcext:value-type="float">
            <text:p>53.376</text:p>
          </table:table-cell>
          <table:table-cell office:value-type="float" office:value="-0.1347" calcext:value-type="float">
            <text:p>-0.1347</text:p>
          </table:table-cell>
          <table:table-cell office:value-type="float" office:value="-0.044659" calcext:value-type="float">
            <text:p>-0.044659</text:p>
          </table:table-cell>
          <table:table-cell office:value-type="float" office:value="2.7771" calcext:value-type="float">
            <text:p>2.7771</text:p>
          </table:table-cell>
          <table:table-cell table:formula="of:=SQRT([.C775]*[.C775]+[.D775]*[.D775])" office:value-type="float" office:value="2.77745906113502" calcext:value-type="float">
            <text:p>2.77745906113502</text:p>
          </table:table-cell>
          <table:table-cell/>
        </table:table-row>
        <table:table-row table:style-name="ro1">
          <table:table-cell office:value-type="float" office:value="53.445" calcext:value-type="float">
            <text:p>53.445</text:p>
          </table:table-cell>
          <table:table-cell office:value-type="float" office:value="-0.13416" calcext:value-type="float">
            <text:p>-0.13416</text:p>
          </table:table-cell>
          <table:table-cell office:value-type="float" office:value="-0.045093" calcext:value-type="float">
            <text:p>-0.045093</text:p>
          </table:table-cell>
          <table:table-cell office:value-type="float" office:value="2.78" calcext:value-type="float">
            <text:p>2.78</text:p>
          </table:table-cell>
          <table:table-cell table:formula="of:=SQRT([.C776]*[.C776]+[.D776]*[.D776])" office:value-type="float" office:value="2.78036569153214" calcext:value-type="float">
            <text:p>2.78036569153214</text:p>
          </table:table-cell>
          <table:table-cell/>
        </table:table-row>
        <table:table-row table:style-name="ro1">
          <table:table-cell office:value-type="float" office:value="53.514" calcext:value-type="float">
            <text:p>53.514</text:p>
          </table:table-cell>
          <table:table-cell office:value-type="float" office:value="-0.13364" calcext:value-type="float">
            <text:p>-0.13364</text:p>
          </table:table-cell>
          <table:table-cell office:value-type="float" office:value="-0.045526" calcext:value-type="float">
            <text:p>-0.045526</text:p>
          </table:table-cell>
          <table:table-cell office:value-type="float" office:value="2.7829" calcext:value-type="float">
            <text:p>2.7829</text:p>
          </table:table-cell>
          <table:table-cell table:formula="of:=SQRT([.C777]*[.C777]+[.D777]*[.D777])" office:value-type="float" office:value="2.78327235941365" calcext:value-type="float">
            <text:p>2.78327235941365</text:p>
          </table:table-cell>
          <table:table-cell/>
        </table:table-row>
        <table:table-row table:style-name="ro1">
          <table:table-cell office:value-type="float" office:value="53.583" calcext:value-type="float">
            <text:p>53.583</text:p>
          </table:table-cell>
          <table:table-cell office:value-type="float" office:value="-0.13312" calcext:value-type="float">
            <text:p>-0.13312</text:p>
          </table:table-cell>
          <table:table-cell office:value-type="float" office:value="-0.045957" calcext:value-type="float">
            <text:p>-0.045957</text:p>
          </table:table-cell>
          <table:table-cell office:value-type="float" office:value="2.7857" calcext:value-type="float">
            <text:p>2.7857</text:p>
          </table:table-cell>
          <table:table-cell table:formula="of:=SQRT([.C778]*[.C778]+[.D778]*[.D778])" office:value-type="float" office:value="2.78607906130623" calcext:value-type="float">
            <text:p>2.78607906130623</text:p>
          </table:table-cell>
          <table:table-cell/>
        </table:table-row>
        <table:table-row table:style-name="ro1">
          <table:table-cell office:value-type="float" office:value="53.652" calcext:value-type="float">
            <text:p>53.652</text:p>
          </table:table-cell>
          <table:table-cell office:value-type="float" office:value="-0.13261" calcext:value-type="float">
            <text:p>-0.13261</text:p>
          </table:table-cell>
          <table:table-cell office:value-type="float" office:value="-0.046387" calcext:value-type="float">
            <text:p>-0.046387</text:p>
          </table:table-cell>
          <table:table-cell office:value-type="float" office:value="2.7885" calcext:value-type="float">
            <text:p>2.7885</text:p>
          </table:table-cell>
          <table:table-cell table:formula="of:=SQRT([.C779]*[.C779]+[.D779]*[.D779])" office:value-type="float" office:value="2.78888579970012" calcext:value-type="float">
            <text:p>2.78888579970012</text:p>
          </table:table-cell>
          <table:table-cell/>
        </table:table-row>
        <table:table-row table:style-name="ro1">
          <table:table-cell office:value-type="float" office:value="53.721" calcext:value-type="float">
            <text:p>53.721</text:p>
          </table:table-cell>
          <table:table-cell office:value-type="float" office:value="-0.13211" calcext:value-type="float">
            <text:p>-0.13211</text:p>
          </table:table-cell>
          <table:table-cell office:value-type="float" office:value="-0.046815" calcext:value-type="float">
            <text:p>-0.046815</text:p>
          </table:table-cell>
          <table:table-cell office:value-type="float" office:value="2.7914" calcext:value-type="float">
            <text:p>2.7914</text:p>
          </table:table-cell>
          <table:table-cell table:formula="of:=SQRT([.C780]*[.C780]+[.D780]*[.D780])" office:value-type="float" office:value="2.79179254319246" calcext:value-type="float">
            <text:p>2.79179254319246</text:p>
          </table:table-cell>
          <table:table-cell/>
        </table:table-row>
        <table:table-row table:style-name="ro1">
          <table:table-cell office:value-type="float" office:value="53.79" calcext:value-type="float">
            <text:p>53.79</text:p>
          </table:table-cell>
          <table:table-cell office:value-type="float" office:value="-0.13161" calcext:value-type="float">
            <text:p>-0.13161</text:p>
          </table:table-cell>
          <table:table-cell office:value-type="float" office:value="-0.047242" calcext:value-type="float">
            <text:p>-0.047242</text:p>
          </table:table-cell>
          <table:table-cell office:value-type="float" office:value="2.7942" calcext:value-type="float">
            <text:p>2.7942</text:p>
          </table:table-cell>
          <table:table-cell table:formula="of:=SQRT([.C781]*[.C781]+[.D781]*[.D781])" office:value-type="float" office:value="2.79459933560502" calcext:value-type="float">
            <text:p>2.79459933560502</text:p>
          </table:table-cell>
          <table:table-cell/>
        </table:table-row>
        <table:table-row table:style-name="ro1">
          <table:table-cell office:value-type="float" office:value="53.859" calcext:value-type="float">
            <text:p>53.859</text:p>
          </table:table-cell>
          <table:table-cell office:value-type="float" office:value="-0.13112" calcext:value-type="float">
            <text:p>-0.13112</text:p>
          </table:table-cell>
          <table:table-cell office:value-type="float" office:value="-0.047668" calcext:value-type="float">
            <text:p>-0.047668</text:p>
          </table:table-cell>
          <table:table-cell office:value-type="float" office:value="2.7971" calcext:value-type="float">
            <text:p>2.7971</text:p>
          </table:table-cell>
          <table:table-cell table:formula="of:=SQRT([.C782]*[.C782]+[.D782]*[.D782])" office:value-type="float" office:value="2.79750614802256" calcext:value-type="float">
            <text:p>2.79750614802256</text:p>
          </table:table-cell>
          <table:table-cell/>
        </table:table-row>
        <table:table-row table:style-name="ro1">
          <table:table-cell office:value-type="float" office:value="53.928" calcext:value-type="float">
            <text:p>53.928</text:p>
          </table:table-cell>
          <table:table-cell office:value-type="float" office:value="-0.13064" calcext:value-type="float">
            <text:p>-0.13064</text:p>
          </table:table-cell>
          <table:table-cell office:value-type="float" office:value="-0.048092" calcext:value-type="float">
            <text:p>-0.048092</text:p>
          </table:table-cell>
          <table:table-cell office:value-type="float" office:value="2.7999" calcext:value-type="float">
            <text:p>2.7999</text:p>
          </table:table-cell>
          <table:table-cell table:formula="of:=SQRT([.C783]*[.C783]+[.D783]*[.D783])" office:value-type="float" office:value="2.80031299151791" calcext:value-type="float">
            <text:p>2.80031299151791</text:p>
          </table:table-cell>
          <table:table-cell/>
        </table:table-row>
        <table:table-row table:style-name="ro1">
          <table:table-cell office:value-type="float" office:value="53.997" calcext:value-type="float">
            <text:p>53.997</text:p>
          </table:table-cell>
          <table:table-cell office:value-type="float" office:value="-0.13017" calcext:value-type="float">
            <text:p>-0.13017</text:p>
          </table:table-cell>
          <table:table-cell office:value-type="float" office:value="-0.048515" calcext:value-type="float">
            <text:p>-0.048515</text:p>
          </table:table-cell>
          <table:table-cell office:value-type="float" office:value="2.8027" calcext:value-type="float">
            <text:p>2.8027</text:p>
          </table:table-cell>
          <table:table-cell table:formula="of:=SQRT([.C784]*[.C784]+[.D784]*[.D784])" office:value-type="float" office:value="2.80311986815138" calcext:value-type="float">
            <text:p>2.80311986815138</text:p>
          </table:table-cell>
          <table:table-cell/>
        </table:table-row>
        <table:table-row table:style-name="ro1">
          <table:table-cell office:value-type="float" office:value="54.066" calcext:value-type="float">
            <text:p>54.066</text:p>
          </table:table-cell>
          <table:table-cell office:value-type="float" office:value="-0.1297" calcext:value-type="float">
            <text:p>-0.1297</text:p>
          </table:table-cell>
          <table:table-cell office:value-type="float" office:value="-0.048936" calcext:value-type="float">
            <text:p>-0.048936</text:p>
          </table:table-cell>
          <table:table-cell office:value-type="float" office:value="2.8056" calcext:value-type="float">
            <text:p>2.8056</text:p>
          </table:table-cell>
          <table:table-cell table:formula="of:=SQRT([.C785]*[.C785]+[.D785]*[.D785])" office:value-type="float" office:value="2.80602674472215" calcext:value-type="float">
            <text:p>2.80602674472215</text:p>
          </table:table-cell>
          <table:table-cell/>
        </table:table-row>
        <table:table-row table:style-name="ro1">
          <table:table-cell office:value-type="float" office:value="54.135" calcext:value-type="float">
            <text:p>54.135</text:p>
          </table:table-cell>
          <table:table-cell office:value-type="float" office:value="-0.12924" calcext:value-type="float">
            <text:p>-0.12924</text:p>
          </table:table-cell>
          <table:table-cell office:value-type="float" office:value="-0.049355" calcext:value-type="float">
            <text:p>-0.049355</text:p>
          </table:table-cell>
          <table:table-cell office:value-type="float" office:value="2.8084" calcext:value-type="float">
            <text:p>2.8084</text:p>
          </table:table-cell>
          <table:table-cell table:formula="of:=SQRT([.C786]*[.C786]+[.D786]*[.D786])" office:value-type="float" office:value="2.8088336504722" calcext:value-type="float">
            <text:p>2.8088336504722</text:p>
          </table:table-cell>
          <table:table-cell/>
        </table:table-row>
        <table:table-row table:style-name="ro1">
          <table:table-cell office:value-type="float" office:value="54.204" calcext:value-type="float">
            <text:p>54.204</text:p>
          </table:table-cell>
          <table:table-cell office:value-type="float" office:value="-0.12868" calcext:value-type="float">
            <text:p>-0.12868</text:p>
          </table:table-cell>
          <table:table-cell office:value-type="float" office:value="-0.049717" calcext:value-type="float">
            <text:p>-0.049717</text:p>
          </table:table-cell>
          <table:table-cell office:value-type="float" office:value="2.8112" calcext:value-type="float">
            <text:p>2.8112</text:p>
          </table:table-cell>
          <table:table-cell table:formula="of:=SQRT([.C787]*[.C787]+[.D787]*[.D787])" office:value-type="float" office:value="2.81163959640794" calcext:value-type="float">
            <text:p>2.81163959640794</text:p>
          </table:table-cell>
          <table:table-cell/>
        </table:table-row>
        <table:table-row table:style-name="ro1">
          <table:table-cell office:value-type="float" office:value="54.273" calcext:value-type="float">
            <text:p>54.273</text:p>
          </table:table-cell>
          <table:table-cell office:value-type="float" office:value="-0.12793" calcext:value-type="float">
            <text:p>-0.12793</text:p>
          </table:table-cell>
          <table:table-cell office:value-type="float" office:value="-0.049966" calcext:value-type="float">
            <text:p>-0.049966</text:p>
          </table:table-cell>
          <table:table-cell office:value-type="float" office:value="2.814" calcext:value-type="float">
            <text:p>2.814</text:p>
          </table:table-cell>
          <table:table-cell table:formula="of:=SQRT([.C788]*[.C788]+[.D788]*[.D788])" office:value-type="float" office:value="2.81444356865722" calcext:value-type="float">
            <text:p>2.81444356865722</text:p>
          </table:table-cell>
          <table:table-cell/>
        </table:table-row>
        <table:table-row table:style-name="ro1">
          <table:table-cell office:value-type="float" office:value="54.342" calcext:value-type="float">
            <text:p>54.342</text:p>
          </table:table-cell>
          <table:table-cell office:value-type="float" office:value="-0.12719" calcext:value-type="float">
            <text:p>-0.12719</text:p>
          </table:table-cell>
          <table:table-cell office:value-type="float" office:value="-0.050215" calcext:value-type="float">
            <text:p>-0.050215</text:p>
          </table:table-cell>
          <table:table-cell office:value-type="float" office:value="2.8167" calcext:value-type="float">
            <text:p>2.8167</text:p>
          </table:table-cell>
          <table:table-cell table:formula="of:=SQRT([.C789]*[.C789]+[.D789]*[.D789])" office:value-type="float" office:value="2.81714757089951" calcext:value-type="float">
            <text:p>2.81714757089951</text:p>
          </table:table-cell>
          <table:table-cell/>
        </table:table-row>
        <table:table-row table:style-name="ro1">
          <table:table-cell office:value-type="float" office:value="54.411" calcext:value-type="float">
            <text:p>54.411</text:p>
          </table:table-cell>
          <table:table-cell office:value-type="float" office:value="-0.12645" calcext:value-type="float">
            <text:p>-0.12645</text:p>
          </table:table-cell>
          <table:table-cell office:value-type="float" office:value="-0.050462" calcext:value-type="float">
            <text:p>-0.050462</text:p>
          </table:table-cell>
          <table:table-cell office:value-type="float" office:value="2.8195" calcext:value-type="float">
            <text:p>2.8195</text:p>
          </table:table-cell>
          <table:table-cell table:formula="of:=SQRT([.C790]*[.C790]+[.D790]*[.D790])" office:value-type="float" office:value="2.81995153565518" calcext:value-type="float">
            <text:p>2.81995153565518</text:p>
          </table:table-cell>
          <table:table-cell/>
        </table:table-row>
        <table:table-row table:style-name="ro1">
          <table:table-cell office:value-type="float" office:value="54.48" calcext:value-type="float">
            <text:p>54.48</text:p>
          </table:table-cell>
          <table:table-cell office:value-type="float" office:value="-0.12572" calcext:value-type="float">
            <text:p>-0.12572</text:p>
          </table:table-cell>
          <table:table-cell office:value-type="float" office:value="-0.050708" calcext:value-type="float">
            <text:p>-0.050708</text:p>
          </table:table-cell>
          <table:table-cell office:value-type="float" office:value="2.8222" calcext:value-type="float">
            <text:p>2.8222</text:p>
          </table:table-cell>
          <table:table-cell table:formula="of:=SQRT([.C791]*[.C791]+[.D791]*[.D791])" office:value-type="float" office:value="2.82265551232594" calcext:value-type="float">
            <text:p>2.82265551232594</text:p>
          </table:table-cell>
          <table:table-cell/>
        </table:table-row>
        <table:table-row table:style-name="ro1">
          <table:table-cell office:value-type="float" office:value="54.549" calcext:value-type="float">
            <text:p>54.5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50953" calcext:value-type="float">
            <text:p>-0.050953</text:p>
          </table:table-cell>
          <table:table-cell office:value-type="float" office:value="2.8249" calcext:value-type="float">
            <text:p>2.8249</text:p>
          </table:table-cell>
          <table:table-cell table:formula="of:=SQRT([.C792]*[.C792]+[.D792]*[.D792])" office:value-type="float" office:value="2.82535948477517" calcext:value-type="float">
            <text:p>2.82535948477517</text:p>
          </table:table-cell>
          <table:table-cell/>
        </table:table-row>
        <table:table-row table:style-name="ro1">
          <table:table-cell office:value-type="float" office:value="54.619" calcext:value-type="float">
            <text:p>54.619</text:p>
          </table:table-cell>
          <table:table-cell office:value-type="float" office:value="-0.12428" calcext:value-type="float">
            <text:p>-0.12428</text:p>
          </table:table-cell>
          <table:table-cell office:value-type="float" office:value="-0.051197" calcext:value-type="float">
            <text:p>-0.051197</text:p>
          </table:table-cell>
          <table:table-cell office:value-type="float" office:value="2.8277" calcext:value-type="float">
            <text:p>2.8277</text:p>
          </table:table-cell>
          <table:table-cell table:formula="of:=SQRT([.C793]*[.C793]+[.D793]*[.D793])" office:value-type="float" office:value="2.82816343636803" calcext:value-type="float">
            <text:p>2.82816343636803</text:p>
          </table:table-cell>
          <table:table-cell/>
        </table:table-row>
        <table:table-row table:style-name="ro1">
          <table:table-cell office:value-type="float" office:value="54.688" calcext:value-type="float">
            <text:p>54.688</text:p>
          </table:table-cell>
          <table:table-cell office:value-type="float" office:value="-0.12357" calcext:value-type="float">
            <text:p>-0.12357</text:p>
          </table:table-cell>
          <table:table-cell office:value-type="float" office:value="-0.051439" calcext:value-type="float">
            <text:p>-0.051439</text:p>
          </table:table-cell>
          <table:table-cell office:value-type="float" office:value="2.8304" calcext:value-type="float">
            <text:p>2.8304</text:p>
          </table:table-cell>
          <table:table-cell table:formula="of:=SQRT([.C794]*[.C794]+[.D794]*[.D794])" office:value-type="float" office:value="2.83086738133756" calcext:value-type="float">
            <text:p>2.83086738133756</text:p>
          </table:table-cell>
          <table:table-cell/>
        </table:table-row>
        <table:table-row table:style-name="ro1">
          <table:table-cell office:value-type="float" office:value="54.757" calcext:value-type="float">
            <text:p>54.757</text:p>
          </table:table-cell>
          <table:table-cell office:value-type="float" office:value="-0.12286" calcext:value-type="float">
            <text:p>-0.12286</text:p>
          </table:table-cell>
          <table:table-cell office:value-type="float" office:value="-0.05168" calcext:value-type="float">
            <text:p>-0.05168</text:p>
          </table:table-cell>
          <table:table-cell office:value-type="float" office:value="2.8332" calcext:value-type="float">
            <text:p>2.8332</text:p>
          </table:table-cell>
          <table:table-cell table:formula="of:=SQRT([.C795]*[.C795]+[.D795]*[.D795])" office:value-type="float" office:value="2.83367130457998" calcext:value-type="float">
            <text:p>2.83367130457998</text:p>
          </table:table-cell>
          <table:table-cell/>
        </table:table-row>
        <table:table-row table:style-name="ro1">
          <table:table-cell office:value-type="float" office:value="54.826" calcext:value-type="float">
            <text:p>54.826</text:p>
          </table:table-cell>
          <table:table-cell office:value-type="float" office:value="-0.12216" calcext:value-type="float">
            <text:p>-0.12216</text:p>
          </table:table-cell>
          <table:table-cell office:value-type="float" office:value="-0.05192" calcext:value-type="float">
            <text:p>-0.05192</text:p>
          </table:table-cell>
          <table:table-cell office:value-type="float" office:value="2.8359" calcext:value-type="float">
            <text:p>2.8359</text:p>
          </table:table-cell>
          <table:table-cell table:formula="of:=SQRT([.C796]*[.C796]+[.D796]*[.D796])" office:value-type="float" office:value="2.83637523899783" calcext:value-type="float">
            <text:p>2.83637523899783</text:p>
          </table:table-cell>
          <table:table-cell/>
        </table:table-row>
        <table:table-row table:style-name="ro1">
          <table:table-cell office:value-type="float" office:value="54.895" calcext:value-type="float">
            <text:p>54.895</text:p>
          </table:table-cell>
          <table:table-cell office:value-type="float" office:value="-0.12146" calcext:value-type="float">
            <text:p>-0.12146</text:p>
          </table:table-cell>
          <table:table-cell office:value-type="float" office:value="-0.052159" calcext:value-type="float">
            <text:p>-0.052159</text:p>
          </table:table-cell>
          <table:table-cell office:value-type="float" office:value="2.8386" calcext:value-type="float">
            <text:p>2.8386</text:p>
          </table:table-cell>
          <table:table-cell table:formula="of:=SQRT([.C797]*[.C797]+[.D797]*[.D797])" office:value-type="float" office:value="2.83907916784316" calcext:value-type="float">
            <text:p>2.83907916784316</text:p>
          </table:table-cell>
          <table:table-cell/>
        </table:table-row>
        <table:table-row table:style-name="ro1">
          <table:table-cell office:value-type="float" office:value="54.964" calcext:value-type="float">
            <text:p>54.964</text:p>
          </table:table-cell>
          <table:table-cell office:value-type="float" office:value="-0.12077" calcext:value-type="float">
            <text:p>-0.12077</text:p>
          </table:table-cell>
          <table:table-cell office:value-type="float" office:value="-0.052396" calcext:value-type="float">
            <text:p>-0.052396</text:p>
          </table:table-cell>
          <table:table-cell office:value-type="float" office:value="2.8413" calcext:value-type="float">
            <text:p>2.8413</text:p>
          </table:table-cell>
          <table:table-cell table:formula="of:=SQRT([.C798]*[.C798]+[.D798]*[.D798])" office:value-type="float" office:value="2.84178307244167" calcext:value-type="float">
            <text:p>2.84178307244167</text:p>
          </table:table-cell>
          <table:table-cell/>
        </table:table-row>
        <table:table-row table:style-name="ro1">
          <table:table-cell office:value-type="float" office:value="55.033" calcext:value-type="float">
            <text:p>55.033</text:p>
          </table:table-cell>
          <table:table-cell office:value-type="float" office:value="-0.12009" calcext:value-type="float">
            <text:p>-0.12009</text:p>
          </table:table-cell>
          <table:table-cell office:value-type="float" office:value="-0.052632" calcext:value-type="float">
            <text:p>-0.052632</text:p>
          </table:table-cell>
          <table:table-cell office:value-type="float" office:value="2.844" calcext:value-type="float">
            <text:p>2.844</text:p>
          </table:table-cell>
          <table:table-cell table:formula="of:=SQRT([.C799]*[.C799]+[.D799]*[.D799])" office:value-type="float" office:value="2.84448697086557" calcext:value-type="float">
            <text:p>2.84448697086557</text:p>
          </table:table-cell>
          <table:table-cell/>
        </table:table-row>
        <table:table-row table:style-name="ro1">
          <table:table-cell office:value-type="float" office:value="55.102" calcext:value-type="float">
            <text:p>55.102</text:p>
          </table:table-cell>
          <table:table-cell office:value-type="float" office:value="-0.11941" calcext:value-type="float">
            <text:p>-0.11941</text:p>
          </table:table-cell>
          <table:table-cell office:value-type="float" office:value="-0.052867" calcext:value-type="float">
            <text:p>-0.052867</text:p>
          </table:table-cell>
          <table:table-cell office:value-type="float" office:value="2.8467" calcext:value-type="float">
            <text:p>2.8467</text:p>
          </table:table-cell>
          <table:table-cell table:formula="of:=SQRT([.C800]*[.C800]+[.D800]*[.D800])" office:value-type="float" office:value="2.8471908628838" calcext:value-type="float">
            <text:p>2.8471908628838</text:p>
          </table:table-cell>
          <table:table-cell/>
        </table:table-row>
        <table:table-row table:style-name="ro1">
          <table:table-cell office:value-type="float" office:value="55.171" calcext:value-type="float">
            <text:p>55.171</text:p>
          </table:table-cell>
          <table:table-cell office:value-type="float" office:value="-0.11874" calcext:value-type="float">
            <text:p>-0.11874</text:p>
          </table:table-cell>
          <table:table-cell office:value-type="float" office:value="-0.0531" calcext:value-type="float">
            <text:p>-0.0531</text:p>
          </table:table-cell>
          <table:table-cell office:value-type="float" office:value="2.8495" calcext:value-type="float">
            <text:p>2.8495</text:p>
          </table:table-cell>
          <table:table-cell table:formula="of:=SQRT([.C801]*[.C801]+[.D801]*[.D801])" office:value-type="float" office:value="2.8499947122758" calcext:value-type="float">
            <text:p>2.8499947122758</text:p>
          </table:table-cell>
          <table:table-cell/>
        </table:table-row>
        <table:table-row table:style-name="ro1">
          <table:table-cell office:value-type="float" office:value="55.24" calcext:value-type="float">
            <text:p>55.24</text:p>
          </table:table-cell>
          <table:table-cell office:value-type="float" office:value="-0.11807" calcext:value-type="float">
            <text:p>-0.11807</text:p>
          </table:table-cell>
          <table:table-cell office:value-type="float" office:value="-0.053333" calcext:value-type="float">
            <text:p>-0.053333</text:p>
          </table:table-cell>
          <table:table-cell office:value-type="float" office:value="2.8522" calcext:value-type="float">
            <text:p>2.8522</text:p>
          </table:table-cell>
          <table:table-cell table:formula="of:=SQRT([.C802]*[.C802]+[.D802]*[.D802])" office:value-type="float" office:value="2.85269859061363" calcext:value-type="float">
            <text:p>2.85269859061363</text:p>
          </table:table-cell>
          <table:table-cell/>
        </table:table-row>
        <table:table-row table:style-name="ro1">
          <table:table-cell office:value-type="float" office:value="55.309" calcext:value-type="float">
            <text:p>55.309</text:p>
          </table:table-cell>
          <table:table-cell office:value-type="float" office:value="-0.11741" calcext:value-type="float">
            <text:p>-0.11741</text:p>
          </table:table-cell>
          <table:table-cell office:value-type="float" office:value="-0.053564" calcext:value-type="float">
            <text:p>-0.053564</text:p>
          </table:table-cell>
          <table:table-cell office:value-type="float" office:value="2.8549" calcext:value-type="float">
            <text:p>2.8549</text:p>
          </table:table-cell>
          <table:table-cell table:formula="of:=SQRT([.C803]*[.C803]+[.D803]*[.D803])" office:value-type="float" office:value="2.85540244310605" calcext:value-type="float">
            <text:p>2.85540244310605</text:p>
          </table:table-cell>
          <table:table-cell/>
        </table:table-row>
        <table:table-row table:style-name="ro1">
          <table:table-cell office:value-type="float" office:value="55.378" calcext:value-type="float">
            <text:p>55.378</text:p>
          </table:table-cell>
          <table:table-cell office:value-type="float" office:value="-0.11676" calcext:value-type="float">
            <text:p>-0.11676</text:p>
          </table:table-cell>
          <table:table-cell office:value-type="float" office:value="-0.053794" calcext:value-type="float">
            <text:p>-0.053794</text:p>
          </table:table-cell>
          <table:table-cell office:value-type="float" office:value="2.8576" calcext:value-type="float">
            <text:p>2.8576</text:p>
          </table:table-cell>
          <table:table-cell table:formula="of:=SQRT([.C804]*[.C804]+[.D804]*[.D804])" office:value-type="float" office:value="2.85810628816285" calcext:value-type="float">
            <text:p>2.85810628816285</text:p>
          </table:table-cell>
          <table:table-cell/>
        </table:table-row>
        <table:table-row table:style-name="ro1">
          <table:table-cell office:value-type="float" office:value="55.447" calcext:value-type="float">
            <text:p>55.447</text:p>
          </table:table-cell>
          <table:table-cell office:value-type="float" office:value="-0.11602" calcext:value-type="float">
            <text:p>-0.11602</text:p>
          </table:table-cell>
          <table:table-cell office:value-type="float" office:value="-0.053954" calcext:value-type="float">
            <text:p>-0.053954</text:p>
          </table:table-cell>
          <table:table-cell office:value-type="float" office:value="2.8602" calcext:value-type="float">
            <text:p>2.8602</text:p>
          </table:table-cell>
          <table:table-cell table:formula="of:=SQRT([.C805]*[.C805]+[.D805]*[.D805])" office:value-type="float" office:value="2.86070884119933" calcext:value-type="float">
            <text:p>2.86070884119933</text:p>
          </table:table-cell>
          <table:table-cell/>
        </table:table-row>
        <table:table-row table:style-name="ro1">
          <table:table-cell office:value-type="float" office:value="55.516" calcext:value-type="float">
            <text:p>55.516</text:p>
          </table:table-cell>
          <table:table-cell office:value-type="float" office:value="-0.11514" calcext:value-type="float">
            <text:p>-0.11514</text:p>
          </table:table-cell>
          <table:table-cell office:value-type="float" office:value="-0.05401" calcext:value-type="float">
            <text:p>-0.05401</text:p>
          </table:table-cell>
          <table:table-cell office:value-type="float" office:value="2.8628" calcext:value-type="float">
            <text:p>2.8628</text:p>
          </table:table-cell>
          <table:table-cell table:formula="of:=SQRT([.C806]*[.C806]+[.D806]*[.D806])" office:value-type="float" office:value="2.86330943491967" calcext:value-type="float">
            <text:p>2.86330943491967</text:p>
          </table:table-cell>
          <table:table-cell/>
        </table:table-row>
        <table:table-row table:style-name="ro1">
          <table:table-cell office:value-type="float" office:value="55.585" calcext:value-type="float">
            <text:p>55.585</text:p>
          </table:table-cell>
          <table:table-cell office:value-type="float" office:value="-0.11427" calcext:value-type="float">
            <text:p>-0.11427</text:p>
          </table:table-cell>
          <table:table-cell office:value-type="float" office:value="-0.054066" calcext:value-type="float">
            <text:p>-0.054066</text:p>
          </table:table-cell>
          <table:table-cell office:value-type="float" office:value="2.8654" calcext:value-type="float">
            <text:p>2.8654</text:p>
          </table:table-cell>
          <table:table-cell table:formula="of:=SQRT([.C807]*[.C807]+[.D807]*[.D807])" office:value-type="float" office:value="2.86591002865687" calcext:value-type="float">
            <text:p>2.86591002865687</text:p>
          </table:table-cell>
          <table:table-cell/>
        </table:table-row>
        <table:table-row table:style-name="ro1">
          <table:table-cell office:value-type="float" office:value="55.654" calcext:value-type="float">
            <text:p>55.654</text:p>
          </table:table-cell>
          <table:table-cell office:value-type="float" office:value="-0.1134" calcext:value-type="float">
            <text:p>-0.1134</text:p>
          </table:table-cell>
          <table:table-cell office:value-type="float" office:value="-0.05412" calcext:value-type="float">
            <text:p>-0.05412</text:p>
          </table:table-cell>
          <table:table-cell office:value-type="float" office:value="2.868" calcext:value-type="float">
            <text:p>2.868</text:p>
          </table:table-cell>
          <table:table-cell table:formula="of:=SQRT([.C808]*[.C808]+[.D808]*[.D808])" office:value-type="float" office:value="2.86851058467631" calcext:value-type="float">
            <text:p>2.86851058467631</text:p>
          </table:table-cell>
          <table:table-cell/>
        </table:table-row>
        <table:table-row table:style-name="ro1">
          <table:table-cell office:value-type="float" office:value="55.723" calcext:value-type="float">
            <text:p>55.723</text:p>
          </table:table-cell>
          <table:table-cell office:value-type="float" office:value="-0.11254" calcext:value-type="float">
            <text:p>-0.11254</text:p>
          </table:table-cell>
          <table:table-cell office:value-type="float" office:value="-0.054173" calcext:value-type="float">
            <text:p>-0.054173</text:p>
          </table:table-cell>
          <table:table-cell office:value-type="float" office:value="2.8706" calcext:value-type="float">
            <text:p>2.8706</text:p>
          </table:table-cell>
          <table:table-cell table:formula="of:=SQRT([.C809]*[.C809]+[.D809]*[.D809])" office:value-type="float" office:value="2.87111112183576" calcext:value-type="float">
            <text:p>2.87111112183576</text:p>
          </table:table-cell>
          <table:table-cell/>
        </table:table-row>
        <table:table-row table:style-name="ro1">
          <table:table-cell office:value-type="float" office:value="55.792" calcext:value-type="float">
            <text:p>55.792</text:p>
          </table:table-cell>
          <table:table-cell office:value-type="float" office:value="-0.11168" calcext:value-type="float">
            <text:p>-0.11168</text:p>
          </table:table-cell>
          <table:table-cell office:value-type="float" office:value="-0.054225" calcext:value-type="float">
            <text:p>-0.054225</text:p>
          </table:table-cell>
          <table:table-cell office:value-type="float" office:value="2.8732" calcext:value-type="float">
            <text:p>2.8732</text:p>
          </table:table-cell>
          <table:table-cell table:formula="of:=SQRT([.C810]*[.C810]+[.D810]*[.D810])" office:value-type="float" office:value="2.8737116401311" calcext:value-type="float">
            <text:p>2.8737116401311</text:p>
          </table:table-cell>
          <table:table-cell/>
        </table:table-row>
        <table:table-row table:style-name="ro1">
          <table:table-cell office:value-type="float" office:value="55.861" calcext:value-type="float">
            <text:p>55.861</text:p>
          </table:table-cell>
          <table:table-cell office:value-type="float" office:value="-0.11083" calcext:value-type="float">
            <text:p>-0.11083</text:p>
          </table:table-cell>
          <table:table-cell office:value-type="float" office:value="-0.054277" calcext:value-type="float">
            <text:p>-0.054277</text:p>
          </table:table-cell>
          <table:table-cell office:value-type="float" office:value="2.8758" calcext:value-type="float">
            <text:p>2.8758</text:p>
          </table:table-cell>
          <table:table-cell table:formula="of:=SQRT([.C811]*[.C811]+[.D811]*[.D811])" office:value-type="float" office:value="2.87631215842944" calcext:value-type="float">
            <text:p>2.87631215842944</text:p>
          </table:table-cell>
          <table:table-cell/>
        </table:table-row>
        <table:table-row table:style-name="ro1">
          <table:table-cell office:value-type="float" office:value="55.93" calcext:value-type="float">
            <text:p>55.93</text:p>
          </table:table-cell>
          <table:table-cell office:value-type="float" office:value="-0.10998" calcext:value-type="float">
            <text:p>-0.10998</text:p>
          </table:table-cell>
          <table:table-cell office:value-type="float" office:value="-0.054327" calcext:value-type="float">
            <text:p>-0.054327</text:p>
          </table:table-cell>
          <table:table-cell office:value-type="float" office:value="2.8784" calcext:value-type="float">
            <text:p>2.8784</text:p>
          </table:table-cell>
          <table:table-cell table:formula="of:=SQRT([.C812]*[.C812]+[.D812]*[.D812])" office:value-type="float" office:value="2.87891263898872" calcext:value-type="float">
            <text:p>2.8789126389887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10914" calcext:value-type="float">
            <text:p>-0.10914</text:p>
          </table:table-cell>
          <table:table-cell office:value-type="float" office:value="-0.054377" calcext:value-type="float">
            <text:p>-0.054377</text:p>
          </table:table-cell>
          <table:table-cell office:value-type="float" office:value="2.881" calcext:value-type="float">
            <text:p>2.881</text:p>
          </table:table-cell>
          <table:table-cell table:formula="of:=SQRT([.C813]*[.C813]+[.D813]*[.D813])" office:value-type="float" office:value="2.8815131195483" calcext:value-type="float">
            <text:p>2.8815131195483</text:p>
          </table:table-cell>
          <table:table-cell/>
        </table:table-row>
        <table:table-row table:style-name="ro1">
          <table:table-cell office:value-type="float" office:value="56.069" calcext:value-type="float">
            <text:p>56.069</text:p>
          </table:table-cell>
          <table:table-cell office:value-type="float" office:value="-0.1083" calcext:value-type="float">
            <text:p>-0.1083</text:p>
          </table:table-cell>
          <table:table-cell office:value-type="float" office:value="-0.054425" calcext:value-type="float">
            <text:p>-0.054425</text:p>
          </table:table-cell>
          <table:table-cell office:value-type="float" office:value="2.8836" calcext:value-type="float">
            <text:p>2.8836</text:p>
          </table:table-cell>
          <table:table-cell table:formula="of:=SQRT([.C814]*[.C814]+[.D814]*[.D814])" office:value-type="float" office:value="2.88411356236626" calcext:value-type="float">
            <text:p>2.88411356236626</text:p>
          </table:table-cell>
          <table:table-cell/>
        </table:table-row>
        <table:table-row table:style-name="ro1">
          <table:table-cell office:value-type="float" office:value="56.138" calcext:value-type="float">
            <text:p>56.138</text:p>
          </table:table-cell>
          <table:table-cell office:value-type="float" office:value="-0.10747" calcext:value-type="float">
            <text:p>-0.10747</text:p>
          </table:table-cell>
          <table:table-cell office:value-type="float" office:value="-0.054473" calcext:value-type="float">
            <text:p>-0.054473</text:p>
          </table:table-cell>
          <table:table-cell office:value-type="float" office:value="2.8861" calcext:value-type="float">
            <text:p>2.8861</text:p>
          </table:table-cell>
          <table:table-cell table:formula="of:=SQRT([.C815]*[.C815]+[.D815]*[.D815])" office:value-type="float" office:value="2.88661402299112" calcext:value-type="float">
            <text:p>2.88661402299112</text:p>
          </table:table-cell>
          <table:table-cell/>
        </table:table-row>
        <table:table-row table:style-name="ro1">
          <table:table-cell office:value-type="float" office:value="56.207" calcext:value-type="float">
            <text:p>56.207</text:p>
          </table:table-cell>
          <table:table-cell office:value-type="float" office:value="-0.10664" calcext:value-type="float">
            <text:p>-0.10664</text:p>
          </table:table-cell>
          <table:table-cell office:value-type="float" office:value="-0.054519" calcext:value-type="float">
            <text:p>-0.054519</text:p>
          </table:table-cell>
          <table:table-cell office:value-type="float" office:value="2.8887" calcext:value-type="float">
            <text:p>2.8887</text:p>
          </table:table-cell>
          <table:table-cell table:formula="of:=SQRT([.C816]*[.C816]+[.D816]*[.D816])" office:value-type="float" office:value="2.88921442806881" calcext:value-type="float">
            <text:p>2.88921442806881</text:p>
          </table:table-cell>
          <table:table-cell/>
        </table:table-row>
        <table:table-row table:style-name="ro1">
          <table:table-cell office:value-type="float" office:value="56.276" calcext:value-type="float">
            <text:p>56.276</text:p>
          </table:table-cell>
          <table:table-cell office:value-type="float" office:value="-0.10582" calcext:value-type="float">
            <text:p>-0.10582</text:p>
          </table:table-cell>
          <table:table-cell office:value-type="float" office:value="-0.054565" calcext:value-type="float">
            <text:p>-0.054565</text:p>
          </table:table-cell>
          <table:table-cell office:value-type="float" office:value="2.8913" calcext:value-type="float">
            <text:p>2.8913</text:p>
          </table:table-cell>
          <table:table-cell table:formula="of:=SQRT([.C817]*[.C817]+[.D817]*[.D817])" office:value-type="float" office:value="2.89181483314976" calcext:value-type="float">
            <text:p>2.89181483314976</text:p>
          </table:table-cell>
          <table:table-cell/>
        </table:table-row>
        <table:table-row table:style-name="ro1">
          <table:table-cell office:value-type="float" office:value="56.345" calcext:value-type="float">
            <text:p>56.345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5461" calcext:value-type="float">
            <text:p>-0.05461</text:p>
          </table:table-cell>
          <table:table-cell office:value-type="float" office:value="2.8938" calcext:value-type="float">
            <text:p>2.8938</text:p>
          </table:table-cell>
          <table:table-cell table:formula="of:=SQRT([.C818]*[.C818]+[.D818]*[.D818])" office:value-type="float" office:value="2.89431523716751" calcext:value-type="float">
            <text:p>2.89431523716751</text:p>
          </table:table-cell>
          <table:table-cell/>
        </table:table-row>
        <table:table-row table:style-name="ro1">
          <table:table-cell office:value-type="float" office:value="56.414" calcext:value-type="float">
            <text:p>56.414</text:p>
          </table:table-cell>
          <table:table-cell office:value-type="float" office:value="-0.10419" calcext:value-type="float">
            <text:p>-0.10419</text:p>
          </table:table-cell>
          <table:table-cell office:value-type="float" office:value="-0.054653" calcext:value-type="float">
            <text:p>-0.054653</text:p>
          </table:table-cell>
          <table:table-cell office:value-type="float" office:value="2.8964" calcext:value-type="float">
            <text:p>2.8964</text:p>
          </table:table-cell>
          <table:table-cell table:formula="of:=SQRT([.C819]*[.C819]+[.D819]*[.D819])" office:value-type="float" office:value="2.89691558565468" calcext:value-type="float">
            <text:p>2.89691558565468</text:p>
          </table:table-cell>
          <table:table-cell/>
        </table:table-row>
        <table:table-row table:style-name="ro1">
          <table:table-cell office:value-type="float" office:value="56.483" calcext:value-type="float">
            <text:p>56.483</text:p>
          </table:table-cell>
          <table:table-cell office:value-type="float" office:value="-0.10338" calcext:value-type="float">
            <text:p>-0.10338</text:p>
          </table:table-cell>
          <table:table-cell office:value-type="float" office:value="-0.054696" calcext:value-type="float">
            <text:p>-0.054696</text:p>
          </table:table-cell>
          <table:table-cell office:value-type="float" office:value="2.8989" calcext:value-type="float">
            <text:p>2.8989</text:p>
          </table:table-cell>
          <table:table-cell table:formula="of:=SQRT([.C820]*[.C820]+[.D820]*[.D820])" office:value-type="float" office:value="2.89941595194894" calcext:value-type="float">
            <text:p>2.89941595194894</text:p>
          </table:table-cell>
          <table:table-cell/>
        </table:table-row>
        <table:table-row table:style-name="ro1">
          <table:table-cell office:value-type="float" office:value="56.552" calcext:value-type="float">
            <text:p>56.552</text:p>
          </table:table-cell>
          <table:table-cell office:value-type="float" office:value="-0.10258" calcext:value-type="float">
            <text:p>-0.10258</text:p>
          </table:table-cell>
          <table:table-cell office:value-type="float" office:value="-0.054738" calcext:value-type="float">
            <text:p>-0.054738</text:p>
          </table:table-cell>
          <table:table-cell office:value-type="float" office:value="2.9015" calcext:value-type="float">
            <text:p>2.9015</text:p>
          </table:table-cell>
          <table:table-cell table:formula="of:=SQRT([.C821]*[.C821]+[.D821]*[.D821])" office:value-type="float" office:value="2.90201628159526" calcext:value-type="float">
            <text:p>2.90201628159526</text:p>
          </table:table-cell>
          <table:table-cell/>
        </table:table-row>
        <table:table-row table:style-name="ro1">
          <table:table-cell office:value-type="float" office:value="56.621" calcext:value-type="float">
            <text:p>56.621</text:p>
          </table:table-cell>
          <table:table-cell office:value-type="float" office:value="-0.10179" calcext:value-type="float">
            <text:p>-0.10179</text:p>
          </table:table-cell>
          <table:table-cell office:value-type="float" office:value="-0.054778" calcext:value-type="float">
            <text:p>-0.054778</text:p>
          </table:table-cell>
          <table:table-cell office:value-type="float" office:value="2.904" calcext:value-type="float">
            <text:p>2.904</text:p>
          </table:table-cell>
          <table:table-cell table:formula="of:=SQRT([.C822]*[.C822]+[.D822]*[.D822])" office:value-type="float" office:value="2.90451659132531" calcext:value-type="float">
            <text:p>2.90451659132531</text:p>
          </table:table-cell>
          <table:table-cell/>
        </table:table-row>
        <table:table-row table:style-name="ro1">
          <table:table-cell office:value-type="float" office:value="56.69" calcext:value-type="float">
            <text:p>56.69</text:p>
          </table:table-cell>
          <table:table-cell office:value-type="float" office:value="-0.10094" calcext:value-type="float">
            <text:p>-0.10094</text:p>
          </table:table-cell>
          <table:table-cell office:value-type="float" office:value="-0.054766" calcext:value-type="float">
            <text:p>-0.054766</text:p>
          </table:table-cell>
          <table:table-cell office:value-type="float" office:value="2.9066" calcext:value-type="float">
            <text:p>2.9066</text:p>
          </table:table-cell>
          <table:table-cell table:formula="of:=SQRT([.C823]*[.C823]+[.D823]*[.D823])" office:value-type="float" office:value="2.90711590322023" calcext:value-type="float">
            <text:p>2.90711590322023</text:p>
          </table:table-cell>
          <table:table-cell/>
        </table:table-row>
        <table:table-row table:style-name="ro1">
          <table:table-cell office:value-type="float" office:value="56.759" calcext:value-type="float">
            <text:p>56.759</text:p>
          </table:table-cell>
          <table:table-cell office:value-type="float" office:value="-0.10003" calcext:value-type="float">
            <text:p>-0.10003</text:p>
          </table:table-cell>
          <table:table-cell office:value-type="float" office:value="-0.054688" calcext:value-type="float">
            <text:p>-0.054688</text:p>
          </table:table-cell>
          <table:table-cell office:value-type="float" office:value="2.9091" calcext:value-type="float">
            <text:p>2.9091</text:p>
          </table:table-cell>
          <table:table-cell table:formula="of:=SQRT([.C824]*[.C824]+[.D824]*[.D824])" office:value-type="float" office:value="2.90961399284235" calcext:value-type="float">
            <text:p>2.90961399284235</text:p>
          </table:table-cell>
          <table:table-cell/>
        </table:table-row>
        <table:table-row table:style-name="ro1">
          <table:table-cell office:value-type="float" office:value="56.828" calcext:value-type="float">
            <text:p>56.828</text:p>
          </table:table-cell>
          <table:table-cell office:value-type="float" office:value="-0.099131" calcext:value-type="float">
            <text:p>-0.099131</text:p>
          </table:table-cell>
          <table:table-cell office:value-type="float" office:value="-0.054611" calcext:value-type="float">
            <text:p>-0.054611</text:p>
          </table:table-cell>
          <table:table-cell office:value-type="float" office:value="2.9115" calcext:value-type="float">
            <text:p>2.9115</text:p>
          </table:table-cell>
          <table:table-cell table:formula="of:=SQRT([.C825]*[.C825]+[.D825]*[.D825])" office:value-type="float" office:value="2.91201212417136" calcext:value-type="float">
            <text:p>2.91201212417136</text:p>
          </table:table-cell>
          <table:table-cell/>
        </table:table-row>
        <table:table-row table:style-name="ro1">
          <table:table-cell office:value-type="float" office:value="56.897" calcext:value-type="float">
            <text:p>56.897</text:p>
          </table:table-cell>
          <table:table-cell office:value-type="float" office:value="-0.098232" calcext:value-type="float">
            <text:p>-0.098232</text:p>
          </table:table-cell>
          <table:table-cell office:value-type="float" office:value="-0.054532" calcext:value-type="float">
            <text:p>-0.054532</text:p>
          </table:table-cell>
          <table:table-cell office:value-type="float" office:value="2.914" calcext:value-type="float">
            <text:p>2.914</text:p>
          </table:table-cell>
          <table:table-cell table:formula="of:=SQRT([.C826]*[.C826]+[.D826]*[.D826])" office:value-type="float" office:value="2.91451020568191" calcext:value-type="float">
            <text:p>2.91451020568191</text:p>
          </table:table-cell>
          <table:table-cell/>
        </table:table-row>
        <table:table-row table:style-name="ro1">
          <table:table-cell office:value-type="float" office:value="56.966" calcext:value-type="float">
            <text:p>56.966</text:p>
          </table:table-cell>
          <table:table-cell office:value-type="float" office:value="-0.097338" calcext:value-type="float">
            <text:p>-0.097338</text:p>
          </table:table-cell>
          <table:table-cell office:value-type="float" office:value="-0.054453" calcext:value-type="float">
            <text:p>-0.054453</text:p>
          </table:table-cell>
          <table:table-cell office:value-type="float" office:value="2.9165" calcext:value-type="float">
            <text:p>2.9165</text:p>
          </table:table-cell>
          <table:table-cell table:formula="of:=SQRT([.C827]*[.C827]+[.D827]*[.D827])" office:value-type="float" office:value="2.91700829261917" calcext:value-type="float">
            <text:p>2.91700829261917</text:p>
          </table:table-cell>
          <table:table-cell/>
        </table:table-row>
        <table:table-row table:style-name="ro1">
          <table:table-cell office:value-type="float" office:value="57.035" calcext:value-type="float">
            <text:p>57.035</text:p>
          </table:table-cell>
          <table:table-cell office:value-type="float" office:value="-0.096448" calcext:value-type="float">
            <text:p>-0.096448</text:p>
          </table:table-cell>
          <table:table-cell office:value-type="float" office:value="-0.054374" calcext:value-type="float">
            <text:p>-0.054374</text:p>
          </table:table-cell>
          <table:table-cell office:value-type="float" office:value="2.919" calcext:value-type="float">
            <text:p>2.919</text:p>
          </table:table-cell>
          <table:table-cell table:formula="of:=SQRT([.C828]*[.C828]+[.D828]*[.D828])" office:value-type="float" office:value="2.91950638496921" calcext:value-type="float">
            <text:p>2.91950638496921</text:p>
          </table:table-cell>
          <table:table-cell/>
        </table:table-row>
        <table:table-row table:style-name="ro1">
          <table:table-cell office:value-type="float" office:value="57.104" calcext:value-type="float">
            <text:p>57.104</text:p>
          </table:table-cell>
          <table:table-cell office:value-type="float" office:value="-0.095563" calcext:value-type="float">
            <text:p>-0.095563</text:p>
          </table:table-cell>
          <table:table-cell office:value-type="float" office:value="-0.054294" calcext:value-type="float">
            <text:p>-0.054294</text:p>
          </table:table-cell>
          <table:table-cell office:value-type="float" office:value="2.9215" calcext:value-type="float">
            <text:p>2.9215</text:p>
          </table:table-cell>
          <table:table-cell table:formula="of:=SQRT([.C829]*[.C829]+[.D829]*[.D829])" office:value-type="float" office:value="2.9220044641369" calcext:value-type="float">
            <text:p>2.9220044641369</text:p>
          </table:table-cell>
          <table:table-cell/>
        </table:table-row>
        <table:table-row table:style-name="ro1">
          <table:table-cell office:value-type="float" office:value="57.173" calcext:value-type="float">
            <text:p>57.173</text:p>
          </table:table-cell>
          <table:table-cell office:value-type="float" office:value="-0.094681" calcext:value-type="float">
            <text:p>-0.094681</text:p>
          </table:table-cell>
          <table:table-cell office:value-type="float" office:value="-0.054213" calcext:value-type="float">
            <text:p>-0.054213</text:p>
          </table:table-cell>
          <table:table-cell office:value-type="float" office:value="2.9239" calcext:value-type="float">
            <text:p>2.9239</text:p>
          </table:table-cell>
          <table:table-cell table:formula="of:=SQRT([.C830]*[.C830]+[.D830]*[.D830])" office:value-type="float" office:value="2.92440254742212" calcext:value-type="float">
            <text:p>2.92440254742212</text:p>
          </table:table-cell>
          <table:table-cell/>
        </table:table-row>
        <table:table-row table:style-name="ro1">
          <table:table-cell office:value-type="float" office:value="57.242" calcext:value-type="float">
            <text:p>57.242</text:p>
          </table:table-cell>
          <table:table-cell office:value-type="float" office:value="-0.093803" calcext:value-type="float">
            <text:p>-0.093803</text:p>
          </table:table-cell>
          <table:table-cell office:value-type="float" office:value="-0.054131" calcext:value-type="float">
            <text:p>-0.054131</text:p>
          </table:table-cell>
          <table:table-cell office:value-type="float" office:value="2.9264" calcext:value-type="float">
            <text:p>2.9264</text:p>
          </table:table-cell>
          <table:table-cell table:formula="of:=SQRT([.C831]*[.C831]+[.D831]*[.D831])" office:value-type="float" office:value="2.9269006004921" calcext:value-type="float">
            <text:p>2.9269006004921</text:p>
          </table:table-cell>
          <table:table-cell/>
        </table:table-row>
        <table:table-row table:style-name="ro1">
          <table:table-cell office:value-type="float" office:value="57.311" calcext:value-type="float">
            <text:p>57.311</text:p>
          </table:table-cell>
          <table:table-cell office:value-type="float" office:value="-0.09293" calcext:value-type="float">
            <text:p>-0.09293</text:p>
          </table:table-cell>
          <table:table-cell office:value-type="float" office:value="-0.05405" calcext:value-type="float">
            <text:p>-0.05405</text:p>
          </table:table-cell>
          <table:table-cell office:value-type="float" office:value="2.9288" calcext:value-type="float">
            <text:p>2.9288</text:p>
          </table:table-cell>
          <table:table-cell table:formula="of:=SQRT([.C832]*[.C832]+[.D832]*[.D832])" office:value-type="float" office:value="2.92929869465372" calcext:value-type="float">
            <text:p>2.92929869465372</text:p>
          </table:table-cell>
          <table:table-cell/>
        </table:table-row>
        <table:table-row table:style-name="ro1">
          <table:table-cell office:value-type="float" office:value="57.381" calcext:value-type="float">
            <text:p>57.381</text:p>
          </table:table-cell>
          <table:table-cell office:value-type="float" office:value="-0.092061" calcext:value-type="float">
            <text:p>-0.092061</text:p>
          </table:table-cell>
          <table:table-cell office:value-type="float" office:value="-0.053967" calcext:value-type="float">
            <text:p>-0.053967</text:p>
          </table:table-cell>
          <table:table-cell office:value-type="float" office:value="2.9313" calcext:value-type="float">
            <text:p>2.9313</text:p>
          </table:table-cell>
          <table:table-cell table:formula="of:=SQRT([.C833]*[.C833]+[.D833]*[.D833])" office:value-type="float" office:value="2.93179674041176" calcext:value-type="float">
            <text:p>2.93179674041176</text:p>
          </table:table-cell>
          <table:table-cell/>
        </table:table-row>
        <table:table-row table:style-name="ro1">
          <table:table-cell office:value-type="float" office:value="57.45" calcext:value-type="float">
            <text:p>57.45</text:p>
          </table:table-cell>
          <table:table-cell office:value-type="float" office:value="-0.091196" calcext:value-type="float">
            <text:p>-0.091196</text:p>
          </table:table-cell>
          <table:table-cell office:value-type="float" office:value="-0.053884" calcext:value-type="float">
            <text:p>-0.053884</text:p>
          </table:table-cell>
          <table:table-cell office:value-type="float" office:value="2.9337" calcext:value-type="float">
            <text:p>2.9337</text:p>
          </table:table-cell>
          <table:table-cell table:formula="of:=SQRT([.C834]*[.C834]+[.D834]*[.D834])" office:value-type="float" office:value="2.9341948087092" calcext:value-type="float">
            <text:p>2.9341948087092</text:p>
          </table:table-cell>
          <table:table-cell/>
        </table:table-row>
        <table:table-row table:style-name="ro1">
          <table:table-cell office:value-type="float" office:value="57.519" calcext:value-type="float">
            <text:p>57.519</text:p>
          </table:table-cell>
          <table:table-cell office:value-type="float" office:value="-0.090335" calcext:value-type="float">
            <text:p>-0.090335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2.9362" calcext:value-type="float">
            <text:p>2.9362</text:p>
          </table:table-cell>
          <table:table-cell table:formula="of:=SQRT([.C835]*[.C835]+[.D835]*[.D835])" office:value-type="float" office:value="2.93669284740505" calcext:value-type="float">
            <text:p>2.93669284740505</text:p>
          </table:table-cell>
          <table:table-cell/>
        </table:table-row>
        <table:table-row table:style-name="ro1">
          <table:table-cell office:value-type="float" office:value="57.588" calcext:value-type="float">
            <text:p>57.588</text:p>
          </table:table-cell>
          <table:table-cell office:value-type="float" office:value="-0.089478" calcext:value-type="float">
            <text:p>-0.089478</text:p>
          </table:table-cell>
          <table:table-cell office:value-type="float" office:value="-0.053716" calcext:value-type="float">
            <text:p>-0.053716</text:p>
          </table:table-cell>
          <table:table-cell office:value-type="float" office:value="2.9386" calcext:value-type="float">
            <text:p>2.9386</text:p>
          </table:table-cell>
          <table:table-cell table:formula="of:=SQRT([.C836]*[.C836]+[.D836]*[.D836])" office:value-type="float" office:value="2.9390909085389" calcext:value-type="float">
            <text:p>2.9390909085389</text:p>
          </table:table-cell>
          <table:table-cell/>
        </table:table-row>
        <table:table-row table:style-name="ro1">
          <table:table-cell office:value-type="float" office:value="57.657" calcext:value-type="float">
            <text:p>57.657</text:p>
          </table:table-cell>
          <table:table-cell office:value-type="float" office:value="-0.088626" calcext:value-type="float">
            <text:p>-0.088626</text:p>
          </table:table-cell>
          <table:table-cell office:value-type="float" office:value="-0.053631" calcext:value-type="float">
            <text:p>-0.053631</text:p>
          </table:table-cell>
          <table:table-cell office:value-type="float" office:value="2.9411" calcext:value-type="float">
            <text:p>2.9411</text:p>
          </table:table-cell>
          <table:table-cell table:formula="of:=SQRT([.C837]*[.C837]+[.D837]*[.D837])" office:value-type="float" office:value="2.94158894037916" calcext:value-type="float">
            <text:p>2.94158894037916</text:p>
          </table:table-cell>
          <table:table-cell/>
        </table:table-row>
        <table:table-row table:style-name="ro1">
          <table:table-cell office:value-type="float" office:value="57.726" calcext:value-type="float">
            <text:p>57.726</text:p>
          </table:table-cell>
          <table:table-cell office:value-type="float" office:value="-0.087777" calcext:value-type="float">
            <text:p>-0.087777</text:p>
          </table:table-cell>
          <table:table-cell office:value-type="float" office:value="-0.053546" calcext:value-type="float">
            <text:p>-0.053546</text:p>
          </table:table-cell>
          <table:table-cell office:value-type="float" office:value="2.9435" calcext:value-type="float">
            <text:p>2.9435</text:p>
          </table:table-cell>
          <table:table-cell table:formula="of:=SQRT([.C838]*[.C838]+[.D838]*[.D838])" office:value-type="float" office:value="2.94398699455619" calcext:value-type="float">
            <text:p>2.94398699455619</text:p>
          </table:table-cell>
          <table:table-cell/>
        </table:table-row>
        <table:table-row table:style-name="ro1">
          <table:table-cell office:value-type="float" office:value="57.795" calcext:value-type="float">
            <text:p>57.795</text:p>
          </table:table-cell>
          <table:table-cell office:value-type="float" office:value="-0.086933" calcext:value-type="float">
            <text:p>-0.086933</text:p>
          </table:table-cell>
          <table:table-cell office:value-type="float" office:value="-0.05346" calcext:value-type="float">
            <text:p>-0.05346</text:p>
          </table:table-cell>
          <table:table-cell office:value-type="float" office:value="2.9459" calcext:value-type="float">
            <text:p>2.9459</text:p>
          </table:table-cell>
          <table:table-cell table:formula="of:=SQRT([.C839]*[.C839]+[.D839]*[.D839])" office:value-type="float" office:value="2.94638503620963" calcext:value-type="float">
            <text:p>2.94638503620963</text:p>
          </table:table-cell>
          <table:table-cell/>
        </table:table-row>
        <table:table-row table:style-name="ro1">
          <table:table-cell office:value-type="float" office:value="57.864" calcext:value-type="float">
            <text:p>57.864</text:p>
          </table:table-cell>
          <table:table-cell office:value-type="float" office:value="-0.086093" calcext:value-type="float">
            <text:p>-0.086093</text:p>
          </table:table-cell>
          <table:table-cell office:value-type="float" office:value="-0.053373" calcext:value-type="float">
            <text:p>-0.053373</text:p>
          </table:table-cell>
          <table:table-cell office:value-type="float" office:value="2.9484" calcext:value-type="float">
            <text:p>2.9484</text:p>
          </table:table-cell>
          <table:table-cell table:formula="of:=SQRT([.C840]*[.C840]+[.D840]*[.D840])" office:value-type="float" office:value="2.94888304907621" calcext:value-type="float">
            <text:p>2.94888304907621</text:p>
          </table:table-cell>
          <table:table-cell/>
        </table:table-row>
        <table:table-row table:style-name="ro1">
          <table:table-cell office:value-type="float" office:value="57.933" calcext:value-type="float">
            <text:p>57.933</text:p>
          </table:table-cell>
          <table:table-cell office:value-type="float" office:value="-0.085244" calcext:value-type="float">
            <text:p>-0.085244</text:p>
          </table:table-cell>
          <table:table-cell office:value-type="float" office:value="-0.053247" calcext:value-type="float">
            <text:p>-0.053247</text:p>
          </table:table-cell>
          <table:table-cell office:value-type="float" office:value="2.9508" calcext:value-type="float">
            <text:p>2.9508</text:p>
          </table:table-cell>
          <table:table-cell table:formula="of:=SQRT([.C841]*[.C841]+[.D841]*[.D841])" office:value-type="float" office:value="2.95128038027718" calcext:value-type="float">
            <text:p>2.95128038027718</text:p>
          </table:table-cell>
          <table:table-cell/>
        </table:table-row>
        <table:table-row table:style-name="ro1">
          <table:table-cell office:value-type="float" office:value="58.002" calcext:value-type="float">
            <text:p>58.002</text:p>
          </table:table-cell>
          <table:table-cell office:value-type="float" office:value="-0.084387" calcext:value-type="float">
            <text:p>-0.084387</text:p>
          </table:table-cell>
          <table:table-cell office:value-type="float" office:value="-0.053081" calcext:value-type="float">
            <text:p>-0.053081</text:p>
          </table:table-cell>
          <table:table-cell office:value-type="float" office:value="2.9532" calcext:value-type="float">
            <text:p>2.9532</text:p>
          </table:table-cell>
          <table:table-cell table:formula="of:=SQRT([.C842]*[.C842]+[.D842]*[.D842])" office:value-type="float" office:value="2.95367700207064" calcext:value-type="float">
            <text:p>2.95367700207064</text:p>
          </table:table-cell>
          <table:table-cell/>
        </table:table-row>
        <table:table-row table:style-name="ro1">
          <table:table-cell office:value-type="float" office:value="58.071" calcext:value-type="float">
            <text:p>58.071</text:p>
          </table:table-cell>
          <table:table-cell office:value-type="float" office:value="-0.083532" calcext:value-type="float">
            <text:p>-0.083532</text:p>
          </table:table-cell>
          <table:table-cell office:value-type="float" office:value="-0.052915" calcext:value-type="float">
            <text:p>-0.052915</text:p>
          </table:table-cell>
          <table:table-cell office:value-type="float" office:value="2.9556" calcext:value-type="float">
            <text:p>2.9556</text:p>
          </table:table-cell>
          <table:table-cell table:formula="of:=SQRT([.C843]*[.C843]+[.D843]*[.D843])" office:value-type="float" office:value="2.95607363866751" calcext:value-type="float">
            <text:p>2.95607363866751</text:p>
          </table:table-cell>
          <table:table-cell/>
        </table:table-row>
        <table:table-row table:style-name="ro1">
          <table:table-cell office:value-type="float" office:value="58.14" calcext:value-type="float">
            <text:p>58.14</text:p>
          </table:table-cell>
          <table:table-cell office:value-type="float" office:value="-0.082681" calcext:value-type="float">
            <text:p>-0.082681</text:p>
          </table:table-cell>
          <table:table-cell office:value-type="float" office:value="-0.052749" calcext:value-type="float">
            <text:p>-0.052749</text:p>
          </table:table-cell>
          <table:table-cell office:value-type="float" office:value="2.958" calcext:value-type="float">
            <text:p>2.958</text:p>
          </table:table-cell>
          <table:table-cell table:formula="of:=SQRT([.C844]*[.C844]+[.D844]*[.D844])" office:value-type="float" office:value="2.95847029003183" calcext:value-type="float">
            <text:p>2.95847029003183</text:p>
          </table:table-cell>
          <table:table-cell/>
        </table:table-row>
        <table:table-row table:style-name="ro1">
          <table:table-cell office:value-type="float" office:value="58.209" calcext:value-type="float">
            <text:p>58.209</text:p>
          </table:table-cell>
          <table:table-cell office:value-type="float" office:value="-0.081832" calcext:value-type="float">
            <text:p>-0.081832</text:p>
          </table:table-cell>
          <table:table-cell office:value-type="float" office:value="-0.052583" calcext:value-type="float">
            <text:p>-0.052583</text:p>
          </table:table-cell>
          <table:table-cell office:value-type="float" office:value="2.9603" calcext:value-type="float">
            <text:p>2.9603</text:p>
          </table:table-cell>
          <table:table-cell table:formula="of:=SQRT([.C845]*[.C845]+[.D845]*[.D845])" office:value-type="float" office:value="2.96076697189917" calcext:value-type="float">
            <text:p>2.96076697189917</text:p>
          </table:table-cell>
          <table:table-cell/>
        </table:table-row>
        <table:table-row table:style-name="ro1">
          <table:table-cell office:value-type="float" office:value="58.278" calcext:value-type="float">
            <text:p>58.278</text:p>
          </table:table-cell>
          <table:table-cell office:value-type="float" office:value="-0.080986" calcext:value-type="float">
            <text:p>-0.080986</text:p>
          </table:table-cell>
          <table:table-cell office:value-type="float" office:value="-0.052417" calcext:value-type="float">
            <text:p>-0.052417</text:p>
          </table:table-cell>
          <table:table-cell office:value-type="float" office:value="2.9627" calcext:value-type="float">
            <text:p>2.9627</text:p>
          </table:table-cell>
          <table:table-cell table:formula="of:=SQRT([.C846]*[.C846]+[.D846]*[.D846])" office:value-type="float" office:value="2.96316365256612" calcext:value-type="float">
            <text:p>2.96316365256612</text:p>
          </table:table-cell>
          <table:table-cell/>
        </table:table-row>
        <table:table-row table:style-name="ro1">
          <table:table-cell office:value-type="float" office:value="58.347" calcext:value-type="float">
            <text:p>58.347</text:p>
          </table:table-cell>
          <table:table-cell office:value-type="float" office:value="-0.080142" calcext:value-type="float">
            <text:p>-0.080142</text:p>
          </table:table-cell>
          <table:table-cell office:value-type="float" office:value="-0.05225" calcext:value-type="float">
            <text:p>-0.05225</text:p>
          </table:table-cell>
          <table:table-cell office:value-type="float" office:value="2.9651" calcext:value-type="float">
            <text:p>2.9651</text:p>
          </table:table-cell>
          <table:table-cell table:formula="of:=SQRT([.C847]*[.C847]+[.D847]*[.D847])" office:value-type="float" office:value="2.96556033027487" calcext:value-type="float">
            <text:p>2.96556033027487</text:p>
          </table:table-cell>
          <table:table-cell/>
        </table:table-row>
        <table:table-row table:style-name="ro1">
          <table:table-cell office:value-type="float" office:value="58.416" calcext:value-type="float">
            <text:p>58.416</text:p>
          </table:table-cell>
          <table:table-cell office:value-type="float" office:value="-0.079302" calcext:value-type="float">
            <text:p>-0.079302</text:p>
          </table:table-cell>
          <table:table-cell office:value-type="float" office:value="-0.052084" calcext:value-type="float">
            <text:p>-0.052084</text:p>
          </table:table-cell>
          <table:table-cell office:value-type="float" office:value="2.9675" calcext:value-type="float">
            <text:p>2.9675</text:p>
          </table:table-cell>
          <table:table-cell table:formula="of:=SQRT([.C848]*[.C848]+[.D848]*[.D848])" office:value-type="float" office:value="2.96795704029826" calcext:value-type="float">
            <text:p>2.96795704029826</text:p>
          </table:table-cell>
          <table:table-cell/>
        </table:table-row>
        <table:table-row table:style-name="ro1">
          <table:table-cell office:value-type="float" office:value="58.485" calcext:value-type="float">
            <text:p>58.485</text:p>
          </table:table-cell>
          <table:table-cell office:value-type="float" office:value="-0.078464" calcext:value-type="float">
            <text:p>-0.078464</text:p>
          </table:table-cell>
          <table:table-cell office:value-type="float" office:value="-0.051917" calcext:value-type="float">
            <text:p>-0.051917</text:p>
          </table:table-cell>
          <table:table-cell office:value-type="float" office:value="2.9698" calcext:value-type="float">
            <text:p>2.9698</text:p>
          </table:table-cell>
          <table:table-cell table:formula="of:=SQRT([.C849]*[.C849]+[.D849]*[.D849])" office:value-type="float" office:value="2.97025376270934" calcext:value-type="float">
            <text:p>2.97025376270934</text:p>
          </table:table-cell>
          <table:table-cell/>
        </table:table-row>
        <table:table-row table:style-name="ro1">
          <table:table-cell office:value-type="float" office:value="58.554" calcext:value-type="float">
            <text:p>58.554</text:p>
          </table:table-cell>
          <table:table-cell office:value-type="float" office:value="-0.07763" calcext:value-type="float">
            <text:p>-0.07763</text:p>
          </table:table-cell>
          <table:table-cell office:value-type="float" office:value="-0.051749" calcext:value-type="float">
            <text:p>-0.051749</text:p>
          </table:table-cell>
          <table:table-cell office:value-type="float" office:value="2.9722" calcext:value-type="float">
            <text:p>2.9722</text:p>
          </table:table-cell>
          <table:table-cell table:formula="of:=SQRT([.C850]*[.C850]+[.D850]*[.D850])" office:value-type="float" office:value="2.97265046700768" calcext:value-type="float">
            <text:p>2.97265046700768</text:p>
          </table:table-cell>
          <table:table-cell/>
        </table:table-row>
        <table:table-row table:style-name="ro1">
          <table:table-cell office:value-type="float" office:value="58.623" calcext:value-type="float">
            <text:p>58.623</text:p>
          </table:table-cell>
          <table:table-cell office:value-type="float" office:value="-0.076798" calcext:value-type="float">
            <text:p>-0.076798</text:p>
          </table:table-cell>
          <table:table-cell office:value-type="float" office:value="-0.051582" calcext:value-type="float">
            <text:p>-0.051582</text:p>
          </table:table-cell>
          <table:table-cell office:value-type="float" office:value="2.9745" calcext:value-type="float">
            <text:p>2.9745</text:p>
          </table:table-cell>
          <table:table-cell table:formula="of:=SQRT([.C851]*[.C851]+[.D851]*[.D851])" office:value-type="float" office:value="2.97494721847699" calcext:value-type="float">
            <text:p>2.97494721847699</text:p>
          </table:table-cell>
          <table:table-cell/>
        </table:table-row>
        <table:table-row table:style-name="ro1">
          <table:table-cell office:value-type="float" office:value="58.692" calcext:value-type="float">
            <text:p>58.692</text:p>
          </table:table-cell>
          <table:table-cell office:value-type="float" office:value="-0.075968" calcext:value-type="float">
            <text:p>-0.075968</text:p>
          </table:table-cell>
          <table:table-cell office:value-type="float" office:value="-0.051414" calcext:value-type="float">
            <text:p>-0.051414</text:p>
          </table:table-cell>
          <table:table-cell office:value-type="float" office:value="2.9769" calcext:value-type="float">
            <text:p>2.9769</text:p>
          </table:table-cell>
          <table:table-cell table:formula="of:=SQRT([.C852]*[.C852]+[.D852]*[.D852])" office:value-type="float" office:value="2.97734395214863" calcext:value-type="float">
            <text:p>2.97734395214863</text:p>
          </table:table-cell>
          <table:table-cell/>
        </table:table-row>
        <table:table-row table:style-name="ro1">
          <table:table-cell office:value-type="float" office:value="58.762" calcext:value-type="float">
            <text:p>58.762</text:p>
          </table:table-cell>
          <table:table-cell office:value-type="float" office:value="-0.075142" calcext:value-type="float">
            <text:p>-0.075142</text:p>
          </table:table-cell>
          <table:table-cell office:value-type="float" office:value="-0.051246" calcext:value-type="float">
            <text:p>-0.051246</text:p>
          </table:table-cell>
          <table:table-cell office:value-type="float" office:value="2.9792" calcext:value-type="float">
            <text:p>2.9792</text:p>
          </table:table-cell>
          <table:table-cell table:formula="of:=SQRT([.C853]*[.C853]+[.D853]*[.D853])" office:value-type="float" office:value="2.97964071534069" calcext:value-type="float">
            <text:p>2.97964071534069</text:p>
          </table:table-cell>
          <table:table-cell/>
        </table:table-row>
        <table:table-row table:style-name="ro1">
          <table:table-cell office:value-type="float" office:value="58.831" calcext:value-type="float">
            <text:p>58.831</text:p>
          </table:table-cell>
          <table:table-cell office:value-type="float" office:value="-0.074319" calcext:value-type="float">
            <text:p>-0.074319</text:p>
          </table:table-cell>
          <table:table-cell office:value-type="float" office:value="-0.051078" calcext:value-type="float">
            <text:p>-0.051078</text:p>
          </table:table-cell>
          <table:table-cell office:value-type="float" office:value="2.9816" calcext:value-type="float">
            <text:p>2.9816</text:p>
          </table:table-cell>
          <table:table-cell table:formula="of:=SQRT([.C854]*[.C854]+[.D854]*[.D854])" office:value-type="float" office:value="2.98203747831646" calcext:value-type="float">
            <text:p>2.98203747831646</text:p>
          </table:table-cell>
          <table:table-cell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-0.073498" calcext:value-type="float">
            <text:p>-0.073498</text:p>
          </table:table-cell>
          <table:table-cell office:value-type="float" office:value="-0.05091" calcext:value-type="float">
            <text:p>-0.05091</text:p>
          </table:table-cell>
          <table:table-cell office:value-type="float" office:value="2.9839" calcext:value-type="float">
            <text:p>2.9839</text:p>
          </table:table-cell>
          <table:table-cell table:formula="of:=SQRT([.C855]*[.C855]+[.D855]*[.D855])" office:value-type="float" office:value="2.98433427050322" calcext:value-type="float">
            <text:p>2.98433427050322</text:p>
          </table:table-cell>
          <table:table-cell/>
        </table:table-row>
        <table:table-row table:style-name="ro1">
          <table:table-cell office:value-type="float" office:value="58.969" calcext:value-type="float">
            <text:p>58.969</text:p>
          </table:table-cell>
          <table:table-cell office:value-type="float" office:value="-0.07268" calcext:value-type="float">
            <text:p>-0.07268</text:p>
          </table:table-cell>
          <table:table-cell office:value-type="float" office:value="-0.050741" calcext:value-type="float">
            <text:p>-0.050741</text:p>
          </table:table-cell>
          <table:table-cell office:value-type="float" office:value="2.9863" calcext:value-type="float">
            <text:p>2.9863</text:p>
          </table:table-cell>
          <table:table-cell table:formula="of:=SQRT([.C856]*[.C856]+[.D856]*[.D856])" office:value-type="float" office:value="2.98673104565527" calcext:value-type="float">
            <text:p>2.98673104565527</text:p>
          </table:table-cell>
          <table:table-cell/>
        </table:table-row>
        <table:table-row table:style-name="ro1">
          <table:table-cell office:value-type="float" office:value="59.038" calcext:value-type="float">
            <text:p>59.038</text:p>
          </table:table-cell>
          <table:table-cell office:value-type="float" office:value="-0.071865" calcext:value-type="float">
            <text:p>-0.071865</text:p>
          </table:table-cell>
          <table:table-cell office:value-type="float" office:value="-0.050572" calcext:value-type="float">
            <text:p>-0.050572</text:p>
          </table:table-cell>
          <table:table-cell office:value-type="float" office:value="2.9886" calcext:value-type="float">
            <text:p>2.9886</text:p>
          </table:table-cell>
          <table:table-cell table:formula="of:=SQRT([.C857]*[.C857]+[.D857]*[.D857])" office:value-type="float" office:value="2.98902784985085" calcext:value-type="float">
            <text:p>2.98902784985085</text:p>
          </table:table-cell>
          <table:table-cell/>
        </table:table-row>
        <table:table-row table:style-name="ro1">
          <table:table-cell office:value-type="float" office:value="59.107" calcext:value-type="float">
            <text:p>59.107</text:p>
          </table:table-cell>
          <table:table-cell office:value-type="float" office:value="-0.071053" calcext:value-type="float">
            <text:p>-0.071053</text:p>
          </table:table-cell>
          <table:table-cell office:value-type="float" office:value="-0.050403" calcext:value-type="float">
            <text:p>-0.050403</text:p>
          </table:table-cell>
          <table:table-cell office:value-type="float" office:value="2.9909" calcext:value-type="float">
            <text:p>2.9909</text:p>
          </table:table-cell>
          <table:table-cell table:formula="of:=SQRT([.C858]*[.C858]+[.D858]*[.D858])" office:value-type="float" office:value="2.99132466850541" calcext:value-type="float">
            <text:p>2.99132466850541</text:p>
          </table:table-cell>
          <table:table-cell/>
        </table:table-row>
        <table:table-row table:style-name="ro1">
          <table:table-cell office:value-type="float" office:value="59.176" calcext:value-type="float">
            <text:p>59.176</text:p>
          </table:table-cell>
          <table:table-cell office:value-type="float" office:value="-0.070265" calcext:value-type="float">
            <text:p>-0.070265</text:p>
          </table:table-cell>
          <table:table-cell office:value-type="float" office:value="-0.050204" calcext:value-type="float">
            <text:p>-0.050204</text:p>
          </table:table-cell>
          <table:table-cell office:value-type="float" office:value="2.9932" calcext:value-type="float">
            <text:p>2.9932</text:p>
          </table:table-cell>
          <table:table-cell table:formula="of:=SQRT([.C859]*[.C859]+[.D859]*[.D859])" office:value-type="float" office:value="2.99362099832561" calcext:value-type="float">
            <text:p>2.99362099832561</text:p>
          </table:table-cell>
          <table:table-cell/>
        </table:table-row>
        <table:table-row table:style-name="ro1">
          <table:table-cell office:value-type="float" office:value="59.245" calcext:value-type="float">
            <text:p>59.245</text:p>
          </table:table-cell>
          <table:table-cell office:value-type="float" office:value="-0.069497" calcext:value-type="float">
            <text:p>-0.069497</text:p>
          </table:table-cell>
          <table:table-cell office:value-type="float" office:value="-0.04998" calcext:value-type="float">
            <text:p>-0.04998</text:p>
          </table:table-cell>
          <table:table-cell office:value-type="float" office:value="2.9956" calcext:value-type="float">
            <text:p>2.9956</text:p>
          </table:table-cell>
          <table:table-cell table:formula="of:=SQRT([.C860]*[.C860]+[.D860]*[.D860])" office:value-type="float" office:value="2.99601691590685" calcext:value-type="float">
            <text:p>2.99601691590685</text:p>
          </table:table-cell>
          <table:table-cell/>
        </table:table-row>
        <table:table-row table:style-name="ro1">
          <table:table-cell office:value-type="float" office:value="59.314" calcext:value-type="float">
            <text:p>59.314</text:p>
          </table:table-cell>
          <table:table-cell office:value-type="float" office:value="-0.068729" calcext:value-type="float">
            <text:p>-0.068729</text:p>
          </table:table-cell>
          <table:table-cell office:value-type="float" office:value="-0.049757" calcext:value-type="float">
            <text:p>-0.049757</text:p>
          </table:table-cell>
          <table:table-cell office:value-type="float" office:value="2.9979" calcext:value-type="float">
            <text:p>2.9979</text:p>
          </table:table-cell>
          <table:table-cell table:formula="of:=SQRT([.C861]*[.C861]+[.D861]*[.D861])" office:value-type="float" office:value="2.99831288711652" calcext:value-type="float">
            <text:p>2.99831288711652</text:p>
          </table:table-cell>
          <table:table-cell/>
        </table:table-row>
        <table:table-row table:style-name="ro1">
          <table:table-cell office:value-type="float" office:value="59.383" calcext:value-type="float">
            <text:p>59.383</text:p>
          </table:table-cell>
          <table:table-cell office:value-type="float" office:value="-0.067963" calcext:value-type="float">
            <text:p>-0.067963</text:p>
          </table:table-cell>
          <table:table-cell office:value-type="float" office:value="-0.049534" calcext:value-type="float">
            <text:p>-0.049534</text:p>
          </table:table-cell>
          <table:table-cell office:value-type="float" office:value="3.0002" calcext:value-type="float">
            <text:p>3.0002</text:p>
          </table:table-cell>
          <table:table-cell table:formula="of:=SQRT([.C862]*[.C862]+[.D862]*[.D862])" office:value-type="float" office:value="3.00060888106997" calcext:value-type="float">
            <text:p>3.00060888106997</text:p>
          </table:table-cell>
          <table:table-cell/>
        </table:table-row>
        <table:table-row table:style-name="ro1">
          <table:table-cell office:value-type="float" office:value="59.452" calcext:value-type="float">
            <text:p>59.452</text:p>
          </table:table-cell>
          <table:table-cell office:value-type="float" office:value="-0.067197" calcext:value-type="float">
            <text:p>-0.067197</text:p>
          </table:table-cell>
          <table:table-cell office:value-type="float" office:value="-0.049311" calcext:value-type="float">
            <text:p>-0.049311</text:p>
          </table:table-cell>
          <table:table-cell office:value-type="float" office:value="3.0025" calcext:value-type="float">
            <text:p>3.0025</text:p>
          </table:table-cell>
          <table:table-cell table:formula="of:=SQRT([.C863]*[.C863]+[.D863]*[.D863])" office:value-type="float" office:value="3.00290489771504" calcext:value-type="float">
            <text:p>3.00290489771504</text:p>
          </table:table-cell>
          <table:table-cell/>
        </table:table-row>
        <table:table-row table:style-name="ro1">
          <table:table-cell office:value-type="float" office:value="59.521" calcext:value-type="float">
            <text:p>59.521</text:p>
          </table:table-cell>
          <table:table-cell office:value-type="float" office:value="-0.066433" calcext:value-type="float">
            <text:p>-0.066433</text:p>
          </table:table-cell>
          <table:table-cell office:value-type="float" office:value="-0.049088" calcext:value-type="float">
            <text:p>-0.049088</text:p>
          </table:table-cell>
          <table:table-cell office:value-type="float" office:value="3.0048" calcext:value-type="float">
            <text:p>3.0048</text:p>
          </table:table-cell>
          <table:table-cell table:formula="of:=SQRT([.C864]*[.C864]+[.D864]*[.D864])" office:value-type="float" office:value="3.00520093699972" calcext:value-type="float">
            <text:p>3.00520093699972</text:p>
          </table:table-cell>
          <table:table-cell/>
        </table:table-row>
        <table:table-row table:style-name="ro1">
          <table:table-cell office:value-type="float" office:value="59.59" calcext:value-type="float">
            <text:p>59.59</text:p>
          </table:table-cell>
          <table:table-cell office:value-type="float" office:value="-0.065669" calcext:value-type="float">
            <text:p>-0.065669</text:p>
          </table:table-cell>
          <table:table-cell office:value-type="float" office:value="-0.048864" calcext:value-type="float">
            <text:p>-0.048864</text:p>
          </table:table-cell>
          <table:table-cell office:value-type="float" office:value="3.007" calcext:value-type="float">
            <text:p>3.007</text:p>
          </table:table-cell>
          <table:table-cell table:formula="of:=SQRT([.C865]*[.C865]+[.D865]*[.D865])" office:value-type="float" office:value="3.00739699582479" calcext:value-type="float">
            <text:p>3.00739699582479</text:p>
          </table:table-cell>
          <table:table-cell/>
        </table:table-row>
        <table:table-row table:style-name="ro1">
          <table:table-cell office:value-type="float" office:value="59.659" calcext:value-type="float">
            <text:p>59.659</text:p>
          </table:table-cell>
          <table:table-cell office:value-type="float" office:value="-0.064907" calcext:value-type="float">
            <text:p>-0.064907</text:p>
          </table:table-cell>
          <table:table-cell office:value-type="float" office:value="-0.048641" calcext:value-type="float">
            <text:p>-0.048641</text:p>
          </table:table-cell>
          <table:table-cell office:value-type="float" office:value="3.0093" calcext:value-type="float">
            <text:p>3.0093</text:p>
          </table:table-cell>
          <table:table-cell table:formula="of:=SQRT([.C866]*[.C866]+[.D866]*[.D866])" office:value-type="float" office:value="3.00969308017961" calcext:value-type="float">
            <text:p>3.00969308017961</text:p>
          </table:table-cell>
          <table:table-cell/>
        </table:table-row>
        <table:table-row table:style-name="ro1">
          <table:table-cell office:value-type="float" office:value="59.728" calcext:value-type="float">
            <text:p>59.728</text:p>
          </table:table-cell>
          <table:table-cell office:value-type="float" office:value="-0.064145" calcext:value-type="float">
            <text:p>-0.064145</text:p>
          </table:table-cell>
          <table:table-cell office:value-type="float" office:value="-0.048417" calcext:value-type="float">
            <text:p>-0.048417</text:p>
          </table:table-cell>
          <table:table-cell office:value-type="float" office:value="3.0116" calcext:value-type="float">
            <text:p>3.0116</text:p>
          </table:table-cell>
          <table:table-cell table:formula="of:=SQRT([.C867]*[.C867]+[.D867]*[.D867])" office:value-type="float" office:value="3.01198917094484" calcext:value-type="float">
            <text:p>3.01198917094484</text:p>
          </table:table-cell>
          <table:table-cell/>
        </table:table-row>
        <table:table-row table:style-name="ro1">
          <table:table-cell office:value-type="float" office:value="59.797" calcext:value-type="float">
            <text:p>59.797</text:p>
          </table:table-cell>
          <table:table-cell office:value-type="float" office:value="-0.063385" calcext:value-type="float">
            <text:p>-0.063385</text:p>
          </table:table-cell>
          <table:table-cell office:value-type="float" office:value="-0.048194" calcext:value-type="float">
            <text:p>-0.048194</text:p>
          </table:table-cell>
          <table:table-cell office:value-type="float" office:value="3.0139" calcext:value-type="float">
            <text:p>3.0139</text:p>
          </table:table-cell>
          <table:table-cell table:formula="of:=SQRT([.C868]*[.C868]+[.D868]*[.D868])" office:value-type="float" office:value="3.0142853003052" calcext:value-type="float">
            <text:p>3.0142853003052</text:p>
          </table:table-cell>
          <table:table-cell/>
        </table:table-row>
        <table:table-row table:style-name="ro1">
          <table:table-cell office:value-type="float" office:value="59.866" calcext:value-type="float">
            <text:p>59.866</text:p>
          </table:table-cell>
          <table:table-cell office:value-type="float" office:value="-0.062626" calcext:value-type="float">
            <text:p>-0.062626</text:p>
          </table:table-cell>
          <table:table-cell office:value-type="float" office:value="-0.04797" calcext:value-type="float">
            <text:p>-0.04797</text:p>
          </table:table-cell>
          <table:table-cell office:value-type="float" office:value="3.0162" calcext:value-type="float">
            <text:p>3.0162</text:p>
          </table:table-cell>
          <table:table-cell table:formula="of:=SQRT([.C869]*[.C869]+[.D869]*[.D869])" office:value-type="float" office:value="3.01658143614589" calcext:value-type="float">
            <text:p>3.01658143614589</text:p>
          </table:table-cell>
          <table:table-cell/>
        </table:table-row>
        <table:table-row table:style-name="ro1">
          <table:table-cell office:value-type="float" office:value="59.935" calcext:value-type="float">
            <text:p>59.935</text:p>
          </table:table-cell>
          <table:table-cell office:value-type="float" office:value="-0.061871" calcext:value-type="float">
            <text:p>-0.061871</text:p>
          </table:table-cell>
          <table:table-cell office:value-type="float" office:value="-0.047719" calcext:value-type="float">
            <text:p>-0.047719</text:p>
          </table:table-cell>
          <table:table-cell office:value-type="float" office:value="3.0175" calcext:value-type="float">
            <text:p>3.0175</text:p>
          </table:table-cell>
          <table:table-cell table:formula="of:=SQRT([.C870]*[.C870]+[.D870]*[.D870])" office:value-type="float" office:value="3.01787729256194" calcext:value-type="float">
            <text:p>3.01787729256194</text:p>
          </table:table-cell>
          <table:table-cell/>
        </table:table-row>
        <table:table-row table:style-name="ro1">
          <table:table-cell office:value-type="float" office:value="60.004" calcext:value-type="float">
            <text:p>60.004</text:p>
          </table:table-cell>
          <table:table-cell office:value-type="float" office:value="-0.061121" calcext:value-type="float">
            <text:p>-0.061121</text:p>
          </table:table-cell>
          <table:table-cell office:value-type="float" office:value="-0.047443" calcext:value-type="float">
            <text:p>-0.047443</text:p>
          </table:table-cell>
          <table:table-cell office:value-type="float" office:value="3.0179" calcext:value-type="float">
            <text:p>3.0179</text:p>
          </table:table-cell>
          <table:table-cell table:formula="of:=SQRT([.C871]*[.C871]+[.D871]*[.D871])" office:value-type="float" office:value="3.01827289161351" calcext:value-type="float">
            <text:p>3.01827289161351</text:p>
          </table:table-cell>
          <table:table-cell/>
        </table:table-row>
        <table:table-row table:style-name="ro1">
          <table:table-cell office:value-type="float" office:value="60.073" calcext:value-type="float">
            <text:p>60.073</text:p>
          </table:table-cell>
          <table:table-cell office:value-type="float" office:value="-0.060372" calcext:value-type="float">
            <text:p>-0.060372</text:p>
          </table:table-cell>
          <table:table-cell office:value-type="float" office:value="-0.047167" calcext:value-type="float">
            <text:p>-0.047167</text:p>
          </table:table-cell>
          <table:table-cell office:value-type="float" office:value="3.0184" calcext:value-type="float">
            <text:p>3.0184</text:p>
          </table:table-cell>
          <table:table-cell table:formula="of:=SQRT([.C872]*[.C872]+[.D872]*[.D872])" office:value-type="float" office:value="3.01876850485243" calcext:value-type="float">
            <text:p>3.01876850485243</text:p>
          </table:table-cell>
          <table:table-cell/>
        </table:table-row>
        <table:table-row table:style-name="ro1">
          <table:table-cell office:value-type="float" office:value="60.143" calcext:value-type="float">
            <text:p>60.143</text:p>
          </table:table-cell>
          <table:table-cell office:value-type="float" office:value="-0.059623" calcext:value-type="float">
            <text:p>-0.059623</text:p>
          </table:table-cell>
          <table:table-cell office:value-type="float" office:value="-0.046892" calcext:value-type="float">
            <text:p>-0.046892</text:p>
          </table:table-cell>
          <table:table-cell office:value-type="float" office:value="3.0188" calcext:value-type="float">
            <text:p>3.0188</text:p>
          </table:table-cell>
          <table:table-cell table:formula="of:=SQRT([.C873]*[.C873]+[.D873]*[.D873])" office:value-type="float" office:value="3.01916417236029" calcext:value-type="float">
            <text:p>3.01916417236029</text:p>
          </table:table-cell>
          <table:table-cell/>
        </table:table-row>
        <table:table-row table:style-name="ro1">
          <table:table-cell office:value-type="float" office:value="60.212" calcext:value-type="float">
            <text:p>60.212</text:p>
          </table:table-cell>
          <table:table-cell office:value-type="float" office:value="-0.058874" calcext:value-type="float">
            <text:p>-0.058874</text:p>
          </table:table-cell>
          <table:table-cell office:value-type="float" office:value="-0.046618" calcext:value-type="float">
            <text:p>-0.046618</text:p>
          </table:table-cell>
          <table:table-cell office:value-type="float" office:value="3.0193" calcext:value-type="float">
            <text:p>3.0193</text:p>
          </table:table-cell>
          <table:table-cell table:formula="of:=SQRT([.C874]*[.C874]+[.D874]*[.D874])" office:value-type="float" office:value="3.01965986957538" calcext:value-type="float">
            <text:p>3.01965986957538</text:p>
          </table:table-cell>
          <table:table-cell/>
        </table:table-row>
        <table:table-row table:style-name="ro1">
          <table:table-cell office:value-type="float" office:value="60.281" calcext:value-type="float">
            <text:p>60.281</text:p>
          </table:table-cell>
          <table:table-cell office:value-type="float" office:value="-0.058126" calcext:value-type="float">
            <text:p>-0.058126</text:p>
          </table:table-cell>
          <table:table-cell office:value-type="float" office:value="-0.046343" calcext:value-type="float">
            <text:p>-0.046343</text:p>
          </table:table-cell>
          <table:table-cell office:value-type="float" office:value="3.0197" calcext:value-type="float">
            <text:p>3.0197</text:p>
          </table:table-cell>
          <table:table-cell table:formula="of:=SQRT([.C875]*[.C875]+[.D875]*[.D875])" office:value-type="float" office:value="3.02005558949649" calcext:value-type="float">
            <text:p>3.02005558949649</text:p>
          </table:table-cell>
          <table:table-cell/>
        </table:table-row>
        <table:table-row table:style-name="ro1">
          <table:table-cell office:value-type="float" office:value="60.35" calcext:value-type="float">
            <text:p>60.35</text:p>
          </table:table-cell>
          <table:table-cell office:value-type="float" office:value="-0.057379" calcext:value-type="float">
            <text:p>-0.057379</text:p>
          </table:table-cell>
          <table:table-cell office:value-type="float" office:value="-0.046069" calcext:value-type="float">
            <text:p>-0.046069</text:p>
          </table:table-cell>
          <table:table-cell office:value-type="float" office:value="3.0201" calcext:value-type="float">
            <text:p>3.0201</text:p>
          </table:table-cell>
          <table:table-cell table:formula="of:=SQRT([.C876]*[.C876]+[.D876]*[.D876])" office:value-type="float" office:value="3.020451350835" calcext:value-type="float">
            <text:p>3.020451350835</text:p>
          </table:table-cell>
          <table:table-cell/>
        </table:table-row>
        <table:table-row table:style-name="ro1">
          <table:table-cell office:value-type="float" office:value="60.419" calcext:value-type="float">
            <text:p>60.419</text:p>
          </table:table-cell>
          <table:table-cell office:value-type="float" office:value="-0.056693" calcext:value-type="float">
            <text:p>-0.056693</text:p>
          </table:table-cell>
          <table:table-cell office:value-type="float" office:value="-0.045797" calcext:value-type="float">
            <text:p>-0.045797</text:p>
          </table:table-cell>
          <table:table-cell office:value-type="float" office:value="3.0206" calcext:value-type="float">
            <text:p>3.0206</text:p>
          </table:table-cell>
          <table:table-cell table:formula="of:=SQRT([.C877]*[.C877]+[.D877]*[.D877])" office:value-type="float" office:value="3.02094715697064" calcext:value-type="float">
            <text:p>3.02094715697064</text:p>
          </table:table-cell>
          <table:table-cell/>
        </table:table-row>
        <table:table-row table:style-name="ro1">
          <table:table-cell office:value-type="float" office:value="60.488" calcext:value-type="float">
            <text:p>60.488</text:p>
          </table:table-cell>
          <table:table-cell office:value-type="float" office:value="-0.056046" calcext:value-type="float">
            <text:p>-0.056046</text:p>
          </table:table-cell>
          <table:table-cell office:value-type="float" office:value="-0.045527" calcext:value-type="float">
            <text:p>-0.045527</text:p>
          </table:table-cell>
          <table:table-cell office:value-type="float" office:value="3.021" calcext:value-type="float">
            <text:p>3.021</text:p>
          </table:table-cell>
          <table:table-cell table:formula="of:=SQRT([.C878]*[.C878]+[.D878]*[.D878])" office:value-type="float" office:value="3.02134303046327" calcext:value-type="float">
            <text:p>3.02134303046327</text:p>
          </table:table-cell>
          <table:table-cell/>
        </table:table-row>
        <table:table-row table:style-name="ro1">
          <table:table-cell office:value-type="float" office:value="60.557" calcext:value-type="float">
            <text:p>60.557</text:p>
          </table:table-cell>
          <table:table-cell office:value-type="float" office:value="-0.055398" calcext:value-type="float">
            <text:p>-0.055398</text:p>
          </table:table-cell>
          <table:table-cell office:value-type="float" office:value="-0.045257" calcext:value-type="float">
            <text:p>-0.045257</text:p>
          </table:table-cell>
          <table:table-cell office:value-type="float" office:value="3.0215" calcext:value-type="float">
            <text:p>3.0215</text:p>
          </table:table-cell>
          <table:table-cell table:formula="of:=SQRT([.C879]*[.C879]+[.D879]*[.D879])" office:value-type="float" office:value="3.02183891795195" calcext:value-type="float">
            <text:p>3.02183891795195</text:p>
          </table:table-cell>
          <table:table-cell/>
        </table:table-row>
        <table:table-row table:style-name="ro1">
          <table:table-cell office:value-type="float" office:value="60.626" calcext:value-type="float">
            <text:p>60.626</text:p>
          </table:table-cell>
          <table:table-cell office:value-type="float" office:value="-0.054749" calcext:value-type="float">
            <text:p>-0.054749</text:p>
          </table:table-cell>
          <table:table-cell office:value-type="float" office:value="-0.044988" calcext:value-type="float">
            <text:p>-0.044988</text:p>
          </table:table-cell>
          <table:table-cell office:value-type="float" office:value="3.0219" calcext:value-type="float">
            <text:p>3.0219</text:p>
          </table:table-cell>
          <table:table-cell table:formula="of:=SQRT([.C880]*[.C880]+[.D880]*[.D880])" office:value-type="float" office:value="3.02223485688058" calcext:value-type="float">
            <text:p>3.02223485688058</text:p>
          </table:table-cell>
          <table:table-cell/>
        </table:table-row>
        <table:table-row table:style-name="ro1">
          <table:table-cell office:value-type="float" office:value="60.695" calcext:value-type="float">
            <text:p>60.695</text:p>
          </table:table-cell>
          <table:table-cell office:value-type="float" office:value="-0.0541" calcext:value-type="float">
            <text:p>-0.0541</text:p>
          </table:table-cell>
          <table:table-cell office:value-type="float" office:value="-0.044718" calcext:value-type="float">
            <text:p>-0.044718</text:p>
          </table:table-cell>
          <table:table-cell office:value-type="float" office:value="3.0223" calcext:value-type="float">
            <text:p>3.0223</text:p>
          </table:table-cell>
          <table:table-cell table:formula="of:=SQRT([.C881]*[.C881]+[.D881]*[.D881])" office:value-type="float" office:value="3.02263080602379" calcext:value-type="float">
            <text:p>3.02263080602379</text:p>
          </table:table-cell>
          <table:table-cell/>
        </table:table-row>
        <table:table-row table:style-name="ro1">
          <table:table-cell office:value-type="float" office:value="60.764" calcext:value-type="float">
            <text:p>60.764</text:p>
          </table:table-cell>
          <table:table-cell office:value-type="float" office:value="-0.05345" calcext:value-type="float">
            <text:p>-0.05345</text:p>
          </table:table-cell>
          <table:table-cell office:value-type="float" office:value="-0.044449" calcext:value-type="float">
            <text:p>-0.044449</text:p>
          </table:table-cell>
          <table:table-cell office:value-type="float" office:value="3.0228" calcext:value-type="float">
            <text:p>3.0228</text:p>
          </table:table-cell>
          <table:table-cell table:formula="of:=SQRT([.C882]*[.C882]+[.D882]*[.D882])" office:value-type="float" office:value="3.02312678424194" calcext:value-type="float">
            <text:p>3.02312678424194</text:p>
          </table:table-cell>
          <table:table-cell/>
        </table:table-row>
        <table:table-row table:style-name="ro1">
          <table:table-cell office:value-type="float" office:value="60.833" calcext:value-type="float">
            <text:p>60.833</text:p>
          </table:table-cell>
          <table:table-cell office:value-type="float" office:value="-0.0528" calcext:value-type="float">
            <text:p>-0.0528</text:p>
          </table:table-cell>
          <table:table-cell office:value-type="float" office:value="-0.044181" calcext:value-type="float">
            <text:p>-0.044181</text:p>
          </table:table-cell>
          <table:table-cell office:value-type="float" office:value="3.0232" calcext:value-type="float">
            <text:p>3.0232</text:p>
          </table:table-cell>
          <table:table-cell table:formula="of:=SQRT([.C883]*[.C883]+[.D883]*[.D883])" office:value-type="float" office:value="3.02352281300489" calcext:value-type="float">
            <text:p>3.02352281300489</text:p>
          </table:table-cell>
          <table:table-cell/>
        </table:table-row>
        <table:table-row table:style-name="ro1">
          <table:table-cell office:value-type="float" office:value="60.902" calcext:value-type="float">
            <text:p>60.902</text:p>
          </table:table-cell>
          <table:table-cell office:value-type="float" office:value="-0.05215" calcext:value-type="float">
            <text:p>-0.05215</text:p>
          </table:table-cell>
          <table:table-cell office:value-type="float" office:value="-0.043913" calcext:value-type="float">
            <text:p>-0.043913</text:p>
          </table:table-cell>
          <table:table-cell office:value-type="float" office:value="3.0236" calcext:value-type="float">
            <text:p>3.0236</text:p>
          </table:table-cell>
          <table:table-cell table:formula="of:=SQRT([.C884]*[.C884]+[.D884]*[.D884])" office:value-type="float" office:value="3.02391886656521" calcext:value-type="float">
            <text:p>3.02391886656521</text:p>
          </table:table-cell>
          <table:table-cell/>
        </table:table-row>
        <table:table-row table:style-name="ro1">
          <table:table-cell office:value-type="float" office:value="60.971" calcext:value-type="float">
            <text:p>60.971</text:p>
          </table:table-cell>
          <table:table-cell office:value-type="float" office:value="-0.051499" calcext:value-type="float">
            <text:p>-0.051499</text:p>
          </table:table-cell>
          <table:table-cell office:value-type="float" office:value="-0.043645" calcext:value-type="float">
            <text:p>-0.043645</text:p>
          </table:table-cell>
          <table:table-cell office:value-type="float" office:value="3.024" calcext:value-type="float">
            <text:p>3.024</text:p>
          </table:table-cell>
          <table:table-cell table:formula="of:=SQRT([.C885]*[.C885]+[.D885]*[.D885])" office:value-type="float" office:value="3.02431494491315" calcext:value-type="float">
            <text:p>3.02431494491315</text:p>
          </table:table-cell>
          <table:table-cell/>
        </table:table-row>
        <table:table-row table:style-name="ro1">
          <table:table-cell office:value-type="float" office:value="61.04" calcext:value-type="float">
            <text:p>61.04</text:p>
          </table:table-cell>
          <table:table-cell office:value-type="float" office:value="-0.050847" calcext:value-type="float">
            <text:p>-0.050847</text:p>
          </table:table-cell>
          <table:table-cell office:value-type="float" office:value="-0.043378" calcext:value-type="float">
            <text:p>-0.043378</text:p>
          </table:table-cell>
          <table:table-cell office:value-type="float" office:value="3.0244" calcext:value-type="float">
            <text:p>3.0244</text:p>
          </table:table-cell>
          <table:table-cell table:formula="of:=SQRT([.C886]*[.C886]+[.D886]*[.D886])" office:value-type="float" office:value="3.02471106238001" calcext:value-type="float">
            <text:p>3.02471106238001</text:p>
          </table:table-cell>
          <table:table-cell/>
        </table:table-row>
        <table:table-row table:style-name="ro1">
          <table:table-cell office:value-type="float" office:value="61.109" calcext:value-type="float">
            <text:p>61.109</text:p>
          </table:table-cell>
          <table:table-cell office:value-type="float" office:value="-0.050195" calcext:value-type="float">
            <text:p>-0.050195</text:p>
          </table:table-cell>
          <table:table-cell office:value-type="float" office:value="-0.04311" calcext:value-type="float">
            <text:p>-0.04311</text:p>
          </table:table-cell>
          <table:table-cell office:value-type="float" office:value="3.0248" calcext:value-type="float">
            <text:p>3.0248</text:p>
          </table:table-cell>
          <table:table-cell table:formula="of:=SQRT([.C887]*[.C887]+[.D887]*[.D887])" office:value-type="float" office:value="3.02510719018351" calcext:value-type="float">
            <text:p>3.02510719018351</text:p>
          </table:table-cell>
          <table:table-cell/>
        </table:table-row>
        <table:table-row table:style-name="ro1">
          <table:table-cell office:value-type="float" office:value="61.178" calcext:value-type="float">
            <text:p>61.178</text:p>
          </table:table-cell>
          <table:table-cell office:value-type="float" office:value="-0.049543" calcext:value-type="float">
            <text:p>-0.049543</text:p>
          </table:table-cell>
          <table:table-cell office:value-type="float" office:value="-0.042844" calcext:value-type="float">
            <text:p>-0.042844</text:p>
          </table:table-cell>
          <table:table-cell office:value-type="float" office:value="3.0252" calcext:value-type="float">
            <text:p>3.0252</text:p>
          </table:table-cell>
          <table:table-cell table:formula="of:=SQRT([.C888]*[.C888]+[.D888]*[.D888])" office:value-type="float" office:value="3.02550337106671" calcext:value-type="float">
            <text:p>3.02550337106671</text:p>
          </table:table-cell>
          <table:table-cell/>
        </table:table-row>
        <table:table-row table:style-name="ro1">
          <table:table-cell office:value-type="float" office:value="61.247" calcext:value-type="float">
            <text:p>61.247</text:p>
          </table:table-cell>
          <table:table-cell office:value-type="float" office:value="-0.04889" calcext:value-type="float">
            <text:p>-0.04889</text:p>
          </table:table-cell>
          <table:table-cell office:value-type="float" office:value="-0.042577" calcext:value-type="float">
            <text:p>-0.042577</text:p>
          </table:table-cell>
          <table:table-cell office:value-type="float" office:value="3.0256" calcext:value-type="float">
            <text:p>3.0256</text:p>
          </table:table-cell>
          <table:table-cell table:formula="of:=SQRT([.C889]*[.C889]+[.D889]*[.D889])" office:value-type="float" office:value="3.02589956226723" calcext:value-type="float">
            <text:p>3.02589956226723</text:p>
          </table:table-cell>
          <table:table-cell/>
        </table:table-row>
        <table:table-row table:style-name="ro1">
          <table:table-cell office:value-type="float" office:value="61.316" calcext:value-type="float">
            <text:p>61.316</text:p>
          </table:table-cell>
          <table:table-cell office:value-type="float" office:value="-0.048236" calcext:value-type="float">
            <text:p>-0.048236</text:p>
          </table:table-cell>
          <table:table-cell office:value-type="float" office:value="-0.042311" calcext:value-type="float">
            <text:p>-0.042311</text:p>
          </table:table-cell>
          <table:table-cell office:value-type="float" office:value="3.026" calcext:value-type="float">
            <text:p>3.026</text:p>
          </table:table-cell>
          <table:table-cell table:formula="of:=SQRT([.C890]*[.C890]+[.D890]*[.D890])" office:value-type="float" office:value="3.02629579200728" calcext:value-type="float">
            <text:p>3.02629579200728</text:p>
          </table:table-cell>
          <table:table-cell/>
        </table:table-row>
        <table:table-row table:style-name="ro1">
          <table:table-cell office:value-type="float" office:value="61.385" calcext:value-type="float">
            <text:p>61.385</text:p>
          </table:table-cell>
          <table:table-cell office:value-type="float" office:value="-0.047582" calcext:value-type="float">
            <text:p>-0.047582</text:p>
          </table:table-cell>
          <table:table-cell office:value-type="float" office:value="-0.042045" calcext:value-type="float">
            <text:p>-0.042045</text:p>
          </table:table-cell>
          <table:table-cell office:value-type="float" office:value="3.0264" calcext:value-type="float">
            <text:p>3.0264</text:p>
          </table:table-cell>
          <table:table-cell table:formula="of:=SQRT([.C891]*[.C891]+[.D891]*[.D891])" office:value-type="float" office:value="3.02669204611652" calcext:value-type="float">
            <text:p>3.02669204611652</text:p>
          </table:table-cell>
          <table:table-cell/>
        </table:table-row>
        <table:table-row table:style-name="ro1">
          <table:table-cell office:value-type="float" office:value="61.454" calcext:value-type="float">
            <text:p>61.454</text:p>
          </table:table-cell>
          <table:table-cell office:value-type="float" office:value="-0.046928" calcext:value-type="float">
            <text:p>-0.046928</text:p>
          </table:table-cell>
          <table:table-cell office:value-type="float" office:value="-0.04178" calcext:value-type="float">
            <text:p>-0.04178</text:p>
          </table:table-cell>
          <table:table-cell office:value-type="float" office:value="3.0268" calcext:value-type="float">
            <text:p>3.0268</text:p>
          </table:table-cell>
          <table:table-cell table:formula="of:=SQRT([.C892]*[.C892]+[.D892]*[.D892])" office:value-type="float" office:value="3.02708833838724" calcext:value-type="float">
            <text:p>3.02708833838724</text:p>
          </table:table-cell>
          <table:table-cell/>
        </table:table-row>
        <table:table-row table:style-name="ro1">
          <table:table-cell office:value-type="float" office:value="61.524" calcext:value-type="float">
            <text:p>61.524</text:p>
          </table:table-cell>
          <table:table-cell office:value-type="float" office:value="-0.046273" calcext:value-type="float">
            <text:p>-0.046273</text:p>
          </table:table-cell>
          <table:table-cell office:value-type="float" office:value="-0.041515" calcext:value-type="float">
            <text:p>-0.041515</text:p>
          </table:table-cell>
          <table:table-cell office:value-type="float" office:value="3.0272" calcext:value-type="float">
            <text:p>3.0272</text:p>
          </table:table-cell>
          <table:table-cell table:formula="of:=SQRT([.C893]*[.C893]+[.D893]*[.D893])" office:value-type="float" office:value="3.02748465482899" calcext:value-type="float">
            <text:p>3.02748465482899</text:p>
          </table:table-cell>
          <table:table-cell/>
        </table:table-row>
        <table:table-row table:style-name="ro1">
          <table:table-cell office:value-type="float" office:value="61.593" calcext:value-type="float">
            <text:p>61.593</text:p>
          </table:table-cell>
          <table:table-cell office:value-type="float" office:value="-0.045617" calcext:value-type="float">
            <text:p>-0.045617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3.0276" calcext:value-type="float">
            <text:p>3.0276</text:p>
          </table:table-cell>
          <table:table-cell table:formula="of:=SQRT([.C894]*[.C894]+[.D894]*[.D894])" office:value-type="float" office:value="3.02788099543228" calcext:value-type="float">
            <text:p>3.02788099543228</text:p>
          </table:table-cell>
          <table:table-cell/>
        </table:table-row>
        <table:table-row table:style-name="ro1">
          <table:table-cell office:value-type="float" office:value="61.662" calcext:value-type="float">
            <text:p>61.662</text:p>
          </table:table-cell>
          <table:table-cell office:value-type="float" office:value="-0.045042" calcext:value-type="float">
            <text:p>-0.045042</text:p>
          </table:table-cell>
          <table:table-cell office:value-type="float" office:value="-0.041006" calcext:value-type="float">
            <text:p>-0.041006</text:p>
          </table:table-cell>
          <table:table-cell office:value-type="float" office:value="3.028" calcext:value-type="float">
            <text:p>3.028</text:p>
          </table:table-cell>
          <table:table-cell table:formula="of:=SQRT([.C895]*[.C895]+[.D895]*[.D895])" office:value-type="float" office:value="3.02827764447648" calcext:value-type="float">
            <text:p>3.02827764447648</text:p>
          </table:table-cell>
          <table:table-cell/>
        </table:table-row>
        <table:table-row table:style-name="ro1">
          <table:table-cell office:value-type="float" office:value="61.731" calcext:value-type="float">
            <text:p>61.731</text:p>
          </table:table-cell>
          <table:table-cell office:value-type="float" office:value="-0.044505" calcext:value-type="float">
            <text:p>-0.044505</text:p>
          </table:table-cell>
          <table:table-cell office:value-type="float" office:value="-0.040773" calcext:value-type="float">
            <text:p>-0.040773</text:p>
          </table:table-cell>
          <table:table-cell office:value-type="float" office:value="3.0284" calcext:value-type="float">
            <text:p>3.0284</text:p>
          </table:table-cell>
          <table:table-cell table:formula="of:=SQRT([.C896]*[.C896]+[.D896]*[.D896])" office:value-type="float" office:value="3.02867446212514" calcext:value-type="float">
            <text:p>3.02867446212514</text:p>
          </table:table-cell>
          <table:table-cell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-0.043967" calcext:value-type="float">
            <text:p>-0.043967</text:p>
          </table:table-cell>
          <table:table-cell office:value-type="float" office:value="-0.040539" calcext:value-type="float">
            <text:p>-0.040539</text:p>
          </table:table-cell>
          <table:table-cell office:value-type="float" office:value="3.0288" calcext:value-type="float">
            <text:p>3.0288</text:p>
          </table:table-cell>
          <table:table-cell table:formula="of:=SQRT([.C897]*[.C897]+[.D897]*[.D897])" office:value-type="float" office:value="3.02907128515012" calcext:value-type="float">
            <text:p>3.02907128515012</text:p>
          </table:table-cell>
          <table:table-cell/>
        </table:table-row>
        <table:table-row table:style-name="ro1">
          <table:table-cell office:value-type="float" office:value="61.869" calcext:value-type="float">
            <text:p>61.869</text:p>
          </table:table-cell>
          <table:table-cell office:value-type="float" office:value="-0.043427" calcext:value-type="float">
            <text:p>-0.043427</text:p>
          </table:table-cell>
          <table:table-cell office:value-type="float" office:value="-0.040306" calcext:value-type="float">
            <text:p>-0.040306</text:p>
          </table:table-cell>
          <table:table-cell office:value-type="float" office:value="3.0292" calcext:value-type="float">
            <text:p>3.0292</text:p>
          </table:table-cell>
          <table:table-cell table:formula="of:=SQRT([.C898]*[.C898]+[.D898]*[.D898])" office:value-type="float" office:value="3.02946814038966" calcext:value-type="float">
            <text:p>3.02946814038966</text:p>
          </table:table-cell>
          <table:table-cell/>
        </table:table-row>
        <table:table-row table:style-name="ro1">
          <table:table-cell office:value-type="float" office:value="61.938" calcext:value-type="float">
            <text:p>61.938</text:p>
          </table:table-cell>
          <table:table-cell office:value-type="float" office:value="-0.042887" calcext:value-type="float">
            <text:p>-0.042887</text:p>
          </table:table-cell>
          <table:table-cell office:value-type="float" office:value="-0.040073" calcext:value-type="float">
            <text:p>-0.040073</text:p>
          </table:table-cell>
          <table:table-cell office:value-type="float" office:value="3.0296" calcext:value-type="float">
            <text:p>3.0296</text:p>
          </table:table-cell>
          <table:table-cell table:formula="of:=SQRT([.C899]*[.C899]+[.D899]*[.D899])" office:value-type="float" office:value="3.02986501437424" calcext:value-type="float">
            <text:p>3.02986501437424</text:p>
          </table:table-cell>
          <table:table-cell/>
        </table:table-row>
        <table:table-row table:style-name="ro1">
          <table:table-cell office:value-type="float" office:value="62.007" calcext:value-type="float">
            <text:p>62.007</text:p>
          </table:table-cell>
          <table:table-cell office:value-type="float" office:value="-0.042346" calcext:value-type="float">
            <text:p>-0.042346</text:p>
          </table:table-cell>
          <table:table-cell office:value-type="float" office:value="-0.039841" calcext:value-type="float">
            <text:p>-0.039841</text:p>
          </table:table-cell>
          <table:table-cell office:value-type="float" office:value="3.03" calcext:value-type="float">
            <text:p>3.03</text:p>
          </table:table-cell>
          <table:table-cell table:formula="of:=SQRT([.C900]*[.C900]+[.D900]*[.D900])" office:value-type="float" office:value="3.03026192024402" calcext:value-type="float">
            <text:p>3.03026192024402</text:p>
          </table:table-cell>
          <table:table-cell/>
        </table:table-row>
        <table:table-row table:style-name="ro1">
          <table:table-cell office:value-type="float" office:value="62.076" calcext:value-type="float">
            <text:p>62.076</text:p>
          </table:table-cell>
          <table:table-cell office:value-type="float" office:value="-0.041803" calcext:value-type="float">
            <text:p>-0.041803</text:p>
          </table:table-cell>
          <table:table-cell office:value-type="float" office:value="-0.039609" calcext:value-type="float">
            <text:p>-0.039609</text:p>
          </table:table-cell>
          <table:table-cell office:value-type="float" office:value="3.0304" calcext:value-type="float">
            <text:p>3.0304</text:p>
          </table:table-cell>
          <table:table-cell table:formula="of:=SQRT([.C901]*[.C901]+[.D901]*[.D901])" office:value-type="float" office:value="3.03065884468724" calcext:value-type="float">
            <text:p>3.03065884468724</text:p>
          </table:table-cell>
          <table:table-cell/>
        </table:table-row>
        <table:table-row table:style-name="ro1">
          <table:table-cell office:value-type="float" office:value="62.145" calcext:value-type="float">
            <text:p>62.145</text:p>
          </table:table-cell>
          <table:table-cell office:value-type="float" office:value="-0.04126" calcext:value-type="float">
            <text:p>-0.04126</text:p>
          </table:table-cell>
          <table:table-cell office:value-type="float" office:value="-0.039377" calcext:value-type="float">
            <text:p>-0.039377</text:p>
          </table:table-cell>
          <table:table-cell office:value-type="float" office:value="3.0308" calcext:value-type="float">
            <text:p>3.0308</text:p>
          </table:table-cell>
          <table:table-cell table:formula="of:=SQRT([.C902]*[.C902]+[.D902]*[.D902])" office:value-type="float" office:value="3.03105578769659" calcext:value-type="float">
            <text:p>3.03105578769659</text:p>
          </table:table-cell>
          <table:table-cell/>
        </table:table-row>
        <table:table-row table:style-name="ro1">
          <table:table-cell office:value-type="float" office:value="62.214" calcext:value-type="float">
            <text:p>62.214</text:p>
          </table:table-cell>
          <table:table-cell office:value-type="float" office:value="-0.040715" calcext:value-type="float">
            <text:p>-0.040715</text:p>
          </table:table-cell>
          <table:table-cell office:value-type="float" office:value="-0.039146" calcext:value-type="float">
            <text:p>-0.039146</text:p>
          </table:table-cell>
          <table:table-cell office:value-type="float" office:value="3.0312" calcext:value-type="float">
            <text:p>3.0312</text:p>
          </table:table-cell>
          <table:table-cell table:formula="of:=SQRT([.C903]*[.C903]+[.D903]*[.D903])" office:value-type="float" office:value="3.0314527621779" calcext:value-type="float">
            <text:p>3.0314527621779</text:p>
          </table:table-cell>
          <table:table-cell/>
        </table:table-row>
        <table:table-row table:style-name="ro1">
          <table:table-cell office:value-type="float" office:value="62.283" calcext:value-type="float">
            <text:p>62.283</text:p>
          </table:table-cell>
          <table:table-cell office:value-type="float" office:value="-0.04017" calcext:value-type="float">
            <text:p>-0.04017</text:p>
          </table:table-cell>
          <table:table-cell office:value-type="float" office:value="-0.038915" calcext:value-type="float">
            <text:p>-0.038915</text:p>
          </table:table-cell>
          <table:table-cell office:value-type="float" office:value="3.0316" calcext:value-type="float">
            <text:p>3.0316</text:p>
          </table:table-cell>
          <table:table-cell table:formula="of:=SQRT([.C904]*[.C904]+[.D904]*[.D904])" office:value-type="float" office:value="3.03184975505466" calcext:value-type="float">
            <text:p>3.03184975505466</text:p>
          </table:table-cell>
          <table:table-cell/>
        </table:table-row>
        <table:table-row table:style-name="ro1">
          <table:table-cell office:value-type="float" office:value="62.352" calcext:value-type="float">
            <text:p>62.352</text:p>
          </table:table-cell>
          <table:table-cell office:value-type="float" office:value="-0.039623" calcext:value-type="float">
            <text:p>-0.039623</text:p>
          </table:table-cell>
          <table:table-cell office:value-type="float" office:value="-0.038684" calcext:value-type="float">
            <text:p>-0.038684</text:p>
          </table:table-cell>
          <table:table-cell office:value-type="float" office:value="3.032" calcext:value-type="float">
            <text:p>3.032</text:p>
          </table:table-cell>
          <table:table-cell table:formula="of:=SQRT([.C905]*[.C905]+[.D905]*[.D905])" office:value-type="float" office:value="3.03224676631965" calcext:value-type="float">
            <text:p>3.03224676631965</text:p>
          </table:table-cell>
          <table:table-cell/>
        </table:table-row>
        <table:table-row table:style-name="ro1">
          <table:table-cell office:value-type="float" office:value="62.421" calcext:value-type="float">
            <text:p>62.421</text:p>
          </table:table-cell>
          <table:table-cell office:value-type="float" office:value="-0.039075" calcext:value-type="float">
            <text:p>-0.039075</text:p>
          </table:table-cell>
          <table:table-cell office:value-type="float" office:value="-0.038454" calcext:value-type="float">
            <text:p>-0.038454</text:p>
          </table:table-cell>
          <table:table-cell office:value-type="float" office:value="3.0323" calcext:value-type="float">
            <text:p>3.0323</text:p>
          </table:table-cell>
          <table:table-cell table:formula="of:=SQRT([.C906]*[.C906]+[.D906]*[.D906])" office:value-type="float" office:value="3.03254381668526" calcext:value-type="float">
            <text:p>3.03254381668526</text:p>
          </table:table-cell>
          <table:table-cell/>
        </table:table-row>
        <table:table-row table:style-name="ro1">
          <table:table-cell office:value-type="float" office:value="62.49" calcext:value-type="float">
            <text:p>62.49</text:p>
          </table:table-cell>
          <table:table-cell office:value-type="float" office:value="-0.038526" calcext:value-type="float">
            <text:p>-0.038526</text:p>
          </table:table-cell>
          <table:table-cell office:value-type="float" office:value="-0.038224" calcext:value-type="float">
            <text:p>-0.038224</text:p>
          </table:table-cell>
          <table:table-cell office:value-type="float" office:value="3.0327" calcext:value-type="float">
            <text:p>3.0327</text:p>
          </table:table-cell>
          <table:table-cell table:formula="of:=SQRT([.C907]*[.C907]+[.D907]*[.D907])" office:value-type="float" office:value="3.03294087713163" calcext:value-type="float">
            <text:p>3.03294087713163</text:p>
          </table:table-cell>
          <table:table-cell/>
        </table:table-row>
        <table:table-row table:style-name="ro1">
          <table:table-cell office:value-type="float" office:value="62.559" calcext:value-type="float">
            <text:p>62.559</text:p>
          </table:table-cell>
          <table:table-cell office:value-type="float" office:value="-0.037976" calcext:value-type="float">
            <text:p>-0.037976</text:p>
          </table:table-cell>
          <table:table-cell office:value-type="float" office:value="-0.037994" calcext:value-type="float">
            <text:p>-0.037994</text:p>
          </table:table-cell>
          <table:table-cell office:value-type="float" office:value="3.0331" calcext:value-type="float">
            <text:p>3.0331</text:p>
          </table:table-cell>
          <table:table-cell table:formula="of:=SQRT([.C908]*[.C908]+[.D908]*[.D908])" office:value-type="float" office:value="3.03333795578996" calcext:value-type="float">
            <text:p>3.03333795578996</text:p>
          </table:table-cell>
          <table:table-cell/>
        </table:table-row>
        <table:table-row table:style-name="ro1">
          <table:table-cell office:value-type="float" office:value="62.628" calcext:value-type="float">
            <text:p>62.628</text:p>
          </table:table-cell>
          <table:table-cell office:value-type="float" office:value="-0.037425" calcext:value-type="float">
            <text:p>-0.037425</text:p>
          </table:table-cell>
          <table:table-cell office:value-type="float" office:value="-0.037765" calcext:value-type="float">
            <text:p>-0.037765</text:p>
          </table:table-cell>
          <table:table-cell office:value-type="float" office:value="3.0334" calcext:value-type="float">
            <text:p>3.0334</text:p>
          </table:table-cell>
          <table:table-cell table:formula="of:=SQRT([.C909]*[.C909]+[.D909]*[.D909])" office:value-type="float" office:value="3.0336350728499" calcext:value-type="float">
            <text:p>3.0336350728499</text:p>
          </table:table-cell>
          <table:table-cell/>
        </table:table-row>
        <table:table-row table:style-name="ro1">
          <table:table-cell office:value-type="float" office:value="62.697" calcext:value-type="float">
            <text:p>62.697</text:p>
          </table:table-cell>
          <table:table-cell office:value-type="float" office:value="-0.036873" calcext:value-type="float">
            <text:p>-0.036873</text:p>
          </table:table-cell>
          <table:table-cell office:value-type="float" office:value="-0.037536" calcext:value-type="float">
            <text:p>-0.037536</text:p>
          </table:table-cell>
          <table:table-cell office:value-type="float" office:value="3.0338" calcext:value-type="float">
            <text:p>3.0338</text:p>
          </table:table-cell>
          <table:table-cell table:formula="of:=SQRT([.C910]*[.C910]+[.D910]*[.D910])" office:value-type="float" office:value="3.03403220010863" calcext:value-type="float">
            <text:p>3.03403220010863</text:p>
          </table:table-cell>
          <table:table-cell/>
        </table:table-row>
        <table:table-row table:style-name="ro1">
          <table:table-cell office:value-type="float" office:value="62.766" calcext:value-type="float">
            <text:p>62.766</text:p>
          </table:table-cell>
          <table:table-cell office:value-type="float" office:value="-0.036319" calcext:value-type="float">
            <text:p>-0.036319</text:p>
          </table:table-cell>
          <table:table-cell office:value-type="float" office:value="-0.037307" calcext:value-type="float">
            <text:p>-0.037307</text:p>
          </table:table-cell>
          <table:table-cell office:value-type="float" office:value="3.0341" calcext:value-type="float">
            <text:p>3.0341</text:p>
          </table:table-cell>
          <table:table-cell table:formula="of:=SQRT([.C911]*[.C911]+[.D911]*[.D911])" office:value-type="float" office:value="3.03432935296236" calcext:value-type="float">
            <text:p>3.03432935296236</text:p>
          </table:table-cell>
          <table:table-cell/>
        </table:table-row>
        <table:table-row table:style-name="ro1">
          <table:table-cell office:value-type="float" office:value="62.835" calcext:value-type="float">
            <text:p>62.835</text:p>
          </table:table-cell>
          <table:table-cell office:value-type="float" office:value="-0.035765" calcext:value-type="float">
            <text:p>-0.035765</text:p>
          </table:table-cell>
          <table:table-cell office:value-type="float" office:value="-0.037079" calcext:value-type="float">
            <text:p>-0.037079</text:p>
          </table:table-cell>
          <table:table-cell office:value-type="float" office:value="3.0345" calcext:value-type="float">
            <text:p>3.0345</text:p>
          </table:table-cell>
          <table:table-cell table:formula="of:=SQRT([.C912]*[.C912]+[.D912]*[.D912])" office:value-type="float" office:value="3.03472652841092" calcext:value-type="float">
            <text:p>3.03472652841092</text:p>
          </table:table-cell>
          <table:table-cell/>
        </table:table-row>
        <table:table-row table:style-name="ro1">
          <table:table-cell office:value-type="float" office:value="62.905" calcext:value-type="float">
            <text:p>62.905</text:p>
          </table:table-cell>
          <table:table-cell office:value-type="float" office:value="-0.035279" calcext:value-type="float">
            <text:p>-0.035279</text:p>
          </table:table-cell>
          <table:table-cell office:value-type="float" office:value="-0.036878" calcext:value-type="float">
            <text:p>-0.036878</text:p>
          </table:table-cell>
          <table:table-cell office:value-type="float" office:value="3.0349" calcext:value-type="float">
            <text:p>3.0349</text:p>
          </table:table-cell>
          <table:table-cell table:formula="of:=SQRT([.C913]*[.C913]+[.D913]*[.D913])" office:value-type="float" office:value="3.0351240496698" calcext:value-type="float">
            <text:p>3.0351240496698</text:p>
          </table:table-cell>
          <table:table-cell/>
        </table:table-row>
        <table:table-row table:style-name="ro1">
          <table:table-cell office:value-type="float" office:value="62.974" calcext:value-type="float">
            <text:p>62.974</text:p>
          </table:table-cell>
          <table:table-cell office:value-type="float" office:value="-0.034818" calcext:value-type="float">
            <text:p>-0.034818</text:p>
          </table:table-cell>
          <table:table-cell office:value-type="float" office:value="-0.036687" calcext:value-type="float">
            <text:p>-0.036687</text:p>
          </table:table-cell>
          <table:table-cell office:value-type="float" office:value="3.0352" calcext:value-type="float">
            <text:p>3.0352</text:p>
          </table:table-cell>
          <table:table-cell table:formula="of:=SQRT([.C914]*[.C914]+[.D914]*[.D914])" office:value-type="float" office:value="3.03542171303577" calcext:value-type="float">
            <text:p>3.03542171303577</text:p>
          </table:table-cell>
          <table:table-cell/>
        </table:table-row>
        <table:table-row table:style-name="ro1">
          <table:table-cell office:value-type="float" office:value="63.043" calcext:value-type="float">
            <text:p>63.043</text:p>
          </table:table-cell>
          <table:table-cell office:value-type="float" office:value="-0.034357" calcext:value-type="float">
            <text:p>-0.034357</text:p>
          </table:table-cell>
          <table:table-cell office:value-type="float" office:value="-0.036497" calcext:value-type="float">
            <text:p>-0.036497</text:p>
          </table:table-cell>
          <table:table-cell office:value-type="float" office:value="3.0356" calcext:value-type="float">
            <text:p>3.0356</text:p>
          </table:table-cell>
          <table:table-cell table:formula="of:=SQRT([.C915]*[.C915]+[.D915]*[.D915])" office:value-type="float" office:value="3.0358193936743" calcext:value-type="float">
            <text:p>3.0358193936743</text:p>
          </table:table-cell>
          <table:table-cell/>
        </table:table-row>
        <table:table-row table:style-name="ro1">
          <table:table-cell office:value-type="float" office:value="63.112" calcext:value-type="float">
            <text:p>63.112</text:p>
          </table:table-cell>
          <table:table-cell office:value-type="float" office:value="-0.033894" calcext:value-type="float">
            <text:p>-0.033894</text:p>
          </table:table-cell>
          <table:table-cell office:value-type="float" office:value="-0.036307" calcext:value-type="float">
            <text:p>-0.036307</text:p>
          </table:table-cell>
          <table:table-cell office:value-type="float" office:value="3.036" calcext:value-type="float">
            <text:p>3.036</text:p>
          </table:table-cell>
          <table:table-cell table:formula="of:=SQRT([.C916]*[.C916]+[.D916]*[.D916])" office:value-type="float" office:value="3.03621708681198" calcext:value-type="float">
            <text:p>3.03621708681198</text:p>
          </table:table-cell>
          <table:table-cell/>
        </table:table-row>
        <table:table-row table:style-name="ro1">
          <table:table-cell office:value-type="float" office:value="63.181" calcext:value-type="float">
            <text:p>63.181</text:p>
          </table:table-cell>
          <table:table-cell office:value-type="float" office:value="-0.03343" calcext:value-type="float">
            <text:p>-0.03343</text:p>
          </table:table-cell>
          <table:table-cell office:value-type="float" office:value="-0.036117" calcext:value-type="float">
            <text:p>-0.036117</text:p>
          </table:table-cell>
          <table:table-cell office:value-type="float" office:value="3.0364" calcext:value-type="float">
            <text:p>3.0364</text:p>
          </table:table-cell>
          <table:table-cell table:formula="of:=SQRT([.C917]*[.C917]+[.D917]*[.D917])" office:value-type="float" office:value="3.03661479244388" calcext:value-type="float">
            <text:p>3.03661479244388</text:p>
          </table:table-cell>
          <table:table-cell/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-0.032964" calcext:value-type="float">
            <text:p>-0.032964</text:p>
          </table:table-cell>
          <table:table-cell office:value-type="float" office:value="-0.035928" calcext:value-type="float">
            <text:p>-0.035928</text:p>
          </table:table-cell>
          <table:table-cell office:value-type="float" office:value="3.0367" calcext:value-type="float">
            <text:p>3.0367</text:p>
          </table:table-cell>
          <table:table-cell table:formula="of:=SQRT([.C918]*[.C918]+[.D918]*[.D918])" office:value-type="float" office:value="3.03691252939297" calcext:value-type="float">
            <text:p>3.03691252939297</text:p>
          </table:table-cell>
          <table:table-cell/>
        </table:table-row>
        <table:table-row table:style-name="ro1">
          <table:table-cell office:value-type="float" office:value="63.319" calcext:value-type="float">
            <text:p>63.319</text:p>
          </table:table-cell>
          <table:table-cell office:value-type="float" office:value="-0.032498" calcext:value-type="float">
            <text:p>-0.032498</text:p>
          </table:table-cell>
          <table:table-cell office:value-type="float" office:value="-0.035739" calcext:value-type="float">
            <text:p>-0.035739</text:p>
          </table:table-cell>
          <table:table-cell office:value-type="float" office:value="3.0371" calcext:value-type="float">
            <text:p>3.0371</text:p>
          </table:table-cell>
          <table:table-cell table:formula="of:=SQRT([.C919]*[.C919]+[.D919]*[.D919])" office:value-type="float" office:value="3.03731027162537" calcext:value-type="float">
            <text:p>3.03731027162537</text:p>
          </table:table-cell>
          <table:table-cell/>
        </table:table-row>
        <table:table-row table:style-name="ro1">
          <table:table-cell office:value-type="float" office:value="63.388" calcext:value-type="float">
            <text:p>63.388</text:p>
          </table:table-cell>
          <table:table-cell office:value-type="float" office:value="-0.03203" calcext:value-type="float">
            <text:p>-0.03203</text:p>
          </table:table-cell>
          <table:table-cell office:value-type="float" office:value="-0.03555" calcext:value-type="float">
            <text:p>-0.03555</text:p>
          </table:table-cell>
          <table:table-cell office:value-type="float" office:value="3.0374" calcext:value-type="float">
            <text:p>3.0374</text:p>
          </table:table-cell>
          <table:table-cell table:formula="of:=SQRT([.C920]*[.C920]+[.D920]*[.D920])" office:value-type="float" office:value="3.03760803305825" calcext:value-type="float">
            <text:p>3.03760803305825</text:p>
          </table:table-cell>
          <table:table-cell/>
        </table:table-row>
        <table:table-row table:style-name="ro1">
          <table:table-cell office:value-type="float" office:value="63.457" calcext:value-type="float">
            <text:p>63.457</text:p>
          </table:table-cell>
          <table:table-cell office:value-type="float" office:value="-0.031561" calcext:value-type="float">
            <text:p>-0.031561</text:p>
          </table:table-cell>
          <table:table-cell office:value-type="float" office:value="-0.035361" calcext:value-type="float">
            <text:p>-0.035361</text:p>
          </table:table-cell>
          <table:table-cell office:value-type="float" office:value="3.0378" calcext:value-type="float">
            <text:p>3.0378</text:p>
          </table:table-cell>
          <table:table-cell table:formula="of:=SQRT([.C921]*[.C921]+[.D921]*[.D921])" office:value-type="float" office:value="3.03800579991563" calcext:value-type="float">
            <text:p>3.03800579991563</text:p>
          </table:table-cell>
          <table:table-cell/>
        </table:table-row>
        <table:table-row table:style-name="ro1">
          <table:table-cell office:value-type="float" office:value="63.526" calcext:value-type="float">
            <text:p>63.526</text:p>
          </table:table-cell>
          <table:table-cell office:value-type="float" office:value="-0.031091" calcext:value-type="float">
            <text:p>-0.031091</text:p>
          </table:table-cell>
          <table:table-cell office:value-type="float" office:value="-0.035173" calcext:value-type="float">
            <text:p>-0.035173</text:p>
          </table:table-cell>
          <table:table-cell office:value-type="float" office:value="3.0381" calcext:value-type="float">
            <text:p>3.0381</text:p>
          </table:table-cell>
          <table:table-cell table:formula="of:=SQRT([.C922]*[.C922]+[.D922]*[.D922])" office:value-type="float" office:value="3.03830359739263" calcext:value-type="float">
            <text:p>3.03830359739263</text:p>
          </table:table-cell>
          <table:table-cell/>
        </table:table-row>
        <table:table-row table:style-name="ro1">
          <table:table-cell office:value-type="float" office:value="63.595" calcext:value-type="float">
            <text:p>63.595</text:p>
          </table:table-cell>
          <table:table-cell office:value-type="float" office:value="-0.03062" calcext:value-type="float">
            <text:p>-0.03062</text:p>
          </table:table-cell>
          <table:table-cell office:value-type="float" office:value="-0.034986" calcext:value-type="float">
            <text:p>-0.034986</text:p>
          </table:table-cell>
          <table:table-cell office:value-type="float" office:value="3.0385" calcext:value-type="float">
            <text:p>3.0385</text:p>
          </table:table-cell>
          <table:table-cell table:formula="of:=SQRT([.C923]*[.C923]+[.D923]*[.D923])" office:value-type="float" office:value="3.03870141181986" calcext:value-type="float">
            <text:p>3.03870141181986</text:p>
          </table:table-cell>
          <table:table-cell/>
        </table:table-row>
        <table:table-row table:style-name="ro1">
          <table:table-cell office:value-type="float" office:value="63.664" calcext:value-type="float">
            <text:p>63.664</text:p>
          </table:table-cell>
          <table:table-cell office:value-type="float" office:value="-0.030147" calcext:value-type="float">
            <text:p>-0.030147</text:p>
          </table:table-cell>
          <table:table-cell office:value-type="float" office:value="-0.034798" calcext:value-type="float">
            <text:p>-0.034798</text:p>
          </table:table-cell>
          <table:table-cell office:value-type="float" office:value="3.0388" calcext:value-type="float">
            <text:p>3.0388</text:p>
          </table:table-cell>
          <table:table-cell table:formula="of:=SQRT([.C924]*[.C924]+[.D924]*[.D924])" office:value-type="float" office:value="3.03899923343261" calcext:value-type="float">
            <text:p>3.03899923343261</text:p>
          </table:table-cell>
          <table:table-cell/>
        </table:table-row>
        <table:table-row table:style-name="ro1">
          <table:table-cell office:value-type="float" office:value="63.733" calcext:value-type="float">
            <text:p>63.733</text:p>
          </table:table-cell>
          <table:table-cell office:value-type="float" office:value="-0.029674" calcext:value-type="float">
            <text:p>-0.029674</text:p>
          </table:table-cell>
          <table:table-cell office:value-type="float" office:value="-0.034611" calcext:value-type="float">
            <text:p>-0.034611</text:p>
          </table:table-cell>
          <table:table-cell office:value-type="float" office:value="3.0391" calcext:value-type="float">
            <text:p>3.0391</text:p>
          </table:table-cell>
          <table:table-cell table:formula="of:=SQRT([.C925]*[.C925]+[.D925]*[.D925])" office:value-type="float" office:value="3.03929707849052" calcext:value-type="float">
            <text:p>3.03929707849052</text:p>
          </table:table-cell>
          <table:table-cell/>
        </table:table-row>
        <table:table-row table:style-name="ro1">
          <table:table-cell office:value-type="float" office:value="63.802" calcext:value-type="float">
            <text:p>63.802</text:p>
          </table:table-cell>
          <table:table-cell office:value-type="float" office:value="-0.029199" calcext:value-type="float">
            <text:p>-0.029199</text:p>
          </table:table-cell>
          <table:table-cell office:value-type="float" office:value="-0.034424" calcext:value-type="float">
            <text:p>-0.034424</text:p>
          </table:table-cell>
          <table:table-cell office:value-type="float" office:value="3.0395" calcext:value-type="float">
            <text:p>3.0395</text:p>
          </table:table-cell>
          <table:table-cell table:formula="of:=SQRT([.C926]*[.C926]+[.D926]*[.D926])" office:value-type="float" office:value="3.03969492906377" calcext:value-type="float">
            <text:p>3.03969492906377</text:p>
          </table:table-cell>
          <table:table-cell/>
        </table:table-row>
        <table:table-row table:style-name="ro1">
          <table:table-cell office:value-type="float" office:value="63.871" calcext:value-type="float">
            <text:p>63.871</text:p>
          </table:table-cell>
          <table:table-cell office:value-type="float" office:value="-0.028723" calcext:value-type="float">
            <text:p>-0.028723</text:p>
          </table:table-cell>
          <table:table-cell office:value-type="float" office:value="-0.034238" calcext:value-type="float">
            <text:p>-0.034238</text:p>
          </table:table-cell>
          <table:table-cell office:value-type="float" office:value="3.0398" calcext:value-type="float">
            <text:p>3.0398</text:p>
          </table:table-cell>
          <table:table-cell table:formula="of:=SQRT([.C927]*[.C927]+[.D927]*[.D927])" office:value-type="float" office:value="3.03999280930794" calcext:value-type="float">
            <text:p>3.03999280930794</text:p>
          </table:table-cell>
          <table:table-cell/>
        </table:table-row>
        <table:table-row table:style-name="ro1">
          <table:table-cell office:value-type="float" office:value="63.94" calcext:value-type="float">
            <text:p>63.94</text:p>
          </table:table-cell>
          <table:table-cell office:value-type="float" office:value="-0.028246" calcext:value-type="float">
            <text:p>-0.028246</text:p>
          </table:table-cell>
          <table:table-cell office:value-type="float" office:value="-0.034052" calcext:value-type="float">
            <text:p>-0.034052</text:p>
          </table:table-cell>
          <table:table-cell office:value-type="float" office:value="3.0401" calcext:value-type="float">
            <text:p>3.0401</text:p>
          </table:table-cell>
          <table:table-cell table:formula="of:=SQRT([.C928]*[.C928]+[.D928]*[.D928])" office:value-type="float" office:value="3.04029070134815" calcext:value-type="float">
            <text:p>3.04029070134815</text:p>
          </table:table-cell>
          <table:table-cell/>
        </table:table-row>
        <table:table-row table:style-name="ro1">
          <table:table-cell office:value-type="float" office:value="64.009" calcext:value-type="float">
            <text:p>64.009</text:p>
          </table:table-cell>
          <table:table-cell office:value-type="float" office:value="-0.027767" calcext:value-type="float">
            <text:p>-0.027767</text:p>
          </table:table-cell>
          <table:table-cell office:value-type="float" office:value="-0.033866" calcext:value-type="float">
            <text:p>-0.033866</text:p>
          </table:table-cell>
          <table:table-cell office:value-type="float" office:value="3.0404" calcext:value-type="float">
            <text:p>3.0404</text:p>
          </table:table-cell>
          <table:table-cell table:formula="of:=SQRT([.C929]*[.C929]+[.D929]*[.D929])" office:value-type="float" office:value="3.04058860518091" calcext:value-type="float">
            <text:p>3.04058860518091</text:p>
          </table:table-cell>
          <table:table-cell/>
        </table:table-row>
        <table:table-row table:style-name="ro1">
          <table:table-cell office:value-type="float" office:value="64.078" calcext:value-type="float">
            <text:p>64.078</text:p>
          </table:table-cell>
          <table:table-cell office:value-type="float" office:value="-0.027288" calcext:value-type="float">
            <text:p>-0.027288</text:p>
          </table:table-cell>
          <table:table-cell office:value-type="float" office:value="-0.03368" calcext:value-type="float">
            <text:p>-0.03368</text:p>
          </table:table-cell>
          <table:table-cell office:value-type="float" office:value="3.0407" calcext:value-type="float">
            <text:p>3.0407</text:p>
          </table:table-cell>
          <table:table-cell table:formula="of:=SQRT([.C930]*[.C930]+[.D930]*[.D930])" office:value-type="float" office:value="3.04088652080277" calcext:value-type="float">
            <text:p>3.04088652080277</text:p>
          </table:table-cell>
          <table:table-cell/>
        </table:table-row>
        <table:table-row table:style-name="ro1">
          <table:table-cell office:value-type="float" office:value="64.147" calcext:value-type="float">
            <text:p>64.147</text:p>
          </table:table-cell>
          <table:table-cell office:value-type="float" office:value="-0.02686" calcext:value-type="float">
            <text:p>-0.02686</text:p>
          </table:table-cell>
          <table:table-cell office:value-type="float" office:value="-0.033523" calcext:value-type="float">
            <text:p>-0.033523</text:p>
          </table:table-cell>
          <table:table-cell office:value-type="float" office:value="3.0411" calcext:value-type="float">
            <text:p>3.0411</text:p>
          </table:table-cell>
          <table:table-cell table:formula="of:=SQRT([.C931]*[.C931]+[.D931]*[.D931])" office:value-type="float" office:value="3.04128476166389" calcext:value-type="float">
            <text:p>3.04128476166389</text:p>
          </table:table-cell>
          <table:table-cell/>
        </table:table-row>
        <table:table-row table:style-name="ro1">
          <table:table-cell office:value-type="float" office:value="64.216" calcext:value-type="float">
            <text:p>64.216</text:p>
          </table:table-cell>
          <table:table-cell office:value-type="float" office:value="-0.026446" calcext:value-type="float">
            <text:p>-0.026446</text:p>
          </table:table-cell>
          <table:table-cell office:value-type="float" office:value="-0.033373" calcext:value-type="float">
            <text:p>-0.033373</text:p>
          </table:table-cell>
          <table:table-cell office:value-type="float" office:value="3.0414" calcext:value-type="float">
            <text:p>3.0414</text:p>
          </table:table-cell>
          <table:table-cell table:formula="of:=SQRT([.C932]*[.C932]+[.D932]*[.D932])" office:value-type="float" office:value="3.04158309390505" calcext:value-type="float">
            <text:p>3.04158309390505</text:p>
          </table:table-cell>
          <table:table-cell/>
        </table:table-row>
        <table:table-row table:style-name="ro1">
          <table:table-cell office:value-type="float" office:value="64.286" calcext:value-type="float">
            <text:p>64.286</text:p>
          </table:table-cell>
          <table:table-cell office:value-type="float" office:value="-0.026031" calcext:value-type="float">
            <text:p>-0.026031</text:p>
          </table:table-cell>
          <table:table-cell office:value-type="float" office:value="-0.033224" calcext:value-type="float">
            <text:p>-0.033224</text:p>
          </table:table-cell>
          <table:table-cell office:value-type="float" office:value="3.0417" calcext:value-type="float">
            <text:p>3.0417</text:p>
          </table:table-cell>
          <table:table-cell table:formula="of:=SQRT([.C933]*[.C933]+[.D933]*[.D933])" office:value-type="float" office:value="3.04188144479301" calcext:value-type="float">
            <text:p>3.04188144479301</text:p>
          </table:table-cell>
          <table:table-cell/>
        </table:table-row>
        <table:table-row table:style-name="ro1">
          <table:table-cell office:value-type="float" office:value="64.355" calcext:value-type="float">
            <text:p>64.355</text:p>
          </table:table-cell>
          <table:table-cell office:value-type="float" office:value="-0.025615" calcext:value-type="float">
            <text:p>-0.025615</text:p>
          </table:table-cell>
          <table:table-cell office:value-type="float" office:value="-0.033075" calcext:value-type="float">
            <text:p>-0.033075</text:p>
          </table:table-cell>
          <table:table-cell office:value-type="float" office:value="3.0421" calcext:value-type="float">
            <text:p>3.0421</text:p>
          </table:table-cell>
          <table:table-cell table:formula="of:=SQRT([.C934]*[.C934]+[.D934]*[.D934])" office:value-type="float" office:value="3.0422797973929" calcext:value-type="float">
            <text:p>3.0422797973929</text:p>
          </table:table-cell>
          <table:table-cell/>
        </table:table-row>
        <table:table-row table:style-name="ro1">
          <table:table-cell office:value-type="float" office:value="64.424" calcext:value-type="float">
            <text:p>64.424</text:p>
          </table:table-cell>
          <table:table-cell office:value-type="float" office:value="-0.025198" calcext:value-type="float">
            <text:p>-0.025198</text:p>
          </table:table-cell>
          <table:table-cell office:value-type="float" office:value="-0.032927" calcext:value-type="float">
            <text:p>-0.032927</text:p>
          </table:table-cell>
          <table:table-cell office:value-type="float" office:value="3.0424" calcext:value-type="float">
            <text:p>3.0424</text:p>
          </table:table-cell>
          <table:table-cell table:formula="of:=SQRT([.C935]*[.C935]+[.D935]*[.D935])" office:value-type="float" office:value="3.04257817439898" calcext:value-type="float">
            <text:p>3.04257817439898</text:p>
          </table:table-cell>
          <table:table-cell/>
        </table:table-row>
        <table:table-row table:style-name="ro1">
          <table:table-cell office:value-type="float" office:value="64.493" calcext:value-type="float">
            <text:p>64.493</text:p>
          </table:table-cell>
          <table:table-cell office:value-type="float" office:value="-0.02478" calcext:value-type="float">
            <text:p>-0.02478</text:p>
          </table:table-cell>
          <table:table-cell office:value-type="float" office:value="-0.032779" calcext:value-type="float">
            <text:p>-0.032779</text:p>
          </table:table-cell>
          <table:table-cell office:value-type="float" office:value="3.0427" calcext:value-type="float">
            <text:p>3.0427</text:p>
          </table:table-cell>
          <table:table-cell table:formula="of:=SQRT([.C936]*[.C936]+[.D936]*[.D936])" office:value-type="float" office:value="3.04287655892266" calcext:value-type="float">
            <text:p>3.04287655892266</text:p>
          </table:table-cell>
          <table:table-cell/>
        </table:table-row>
        <table:table-row table:style-name="ro1">
          <table:table-cell office:value-type="float" office:value="64.562" calcext:value-type="float">
            <text:p>64.562</text:p>
          </table:table-cell>
          <table:table-cell office:value-type="float" office:value="-0.024361" calcext:value-type="float">
            <text:p>-0.024361</text:p>
          </table:table-cell>
          <table:table-cell office:value-type="float" office:value="-0.032631" calcext:value-type="float">
            <text:p>-0.032631</text:p>
          </table:table-cell>
          <table:table-cell office:value-type="float" office:value="3.043" calcext:value-type="float">
            <text:p>3.043</text:p>
          </table:table-cell>
          <table:table-cell table:formula="of:=SQRT([.C937]*[.C937]+[.D937]*[.D937])" office:value-type="float" office:value="3.04317495096174" calcext:value-type="float">
            <text:p>3.04317495096174</text:p>
          </table:table-cell>
          <table:table-cell/>
        </table:table-row>
        <table:table-row table:style-name="ro1">
          <table:table-cell office:value-type="float" office:value="64.631" calcext:value-type="float">
            <text:p>64.631</text:p>
          </table:table-cell>
          <table:table-cell office:value-type="float" office:value="-0.023941" calcext:value-type="float">
            <text:p>-0.023941</text:p>
          </table:table-cell>
          <table:table-cell office:value-type="float" office:value="-0.032483" calcext:value-type="float">
            <text:p>-0.032483</text:p>
          </table:table-cell>
          <table:table-cell office:value-type="float" office:value="3.0434" calcext:value-type="float">
            <text:p>3.0434</text:p>
          </table:table-cell>
          <table:table-cell table:formula="of:=SQRT([.C938]*[.C938]+[.D938]*[.D938])" office:value-type="float" office:value="3.04357334481839" calcext:value-type="float">
            <text:p>3.04357334481839</text:p>
          </table:table-cell>
          <table:table-cell/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-0.02352" calcext:value-type="float">
            <text:p>-0.02352</text:p>
          </table:table-cell>
          <table:table-cell office:value-type="float" office:value="-0.032336" calcext:value-type="float">
            <text:p>-0.032336</text:p>
          </table:table-cell>
          <table:table-cell office:value-type="float" office:value="3.0437" calcext:value-type="float">
            <text:p>3.0437</text:p>
          </table:table-cell>
          <table:table-cell table:formula="of:=SQRT([.C939]*[.C939]+[.D939]*[.D939])" office:value-type="float" office:value="3.04387176255768" calcext:value-type="float">
            <text:p>3.04387176255768</text:p>
          </table:table-cell>
          <table:table-cell/>
        </table:table-row>
        <table:table-row table:style-name="ro1">
          <table:table-cell office:value-type="float" office:value="64.769" calcext:value-type="float">
            <text:p>64.769</text:p>
          </table:table-cell>
          <table:table-cell office:value-type="float" office:value="-0.023098" calcext:value-type="float">
            <text:p>-0.023098</text:p>
          </table:table-cell>
          <table:table-cell office:value-type="float" office:value="-0.032189" calcext:value-type="float">
            <text:p>-0.032189</text:p>
          </table:table-cell>
          <table:table-cell office:value-type="float" office:value="3.044" calcext:value-type="float">
            <text:p>3.044</text:p>
          </table:table-cell>
          <table:table-cell table:formula="of:=SQRT([.C940]*[.C940]+[.D940]*[.D940])" office:value-type="float" office:value="3.0441701877065" calcext:value-type="float">
            <text:p>3.0441701877065</text:p>
          </table:table-cell>
          <table:table-cell/>
        </table:table-row>
        <table:table-row table:style-name="ro1">
          <table:table-cell office:value-type="float" office:value="64.838" calcext:value-type="float">
            <text:p>64.838</text:p>
          </table:table-cell>
          <table:table-cell office:value-type="float" office:value="-0.022675" calcext:value-type="float">
            <text:p>-0.022675</text:p>
          </table:table-cell>
          <table:table-cell office:value-type="float" office:value="-0.032042" calcext:value-type="float">
            <text:p>-0.032042</text:p>
          </table:table-cell>
          <table:table-cell office:value-type="float" office:value="3.0443" calcext:value-type="float">
            <text:p>3.0443</text:p>
          </table:table-cell>
          <table:table-cell table:formula="of:=SQRT([.C941]*[.C941]+[.D941]*[.D941])" office:value-type="float" office:value="3.04446862026266" calcext:value-type="float">
            <text:p>3.04446862026266</text:p>
          </table:table-cell>
          <table:table-cell/>
        </table:table-row>
        <table:table-row table:style-name="ro1">
          <table:table-cell office:value-type="float" office:value="64.907" calcext:value-type="float">
            <text:p>64.907</text:p>
          </table:table-cell>
          <table:table-cell office:value-type="float" office:value="-0.022251" calcext:value-type="float">
            <text:p>-0.022251</text:p>
          </table:table-cell>
          <table:table-cell office:value-type="float" office:value="-0.031895" calcext:value-type="float">
            <text:p>-0.031895</text:p>
          </table:table-cell>
          <table:table-cell office:value-type="float" office:value="3.0446" calcext:value-type="float">
            <text:p>3.0446</text:p>
          </table:table-cell>
          <table:table-cell table:formula="of:=SQRT([.C942]*[.C942]+[.D942]*[.D942])" office:value-type="float" office:value="3.04476706022398" calcext:value-type="float">
            <text:p>3.04476706022398</text:p>
          </table:table-cell>
          <table:table-cell/>
        </table:table-row>
        <table:table-row table:style-name="ro1">
          <table:table-cell office:value-type="float" office:value="64.976" calcext:value-type="float">
            <text:p>64.976</text:p>
          </table:table-cell>
          <table:table-cell office:value-type="float" office:value="-0.021826" calcext:value-type="float">
            <text:p>-0.021826</text:p>
          </table:table-cell>
          <table:table-cell office:value-type="float" office:value="-0.031749" calcext:value-type="float">
            <text:p>-0.031749</text:p>
          </table:table-cell>
          <table:table-cell office:value-type="float" office:value="3.0449" calcext:value-type="float">
            <text:p>3.0449</text:p>
          </table:table-cell>
          <table:table-cell table:formula="of:=SQRT([.C943]*[.C943]+[.D943]*[.D943])" office:value-type="float" office:value="3.04506551801451" calcext:value-type="float">
            <text:p>3.04506551801451</text:p>
          </table:table-cell>
          <table:table-cell/>
        </table:table-row>
        <table:table-row table:style-name="ro1">
          <table:table-cell office:value-type="float" office:value="65.045" calcext:value-type="float">
            <text:p>65.045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-0.031603" calcext:value-type="float">
            <text:p>-0.031603</text:p>
          </table:table-cell>
          <table:table-cell office:value-type="float" office:value="3.0452" calcext:value-type="float">
            <text:p>3.0452</text:p>
          </table:table-cell>
          <table:table-cell table:formula="of:=SQRT([.C944]*[.C944]+[.D944]*[.D944])" office:value-type="float" office:value="3.0453639831076" calcext:value-type="float">
            <text:p>3.0453639831076</text:p>
          </table:table-cell>
          <table:table-cell/>
        </table:table-row>
        <table:table-row table:style-name="ro1">
          <table:table-cell office:value-type="float" office:value="65.114" calcext:value-type="float">
            <text:p>65.114</text:p>
          </table:table-cell>
          <table:table-cell office:value-type="float" office:value="-0.020973" calcext:value-type="float">
            <text:p>-0.020973</text:p>
          </table:table-cell>
          <table:table-cell office:value-type="float" office:value="-0.031457" calcext:value-type="float">
            <text:p>-0.031457</text:p>
          </table:table-cell>
          <table:table-cell office:value-type="float" office:value="3.0455" calcext:value-type="float">
            <text:p>3.0455</text:p>
          </table:table-cell>
          <table:table-cell table:formula="of:=SQRT([.C945]*[.C945]+[.D945]*[.D945])" office:value-type="float" office:value="3.0456624555011" calcext:value-type="float">
            <text:p>3.0456624555011</text:p>
          </table:table-cell>
          <table:table-cell/>
        </table:table-row>
        <table:table-row table:style-name="ro1">
          <table:table-cell office:value-type="float" office:value="65.183" calcext:value-type="float">
            <text:p>65.183</text:p>
          </table:table-cell>
          <table:table-cell office:value-type="float" office:value="-0.020545" calcext:value-type="float">
            <text:p>-0.020545</text:p>
          </table:table-cell>
          <table:table-cell office:value-type="float" office:value="-0.031312" calcext:value-type="float">
            <text:p>-0.031312</text:p>
          </table:table-cell>
          <table:table-cell office:value-type="float" office:value="3.0457" calcext:value-type="float">
            <text:p>3.0457</text:p>
          </table:table-cell>
          <table:table-cell table:formula="of:=SQRT([.C946]*[.C946]+[.D946]*[.D946])" office:value-type="float" office:value="3.04586095075662" calcext:value-type="float">
            <text:p>3.04586095075662</text:p>
          </table:table-cell>
          <table:table-cell/>
        </table:table-row>
        <table:table-row table:style-name="ro1">
          <table:table-cell office:value-type="float" office:value="65.252" calcext:value-type="float">
            <text:p>65.252</text:p>
          </table:table-cell>
          <table:table-cell office:value-type="float" office:value="-0.020115" calcext:value-type="float">
            <text:p>-0.020115</text:p>
          </table:table-cell>
          <table:table-cell office:value-type="float" office:value="-0.031167" calcext:value-type="float">
            <text:p>-0.031167</text:p>
          </table:table-cell>
          <table:table-cell office:value-type="float" office:value="3.046" calcext:value-type="float">
            <text:p>3.046</text:p>
          </table:table-cell>
          <table:table-cell table:formula="of:=SQRT([.C947]*[.C947]+[.D947]*[.D947])" office:value-type="float" office:value="3.04615944787678" calcext:value-type="float">
            <text:p>3.04615944787678</text:p>
          </table:table-cell>
          <table:table-cell/>
        </table:table-row>
        <table:table-row table:style-name="ro1">
          <table:table-cell office:value-type="float" office:value="65.321" calcext:value-type="float">
            <text:p>65.321</text:p>
          </table:table-cell>
          <table:table-cell office:value-type="float" office:value="-0.019685" calcext:value-type="float">
            <text:p>-0.019685</text:p>
          </table:table-cell>
          <table:table-cell office:value-type="float" office:value="-0.031022" calcext:value-type="float">
            <text:p>-0.031022</text:p>
          </table:table-cell>
          <table:table-cell office:value-type="float" office:value="3.0463" calcext:value-type="float">
            <text:p>3.0463</text:p>
          </table:table-cell>
          <table:table-cell table:formula="of:=SQRT([.C948]*[.C948]+[.D948]*[.D948])" office:value-type="float" office:value="3.04645795219366" calcext:value-type="float">
            <text:p>3.04645795219366</text:p>
          </table:table-cell>
          <table:table-cell/>
        </table:table-row>
        <table:table-row table:style-name="ro1">
          <table:table-cell office:value-type="float" office:value="65.39" calcext:value-type="float">
            <text:p>65.39</text:p>
          </table:table-cell>
          <table:table-cell office:value-type="float" office:value="-0.019301" calcext:value-type="float">
            <text:p>-0.019301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3.0466" calcext:value-type="float">
            <text:p>3.0466</text:p>
          </table:table-cell>
          <table:table-cell table:formula="of:=SQRT([.C949]*[.C949]+[.D949]*[.D949])" office:value-type="float" office:value="3.04675669688277" calcext:value-type="float">
            <text:p>3.04675669688277</text:p>
          </table:table-cell>
          <table:table-cell/>
        </table:table-row>
        <table:table-row table:style-name="ro1">
          <table:table-cell office:value-type="float" office:value="65.459" calcext:value-type="float">
            <text:p>65.459</text:p>
          </table:table-cell>
          <table:table-cell office:value-type="float" office:value="-0.018925" calcext:value-type="float">
            <text:p>-0.018925</text:p>
          </table:table-cell>
          <table:table-cell office:value-type="float" office:value="-0.030783" calcext:value-type="float">
            <text:p>-0.030783</text:p>
          </table:table-cell>
          <table:table-cell office:value-type="float" office:value="3.0469" calcext:value-type="float">
            <text:p>3.0469</text:p>
          </table:table-cell>
          <table:table-cell table:formula="of:=SQRT([.C950]*[.C950]+[.D950]*[.D950])" office:value-type="float" office:value="3.04705549721186" calcext:value-type="float">
            <text:p>3.04705549721186</text:p>
          </table:table-cell>
          <table:table-cell/>
        </table:table-row>
        <table:table-row table:style-name="ro1">
          <table:table-cell office:value-type="float" office:value="65.528" calcext:value-type="float">
            <text:p>65.528</text:p>
          </table:table-cell>
          <table:table-cell office:value-type="float" office:value="-0.018549" calcext:value-type="float">
            <text:p>-0.018549</text:p>
          </table:table-cell>
          <table:table-cell office:value-type="float" office:value="-0.030666" calcext:value-type="float">
            <text:p>-0.030666</text:p>
          </table:table-cell>
          <table:table-cell office:value-type="float" office:value="3.0472" calcext:value-type="float">
            <text:p>3.0472</text:p>
          </table:table-cell>
          <table:table-cell table:formula="of:=SQRT([.C951]*[.C951]+[.D951]*[.D951])" office:value-type="float" office:value="3.04735430226877" calcext:value-type="float">
            <text:p>3.04735430226877</text:p>
          </table:table-cell>
          <table:table-cell/>
        </table:table-row>
        <table:table-row table:style-name="ro1">
          <table:table-cell office:value-type="float" office:value="65.597" calcext:value-type="float">
            <text:p>65.597</text:p>
          </table:table-cell>
          <table:table-cell office:value-type="float" office:value="-0.018171" calcext:value-type="float">
            <text:p>-0.018171</text:p>
          </table:table-cell>
          <table:table-cell office:value-type="float" office:value="-0.030549" calcext:value-type="float">
            <text:p>-0.030549</text:p>
          </table:table-cell>
          <table:table-cell office:value-type="float" office:value="3.0474" calcext:value-type="float">
            <text:p>3.0474</text:p>
          </table:table-cell>
          <table:table-cell table:formula="of:=SQRT([.C952]*[.C952]+[.D952]*[.D952])" office:value-type="float" office:value="3.04755311707622" calcext:value-type="float">
            <text:p>3.04755311707622</text:p>
          </table:table-cell>
          <table:table-cell/>
        </table:table-row>
        <table:table-row table:style-name="ro1">
          <table:table-cell office:value-type="float" office:value="65.667" calcext:value-type="float">
            <text:p>65.667</text:p>
          </table:table-cell>
          <table:table-cell office:value-type="float" office:value="-0.017793" calcext:value-type="float">
            <text:p>-0.017793</text:p>
          </table:table-cell>
          <table:table-cell office:value-type="float" office:value="-0.030432" calcext:value-type="float">
            <text:p>-0.030432</text:p>
          </table:table-cell>
          <table:table-cell office:value-type="float" office:value="3.0477" calcext:value-type="float">
            <text:p>3.0477</text:p>
          </table:table-cell>
          <table:table-cell table:formula="of:=SQRT([.C953]*[.C953]+[.D953]*[.D953])" office:value-type="float" office:value="3.04785193154523" calcext:value-type="float">
            <text:p>3.04785193154523</text:p>
          </table:table-cell>
          <table:table-cell/>
        </table:table-row>
        <table:table-row table:style-name="ro1">
          <table:table-cell office:value-type="float" office:value="65.736" calcext:value-type="float">
            <text:p>65.736</text:p>
          </table:table-cell>
          <table:table-cell office:value-type="float" office:value="-0.017414" calcext:value-type="float">
            <text:p>-0.017414</text:p>
          </table:table-cell>
          <table:table-cell office:value-type="float" office:value="-0.030316" calcext:value-type="float">
            <text:p>-0.030316</text:p>
          </table:table-cell>
          <table:table-cell office:value-type="float" office:value="3.048" calcext:value-type="float">
            <text:p>3.048</text:p>
          </table:table-cell>
          <table:table-cell table:formula="of:=SQRT([.C954]*[.C954]+[.D954]*[.D954])" office:value-type="float" office:value="3.0481507606836" calcext:value-type="float">
            <text:p>3.0481507606836</text:p>
          </table:table-cell>
          <table:table-cell/>
        </table:table-row>
        <table:table-row table:style-name="ro1">
          <table:table-cell office:value-type="float" office:value="65.805" calcext:value-type="float">
            <text:p>65.805</text:p>
          </table:table-cell>
          <table:table-cell office:value-type="float" office:value="-0.017033" calcext:value-type="float">
            <text:p>-0.017033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3.0483" calcext:value-type="float">
            <text:p>3.0483</text:p>
          </table:table-cell>
          <table:table-cell table:formula="of:=SQRT([.C955]*[.C955]+[.D955]*[.D955])" office:value-type="float" office:value="3.04844959446601" calcext:value-type="float">
            <text:p>3.04844959446601</text:p>
          </table:table-cell>
          <table:table-cell/>
        </table:table-row>
        <table:table-row table:style-name="ro1">
          <table:table-cell office:value-type="float" office:value="65.874" calcext:value-type="float">
            <text:p>65.874</text:p>
          </table:table-cell>
          <table:table-cell office:value-type="float" office:value="-0.016652" calcext:value-type="float">
            <text:p>-0.016652</text:p>
          </table:table-cell>
          <table:table-cell office:value-type="float" office:value="-0.030084" calcext:value-type="float">
            <text:p>-0.030084</text:p>
          </table:table-cell>
          <table:table-cell office:value-type="float" office:value="3.0485" calcext:value-type="float">
            <text:p>3.0485</text:p>
          </table:table-cell>
          <table:table-cell table:formula="of:=SQRT([.C956]*[.C956]+[.D956]*[.D956])" office:value-type="float" office:value="3.04864843775992" calcext:value-type="float">
            <text:p>3.04864843775992</text:p>
          </table:table-cell>
          <table:table-cell/>
        </table:table-row>
        <table:table-row table:style-name="ro1">
          <table:table-cell office:value-type="float" office:value="65.943" calcext:value-type="float">
            <text:p>65.943</text:p>
          </table:table-cell>
          <table:table-cell office:value-type="float" office:value="-0.01627" calcext:value-type="float">
            <text:p>-0.01627</text:p>
          </table:table-cell>
          <table:table-cell office:value-type="float" office:value="-0.029969" calcext:value-type="float">
            <text:p>-0.029969</text:p>
          </table:table-cell>
          <table:table-cell office:value-type="float" office:value="3.0488" calcext:value-type="float">
            <text:p>3.0488</text:p>
          </table:table-cell>
          <table:table-cell table:formula="of:=SQRT([.C957]*[.C957]+[.D957]*[.D957])" office:value-type="float" office:value="3.04894729061704" calcext:value-type="float">
            <text:p>3.04894729061704</text:p>
          </table:table-cell>
          <table:table-cell/>
        </table:table-row>
        <table:table-row table:style-name="ro1">
          <table:table-cell office:value-type="float" office:value="66.012" calcext:value-type="float">
            <text:p>66.012</text:p>
          </table:table-cell>
          <table:table-cell office:value-type="float" office:value="-0.015887" calcext:value-type="float">
            <text:p>-0.015887</text:p>
          </table:table-cell>
          <table:table-cell office:value-type="float" office:value="-0.029853" calcext:value-type="float">
            <text:p>-0.029853</text:p>
          </table:table-cell>
          <table:table-cell office:value-type="float" office:value="3.0491" calcext:value-type="float">
            <text:p>3.0491</text:p>
          </table:table-cell>
          <table:table-cell table:formula="of:=SQRT([.C958]*[.C958]+[.D958]*[.D958])" office:value-type="float" office:value="3.04924613824614" calcext:value-type="float">
            <text:p>3.04924613824614</text:p>
          </table:table-cell>
          <table:table-cell/>
        </table:table-row>
        <table:table-row table:style-name="ro1">
          <table:table-cell office:value-type="float" office:value="66.081" calcext:value-type="float">
            <text:p>66.081</text:p>
          </table:table-cell>
          <table:table-cell office:value-type="float" office:value="-0.015503" calcext:value-type="float">
            <text:p>-0.015503</text:p>
          </table:table-cell>
          <table:table-cell office:value-type="float" office:value="-0.029738" calcext:value-type="float">
            <text:p>-0.029738</text:p>
          </table:table-cell>
          <table:table-cell office:value-type="float" office:value="3.0493" calcext:value-type="float">
            <text:p>3.0493</text:p>
          </table:table-cell>
          <table:table-cell table:formula="of:=SQRT([.C959]*[.C959]+[.D959]*[.D959])" office:value-type="float" office:value="3.04944500502042" calcext:value-type="float">
            <text:p>3.04944500502042</text:p>
          </table:table-cell>
          <table:table-cell/>
        </table:table-row>
        <table:table-row table:style-name="ro1">
          <table:table-cell office:value-type="float" office:value="66.15" calcext:value-type="float">
            <text:p>66.15</text:p>
          </table:table-cell>
          <table:table-cell office:value-type="float" office:value="-0.015118" calcext:value-type="float">
            <text:p>-0.015118</text:p>
          </table:table-cell>
          <table:table-cell office:value-type="float" office:value="-0.029624" calcext:value-type="float">
            <text:p>-0.029624</text:p>
          </table:table-cell>
          <table:table-cell office:value-type="float" office:value="3.0496" calcext:value-type="float">
            <text:p>3.0496</text:p>
          </table:table-cell>
          <table:table-cell table:formula="of:=SQRT([.C960]*[.C960]+[.D960]*[.D960])" office:value-type="float" office:value="3.04974388127528" calcext:value-type="float">
            <text:p>3.04974388127528</text:p>
          </table:table-cell>
          <table:table-cell/>
        </table:table-row>
        <table:table-row table:style-name="ro1">
          <table:table-cell office:value-type="float" office:value="66.219" calcext:value-type="float">
            <text:p>66.219</text:p>
          </table:table-cell>
          <table:table-cell office:value-type="float" office:value="-0.014733" calcext:value-type="float">
            <text:p>-0.014733</text:p>
          </table:table-cell>
          <table:table-cell office:value-type="float" office:value="-0.029509" calcext:value-type="float">
            <text:p>-0.029509</text:p>
          </table:table-cell>
          <table:table-cell office:value-type="float" office:value="3.0498" calcext:value-type="float">
            <text:p>3.0498</text:p>
          </table:table-cell>
          <table:table-cell table:formula="of:=SQRT([.C961]*[.C961]+[.D961]*[.D961])" office:value-type="float" office:value="3.04994275701709" calcext:value-type="float">
            <text:p>3.04994275701709</text:p>
          </table:table-cell>
          <table:table-cell/>
        </table:table-row>
        <table:table-row table:style-name="ro1">
          <table:table-cell office:value-type="float" office:value="66.288" calcext:value-type="float">
            <text:p>66.288</text:p>
          </table:table-cell>
          <table:table-cell office:value-type="float" office:value="-0.014346" calcext:value-type="float">
            <text:p>-0.014346</text:p>
          </table:table-cell>
          <table:table-cell office:value-type="float" office:value="-0.029395" calcext:value-type="float">
            <text:p>-0.029395</text:p>
          </table:table-cell>
          <table:table-cell office:value-type="float" office:value="3.0501" calcext:value-type="float">
            <text:p>3.0501</text:p>
          </table:table-cell>
          <table:table-cell table:formula="of:=SQRT([.C962]*[.C962]+[.D962]*[.D962])" office:value-type="float" office:value="3.05024164223509" calcext:value-type="float">
            <text:p>3.05024164223509</text:p>
          </table:table-cell>
          <table:table-cell/>
        </table:table-row>
        <table:table-row table:style-name="ro1">
          <table:table-cell office:value-type="float" office:value="66.357" calcext:value-type="float">
            <text:p>66.357</text:p>
          </table:table-cell>
          <table:table-cell office:value-type="float" office:value="-0.013958" calcext:value-type="float">
            <text:p>-0.013958</text:p>
          </table:table-cell>
          <table:table-cell office:value-type="float" office:value="-0.029281" calcext:value-type="float">
            <text:p>-0.029281</text:p>
          </table:table-cell>
          <table:table-cell office:value-type="float" office:value="3.0503" calcext:value-type="float">
            <text:p>3.0503</text:p>
          </table:table-cell>
          <table:table-cell table:formula="of:=SQRT([.C963]*[.C963]+[.D963]*[.D963])" office:value-type="float" office:value="3.05044053653911" calcext:value-type="float">
            <text:p>3.05044053653911</text:p>
          </table:table-cell>
          <table:table-cell/>
        </table:table-row>
        <table:table-row table:style-name="ro1">
          <table:table-cell office:value-type="float" office:value="66.426" calcext:value-type="float">
            <text:p>66.426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-0.029167" calcext:value-type="float">
            <text:p>-0.029167</text:p>
          </table:table-cell>
          <table:table-cell office:value-type="float" office:value="3.0505" calcext:value-type="float">
            <text:p>3.0505</text:p>
          </table:table-cell>
          <table:table-cell table:formula="of:=SQRT([.C964]*[.C964]+[.D964]*[.D964])" office:value-type="float" office:value="3.0506394352478" calcext:value-type="float">
            <text:p>3.0506394352478</text:p>
          </table:table-cell>
          <table:table-cell/>
        </table:table-row>
        <table:table-row table:style-name="ro1">
          <table:table-cell office:value-type="float" office:value="66.495" calcext:value-type="float">
            <text:p>66.495</text:p>
          </table:table-cell>
          <table:table-cell office:value-type="float" office:value="-0.013181" calcext:value-type="float">
            <text:p>-0.013181</text:p>
          </table:table-cell>
          <table:table-cell office:value-type="float" office:value="-0.029054" calcext:value-type="float">
            <text:p>-0.029054</text:p>
          </table:table-cell>
          <table:table-cell office:value-type="float" office:value="3.0508" calcext:value-type="float">
            <text:p>3.0508</text:p>
          </table:table-cell>
          <table:table-cell table:formula="of:=SQRT([.C965]*[.C965]+[.D965]*[.D965])" office:value-type="float" office:value="3.05093834334881" calcext:value-type="float">
            <text:p>3.05093834334881</text:p>
          </table:table-cell>
          <table:table-cell/>
        </table:table-row>
        <table:table-row table:style-name="ro1">
          <table:table-cell office:value-type="float" office:value="66.564" calcext:value-type="float">
            <text:p>66.564</text:p>
          </table:table-cell>
          <table:table-cell office:value-type="float" office:value="-0.012786" calcext:value-type="float">
            <text:p>-0.012786</text:p>
          </table:table-cell>
          <table:table-cell office:value-type="float" office:value="-0.028933" calcext:value-type="float">
            <text:p>-0.028933</text:p>
          </table:table-cell>
          <table:table-cell office:value-type="float" office:value="3.0496" calcext:value-type="float">
            <text:p>3.0496</text:p>
          </table:table-cell>
          <table:table-cell table:formula="of:=SQRT([.C966]*[.C966]+[.D966]*[.D966])" office:value-type="float" office:value="3.04973724745084" calcext:value-type="float">
            <text:p>3.04973724745084</text:p>
          </table:table-cell>
          <table:table-cell/>
        </table:table-row>
        <table:table-row table:style-name="ro1">
          <table:table-cell office:value-type="float" office:value="66.633" calcext:value-type="float">
            <text:p>66.633</text:p>
          </table:table-cell>
          <table:table-cell office:value-type="float" office:value="-0.012448" calcext:value-type="float">
            <text:p>-0.012448</text:p>
          </table:table-cell>
          <table:table-cell office:value-type="float" office:value="-0.028823" calcext:value-type="float">
            <text:p>-0.028823</text:p>
          </table:table-cell>
          <table:table-cell office:value-type="float" office:value="3.0478" calcext:value-type="float">
            <text:p>3.0478</text:p>
          </table:table-cell>
          <table:table-cell table:formula="of:=SQRT([.C967]*[.C967]+[.D967]*[.D967])" office:value-type="float" office:value="3.0479362862975" calcext:value-type="float">
            <text:p>3.0479362862975</text:p>
          </table:table-cell>
          <table:table-cell/>
        </table:table-row>
        <table:table-row table:style-name="ro1">
          <table:table-cell office:value-type="float" office:value="66.702" calcext:value-type="float">
            <text:p>66.702</text:p>
          </table:table-cell>
          <table:table-cell office:value-type="float" office:value="-0.012116" calcext:value-type="float">
            <text:p>-0.012116</text:p>
          </table:table-cell>
          <table:table-cell office:value-type="float" office:value="-0.028715" calcext:value-type="float">
            <text:p>-0.028715</text:p>
          </table:table-cell>
          <table:table-cell office:value-type="float" office:value="3.0459" calcext:value-type="float">
            <text:p>3.0459</text:p>
          </table:table-cell>
          <table:table-cell table:formula="of:=SQRT([.C968]*[.C968]+[.D968]*[.D968])" office:value-type="float" office:value="3.04603535127631" calcext:value-type="float">
            <text:p>3.04603535127631</text:p>
          </table:table-cell>
          <table:table-cell/>
        </table:table-row>
        <table:table-row table:style-name="ro1">
          <table:table-cell office:value-type="float" office:value="66.771" calcext:value-type="float">
            <text:p>66.771</text:p>
          </table:table-cell>
          <table:table-cell office:value-type="float" office:value="-0.011783" calcext:value-type="float">
            <text:p>-0.011783</text:p>
          </table:table-cell>
          <table:table-cell office:value-type="float" office:value="-0.028606" calcext:value-type="float">
            <text:p>-0.028606</text:p>
          </table:table-cell>
          <table:table-cell office:value-type="float" office:value="3.044" calcext:value-type="float">
            <text:p>3.044</text:p>
          </table:table-cell>
          <table:table-cell table:formula="of:=SQRT([.C969]*[.C969]+[.D969]*[.D969])" office:value-type="float" office:value="3.04413440952202" calcext:value-type="float">
            <text:p>3.04413440952202</text:p>
          </table:table-cell>
          <table:table-cell/>
        </table:table-row>
        <table:table-row table:style-name="ro1">
          <table:table-cell office:value-type="float" office:value="66.84" calcext:value-type="float">
            <text:p>66.84</text:p>
          </table:table-cell>
          <table:table-cell office:value-type="float" office:value="-0.011449" calcext:value-type="float">
            <text:p>-0.011449</text:p>
          </table:table-cell>
          <table:table-cell office:value-type="float" office:value="-0.028498" calcext:value-type="float">
            <text:p>-0.028498</text:p>
          </table:table-cell>
          <table:table-cell office:value-type="float" office:value="3.0421" calcext:value-type="float">
            <text:p>3.0421</text:p>
          </table:table-cell>
          <table:table-cell table:formula="of:=SQRT([.C970]*[.C970]+[.D970]*[.D970])" office:value-type="float" office:value="3.04223347986377" calcext:value-type="float">
            <text:p>3.04223347986377</text:p>
          </table:table-cell>
          <table:table-cell/>
        </table:table-row>
        <table:table-row table:style-name="ro1">
          <table:table-cell office:value-type="float" office:value="66.909" calcext:value-type="float">
            <text:p>66.909</text:p>
          </table:table-cell>
          <table:table-cell office:value-type="float" office:value="-0.011115" calcext:value-type="float">
            <text:p>-0.011115</text:p>
          </table:table-cell>
          <table:table-cell office:value-type="float" office:value="-0.028391" calcext:value-type="float">
            <text:p>-0.028391</text:p>
          </table:table-cell>
          <table:table-cell office:value-type="float" office:value="3.0402" calcext:value-type="float">
            <text:p>3.0402</text:p>
          </table:table-cell>
          <table:table-cell table:formula="of:=SQRT([.C971]*[.C971]+[.D971]*[.D971])" office:value-type="float" office:value="3.04033256221766" calcext:value-type="float">
            <text:p>3.04033256221766</text:p>
          </table:table-cell>
          <table:table-cell/>
        </table:table-row>
        <table:table-row table:style-name="ro1">
          <table:table-cell office:value-type="float" office:value="66.979" calcext:value-type="float">
            <text:p>66.979</text:p>
          </table:table-cell>
          <table:table-cell office:value-type="float" office:value="-0.010779" calcext:value-type="float">
            <text:p>-0.010779</text:p>
          </table:table-cell>
          <table:table-cell office:value-type="float" office:value="-0.028283" calcext:value-type="float">
            <text:p>-0.028283</text:p>
          </table:table-cell>
          <table:table-cell office:value-type="float" office:value="3.0383" calcext:value-type="float">
            <text:p>3.0383</text:p>
          </table:table-cell>
          <table:table-cell table:formula="of:=SQRT([.C972]*[.C972]+[.D972]*[.D972])" office:value-type="float" office:value="3.0384316378831" calcext:value-type="float">
            <text:p>3.0384316378831</text:p>
          </table:table-cell>
          <table:table-cell/>
        </table:table-row>
        <table:table-row table:style-name="ro1">
          <table:table-cell office:value-type="float" office:value="67.048" calcext:value-type="float">
            <text:p>67.048</text:p>
          </table:table-cell>
          <table:table-cell office:value-type="float" office:value="-0.010443" calcext:value-type="float">
            <text:p>-0.010443</text:p>
          </table:table-cell>
          <table:table-cell office:value-type="float" office:value="-0.028175" calcext:value-type="float">
            <text:p>-0.028175</text:p>
          </table:table-cell>
          <table:table-cell office:value-type="float" office:value="3.0364" calcext:value-type="float">
            <text:p>3.0364</text:p>
          </table:table-cell>
          <table:table-cell table:formula="of:=SQRT([.C973]*[.C973]+[.D973]*[.D973])" office:value-type="float" office:value="3.03653071623275" calcext:value-type="float">
            <text:p>3.03653071623275</text:p>
          </table:table-cell>
          <table:table-cell/>
        </table:table-row>
        <table:table-row table:style-name="ro1">
          <table:table-cell office:value-type="float" office:value="67.117" calcext:value-type="float">
            <text:p>67.117</text:p>
          </table:table-cell>
          <table:table-cell office:value-type="float" office:value="-0.010106" calcext:value-type="float">
            <text:p>-0.010106</text:p>
          </table:table-cell>
          <table:table-cell office:value-type="float" office:value="-0.028067" calcext:value-type="float">
            <text:p>-0.028067</text:p>
          </table:table-cell>
          <table:table-cell office:value-type="float" office:value="3.0344" calcext:value-type="float">
            <text:p>3.0344</text:p>
          </table:table-cell>
          <table:table-cell table:formula="of:=SQRT([.C974]*[.C974]+[.D974]*[.D974])" office:value-type="float" office:value="3.034529801549" calcext:value-type="float">
            <text:p>3.034529801549</text:p>
          </table:table-cell>
          <table:table-cell/>
        </table:table-row>
        <table:table-row table:style-name="ro1">
          <table:table-cell office:value-type="float" office:value="67.186" calcext:value-type="float">
            <text:p>67.186</text:p>
          </table:table-cell>
          <table:table-cell office:value-type="float" office:value="-0.0097683" calcext:value-type="float">
            <text:p>-0.0097683</text:p>
          </table:table-cell>
          <table:table-cell office:value-type="float" office:value="-0.02796" calcext:value-type="float">
            <text:p>-0.02796</text:p>
          </table:table-cell>
          <table:table-cell office:value-type="float" office:value="3.0325" calcext:value-type="float">
            <text:p>3.0325</text:p>
          </table:table-cell>
          <table:table-cell table:formula="of:=SQRT([.C975]*[.C975]+[.D975]*[.D975])" office:value-type="float" office:value="3.03262889447423" calcext:value-type="float">
            <text:p>3.03262889447423</text:p>
          </table:table-cell>
          <table:table-cell/>
        </table:table-row>
        <table:table-row table:style-name="ro1">
          <table:table-cell office:value-type="float" office:value="67.255" calcext:value-type="float">
            <text:p>67.255</text:p>
          </table:table-cell>
          <table:table-cell office:value-type="float" office:value="-0.0094297" calcext:value-type="float">
            <text:p>-0.0094297</text:p>
          </table:table-cell>
          <table:table-cell office:value-type="float" office:value="-0.027853" calcext:value-type="float">
            <text:p>-0.027853</text:p>
          </table:table-cell>
          <table:table-cell office:value-type="float" office:value="3.0305" calcext:value-type="float">
            <text:p>3.0305</text:p>
          </table:table-cell>
          <table:table-cell table:formula="of:=SQRT([.C976]*[.C976]+[.D976]*[.D976])" office:value-type="float" office:value="3.03062799426274" calcext:value-type="float">
            <text:p>3.03062799426274</text:p>
          </table:table-cell>
          <table:table-cell/>
        </table:table-row>
        <table:table-row table:style-name="ro1">
          <table:table-cell office:value-type="float" office:value="67.324" calcext:value-type="float">
            <text:p>67.324</text:p>
          </table:table-cell>
          <table:table-cell office:value-type="float" office:value="-0.0090902" calcext:value-type="float">
            <text:p>-0.0090902</text:p>
          </table:table-cell>
          <table:table-cell office:value-type="float" office:value="-0.027745" calcext:value-type="float">
            <text:p>-0.027745</text:p>
          </table:table-cell>
          <table:table-cell office:value-type="float" office:value="3.0286" calcext:value-type="float">
            <text:p>3.0286</text:p>
          </table:table-cell>
          <table:table-cell table:formula="of:=SQRT([.C977]*[.C977]+[.D977]*[.D977])" office:value-type="float" office:value="3.02872708328515" calcext:value-type="float">
            <text:p>3.02872708328515</text:p>
          </table:table-cell>
          <table:table-cell/>
        </table:table-row>
        <table:table-row table:style-name="ro1">
          <table:table-cell office:value-type="float" office:value="67.393" calcext:value-type="float">
            <text:p>67.393</text:p>
          </table:table-cell>
          <table:table-cell office:value-type="float" office:value="-0.00875" calcext:value-type="float">
            <text:p>-0.00875</text:p>
          </table:table-cell>
          <table:table-cell office:value-type="float" office:value="-0.027638" calcext:value-type="float">
            <text:p>-0.027638</text:p>
          </table:table-cell>
          <table:table-cell office:value-type="float" office:value="3.0266" calcext:value-type="float">
            <text:p>3.0266</text:p>
          </table:table-cell>
          <table:table-cell table:formula="of:=SQRT([.C978]*[.C978]+[.D978]*[.D978])" office:value-type="float" office:value="3.02672618831701" calcext:value-type="float">
            <text:p>3.02672618831701</text:p>
          </table:table-cell>
          <table:table-cell/>
        </table:table-row>
        <table:table-row table:style-name="ro1">
          <table:table-cell office:value-type="float" office:value="67.462" calcext:value-type="float">
            <text:p>67.462</text:p>
          </table:table-cell>
          <table:table-cell office:value-type="float" office:value="-0.0084089" calcext:value-type="float">
            <text:p>-0.0084089</text:p>
          </table:table-cell>
          <table:table-cell office:value-type="float" office:value="-0.027531" calcext:value-type="float">
            <text:p>-0.027531</text:p>
          </table:table-cell>
          <table:table-cell office:value-type="float" office:value="3.0246" calcext:value-type="float">
            <text:p>3.0246</text:p>
          </table:table-cell>
          <table:table-cell table:formula="of:=SQRT([.C979]*[.C979]+[.D979]*[.D979])" office:value-type="float" office:value="3.0247252959502" calcext:value-type="float">
            <text:p>3.0247252959502</text:p>
          </table:table-cell>
          <table:table-cell/>
        </table:table-row>
        <table:table-row table:style-name="ro1">
          <table:table-cell office:value-type="float" office:value="67.531" calcext:value-type="float">
            <text:p>67.531</text:p>
          </table:table-cell>
          <table:table-cell office:value-type="float" office:value="-0.008067" calcext:value-type="float">
            <text:p>-0.008067</text:p>
          </table:table-cell>
          <table:table-cell office:value-type="float" office:value="-0.027424" calcext:value-type="float">
            <text:p>-0.027424</text:p>
          </table:table-cell>
          <table:table-cell office:value-type="float" office:value="3.0226" calcext:value-type="float">
            <text:p>3.0226</text:p>
          </table:table-cell>
          <table:table-cell table:formula="of:=SQRT([.C980]*[.C980]+[.D980]*[.D980])" office:value-type="float" office:value="3.02272440618989" calcext:value-type="float">
            <text:p>3.02272440618989</text:p>
          </table:table-cell>
          <table:table-cell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-0.0077243" calcext:value-type="float">
            <text:p>-0.0077243</text:p>
          </table:table-cell>
          <table:table-cell office:value-type="float" office:value="-0.027317" calcext:value-type="float">
            <text:p>-0.027317</text:p>
          </table:table-cell>
          <table:table-cell office:value-type="float" office:value="3.0206" calcext:value-type="float">
            <text:p>3.0206</text:p>
          </table:table-cell>
          <table:table-cell table:formula="of:=SQRT([.C981]*[.C981]+[.D981]*[.D981])" office:value-type="float" office:value="3.02072351904126" calcext:value-type="float">
            <text:p>3.02072351904126</text:p>
          </table:table-cell>
          <table:table-cell/>
        </table:table-row>
        <table:table-row table:style-name="ro1">
          <table:table-cell office:value-type="float" office:value="67.669" calcext:value-type="float">
            <text:p>67.669</text:p>
          </table:table-cell>
          <table:table-cell office:value-type="float" office:value="-0.0073807" calcext:value-type="float">
            <text:p>-0.0073807</text:p>
          </table:table-cell>
          <table:table-cell office:value-type="float" office:value="-0.02721" calcext:value-type="float">
            <text:p>-0.02721</text:p>
          </table:table-cell>
          <table:table-cell office:value-type="float" office:value="3.0186" calcext:value-type="float">
            <text:p>3.0186</text:p>
          </table:table-cell>
          <table:table-cell table:formula="of:=SQRT([.C982]*[.C982]+[.D982]*[.D982])" office:value-type="float" office:value="3.0187226345095" calcext:value-type="float">
            <text:p>3.0187226345095</text:p>
          </table:table-cell>
          <table:table-cell/>
        </table:table-row>
        <table:table-row table:style-name="ro1">
          <table:table-cell office:value-type="float" office:value="67.738" calcext:value-type="float">
            <text:p>67.738</text:p>
          </table:table-cell>
          <table:table-cell office:value-type="float" office:value="-0.0070364" calcext:value-type="float">
            <text:p>-0.0070364</text:p>
          </table:table-cell>
          <table:table-cell office:value-type="float" office:value="-0.027104" calcext:value-type="float">
            <text:p>-0.027104</text:p>
          </table:table-cell>
          <table:table-cell office:value-type="float" office:value="3.0166" calcext:value-type="float">
            <text:p>3.0166</text:p>
          </table:table-cell>
          <table:table-cell table:formula="of:=SQRT([.C983]*[.C983]+[.D983]*[.D983])" office:value-type="float" office:value="3.01672176158425" calcext:value-type="float">
            <text:p>3.01672176158425</text:p>
          </table:table-cell>
          <table:table-cell/>
        </table:table-row>
        <table:table-row table:style-name="ro1">
          <table:table-cell office:value-type="float" office:value="67.807" calcext:value-type="float">
            <text:p>67.807</text:p>
          </table:table-cell>
          <table:table-cell office:value-type="float" office:value="-0.0066912" calcext:value-type="float">
            <text:p>-0.0066912</text:p>
          </table:table-cell>
          <table:table-cell office:value-type="float" office:value="-0.026997" calcext:value-type="float">
            <text:p>-0.026997</text:p>
          </table:table-cell>
          <table:table-cell office:value-type="float" office:value="3.0145" calcext:value-type="float">
            <text:p>3.0145</text:p>
          </table:table-cell>
          <table:table-cell table:formula="of:=SQRT([.C984]*[.C984]+[.D984]*[.D984])" office:value-type="float" office:value="3.01462088628222" calcext:value-type="float">
            <text:p>3.01462088628222</text:p>
          </table:table-cell>
          <table:table-cell/>
        </table:table-row>
        <table:table-row table:style-name="ro1">
          <table:table-cell office:value-type="float" office:value="67.876" calcext:value-type="float">
            <text:p>67.876</text:p>
          </table:table-cell>
          <table:table-cell office:value-type="float" office:value="-0.0063338" calcext:value-type="float">
            <text:p>-0.0063338</text:p>
          </table:table-cell>
          <table:table-cell office:value-type="float" office:value="-0.026925" calcext:value-type="float">
            <text:p>-0.026925</text:p>
          </table:table-cell>
          <table:table-cell office:value-type="float" office:value="3.0126" calcext:value-type="float">
            <text:p>3.0126</text:p>
          </table:table-cell>
          <table:table-cell table:formula="of:=SQRT([.C985]*[.C985]+[.D985]*[.D985])" office:value-type="float" office:value="3.01272031818836" calcext:value-type="float">
            <text:p>3.01272031818836</text:p>
          </table:table-cell>
          <table:table-cell/>
        </table:table-row>
        <table:table-row table:style-name="ro1">
          <table:table-cell office:value-type="float" office:value="67.945" calcext:value-type="float">
            <text:p>67.945</text:p>
          </table:table-cell>
          <table:table-cell office:value-type="float" office:value="-0.0059742" calcext:value-type="float">
            <text:p>-0.0059742</text:p>
          </table:table-cell>
          <table:table-cell office:value-type="float" office:value="-0.026855" calcext:value-type="float">
            <text:p>-0.026855</text:p>
          </table:table-cell>
          <table:table-cell office:value-type="float" office:value="3.0106" calcext:value-type="float">
            <text:p>3.0106</text:p>
          </table:table-cell>
          <table:table-cell table:formula="of:=SQRT([.C986]*[.C986]+[.D986]*[.D986])" office:value-type="float" office:value="3.01071977291561" calcext:value-type="float">
            <text:p>3.01071977291561</text:p>
          </table:table-cell>
          <table:table-cell/>
        </table:table-row>
        <table:table-row table:style-name="ro1">
          <table:table-cell office:value-type="float" office:value="68.014" calcext:value-type="float">
            <text:p>68.014</text:p>
          </table:table-cell>
          <table:table-cell office:value-type="float" office:value="-0.005613" calcext:value-type="float">
            <text:p>-0.005613</text:p>
          </table:table-cell>
          <table:table-cell office:value-type="float" office:value="-0.026785" calcext:value-type="float">
            <text:p>-0.026785</text:p>
          </table:table-cell>
          <table:table-cell office:value-type="float" office:value="3.0087" calcext:value-type="float">
            <text:p>3.0087</text:p>
          </table:table-cell>
          <table:table-cell table:formula="of:=SQRT([.C987]*[.C987]+[.D987]*[.D987])" office:value-type="float" office:value="3.00881922458379" calcext:value-type="float">
            <text:p>3.00881922458379</text:p>
          </table:table-cell>
          <table:table-cell/>
        </table:table-row>
        <table:table-row table:style-name="ro1">
          <table:table-cell office:value-type="float" office:value="68.083" calcext:value-type="float">
            <text:p>68.083</text:p>
          </table:table-cell>
          <table:table-cell office:value-type="float" office:value="-0.0052501" calcext:value-type="float">
            <text:p>-0.0052501</text:p>
          </table:table-cell>
          <table:table-cell office:value-type="float" office:value="-0.026715" calcext:value-type="float">
            <text:p>-0.026715</text:p>
          </table:table-cell>
          <table:table-cell office:value-type="float" office:value="3.0067" calcext:value-type="float">
            <text:p>3.0067</text:p>
          </table:table-cell>
          <table:table-cell table:formula="of:=SQRT([.C988]*[.C988]+[.D988]*[.D988])" office:value-type="float" office:value="3.00681868113543" calcext:value-type="float">
            <text:p>3.00681868113543</text:p>
          </table:table-cell>
          <table:table-cell/>
        </table:table-row>
        <table:table-row table:style-name="ro1">
          <table:table-cell office:value-type="float" office:value="68.152" calcext:value-type="float">
            <text:p>68.152</text:p>
          </table:table-cell>
          <table:table-cell office:value-type="float" office:value="-0.0048856" calcext:value-type="float">
            <text:p>-0.0048856</text:p>
          </table:table-cell>
          <table:table-cell office:value-type="float" office:value="-0.026645" calcext:value-type="float">
            <text:p>-0.026645</text:p>
          </table:table-cell>
          <table:table-cell office:value-type="float" office:value="3.0047" calcext:value-type="float">
            <text:p>3.0047</text:p>
          </table:table-cell>
          <table:table-cell table:formula="of:=SQRT([.C989]*[.C989]+[.D989]*[.D989])" office:value-type="float" office:value="3.00481813859425" calcext:value-type="float">
            <text:p>3.00481813859425</text:p>
          </table:table-cell>
          <table:table-cell/>
        </table:table-row>
        <table:table-row table:style-name="ro1">
          <table:table-cell office:value-type="float" office:value="68.221" calcext:value-type="float">
            <text:p>68.221</text:p>
          </table:table-cell>
          <table:table-cell office:value-type="float" office:value="-0.0045195" calcext:value-type="float">
            <text:p>-0.0045195</text:p>
          </table:table-cell>
          <table:table-cell office:value-type="float" office:value="-0.026574" calcext:value-type="float">
            <text:p>-0.026574</text:p>
          </table:table-cell>
          <table:table-cell office:value-type="float" office:value="3.0028" calcext:value-type="float">
            <text:p>3.0028</text:p>
          </table:table-cell>
          <table:table-cell table:formula="of:=SQRT([.C990]*[.C990]+[.D990]*[.D990])" office:value-type="float" office:value="3.00291758419641" calcext:value-type="float">
            <text:p>3.00291758419641</text:p>
          </table:table-cell>
          <table:table-cell/>
        </table:table-row>
        <table:table-row table:style-name="ro1">
          <table:table-cell office:value-type="float" office:value="68.29" calcext:value-type="float">
            <text:p>68.29</text:p>
          </table:table-cell>
          <table:table-cell office:value-type="float" office:value="-0.0041518" calcext:value-type="float">
            <text:p>-0.0041518</text:p>
          </table:table-cell>
          <table:table-cell office:value-type="float" office:value="-0.026504" calcext:value-type="float">
            <text:p>-0.026504</text:p>
          </table:table-cell>
          <table:table-cell office:value-type="float" office:value="3.0008" calcext:value-type="float">
            <text:p>3.0008</text:p>
          </table:table-cell>
          <table:table-cell table:formula="of:=SQRT([.C991]*[.C991]+[.D991]*[.D991])" office:value-type="float" office:value="3.00091704350787" calcext:value-type="float">
            <text:p>3.00091704350787</text:p>
          </table:table-cell>
          <table:table-cell/>
        </table:table-row>
        <table:table-row table:style-name="ro1">
          <table:table-cell office:value-type="float" office:value="68.359" calcext:value-type="float">
            <text:p>68.359</text:p>
          </table:table-cell>
          <table:table-cell office:value-type="float" office:value="-0.0037825" calcext:value-type="float">
            <text:p>-0.0037825</text:p>
          </table:table-cell>
          <table:table-cell office:value-type="float" office:value="-0.026434" calcext:value-type="float">
            <text:p>-0.026434</text:p>
          </table:table-cell>
          <table:table-cell office:value-type="float" office:value="2.9988" calcext:value-type="float">
            <text:p>2.9988</text:p>
          </table:table-cell>
          <table:table-cell table:formula="of:=SQRT([.C992]*[.C992]+[.D992]*[.D992])" office:value-type="float" office:value="2.99891650373197" calcext:value-type="float">
            <text:p>2.99891650373197</text:p>
          </table:table-cell>
          <table:table-cell/>
        </table:table-row>
        <table:table-row table:style-name="ro1">
          <table:table-cell office:value-type="float" office:value="68.429" calcext:value-type="float">
            <text:p>68.429</text:p>
          </table:table-cell>
          <table:table-cell office:value-type="float" office:value="-0.0034115" calcext:value-type="float">
            <text:p>-0.0034115</text:p>
          </table:table-cell>
          <table:table-cell office:value-type="float" office:value="-0.026363" calcext:value-type="float">
            <text:p>-0.026363</text:p>
          </table:table-cell>
          <table:table-cell office:value-type="float" office:value="2.9968" calcext:value-type="float">
            <text:p>2.9968</text:p>
          </table:table-cell>
          <table:table-cell table:formula="of:=SQRT([.C993]*[.C993]+[.D993]*[.D993])" office:value-type="float" office:value="2.99691595607368" calcext:value-type="float">
            <text:p>2.99691595607368</text:p>
          </table:table-cell>
          <table:table-cell/>
        </table:table-row>
        <table:table-row table:style-name="ro1">
          <table:table-cell office:value-type="float" office:value="68.498" calcext:value-type="float">
            <text:p>68.498</text:p>
          </table:table-cell>
          <table:table-cell office:value-type="float" office:value="-0.0030389" calcext:value-type="float">
            <text:p>-0.0030389</text:p>
          </table:table-cell>
          <table:table-cell office:value-type="float" office:value="-0.026293" calcext:value-type="float">
            <text:p>-0.026293</text:p>
          </table:table-cell>
          <table:table-cell office:value-type="float" office:value="2.9948" calcext:value-type="float">
            <text:p>2.9948</text:p>
          </table:table-cell>
          <table:table-cell table:formula="of:=SQRT([.C994]*[.C994]+[.D994]*[.D994])" office:value-type="float" office:value="2.99491541814606" calcext:value-type="float">
            <text:p>2.99491541814606</text:p>
          </table:table-cell>
          <table:table-cell/>
        </table:table-row>
        <table:table-row table:style-name="ro1">
          <table:table-cell office:value-type="float" office:value="68.567" calcext:value-type="float">
            <text:p>68.567</text:p>
          </table:table-cell>
          <table:table-cell office:value-type="float" office:value="-0.0026647" calcext:value-type="float">
            <text:p>-0.0026647</text:p>
          </table:table-cell>
          <table:table-cell office:value-type="float" office:value="-0.026222" calcext:value-type="float">
            <text:p>-0.026222</text:p>
          </table:table-cell>
          <table:table-cell office:value-type="float" office:value="2.9928" calcext:value-type="float">
            <text:p>2.9928</text:p>
          </table:table-cell>
          <table:table-cell table:formula="of:=SQRT([.C995]*[.C995]+[.D995]*[.D995])" office:value-type="float" office:value="2.99291487237509" calcext:value-type="float">
            <text:p>2.99291487237509</text:p>
          </table:table-cell>
          <table:table-cell/>
        </table:table-row>
        <table:table-row table:style-name="ro1">
          <table:table-cell office:value-type="float" office:value="68.636" calcext:value-type="float">
            <text:p>68.636</text:p>
          </table:table-cell>
          <table:table-cell office:value-type="float" office:value="-0.0022889" calcext:value-type="float">
            <text:p>-0.0022889</text:p>
          </table:table-cell>
          <table:table-cell office:value-type="float" office:value="-0.026152" calcext:value-type="float">
            <text:p>-0.026152</text:p>
          </table:table-cell>
          <table:table-cell office:value-type="float" office:value="2.9908" calcext:value-type="float">
            <text:p>2.9908</text:p>
          </table:table-cell>
          <table:table-cell table:formula="of:=SQRT([.C996]*[.C996]+[.D996]*[.D996])" office:value-type="float" office:value="2.9909143363032" calcext:value-type="float">
            <text:p>2.9909143363032</text:p>
          </table:table-cell>
          <table:table-cell/>
        </table:table-row>
        <table:table-row table:style-name="ro1">
          <table:table-cell office:value-type="float" office:value="68.705" calcext:value-type="float">
            <text:p>68.705</text:p>
          </table:table-cell>
          <table:table-cell office:value-type="float" office:value="-0.0019115" calcext:value-type="float">
            <text:p>-0.0019115</text:p>
          </table:table-cell>
          <table:table-cell office:value-type="float" office:value="-0.026081" calcext:value-type="float">
            <text:p>-0.026081</text:p>
          </table:table-cell>
          <table:table-cell office:value-type="float" office:value="2.9887" calcext:value-type="float">
            <text:p>2.9887</text:p>
          </table:table-cell>
          <table:table-cell table:formula="of:=SQRT([.C997]*[.C997]+[.D997]*[.D997])" office:value-type="float" office:value="2.98881379623439" calcext:value-type="float">
            <text:p>2.98881379623439</text:p>
          </table:table-cell>
          <table:table-cell/>
        </table:table-row>
        <table:table-row table:style-name="ro1">
          <table:table-cell office:value-type="float" office:value="68.774" calcext:value-type="float">
            <text:p>68.774</text:p>
          </table:table-cell>
          <table:table-cell office:value-type="float" office:value="-0.0015324" calcext:value-type="float">
            <text:p>-0.0015324</text:p>
          </table:table-cell>
          <table:table-cell office:value-type="float" office:value="-0.026011" calcext:value-type="float">
            <text:p>-0.026011</text:p>
          </table:table-cell>
          <table:table-cell office:value-type="float" office:value="2.9867" calcext:value-type="float">
            <text:p>2.9867</text:p>
          </table:table-cell>
          <table:table-cell table:formula="of:=SQRT([.C998]*[.C998]+[.D998]*[.D998])" office:value-type="float" office:value="2.98681326201037" calcext:value-type="float">
            <text:p>2.98681326201037</text:p>
          </table:table-cell>
          <table:table-cell/>
        </table:table-row>
        <table:table-row table:style-name="ro1">
          <table:table-cell office:value-type="float" office:value="68.843" calcext:value-type="float">
            <text:p>68.843</text:p>
          </table:table-cell>
          <table:table-cell office:value-type="float" office:value="-0.0011518" calcext:value-type="float">
            <text:p>-0.0011518</text:p>
          </table:table-cell>
          <table:table-cell office:value-type="float" office:value="-0.02594" calcext:value-type="float">
            <text:p>-0.02594</text:p>
          </table:table-cell>
          <table:table-cell office:value-type="float" office:value="2.9847" calcext:value-type="float">
            <text:p>2.9847</text:p>
          </table:table-cell>
          <table:table-cell table:formula="of:=SQRT([.C999]*[.C999]+[.D999]*[.D999])" office:value-type="float" office:value="2.98481272002114" calcext:value-type="float">
            <text:p>2.98481272002114</text:p>
          </table:table-cell>
          <table:table-cell/>
        </table:table-row>
        <table:table-row table:style-name="ro1">
          <table:table-cell office:value-type="float" office:value="68.912" calcext:value-type="float">
            <text:p>68.912</text:p>
          </table:table-cell>
          <table:table-cell office:value-type="float" office:value="-0.00076946" calcext:value-type="float">
            <text:p>-0.00076946</text:p>
          </table:table-cell>
          <table:table-cell office:value-type="float" office:value="-0.025869" calcext:value-type="float">
            <text:p>-0.025869</text:p>
          </table:table-cell>
          <table:table-cell office:value-type="float" office:value="2.9826" calcext:value-type="float">
            <text:p>2.9826</text:p>
          </table:table-cell>
          <table:table-cell table:formula="of:=SQRT([.C1000]*[.C1000]+[.D1000]*[.D1000])" office:value-type="float" office:value="2.98271218275599" calcext:value-type="float">
            <text:p>2.98271218275599</text:p>
          </table:table-cell>
          <table:table-cell/>
        </table:table-row>
        <table:table-row table:style-name="ro1">
          <table:table-cell office:value-type="float" office:value="68.981" calcext:value-type="float">
            <text:p>68.981</text:p>
          </table:table-cell>
          <table:table-cell office:value-type="float" office:value="-0.00038553" calcext:value-type="float">
            <text:p>-0.00038553</text:p>
          </table:table-cell>
          <table:table-cell office:value-type="float" office:value="-0.025798" calcext:value-type="float">
            <text:p>-0.025798</text:p>
          </table:table-cell>
          <table:table-cell office:value-type="float" office:value="2.9806" calcext:value-type="float">
            <text:p>2.9806</text:p>
          </table:table-cell>
          <table:table-cell table:formula="of:=SQRT([.C1001]*[.C1001]+[.D1001]*[.D1001])" office:value-type="float" office:value="2.98071164267931" calcext:value-type="float">
            <text:p>2.98071164267931</text:p>
          </table:table-cell>
          <table:table-cell/>
        </table:table-row>
        <table:table-row table:style-name="ro1">
          <table:table-cell office:value-type="float" office:value="69.05" calcext:value-type="float">
            <text:p>69.05</text:p>
          </table:table-cell>
          <table:table-cell office:value-type="float" office:value="0" calcext:value-type="float">
            <text:p>0</text:p>
          </table:table-cell>
          <table:table-cell office:value-type="float" office:value="-0.025727" calcext:value-type="float">
            <text:p>-0.025727</text:p>
          </table:table-cell>
          <table:table-cell office:value-type="float" office:value="2.9785" calcext:value-type="float">
            <text:p>2.9785</text:p>
          </table:table-cell>
          <table:table-cell table:formula="of:=SQRT([.C1002]*[.C1002]+[.D1002]*[.D1002])" office:value-type="float" office:value="2.97861110729968" calcext:value-type="float">
            <text:p>2.978611107299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7-19T22:55:17.779606860</dc:date>
    <meta:editing-duration>P2DT8H58M21S</meta:editing-duration>
    <meta:editing-cycles>1</meta:editing-cycles>
    <meta:document-statistic meta:table-count="1" meta:cell-count="5009" meta:object-count="2"/>
    <meta:generator>LibreOffice/6.4.5.2$Linux_X86_64 LibreOffice_project/1ed6aca320d7f4d82924e6cec66e4f7527376448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198cm" style:legend-expansion="high" chart:style-name="ch2"/>
        <chart:plot-area chart:style-name="ch3" table:cell-range-address="data.A1:data.B1002" chart:data-source-has-labels="row" svg:x="0.32cm" svg:y="0.18cm" svg:width="13.825cm" svg:height="8.64cm">
          <chartooo:coordinate-region svg:x="1.185cm" svg:y="0.382cm" svg:width="12.768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1002" chart:label-cell-address="data.B1:data.B1" chart:class="chart:scatter">
            <chart:domain table:cell-range-address="data.A2:data.A1002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1002</svg:desc>
                </draw:g>
              </table:table-cell>
              <table:table-cell office:value-type="float" office:value="NaN">
                <text:p>NaN</text:p>
                <draw:g>
                  <svg:desc>data.B2:data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049">
                <text:p>0.069049</text:p>
              </table:table-cell>
              <table:table-cell office:value-type="float" office:value="1.6976">
                <text:p>1.6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81">
                <text:p>0.1381</text:p>
              </table:table-cell>
              <table:table-cell office:value-type="float" office:value="1.6957">
                <text:p>1.6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715">
                <text:p>0.20715</text:p>
              </table:table-cell>
              <table:table-cell office:value-type="float" office:value="1.6938">
                <text:p>1.6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62">
                <text:p>0.2762</text:p>
              </table:table-cell>
              <table:table-cell office:value-type="float" office:value="1.692">
                <text:p>1.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525">
                <text:p>0.34525</text:p>
              </table:table-cell>
              <table:table-cell office:value-type="float" office:value="1.6901">
                <text:p>1.6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43">
                <text:p>0.4143</text:p>
              </table:table-cell>
              <table:table-cell office:value-type="float" office:value="1.6882">
                <text:p>1.6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335">
                <text:p>0.48335</text:p>
              </table:table-cell>
              <table:table-cell office:value-type="float" office:value="1.6864">
                <text:p>1.6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24">
                <text:p>0.5524</text:p>
              </table:table-cell>
              <table:table-cell office:value-type="float" office:value="1.6846">
                <text:p>1.6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145">
                <text:p>0.62145</text:p>
              </table:table-cell>
              <table:table-cell office:value-type="float" office:value="1.6827">
                <text:p>1.6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05">
                <text:p>0.6905</text:p>
              </table:table-cell>
              <table:table-cell office:value-type="float" office:value="1.6809">
                <text:p>1.6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955">
                <text:p>0.75955</text:p>
              </table:table-cell>
              <table:table-cell office:value-type="float" office:value="1.6791">
                <text:p>1.6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86">
                <text:p>0.8286</text:p>
              </table:table-cell>
              <table:table-cell office:value-type="float" office:value="1.6773">
                <text:p>1.6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5">
                <text:p>0.89765</text:p>
              </table:table-cell>
              <table:table-cell office:value-type="float" office:value="1.6754">
                <text:p>1.6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67">
                <text:p>0.9667</text:p>
              </table:table-cell>
              <table:table-cell office:value-type="float" office:value="1.6712">
                <text:p>1.6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57">
                <text:p>1.0357</text:p>
              </table:table-cell>
              <table:table-cell office:value-type="float" office:value="1.6669">
                <text:p>1.6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048">
                <text:p>1.1048</text:p>
              </table:table-cell>
              <table:table-cell office:value-type="float" office:value="1.6627">
                <text:p>1.6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38">
                <text:p>1.1738</text:p>
              </table:table-cell>
              <table:table-cell office:value-type="float" office:value="1.6585">
                <text:p>1.6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429">
                <text:p>1.2429</text:p>
              </table:table-cell>
              <table:table-cell office:value-type="float" office:value="1.6544">
                <text:p>1.6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12">
                <text:p>1.312</text:p>
              </table:table-cell>
              <table:table-cell office:value-type="float" office:value="1.6503">
                <text:p>1.6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1">
                <text:p>1.381</text:p>
              </table:table-cell>
              <table:table-cell office:value-type="float" office:value="1.6462">
                <text:p>1.6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5">
                <text:p>1.45</text:p>
              </table:table-cell>
              <table:table-cell office:value-type="float" office:value="1.6422">
                <text:p>1.6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191">
                <text:p>1.5191</text:p>
              </table:table-cell>
              <table:table-cell office:value-type="float" office:value="1.6381">
                <text:p>1.6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881">
                <text:p>1.5881</text:p>
              </table:table-cell>
              <table:table-cell office:value-type="float" office:value="1.6341">
                <text:p>1.6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572">
                <text:p>1.6572</text:p>
              </table:table-cell>
              <table:table-cell office:value-type="float" office:value="1.6301">
                <text:p>1.63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262">
                <text:p>1.7262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53">
                <text:p>1.7953</text:p>
              </table:table-cell>
              <table:table-cell office:value-type="float" office:value="1.6211">
                <text:p>1.6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44">
                <text:p>1.8644</text:p>
              </table:table-cell>
              <table:table-cell office:value-type="float" office:value="1.6157">
                <text:p>1.6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34">
                <text:p>1.9334</text:p>
              </table:table-cell>
              <table:table-cell office:value-type="float" office:value="1.6102">
                <text:p>1.6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024">
                <text:p>2.0024</text:p>
              </table:table-cell>
              <table:table-cell office:value-type="float" office:value="1.6047">
                <text:p>1.6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715">
                <text:p>2.0715</text:p>
              </table:table-cell>
              <table:table-cell office:value-type="float" office:value="1.5992">
                <text:p>1.5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405">
                <text:p>2.1405</text:p>
              </table:table-cell>
              <table:table-cell office:value-type="float" office:value="1.5937">
                <text:p>1.5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96">
                <text:p>2.2096</text:p>
              </table:table-cell>
              <table:table-cell office:value-type="float" office:value="1.5882">
                <text:p>1.5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787">
                <text:p>2.2787</text:p>
              </table:table-cell>
              <table:table-cell office:value-type="float" office:value="1.5827">
                <text:p>1.5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477">
                <text:p>2.3477</text:p>
              </table:table-cell>
              <table:table-cell office:value-type="float" office:value="1.5772">
                <text:p>1.5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167">
                <text:p>2.4167</text:p>
              </table:table-cell>
              <table:table-cell office:value-type="float" office:value="1.5718">
                <text:p>1.57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858">
                <text:p>2.4858</text:p>
              </table:table-cell>
              <table:table-cell office:value-type="float" office:value="1.5663">
                <text:p>1.5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548">
                <text:p>2.5548</text:p>
              </table:table-cell>
              <table:table-cell office:value-type="float" office:value="1.5608">
                <text:p>1.5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239">
                <text:p>2.6239</text:p>
              </table:table-cell>
              <table:table-cell office:value-type="float" office:value="1.5553">
                <text:p>1.5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929">
                <text:p>2.6929</text:p>
              </table:table-cell>
              <table:table-cell office:value-type="float" office:value="1.5491">
                <text:p>1.5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62">
                <text:p>2.762</text:p>
              </table:table-cell>
              <table:table-cell office:value-type="float" office:value="1.543">
                <text:p>1.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31">
                <text:p>2.831</text:p>
              </table:table-cell>
              <table:table-cell office:value-type="float" office:value="1.5368">
                <text:p>1.53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001">
                <text:p>2.9001</text:p>
              </table:table-cell>
              <table:table-cell office:value-type="float" office:value="1.5306">
                <text:p>1.5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91">
                <text:p>2.9691</text:p>
              </table:table-cell>
              <table:table-cell office:value-type="float" office:value="1.5244">
                <text:p>1.5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382">
                <text:p>3.0382</text:p>
              </table:table-cell>
              <table:table-cell office:value-type="float" office:value="1.5182">
                <text:p>1.5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072">
                <text:p>3.1072</text:p>
              </table:table-cell>
              <table:table-cell office:value-type="float" office:value="1.5121">
                <text:p>1.5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763">
                <text:p>3.1763</text:p>
              </table:table-cell>
              <table:table-cell office:value-type="float" office:value="1.5059">
                <text:p>1.5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454">
                <text:p>3.2454</text:p>
              </table:table-cell>
              <table:table-cell office:value-type="float" office:value="1.4997">
                <text:p>1.4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144">
                <text:p>3.3144</text:p>
              </table:table-cell>
              <table:table-cell office:value-type="float" office:value="1.4935">
                <text:p>1.4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834">
                <text:p>3.3834</text:p>
              </table:table-cell>
              <table:table-cell office:value-type="float" office:value="1.4873">
                <text:p>1.48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525">
                <text:p>3.4525</text:p>
              </table:table-cell>
              <table:table-cell office:value-type="float" office:value="1.4812">
                <text:p>1.48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215">
                <text:p>3.5215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906">
                <text:p>3.5906</text:p>
              </table:table-cell>
              <table:table-cell office:value-type="float" office:value="1.4687">
                <text:p>1.4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597">
                <text:p>3.6597</text:p>
              </table:table-cell>
              <table:table-cell office:value-type="float" office:value="1.4624">
                <text:p>1.4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287">
                <text:p>3.7287</text:p>
              </table:table-cell>
              <table:table-cell office:value-type="float" office:value="1.4561">
                <text:p>1.4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977">
                <text:p>3.7977</text:p>
              </table:table-cell>
              <table:table-cell office:value-type="float" office:value="1.4498">
                <text:p>1.4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668">
                <text:p>3.8668</text:p>
              </table:table-cell>
              <table:table-cell office:value-type="float" office:value="1.4435">
                <text:p>1.4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358">
                <text:p>3.9358</text:p>
              </table:table-cell>
              <table:table-cell office:value-type="float" office:value="1.4372">
                <text:p>1.4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049">
                <text:p>4.0049</text:p>
              </table:table-cell>
              <table:table-cell office:value-type="float" office:value="1.4309">
                <text:p>1.4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0739">
                <text:p>4.0739</text:p>
              </table:table-cell>
              <table:table-cell office:value-type="float" office:value="1.4246">
                <text:p>1.4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43">
                <text:p>4.143</text:p>
              </table:table-cell>
              <table:table-cell office:value-type="float" office:value="1.4183">
                <text:p>1.4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121">
                <text:p>4.2121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811">
                <text:p>4.2811</text:p>
              </table:table-cell>
              <table:table-cell office:value-type="float" office:value="1.4058">
                <text:p>1.40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3501">
                <text:p>4.3501</text:p>
              </table:table-cell>
              <table:table-cell office:value-type="float" office:value="1.3995">
                <text:p>1.3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192">
                <text:p>4.4192</text:p>
              </table:table-cell>
              <table:table-cell office:value-type="float" office:value="1.3932">
                <text:p>1.3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882">
                <text:p>4.4882</text:p>
              </table:table-cell>
              <table:table-cell office:value-type="float" office:value="1.3871">
                <text:p>1.3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573">
                <text:p>4.5573</text:p>
              </table:table-cell>
              <table:table-cell office:value-type="float" office:value="1.381">
                <text:p>1.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263">
                <text:p>4.6263</text:p>
              </table:table-cell>
              <table:table-cell office:value-type="float" office:value="1.3749">
                <text:p>1.3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954">
                <text:p>4.6954</text:p>
              </table:table-cell>
              <table:table-cell office:value-type="float" office:value="1.3688">
                <text:p>1.3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7644">
                <text:p>4.7644</text:p>
              </table:table-cell>
              <table:table-cell office:value-type="float" office:value="1.3626">
                <text:p>1.3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8335">
                <text:p>4.8335</text:p>
              </table:table-cell>
              <table:table-cell office:value-type="float" office:value="1.3565">
                <text:p>1.3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025">
                <text:p>4.9025</text:p>
              </table:table-cell>
              <table:table-cell office:value-type="float" office:value="1.3504">
                <text:p>1.3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716">
                <text:p>4.9716</text:p>
              </table:table-cell>
              <table:table-cell office:value-type="float" office:value="1.3443">
                <text:p>1.34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0406">
                <text:p>5.0406</text:p>
              </table:table-cell>
              <table:table-cell office:value-type="float" office:value="1.3382">
                <text:p>1.3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1097">
                <text:p>5.1097</text:p>
              </table:table-cell>
              <table:table-cell office:value-type="float" office:value="1.3321">
                <text:p>1.3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1787">
                <text:p>5.1787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478">
                <text:p>5.2478</text:p>
              </table:table-cell>
              <table:table-cell office:value-type="float" office:value="1.3199">
                <text:p>1.3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3168">
                <text:p>5.3168</text:p>
              </table:table-cell>
              <table:table-cell office:value-type="float" office:value="1.3138">
                <text:p>1.3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859">
                <text:p>5.3859</text:p>
              </table:table-cell>
              <table:table-cell office:value-type="float" office:value="1.3079">
                <text:p>1.3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549">
                <text:p>5.4549</text:p>
              </table:table-cell>
              <table:table-cell office:value-type="float" office:value="1.3021">
                <text:p>1.3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24">
                <text:p>5.524</text:p>
              </table:table-cell>
              <table:table-cell office:value-type="float" office:value="1.2963">
                <text:p>1.2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93">
                <text:p>5.593</text:p>
              </table:table-cell>
              <table:table-cell office:value-type="float" office:value="1.2904">
                <text:p>1.29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6621">
                <text:p>5.6621</text:p>
              </table:table-cell>
              <table:table-cell office:value-type="float" office:value="1.2846">
                <text:p>1.2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311">
                <text:p>5.7311</text:p>
              </table:table-cell>
              <table:table-cell office:value-type="float" office:value="1.2788">
                <text:p>1.27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002">
                <text:p>5.8002</text:p>
              </table:table-cell>
              <table:table-cell office:value-type="float" office:value="1.2729">
                <text:p>1.2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8692">
                <text:p>5.8692</text:p>
              </table:table-cell>
              <table:table-cell office:value-type="float" office:value="1.2671">
                <text:p>1.26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383">
                <text:p>5.9383</text:p>
              </table:table-cell>
              <table:table-cell office:value-type="float" office:value="1.2613">
                <text:p>1.2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0073">
                <text:p>6.0073</text:p>
              </table:table-cell>
              <table:table-cell office:value-type="float" office:value="1.2554">
                <text:p>1.25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0764">
                <text:p>6.0764</text:p>
              </table:table-cell>
              <table:table-cell office:value-type="float" office:value="1.2496">
                <text:p>1.2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454">
                <text:p>6.1454</text:p>
              </table:table-cell>
              <table:table-cell office:value-type="float" office:value="1.2437">
                <text:p>1.2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2145">
                <text:p>6.2145</text:p>
              </table:table-cell>
              <table:table-cell office:value-type="float" office:value="1.2379">
                <text:p>1.2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2835">
                <text:p>6.2835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3526">
                <text:p>6.3526</text:p>
              </table:table-cell>
              <table:table-cell office:value-type="float" office:value="1.2266">
                <text:p>1.22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216">
                <text:p>6.4216</text:p>
              </table:table-cell>
              <table:table-cell office:value-type="float" office:value="1.2209">
                <text:p>1.2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4907">
                <text:p>6.4907</text:p>
              </table:table-cell>
              <table:table-cell office:value-type="float" office:value="1.2153">
                <text:p>1.2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5597">
                <text:p>6.5597</text:p>
              </table:table-cell>
              <table:table-cell office:value-type="float" office:value="1.2096">
                <text:p>1.20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6288">
                <text:p>6.6288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6978">
                <text:p>6.6978</text:p>
              </table:table-cell>
              <table:table-cell office:value-type="float" office:value="1.1983">
                <text:p>1.19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7669">
                <text:p>6.7669</text:p>
              </table:table-cell>
              <table:table-cell office:value-type="float" office:value="1.1927">
                <text:p>1.1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359">
                <text:p>6.8359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05">
                <text:p>6.905</text:p>
              </table:table-cell>
              <table:table-cell office:value-type="float" office:value="1.1813">
                <text:p>1.18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74">
                <text:p>6.974</text:p>
              </table:table-cell>
              <table:table-cell office:value-type="float" office:value="1.1757">
                <text:p>1.17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0431">
                <text:p>7.043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121">
                <text:p>7.1121</text:p>
              </table:table-cell>
              <table:table-cell office:value-type="float" office:value="1.1643">
                <text:p>1.16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1812">
                <text:p>7.1812</text:p>
              </table:table-cell>
              <table:table-cell office:value-type="float" office:value="1.1587">
                <text:p>1.15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2502">
                <text:p>7.2502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193">
                <text:p>7.3193</text:p>
              </table:table-cell>
              <table:table-cell office:value-type="float" office:value="1.1474">
                <text:p>1.1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883">
                <text:p>7.3883</text:p>
              </table:table-cell>
              <table:table-cell office:value-type="float" office:value="1.1417">
                <text:p>1.14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4574">
                <text:p>7.4574</text:p>
              </table:table-cell>
              <table:table-cell office:value-type="float" office:value="1.1361">
                <text:p>1.1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5264">
                <text:p>7.5264</text:p>
              </table:table-cell>
              <table:table-cell office:value-type="float" office:value="1.1304">
                <text:p>1.13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5955">
                <text:p>7.5955</text:p>
              </table:table-cell>
              <table:table-cell office:value-type="float" office:value="1.1247">
                <text:p>1.12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6645">
                <text:p>7.6645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7336">
                <text:p>7.7336</text:p>
              </table:table-cell>
              <table:table-cell office:value-type="float" office:value="1.1133">
                <text:p>1.1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8026">
                <text:p>7.8026</text:p>
              </table:table-cell>
              <table:table-cell office:value-type="float" office:value="1.1076">
                <text:p>1.10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8717">
                <text:p>7.8717</text:p>
              </table:table-cell>
              <table:table-cell office:value-type="float" office:value="1.1019">
                <text:p>1.1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9407">
                <text:p>7.9407</text:p>
              </table:table-cell>
              <table:table-cell office:value-type="float" office:value="1.0962">
                <text:p>1.09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0098">
                <text:p>8.0098</text:p>
              </table:table-cell>
              <table:table-cell office:value-type="float" office:value="1.0905">
                <text:p>1.0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0788">
                <text:p>8.0788</text:p>
              </table:table-cell>
              <table:table-cell office:value-type="float" office:value="1.0848">
                <text:p>1.0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1479">
                <text:p>8.1479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2169">
                <text:p>8.2169</text:p>
              </table:table-cell>
              <table:table-cell office:value-type="float" office:value="1.0732">
                <text:p>1.0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286">
                <text:p>8.286</text:p>
              </table:table-cell>
              <table:table-cell office:value-type="float" office:value="1.0673">
                <text:p>1.0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355">
                <text:p>8.355</text:p>
              </table:table-cell>
              <table:table-cell office:value-type="float" office:value="1.0614">
                <text:p>1.06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4241">
                <text:p>8.4241</text:p>
              </table:table-cell>
              <table:table-cell office:value-type="float" office:value="1.0556">
                <text:p>1.0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4931">
                <text:p>8.4931</text:p>
              </table:table-cell>
              <table:table-cell office:value-type="float" office:value="1.0497">
                <text:p>1.04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5622">
                <text:p>8.5622</text:p>
              </table:table-cell>
              <table:table-cell office:value-type="float" office:value="1.0437">
                <text:p>1.04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6312">
                <text:p>8.6312</text:p>
              </table:table-cell>
              <table:table-cell office:value-type="float" office:value="1.0378">
                <text:p>1.03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7003">
                <text:p>8.7003</text:p>
              </table:table-cell>
              <table:table-cell office:value-type="float" office:value="1.0318">
                <text:p>1.0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7693">
                <text:p>8.7693</text:p>
              </table:table-cell>
              <table:table-cell office:value-type="float" office:value="1.0258">
                <text:p>1.02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8384">
                <text:p>8.8384</text:p>
              </table:table-cell>
              <table:table-cell office:value-type="float" office:value="1.0198">
                <text:p>1.0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9074">
                <text:p>8.9074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9765">
                <text:p>8.9765</text:p>
              </table:table-cell>
              <table:table-cell office:value-type="float" office:value="1.0077">
                <text:p>1.00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0455">
                <text:p>9.0455</text:p>
              </table:table-cell>
              <table:table-cell office:value-type="float" office:value="1.0016">
                <text:p>1.00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146">
                <text:p>9.1146</text:p>
              </table:table-cell>
              <table:table-cell office:value-type="float" office:value="0.99542">
                <text:p>0.995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1836">
                <text:p>9.1836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2527">
                <text:p>9.2527</text:p>
              </table:table-cell>
              <table:table-cell office:value-type="float" office:value="0.98255">
                <text:p>0.98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3217">
                <text:p>9.3217</text:p>
              </table:table-cell>
              <table:table-cell office:value-type="float" office:value="0.97606">
                <text:p>0.976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3908">
                <text:p>9.3908</text:p>
              </table:table-cell>
              <table:table-cell office:value-type="float" office:value="0.96955">
                <text:p>0.969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4598">
                <text:p>9.4598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5289">
                <text:p>9.5289</text:p>
              </table:table-cell>
              <table:table-cell office:value-type="float" office:value="0.95643">
                <text:p>0.956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5979">
                <text:p>9.5979</text:p>
              </table:table-cell>
              <table:table-cell office:value-type="float" office:value="0.94982">
                <text:p>0.94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667">
                <text:p>9.667</text:p>
              </table:table-cell>
              <table:table-cell office:value-type="float" office:value="0.94318">
                <text:p>0.943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736">
                <text:p>9.736</text:p>
              </table:table-cell>
              <table:table-cell office:value-type="float" office:value="0.93651">
                <text:p>0.936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8051">
                <text:p>9.8051</text:p>
              </table:table-cell>
              <table:table-cell office:value-type="float" office:value="0.92981">
                <text:p>0.929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8741">
                <text:p>9.8741</text:p>
              </table:table-cell>
              <table:table-cell office:value-type="float" office:value="0.92308">
                <text:p>0.92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432">
                <text:p>9.9432</text:p>
              </table:table-cell>
              <table:table-cell office:value-type="float" office:value="0.91631">
                <text:p>0.916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012">
                <text:p>10.012</text:p>
              </table:table-cell>
              <table:table-cell office:value-type="float" office:value="0.90952">
                <text:p>0.90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081">
                <text:p>10.081</text:p>
              </table:table-cell>
              <table:table-cell office:value-type="float" office:value="0.90267">
                <text:p>0.902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15">
                <text:p>10.15</text:p>
              </table:table-cell>
              <table:table-cell office:value-type="float" office:value="0.89519">
                <text:p>0.89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219">
                <text:p>10.219</text:p>
              </table:table-cell>
              <table:table-cell office:value-type="float" office:value="0.88766">
                <text:p>0.88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288">
                <text:p>10.288</text:p>
              </table:table-cell>
              <table:table-cell office:value-type="float" office:value="0.8801">
                <text:p>0.88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357">
                <text:p>10.357</text:p>
              </table:table-cell>
              <table:table-cell office:value-type="float" office:value="0.87248">
                <text:p>0.872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427">
                <text:p>10.427</text:p>
              </table:table-cell>
              <table:table-cell office:value-type="float" office:value="0.86482">
                <text:p>0.864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496">
                <text:p>10.496</text:p>
              </table:table-cell>
              <table:table-cell office:value-type="float" office:value="0.85712">
                <text:p>0.85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565">
                <text:p>10.565</text:p>
              </table:table-cell>
              <table:table-cell office:value-type="float" office:value="0.84937">
                <text:p>0.849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634">
                <text:p>10.634</text:p>
              </table:table-cell>
              <table:table-cell office:value-type="float" office:value="0.84157">
                <text:p>0.841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703">
                <text:p>10.703</text:p>
              </table:table-cell>
              <table:table-cell office:value-type="float" office:value="0.83373">
                <text:p>0.833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772">
                <text:p>10.772</text:p>
              </table:table-cell>
              <table:table-cell office:value-type="float" office:value="0.82584">
                <text:p>0.825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841">
                <text:p>10.841</text:p>
              </table:table-cell>
              <table:table-cell office:value-type="float" office:value="0.81791">
                <text:p>0.81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1">
                <text:p>10.91</text:p>
              </table:table-cell>
              <table:table-cell office:value-type="float" office:value="0.80994">
                <text:p>0.809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979">
                <text:p>10.979</text:p>
              </table:table-cell>
              <table:table-cell office:value-type="float" office:value="0.80192">
                <text:p>0.801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048">
                <text:p>11.048</text:p>
              </table:table-cell>
              <table:table-cell office:value-type="float" office:value="0.79385">
                <text:p>0.793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117">
                <text:p>11.117</text:p>
              </table:table-cell>
              <table:table-cell office:value-type="float" office:value="0.78504">
                <text:p>0.78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186">
                <text:p>11.186</text:p>
              </table:table-cell>
              <table:table-cell office:value-type="float" office:value="0.77564">
                <text:p>0.775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255">
                <text:p>11.255</text:p>
              </table:table-cell>
              <table:table-cell office:value-type="float" office:value="0.76617">
                <text:p>0.766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324">
                <text:p>11.324</text:p>
              </table:table-cell>
              <table:table-cell office:value-type="float" office:value="0.75664">
                <text:p>0.756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393">
                <text:p>11.393</text:p>
              </table:table-cell>
              <table:table-cell office:value-type="float" office:value="0.74705">
                <text:p>0.747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462">
                <text:p>11.462</text:p>
              </table:table-cell>
              <table:table-cell office:value-type="float" office:value="0.73739">
                <text:p>0.737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531">
                <text:p>11.531</text:p>
              </table:table-cell>
              <table:table-cell office:value-type="float" office:value="0.72768">
                <text:p>0.72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">
                <text:p>11.6</text:p>
              </table:table-cell>
              <table:table-cell office:value-type="float" office:value="0.71789">
                <text:p>0.717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669">
                <text:p>11.669</text:p>
              </table:table-cell>
              <table:table-cell office:value-type="float" office:value="0.70805">
                <text:p>0.708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738">
                <text:p>11.738</text:p>
              </table:table-cell>
              <table:table-cell office:value-type="float" office:value="0.69814">
                <text:p>0.69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08">
                <text:p>11.808</text:p>
              </table:table-cell>
              <table:table-cell office:value-type="float" office:value="0.68817">
                <text:p>0.68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877">
                <text:p>11.877</text:p>
              </table:table-cell>
              <table:table-cell office:value-type="float" office:value="0.67814">
                <text:p>0.678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946">
                <text:p>11.946</text:p>
              </table:table-cell>
              <table:table-cell office:value-type="float" office:value="0.66804">
                <text:p>0.668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015">
                <text:p>12.015</text:p>
              </table:table-cell>
              <table:table-cell office:value-type="float" office:value="0.65788">
                <text:p>0.657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084">
                <text:p>12.084</text:p>
              </table:table-cell>
              <table:table-cell office:value-type="float" office:value="0.64766">
                <text:p>0.647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153">
                <text:p>12.153</text:p>
              </table:table-cell>
              <table:table-cell office:value-type="float" office:value="0.63606">
                <text:p>0.63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222">
                <text:p>12.222</text:p>
              </table:table-cell>
              <table:table-cell office:value-type="float" office:value="0.62413">
                <text:p>0.62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291">
                <text:p>12.291</text:p>
              </table:table-cell>
              <table:table-cell office:value-type="float" office:value="0.61217">
                <text:p>0.612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36">
                <text:p>12.36</text:p>
              </table:table-cell>
              <table:table-cell office:value-type="float" office:value="0.60017">
                <text:p>0.600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429">
                <text:p>12.429</text:p>
              </table:table-cell>
              <table:table-cell office:value-type="float" office:value="0.58814">
                <text:p>0.588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498">
                <text:p>12.498</text:p>
              </table:table-cell>
              <table:table-cell office:value-type="float" office:value="0.57609">
                <text:p>0.576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567">
                <text:p>12.567</text:p>
              </table:table-cell>
              <table:table-cell office:value-type="float" office:value="0.56399">
                <text:p>0.56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636">
                <text:p>12.636</text:p>
              </table:table-cell>
              <table:table-cell office:value-type="float" office:value="0.55187">
                <text:p>0.551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.705">
                <text:p>12.705</text:p>
              </table:table-cell>
              <table:table-cell office:value-type="float" office:value="0.53971">
                <text:p>0.539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774">
                <text:p>12.774</text:p>
              </table:table-cell>
              <table:table-cell office:value-type="float" office:value="0.52752">
                <text:p>0.527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843">
                <text:p>12.843</text:p>
              </table:table-cell>
              <table:table-cell office:value-type="float" office:value="0.5153">
                <text:p>0.5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912">
                <text:p>12.912</text:p>
              </table:table-cell>
              <table:table-cell office:value-type="float" office:value="0.50304">
                <text:p>0.503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981">
                <text:p>12.981</text:p>
              </table:table-cell>
              <table:table-cell office:value-type="float" office:value="0.49076">
                <text:p>0.490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05">
                <text:p>13.05</text:p>
              </table:table-cell>
              <table:table-cell office:value-type="float" office:value="0.47844">
                <text:p>0.47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119">
                <text:p>13.119</text:p>
              </table:table-cell>
              <table:table-cell office:value-type="float" office:value="0.46609">
                <text:p>0.466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189">
                <text:p>13.189</text:p>
              </table:table-cell>
              <table:table-cell office:value-type="float" office:value="0.44946">
                <text:p>0.449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258">
                <text:p>13.258</text:p>
              </table:table-cell>
              <table:table-cell office:value-type="float" office:value="0.43176">
                <text:p>0.43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327">
                <text:p>13.327</text:p>
              </table:table-cell>
              <table:table-cell office:value-type="float" office:value="0.41383">
                <text:p>0.413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396">
                <text:p>13.396</text:p>
              </table:table-cell>
              <table:table-cell office:value-type="float" office:value="0.39567">
                <text:p>0.395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465">
                <text:p>13.465</text:p>
              </table:table-cell>
              <table:table-cell office:value-type="float" office:value="0.37728">
                <text:p>0.377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534">
                <text:p>13.534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603">
                <text:p>13.603</text:p>
              </table:table-cell>
              <table:table-cell office:value-type="float" office:value="0.33981">
                <text:p>0.33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672">
                <text:p>13.672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741">
                <text:p>13.741</text:p>
              </table:table-cell>
              <table:table-cell office:value-type="float" office:value="0.30142">
                <text:p>0.301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81">
                <text:p>13.81</text:p>
              </table:table-cell>
              <table:table-cell office:value-type="float" office:value="0.28188">
                <text:p>0.281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879">
                <text:p>13.879</text:p>
              </table:table-cell>
              <table:table-cell office:value-type="float" office:value="0.26211">
                <text:p>0.262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948">
                <text:p>13.948</text:p>
              </table:table-cell>
              <table:table-cell office:value-type="float" office:value="0.24212">
                <text:p>0.242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017">
                <text:p>14.017</text:p>
              </table:table-cell>
              <table:table-cell office:value-type="float" office:value="0.22189">
                <text:p>0.221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086">
                <text:p>14.086</text:p>
              </table:table-cell>
              <table:table-cell office:value-type="float" office:value="0.20144">
                <text:p>0.20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155">
                <text:p>14.155</text:p>
              </table:table-cell>
              <table:table-cell office:value-type="float" office:value="0.18076">
                <text:p>0.180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224">
                <text:p>14.224</text:p>
              </table:table-cell>
              <table:table-cell office:value-type="float" office:value="0.15777">
                <text:p>0.157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293">
                <text:p>14.293</text:p>
              </table:table-cell>
              <table:table-cell office:value-type="float" office:value="0.13267">
                <text:p>0.132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362">
                <text:p>14.362</text:p>
              </table:table-cell>
              <table:table-cell office:value-type="float" office:value="0.10719">
                <text:p>0.107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431">
                <text:p>14.431</text:p>
              </table:table-cell>
              <table:table-cell office:value-type="float" office:value="0.081329">
                <text:p>0.0813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5">
                <text:p>14.5</text:p>
              </table:table-cell>
              <table:table-cell office:value-type="float" office:value="0.055089">
                <text:p>0.0550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57">
                <text:p>14.57</text:p>
              </table:table-cell>
              <table:table-cell office:value-type="float" office:value="0.02847">
                <text:p>0.028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639">
                <text:p>14.639</text:p>
              </table:table-cell>
              <table:table-cell office:value-type="float" office:value="0.001471">
                <text:p>0.0014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708">
                <text:p>14.708</text:p>
              </table:table-cell>
              <table:table-cell office:value-type="float" office:value="-0.025906">
                <text:p>-0.0259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777">
                <text:p>14.777</text:p>
              </table:table-cell>
              <table:table-cell office:value-type="float" office:value="-0.05366">
                <text:p>-0.053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846">
                <text:p>14.846</text:p>
              </table:table-cell>
              <table:table-cell office:value-type="float" office:value="-0.081791">
                <text:p>-0.0817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915">
                <text:p>14.915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984">
                <text:p>14.984</text:p>
              </table:table-cell>
              <table:table-cell office:value-type="float" office:value="-0.13919">
                <text:p>-0.139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053">
                <text:p>15.053</text:p>
              </table:table-cell>
              <table:table-cell office:value-type="float" office:value="-0.16845">
                <text:p>-0.168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122">
                <text:p>15.122</text:p>
              </table:table-cell>
              <table:table-cell office:value-type="float" office:value="-0.19808">
                <text:p>-0.198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191">
                <text:p>15.191</text:p>
              </table:table-cell>
              <table:table-cell office:value-type="float" office:value="-0.2281">
                <text:p>-0.22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26">
                <text:p>15.26</text:p>
              </table:table-cell>
              <table:table-cell office:value-type="float" office:value="-0.25848">
                <text:p>-0.258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329">
                <text:p>15.329</text:p>
              </table:table-cell>
              <table:table-cell office:value-type="float" office:value="-0.31483">
                <text:p>-0.31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398">
                <text:p>15.398</text:p>
              </table:table-cell>
              <table:table-cell office:value-type="float" office:value="-0.39182">
                <text:p>-0.391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467">
                <text:p>15.467</text:p>
              </table:table-cell>
              <table:table-cell office:value-type="float" office:value="-0.46745">
                <text:p>-0.467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536">
                <text:p>15.536</text:p>
              </table:table-cell>
              <table:table-cell office:value-type="float" office:value="-0.54172">
                <text:p>-0.541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605">
                <text:p>15.605</text:p>
              </table:table-cell>
              <table:table-cell office:value-type="float" office:value="-0.61461">
                <text:p>-0.61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674">
                <text:p>15.674</text:p>
              </table:table-cell>
              <table:table-cell office:value-type="float" office:value="-0.68613">
                <text:p>-0.686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743">
                <text:p>15.743</text:p>
              </table:table-cell>
              <table:table-cell office:value-type="float" office:value="-0.75626">
                <text:p>-0.756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812">
                <text:p>15.812</text:p>
              </table:table-cell>
              <table:table-cell office:value-type="float" office:value="-0.81725">
                <text:p>-0.817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881">
                <text:p>15.881</text:p>
              </table:table-cell>
              <table:table-cell office:value-type="float" office:value="-0.83528">
                <text:p>-0.83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951">
                <text:p>15.951</text:p>
              </table:table-cell>
              <table:table-cell office:value-type="float" office:value="-0.8484">
                <text:p>-0.84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02">
                <text:p>16.02</text:p>
              </table:table-cell>
              <table:table-cell office:value-type="float" office:value="-0.85462">
                <text:p>-0.854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089">
                <text:p>16.089</text:p>
              </table:table-cell>
              <table:table-cell office:value-type="float" office:value="-0.85078">
                <text:p>-0.850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158">
                <text:p>16.158</text:p>
              </table:table-cell>
              <table:table-cell office:value-type="float" office:value="-0.83858">
                <text:p>-0.838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227">
                <text:p>16.227</text:p>
              </table:table-cell>
              <table:table-cell office:value-type="float" office:value="-0.81799">
                <text:p>-0.817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296">
                <text:p>16.296</text:p>
              </table:table-cell>
              <table:table-cell office:value-type="float" office:value="-0.78897">
                <text:p>-0.788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365">
                <text:p>16.365</text:p>
              </table:table-cell>
              <table:table-cell office:value-type="float" office:value="-0.75149">
                <text:p>-0.751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434">
                <text:p>16.434</text:p>
              </table:table-cell>
              <table:table-cell office:value-type="float" office:value="-0.70552">
                <text:p>-0.705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503">
                <text:p>16.503</text:p>
              </table:table-cell>
              <table:table-cell office:value-type="float" office:value="-0.67385">
                <text:p>-0.673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572">
                <text:p>16.572</text:p>
              </table:table-cell>
              <table:table-cell office:value-type="float" office:value="-0.65471">
                <text:p>-0.654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641">
                <text:p>16.641</text:p>
              </table:table-cell>
              <table:table-cell office:value-type="float" office:value="-0.63482">
                <text:p>-0.634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71">
                <text:p>16.71</text:p>
              </table:table-cell>
              <table:table-cell office:value-type="float" office:value="-0.58687">
                <text:p>-0.586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779">
                <text:p>16.779</text:p>
              </table:table-cell>
              <table:table-cell office:value-type="float" office:value="-0.53837">
                <text:p>-0.538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848">
                <text:p>16.848</text:p>
              </table:table-cell>
              <table:table-cell office:value-type="float" office:value="-0.49403">
                <text:p>-0.494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17">
                <text:p>16.917</text:p>
              </table:table-cell>
              <table:table-cell office:value-type="float" office:value="-0.45386">
                <text:p>-0.453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986">
                <text:p>16.986</text:p>
              </table:table-cell>
              <table:table-cell office:value-type="float" office:value="-0.41788">
                <text:p>-0.417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055">
                <text:p>17.055</text:p>
              </table:table-cell>
              <table:table-cell office:value-type="float" office:value="-0.38611">
                <text:p>-0.386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124">
                <text:p>17.124</text:p>
              </table:table-cell>
              <table:table-cell office:value-type="float" office:value="-0.35856">
                <text:p>-0.35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193">
                <text:p>17.193</text:p>
              </table:table-cell>
              <table:table-cell office:value-type="float" office:value="-0.33525">
                <text:p>-0.335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262">
                <text:p>17.262</text:p>
              </table:table-cell>
              <table:table-cell office:value-type="float" office:value="-0.31619">
                <text:p>-0.316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332">
                <text:p>17.332</text:p>
              </table:table-cell>
              <table:table-cell office:value-type="float" office:value="-0.30068">
                <text:p>-0.300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.401">
                <text:p>17.401</text:p>
              </table:table-cell>
              <table:table-cell office:value-type="float" office:value="-0.28668">
                <text:p>-0.286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47">
                <text:p>17.47</text:p>
              </table:table-cell>
              <table:table-cell office:value-type="float" office:value="-0.27381">
                <text:p>-0.273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539">
                <text:p>17.539</text:p>
              </table:table-cell>
              <table:table-cell office:value-type="float" office:value="-0.26208">
                <text:p>-0.262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.608">
                <text:p>17.608</text:p>
              </table:table-cell>
              <table:table-cell office:value-type="float" office:value="-0.25149">
                <text:p>-0.251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677">
                <text:p>17.677</text:p>
              </table:table-cell>
              <table:table-cell office:value-type="float" office:value="-0.24205">
                <text:p>-0.242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746">
                <text:p>17.746</text:p>
              </table:table-cell>
              <table:table-cell office:value-type="float" office:value="-0.23375">
                <text:p>-0.23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815">
                <text:p>17.815</text:p>
              </table:table-cell>
              <table:table-cell office:value-type="float" office:value="-0.2266">
                <text:p>-0.22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.884">
                <text:p>17.884</text:p>
              </table:table-cell>
              <table:table-cell office:value-type="float" office:value="-0.2206">
                <text:p>-0.22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.953">
                <text:p>17.953</text:p>
              </table:table-cell>
              <table:table-cell office:value-type="float" office:value="-0.21459">
                <text:p>-0.214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022">
                <text:p>18.022</text:p>
              </table:table-cell>
              <table:table-cell office:value-type="float" office:value="-0.20758">
                <text:p>-0.207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091">
                <text:p>18.091</text:p>
              </table:table-cell>
              <table:table-cell office:value-type="float" office:value="-0.20088">
                <text:p>-0.200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16">
                <text:p>18.16</text:p>
              </table:table-cell>
              <table:table-cell office:value-type="float" office:value="-0.19449">
                <text:p>-0.194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229">
                <text:p>18.229</text:p>
              </table:table-cell>
              <table:table-cell office:value-type="float" office:value="-0.18841">
                <text:p>-0.188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298">
                <text:p>18.298</text:p>
              </table:table-cell>
              <table:table-cell office:value-type="float" office:value="-0.18253">
                <text:p>-0.182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367">
                <text:p>18.367</text:p>
              </table:table-cell>
              <table:table-cell office:value-type="float" office:value="-0.17275">
                <text:p>-0.172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436">
                <text:p>18.436</text:p>
              </table:table-cell>
              <table:table-cell office:value-type="float" office:value="-0.16338">
                <text:p>-0.163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505">
                <text:p>18.505</text:p>
              </table:table-cell>
              <table:table-cell office:value-type="float" office:value="-0.15441">
                <text:p>-0.154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.574">
                <text:p>18.574</text:p>
              </table:table-cell>
              <table:table-cell office:value-type="float" office:value="-0.14583">
                <text:p>-0.145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.643">
                <text:p>18.643</text:p>
              </table:table-cell>
              <table:table-cell office:value-type="float" office:value="-0.13745">
                <text:p>-0.137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.713">
                <text:p>18.713</text:p>
              </table:table-cell>
              <table:table-cell office:value-type="float" office:value="-0.12922">
                <text:p>-0.129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.782">
                <text:p>18.782</text:p>
              </table:table-cell>
              <table:table-cell office:value-type="float" office:value="-0.1213">
                <text:p>-0.12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.851">
                <text:p>18.851</text:p>
              </table:table-cell>
              <table:table-cell office:value-type="float" office:value="-0.11369">
                <text:p>-0.113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.92">
                <text:p>18.92</text:p>
              </table:table-cell>
              <table:table-cell office:value-type="float" office:value="-0.10638">
                <text:p>-0.106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.989">
                <text:p>18.989</text:p>
              </table:table-cell>
              <table:table-cell office:value-type="float" office:value="-0.099378">
                <text:p>-0.0993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058">
                <text:p>19.058</text:p>
              </table:table-cell>
              <table:table-cell office:value-type="float" office:value="-0.092686">
                <text:p>-0.0926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127">
                <text:p>19.127</text:p>
              </table:table-cell>
              <table:table-cell office:value-type="float" office:value="-0.086305">
                <text:p>-0.0863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196">
                <text:p>19.196</text:p>
              </table:table-cell>
              <table:table-cell office:value-type="float" office:value="-0.080234">
                <text:p>-0.0802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265">
                <text:p>19.265</text:p>
              </table:table-cell>
              <table:table-cell office:value-type="float" office:value="-0.074476">
                <text:p>-0.0744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334">
                <text:p>19.334</text:p>
              </table:table-cell>
              <table:table-cell office:value-type="float" office:value="-0.069111">
                <text:p>-0.0691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403">
                <text:p>19.403</text:p>
              </table:table-cell>
              <table:table-cell office:value-type="float" office:value="-0.064314">
                <text:p>-0.0643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472">
                <text:p>19.472</text:p>
              </table:table-cell>
              <table:table-cell office:value-type="float" office:value="-0.059803">
                <text:p>-0.0598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541">
                <text:p>19.541</text:p>
              </table:table-cell>
              <table:table-cell office:value-type="float" office:value="-0.055579">
                <text:p>-0.0555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61">
                <text:p>19.61</text:p>
              </table:table-cell>
              <table:table-cell office:value-type="float" office:value="-0.051199">
                <text:p>-0.0511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.679">
                <text:p>19.679</text:p>
              </table:table-cell>
              <table:table-cell office:value-type="float" office:value="-0.046089">
                <text:p>-0.0460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.748">
                <text:p>19.748</text:p>
              </table:table-cell>
              <table:table-cell office:value-type="float" office:value="-0.041266">
                <text:p>-0.0412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.817">
                <text:p>19.817</text:p>
              </table:table-cell>
              <table:table-cell office:value-type="float" office:value="-0.036731">
                <text:p>-0.0367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.886">
                <text:p>19.886</text:p>
              </table:table-cell>
              <table:table-cell office:value-type="float" office:value="-0.032486">
                <text:p>-0.0324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.955">
                <text:p>19.955</text:p>
              </table:table-cell>
              <table:table-cell office:value-type="float" office:value="-0.028532">
                <text:p>-0.0285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.024">
                <text:p>20.024</text:p>
              </table:table-cell>
              <table:table-cell office:value-type="float" office:value="-0.024869">
                <text:p>-0.0248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.094">
                <text:p>20.094</text:p>
              </table:table-cell>
              <table:table-cell office:value-type="float" office:value="-0.021784">
                <text:p>-0.0217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.163">
                <text:p>20.163</text:p>
              </table:table-cell>
              <table:table-cell office:value-type="float" office:value="-0.019325">
                <text:p>-0.0193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232">
                <text:p>20.232</text:p>
              </table:table-cell>
              <table:table-cell office:value-type="float" office:value="-0.01708">
                <text:p>-0.017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.301">
                <text:p>20.301</text:p>
              </table:table-cell>
              <table:table-cell office:value-type="float" office:value="-0.015049">
                <text:p>-0.0150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37">
                <text:p>20.37</text:p>
              </table:table-cell>
              <table:table-cell office:value-type="float" office:value="-0.013234">
                <text:p>-0.013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439">
                <text:p>20.439</text:p>
              </table:table-cell>
              <table:table-cell office:value-type="float" office:value="-0.011634">
                <text:p>-0.0116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508">
                <text:p>20.508</text:p>
              </table:table-cell>
              <table:table-cell office:value-type="float" office:value="-0.010251">
                <text:p>-0.0102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.577">
                <text:p>20.577</text:p>
              </table:table-cell>
              <table:table-cell office:value-type="float" office:value="-0.0090854">
                <text:p>-0.00908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646">
                <text:p>20.646</text:p>
              </table:table-cell>
              <table:table-cell office:value-type="float" office:value="-0.0081376">
                <text:p>-0.00813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715">
                <text:p>20.715</text:p>
              </table:table-cell>
              <table:table-cell office:value-type="float" office:value="-0.0074086">
                <text:p>-0.00740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784">
                <text:p>20.784</text:p>
              </table:table-cell>
              <table:table-cell office:value-type="float" office:value="-0.0068993">
                <text:p>-0.00689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853">
                <text:p>20.853</text:p>
              </table:table-cell>
              <table:table-cell office:value-type="float" office:value="-0.0065588">
                <text:p>-0.00655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922">
                <text:p>20.922</text:p>
              </table:table-cell>
              <table:table-cell office:value-type="float" office:value="-0.006037">
                <text:p>-0.0060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991">
                <text:p>20.991</text:p>
              </table:table-cell>
              <table:table-cell office:value-type="float" office:value="-0.0056521">
                <text:p>-0.00565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06">
                <text:p>21.06</text:p>
              </table:table-cell>
              <table:table-cell office:value-type="float" office:value="-0.0054049">
                <text:p>-0.00540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129">
                <text:p>21.129</text:p>
              </table:table-cell>
              <table:table-cell office:value-type="float" office:value="-0.0052952">
                <text:p>-0.00529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198">
                <text:p>21.198</text:p>
              </table:table-cell>
              <table:table-cell office:value-type="float" office:value="-0.0053238">
                <text:p>-0.00532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267">
                <text:p>21.267</text:p>
              </table:table-cell>
              <table:table-cell office:value-type="float" office:value="-0.0054914">
                <text:p>-0.00549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336">
                <text:p>21.336</text:p>
              </table:table-cell>
              <table:table-cell office:value-type="float" office:value="-0.005454">
                <text:p>-0.0054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405">
                <text:p>21.405</text:p>
              </table:table-cell>
              <table:table-cell office:value-type="float" office:value="-0.0054354">
                <text:p>-0.00543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475">
                <text:p>21.475</text:p>
              </table:table-cell>
              <table:table-cell office:value-type="float" office:value="-0.0054683">
                <text:p>-0.00546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544">
                <text:p>21.544</text:p>
              </table:table-cell>
              <table:table-cell office:value-type="float" office:value="-0.0055522">
                <text:p>-0.00555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613">
                <text:p>21.613</text:p>
              </table:table-cell>
              <table:table-cell office:value-type="float" office:value="-0.0056877">
                <text:p>-0.00568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682">
                <text:p>21.682</text:p>
              </table:table-cell>
              <table:table-cell office:value-type="float" office:value="-0.0056368">
                <text:p>-0.00563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751">
                <text:p>21.751</text:p>
              </table:table-cell>
              <table:table-cell office:value-type="float" office:value="-0.0051473">
                <text:p>-0.00514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82">
                <text:p>21.82</text:p>
              </table:table-cell>
              <table:table-cell office:value-type="float" office:value="-0.0047481">
                <text:p>-0.00474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889">
                <text:p>21.889</text:p>
              </table:table-cell>
              <table:table-cell office:value-type="float" office:value="-0.0044399">
                <text:p>-0.00443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958">
                <text:p>21.958</text:p>
              </table:table-cell>
              <table:table-cell office:value-type="float" office:value="-0.0042232">
                <text:p>-0.00422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.027">
                <text:p>22.027</text:p>
              </table:table-cell>
              <table:table-cell office:value-type="float" office:value="-0.0040976">
                <text:p>-0.00409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096">
                <text:p>22.096</text:p>
              </table:table-cell>
              <table:table-cell office:value-type="float" office:value="-0.0040638">
                <text:p>-0.00406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165">
                <text:p>22.165</text:p>
              </table:table-cell>
              <table:table-cell office:value-type="float" office:value="-0.0041222">
                <text:p>-0.00412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234">
                <text:p>22.234</text:p>
              </table:table-cell>
              <table:table-cell office:value-type="float" office:value="-0.0042727">
                <text:p>-0.00427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303">
                <text:p>22.303</text:p>
              </table:table-cell>
              <table:table-cell office:value-type="float" office:value="-0.0045157">
                <text:p>-0.00451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372">
                <text:p>22.372</text:p>
              </table:table-cell>
              <table:table-cell office:value-type="float" office:value="-0.0048515">
                <text:p>-0.00485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441">
                <text:p>22.441</text:p>
              </table:table-cell>
              <table:table-cell office:value-type="float" office:value="-0.0052807">
                <text:p>-0.00528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51">
                <text:p>22.51</text:p>
              </table:table-cell>
              <table:table-cell office:value-type="float" office:value="-0.0058031">
                <text:p>-0.00580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579">
                <text:p>22.579</text:p>
              </table:table-cell>
              <table:table-cell office:value-type="float" office:value="-0.0059841">
                <text:p>-0.00598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648">
                <text:p>22.648</text:p>
              </table:table-cell>
              <table:table-cell office:value-type="float" office:value="-0.0062524">
                <text:p>-0.0062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.717">
                <text:p>22.717</text:p>
              </table:table-cell>
              <table:table-cell office:value-type="float" office:value="-0.0066212">
                <text:p>-0.00662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786">
                <text:p>22.786</text:p>
              </table:table-cell>
              <table:table-cell office:value-type="float" office:value="-0.007091">
                <text:p>-0.0070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856">
                <text:p>22.856</text:p>
              </table:table-cell>
              <table:table-cell office:value-type="float" office:value="-0.0076624">
                <text:p>-0.00766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.925">
                <text:p>22.925</text:p>
              </table:table-cell>
              <table:table-cell office:value-type="float" office:value="-0.0083351">
                <text:p>-0.00833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994">
                <text:p>22.994</text:p>
              </table:table-cell>
              <table:table-cell office:value-type="float" office:value="-0.0091097">
                <text:p>-0.00910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063">
                <text:p>23.063</text:p>
              </table:table-cell>
              <table:table-cell office:value-type="float" office:value="-0.0099866">
                <text:p>-0.00998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132">
                <text:p>23.132</text:p>
              </table:table-cell>
              <table:table-cell office:value-type="float" office:value="-0.010966">
                <text:p>-0.0109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201">
                <text:p>23.201</text:p>
              </table:table-cell>
              <table:table-cell office:value-type="float" office:value="-0.012048">
                <text:p>-0.0120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27">
                <text:p>23.27</text:p>
              </table:table-cell>
              <table:table-cell office:value-type="float" office:value="-0.013233">
                <text:p>-0.0132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339">
                <text:p>23.339</text:p>
              </table:table-cell>
              <table:table-cell office:value-type="float" office:value="-0.014521">
                <text:p>-0.0145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408">
                <text:p>23.408</text:p>
              </table:table-cell>
              <table:table-cell office:value-type="float" office:value="-0.015866">
                <text:p>-0.0158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477">
                <text:p>23.477</text:p>
              </table:table-cell>
              <table:table-cell office:value-type="float" office:value="-0.016623">
                <text:p>-0.0166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.546">
                <text:p>23.546</text:p>
              </table:table-cell>
              <table:table-cell office:value-type="float" office:value="-0.017464">
                <text:p>-0.0174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615">
                <text:p>23.615</text:p>
              </table:table-cell>
              <table:table-cell office:value-type="float" office:value="-0.018684">
                <text:p>-0.0186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684">
                <text:p>23.684</text:p>
              </table:table-cell>
              <table:table-cell office:value-type="float" office:value="-0.020227">
                <text:p>-0.0202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753">
                <text:p>23.753</text:p>
              </table:table-cell>
              <table:table-cell office:value-type="float" office:value="-0.021799">
                <text:p>-0.0217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822">
                <text:p>23.822</text:p>
              </table:table-cell>
              <table:table-cell office:value-type="float" office:value="-0.023403">
                <text:p>-0.0234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891">
                <text:p>23.891</text:p>
              </table:table-cell>
              <table:table-cell office:value-type="float" office:value="-0.025037">
                <text:p>-0.0250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.96">
                <text:p>23.96</text:p>
              </table:table-cell>
              <table:table-cell office:value-type="float" office:value="-0.026702">
                <text:p>-0.0267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029">
                <text:p>24.029</text:p>
              </table:table-cell>
              <table:table-cell office:value-type="float" office:value="-0.028398">
                <text:p>-0.0283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098">
                <text:p>24.098</text:p>
              </table:table-cell>
              <table:table-cell office:value-type="float" office:value="-0.030124">
                <text:p>-0.0301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167">
                <text:p>24.167</text:p>
              </table:table-cell>
              <table:table-cell office:value-type="float" office:value="-0.031882">
                <text:p>-0.0318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237">
                <text:p>24.237</text:p>
              </table:table-cell>
              <table:table-cell office:value-type="float" office:value="-0.033671">
                <text:p>-0.0336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306">
                <text:p>24.306</text:p>
              </table:table-cell>
              <table:table-cell office:value-type="float" office:value="-0.035491">
                <text:p>-0.0354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375">
                <text:p>24.375</text:p>
              </table:table-cell>
              <table:table-cell office:value-type="float" office:value="-0.036778">
                <text:p>-0.0367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.444">
                <text:p>24.444</text:p>
              </table:table-cell>
              <table:table-cell office:value-type="float" office:value="-0.037678">
                <text:p>-0.0376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513">
                <text:p>24.513</text:p>
              </table:table-cell>
              <table:table-cell office:value-type="float" office:value="-0.038623">
                <text:p>-0.0386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582">
                <text:p>24.582</text:p>
              </table:table-cell>
              <table:table-cell office:value-type="float" office:value="-0.039614">
                <text:p>-0.0396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.651">
                <text:p>24.651</text:p>
              </table:table-cell>
              <table:table-cell office:value-type="float" office:value="-0.040652">
                <text:p>-0.0406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.72">
                <text:p>24.72</text:p>
              </table:table-cell>
              <table:table-cell office:value-type="float" office:value="-0.041735">
                <text:p>-0.0417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789">
                <text:p>24.789</text:p>
              </table:table-cell>
              <table:table-cell office:value-type="float" office:value="-0.042865">
                <text:p>-0.0428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.858">
                <text:p>24.858</text:p>
              </table:table-cell>
              <table:table-cell office:value-type="float" office:value="-0.044041">
                <text:p>-0.0440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.927">
                <text:p>24.927</text:p>
              </table:table-cell>
              <table:table-cell office:value-type="float" office:value="-0.045263">
                <text:p>-0.0452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.996">
                <text:p>24.996</text:p>
              </table:table-cell>
              <table:table-cell office:value-type="float" office:value="-0.046532">
                <text:p>-0.0465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065">
                <text:p>25.065</text:p>
              </table:table-cell>
              <table:table-cell office:value-type="float" office:value="-0.047847">
                <text:p>-0.0478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.134">
                <text:p>25.134</text:p>
              </table:table-cell>
              <table:table-cell office:value-type="float" office:value="-0.049209">
                <text:p>-0.0492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.203">
                <text:p>25.203</text:p>
              </table:table-cell>
              <table:table-cell office:value-type="float" office:value="-0.050618">
                <text:p>-0.0506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.272">
                <text:p>25.272</text:p>
              </table:table-cell>
              <table:table-cell office:value-type="float" office:value="-0.052074">
                <text:p>-0.0520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.341">
                <text:p>25.341</text:p>
              </table:table-cell>
              <table:table-cell office:value-type="float" office:value="-0.053281">
                <text:p>-0.0532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.41">
                <text:p>25.41</text:p>
              </table:table-cell>
              <table:table-cell office:value-type="float" office:value="-0.054167">
                <text:p>-0.0541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.479">
                <text:p>25.479</text:p>
              </table:table-cell>
              <table:table-cell office:value-type="float" office:value="-0.055102">
                <text:p>-0.055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.548">
                <text:p>25.548</text:p>
              </table:table-cell>
              <table:table-cell office:value-type="float" office:value="-0.056086">
                <text:p>-0.0560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.618">
                <text:p>25.618</text:p>
              </table:table-cell>
              <table:table-cell office:value-type="float" office:value="-0.057119">
                <text:p>-0.0571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687">
                <text:p>25.687</text:p>
              </table:table-cell>
              <table:table-cell office:value-type="float" office:value="-0.058201">
                <text:p>-0.0582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.756">
                <text:p>25.756</text:p>
              </table:table-cell>
              <table:table-cell office:value-type="float" office:value="-0.059332">
                <text:p>-0.0593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.825">
                <text:p>25.825</text:p>
              </table:table-cell>
              <table:table-cell office:value-type="float" office:value="-0.060513">
                <text:p>-0.0605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894">
                <text:p>25.894</text:p>
              </table:table-cell>
              <table:table-cell office:value-type="float" office:value="-0.061744">
                <text:p>-0.0617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.963">
                <text:p>25.963</text:p>
              </table:table-cell>
              <table:table-cell office:value-type="float" office:value="-0.063024">
                <text:p>-0.0630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.032">
                <text:p>26.032</text:p>
              </table:table-cell>
              <table:table-cell office:value-type="float" office:value="-0.064354">
                <text:p>-0.0643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.101">
                <text:p>26.101</text:p>
              </table:table-cell>
              <table:table-cell office:value-type="float" office:value="-0.065733">
                <text:p>-0.0657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.17">
                <text:p>26.17</text:p>
              </table:table-cell>
              <table:table-cell office:value-type="float" office:value="-0.067163">
                <text:p>-0.0671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.239">
                <text:p>26.239</text:p>
              </table:table-cell>
              <table:table-cell office:value-type="float" office:value="-0.068642">
                <text:p>-0.0686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.308">
                <text:p>26.308</text:p>
              </table:table-cell>
              <table:table-cell office:value-type="float" office:value="-0.070172">
                <text:p>-0.0701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.377">
                <text:p>26.377</text:p>
              </table:table-cell>
              <table:table-cell office:value-type="float" office:value="-0.071626">
                <text:p>-0.0716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6.446">
                <text:p>26.446</text:p>
              </table:table-cell>
              <table:table-cell office:value-type="float" office:value="-0.073053">
                <text:p>-0.0730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.515">
                <text:p>26.515</text:p>
              </table:table-cell>
              <table:table-cell office:value-type="float" office:value="-0.074518">
                <text:p>-0.0745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.584">
                <text:p>26.584</text:p>
              </table:table-cell>
              <table:table-cell office:value-type="float" office:value="-0.076022">
                <text:p>-0.0760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.653">
                <text:p>26.653</text:p>
              </table:table-cell>
              <table:table-cell office:value-type="float" office:value="-0.077564">
                <text:p>-0.0775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.722">
                <text:p>26.722</text:p>
              </table:table-cell>
              <table:table-cell office:value-type="float" office:value="-0.079145">
                <text:p>-0.0791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.791">
                <text:p>26.791</text:p>
              </table:table-cell>
              <table:table-cell office:value-type="float" office:value="-0.080764">
                <text:p>-0.0807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.86">
                <text:p>26.86</text:p>
              </table:table-cell>
              <table:table-cell office:value-type="float" office:value="-0.082422">
                <text:p>-0.0824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.929">
                <text:p>26.929</text:p>
              </table:table-cell>
              <table:table-cell office:value-type="float" office:value="-0.084118">
                <text:p>-0.0841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.999">
                <text:p>26.999</text:p>
              </table:table-cell>
              <table:table-cell office:value-type="float" office:value="-0.085854">
                <text:p>-0.0858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.068">
                <text:p>27.068</text:p>
              </table:table-cell>
              <table:table-cell office:value-type="float" office:value="-0.087628">
                <text:p>-0.0876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.137">
                <text:p>27.137</text:p>
              </table:table-cell>
              <table:table-cell office:value-type="float" office:value="-0.089441">
                <text:p>-0.0894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.206">
                <text:p>27.206</text:p>
              </table:table-cell>
              <table:table-cell office:value-type="float" office:value="-0.091322">
                <text:p>-0.0913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.275">
                <text:p>27.275</text:p>
              </table:table-cell>
              <table:table-cell office:value-type="float" office:value="-0.093337">
                <text:p>-0.0933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.344">
                <text:p>27.344</text:p>
              </table:table-cell>
              <table:table-cell office:value-type="float" office:value="-0.095369">
                <text:p>-0.0953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.413">
                <text:p>27.413</text:p>
              </table:table-cell>
              <table:table-cell office:value-type="float" office:value="-0.09739">
                <text:p>-0.097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.482">
                <text:p>27.482</text:p>
              </table:table-cell>
              <table:table-cell office:value-type="float" office:value="-0.099256">
                <text:p>-0.0992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.551">
                <text:p>27.551</text:p>
              </table:table-cell>
              <table:table-cell office:value-type="float" office:value="-0.10113">
                <text:p>-0.101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.62">
                <text:p>27.62</text:p>
              </table:table-cell>
              <table:table-cell office:value-type="float" office:value="-0.10302">
                <text:p>-0.103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.689">
                <text:p>27.689</text:p>
              </table:table-cell>
              <table:table-cell office:value-type="float" office:value="-0.10492">
                <text:p>-0.104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.758">
                <text:p>27.758</text:p>
              </table:table-cell>
              <table:table-cell office:value-type="float" office:value="-0.10683">
                <text:p>-0.106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.827">
                <text:p>27.827</text:p>
              </table:table-cell>
              <table:table-cell office:value-type="float" office:value="-0.10876">
                <text:p>-0.108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.896">
                <text:p>27.896</text:p>
              </table:table-cell>
              <table:table-cell office:value-type="float" office:value="-0.11069">
                <text:p>-0.110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.965">
                <text:p>27.965</text:p>
              </table:table-cell>
              <table:table-cell office:value-type="float" office:value="-0.11264">
                <text:p>-0.112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034">
                <text:p>28.034</text:p>
              </table:table-cell>
              <table:table-cell office:value-type="float" office:value="-0.11459">
                <text:p>-0.114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.103">
                <text:p>28.103</text:p>
              </table:table-cell>
              <table:table-cell office:value-type="float" office:value="-0.11656">
                <text:p>-0.116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.172">
                <text:p>28.172</text:p>
              </table:table-cell>
              <table:table-cell office:value-type="float" office:value="-0.11854">
                <text:p>-0.118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241">
                <text:p>28.241</text:p>
              </table:table-cell>
              <table:table-cell office:value-type="float" office:value="-0.12054">
                <text:p>-0.120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.31">
                <text:p>28.31</text:p>
              </table:table-cell>
              <table:table-cell office:value-type="float" office:value="-0.12254">
                <text:p>-0.122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.38">
                <text:p>28.38</text:p>
              </table:table-cell>
              <table:table-cell office:value-type="float" office:value="-0.12456">
                <text:p>-0.124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.449">
                <text:p>28.449</text:p>
              </table:table-cell>
              <table:table-cell office:value-type="float" office:value="-0.12658">
                <text:p>-0.126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.518">
                <text:p>28.518</text:p>
              </table:table-cell>
              <table:table-cell office:value-type="float" office:value="-0.12862">
                <text:p>-0.128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.587">
                <text:p>28.587</text:p>
              </table:table-cell>
              <table:table-cell office:value-type="float" office:value="-0.13033">
                <text:p>-0.130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.656">
                <text:p>28.656</text:p>
              </table:table-cell>
              <table:table-cell office:value-type="float" office:value="-0.13199">
                <text:p>-0.131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.725">
                <text:p>28.725</text:p>
              </table:table-cell>
              <table:table-cell office:value-type="float" office:value="-0.13366">
                <text:p>-0.133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.794">
                <text:p>28.794</text:p>
              </table:table-cell>
              <table:table-cell office:value-type="float" office:value="-0.13534">
                <text:p>-0.135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.863">
                <text:p>28.863</text:p>
              </table:table-cell>
              <table:table-cell office:value-type="float" office:value="-0.13702">
                <text:p>-0.137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.932">
                <text:p>28.932</text:p>
              </table:table-cell>
              <table:table-cell office:value-type="float" office:value="-0.13872">
                <text:p>-0.138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.001">
                <text:p>29.001</text:p>
              </table:table-cell>
              <table:table-cell office:value-type="float" office:value="-0.14043">
                <text:p>-0.140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.07">
                <text:p>29.07</text:p>
              </table:table-cell>
              <table:table-cell office:value-type="float" office:value="-0.14214">
                <text:p>-0.142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.139">
                <text:p>29.139</text:p>
              </table:table-cell>
              <table:table-cell office:value-type="float" office:value="-0.14387">
                <text:p>-0.143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.208">
                <text:p>29.208</text:p>
              </table:table-cell>
              <table:table-cell office:value-type="float" office:value="-0.1456">
                <text:p>-0.14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.277">
                <text:p>29.277</text:p>
              </table:table-cell>
              <table:table-cell office:value-type="float" office:value="-0.14735">
                <text:p>-0.147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.346">
                <text:p>29.346</text:p>
              </table:table-cell>
              <table:table-cell office:value-type="float" office:value="-0.1491">
                <text:p>-0.14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.415">
                <text:p>29.415</text:p>
              </table:table-cell>
              <table:table-cell office:value-type="float" office:value="-0.15086">
                <text:p>-0.150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.484">
                <text:p>29.484</text:p>
              </table:table-cell>
              <table:table-cell office:value-type="float" office:value="-0.15264">
                <text:p>-0.152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.553">
                <text:p>29.553</text:p>
              </table:table-cell>
              <table:table-cell office:value-type="float" office:value="-0.15442">
                <text:p>-0.154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.622">
                <text:p>29.622</text:p>
              </table:table-cell>
              <table:table-cell office:value-type="float" office:value="-0.15621">
                <text:p>-0.156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.691">
                <text:p>29.691</text:p>
              </table:table-cell>
              <table:table-cell office:value-type="float" office:value="-0.15801">
                <text:p>-0.158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.761">
                <text:p>29.761</text:p>
              </table:table-cell>
              <table:table-cell office:value-type="float" office:value="-0.15942">
                <text:p>-0.159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.83">
                <text:p>29.83</text:p>
              </table:table-cell>
              <table:table-cell office:value-type="float" office:value="-0.16065">
                <text:p>-0.160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.899">
                <text:p>29.899</text:p>
              </table:table-cell>
              <table:table-cell office:value-type="float" office:value="-0.1619">
                <text:p>-0.16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.968">
                <text:p>29.968</text:p>
              </table:table-cell>
              <table:table-cell office:value-type="float" office:value="-0.16314">
                <text:p>-0.163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.037">
                <text:p>30.037</text:p>
              </table:table-cell>
              <table:table-cell office:value-type="float" office:value="-0.1644">
                <text:p>-0.16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.106">
                <text:p>30.106</text:p>
              </table:table-cell>
              <table:table-cell office:value-type="float" office:value="-0.16566">
                <text:p>-0.165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.175">
                <text:p>30.175</text:p>
              </table:table-cell>
              <table:table-cell office:value-type="float" office:value="-0.16693">
                <text:p>-0.166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.244">
                <text:p>30.244</text:p>
              </table:table-cell>
              <table:table-cell office:value-type="float" office:value="-0.1682">
                <text:p>-0.16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.313">
                <text:p>30.313</text:p>
              </table:table-cell>
              <table:table-cell office:value-type="float" office:value="-0.16949">
                <text:p>-0.169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.382">
                <text:p>30.382</text:p>
              </table:table-cell>
              <table:table-cell office:value-type="float" office:value="-0.17078">
                <text:p>-0.170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.451">
                <text:p>30.451</text:p>
              </table:table-cell>
              <table:table-cell office:value-type="float" office:value="-0.17207">
                <text:p>-0.172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.52">
                <text:p>30.52</text:p>
              </table:table-cell>
              <table:table-cell office:value-type="float" office:value="-0.17337">
                <text:p>-0.173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.589">
                <text:p>30.589</text:p>
              </table:table-cell>
              <table:table-cell office:value-type="float" office:value="-0.17468">
                <text:p>-0.174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.658">
                <text:p>30.658</text:p>
              </table:table-cell>
              <table:table-cell office:value-type="float" office:value="-0.176">
                <text:p>-0.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.727">
                <text:p>30.727</text:p>
              </table:table-cell>
              <table:table-cell office:value-type="float" office:value="-0.17732">
                <text:p>-0.177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.796">
                <text:p>30.796</text:p>
              </table:table-cell>
              <table:table-cell office:value-type="float" office:value="-0.17865">
                <text:p>-0.178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.865">
                <text:p>30.865</text:p>
              </table:table-cell>
              <table:table-cell office:value-type="float" office:value="-0.17999">
                <text:p>-0.179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.934">
                <text:p>30.934</text:p>
              </table:table-cell>
              <table:table-cell office:value-type="float" office:value="-0.18133">
                <text:p>-0.181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.003">
                <text:p>31.003</text:p>
              </table:table-cell>
              <table:table-cell office:value-type="float" office:value="-0.18235">
                <text:p>-0.182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.072">
                <text:p>31.072</text:p>
              </table:table-cell>
              <table:table-cell office:value-type="float" office:value="-0.18313">
                <text:p>-0.183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.142">
                <text:p>31.142</text:p>
              </table:table-cell>
              <table:table-cell office:value-type="float" office:value="-0.1839">
                <text:p>-0.18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.211">
                <text:p>31.211</text:p>
              </table:table-cell>
              <table:table-cell office:value-type="float" office:value="-0.18468">
                <text:p>-0.184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1.28">
                <text:p>31.28</text:p>
              </table:table-cell>
              <table:table-cell office:value-type="float" office:value="-0.18546">
                <text:p>-0.185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1.349">
                <text:p>31.349</text:p>
              </table:table-cell>
              <table:table-cell office:value-type="float" office:value="-0.18623">
                <text:p>-0.186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.418">
                <text:p>31.418</text:p>
              </table:table-cell>
              <table:table-cell office:value-type="float" office:value="-0.18701">
                <text:p>-0.187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1.487">
                <text:p>31.487</text:p>
              </table:table-cell>
              <table:table-cell office:value-type="float" office:value="-0.18778">
                <text:p>-0.187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.556">
                <text:p>31.556</text:p>
              </table:table-cell>
              <table:table-cell office:value-type="float" office:value="-0.18856">
                <text:p>-0.188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.625">
                <text:p>31.625</text:p>
              </table:table-cell>
              <table:table-cell office:value-type="float" office:value="-0.18933">
                <text:p>-0.189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.694">
                <text:p>31.694</text:p>
              </table:table-cell>
              <table:table-cell office:value-type="float" office:value="-0.19011">
                <text:p>-0.190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.763">
                <text:p>31.763</text:p>
              </table:table-cell>
              <table:table-cell office:value-type="float" office:value="-0.19088">
                <text:p>-0.190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.832">
                <text:p>31.832</text:p>
              </table:table-cell>
              <table:table-cell office:value-type="float" office:value="-0.19166">
                <text:p>-0.191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.901">
                <text:p>31.901</text:p>
              </table:table-cell>
              <table:table-cell office:value-type="float" office:value="-0.19243">
                <text:p>-0.192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.97">
                <text:p>31.97</text:p>
              </table:table-cell>
              <table:table-cell office:value-type="float" office:value="-0.1932">
                <text:p>-0.19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.039">
                <text:p>32.039</text:p>
              </table:table-cell>
              <table:table-cell office:value-type="float" office:value="-0.19398">
                <text:p>-0.193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.108">
                <text:p>32.108</text:p>
              </table:table-cell>
              <table:table-cell office:value-type="float" office:value="-0.19475">
                <text:p>-0.194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.177">
                <text:p>32.177</text:p>
              </table:table-cell>
              <table:table-cell office:value-type="float" office:value="-0.19552">
                <text:p>-0.195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.246">
                <text:p>32.246</text:p>
              </table:table-cell>
              <table:table-cell office:value-type="float" office:value="-0.19629">
                <text:p>-0.196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.315">
                <text:p>32.315</text:p>
              </table:table-cell>
              <table:table-cell office:value-type="float" office:value="-0.19668">
                <text:p>-0.196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.384">
                <text:p>32.384</text:p>
              </table:table-cell>
              <table:table-cell office:value-type="float" office:value="-0.19644">
                <text:p>-0.19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2.453">
                <text:p>32.453</text:p>
              </table:table-cell>
              <table:table-cell office:value-type="float" office:value="-0.1962">
                <text:p>-0.19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2.523">
                <text:p>32.523</text:p>
              </table:table-cell>
              <table:table-cell office:value-type="float" office:value="-0.19596">
                <text:p>-0.195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2.592">
                <text:p>32.592</text:p>
              </table:table-cell>
              <table:table-cell office:value-type="float" office:value="-0.19572">
                <text:p>-0.19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.661">
                <text:p>32.661</text:p>
              </table:table-cell>
              <table:table-cell office:value-type="float" office:value="-0.19549">
                <text:p>-0.195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2.73">
                <text:p>32.73</text:p>
              </table:table-cell>
              <table:table-cell office:value-type="float" office:value="-0.19525">
                <text:p>-0.195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.799">
                <text:p>32.799</text:p>
              </table:table-cell>
              <table:table-cell office:value-type="float" office:value="-0.19501">
                <text:p>-0.195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.868">
                <text:p>32.868</text:p>
              </table:table-cell>
              <table:table-cell office:value-type="float" office:value="-0.19478">
                <text:p>-0.194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2.937">
                <text:p>32.937</text:p>
              </table:table-cell>
              <table:table-cell office:value-type="float" office:value="-0.19454">
                <text:p>-0.194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.006">
                <text:p>33.006</text:p>
              </table:table-cell>
              <table:table-cell office:value-type="float" office:value="-0.19431">
                <text:p>-0.194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.075">
                <text:p>33.075</text:p>
              </table:table-cell>
              <table:table-cell office:value-type="float" office:value="-0.19407">
                <text:p>-0.194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.144">
                <text:p>33.144</text:p>
              </table:table-cell>
              <table:table-cell office:value-type="float" office:value="-0.19384">
                <text:p>-0.193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.213">
                <text:p>33.213</text:p>
              </table:table-cell>
              <table:table-cell office:value-type="float" office:value="-0.1936">
                <text:p>-0.19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.282">
                <text:p>33.282</text:p>
              </table:table-cell>
              <table:table-cell office:value-type="float" office:value="-0.19337">
                <text:p>-0.193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.351">
                <text:p>33.351</text:p>
              </table:table-cell>
              <table:table-cell office:value-type="float" office:value="-0.19314">
                <text:p>-0.193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.42">
                <text:p>33.42</text:p>
              </table:table-cell>
              <table:table-cell office:value-type="float" office:value="-0.1929">
                <text:p>-0.19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.489">
                <text:p>33.489</text:p>
              </table:table-cell>
              <table:table-cell office:value-type="float" office:value="-0.19267">
                <text:p>-0.192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.558">
                <text:p>33.558</text:p>
              </table:table-cell>
              <table:table-cell office:value-type="float" office:value="-0.19244">
                <text:p>-0.192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3.627">
                <text:p>33.627</text:p>
              </table:table-cell>
              <table:table-cell office:value-type="float" office:value="-0.19221">
                <text:p>-0.192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3.696">
                <text:p>33.696</text:p>
              </table:table-cell>
              <table:table-cell office:value-type="float" office:value="-0.19197">
                <text:p>-0.191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.765">
                <text:p>33.765</text:p>
              </table:table-cell>
              <table:table-cell office:value-type="float" office:value="-0.18995">
                <text:p>-0.189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.834">
                <text:p>33.834</text:p>
              </table:table-cell>
              <table:table-cell office:value-type="float" office:value="-0.18786">
                <text:p>-0.187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3.904">
                <text:p>33.904</text:p>
              </table:table-cell>
              <table:table-cell office:value-type="float" office:value="-0.18575">
                <text:p>-0.185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.973">
                <text:p>33.973</text:p>
              </table:table-cell>
              <table:table-cell office:value-type="float" office:value="-0.18365">
                <text:p>-0.183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.042">
                <text:p>34.042</text:p>
              </table:table-cell>
              <table:table-cell office:value-type="float" office:value="-0.18153">
                <text:p>-0.181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.111">
                <text:p>34.111</text:p>
              </table:table-cell>
              <table:table-cell office:value-type="float" office:value="-0.17942">
                <text:p>-0.179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.18">
                <text:p>34.18</text:p>
              </table:table-cell>
              <table:table-cell office:value-type="float" office:value="-0.17729">
                <text:p>-0.177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.249">
                <text:p>34.249</text:p>
              </table:table-cell>
              <table:table-cell office:value-type="float" office:value="-0.17516">
                <text:p>-0.175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.318">
                <text:p>34.318</text:p>
              </table:table-cell>
              <table:table-cell office:value-type="float" office:value="-0.17303">
                <text:p>-0.173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4.387">
                <text:p>34.387</text:p>
              </table:table-cell>
              <table:table-cell office:value-type="float" office:value="-0.17089">
                <text:p>-0.170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.456">
                <text:p>34.456</text:p>
              </table:table-cell>
              <table:table-cell office:value-type="float" office:value="-0.16875">
                <text:p>-0.168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.525">
                <text:p>34.525</text:p>
              </table:table-cell>
              <table:table-cell office:value-type="float" office:value="-0.1666">
                <text:p>-0.16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4.594">
                <text:p>34.594</text:p>
              </table:table-cell>
              <table:table-cell office:value-type="float" office:value="-0.16444">
                <text:p>-0.164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.663">
                <text:p>34.663</text:p>
              </table:table-cell>
              <table:table-cell office:value-type="float" office:value="-0.16228">
                <text:p>-0.162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.732">
                <text:p>34.732</text:p>
              </table:table-cell>
              <table:table-cell office:value-type="float" office:value="-0.16012">
                <text:p>-0.160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.801">
                <text:p>34.801</text:p>
              </table:table-cell>
              <table:table-cell office:value-type="float" office:value="-0.15795">
                <text:p>-0.157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.87">
                <text:p>34.87</text:p>
              </table:table-cell>
              <table:table-cell office:value-type="float" office:value="-0.15577">
                <text:p>-0.155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.939">
                <text:p>34.939</text:p>
              </table:table-cell>
              <table:table-cell office:value-type="float" office:value="-0.15359">
                <text:p>-0.153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5.008">
                <text:p>35.008</text:p>
              </table:table-cell>
              <table:table-cell office:value-type="float" office:value="-0.1514">
                <text:p>-0.15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.077">
                <text:p>35.077</text:p>
              </table:table-cell>
              <table:table-cell office:value-type="float" office:value="-0.14921">
                <text:p>-0.149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.146">
                <text:p>35.146</text:p>
              </table:table-cell>
              <table:table-cell office:value-type="float" office:value="-0.14701">
                <text:p>-0.147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5.215">
                <text:p>35.215</text:p>
              </table:table-cell>
              <table:table-cell office:value-type="float" office:value="-0.14468">
                <text:p>-0.144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.285">
                <text:p>35.285</text:p>
              </table:table-cell>
              <table:table-cell office:value-type="float" office:value="-0.14128">
                <text:p>-0.141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5.354">
                <text:p>35.354</text:p>
              </table:table-cell>
              <table:table-cell office:value-type="float" office:value="-0.13786">
                <text:p>-0.137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.423">
                <text:p>35.423</text:p>
              </table:table-cell>
              <table:table-cell office:value-type="float" office:value="-0.13442">
                <text:p>-0.134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.492">
                <text:p>35.492</text:p>
              </table:table-cell>
              <table:table-cell office:value-type="float" office:value="-0.13095">
                <text:p>-0.130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.561">
                <text:p>35.561</text:p>
              </table:table-cell>
              <table:table-cell office:value-type="float" office:value="-0.12746">
                <text:p>-0.127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5.63">
                <text:p>35.63</text:p>
              </table:table-cell>
              <table:table-cell office:value-type="float" office:value="-0.12396">
                <text:p>-0.123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.699">
                <text:p>35.699</text:p>
              </table:table-cell>
              <table:table-cell office:value-type="float" office:value="-0.12043">
                <text:p>-0.120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.768">
                <text:p>35.768</text:p>
              </table:table-cell>
              <table:table-cell office:value-type="float" office:value="-0.11688">
                <text:p>-0.116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5.837">
                <text:p>35.837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.906">
                <text:p>35.906</text:p>
              </table:table-cell>
              <table:table-cell office:value-type="float" office:value="-0.10971">
                <text:p>-0.109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5.975">
                <text:p>35.975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.044">
                <text:p>36.044</text:p>
              </table:table-cell>
              <table:table-cell office:value-type="float" office:value="-0.10246">
                <text:p>-0.102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.113">
                <text:p>36.113</text:p>
              </table:table-cell>
              <table:table-cell office:value-type="float" office:value="-0.098801">
                <text:p>-0.0988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.182">
                <text:p>36.182</text:p>
              </table:table-cell>
              <table:table-cell office:value-type="float" office:value="-0.095122">
                <text:p>-0.0951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.251">
                <text:p>36.251</text:p>
              </table:table-cell>
              <table:table-cell office:value-type="float" office:value="-0.091421">
                <text:p>-0.0914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.32">
                <text:p>36.32</text:p>
              </table:table-cell>
              <table:table-cell office:value-type="float" office:value="-0.087699">
                <text:p>-0.0876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.389">
                <text:p>36.389</text:p>
              </table:table-cell>
              <table:table-cell office:value-type="float" office:value="-0.083955">
                <text:p>-0.0839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.458">
                <text:p>36.458</text:p>
              </table:table-cell>
              <table:table-cell office:value-type="float" office:value="-0.08019">
                <text:p>-0.080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.527">
                <text:p>36.527</text:p>
              </table:table-cell>
              <table:table-cell office:value-type="float" office:value="-0.076403">
                <text:p>-0.0764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.596">
                <text:p>36.596</text:p>
              </table:table-cell>
              <table:table-cell office:value-type="float" office:value="-0.072595">
                <text:p>-0.0725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.666">
                <text:p>36.666</text:p>
              </table:table-cell>
              <table:table-cell office:value-type="float" office:value="-0.068766">
                <text:p>-0.0687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.735">
                <text:p>36.735</text:p>
              </table:table-cell>
              <table:table-cell office:value-type="float" office:value="-0.064915">
                <text:p>-0.0649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.804">
                <text:p>36.804</text:p>
              </table:table-cell>
              <table:table-cell office:value-type="float" office:value="-0.061043">
                <text:p>-0.0610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.873">
                <text:p>36.873</text:p>
              </table:table-cell>
              <table:table-cell office:value-type="float" office:value="-0.057018">
                <text:p>-0.0570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.942">
                <text:p>36.942</text:p>
              </table:table-cell>
              <table:table-cell office:value-type="float" office:value="-0.052875">
                <text:p>-0.0528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.011">
                <text:p>37.011</text:p>
              </table:table-cell>
              <table:table-cell office:value-type="float" office:value="-0.048713">
                <text:p>-0.0487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.08">
                <text:p>37.08</text:p>
              </table:table-cell>
              <table:table-cell office:value-type="float" office:value="-0.044532">
                <text:p>-0.0445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.149">
                <text:p>37.149</text:p>
              </table:table-cell>
              <table:table-cell office:value-type="float" office:value="-0.040331">
                <text:p>-0.0403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.218">
                <text:p>37.218</text:p>
              </table:table-cell>
              <table:table-cell office:value-type="float" office:value="-0.036112">
                <text:p>-0.0361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.287">
                <text:p>37.287</text:p>
              </table:table-cell>
              <table:table-cell office:value-type="float" office:value="-0.031874">
                <text:p>-0.0318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7.356">
                <text:p>37.356</text:p>
              </table:table-cell>
              <table:table-cell office:value-type="float" office:value="-0.027616">
                <text:p>-0.0276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7.425">
                <text:p>37.425</text:p>
              </table:table-cell>
              <table:table-cell office:value-type="float" office:value="-0.023339">
                <text:p>-0.0233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.494">
                <text:p>37.494</text:p>
              </table:table-cell>
              <table:table-cell office:value-type="float" office:value="-0.019044">
                <text:p>-0.0190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.563">
                <text:p>37.563</text:p>
              </table:table-cell>
              <table:table-cell office:value-type="float" office:value="-0.014729">
                <text:p>-0.0147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.632">
                <text:p>37.632</text:p>
              </table:table-cell>
              <table:table-cell office:value-type="float" office:value="-0.010395">
                <text:p>-0.0103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.701">
                <text:p>37.701</text:p>
              </table:table-cell>
              <table:table-cell office:value-type="float" office:value="-0.0060418">
                <text:p>-0.00604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.77">
                <text:p>37.77</text:p>
              </table:table-cell>
              <table:table-cell office:value-type="float" office:value="-0.0016697">
                <text:p>-0.00166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.839">
                <text:p>37.839</text:p>
              </table:table-cell>
              <table:table-cell office:value-type="float" office:value="0.0027217">
                <text:p>0.00272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.908">
                <text:p>37.908</text:p>
              </table:table-cell>
              <table:table-cell office:value-type="float" office:value="0.0071319">
                <text:p>0.00713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.977">
                <text:p>37.977</text:p>
              </table:table-cell>
              <table:table-cell office:value-type="float" office:value="0.011561">
                <text:p>0.0115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.047">
                <text:p>38.047</text:p>
              </table:table-cell>
              <table:table-cell office:value-type="float" office:value="0.01601">
                <text:p>0.016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8.116">
                <text:p>38.116</text:p>
              </table:table-cell>
              <table:table-cell office:value-type="float" office:value="0.019227">
                <text:p>0.0192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8.185">
                <text:p>38.185</text:p>
              </table:table-cell>
              <table:table-cell office:value-type="float" office:value="0.021712">
                <text:p>0.0217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8.254">
                <text:p>38.254</text:p>
              </table:table-cell>
              <table:table-cell office:value-type="float" office:value="0.024198">
                <text:p>0.0241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8.323">
                <text:p>38.323</text:p>
              </table:table-cell>
              <table:table-cell office:value-type="float" office:value="0.026685">
                <text:p>0.0266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8.392">
                <text:p>38.392</text:p>
              </table:table-cell>
              <table:table-cell office:value-type="float" office:value="0.029173">
                <text:p>0.0291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8.461">
                <text:p>38.461</text:p>
              </table:table-cell>
              <table:table-cell office:value-type="float" office:value="0.031662">
                <text:p>0.0316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8.53">
                <text:p>38.53</text:p>
              </table:table-cell>
              <table:table-cell office:value-type="float" office:value="0.034153">
                <text:p>0.0341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8.599">
                <text:p>38.599</text:p>
              </table:table-cell>
              <table:table-cell office:value-type="float" office:value="0.036644">
                <text:p>0.0366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8.668">
                <text:p>38.668</text:p>
              </table:table-cell>
              <table:table-cell office:value-type="float" office:value="0.039137">
                <text:p>0.0391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8.737">
                <text:p>38.737</text:p>
              </table:table-cell>
              <table:table-cell office:value-type="float" office:value="0.04163">
                <text:p>0.041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8.806">
                <text:p>38.806</text:p>
              </table:table-cell>
              <table:table-cell office:value-type="float" office:value="0.044125">
                <text:p>0.0441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.875">
                <text:p>38.875</text:p>
              </table:table-cell>
              <table:table-cell office:value-type="float" office:value="0.046621">
                <text:p>0.0466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8.944">
                <text:p>38.944</text:p>
              </table:table-cell>
              <table:table-cell office:value-type="float" office:value="0.049118">
                <text:p>0.0491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.013">
                <text:p>39.013</text:p>
              </table:table-cell>
              <table:table-cell office:value-type="float" office:value="0.051617">
                <text:p>0.0516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9.082">
                <text:p>39.082</text:p>
              </table:table-cell>
              <table:table-cell office:value-type="float" office:value="0.054116">
                <text:p>0.0541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.151">
                <text:p>39.151</text:p>
              </table:table-cell>
              <table:table-cell office:value-type="float" office:value="0.056617">
                <text:p>0.0566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.22">
                <text:p>39.22</text:p>
              </table:table-cell>
              <table:table-cell office:value-type="float" office:value="0.059118">
                <text:p>0.0591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.289">
                <text:p>39.289</text:p>
              </table:table-cell>
              <table:table-cell office:value-type="float" office:value="0.061621">
                <text:p>0.0616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9.358">
                <text:p>39.358</text:p>
              </table:table-cell>
              <table:table-cell office:value-type="float" office:value="0.062796">
                <text:p>0.0627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.428">
                <text:p>39.428</text:p>
              </table:table-cell>
              <table:table-cell office:value-type="float" office:value="0.063348">
                <text:p>0.0633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9.497">
                <text:p>39.497</text:p>
              </table:table-cell>
              <table:table-cell office:value-type="float" office:value="0.063889">
                <text:p>0.0638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9.566">
                <text:p>39.566</text:p>
              </table:table-cell>
              <table:table-cell office:value-type="float" office:value="0.064419">
                <text:p>0.0644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9.635">
                <text:p>39.635</text:p>
              </table:table-cell>
              <table:table-cell office:value-type="float" office:value="0.064937">
                <text:p>0.0649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9.704">
                <text:p>39.704</text:p>
              </table:table-cell>
              <table:table-cell office:value-type="float" office:value="0.065445">
                <text:p>0.0654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.773">
                <text:p>39.773</text:p>
              </table:table-cell>
              <table:table-cell office:value-type="float" office:value="0.065942">
                <text:p>0.0659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.842">
                <text:p>39.842</text:p>
              </table:table-cell>
              <table:table-cell office:value-type="float" office:value="0.066427">
                <text:p>0.0664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9.911">
                <text:p>39.911</text:p>
              </table:table-cell>
              <table:table-cell office:value-type="float" office:value="0.066901">
                <text:p>0.0669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.98">
                <text:p>39.98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.049">
                <text:p>40.049</text:p>
              </table:table-cell>
              <table:table-cell office:value-type="float" office:value="0.067817">
                <text:p>0.0678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.118">
                <text:p>40.118</text:p>
              </table:table-cell>
              <table:table-cell office:value-type="float" office:value="0.068258">
                <text:p>0.0682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.187">
                <text:p>40.187</text:p>
              </table:table-cell>
              <table:table-cell office:value-type="float" office:value="0.068688">
                <text:p>0.0686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.256">
                <text:p>40.256</text:p>
              </table:table-cell>
              <table:table-cell office:value-type="float" office:value="0.069107">
                <text:p>0.0691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.325">
                <text:p>40.325</text:p>
              </table:table-cell>
              <table:table-cell office:value-type="float" office:value="0.069515">
                <text:p>0.0695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.394">
                <text:p>40.394</text:p>
              </table:table-cell>
              <table:table-cell office:value-type="float" office:value="0.069911">
                <text:p>0.0699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0.463">
                <text:p>40.463</text:p>
              </table:table-cell>
              <table:table-cell office:value-type="float" office:value="0.070297">
                <text:p>0.0702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.532">
                <text:p>40.532</text:p>
              </table:table-cell>
              <table:table-cell office:value-type="float" office:value="0.070671">
                <text:p>0.0706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0.601">
                <text:p>40.601</text:p>
              </table:table-cell>
              <table:table-cell office:value-type="float" office:value="0.069962">
                <text:p>0.0699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0.67">
                <text:p>40.67</text:p>
              </table:table-cell>
              <table:table-cell office:value-type="float" office:value="0.068858">
                <text:p>0.0688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0.739">
                <text:p>40.739</text:p>
              </table:table-cell>
              <table:table-cell office:value-type="float" office:value="0.067735">
                <text:p>0.0677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.809">
                <text:p>40.809</text:p>
              </table:table-cell>
              <table:table-cell office:value-type="float" office:value="0.066596">
                <text:p>0.0665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.878">
                <text:p>40.878</text:p>
              </table:table-cell>
              <table:table-cell office:value-type="float" office:value="0.065439">
                <text:p>0.0654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.947">
                <text:p>40.947</text:p>
              </table:table-cell>
              <table:table-cell office:value-type="float" office:value="0.064264">
                <text:p>0.0642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.016">
                <text:p>41.016</text:p>
              </table:table-cell>
              <table:table-cell office:value-type="float" office:value="0.063072">
                <text:p>0.0630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1.085">
                <text:p>41.085</text:p>
              </table:table-cell>
              <table:table-cell office:value-type="float" office:value="0.061862">
                <text:p>0.0618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1.154">
                <text:p>41.154</text:p>
              </table:table-cell>
              <table:table-cell office:value-type="float" office:value="0.060634">
                <text:p>0.0606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.223">
                <text:p>41.223</text:p>
              </table:table-cell>
              <table:table-cell office:value-type="float" office:value="0.059389">
                <text:p>0.0593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.292">
                <text:p>41.292</text:p>
              </table:table-cell>
              <table:table-cell office:value-type="float" office:value="0.058127">
                <text:p>0.0581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.361">
                <text:p>41.361</text:p>
              </table:table-cell>
              <table:table-cell office:value-type="float" office:value="0.056847">
                <text:p>0.05684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.43">
                <text:p>41.43</text:p>
              </table:table-cell>
              <table:table-cell office:value-type="float" office:value="0.055549">
                <text:p>0.0555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.499">
                <text:p>41.499</text:p>
              </table:table-cell>
              <table:table-cell office:value-type="float" office:value="0.054235">
                <text:p>0.0542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.568">
                <text:p>41.568</text:p>
              </table:table-cell>
              <table:table-cell office:value-type="float" office:value="0.052902">
                <text:p>0.0529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1.637">
                <text:p>41.637</text:p>
              </table:table-cell>
              <table:table-cell office:value-type="float" office:value="0.051552">
                <text:p>0.0515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1.706">
                <text:p>41.706</text:p>
              </table:table-cell>
              <table:table-cell office:value-type="float" office:value="0.050184">
                <text:p>0.0501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.775">
                <text:p>41.775</text:p>
              </table:table-cell>
              <table:table-cell office:value-type="float" office:value="0.048799">
                <text:p>0.0487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.844">
                <text:p>41.844</text:p>
              </table:table-cell>
              <table:table-cell office:value-type="float" office:value="0.046936">
                <text:p>0.0469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.913">
                <text:p>41.913</text:p>
              </table:table-cell>
              <table:table-cell office:value-type="float" office:value="0.044937">
                <text:p>0.0449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.982">
                <text:p>41.982</text:p>
              </table:table-cell>
              <table:table-cell office:value-type="float" office:value="0.04292">
                <text:p>0.042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.051">
                <text:p>42.051</text:p>
              </table:table-cell>
              <table:table-cell office:value-type="float" office:value="0.040885">
                <text:p>0.0408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2.12">
                <text:p>42.12</text:p>
              </table:table-cell>
              <table:table-cell office:value-type="float" office:value="0.038832">
                <text:p>0.0388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2.19">
                <text:p>42.19</text:p>
              </table:table-cell>
              <table:table-cell office:value-type="float" office:value="0.036762">
                <text:p>0.0367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.259">
                <text:p>42.259</text:p>
              </table:table-cell>
              <table:table-cell office:value-type="float" office:value="0.034674">
                <text:p>0.0346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.328">
                <text:p>42.328</text:p>
              </table:table-cell>
              <table:table-cell office:value-type="float" office:value="0.032569">
                <text:p>0.0325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.397">
                <text:p>42.397</text:p>
              </table:table-cell>
              <table:table-cell office:value-type="float" office:value="0.030446">
                <text:p>0.0304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.466">
                <text:p>42.466</text:p>
              </table:table-cell>
              <table:table-cell office:value-type="float" office:value="0.028659">
                <text:p>0.0286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.535">
                <text:p>42.535</text:p>
              </table:table-cell>
              <table:table-cell office:value-type="float" office:value="0.027089">
                <text:p>0.0270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.604">
                <text:p>42.604</text:p>
              </table:table-cell>
              <table:table-cell office:value-type="float" office:value="0.02549">
                <text:p>0.025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.673">
                <text:p>42.673</text:p>
              </table:table-cell>
              <table:table-cell office:value-type="float" office:value="0.02386">
                <text:p>0.023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.742">
                <text:p>42.742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.811">
                <text:p>42.811</text:p>
              </table:table-cell>
              <table:table-cell office:value-type="float" office:value="0.02051">
                <text:p>0.020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.88">
                <text:p>42.88</text:p>
              </table:table-cell>
              <table:table-cell office:value-type="float" office:value="0.018791">
                <text:p>0.0187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.949">
                <text:p>42.949</text:p>
              </table:table-cell>
              <table:table-cell office:value-type="float" office:value="0.017041">
                <text:p>0.0170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3.018">
                <text:p>43.018</text:p>
              </table:table-cell>
              <table:table-cell office:value-type="float" office:value="0.015261">
                <text:p>0.0152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.087">
                <text:p>43.087</text:p>
              </table:table-cell>
              <table:table-cell office:value-type="float" office:value="0.013507">
                <text:p>0.0135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3.156">
                <text:p>43.156</text:p>
              </table:table-cell>
              <table:table-cell office:value-type="float" office:value="0.011735">
                <text:p>0.0117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3.225">
                <text:p>43.225</text:p>
              </table:table-cell>
              <table:table-cell office:value-type="float" office:value="0.0099358">
                <text:p>0.00993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3.294">
                <text:p>43.294</text:p>
              </table:table-cell>
              <table:table-cell office:value-type="float" office:value="0.0081092">
                <text:p>0.00810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3.363">
                <text:p>43.363</text:p>
              </table:table-cell>
              <table:table-cell office:value-type="float" office:value="0.0062549">
                <text:p>0.00625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3.432">
                <text:p>43.432</text:p>
              </table:table-cell>
              <table:table-cell office:value-type="float" office:value="0.004373">
                <text:p>0.0043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3.501">
                <text:p>43.501</text:p>
              </table:table-cell>
              <table:table-cell office:value-type="float" office:value="0.0024639">
                <text:p>0.00246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3.571">
                <text:p>43.571</text:p>
              </table:table-cell>
              <table:table-cell office:value-type="float" office:value="0.00052709">
                <text:p>0.000527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3.64">
                <text:p>43.64</text:p>
              </table:table-cell>
              <table:table-cell office:value-type="float" office:value="-0.0014373">
                <text:p>-0.00143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.709">
                <text:p>43.709</text:p>
              </table:table-cell>
              <table:table-cell office:value-type="float" office:value="-0.0034291">
                <text:p>-0.00342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3.778">
                <text:p>43.778</text:p>
              </table:table-cell>
              <table:table-cell office:value-type="float" office:value="-0.0054482">
                <text:p>-0.00544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3.847">
                <text:p>43.847</text:p>
              </table:table-cell>
              <table:table-cell office:value-type="float" office:value="-0.0074951">
                <text:p>-0.00749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3.916">
                <text:p>43.916</text:p>
              </table:table-cell>
              <table:table-cell office:value-type="float" office:value="-0.0095694">
                <text:p>-0.00956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3.985">
                <text:p>43.985</text:p>
              </table:table-cell>
              <table:table-cell office:value-type="float" office:value="-0.011671">
                <text:p>-0.0116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4.054">
                <text:p>44.054</text:p>
              </table:table-cell>
              <table:table-cell office:value-type="float" office:value="-0.0138">
                <text:p>-0.01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4.123">
                <text:p>44.123</text:p>
              </table:table-cell>
              <table:table-cell office:value-type="float" office:value="-0.015957">
                <text:p>-0.0159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4.192">
                <text:p>44.192</text:p>
              </table:table-cell>
              <table:table-cell office:value-type="float" office:value="-0.018141">
                <text:p>-0.0181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4.261">
                <text:p>44.261</text:p>
              </table:table-cell>
              <table:table-cell office:value-type="float" office:value="-0.020353">
                <text:p>-0.02035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4.33">
                <text:p>44.33</text:p>
              </table:table-cell>
              <table:table-cell office:value-type="float" office:value="-0.022221">
                <text:p>-0.0222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4.399">
                <text:p>44.399</text:p>
              </table:table-cell>
              <table:table-cell office:value-type="float" office:value="-0.024073">
                <text:p>-0.0240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4.468">
                <text:p>44.468</text:p>
              </table:table-cell>
              <table:table-cell office:value-type="float" office:value="-0.025948">
                <text:p>-0.0259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4.537">
                <text:p>44.537</text:p>
              </table:table-cell>
              <table:table-cell office:value-type="float" office:value="-0.027846">
                <text:p>-0.0278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4.606">
                <text:p>44.606</text:p>
              </table:table-cell>
              <table:table-cell office:value-type="float" office:value="-0.029767">
                <text:p>-0.0297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4.675">
                <text:p>44.675</text:p>
              </table:table-cell>
              <table:table-cell office:value-type="float" office:value="-0.031711">
                <text:p>-0.0317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4.744">
                <text:p>44.744</text:p>
              </table:table-cell>
              <table:table-cell office:value-type="float" office:value="-0.033678">
                <text:p>-0.0336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.813">
                <text:p>44.813</text:p>
              </table:table-cell>
              <table:table-cell office:value-type="float" office:value="-0.035669">
                <text:p>-0.0356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4.882">
                <text:p>44.882</text:p>
              </table:table-cell>
              <table:table-cell office:value-type="float" office:value="-0.037682">
                <text:p>-0.0376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4.952">
                <text:p>44.952</text:p>
              </table:table-cell>
              <table:table-cell office:value-type="float" office:value="-0.039718">
                <text:p>-0.0397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.021">
                <text:p>45.021</text:p>
              </table:table-cell>
              <table:table-cell office:value-type="float" office:value="-0.041778">
                <text:p>-0.0417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5.09">
                <text:p>45.09</text:p>
              </table:table-cell>
              <table:table-cell office:value-type="float" office:value="-0.043861">
                <text:p>-0.0438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5.159">
                <text:p>45.159</text:p>
              </table:table-cell>
              <table:table-cell office:value-type="float" office:value="-0.045966">
                <text:p>-0.0459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5.228">
                <text:p>45.228</text:p>
              </table:table-cell>
              <table:table-cell office:value-type="float" office:value="-0.048095">
                <text:p>-0.0480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5.297">
                <text:p>45.297</text:p>
              </table:table-cell>
              <table:table-cell office:value-type="float" office:value="-0.050247">
                <text:p>-0.0502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5.366">
                <text:p>45.366</text:p>
              </table:table-cell>
              <table:table-cell office:value-type="float" office:value="-0.052422">
                <text:p>-0.0524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5.435">
                <text:p>45.435</text:p>
              </table:table-cell>
              <table:table-cell office:value-type="float" office:value="-0.05462">
                <text:p>-0.054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5.504">
                <text:p>45.504</text:p>
              </table:table-cell>
              <table:table-cell office:value-type="float" office:value="-0.056842">
                <text:p>-0.0568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5.573">
                <text:p>45.573</text:p>
              </table:table-cell>
              <table:table-cell office:value-type="float" office:value="-0.058546">
                <text:p>-0.0585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.642">
                <text:p>45.642</text:p>
              </table:table-cell>
              <table:table-cell office:value-type="float" office:value="-0.060245">
                <text:p>-0.0602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.711">
                <text:p>45.711</text:p>
              </table:table-cell>
              <table:table-cell office:value-type="float" office:value="-0.061962">
                <text:p>-0.0619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5.78">
                <text:p>45.78</text:p>
              </table:table-cell>
              <table:table-cell office:value-type="float" office:value="-0.063698">
                <text:p>-0.0636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5.849">
                <text:p>45.849</text:p>
              </table:table-cell>
              <table:table-cell office:value-type="float" office:value="-0.065451">
                <text:p>-0.0654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5.918">
                <text:p>45.918</text:p>
              </table:table-cell>
              <table:table-cell office:value-type="float" office:value="-0.067223">
                <text:p>-0.0672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5.987">
                <text:p>45.987</text:p>
              </table:table-cell>
              <table:table-cell office:value-type="float" office:value="-0.069013">
                <text:p>-0.0690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6.056">
                <text:p>46.056</text:p>
              </table:table-cell>
              <table:table-cell office:value-type="float" office:value="-0.070821">
                <text:p>-0.0708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.125">
                <text:p>46.125</text:p>
              </table:table-cell>
              <table:table-cell office:value-type="float" office:value="-0.072647">
                <text:p>-0.0726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.194">
                <text:p>46.194</text:p>
              </table:table-cell>
              <table:table-cell office:value-type="float" office:value="-0.074492">
                <text:p>-0.07449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6.263">
                <text:p>46.263</text:p>
              </table:table-cell>
              <table:table-cell office:value-type="float" office:value="-0.076354">
                <text:p>-0.0763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6.333">
                <text:p>46.333</text:p>
              </table:table-cell>
              <table:table-cell office:value-type="float" office:value="-0.078235">
                <text:p>-0.0782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6.402">
                <text:p>46.402</text:p>
              </table:table-cell>
              <table:table-cell office:value-type="float" office:value="-0.080134">
                <text:p>-0.0801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.471">
                <text:p>46.471</text:p>
              </table:table-cell>
              <table:table-cell office:value-type="float" office:value="-0.08205">
                <text:p>-0.082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6.54">
                <text:p>46.54</text:p>
              </table:table-cell>
              <table:table-cell office:value-type="float" office:value="-0.083985">
                <text:p>-0.0839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.609">
                <text:p>46.609</text:p>
              </table:table-cell>
              <table:table-cell office:value-type="float" office:value="-0.085939">
                <text:p>-0.0859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6.678">
                <text:p>46.678</text:p>
              </table:table-cell>
              <table:table-cell office:value-type="float" office:value="-0.08791">
                <text:p>-0.087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.747">
                <text:p>46.747</text:p>
              </table:table-cell>
              <table:table-cell office:value-type="float" office:value="-0.089891">
                <text:p>-0.0898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.816">
                <text:p>46.816</text:p>
              </table:table-cell>
              <table:table-cell office:value-type="float" office:value="-0.091255">
                <text:p>-0.0912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6.885">
                <text:p>46.885</text:p>
              </table:table-cell>
              <table:table-cell office:value-type="float" office:value="-0.092632">
                <text:p>-0.0926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6.954">
                <text:p>46.954</text:p>
              </table:table-cell>
              <table:table-cell office:value-type="float" office:value="-0.094023">
                <text:p>-0.0940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7.023">
                <text:p>47.023</text:p>
              </table:table-cell>
              <table:table-cell office:value-type="float" office:value="-0.095428">
                <text:p>-0.0954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7.092">
                <text:p>47.092</text:p>
              </table:table-cell>
              <table:table-cell office:value-type="float" office:value="-0.096846">
                <text:p>-0.0968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7.161">
                <text:p>47.161</text:p>
              </table:table-cell>
              <table:table-cell office:value-type="float" office:value="-0.098277">
                <text:p>-0.0982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7.23">
                <text:p>47.23</text:p>
              </table:table-cell>
              <table:table-cell office:value-type="float" office:value="-0.099723">
                <text:p>-0.0997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7.299">
                <text:p>47.299</text:p>
              </table:table-cell>
              <table:table-cell office:value-type="float" office:value="-0.10118">
                <text:p>-0.101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7.368">
                <text:p>47.368</text:p>
              </table:table-cell>
              <table:table-cell office:value-type="float" office:value="-0.10265">
                <text:p>-0.1026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7.437">
                <text:p>47.437</text:p>
              </table:table-cell>
              <table:table-cell office:value-type="float" office:value="-0.10414">
                <text:p>-0.104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7.506">
                <text:p>47.506</text:p>
              </table:table-cell>
              <table:table-cell office:value-type="float" office:value="-0.10564">
                <text:p>-0.105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7.575">
                <text:p>47.575</text:p>
              </table:table-cell>
              <table:table-cell office:value-type="float" office:value="-0.10715">
                <text:p>-0.107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7.644">
                <text:p>47.644</text:p>
              </table:table-cell>
              <table:table-cell office:value-type="float" office:value="-0.10868">
                <text:p>-0.108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7.714">
                <text:p>47.714</text:p>
              </table:table-cell>
              <table:table-cell office:value-type="float" office:value="-0.11022">
                <text:p>-0.110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.783">
                <text:p>47.783</text:p>
              </table:table-cell>
              <table:table-cell office:value-type="float" office:value="-0.11177">
                <text:p>-0.111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7.852">
                <text:p>47.852</text:p>
              </table:table-cell>
              <table:table-cell office:value-type="float" office:value="-0.11334">
                <text:p>-0.113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7.921">
                <text:p>47.921</text:p>
              </table:table-cell>
              <table:table-cell office:value-type="float" office:value="-0.11492">
                <text:p>-0.114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7.99">
                <text:p>47.99</text:p>
              </table:table-cell>
              <table:table-cell office:value-type="float" office:value="-0.11647">
                <text:p>-0.116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8.059">
                <text:p>48.059</text:p>
              </table:table-cell>
              <table:table-cell office:value-type="float" office:value="-0.11739">
                <text:p>-0.1173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8.128">
                <text:p>48.128</text:p>
              </table:table-cell>
              <table:table-cell office:value-type="float" office:value="-0.11832">
                <text:p>-0.1183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8.197">
                <text:p>48.197</text:p>
              </table:table-cell>
              <table:table-cell office:value-type="float" office:value="-0.11926">
                <text:p>-0.119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8.266">
                <text:p>48.266</text:p>
              </table:table-cell>
              <table:table-cell office:value-type="float" office:value="-0.12021">
                <text:p>-0.120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8.335">
                <text:p>48.335</text:p>
              </table:table-cell>
              <table:table-cell office:value-type="float" office:value="-0.12117">
                <text:p>-0.121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8.404">
                <text:p>48.404</text:p>
              </table:table-cell>
              <table:table-cell office:value-type="float" office:value="-0.12214">
                <text:p>-0.122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8.473">
                <text:p>48.473</text:p>
              </table:table-cell>
              <table:table-cell office:value-type="float" office:value="-0.12312">
                <text:p>-0.123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8.542">
                <text:p>48.542</text:p>
              </table:table-cell>
              <table:table-cell office:value-type="float" office:value="-0.12411">
                <text:p>-0.124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8.611">
                <text:p>48.611</text:p>
              </table:table-cell>
              <table:table-cell office:value-type="float" office:value="-0.12511">
                <text:p>-0.125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8.68">
                <text:p>48.68</text:p>
              </table:table-cell>
              <table:table-cell office:value-type="float" office:value="-0.12611">
                <text:p>-0.126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8.749">
                <text:p>48.749</text:p>
              </table:table-cell>
              <table:table-cell office:value-type="float" office:value="-0.12713">
                <text:p>-0.127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.818">
                <text:p>48.818</text:p>
              </table:table-cell>
              <table:table-cell office:value-type="float" office:value="-0.12816">
                <text:p>-0.128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8.887">
                <text:p>48.887</text:p>
              </table:table-cell>
              <table:table-cell office:value-type="float" office:value="-0.1292">
                <text:p>-0.12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8.956">
                <text:p>48.956</text:p>
              </table:table-cell>
              <table:table-cell office:value-type="float" office:value="-0.13024">
                <text:p>-0.130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9.025">
                <text:p>49.025</text:p>
              </table:table-cell>
              <table:table-cell office:value-type="float" office:value="-0.1313">
                <text:p>-0.13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9.095">
                <text:p>49.095</text:p>
              </table:table-cell>
              <table:table-cell office:value-type="float" office:value="-0.13237">
                <text:p>-0.132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9.164">
                <text:p>49.164</text:p>
              </table:table-cell>
              <table:table-cell office:value-type="float" office:value="-0.13344">
                <text:p>-0.133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9.233">
                <text:p>49.233</text:p>
              </table:table-cell>
              <table:table-cell office:value-type="float" office:value="-0.13445">
                <text:p>-0.134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9.302">
                <text:p>49.302</text:p>
              </table:table-cell>
              <table:table-cell office:value-type="float" office:value="-0.13487">
                <text:p>-0.134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9.371">
                <text:p>49.371</text:p>
              </table:table-cell>
              <table:table-cell office:value-type="float" office:value="-0.13531">
                <text:p>-0.135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9.44">
                <text:p>49.44</text:p>
              </table:table-cell>
              <table:table-cell office:value-type="float" office:value="-0.13575">
                <text:p>-0.135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9.509">
                <text:p>49.509</text:p>
              </table:table-cell>
              <table:table-cell office:value-type="float" office:value="-0.1362">
                <text:p>-0.13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9.578">
                <text:p>49.578</text:p>
              </table:table-cell>
              <table:table-cell office:value-type="float" office:value="-0.13665">
                <text:p>-0.136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9.647">
                <text:p>49.647</text:p>
              </table:table-cell>
              <table:table-cell office:value-type="float" office:value="-0.13711">
                <text:p>-0.137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.716">
                <text:p>49.716</text:p>
              </table:table-cell>
              <table:table-cell office:value-type="float" office:value="-0.13758">
                <text:p>-0.137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.785">
                <text:p>49.785</text:p>
              </table:table-cell>
              <table:table-cell office:value-type="float" office:value="-0.13806">
                <text:p>-0.138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9.854">
                <text:p>49.854</text:p>
              </table:table-cell>
              <table:table-cell office:value-type="float" office:value="-0.13854">
                <text:p>-0.1385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9.923">
                <text:p>49.923</text:p>
              </table:table-cell>
              <table:table-cell office:value-type="float" office:value="-0.13903">
                <text:p>-0.139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9.992">
                <text:p>49.992</text:p>
              </table:table-cell>
              <table:table-cell office:value-type="float" office:value="-0.13953">
                <text:p>-0.1395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0.061">
                <text:p>50.061</text:p>
              </table:table-cell>
              <table:table-cell office:value-type="float" office:value="-0.14003">
                <text:p>-0.140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0.13">
                <text:p>50.13</text:p>
              </table:table-cell>
              <table:table-cell office:value-type="float" office:value="-0.14054">
                <text:p>-0.140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0.199">
                <text:p>50.199</text:p>
              </table:table-cell>
              <table:table-cell office:value-type="float" office:value="-0.14106">
                <text:p>-0.141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0.268">
                <text:p>50.268</text:p>
              </table:table-cell>
              <table:table-cell office:value-type="float" office:value="-0.14158">
                <text:p>-0.141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0.337">
                <text:p>50.337</text:p>
              </table:table-cell>
              <table:table-cell office:value-type="float" office:value="-0.14211">
                <text:p>-0.142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.406">
                <text:p>50.406</text:p>
              </table:table-cell>
              <table:table-cell office:value-type="float" office:value="-0.14265">
                <text:p>-0.142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0.476">
                <text:p>50.476</text:p>
              </table:table-cell>
              <table:table-cell office:value-type="float" office:value="-0.1431">
                <text:p>-0.14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.545">
                <text:p>50.545</text:p>
              </table:table-cell>
              <table:table-cell office:value-type="float" office:value="-0.14309">
                <text:p>-0.143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0.614">
                <text:p>50.614</text:p>
              </table:table-cell>
              <table:table-cell office:value-type="float" office:value="-0.14308">
                <text:p>-0.143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0.683">
                <text:p>50.683</text:p>
              </table:table-cell>
              <table:table-cell office:value-type="float" office:value="-0.14309">
                <text:p>-0.143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.752">
                <text:p>50.752</text:p>
              </table:table-cell>
              <table:table-cell office:value-type="float" office:value="-0.14309">
                <text:p>-0.143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0.821">
                <text:p>50.821</text:p>
              </table:table-cell>
              <table:table-cell office:value-type="float" office:value="-0.14311">
                <text:p>-0.143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0.89">
                <text:p>50.89</text:p>
              </table:table-cell>
              <table:table-cell office:value-type="float" office:value="-0.14312">
                <text:p>-0.143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0.959">
                <text:p>50.959</text:p>
              </table:table-cell>
              <table:table-cell office:value-type="float" office:value="-0.14315">
                <text:p>-0.143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1.028">
                <text:p>51.028</text:p>
              </table:table-cell>
              <table:table-cell office:value-type="float" office:value="-0.14318">
                <text:p>-0.143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1.097">
                <text:p>51.097</text:p>
              </table:table-cell>
              <table:table-cell office:value-type="float" office:value="-0.14321">
                <text:p>-0.143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.166">
                <text:p>51.166</text:p>
              </table:table-cell>
              <table:table-cell office:value-type="float" office:value="-0.14325">
                <text:p>-0.143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.235">
                <text:p>51.235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1.304">
                <text:p>51.304</text:p>
              </table:table-cell>
              <table:table-cell office:value-type="float" office:value="-0.14335">
                <text:p>-0.143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1.373">
                <text:p>51.373</text:p>
              </table:table-cell>
              <table:table-cell office:value-type="float" office:value="-0.1434">
                <text:p>-0.14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1.442">
                <text:p>51.442</text:p>
              </table:table-cell>
              <table:table-cell office:value-type="float" office:value="-0.14347">
                <text:p>-0.143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1.511">
                <text:p>51.511</text:p>
              </table:table-cell>
              <table:table-cell office:value-type="float" office:value="-0.14354">
                <text:p>-0.143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1.58">
                <text:p>51.58</text:p>
              </table:table-cell>
              <table:table-cell office:value-type="float" office:value="-0.14361">
                <text:p>-0.143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1.649">
                <text:p>51.649</text:p>
              </table:table-cell>
              <table:table-cell office:value-type="float" office:value="-0.14369">
                <text:p>-0.143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.718">
                <text:p>51.718</text:p>
              </table:table-cell>
              <table:table-cell office:value-type="float" office:value="-0.14367">
                <text:p>-0.143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1.787">
                <text:p>51.787</text:p>
              </table:table-cell>
              <table:table-cell office:value-type="float" office:value="-0.14334">
                <text:p>-0.143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1.857">
                <text:p>51.857</text:p>
              </table:table-cell>
              <table:table-cell office:value-type="float" office:value="-0.14301">
                <text:p>-0.143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1.926">
                <text:p>51.926</text:p>
              </table:table-cell>
              <table:table-cell office:value-type="float" office:value="-0.14268">
                <text:p>-0.142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1.995">
                <text:p>51.995</text:p>
              </table:table-cell>
              <table:table-cell office:value-type="float" office:value="-0.14234">
                <text:p>-0.142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2.064">
                <text:p>52.064</text:p>
              </table:table-cell>
              <table:table-cell office:value-type="float" office:value="-0.14198">
                <text:p>-0.141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2.133">
                <text:p>52.133</text:p>
              </table:table-cell>
              <table:table-cell office:value-type="float" office:value="-0.14163">
                <text:p>-0.1416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2.202">
                <text:p>52.202</text:p>
              </table:table-cell>
              <table:table-cell office:value-type="float" office:value="-0.14129">
                <text:p>-0.141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2.271">
                <text:p>52.271</text:p>
              </table:table-cell>
              <table:table-cell office:value-type="float" office:value="-0.14096">
                <text:p>-0.140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2.34">
                <text:p>52.34</text:p>
              </table:table-cell>
              <table:table-cell office:value-type="float" office:value="-0.14064">
                <text:p>-0.140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2.409">
                <text:p>52.409</text:p>
              </table:table-cell>
              <table:table-cell office:value-type="float" office:value="-0.14032">
                <text:p>-0.140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.478">
                <text:p>52.478</text:p>
              </table:table-cell>
              <table:table-cell office:value-type="float" office:value="-0.14002">
                <text:p>-0.140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.547">
                <text:p>52.547</text:p>
              </table:table-cell>
              <table:table-cell office:value-type="float" office:value="-0.13972">
                <text:p>-0.139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2.616">
                <text:p>52.616</text:p>
              </table:table-cell>
              <table:table-cell office:value-type="float" office:value="-0.13944">
                <text:p>-0.139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2.685">
                <text:p>52.685</text:p>
              </table:table-cell>
              <table:table-cell office:value-type="float" office:value="-0.13916">
                <text:p>-0.139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2.754">
                <text:p>52.754</text:p>
              </table:table-cell>
              <table:table-cell office:value-type="float" office:value="-0.13889">
                <text:p>-0.138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2.823">
                <text:p>52.823</text:p>
              </table:table-cell>
              <table:table-cell office:value-type="float" office:value="-0.13863">
                <text:p>-0.138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2.892">
                <text:p>52.892</text:p>
              </table:table-cell>
              <table:table-cell office:value-type="float" office:value="-0.13838">
                <text:p>-0.1383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2.961">
                <text:p>52.961</text:p>
              </table:table-cell>
              <table:table-cell office:value-type="float" office:value="-0.13804">
                <text:p>-0.138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3.03">
                <text:p>53.03</text:p>
              </table:table-cell>
              <table:table-cell office:value-type="float" office:value="-0.13746">
                <text:p>-0.137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3.099">
                <text:p>53.099</text:p>
              </table:table-cell>
              <table:table-cell office:value-type="float" office:value="-0.1369">
                <text:p>-0.13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3.168">
                <text:p>53.168</text:p>
              </table:table-cell>
              <table:table-cell office:value-type="float" office:value="-0.13634">
                <text:p>-0.136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3.238">
                <text:p>53.238</text:p>
              </table:table-cell>
              <table:table-cell office:value-type="float" office:value="-0.13578">
                <text:p>-0.135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3.307">
                <text:p>53.307</text:p>
              </table:table-cell>
              <table:table-cell office:value-type="float" office:value="-0.13524">
                <text:p>-0.135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3.376">
                <text:p>53.376</text:p>
              </table:table-cell>
              <table:table-cell office:value-type="float" office:value="-0.1347">
                <text:p>-0.13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3.445">
                <text:p>53.445</text:p>
              </table:table-cell>
              <table:table-cell office:value-type="float" office:value="-0.13416">
                <text:p>-0.134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3.514">
                <text:p>53.514</text:p>
              </table:table-cell>
              <table:table-cell office:value-type="float" office:value="-0.13364">
                <text:p>-0.133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3.583">
                <text:p>53.583</text:p>
              </table:table-cell>
              <table:table-cell office:value-type="float" office:value="-0.13312">
                <text:p>-0.133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3.652">
                <text:p>53.652</text:p>
              </table:table-cell>
              <table:table-cell office:value-type="float" office:value="-0.13261">
                <text:p>-0.1326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3.721">
                <text:p>53.721</text:p>
              </table:table-cell>
              <table:table-cell office:value-type="float" office:value="-0.13211">
                <text:p>-0.132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3.79">
                <text:p>53.79</text:p>
              </table:table-cell>
              <table:table-cell office:value-type="float" office:value="-0.13161">
                <text:p>-0.1316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3.859">
                <text:p>53.859</text:p>
              </table:table-cell>
              <table:table-cell office:value-type="float" office:value="-0.13112">
                <text:p>-0.131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3.928">
                <text:p>53.928</text:p>
              </table:table-cell>
              <table:table-cell office:value-type="float" office:value="-0.13064">
                <text:p>-0.130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3.997">
                <text:p>53.997</text:p>
              </table:table-cell>
              <table:table-cell office:value-type="float" office:value="-0.13017">
                <text:p>-0.130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4.066">
                <text:p>54.066</text:p>
              </table:table-cell>
              <table:table-cell office:value-type="float" office:value="-0.1297">
                <text:p>-0.129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4.135">
                <text:p>54.135</text:p>
              </table:table-cell>
              <table:table-cell office:value-type="float" office:value="-0.12924">
                <text:p>-0.129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4.204">
                <text:p>54.204</text:p>
              </table:table-cell>
              <table:table-cell office:value-type="float" office:value="-0.12868">
                <text:p>-0.1286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4.273">
                <text:p>54.273</text:p>
              </table:table-cell>
              <table:table-cell office:value-type="float" office:value="-0.12793">
                <text:p>-0.127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4.342">
                <text:p>54.342</text:p>
              </table:table-cell>
              <table:table-cell office:value-type="float" office:value="-0.12719">
                <text:p>-0.127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.411">
                <text:p>54.411</text:p>
              </table:table-cell>
              <table:table-cell office:value-type="float" office:value="-0.12645">
                <text:p>-0.126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4.48">
                <text:p>54.48</text:p>
              </table:table-cell>
              <table:table-cell office:value-type="float" office:value="-0.12572">
                <text:p>-0.125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4.549">
                <text:p>54.549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4.619">
                <text:p>54.619</text:p>
              </table:table-cell>
              <table:table-cell office:value-type="float" office:value="-0.12428">
                <text:p>-0.124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4.688">
                <text:p>54.688</text:p>
              </table:table-cell>
              <table:table-cell office:value-type="float" office:value="-0.12357">
                <text:p>-0.123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4.757">
                <text:p>54.757</text:p>
              </table:table-cell>
              <table:table-cell office:value-type="float" office:value="-0.12286">
                <text:p>-0.122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4.826">
                <text:p>54.826</text:p>
              </table:table-cell>
              <table:table-cell office:value-type="float" office:value="-0.12216">
                <text:p>-0.122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4.895">
                <text:p>54.895</text:p>
              </table:table-cell>
              <table:table-cell office:value-type="float" office:value="-0.12146">
                <text:p>-0.121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4.964">
                <text:p>54.964</text:p>
              </table:table-cell>
              <table:table-cell office:value-type="float" office:value="-0.12077">
                <text:p>-0.120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5.033">
                <text:p>55.033</text:p>
              </table:table-cell>
              <table:table-cell office:value-type="float" office:value="-0.12009">
                <text:p>-0.120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5.102">
                <text:p>55.102</text:p>
              </table:table-cell>
              <table:table-cell office:value-type="float" office:value="-0.11941">
                <text:p>-0.119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5.171">
                <text:p>55.171</text:p>
              </table:table-cell>
              <table:table-cell office:value-type="float" office:value="-0.11874">
                <text:p>-0.118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5.24">
                <text:p>55.24</text:p>
              </table:table-cell>
              <table:table-cell office:value-type="float" office:value="-0.11807">
                <text:p>-0.118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5.309">
                <text:p>55.309</text:p>
              </table:table-cell>
              <table:table-cell office:value-type="float" office:value="-0.11741">
                <text:p>-0.117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5.378">
                <text:p>55.378</text:p>
              </table:table-cell>
              <table:table-cell office:value-type="float" office:value="-0.11676">
                <text:p>-0.116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5.447">
                <text:p>55.447</text:p>
              </table:table-cell>
              <table:table-cell office:value-type="float" office:value="-0.11602">
                <text:p>-0.116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5.516">
                <text:p>55.516</text:p>
              </table:table-cell>
              <table:table-cell office:value-type="float" office:value="-0.11514">
                <text:p>-0.115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5.585">
                <text:p>55.585</text:p>
              </table:table-cell>
              <table:table-cell office:value-type="float" office:value="-0.11427">
                <text:p>-0.114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5.654">
                <text:p>55.654</text:p>
              </table:table-cell>
              <table:table-cell office:value-type="float" office:value="-0.1134">
                <text:p>-0.11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5.723">
                <text:p>55.723</text:p>
              </table:table-cell>
              <table:table-cell office:value-type="float" office:value="-0.11254">
                <text:p>-0.1125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5.792">
                <text:p>55.792</text:p>
              </table:table-cell>
              <table:table-cell office:value-type="float" office:value="-0.11168">
                <text:p>-0.111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5.861">
                <text:p>55.861</text:p>
              </table:table-cell>
              <table:table-cell office:value-type="float" office:value="-0.11083">
                <text:p>-0.110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5.93">
                <text:p>55.93</text:p>
              </table:table-cell>
              <table:table-cell office:value-type="float" office:value="-0.10998">
                <text:p>-0.109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  <table:table-cell office:value-type="float" office:value="-0.10914">
                <text:p>-0.109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6.069">
                <text:p>56.069</text:p>
              </table:table-cell>
              <table:table-cell office:value-type="float" office:value="-0.1083">
                <text:p>-0.10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6.138">
                <text:p>56.138</text:p>
              </table:table-cell>
              <table:table-cell office:value-type="float" office:value="-0.10747">
                <text:p>-0.107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6.207">
                <text:p>56.207</text:p>
              </table:table-cell>
              <table:table-cell office:value-type="float" office:value="-0.10664">
                <text:p>-0.106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6.276">
                <text:p>56.276</text:p>
              </table:table-cell>
              <table:table-cell office:value-type="float" office:value="-0.10582">
                <text:p>-0.1058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6.345">
                <text:p>56.345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6.414">
                <text:p>56.414</text:p>
              </table:table-cell>
              <table:table-cell office:value-type="float" office:value="-0.10419">
                <text:p>-0.104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6.483">
                <text:p>56.483</text:p>
              </table:table-cell>
              <table:table-cell office:value-type="float" office:value="-0.10338">
                <text:p>-0.103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6.552">
                <text:p>56.552</text:p>
              </table:table-cell>
              <table:table-cell office:value-type="float" office:value="-0.10258">
                <text:p>-0.102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6.621">
                <text:p>56.621</text:p>
              </table:table-cell>
              <table:table-cell office:value-type="float" office:value="-0.10179">
                <text:p>-0.101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6.69">
                <text:p>56.69</text:p>
              </table:table-cell>
              <table:table-cell office:value-type="float" office:value="-0.10094">
                <text:p>-0.100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6.759">
                <text:p>56.759</text:p>
              </table:table-cell>
              <table:table-cell office:value-type="float" office:value="-0.10003">
                <text:p>-0.100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6.828">
                <text:p>56.828</text:p>
              </table:table-cell>
              <table:table-cell office:value-type="float" office:value="-0.099131">
                <text:p>-0.0991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6.897">
                <text:p>56.897</text:p>
              </table:table-cell>
              <table:table-cell office:value-type="float" office:value="-0.098232">
                <text:p>-0.0982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6.966">
                <text:p>56.966</text:p>
              </table:table-cell>
              <table:table-cell office:value-type="float" office:value="-0.097338">
                <text:p>-0.0973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7.035">
                <text:p>57.035</text:p>
              </table:table-cell>
              <table:table-cell office:value-type="float" office:value="-0.096448">
                <text:p>-0.0964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7.104">
                <text:p>57.104</text:p>
              </table:table-cell>
              <table:table-cell office:value-type="float" office:value="-0.095563">
                <text:p>-0.0955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7.173">
                <text:p>57.173</text:p>
              </table:table-cell>
              <table:table-cell office:value-type="float" office:value="-0.094681">
                <text:p>-0.0946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7.242">
                <text:p>57.242</text:p>
              </table:table-cell>
              <table:table-cell office:value-type="float" office:value="-0.093803">
                <text:p>-0.0938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7.311">
                <text:p>57.311</text:p>
              </table:table-cell>
              <table:table-cell office:value-type="float" office:value="-0.09293">
                <text:p>-0.092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7.381">
                <text:p>57.381</text:p>
              </table:table-cell>
              <table:table-cell office:value-type="float" office:value="-0.092061">
                <text:p>-0.0920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7.45">
                <text:p>57.45</text:p>
              </table:table-cell>
              <table:table-cell office:value-type="float" office:value="-0.091196">
                <text:p>-0.0911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7.519">
                <text:p>57.519</text:p>
              </table:table-cell>
              <table:table-cell office:value-type="float" office:value="-0.090335">
                <text:p>-0.0903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7.588">
                <text:p>57.588</text:p>
              </table:table-cell>
              <table:table-cell office:value-type="float" office:value="-0.089478">
                <text:p>-0.0894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7.657">
                <text:p>57.657</text:p>
              </table:table-cell>
              <table:table-cell office:value-type="float" office:value="-0.088626">
                <text:p>-0.0886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7.726">
                <text:p>57.726</text:p>
              </table:table-cell>
              <table:table-cell office:value-type="float" office:value="-0.087777">
                <text:p>-0.0877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7.795">
                <text:p>57.795</text:p>
              </table:table-cell>
              <table:table-cell office:value-type="float" office:value="-0.086933">
                <text:p>-0.0869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7.864">
                <text:p>57.864</text:p>
              </table:table-cell>
              <table:table-cell office:value-type="float" office:value="-0.086093">
                <text:p>-0.0860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7.933">
                <text:p>57.933</text:p>
              </table:table-cell>
              <table:table-cell office:value-type="float" office:value="-0.085244">
                <text:p>-0.0852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8.002">
                <text:p>58.002</text:p>
              </table:table-cell>
              <table:table-cell office:value-type="float" office:value="-0.084387">
                <text:p>-0.0843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8.071">
                <text:p>58.071</text:p>
              </table:table-cell>
              <table:table-cell office:value-type="float" office:value="-0.083532">
                <text:p>-0.0835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8.14">
                <text:p>58.14</text:p>
              </table:table-cell>
              <table:table-cell office:value-type="float" office:value="-0.082681">
                <text:p>-0.0826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8.209">
                <text:p>58.209</text:p>
              </table:table-cell>
              <table:table-cell office:value-type="float" office:value="-0.081832">
                <text:p>-0.0818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8.278">
                <text:p>58.278</text:p>
              </table:table-cell>
              <table:table-cell office:value-type="float" office:value="-0.080986">
                <text:p>-0.0809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8.347">
                <text:p>58.347</text:p>
              </table:table-cell>
              <table:table-cell office:value-type="float" office:value="-0.080142">
                <text:p>-0.08014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8.416">
                <text:p>58.416</text:p>
              </table:table-cell>
              <table:table-cell office:value-type="float" office:value="-0.079302">
                <text:p>-0.0793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8.485">
                <text:p>58.485</text:p>
              </table:table-cell>
              <table:table-cell office:value-type="float" office:value="-0.078464">
                <text:p>-0.07846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8.554">
                <text:p>58.554</text:p>
              </table:table-cell>
              <table:table-cell office:value-type="float" office:value="-0.07763">
                <text:p>-0.077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8.623">
                <text:p>58.623</text:p>
              </table:table-cell>
              <table:table-cell office:value-type="float" office:value="-0.076798">
                <text:p>-0.0767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8.692">
                <text:p>58.692</text:p>
              </table:table-cell>
              <table:table-cell office:value-type="float" office:value="-0.075968">
                <text:p>-0.0759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8.762">
                <text:p>58.762</text:p>
              </table:table-cell>
              <table:table-cell office:value-type="float" office:value="-0.075142">
                <text:p>-0.0751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8.831">
                <text:p>58.831</text:p>
              </table:table-cell>
              <table:table-cell office:value-type="float" office:value="-0.074319">
                <text:p>-0.0743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8.9">
                <text:p>58.9</text:p>
              </table:table-cell>
              <table:table-cell office:value-type="float" office:value="-0.073498">
                <text:p>-0.0734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8.969">
                <text:p>58.969</text:p>
              </table:table-cell>
              <table:table-cell office:value-type="float" office:value="-0.07268">
                <text:p>-0.072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9.038">
                <text:p>59.038</text:p>
              </table:table-cell>
              <table:table-cell office:value-type="float" office:value="-0.071865">
                <text:p>-0.07186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.107">
                <text:p>59.107</text:p>
              </table:table-cell>
              <table:table-cell office:value-type="float" office:value="-0.071053">
                <text:p>-0.0710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9.176">
                <text:p>59.176</text:p>
              </table:table-cell>
              <table:table-cell office:value-type="float" office:value="-0.070265">
                <text:p>-0.0702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9.245">
                <text:p>59.245</text:p>
              </table:table-cell>
              <table:table-cell office:value-type="float" office:value="-0.069497">
                <text:p>-0.0694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9.314">
                <text:p>59.314</text:p>
              </table:table-cell>
              <table:table-cell office:value-type="float" office:value="-0.068729">
                <text:p>-0.0687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9.383">
                <text:p>59.383</text:p>
              </table:table-cell>
              <table:table-cell office:value-type="float" office:value="-0.067963">
                <text:p>-0.0679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9.452">
                <text:p>59.452</text:p>
              </table:table-cell>
              <table:table-cell office:value-type="float" office:value="-0.067197">
                <text:p>-0.0671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9.521">
                <text:p>59.521</text:p>
              </table:table-cell>
              <table:table-cell office:value-type="float" office:value="-0.066433">
                <text:p>-0.0664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.59">
                <text:p>59.59</text:p>
              </table:table-cell>
              <table:table-cell office:value-type="float" office:value="-0.065669">
                <text:p>-0.0656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9.659">
                <text:p>59.659</text:p>
              </table:table-cell>
              <table:table-cell office:value-type="float" office:value="-0.064907">
                <text:p>-0.0649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9.728">
                <text:p>59.728</text:p>
              </table:table-cell>
              <table:table-cell office:value-type="float" office:value="-0.064145">
                <text:p>-0.0641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9.797">
                <text:p>59.797</text:p>
              </table:table-cell>
              <table:table-cell office:value-type="float" office:value="-0.063385">
                <text:p>-0.06338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9.866">
                <text:p>59.866</text:p>
              </table:table-cell>
              <table:table-cell office:value-type="float" office:value="-0.062626">
                <text:p>-0.0626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.935">
                <text:p>59.935</text:p>
              </table:table-cell>
              <table:table-cell office:value-type="float" office:value="-0.061871">
                <text:p>-0.0618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0.004">
                <text:p>60.004</text:p>
              </table:table-cell>
              <table:table-cell office:value-type="float" office:value="-0.061121">
                <text:p>-0.0611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.073">
                <text:p>60.073</text:p>
              </table:table-cell>
              <table:table-cell office:value-type="float" office:value="-0.060372">
                <text:p>-0.06037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0.143">
                <text:p>60.143</text:p>
              </table:table-cell>
              <table:table-cell office:value-type="float" office:value="-0.059623">
                <text:p>-0.0596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.212">
                <text:p>60.212</text:p>
              </table:table-cell>
              <table:table-cell office:value-type="float" office:value="-0.058874">
                <text:p>-0.0588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.281">
                <text:p>60.281</text:p>
              </table:table-cell>
              <table:table-cell office:value-type="float" office:value="-0.058126">
                <text:p>-0.0581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0.35">
                <text:p>60.35</text:p>
              </table:table-cell>
              <table:table-cell office:value-type="float" office:value="-0.057379">
                <text:p>-0.0573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0.419">
                <text:p>60.419</text:p>
              </table:table-cell>
              <table:table-cell office:value-type="float" office:value="-0.056693">
                <text:p>-0.0566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0.488">
                <text:p>60.488</text:p>
              </table:table-cell>
              <table:table-cell office:value-type="float" office:value="-0.056046">
                <text:p>-0.05604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0.557">
                <text:p>60.557</text:p>
              </table:table-cell>
              <table:table-cell office:value-type="float" office:value="-0.055398">
                <text:p>-0.0553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.626">
                <text:p>60.626</text:p>
              </table:table-cell>
              <table:table-cell office:value-type="float" office:value="-0.054749">
                <text:p>-0.0547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0.695">
                <text:p>60.695</text:p>
              </table:table-cell>
              <table:table-cell office:value-type="float" office:value="-0.0541">
                <text:p>-0.05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0.764">
                <text:p>60.764</text:p>
              </table:table-cell>
              <table:table-cell office:value-type="float" office:value="-0.05345">
                <text:p>-0.053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0.833">
                <text:p>60.833</text:p>
              </table:table-cell>
              <table:table-cell office:value-type="float" office:value="-0.0528">
                <text:p>-0.05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0.902">
                <text:p>60.902</text:p>
              </table:table-cell>
              <table:table-cell office:value-type="float" office:value="-0.05215">
                <text:p>-0.052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0.971">
                <text:p>60.971</text:p>
              </table:table-cell>
              <table:table-cell office:value-type="float" office:value="-0.051499">
                <text:p>-0.0514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.04">
                <text:p>61.04</text:p>
              </table:table-cell>
              <table:table-cell office:value-type="float" office:value="-0.050847">
                <text:p>-0.0508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1.109">
                <text:p>61.109</text:p>
              </table:table-cell>
              <table:table-cell office:value-type="float" office:value="-0.050195">
                <text:p>-0.0501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1.178">
                <text:p>61.178</text:p>
              </table:table-cell>
              <table:table-cell office:value-type="float" office:value="-0.049543">
                <text:p>-0.04954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1.247">
                <text:p>61.247</text:p>
              </table:table-cell>
              <table:table-cell office:value-type="float" office:value="-0.04889">
                <text:p>-0.048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1.316">
                <text:p>61.316</text:p>
              </table:table-cell>
              <table:table-cell office:value-type="float" office:value="-0.048236">
                <text:p>-0.0482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1.385">
                <text:p>61.385</text:p>
              </table:table-cell>
              <table:table-cell office:value-type="float" office:value="-0.047582">
                <text:p>-0.0475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.454">
                <text:p>61.454</text:p>
              </table:table-cell>
              <table:table-cell office:value-type="float" office:value="-0.046928">
                <text:p>-0.0469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1.524">
                <text:p>61.524</text:p>
              </table:table-cell>
              <table:table-cell office:value-type="float" office:value="-0.046273">
                <text:p>-0.0462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1.593">
                <text:p>61.593</text:p>
              </table:table-cell>
              <table:table-cell office:value-type="float" office:value="-0.045617">
                <text:p>-0.0456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1.662">
                <text:p>61.662</text:p>
              </table:table-cell>
              <table:table-cell office:value-type="float" office:value="-0.045042">
                <text:p>-0.04504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.731">
                <text:p>61.731</text:p>
              </table:table-cell>
              <table:table-cell office:value-type="float" office:value="-0.044505">
                <text:p>-0.0445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1.8">
                <text:p>61.8</text:p>
              </table:table-cell>
              <table:table-cell office:value-type="float" office:value="-0.043967">
                <text:p>-0.0439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1.869">
                <text:p>61.869</text:p>
              </table:table-cell>
              <table:table-cell office:value-type="float" office:value="-0.043427">
                <text:p>-0.0434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1.938">
                <text:p>61.938</text:p>
              </table:table-cell>
              <table:table-cell office:value-type="float" office:value="-0.042887">
                <text:p>-0.0428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2.007">
                <text:p>62.007</text:p>
              </table:table-cell>
              <table:table-cell office:value-type="float" office:value="-0.042346">
                <text:p>-0.0423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2.076">
                <text:p>62.076</text:p>
              </table:table-cell>
              <table:table-cell office:value-type="float" office:value="-0.041803">
                <text:p>-0.0418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.145">
                <text:p>62.145</text:p>
              </table:table-cell>
              <table:table-cell office:value-type="float" office:value="-0.04126">
                <text:p>-0.0412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2.214">
                <text:p>62.214</text:p>
              </table:table-cell>
              <table:table-cell office:value-type="float" office:value="-0.040715">
                <text:p>-0.0407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2.283">
                <text:p>62.283</text:p>
              </table:table-cell>
              <table:table-cell office:value-type="float" office:value="-0.04017">
                <text:p>-0.040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.352">
                <text:p>62.352</text:p>
              </table:table-cell>
              <table:table-cell office:value-type="float" office:value="-0.039623">
                <text:p>-0.0396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2.421">
                <text:p>62.421</text:p>
              </table:table-cell>
              <table:table-cell office:value-type="float" office:value="-0.039075">
                <text:p>-0.0390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2.49">
                <text:p>62.49</text:p>
              </table:table-cell>
              <table:table-cell office:value-type="float" office:value="-0.038526">
                <text:p>-0.0385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.559">
                <text:p>62.559</text:p>
              </table:table-cell>
              <table:table-cell office:value-type="float" office:value="-0.037976">
                <text:p>-0.0379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2.628">
                <text:p>62.628</text:p>
              </table:table-cell>
              <table:table-cell office:value-type="float" office:value="-0.037425">
                <text:p>-0.0374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2.697">
                <text:p>62.697</text:p>
              </table:table-cell>
              <table:table-cell office:value-type="float" office:value="-0.036873">
                <text:p>-0.0368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2.766">
                <text:p>62.766</text:p>
              </table:table-cell>
              <table:table-cell office:value-type="float" office:value="-0.036319">
                <text:p>-0.0363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2.835">
                <text:p>62.835</text:p>
              </table:table-cell>
              <table:table-cell office:value-type="float" office:value="-0.035765">
                <text:p>-0.0357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2.905">
                <text:p>62.905</text:p>
              </table:table-cell>
              <table:table-cell office:value-type="float" office:value="-0.035279">
                <text:p>-0.03527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2.974">
                <text:p>62.974</text:p>
              </table:table-cell>
              <table:table-cell office:value-type="float" office:value="-0.034818">
                <text:p>-0.0348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.043">
                <text:p>63.043</text:p>
              </table:table-cell>
              <table:table-cell office:value-type="float" office:value="-0.034357">
                <text:p>-0.0343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3.112">
                <text:p>63.112</text:p>
              </table:table-cell>
              <table:table-cell office:value-type="float" office:value="-0.033894">
                <text:p>-0.0338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3.181">
                <text:p>63.181</text:p>
              </table:table-cell>
              <table:table-cell office:value-type="float" office:value="-0.03343">
                <text:p>-0.0334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.25">
                <text:p>63.25</text:p>
              </table:table-cell>
              <table:table-cell office:value-type="float" office:value="-0.032964">
                <text:p>-0.0329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3.319">
                <text:p>63.319</text:p>
              </table:table-cell>
              <table:table-cell office:value-type="float" office:value="-0.032498">
                <text:p>-0.03249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3.388">
                <text:p>63.388</text:p>
              </table:table-cell>
              <table:table-cell office:value-type="float" office:value="-0.03203">
                <text:p>-0.0320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3.457">
                <text:p>63.457</text:p>
              </table:table-cell>
              <table:table-cell office:value-type="float" office:value="-0.031561">
                <text:p>-0.0315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3.526">
                <text:p>63.526</text:p>
              </table:table-cell>
              <table:table-cell office:value-type="float" office:value="-0.031091">
                <text:p>-0.0310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3.595">
                <text:p>63.595</text:p>
              </table:table-cell>
              <table:table-cell office:value-type="float" office:value="-0.03062">
                <text:p>-0.030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3.664">
                <text:p>63.664</text:p>
              </table:table-cell>
              <table:table-cell office:value-type="float" office:value="-0.030147">
                <text:p>-0.0301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.733">
                <text:p>63.733</text:p>
              </table:table-cell>
              <table:table-cell office:value-type="float" office:value="-0.029674">
                <text:p>-0.0296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.802">
                <text:p>63.802</text:p>
              </table:table-cell>
              <table:table-cell office:value-type="float" office:value="-0.029199">
                <text:p>-0.02919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3.871">
                <text:p>63.871</text:p>
              </table:table-cell>
              <table:table-cell office:value-type="float" office:value="-0.028723">
                <text:p>-0.0287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3.94">
                <text:p>63.94</text:p>
              </table:table-cell>
              <table:table-cell office:value-type="float" office:value="-0.028246">
                <text:p>-0.02824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4.009">
                <text:p>64.009</text:p>
              </table:table-cell>
              <table:table-cell office:value-type="float" office:value="-0.027767">
                <text:p>-0.0277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4.078">
                <text:p>64.078</text:p>
              </table:table-cell>
              <table:table-cell office:value-type="float" office:value="-0.027288">
                <text:p>-0.02728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4.147">
                <text:p>64.147</text:p>
              </table:table-cell>
              <table:table-cell office:value-type="float" office:value="-0.02686">
                <text:p>-0.0268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4.216">
                <text:p>64.216</text:p>
              </table:table-cell>
              <table:table-cell office:value-type="float" office:value="-0.026446">
                <text:p>-0.0264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.286">
                <text:p>64.286</text:p>
              </table:table-cell>
              <table:table-cell office:value-type="float" office:value="-0.026031">
                <text:p>-0.0260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4.355">
                <text:p>64.355</text:p>
              </table:table-cell>
              <table:table-cell office:value-type="float" office:value="-0.025615">
                <text:p>-0.0256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4.424">
                <text:p>64.424</text:p>
              </table:table-cell>
              <table:table-cell office:value-type="float" office:value="-0.025198">
                <text:p>-0.0251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4.493">
                <text:p>64.493</text:p>
              </table:table-cell>
              <table:table-cell office:value-type="float" office:value="-0.02478">
                <text:p>-0.024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4.562">
                <text:p>64.562</text:p>
              </table:table-cell>
              <table:table-cell office:value-type="float" office:value="-0.024361">
                <text:p>-0.0243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.631">
                <text:p>64.631</text:p>
              </table:table-cell>
              <table:table-cell office:value-type="float" office:value="-0.023941">
                <text:p>-0.0239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4.7">
                <text:p>64.7</text:p>
              </table:table-cell>
              <table:table-cell office:value-type="float" office:value="-0.02352">
                <text:p>-0.0235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4.769">
                <text:p>64.769</text:p>
              </table:table-cell>
              <table:table-cell office:value-type="float" office:value="-0.023098">
                <text:p>-0.02309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4.838">
                <text:p>64.838</text:p>
              </table:table-cell>
              <table:table-cell office:value-type="float" office:value="-0.022675">
                <text:p>-0.0226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4.907">
                <text:p>64.907</text:p>
              </table:table-cell>
              <table:table-cell office:value-type="float" office:value="-0.022251">
                <text:p>-0.0222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4.976">
                <text:p>64.976</text:p>
              </table:table-cell>
              <table:table-cell office:value-type="float" office:value="-0.021826">
                <text:p>-0.0218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5.045">
                <text:p>65.045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5.114">
                <text:p>65.114</text:p>
              </table:table-cell>
              <table:table-cell office:value-type="float" office:value="-0.020973">
                <text:p>-0.0209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.183">
                <text:p>65.183</text:p>
              </table:table-cell>
              <table:table-cell office:value-type="float" office:value="-0.020545">
                <text:p>-0.0205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5.252">
                <text:p>65.252</text:p>
              </table:table-cell>
              <table:table-cell office:value-type="float" office:value="-0.020115">
                <text:p>-0.0201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5.321">
                <text:p>65.321</text:p>
              </table:table-cell>
              <table:table-cell office:value-type="float" office:value="-0.019685">
                <text:p>-0.01968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5.39">
                <text:p>65.39</text:p>
              </table:table-cell>
              <table:table-cell office:value-type="float" office:value="-0.019301">
                <text:p>-0.0193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5.459">
                <text:p>65.459</text:p>
              </table:table-cell>
              <table:table-cell office:value-type="float" office:value="-0.018925">
                <text:p>-0.0189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5.528">
                <text:p>65.528</text:p>
              </table:table-cell>
              <table:table-cell office:value-type="float" office:value="-0.018549">
                <text:p>-0.0185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5.597">
                <text:p>65.597</text:p>
              </table:table-cell>
              <table:table-cell office:value-type="float" office:value="-0.018171">
                <text:p>-0.0181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5.667">
                <text:p>65.667</text:p>
              </table:table-cell>
              <table:table-cell office:value-type="float" office:value="-0.017793">
                <text:p>-0.0177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5.736">
                <text:p>65.736</text:p>
              </table:table-cell>
              <table:table-cell office:value-type="float" office:value="-0.017414">
                <text:p>-0.0174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5.805">
                <text:p>65.805</text:p>
              </table:table-cell>
              <table:table-cell office:value-type="float" office:value="-0.017033">
                <text:p>-0.0170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5.874">
                <text:p>65.874</text:p>
              </table:table-cell>
              <table:table-cell office:value-type="float" office:value="-0.016652">
                <text:p>-0.0166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5.943">
                <text:p>65.943</text:p>
              </table:table-cell>
              <table:table-cell office:value-type="float" office:value="-0.01627">
                <text:p>-0.016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6.012">
                <text:p>66.012</text:p>
              </table:table-cell>
              <table:table-cell office:value-type="float" office:value="-0.015887">
                <text:p>-0.0158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6.081">
                <text:p>66.081</text:p>
              </table:table-cell>
              <table:table-cell office:value-type="float" office:value="-0.015503">
                <text:p>-0.0155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6.15">
                <text:p>66.15</text:p>
              </table:table-cell>
              <table:table-cell office:value-type="float" office:value="-0.015118">
                <text:p>-0.0151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6.219">
                <text:p>66.219</text:p>
              </table:table-cell>
              <table:table-cell office:value-type="float" office:value="-0.014733">
                <text:p>-0.0147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6.288">
                <text:p>66.288</text:p>
              </table:table-cell>
              <table:table-cell office:value-type="float" office:value="-0.014346">
                <text:p>-0.0143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6.357">
                <text:p>66.357</text:p>
              </table:table-cell>
              <table:table-cell office:value-type="float" office:value="-0.013958">
                <text:p>-0.0139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.426">
                <text:p>66.426</text:p>
              </table:table-cell>
              <table:table-cell office:value-type="float" office:value="-0.01357">
                <text:p>-0.0135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6.495">
                <text:p>66.495</text:p>
              </table:table-cell>
              <table:table-cell office:value-type="float" office:value="-0.013181">
                <text:p>-0.0131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6.564">
                <text:p>66.564</text:p>
              </table:table-cell>
              <table:table-cell office:value-type="float" office:value="-0.012786">
                <text:p>-0.0127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6.633">
                <text:p>66.633</text:p>
              </table:table-cell>
              <table:table-cell office:value-type="float" office:value="-0.012448">
                <text:p>-0.01244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6.702">
                <text:p>66.702</text:p>
              </table:table-cell>
              <table:table-cell office:value-type="float" office:value="-0.012116">
                <text:p>-0.0121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6.771">
                <text:p>66.771</text:p>
              </table:table-cell>
              <table:table-cell office:value-type="float" office:value="-0.011783">
                <text:p>-0.01178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6.84">
                <text:p>66.84</text:p>
              </table:table-cell>
              <table:table-cell office:value-type="float" office:value="-0.011449">
                <text:p>-0.0114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6.909">
                <text:p>66.909</text:p>
              </table:table-cell>
              <table:table-cell office:value-type="float" office:value="-0.011115">
                <text:p>-0.0111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6.979">
                <text:p>66.979</text:p>
              </table:table-cell>
              <table:table-cell office:value-type="float" office:value="-0.010779">
                <text:p>-0.01077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7.048">
                <text:p>67.048</text:p>
              </table:table-cell>
              <table:table-cell office:value-type="float" office:value="-0.010443">
                <text:p>-0.01044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7.117">
                <text:p>67.117</text:p>
              </table:table-cell>
              <table:table-cell office:value-type="float" office:value="-0.010106">
                <text:p>-0.01010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7.186">
                <text:p>67.186</text:p>
              </table:table-cell>
              <table:table-cell office:value-type="float" office:value="-0.0097683">
                <text:p>-0.009768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7.255">
                <text:p>67.255</text:p>
              </table:table-cell>
              <table:table-cell office:value-type="float" office:value="-0.0094297">
                <text:p>-0.00942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7.324">
                <text:p>67.324</text:p>
              </table:table-cell>
              <table:table-cell office:value-type="float" office:value="-0.0090902">
                <text:p>-0.00909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7.393">
                <text:p>67.393</text:p>
              </table:table-cell>
              <table:table-cell office:value-type="float" office:value="-0.00875">
                <text:p>-0.008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7.462">
                <text:p>67.462</text:p>
              </table:table-cell>
              <table:table-cell office:value-type="float" office:value="-0.0084089">
                <text:p>-0.00840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7.531">
                <text:p>67.531</text:p>
              </table:table-cell>
              <table:table-cell office:value-type="float" office:value="-0.008067">
                <text:p>-0.0080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7.6">
                <text:p>67.6</text:p>
              </table:table-cell>
              <table:table-cell office:value-type="float" office:value="-0.0077243">
                <text:p>-0.00772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7.669">
                <text:p>67.669</text:p>
              </table:table-cell>
              <table:table-cell office:value-type="float" office:value="-0.0073807">
                <text:p>-0.00738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7.738">
                <text:p>67.738</text:p>
              </table:table-cell>
              <table:table-cell office:value-type="float" office:value="-0.0070364">
                <text:p>-0.00703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7.807">
                <text:p>67.807</text:p>
              </table:table-cell>
              <table:table-cell office:value-type="float" office:value="-0.0066912">
                <text:p>-0.00669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7.876">
                <text:p>67.876</text:p>
              </table:table-cell>
              <table:table-cell office:value-type="float" office:value="-0.0063338">
                <text:p>-0.00633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7.945">
                <text:p>67.945</text:p>
              </table:table-cell>
              <table:table-cell office:value-type="float" office:value="-0.0059742">
                <text:p>-0.00597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.014">
                <text:p>68.014</text:p>
              </table:table-cell>
              <table:table-cell office:value-type="float" office:value="-0.005613">
                <text:p>-0.0056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8.083">
                <text:p>68.083</text:p>
              </table:table-cell>
              <table:table-cell office:value-type="float" office:value="-0.0052501">
                <text:p>-0.005250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8.152">
                <text:p>68.152</text:p>
              </table:table-cell>
              <table:table-cell office:value-type="float" office:value="-0.0048856">
                <text:p>-0.00488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8.221">
                <text:p>68.221</text:p>
              </table:table-cell>
              <table:table-cell office:value-type="float" office:value="-0.0045195">
                <text:p>-0.00451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8.29">
                <text:p>68.29</text:p>
              </table:table-cell>
              <table:table-cell office:value-type="float" office:value="-0.0041518">
                <text:p>-0.00415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8.359">
                <text:p>68.359</text:p>
              </table:table-cell>
              <table:table-cell office:value-type="float" office:value="-0.0037825">
                <text:p>-0.00378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8.429">
                <text:p>68.429</text:p>
              </table:table-cell>
              <table:table-cell office:value-type="float" office:value="-0.0034115">
                <text:p>-0.00341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8.498">
                <text:p>68.498</text:p>
              </table:table-cell>
              <table:table-cell office:value-type="float" office:value="-0.0030389">
                <text:p>-0.00303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8.567">
                <text:p>68.567</text:p>
              </table:table-cell>
              <table:table-cell office:value-type="float" office:value="-0.0026647">
                <text:p>-0.002664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8.636">
                <text:p>68.636</text:p>
              </table:table-cell>
              <table:table-cell office:value-type="float" office:value="-0.0022889">
                <text:p>-0.00228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8.705">
                <text:p>68.705</text:p>
              </table:table-cell>
              <table:table-cell office:value-type="float" office:value="-0.0019115">
                <text:p>-0.00191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8.774">
                <text:p>68.774</text:p>
              </table:table-cell>
              <table:table-cell office:value-type="float" office:value="-0.0015324">
                <text:p>-0.00153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8.843">
                <text:p>68.843</text:p>
              </table:table-cell>
              <table:table-cell office:value-type="float" office:value="-0.0011518">
                <text:p>-0.00115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8.912">
                <text:p>68.912</text:p>
              </table:table-cell>
              <table:table-cell office:value-type="float" office:value="-0.00076946">
                <text:p>-0.000769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8.981">
                <text:p>68.981</text:p>
              </table:table-cell>
              <table:table-cell office:value-type="float" office:value="-0.00038553">
                <text:p>-0.0003855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9.05">
                <text:p>69.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6cm" svg:y="4.198cm" style:legend-expansion="high" chart:style-name="ch2"/>
        <chart:plot-area chart:style-name="ch3" table:cell-range-address="data.A1:data.A1002 data.E1:data.E1002" chart:data-source-has-labels="row" svg:x="0.32cm" svg:y="0.18cm" svg:width="12.026cm" svg:height="8.64cm">
          <chartooo:coordinate-region svg:x="1.058cm" svg:y="0.382cm" svg:width="11.09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E2:data.E1002" chart:label-cell-address="data.E1:data.E1" chart:class="chart:scatter">
            <chart:domain table:cell-range-address="data.A2:data.A1002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 magnitude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1002</svg:desc>
                </draw:g>
              </table:table-cell>
              <table:table-cell office:value-type="float" office:value="NaN">
                <text:p>NaN</text:p>
                <draw:g>
                  <svg:desc>data.E2:data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049">
                <text:p>0.069049</text:p>
              </table:table-cell>
              <table:table-cell office:value-type="float" office:value="3.00020000934903">
                <text:p>3.00020000934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81">
                <text:p>0.1381</text:p>
              </table:table-cell>
              <table:table-cell office:value-type="float" office:value="3.00080015254978">
                <text:p>3.00080015254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715">
                <text:p>0.20715</text:p>
              </table:table-cell>
              <table:table-cell office:value-type="float" office:value="3.0014004562912">
                <text:p>3.0014004562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62">
                <text:p>0.2762</text:p>
              </table:table-cell>
              <table:table-cell office:value-type="float" office:value="3.0021009052705">
                <text:p>3.0021009052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525">
                <text:p>0.34525</text:p>
              </table:table-cell>
              <table:table-cell office:value-type="float" office:value="3.00270148469607">
                <text:p>3.00270148469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43">
                <text:p>0.4143</text:p>
              </table:table-cell>
              <table:table-cell office:value-type="float" office:value="3.00330218034037">
                <text:p>3.00330218034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335">
                <text:p>0.48335</text:p>
              </table:table-cell>
              <table:table-cell office:value-type="float" office:value="3.00390297841758">
                <text:p>3.00390297841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24">
                <text:p>0.5524</text:p>
              </table:table-cell>
              <table:table-cell office:value-type="float" office:value="3.00450386594393">
                <text:p>3.00450386594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145">
                <text:p>0.62145</text:p>
              </table:table-cell>
              <table:table-cell office:value-type="float" office:value="3.00520482968946">
                <text:p>3.00520482968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05">
                <text:p>0.6905</text:p>
              </table:table-cell>
              <table:table-cell office:value-type="float" office:value="3.00580585798825">
                <text:p>3.00580585798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955">
                <text:p>0.75955</text:p>
              </table:table-cell>
              <table:table-cell office:value-type="float" office:value="3.0064069389483">
                <text:p>3.0064069389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86">
                <text:p>0.8286</text:p>
              </table:table-cell>
              <table:table-cell office:value-type="float" office:value="3.00700806150838">
                <text:p>3.00700806150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5">
                <text:p>0.89765</text:p>
              </table:table-cell>
              <table:table-cell office:value-type="float" office:value="3.00770917057905">
                <text:p>3.00770917057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67">
                <text:p>0.9667</text:p>
              </table:table-cell>
              <table:table-cell office:value-type="float" office:value="3.00890931114752">
                <text:p>3.00890931114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57">
                <text:p>1.0357</text:p>
              </table:table-cell>
              <table:table-cell office:value-type="float" office:value="3.01020942286706">
                <text:p>3.01020942286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048">
                <text:p>1.1048</text:p>
              </table:table-cell>
              <table:table-cell office:value-type="float" office:value="3.0115095055341">
                <text:p>3.0115095055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38">
                <text:p>1.1738</text:p>
              </table:table-cell>
              <table:table-cell office:value-type="float" office:value="3.01270955909701">
                <text:p>3.01270955909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429">
                <text:p>1.2429</text:p>
              </table:table-cell>
              <table:table-cell office:value-type="float" office:value="3.01400958294431">
                <text:p>3.01400958294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12">
                <text:p>1.312</text:p>
              </table:table-cell>
              <table:table-cell office:value-type="float" office:value="3.01530958183775">
                <text:p>3.01530958183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1">
                <text:p>1.381</text:p>
              </table:table-cell>
              <table:table-cell office:value-type="float" office:value="3.01650955410097">
                <text:p>3.01650955410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5">
                <text:p>1.45</text:p>
              </table:table-cell>
              <table:table-cell office:value-type="float" office:value="3.01780949622379">
                <text:p>3.017809496223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191">
                <text:p>1.5191</text:p>
              </table:table-cell>
              <table:table-cell office:value-type="float" office:value="3.01910940881558">
                <text:p>3.01910940881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881">
                <text:p>1.5881</text:p>
              </table:table-cell>
              <table:table-cell office:value-type="float" office:value="3.02040929255611">
                <text:p>3.020409292556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572">
                <text:p>1.6572</text:p>
              </table:table-cell>
              <table:table-cell office:value-type="float" office:value="3.02160914831372">
                <text:p>3.02160914831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262">
                <text:p>1.7262</text:p>
              </table:table-cell>
              <table:table-cell office:value-type="float" office:value="3.02290897593619">
                <text:p>3.02290897593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53">
                <text:p>1.7953</text:p>
              </table:table-cell>
              <table:table-cell office:value-type="float" office:value="3.02450868872121">
                <text:p>3.02450868872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44">
                <text:p>1.8644</text:p>
              </table:table-cell>
              <table:table-cell office:value-type="float" office:value="3.02620833806848">
                <text:p>3.02620833806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34">
                <text:p>1.9334</text:p>
              </table:table-cell>
              <table:table-cell office:value-type="float" office:value="3.02800798928167">
                <text:p>3.028007989281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024">
                <text:p>2.0024</text:p>
              </table:table-cell>
              <table:table-cell office:value-type="float" office:value="3.0297076434584">
                <text:p>3.0297076434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715">
                <text:p>2.0715</text:p>
              </table:table-cell>
              <table:table-cell office:value-type="float" office:value="3.03140730042639">
                <text:p>3.03140730042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405">
                <text:p>2.1405</text:p>
              </table:table-cell>
              <table:table-cell office:value-type="float" office:value="3.03320696072708">
                <text:p>3.03320696072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96">
                <text:p>2.2096</text:p>
              </table:table-cell>
              <table:table-cell office:value-type="float" office:value="3.03490662451898">
                <text:p>3.03490662451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787">
                <text:p>2.2787</text:p>
              </table:table-cell>
              <table:table-cell office:value-type="float" office:value="3.03660629253903">
                <text:p>3.03660629253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477">
                <text:p>2.3477</text:p>
              </table:table-cell>
              <table:table-cell office:value-type="float" office:value="3.03830596471392">
                <text:p>3.03830596471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167">
                <text:p>2.4167</text:p>
              </table:table-cell>
              <table:table-cell office:value-type="float" office:value="3.0400056415959">
                <text:p>3.04000564159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858">
                <text:p>2.4858</text:p>
              </table:table-cell>
              <table:table-cell office:value-type="float" office:value="3.04180532335727">
                <text:p>3.04180532335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548">
                <text:p>2.5548</text:p>
              </table:table-cell>
              <table:table-cell office:value-type="float" office:value="3.04350501070974">
                <text:p>3.04350501070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239">
                <text:p>2.6239</text:p>
              </table:table-cell>
              <table:table-cell office:value-type="float" office:value="3.04520470382301">
                <text:p>3.04520470382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929">
                <text:p>2.6929</text:p>
              </table:table-cell>
              <table:table-cell office:value-type="float" office:value="3.04720426132467">
                <text:p>3.047204261324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62">
                <text:p>2.762</text:p>
              </table:table-cell>
              <table:table-cell office:value-type="float" office:value="3.04920383745885">
                <text:p>3.04920383745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31">
                <text:p>2.831</text:p>
              </table:table-cell>
              <table:table-cell office:value-type="float" office:value="3.05120343634909">
                <text:p>3.05120343634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001">
                <text:p>2.9001</text:p>
              </table:table-cell>
              <table:table-cell office:value-type="float" office:value="3.05310305800008">
                <text:p>3.05310305800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91">
                <text:p>2.9691</text:p>
              </table:table-cell>
              <table:table-cell office:value-type="float" office:value="3.05510270210461">
                <text:p>3.05510270210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382">
                <text:p>3.0382</text:p>
              </table:table-cell>
              <table:table-cell office:value-type="float" office:value="3.05710236868041">
                <text:p>3.05710236868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072">
                <text:p>3.1072</text:p>
              </table:table-cell>
              <table:table-cell office:value-type="float" office:value="3.05910205763286">
                <text:p>3.05910205763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763">
                <text:p>3.1763</text:p>
              </table:table-cell>
              <table:table-cell office:value-type="float" office:value="3.06110176886765">
                <text:p>3.06110176886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454">
                <text:p>3.2454</text:p>
              </table:table-cell>
              <table:table-cell office:value-type="float" office:value="3.06310150229072">
                <text:p>3.063101502290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144">
                <text:p>3.3144</text:p>
              </table:table-cell>
              <table:table-cell office:value-type="float" office:value="3.06510125771774">
                <text:p>3.06510125771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834">
                <text:p>3.3834</text:p>
              </table:table-cell>
              <table:table-cell office:value-type="float" office:value="3.06710103524484">
                <text:p>3.06710103524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525">
                <text:p>3.4525</text:p>
              </table:table-cell>
              <table:table-cell office:value-type="float" office:value="3.06910083460605">
                <text:p>3.069100834606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215">
                <text:p>3.5215</text:p>
              </table:table-cell>
              <table:table-cell office:value-type="float" office:value="3.07110065488439">
                <text:p>3.07110065488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906">
                <text:p>3.5906</text:p>
              </table:table-cell>
              <table:table-cell office:value-type="float" office:value="3.07310049356003">
                <text:p>3.07310049356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597">
                <text:p>3.6597</text:p>
              </table:table-cell>
              <table:table-cell office:value-type="float" office:value="3.07510035576607">
                <text:p>3.07510035576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287">
                <text:p>3.7287</text:p>
              </table:table-cell>
              <table:table-cell office:value-type="float" office:value="3.07710024109836">
                <text:p>3.07710024109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977">
                <text:p>3.7977</text:p>
              </table:table-cell>
              <table:table-cell office:value-type="float" office:value="3.07920014909793">
                <text:p>3.07920014909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668">
                <text:p>3.8668</text:p>
              </table:table-cell>
              <table:table-cell office:value-type="float" office:value="3.08120007947586">
                <text:p>3.08120007947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358">
                <text:p>3.9358</text:p>
              </table:table-cell>
              <table:table-cell office:value-type="float" office:value="3.08320003179537">
                <text:p>3.08320003179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049">
                <text:p>4.0049</text:p>
              </table:table-cell>
              <table:table-cell office:value-type="float" office:value="3.08520000567146">
                <text:p>3.08520000567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0739">
                <text:p>4.0739</text:p>
              </table:table-cell>
              <table:table-cell office:value-type="float" office:value="3.08720000073225">
                <text:p>3.08720000073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43">
                <text:p>4.143</text:p>
              </table:table-cell>
              <table:table-cell office:value-type="float" office:value="3.08920001659356">
                <text:p>3.08920001659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121">
                <text:p>4.2121</text:p>
              </table:table-cell>
              <table:table-cell office:value-type="float" office:value="3.09130005289053">
                <text:p>3.09130005289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811">
                <text:p>4.2811</text:p>
              </table:table-cell>
              <table:table-cell office:value-type="float" office:value="3.09330010923594">
                <text:p>3.09330010923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3501">
                <text:p>4.3501</text:p>
              </table:table-cell>
              <table:table-cell office:value-type="float" office:value="3.09530018528753">
                <text:p>3.09530018528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192">
                <text:p>4.4192</text:p>
              </table:table-cell>
              <table:table-cell office:value-type="float" office:value="3.0973002808938">
                <text:p>3.0973002808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882">
                <text:p>4.4882</text:p>
              </table:table-cell>
              <table:table-cell office:value-type="float" office:value="3.09920039721132">
                <text:p>3.09920039721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573">
                <text:p>4.5573</text:p>
              </table:table-cell>
              <table:table-cell office:value-type="float" office:value="3.10120053364056">
                <text:p>3.101200533640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263">
                <text:p>4.6263</text:p>
              </table:table-cell>
              <table:table-cell office:value-type="float" office:value="3.1031006902223">
                <text:p>3.10310069022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954">
                <text:p>4.6954</text:p>
              </table:table-cell>
              <table:table-cell office:value-type="float" office:value="3.10510086685248">
                <text:p>3.10510086685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7644">
                <text:p>4.7644</text:p>
              </table:table-cell>
              <table:table-cell office:value-type="float" office:value="3.10700106365074">
                <text:p>3.107001063650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8335">
                <text:p>4.8335</text:p>
              </table:table-cell>
              <table:table-cell office:value-type="float" office:value="3.10890128060626">
                <text:p>3.108901280606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025">
                <text:p>4.9025</text:p>
              </table:table-cell>
              <table:table-cell office:value-type="float" office:value="3.11090151758294">
                <text:p>3.110901517582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716">
                <text:p>4.9716</text:p>
              </table:table-cell>
              <table:table-cell office:value-type="float" office:value="3.11290175989574">
                <text:p>3.112901759895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0406">
                <text:p>5.0406</text:p>
              </table:table-cell>
              <table:table-cell office:value-type="float" office:value="3.11490201508131">
                <text:p>3.114902015081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1097">
                <text:p>5.1097</text:p>
              </table:table-cell>
              <table:table-cell office:value-type="float" office:value="3.11690228735699">
                <text:p>3.116902287356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1787">
                <text:p>5.1787</text:p>
              </table:table-cell>
              <table:table-cell office:value-type="float" office:value="3.11890257694698">
                <text:p>3.118902576946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478">
                <text:p>5.2478</text:p>
              </table:table-cell>
              <table:table-cell office:value-type="float" office:value="3.12090288359094">
                <text:p>3.120902883590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3168">
                <text:p>5.3168</text:p>
              </table:table-cell>
              <table:table-cell office:value-type="float" office:value="3.12290320668286">
                <text:p>3.12290320668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859">
                <text:p>5.3859</text:p>
              </table:table-cell>
              <table:table-cell office:value-type="float" office:value="3.12480351014999">
                <text:p>3.12480351014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549">
                <text:p>5.4549</text:p>
              </table:table-cell>
              <table:table-cell office:value-type="float" office:value="3.12670382870326">
                <text:p>3.126703828703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24">
                <text:p>5.524</text:p>
              </table:table-cell>
              <table:table-cell office:value-type="float" office:value="3.12860416251597">
                <text:p>3.128604162515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93">
                <text:p>5.593</text:p>
              </table:table-cell>
              <table:table-cell office:value-type="float" office:value="3.13050451210153">
                <text:p>3.13050451210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6621">
                <text:p>5.6621</text:p>
              </table:table-cell>
              <table:table-cell office:value-type="float" office:value="3.13240487732146">
                <text:p>3.13240487732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311">
                <text:p>5.7311</text:p>
              </table:table-cell>
              <table:table-cell office:value-type="float" office:value="3.13430525835083">
                <text:p>3.134305258350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002">
                <text:p>5.8002</text:p>
              </table:table-cell>
              <table:table-cell office:value-type="float" office:value="3.13620565555513">
                <text:p>3.13620565555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8692">
                <text:p>5.8692</text:p>
              </table:table-cell>
              <table:table-cell office:value-type="float" office:value="3.13810606913075">
                <text:p>3.138106069130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383">
                <text:p>5.9383</text:p>
              </table:table-cell>
              <table:table-cell office:value-type="float" office:value="3.13990649927828">
                <text:p>3.13990649927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0073">
                <text:p>6.0073</text:p>
              </table:table-cell>
              <table:table-cell office:value-type="float" office:value="3.14180694598542">
                <text:p>3.14180694598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0764">
                <text:p>6.0764</text:p>
              </table:table-cell>
              <table:table-cell office:value-type="float" office:value="3.14370740942683">
                <text:p>3.14370740942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454">
                <text:p>6.1454</text:p>
              </table:table-cell>
              <table:table-cell office:value-type="float" office:value="3.14560789000491">
                <text:p>3.145607890004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2145">
                <text:p>6.2145</text:p>
              </table:table-cell>
              <table:table-cell office:value-type="float" office:value="3.14750838768842">
                <text:p>3.14750838768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2835">
                <text:p>6.2835</text:p>
              </table:table-cell>
              <table:table-cell office:value-type="float" office:value="3.14940885848631">
                <text:p>3.14940885848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3526">
                <text:p>6.3526</text:p>
              </table:table-cell>
              <table:table-cell office:value-type="float" office:value="3.1512093204823">
                <text:p>3.15120932048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216">
                <text:p>6.4216</text:p>
              </table:table-cell>
              <table:table-cell office:value-type="float" office:value="3.15300979793723">
                <text:p>3.15300979793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4907">
                <text:p>6.4907</text:p>
              </table:table-cell>
              <table:table-cell office:value-type="float" office:value="3.15491029028599">
                <text:p>3.154910290285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5597">
                <text:p>6.5597</text:p>
              </table:table-cell>
              <table:table-cell office:value-type="float" office:value="3.15671079866332">
                <text:p>3.156710798663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6288">
                <text:p>6.6288</text:p>
              </table:table-cell>
              <table:table-cell office:value-type="float" office:value="3.15861132238889">
                <text:p>3.15861132238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6978">
                <text:p>6.6978</text:p>
              </table:table-cell>
              <table:table-cell office:value-type="float" office:value="3.16041186295022">
                <text:p>3.160411862950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7669">
                <text:p>6.7669</text:p>
              </table:table-cell>
              <table:table-cell office:value-type="float" office:value="3.16221241972314">
                <text:p>3.16221241972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359">
                <text:p>6.8359</text:p>
              </table:table-cell>
              <table:table-cell office:value-type="float" office:value="3.16411299253934">
                <text:p>3.16411299253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05">
                <text:p>6.905</text:p>
              </table:table-cell>
              <table:table-cell office:value-type="float" office:value="3.16591358273823">
                <text:p>3.165913582738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74">
                <text:p>6.974</text:p>
              </table:table-cell>
              <table:table-cell office:value-type="float" office:value="3.1677141904905">
                <text:p>3.16771419049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0431">
                <text:p>7.0431</text:p>
              </table:table-cell>
              <table:table-cell office:value-type="float" office:value="3.16961481469639">
                <text:p>3.169614814696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121">
                <text:p>7.1121</text:p>
              </table:table-cell>
              <table:table-cell office:value-type="float" office:value="3.17141545712361">
                <text:p>3.171415457123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1812">
                <text:p>7.1812</text:p>
              </table:table-cell>
              <table:table-cell office:value-type="float" office:value="3.17331608905022">
                <text:p>3.17331608905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2502">
                <text:p>7.2502</text:p>
              </table:table-cell>
              <table:table-cell office:value-type="float" office:value="3.17511639976001">
                <text:p>3.17511639976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193">
                <text:p>7.3193</text:p>
              </table:table-cell>
              <table:table-cell office:value-type="float" office:value="3.17691671002184">
                <text:p>3.17691671002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883">
                <text:p>7.3883</text:p>
              </table:table-cell>
              <table:table-cell office:value-type="float" office:value="3.17861702027847">
                <text:p>3.178617020278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4574">
                <text:p>7.4574</text:p>
              </table:table-cell>
              <table:table-cell office:value-type="float" office:value="3.18041733597982">
                <text:p>3.180417335979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5264">
                <text:p>7.5264</text:p>
              </table:table-cell>
              <table:table-cell office:value-type="float" office:value="3.18221765107307">
                <text:p>3.182217651073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5955">
                <text:p>7.5955</text:p>
              </table:table-cell>
              <table:table-cell office:value-type="float" office:value="3.18401796882634">
                <text:p>3.184017968826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6645">
                <text:p>7.6645</text:p>
              </table:table-cell>
              <table:table-cell office:value-type="float" office:value="3.18581828584682">
                <text:p>3.185818285846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7336">
                <text:p>7.7336</text:p>
              </table:table-cell>
              <table:table-cell office:value-type="float" office:value="3.18761860887779">
                <text:p>3.187618608877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8026">
                <text:p>7.8026</text:p>
              </table:table-cell>
              <table:table-cell office:value-type="float" office:value="3.18941893110971">
                <text:p>3.189418931109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8717">
                <text:p>7.8717</text:p>
              </table:table-cell>
              <table:table-cell office:value-type="float" office:value="3.19121925245274">
                <text:p>3.19121925245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9407">
                <text:p>7.9407</text:p>
              </table:table-cell>
              <table:table-cell office:value-type="float" office:value="3.1931195792084">
                <text:p>3.19311957920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0098">
                <text:p>8.0098</text:p>
              </table:table-cell>
              <table:table-cell office:value-type="float" office:value="3.19491990561328">
                <text:p>3.19491990561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0788">
                <text:p>8.0788</text:p>
              </table:table-cell>
              <table:table-cell office:value-type="float" office:value="3.19672023453351">
                <text:p>3.196720234533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1479">
                <text:p>8.1479</text:p>
              </table:table-cell>
              <table:table-cell office:value-type="float" office:value="3.1985203977666">
                <text:p>3.1985203977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2169">
                <text:p>8.2169</text:p>
              </table:table-cell>
              <table:table-cell office:value-type="float" office:value="3.20042016141631">
                <text:p>3.200420161416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286">
                <text:p>8.286</text:p>
              </table:table-cell>
              <table:table-cell office:value-type="float" office:value="3.20231991600402">
                <text:p>3.202319916004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355">
                <text:p>8.355</text:p>
              </table:table-cell>
              <table:table-cell office:value-type="float" office:value="3.20421966873824">
                <text:p>3.20421966873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4241">
                <text:p>8.4241</text:p>
              </table:table-cell>
              <table:table-cell office:value-type="float" office:value="3.20621941211905">
                <text:p>3.206219412119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4931">
                <text:p>8.4931</text:p>
              </table:table-cell>
              <table:table-cell office:value-type="float" office:value="3.20811915103305">
                <text:p>3.20811915103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5622">
                <text:p>8.5622</text:p>
              </table:table-cell>
              <table:table-cell office:value-type="float" office:value="3.21001888501002">
                <text:p>3.21001888501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6312">
                <text:p>8.6312</text:p>
              </table:table-cell>
              <table:table-cell office:value-type="float" office:value="3.21181861818129">
                <text:p>3.21181861818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7003">
                <text:p>8.7003</text:p>
              </table:table-cell>
              <table:table-cell office:value-type="float" office:value="3.21371836635151">
                <text:p>3.213718366351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7693">
                <text:p>8.7693</text:p>
              </table:table-cell>
              <table:table-cell office:value-type="float" office:value="3.21551812366468">
                <text:p>3.215518123664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8384">
                <text:p>8.8384</text:p>
              </table:table-cell>
              <table:table-cell office:value-type="float" office:value="3.21741789551202">
                <text:p>3.21741789551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9074">
                <text:p>8.9074</text:p>
              </table:table-cell>
              <table:table-cell office:value-type="float" office:value="3.21921767943098">
                <text:p>3.219217679430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9765">
                <text:p>8.9765</text:p>
              </table:table-cell>
              <table:table-cell office:value-type="float" office:value="3.22101747137159">
                <text:p>3.221017471371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0455">
                <text:p>9.0455</text:p>
              </table:table-cell>
              <table:table-cell office:value-type="float" office:value="3.2229172772209">
                <text:p>3.22291727722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146">
                <text:p>9.1146</text:p>
              </table:table-cell>
              <table:table-cell office:value-type="float" office:value="3.22471676405913">
                <text:p>3.224716764059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1836">
                <text:p>9.1836</text:p>
              </table:table-cell>
              <table:table-cell office:value-type="float" office:value="3.22651548020897">
                <text:p>3.226515480208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2527">
                <text:p>9.2527</text:p>
              </table:table-cell>
              <table:table-cell office:value-type="float" office:value="3.22831425708703">
                <text:p>3.22831425708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3217">
                <text:p>9.3217</text:p>
              </table:table-cell>
              <table:table-cell office:value-type="float" office:value="3.23011309233762">
                <text:p>3.230113092337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3908">
                <text:p>9.3908</text:p>
              </table:table-cell>
              <table:table-cell office:value-type="float" office:value="3.23191198572047">
                <text:p>3.231911985720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4598">
                <text:p>9.4598</text:p>
              </table:table-cell>
              <table:table-cell office:value-type="float" office:value="3.23371093607638">
                <text:p>3.233710936076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5289">
                <text:p>9.5289</text:p>
              </table:table-cell>
              <table:table-cell office:value-type="float" office:value="3.23550994176075">
                <text:p>3.23550994176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5979">
                <text:p>9.5979</text:p>
              </table:table-cell>
              <table:table-cell office:value-type="float" office:value="3.23730900217916">
                <text:p>3.237309002179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667">
                <text:p>9.667</text:p>
              </table:table-cell>
              <table:table-cell office:value-type="float" office:value="3.239108115979">
                <text:p>3.2391081159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736">
                <text:p>9.736</text:p>
              </table:table-cell>
              <table:table-cell office:value-type="float" office:value="3.24090728186538">
                <text:p>3.240907281865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8051">
                <text:p>9.8051</text:p>
              </table:table-cell>
              <table:table-cell office:value-type="float" office:value="3.24270649900062">
                <text:p>3.242706499000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8741">
                <text:p>9.8741</text:p>
              </table:table-cell>
              <table:table-cell office:value-type="float" office:value="3.24450576650935">
                <text:p>3.244505766509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432">
                <text:p>9.9432</text:p>
              </table:table-cell>
              <table:table-cell office:value-type="float" office:value="3.24640508279206">
                <text:p>3.24640508279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012">
                <text:p>10.012</text:p>
              </table:table-cell>
              <table:table-cell office:value-type="float" office:value="3.24820444733702">
                <text:p>3.248204447337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081">
                <text:p>10.081</text:p>
              </table:table-cell>
              <table:table-cell office:value-type="float" office:value="3.25000383554352">
                <text:p>3.25000383554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15">
                <text:p>10.15</text:p>
              </table:table-cell>
              <table:table-cell office:value-type="float" office:value="3.25220283991396">
                <text:p>3.25220283991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219">
                <text:p>10.219</text:p>
              </table:table-cell>
              <table:table-cell office:value-type="float" office:value="3.25430200095772">
                <text:p>3.254302000957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288">
                <text:p>10.288</text:p>
              </table:table-cell>
              <table:table-cell office:value-type="float" office:value="3.25650131425131">
                <text:p>3.25650131425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357">
                <text:p>10.357</text:p>
              </table:table-cell>
              <table:table-cell office:value-type="float" office:value="3.25870077580037">
                <text:p>3.258700775800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427">
                <text:p>10.427</text:p>
              </table:table-cell>
              <table:table-cell office:value-type="float" office:value="3.26090038156737">
                <text:p>3.260900381567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496">
                <text:p>10.496</text:p>
              </table:table-cell>
              <table:table-cell office:value-type="float" office:value="3.26310012755313">
                <text:p>3.263100127553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565">
                <text:p>10.565</text:p>
              </table:table-cell>
              <table:table-cell office:value-type="float" office:value="3.26530000982698">
                <text:p>3.265300009826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634">
                <text:p>10.634</text:p>
              </table:table-cell>
              <table:table-cell office:value-type="float" office:value="3.26750002446519">
                <text:p>3.26750002446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703">
                <text:p>10.703</text:p>
              </table:table-cell>
              <table:table-cell office:value-type="float" office:value="3.26970016763143">
                <text:p>3.269700167631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772">
                <text:p>10.772</text:p>
              </table:table-cell>
              <table:table-cell office:value-type="float" office:value="3.27200043551636">
                <text:p>3.272000435516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841">
                <text:p>10.841</text:p>
              </table:table-cell>
              <table:table-cell office:value-type="float" office:value="3.27420082435204">
                <text:p>3.274200824352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1">
                <text:p>10.91</text:p>
              </table:table-cell>
              <table:table-cell office:value-type="float" office:value="3.27640133058022">
                <text:p>3.276401330580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979">
                <text:p>10.979</text:p>
              </table:table-cell>
              <table:table-cell office:value-type="float" office:value="3.2787019502375">
                <text:p>3.2787019502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048">
                <text:p>11.048</text:p>
              </table:table-cell>
              <table:table-cell office:value-type="float" office:value="3.28090267997121">
                <text:p>3.280902679971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117">
                <text:p>11.117</text:p>
              </table:table-cell>
              <table:table-cell office:value-type="float" office:value="3.28330410561972">
                <text:p>3.28330410561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186">
                <text:p>11.186</text:p>
              </table:table-cell>
              <table:table-cell office:value-type="float" office:value="3.2858063845441">
                <text:p>3.28580638454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255">
                <text:p>11.255</text:p>
              </table:table-cell>
              <table:table-cell office:value-type="float" office:value="3.28820914858583">
                <text:p>3.288209148585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324">
                <text:p>11.324</text:p>
              </table:table-cell>
              <table:table-cell office:value-type="float" office:value="3.29071238957463">
                <text:p>3.2907123895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393">
                <text:p>11.393</text:p>
              </table:table-cell>
              <table:table-cell office:value-type="float" office:value="3.29321610113943">
                <text:p>3.29321610113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462">
                <text:p>11.462</text:p>
              </table:table-cell>
              <table:table-cell office:value-type="float" office:value="3.29572027036291">
                <text:p>3.29572027036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531">
                <text:p>11.531</text:p>
              </table:table-cell>
              <table:table-cell office:value-type="float" office:value="3.29822489594403">
                <text:p>3.298224895944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">
                <text:p>11.6</text:p>
              </table:table-cell>
              <table:table-cell office:value-type="float" office:value="3.30082996596689">
                <text:p>3.300829965966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669">
                <text:p>11.669</text:p>
              </table:table-cell>
              <table:table-cell office:value-type="float" office:value="3.30333547889099">
                <text:p>3.303335478890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738">
                <text:p>11.738</text:p>
              </table:table-cell>
              <table:table-cell office:value-type="float" office:value="3.30594141604233">
                <text:p>3.3059414160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08">
                <text:p>11.808</text:p>
              </table:table-cell>
              <table:table-cell office:value-type="float" office:value="3.30844778165849">
                <text:p>3.308447781658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877">
                <text:p>11.877</text:p>
              </table:table-cell>
              <table:table-cell office:value-type="float" office:value="3.31105456071989">
                <text:p>3.311054560719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946">
                <text:p>11.946</text:p>
              </table:table-cell>
              <table:table-cell office:value-type="float" office:value="3.31366174683552">
                <text:p>3.313661746835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015">
                <text:p>12.015</text:p>
              </table:table-cell>
              <table:table-cell office:value-type="float" office:value="3.31626933241798">
                <text:p>3.316269332417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084">
                <text:p>12.084</text:p>
              </table:table-cell>
              <table:table-cell office:value-type="float" office:value="3.31887733724056">
                <text:p>3.318877337240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153">
                <text:p>12.153</text:p>
              </table:table-cell>
              <table:table-cell office:value-type="float" office:value="3.32028962664645">
                <text:p>3.32028962664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222">
                <text:p>12.222</text:p>
              </table:table-cell>
              <table:table-cell office:value-type="float" office:value="3.32190311693102">
                <text:p>3.321903116931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291">
                <text:p>12.291</text:p>
              </table:table-cell>
              <table:table-cell office:value-type="float" office:value="3.32361767642188">
                <text:p>3.32361767642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36">
                <text:p>12.36</text:p>
              </table:table-cell>
              <table:table-cell office:value-type="float" office:value="3.32543331909227">
                <text:p>3.325433319092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429">
                <text:p>12.429</text:p>
              </table:table-cell>
              <table:table-cell office:value-type="float" office:value="3.32725008973011">
                <text:p>3.32725008973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498">
                <text:p>12.498</text:p>
              </table:table-cell>
              <table:table-cell office:value-type="float" office:value="3.3290679943696">
                <text:p>3.32906799436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567">
                <text:p>12.567</text:p>
              </table:table-cell>
              <table:table-cell office:value-type="float" office:value="3.33098706100774">
                <text:p>3.330987061007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636">
                <text:p>12.636</text:p>
              </table:table-cell>
              <table:table-cell office:value-type="float" office:value="3.3330073015115">
                <text:p>3.3330073015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.705">
                <text:p>12.705</text:p>
              </table:table-cell>
              <table:table-cell office:value-type="float" office:value="3.33502876746873">
                <text:p>3.335028767468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774">
                <text:p>12.774</text:p>
              </table:table-cell>
              <table:table-cell office:value-type="float" office:value="3.3371514534339">
                <text:p>3.33715145343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843">
                <text:p>12.843</text:p>
              </table:table-cell>
              <table:table-cell office:value-type="float" office:value="3.33927538894668">
                <text:p>3.339275388946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912">
                <text:p>12.912</text:p>
              </table:table-cell>
              <table:table-cell office:value-type="float" office:value="3.3414006242953">
                <text:p>3.34140062429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981">
                <text:p>12.981</text:p>
              </table:table-cell>
              <table:table-cell office:value-type="float" office:value="3.34362714876883">
                <text:p>3.343627148768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05">
                <text:p>13.05</text:p>
              </table:table-cell>
              <table:table-cell office:value-type="float" office:value="3.34595498365474">
                <text:p>3.345954983654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119">
                <text:p>13.119</text:p>
              </table:table-cell>
              <table:table-cell office:value-type="float" office:value="3.34828417676875">
                <text:p>3.34828417676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189">
                <text:p>13.189</text:p>
              </table:table-cell>
              <table:table-cell office:value-type="float" office:value="3.3505469947434">
                <text:p>3.35054699474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258">
                <text:p>13.258</text:p>
              </table:table-cell>
              <table:table-cell office:value-type="float" office:value="3.35262356006516">
                <text:p>3.352623560065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327">
                <text:p>13.327</text:p>
              </table:table-cell>
              <table:table-cell office:value-type="float" office:value="3.35480831128337">
                <text:p>3.354808311283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396">
                <text:p>13.396</text:p>
              </table:table-cell>
              <table:table-cell office:value-type="float" office:value="3.35690174722109">
                <text:p>3.35690174722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465">
                <text:p>13.465</text:p>
              </table:table-cell>
              <table:table-cell office:value-type="float" office:value="3.35910428254453">
                <text:p>3.359104282544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534">
                <text:p>13.534</text:p>
              </table:table-cell>
              <table:table-cell office:value-type="float" office:value="3.3612164442691">
                <text:p>3.36121644426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603">
                <text:p>13.603</text:p>
              </table:table-cell>
              <table:table-cell office:value-type="float" office:value="3.36333872928211">
                <text:p>3.363338729282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672">
                <text:p>13.672</text:p>
              </table:table-cell>
              <table:table-cell office:value-type="float" office:value="3.36547159281207">
                <text:p>3.365471592812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741">
                <text:p>13.741</text:p>
              </table:table-cell>
              <table:table-cell office:value-type="float" office:value="3.36751563903258">
                <text:p>3.367515639032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81">
                <text:p>13.81</text:p>
              </table:table-cell>
              <table:table-cell office:value-type="float" office:value="3.36967126426674">
                <text:p>3.369671264266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879">
                <text:p>13.879</text:p>
              </table:table-cell>
              <table:table-cell office:value-type="float" office:value="3.37173905046046">
                <text:p>3.371739050460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948">
                <text:p>13.948</text:p>
              </table:table-cell>
              <table:table-cell office:value-type="float" office:value="3.37381956009802">
                <text:p>3.373819560098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017">
                <text:p>14.017</text:p>
              </table:table-cell>
              <table:table-cell office:value-type="float" office:value="3.3759135217597">
                <text:p>3.37591352175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086">
                <text:p>14.086</text:p>
              </table:table-cell>
              <table:table-cell office:value-type="float" office:value="3.37802116488337">
                <text:p>3.378021164883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155">
                <text:p>14.155</text:p>
              </table:table-cell>
              <table:table-cell office:value-type="float" office:value="3.38014303988751">
                <text:p>3.380143039887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224">
                <text:p>14.224</text:p>
              </table:table-cell>
              <table:table-cell office:value-type="float" office:value="3.38359022637198">
                <text:p>3.383590226371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293">
                <text:p>14.293</text:p>
              </table:table-cell>
              <table:table-cell office:value-type="float" office:value="3.38845994664243">
                <text:p>3.38845994664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362">
                <text:p>14.362</text:p>
              </table:table-cell>
              <table:table-cell office:value-type="float" office:value="3.39344248457227">
                <text:p>3.393442484572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431">
                <text:p>14.431</text:p>
              </table:table-cell>
              <table:table-cell office:value-type="float" office:value="3.39853781807706">
                <text:p>3.39853781807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5">
                <text:p>14.5</text:p>
              </table:table-cell>
              <table:table-cell office:value-type="float" office:value="3.40374687343228">
                <text:p>3.403746873432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57">
                <text:p>14.57</text:p>
              </table:table-cell>
              <table:table-cell office:value-type="float" office:value="3.40916862762756">
                <text:p>3.409168627627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639">
                <text:p>14.639</text:p>
              </table:table-cell>
              <table:table-cell office:value-type="float" office:value="3.41470366831443">
                <text:p>3.414703668314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708">
                <text:p>14.708</text:p>
              </table:table-cell>
              <table:table-cell office:value-type="float" office:value="3.42045187868504">
                <text:p>3.420451878685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777">
                <text:p>14.777</text:p>
              </table:table-cell>
              <table:table-cell office:value-type="float" office:value="3.42631285128781">
                <text:p>3.426312851287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846">
                <text:p>14.846</text:p>
              </table:table-cell>
              <table:table-cell office:value-type="float" office:value="3.4322871190505">
                <text:p>3.43228711905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915">
                <text:p>14.915</text:p>
              </table:table-cell>
              <table:table-cell office:value-type="float" office:value="3.43837469920019">
                <text:p>3.438374699200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984">
                <text:p>14.984</text:p>
              </table:table-cell>
              <table:table-cell office:value-type="float" office:value="3.44467542163264">
                <text:p>3.444675421632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053">
                <text:p>15.053</text:p>
              </table:table-cell>
              <table:table-cell office:value-type="float" office:value="3.45108883391894">
                <text:p>3.451088833918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122">
                <text:p>15.122</text:p>
              </table:table-cell>
              <table:table-cell office:value-type="float" office:value="3.45761553496047">
                <text:p>3.457615534960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191">
                <text:p>15.191</text:p>
              </table:table-cell>
              <table:table-cell office:value-type="float" office:value="3.46435531122314">
                <text:p>3.464355311223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26">
                <text:p>15.26</text:p>
              </table:table-cell>
              <table:table-cell office:value-type="float" office:value="3.47120836372581">
                <text:p>3.471208363725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329">
                <text:p>15.329</text:p>
              </table:table-cell>
              <table:table-cell office:value-type="float" office:value="3.47521560351297">
                <text:p>3.475215603512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398">
                <text:p>15.398</text:p>
              </table:table-cell>
              <table:table-cell office:value-type="float" office:value="3.44974671823889">
                <text:p>3.449746718238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467">
                <text:p>15.467</text:p>
              </table:table-cell>
              <table:table-cell office:value-type="float" office:value="3.43597425578248">
                <text:p>3.43597425578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536">
                <text:p>15.536</text:p>
              </table:table-cell>
              <table:table-cell office:value-type="float" office:value="3.43400936115498">
                <text:p>3.434009361154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605">
                <text:p>15.605</text:p>
              </table:table-cell>
              <table:table-cell office:value-type="float" office:value="3.44386629881301">
                <text:p>3.443866298813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674">
                <text:p>15.674</text:p>
              </table:table-cell>
              <table:table-cell office:value-type="float" office:value="3.4655647686344">
                <text:p>3.4655647686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743">
                <text:p>15.743</text:p>
              </table:table-cell>
              <table:table-cell office:value-type="float" office:value="3.49922671441849">
                <text:p>3.499226714418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812">
                <text:p>15.812</text:p>
              </table:table-cell>
              <table:table-cell office:value-type="float" office:value="3.53583604553435">
                <text:p>3.535836045534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881">
                <text:p>15.881</text:p>
              </table:table-cell>
              <table:table-cell office:value-type="float" office:value="3.5322468537179">
                <text:p>3.53224685371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951">
                <text:p>15.951</text:p>
              </table:table-cell>
              <table:table-cell office:value-type="float" office:value="3.5303234279737">
                <text:p>3.53032342797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02">
                <text:p>16.02</text:p>
              </table:table-cell>
              <table:table-cell office:value-type="float" office:value="3.51800945651088">
                <text:p>3.518009456510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089">
                <text:p>16.089</text:p>
              </table:table-cell>
              <table:table-cell office:value-type="float" office:value="3.49282704118025">
                <text:p>3.49282704118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158">
                <text:p>16.158</text:p>
              </table:table-cell>
              <table:table-cell office:value-type="float" office:value="3.47202038911064">
                <text:p>3.47202038911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227">
                <text:p>16.227</text:p>
              </table:table-cell>
              <table:table-cell office:value-type="float" office:value="3.4557044828081">
                <text:p>3.45570448280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296">
                <text:p>16.296</text:p>
              </table:table-cell>
              <table:table-cell office:value-type="float" office:value="3.44379250948718">
                <text:p>3.443792509487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365">
                <text:p>16.365</text:p>
              </table:table-cell>
              <table:table-cell office:value-type="float" office:value="3.43639790514719">
                <text:p>3.436397905147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434">
                <text:p>16.434</text:p>
              </table:table-cell>
              <table:table-cell office:value-type="float" office:value="3.433431375694">
                <text:p>3.4334313756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503">
                <text:p>16.503</text:p>
              </table:table-cell>
              <table:table-cell office:value-type="float" office:value="3.42613301207061">
                <text:p>3.426133012070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572">
                <text:p>16.572</text:p>
              </table:table-cell>
              <table:table-cell office:value-type="float" office:value="3.41613321790881">
                <text:p>3.416133217908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641">
                <text:p>16.641</text:p>
              </table:table-cell>
              <table:table-cell office:value-type="float" office:value="3.40887389229933">
                <text:p>3.408873892299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71">
                <text:p>16.71</text:p>
              </table:table-cell>
              <table:table-cell office:value-type="float" office:value="3.38214374326403">
                <text:p>3.382143743264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779">
                <text:p>16.779</text:p>
              </table:table-cell>
              <table:table-cell office:value-type="float" office:value="3.35770591513015">
                <text:p>3.357705915130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848">
                <text:p>16.848</text:p>
              </table:table-cell>
              <table:table-cell office:value-type="float" office:value="3.33970293949926">
                <text:p>3.339702939499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17">
                <text:p>16.917</text:p>
              </table:table-cell>
              <table:table-cell office:value-type="float" office:value="3.32783261671918">
                <text:p>3.327832616719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986">
                <text:p>16.986</text:p>
              </table:table-cell>
              <table:table-cell office:value-type="float" office:value="3.3223829089375">
                <text:p>3.322382908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055">
                <text:p>17.055</text:p>
              </table:table-cell>
              <table:table-cell office:value-type="float" office:value="3.32314759469091">
                <text:p>3.323147594690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124">
                <text:p>17.124</text:p>
              </table:table-cell>
              <table:table-cell office:value-type="float" office:value="3.33031832262323">
                <text:p>3.330318322623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193">
                <text:p>17.193</text:p>
              </table:table-cell>
              <table:table-cell office:value-type="float" office:value="3.34378714932634">
                <text:p>3.34378714932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262">
                <text:p>17.262</text:p>
              </table:table-cell>
              <table:table-cell office:value-type="float" office:value="3.36354642752259">
                <text:p>3.363546427522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332">
                <text:p>17.332</text:p>
              </table:table-cell>
              <table:table-cell office:value-type="float" office:value="3.34947152889825">
                <text:p>3.349471528898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.401">
                <text:p>17.401</text:p>
              </table:table-cell>
              <table:table-cell office:value-type="float" office:value="3.33103110656445">
                <text:p>3.331031106564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47">
                <text:p>17.47</text:p>
              </table:table-cell>
              <table:table-cell office:value-type="float" office:value="3.31566378948469">
                <text:p>3.315663789484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539">
                <text:p>17.539</text:p>
              </table:table-cell>
              <table:table-cell office:value-type="float" office:value="3.30346937149416">
                <text:p>3.303469371494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.608">
                <text:p>17.608</text:p>
              </table:table-cell>
              <table:table-cell office:value-type="float" office:value="3.29444802957946">
                <text:p>3.294448029579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677">
                <text:p>17.677</text:p>
              </table:table-cell>
              <table:table-cell office:value-type="float" office:value="3.2886977736028">
                <text:p>3.28869777360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746">
                <text:p>17.746</text:p>
              </table:table-cell>
              <table:table-cell office:value-type="float" office:value="3.28612366541492">
                <text:p>3.286123665414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815">
                <text:p>17.815</text:p>
              </table:table-cell>
              <table:table-cell office:value-type="float" office:value="3.28672646475182">
                <text:p>3.286726464751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.884">
                <text:p>17.884</text:p>
              </table:table-cell>
              <table:table-cell office:value-type="float" office:value="3.29060689631867">
                <text:p>3.290606896318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.953">
                <text:p>17.953</text:p>
              </table:table-cell>
              <table:table-cell office:value-type="float" office:value="3.29317566262415">
                <text:p>3.293175662624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022">
                <text:p>18.022</text:p>
              </table:table-cell>
              <table:table-cell office:value-type="float" office:value="3.29370588305938">
                <text:p>3.293705883059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091">
                <text:p>18.091</text:p>
              </table:table-cell>
              <table:table-cell office:value-type="float" office:value="3.29831960009942">
                <text:p>3.298319600099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16">
                <text:p>18.16</text:p>
              </table:table-cell>
              <table:table-cell office:value-type="float" office:value="3.30701494313225">
                <text:p>3.307014943132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229">
                <text:p>18.229</text:p>
              </table:table-cell>
              <table:table-cell office:value-type="float" office:value="3.31999185354422">
                <text:p>3.319991853544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298">
                <text:p>18.298</text:p>
              </table:table-cell>
              <table:table-cell office:value-type="float" office:value="3.33633550171442">
                <text:p>3.336335501714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367">
                <text:p>18.367</text:p>
              </table:table-cell>
              <table:table-cell office:value-type="float" office:value="3.32786496458315">
                <text:p>3.327864964583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436">
                <text:p>18.436</text:p>
              </table:table-cell>
              <table:table-cell office:value-type="float" office:value="3.3207799744036">
                <text:p>3.32077997440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505">
                <text:p>18.505</text:p>
              </table:table-cell>
              <table:table-cell office:value-type="float" office:value="3.31508339689969">
                <text:p>3.31508339689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.574">
                <text:p>18.574</text:p>
              </table:table-cell>
              <table:table-cell office:value-type="float" office:value="3.31077145434414">
                <text:p>3.310771454344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.643">
                <text:p>18.643</text:p>
              </table:table-cell>
              <table:table-cell office:value-type="float" office:value="3.30298464799641">
                <text:p>3.302984647996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.713">
                <text:p>18.713</text:p>
              </table:table-cell>
              <table:table-cell office:value-type="float" office:value="3.29337989190436">
                <text:p>3.293379891904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.782">
                <text:p>18.782</text:p>
              </table:table-cell>
              <table:table-cell office:value-type="float" office:value="3.2857709881244">
                <text:p>3.28577098812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.851">
                <text:p>18.851</text:p>
              </table:table-cell>
              <table:table-cell office:value-type="float" office:value="3.28025583515981">
                <text:p>3.280255835159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.92">
                <text:p>18.92</text:p>
              </table:table-cell>
              <table:table-cell office:value-type="float" office:value="3.27683491407486">
                <text:p>3.276834914074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.989">
                <text:p>18.989</text:p>
              </table:table-cell>
              <table:table-cell office:value-type="float" office:value="3.27551101736813">
                <text:p>3.275511017368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058">
                <text:p>19.058</text:p>
              </table:table-cell>
              <table:table-cell office:value-type="float" office:value="3.27628468147992">
                <text:p>3.276284681479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127">
                <text:p>19.127</text:p>
              </table:table-cell>
              <table:table-cell office:value-type="float" office:value="3.27915413093072">
                <text:p>3.279154130930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196">
                <text:p>19.196</text:p>
              </table:table-cell>
              <table:table-cell office:value-type="float" office:value="3.28402730689012">
                <text:p>3.284027306890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265">
                <text:p>19.265</text:p>
              </table:table-cell>
              <table:table-cell office:value-type="float" office:value="3.29119417452085">
                <text:p>3.291194174520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334">
                <text:p>19.334</text:p>
              </table:table-cell>
              <table:table-cell office:value-type="float" office:value="3.29887100166102">
                <text:p>3.298871001661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403">
                <text:p>19.403</text:p>
              </table:table-cell>
              <table:table-cell office:value-type="float" office:value="3.30412180162899">
                <text:p>3.304121801628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472">
                <text:p>19.472</text:p>
              </table:table-cell>
              <table:table-cell office:value-type="float" office:value="3.31198033665661">
                <text:p>3.311980336656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541">
                <text:p>19.541</text:p>
              </table:table-cell>
              <table:table-cell office:value-type="float" office:value="3.3223474863566">
                <text:p>3.32234748635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61">
                <text:p>19.61</text:p>
              </table:table-cell>
              <table:table-cell office:value-type="float" office:value="3.32861826079531">
                <text:p>3.328618260795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.679">
                <text:p>19.679</text:p>
              </table:table-cell>
              <table:table-cell office:value-type="float" office:value="3.32065719822146">
                <text:p>3.320657198221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.748">
                <text:p>19.748</text:p>
              </table:table-cell>
              <table:table-cell office:value-type="float" office:value="3.31364604778483">
                <text:p>3.313646047784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.817">
                <text:p>19.817</text:p>
              </table:table-cell>
              <table:table-cell office:value-type="float" office:value="3.30768445727521">
                <text:p>3.307684457275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.886">
                <text:p>19.886</text:p>
              </table:table-cell>
              <table:table-cell office:value-type="float" office:value="3.30267558691434">
                <text:p>3.302675586914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.955">
                <text:p>19.955</text:p>
              </table:table-cell>
              <table:table-cell office:value-type="float" office:value="3.29852024332124">
                <text:p>3.298520243321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.024">
                <text:p>20.024</text:p>
              </table:table-cell>
              <table:table-cell office:value-type="float" office:value="3.2954175242145">
                <text:p>3.29541752421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.094">
                <text:p>20.094</text:p>
              </table:table-cell>
              <table:table-cell office:value-type="float" office:value="3.29153072967578">
                <text:p>3.291530729675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.163">
                <text:p>20.163</text:p>
              </table:table-cell>
              <table:table-cell office:value-type="float" office:value="3.28632298753485">
                <text:p>3.286322987534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232">
                <text:p>20.232</text:p>
              </table:table-cell>
              <table:table-cell office:value-type="float" office:value="3.28227404439361">
                <text:p>3.282274044393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.301">
                <text:p>20.301</text:p>
              </table:table-cell>
              <table:table-cell office:value-type="float" office:value="3.27928967003527">
                <text:p>3.279289670035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37">
                <text:p>20.37</text:p>
              </table:table-cell>
              <table:table-cell office:value-type="float" office:value="3.27746453960985">
                <text:p>3.277464539609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439">
                <text:p>20.439</text:p>
              </table:table-cell>
              <table:table-cell office:value-type="float" office:value="3.27680383253255">
                <text:p>3.27680383253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508">
                <text:p>20.508</text:p>
              </table:table-cell>
              <table:table-cell office:value-type="float" office:value="3.27730281300035">
                <text:p>3.277302813000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.577">
                <text:p>20.577</text:p>
              </table:table-cell>
              <table:table-cell office:value-type="float" office:value="3.27886738141389">
                <text:p>3.278867381413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646">
                <text:p>20.646</text:p>
              </table:table-cell>
              <table:table-cell office:value-type="float" office:value="3.28169393825811">
                <text:p>3.281693938258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715">
                <text:p>20.715</text:p>
              </table:table-cell>
              <table:table-cell office:value-type="float" office:value="3.28558662380099">
                <text:p>3.285586623800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784">
                <text:p>20.784</text:p>
              </table:table-cell>
              <table:table-cell office:value-type="float" office:value="3.29064249495444">
                <text:p>3.290642494954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853">
                <text:p>20.853</text:p>
              </table:table-cell>
              <table:table-cell office:value-type="float" office:value="3.29642410992578">
                <text:p>3.296424109925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922">
                <text:p>20.922</text:p>
              </table:table-cell>
              <table:table-cell office:value-type="float" office:value="3.30030741733251">
                <text:p>3.300307417332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991">
                <text:p>20.991</text:p>
              </table:table-cell>
              <table:table-cell office:value-type="float" office:value="3.30555434358596">
                <text:p>3.305554343585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06">
                <text:p>21.06</text:p>
              </table:table-cell>
              <table:table-cell office:value-type="float" office:value="3.3119768434577">
                <text:p>3.31197684345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129">
                <text:p>21.129</text:p>
              </table:table-cell>
              <table:table-cell office:value-type="float" office:value="3.31976336850987">
                <text:p>3.319763368509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198">
                <text:p>21.198</text:p>
              </table:table-cell>
              <table:table-cell office:value-type="float" office:value="3.32882002763742">
                <text:p>3.328820027637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267">
                <text:p>21.267</text:p>
              </table:table-cell>
              <table:table-cell office:value-type="float" office:value="3.33914964324751">
                <text:p>3.339149643247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336">
                <text:p>21.336</text:p>
              </table:table-cell>
              <table:table-cell office:value-type="float" office:value="3.33359902581279">
                <text:p>3.333599025812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405">
                <text:p>21.405</text:p>
              </table:table-cell>
              <table:table-cell office:value-type="float" office:value="3.32697748758539">
                <text:p>3.326977487585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475">
                <text:p>21.475</text:p>
              </table:table-cell>
              <table:table-cell office:value-type="float" office:value="3.32097544881018">
                <text:p>3.320975448810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544">
                <text:p>21.544</text:p>
              </table:table-cell>
              <table:table-cell office:value-type="float" office:value="3.31559550761247">
                <text:p>3.315595507612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613">
                <text:p>21.613</text:p>
              </table:table-cell>
              <table:table-cell office:value-type="float" office:value="3.3108350482771">
                <text:p>3.31083504827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682">
                <text:p>21.682</text:p>
              </table:table-cell>
              <table:table-cell office:value-type="float" office:value="3.30603637306065">
                <text:p>3.306036373060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751">
                <text:p>21.751</text:p>
              </table:table-cell>
              <table:table-cell office:value-type="float" office:value="3.30033539884964">
                <text:p>3.300335398849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82">
                <text:p>21.82</text:p>
              </table:table-cell>
              <table:table-cell office:value-type="float" office:value="3.29515960766698">
                <text:p>3.295159607666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889">
                <text:p>21.889</text:p>
              </table:table-cell>
              <table:table-cell office:value-type="float" office:value="3.29060813376494">
                <text:p>3.290608133764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958">
                <text:p>21.958</text:p>
              </table:table-cell>
              <table:table-cell office:value-type="float" office:value="3.2865818978994">
                <text:p>3.28658189789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.027">
                <text:p>22.027</text:p>
              </table:table-cell>
              <table:table-cell office:value-type="float" office:value="3.28317737205896">
                <text:p>3.283177372058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096">
                <text:p>22.096</text:p>
              </table:table-cell>
              <table:table-cell office:value-type="float" office:value="3.28030077841956">
                <text:p>3.280300778419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165">
                <text:p>22.165</text:p>
              </table:table-cell>
              <table:table-cell office:value-type="float" office:value="3.27795216543805">
                <text:p>3.277952165438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234">
                <text:p>22.234</text:p>
              </table:table-cell>
              <table:table-cell office:value-type="float" office:value="3.2762253192508">
                <text:p>3.27622531925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303">
                <text:p>22.303</text:p>
              </table:table-cell>
              <table:table-cell office:value-type="float" office:value="3.275122898091">
                <text:p>3.2751228980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372">
                <text:p>22.372</text:p>
              </table:table-cell>
              <table:table-cell office:value-type="float" office:value="3.27454853834845">
                <text:p>3.274548538348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441">
                <text:p>22.441</text:p>
              </table:table-cell>
              <table:table-cell office:value-type="float" office:value="3.27459596933729">
                <text:p>3.274595969337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51">
                <text:p>22.51</text:p>
              </table:table-cell>
              <table:table-cell office:value-type="float" office:value="3.27517419756568">
                <text:p>3.275174197565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579">
                <text:p>22.579</text:p>
              </table:table-cell>
              <table:table-cell office:value-type="float" office:value="3.27406948015768">
                <text:p>3.274069480157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648">
                <text:p>22.648</text:p>
              </table:table-cell>
              <table:table-cell office:value-type="float" office:value="3.2735807942374">
                <text:p>3.27358079423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.717">
                <text:p>22.717</text:p>
              </table:table-cell>
              <table:table-cell office:value-type="float" office:value="3.27353162943326">
                <text:p>3.273531629433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786">
                <text:p>22.786</text:p>
              </table:table-cell>
              <table:table-cell office:value-type="float" office:value="3.27410660524363">
                <text:p>3.274106605243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856">
                <text:p>22.856</text:p>
              </table:table-cell>
              <table:table-cell office:value-type="float" office:value="3.27531112103873">
                <text:p>3.275311121038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.925">
                <text:p>22.925</text:p>
              </table:table-cell>
              <table:table-cell office:value-type="float" office:value="3.27694994201926">
                <text:p>3.276949942019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994">
                <text:p>22.994</text:p>
              </table:table-cell>
              <table:table-cell office:value-type="float" office:value="3.27921839115665">
                <text:p>3.279218391156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063">
                <text:p>23.063</text:p>
              </table:table-cell>
              <table:table-cell office:value-type="float" office:value="3.28211649397153">
                <text:p>3.282116493971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132">
                <text:p>23.132</text:p>
              </table:table-cell>
              <table:table-cell office:value-type="float" office:value="3.28554260200655">
                <text:p>3.285542602006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201">
                <text:p>23.201</text:p>
              </table:table-cell>
              <table:table-cell office:value-type="float" office:value="3.28950490992186">
                <text:p>3.28950490992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27">
                <text:p>23.27</text:p>
              </table:table-cell>
              <table:table-cell office:value-type="float" office:value="3.29409426246427">
                <text:p>3.294094262464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339">
                <text:p>23.339</text:p>
              </table:table-cell>
              <table:table-cell office:value-type="float" office:value="3.29921719444174">
                <text:p>3.299217194441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408">
                <text:p>23.408</text:p>
              </table:table-cell>
              <table:table-cell office:value-type="float" office:value="3.304857367951">
                <text:p>3.3048573679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477">
                <text:p>23.477</text:p>
              </table:table-cell>
              <table:table-cell office:value-type="float" office:value="3.30936675104165">
                <text:p>3.309366751041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.546">
                <text:p>23.546</text:p>
              </table:table-cell>
              <table:table-cell office:value-type="float" office:value="3.31430238747161">
                <text:p>3.314302387471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615">
                <text:p>23.615</text:p>
              </table:table-cell>
              <table:table-cell office:value-type="float" office:value="3.31212591833402">
                <text:p>3.312125918334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684">
                <text:p>23.684</text:p>
              </table:table-cell>
              <table:table-cell office:value-type="float" office:value="3.30332386520002">
                <text:p>3.303323865200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753">
                <text:p>23.753</text:p>
              </table:table-cell>
              <table:table-cell office:value-type="float" office:value="3.29482474702373">
                <text:p>3.294824747023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822">
                <text:p>23.822</text:p>
              </table:table-cell>
              <table:table-cell office:value-type="float" office:value="3.28663403787218">
                <text:p>3.286634037872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891">
                <text:p>23.891</text:p>
              </table:table-cell>
              <table:table-cell office:value-type="float" office:value="3.27874619519413">
                <text:p>3.278746195194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.96">
                <text:p>23.96</text:p>
              </table:table-cell>
              <table:table-cell office:value-type="float" office:value="3.27126003767661">
                <text:p>3.271260037676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029">
                <text:p>24.029</text:p>
              </table:table-cell>
              <table:table-cell office:value-type="float" office:value="3.26407664468836">
                <text:p>3.264076644688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098">
                <text:p>24.098</text:p>
              </table:table-cell>
              <table:table-cell office:value-type="float" office:value="3.25719874998441">
                <text:p>3.257198749984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167">
                <text:p>24.167</text:p>
              </table:table-cell>
              <table:table-cell office:value-type="float" office:value="3.25062632420277">
                <text:p>3.250626324202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237">
                <text:p>24.237</text:p>
              </table:table-cell>
              <table:table-cell office:value-type="float" office:value="3.24445538482193">
                <text:p>3.244455384821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306">
                <text:p>24.306</text:p>
              </table:table-cell>
              <table:table-cell office:value-type="float" office:value="3.23849100954441">
                <text:p>3.238491009544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375">
                <text:p>24.375</text:p>
              </table:table-cell>
              <table:table-cell office:value-type="float" office:value="3.23276222410495">
                <text:p>3.232762224104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.444">
                <text:p>24.444</text:p>
              </table:table-cell>
              <table:table-cell office:value-type="float" office:value="3.22709069635484">
                <text:p>3.227090696354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513">
                <text:p>24.513</text:p>
              </table:table-cell>
              <table:table-cell office:value-type="float" office:value="3.22172423556083">
                <text:p>3.221724235560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582">
                <text:p>24.582</text:p>
              </table:table-cell>
              <table:table-cell office:value-type="float" office:value="3.2165640192603">
                <text:p>3.21656401926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.651">
                <text:p>24.651</text:p>
              </table:table-cell>
              <table:table-cell office:value-type="float" office:value="3.21161004209727">
                <text:p>3.211610042097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.72">
                <text:p>24.72</text:p>
              </table:table-cell>
              <table:table-cell office:value-type="float" office:value="3.20695828667914">
                <text:p>3.206958286679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789">
                <text:p>24.789</text:p>
              </table:table-cell>
              <table:table-cell office:value-type="float" office:value="3.20261153218744">
                <text:p>3.202611532187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.858">
                <text:p>24.858</text:p>
              </table:table-cell>
              <table:table-cell office:value-type="float" office:value="3.19847378524508">
                <text:p>3.19847378524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.927">
                <text:p>24.927</text:p>
              </table:table-cell>
              <table:table-cell office:value-type="float" office:value="3.19454223637754">
                <text:p>3.194542236377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.996">
                <text:p>24.996</text:p>
              </table:table-cell>
              <table:table-cell office:value-type="float" office:value="3.19091283998796">
                <text:p>3.190912839987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065">
                <text:p>25.065</text:p>
              </table:table-cell>
              <table:table-cell office:value-type="float" office:value="3.18749243293219">
                <text:p>3.187492432932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.134">
                <text:p>25.134</text:p>
              </table:table-cell>
              <table:table-cell office:value-type="float" office:value="3.18437414493021">
                <text:p>3.18437414493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.203">
                <text:p>25.203</text:p>
              </table:table-cell>
              <table:table-cell office:value-type="float" office:value="3.18156077144536">
                <text:p>3.181560771445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.272">
                <text:p>25.272</text:p>
              </table:table-cell>
              <table:table-cell office:value-type="float" office:value="3.17886042677246">
                <text:p>3.178860426772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.341">
                <text:p>25.341</text:p>
              </table:table-cell>
              <table:table-cell office:value-type="float" office:value="3.17629844644674">
                <text:p>3.176298446446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.41">
                <text:p>25.41</text:p>
              </table:table-cell>
              <table:table-cell office:value-type="float" office:value="3.1735784620677">
                <text:p>3.17357846206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.479">
                <text:p>25.479</text:p>
              </table:table-cell>
              <table:table-cell office:value-type="float" office:value="3.17096573814666">
                <text:p>3.170965738146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.548">
                <text:p>25.548</text:p>
              </table:table-cell>
              <table:table-cell office:value-type="float" office:value="3.16865494625085">
                <text:p>3.168654946250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.618">
                <text:p>25.618</text:p>
              </table:table-cell>
              <table:table-cell office:value-type="float" office:value="3.16645423961882">
                <text:p>3.166454239618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687">
                <text:p>25.687</text:p>
              </table:table-cell>
              <table:table-cell office:value-type="float" office:value="3.1644567104639">
                <text:p>3.16445671046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.756">
                <text:p>25.756</text:p>
              </table:table-cell>
              <table:table-cell office:value-type="float" office:value="3.16266801318128">
                <text:p>3.162668013181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.825">
                <text:p>25.825</text:p>
              </table:table-cell>
              <table:table-cell office:value-type="float" office:value="3.160986576751">
                <text:p>3.1609865767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894">
                <text:p>25.894</text:p>
              </table:table-cell>
              <table:table-cell office:value-type="float" office:value="3.15960988186833">
                <text:p>3.159609881868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.963">
                <text:p>25.963</text:p>
              </table:table-cell>
              <table:table-cell office:value-type="float" office:value="3.15834044656367">
                <text:p>3.158340446563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.032">
                <text:p>26.032</text:p>
              </table:table-cell>
              <table:table-cell office:value-type="float" office:value="3.15737291153579">
                <text:p>3.157372911535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.101">
                <text:p>26.101</text:p>
              </table:table-cell>
              <table:table-cell office:value-type="float" office:value="3.15651830129337">
                <text:p>3.156518301293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.17">
                <text:p>26.17</text:p>
              </table:table-cell>
              <table:table-cell office:value-type="float" office:value="3.15586685119952">
                <text:p>3.155866851199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.239">
                <text:p>26.239</text:p>
              </table:table-cell>
              <table:table-cell office:value-type="float" office:value="3.15542139228662">
                <text:p>3.155421392286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.308">
                <text:p>26.308</text:p>
              </table:table-cell>
              <table:table-cell office:value-type="float" office:value="3.15508602950855">
                <text:p>3.155086029508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.377">
                <text:p>26.377</text:p>
              </table:table-cell>
              <table:table-cell office:value-type="float" office:value="3.15468260319481">
                <text:p>3.154682603194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6.446">
                <text:p>26.446</text:p>
              </table:table-cell>
              <table:table-cell office:value-type="float" office:value="3.15414924542261">
                <text:p>3.154149245422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.515">
                <text:p>26.515</text:p>
              </table:table-cell>
              <table:table-cell office:value-type="float" office:value="3.15372029045063">
                <text:p>3.153720290450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.584">
                <text:p>26.584</text:p>
              </table:table-cell>
              <table:table-cell office:value-type="float" office:value="3.15339857455413">
                <text:p>3.15339857455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.653">
                <text:p>26.653</text:p>
              </table:table-cell>
              <table:table-cell office:value-type="float" office:value="3.15318126121858">
                <text:p>3.153181261218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.722">
                <text:p>26.722</text:p>
              </table:table-cell>
              <table:table-cell office:value-type="float" office:value="3.1531642444535">
                <text:p>3.15316424445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.791">
                <text:p>26.791</text:p>
              </table:table-cell>
              <table:table-cell office:value-type="float" office:value="3.15315857243178">
                <text:p>3.153158572431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.86">
                <text:p>26.86</text:p>
              </table:table-cell>
              <table:table-cell office:value-type="float" office:value="3.15335319740748">
                <text:p>3.153353197407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.929">
                <text:p>26.929</text:p>
              </table:table-cell>
              <table:table-cell office:value-type="float" office:value="3.15365506105218">
                <text:p>3.153655061052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.999">
                <text:p>26.999</text:p>
              </table:table-cell>
              <table:table-cell office:value-type="float" office:value="3.15415722292025">
                <text:p>3.154157222920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.068">
                <text:p>27.068</text:p>
              </table:table-cell>
              <table:table-cell office:value-type="float" office:value="3.1546678922511">
                <text:p>3.15466789225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.137">
                <text:p>27.137</text:p>
              </table:table-cell>
              <table:table-cell office:value-type="float" office:value="3.15538169591256">
                <text:p>3.155381695912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.206">
                <text:p>27.206</text:p>
              </table:table-cell>
              <table:table-cell office:value-type="float" office:value="3.15456632544">
                <text:p>3.154566325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.275">
                <text:p>27.275</text:p>
              </table:table-cell>
              <table:table-cell office:value-type="float" office:value="3.14761728812446">
                <text:p>3.147617288124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.344">
                <text:p>27.344</text:p>
              </table:table-cell>
              <table:table-cell office:value-type="float" office:value="3.14076421171663">
                <text:p>3.140764211716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.413">
                <text:p>27.413</text:p>
              </table:table-cell>
              <table:table-cell office:value-type="float" office:value="3.13410296813937">
                <text:p>3.134102968139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.482">
                <text:p>27.482</text:p>
              </table:table-cell>
              <table:table-cell office:value-type="float" office:value="3.12799434072378">
                <text:p>3.127994340723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.551">
                <text:p>27.551</text:p>
              </table:table-cell>
              <table:table-cell office:value-type="float" office:value="3.12188572060221">
                <text:p>3.121885720602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.62">
                <text:p>27.62</text:p>
              </table:table-cell>
              <table:table-cell office:value-type="float" office:value="3.11587298771949">
                <text:p>3.115872987719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.689">
                <text:p>27.689</text:p>
              </table:table-cell>
              <table:table-cell office:value-type="float" office:value="3.10986025970621">
                <text:p>3.109860259706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.758">
                <text:p>27.758</text:p>
              </table:table-cell>
              <table:table-cell office:value-type="float" office:value="3.10384753659067">
                <text:p>3.103847536590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.827">
                <text:p>27.827</text:p>
              </table:table-cell>
              <table:table-cell office:value-type="float" office:value="3.0979306951738">
                <text:p>3.09793069517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.896">
                <text:p>27.896</text:p>
              </table:table-cell>
              <table:table-cell office:value-type="float" office:value="3.09201385669599">
                <text:p>3.092013856695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.965">
                <text:p>27.965</text:p>
              </table:table-cell>
              <table:table-cell office:value-type="float" office:value="3.08609986364667">
                <text:p>3.08609986364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034">
                <text:p>28.034</text:p>
              </table:table-cell>
              <table:table-cell office:value-type="float" office:value="3.08027890569994">
                <text:p>3.080278905699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.103">
                <text:p>28.103</text:p>
              </table:table-cell>
              <table:table-cell office:value-type="float" office:value="3.07446079215527">
                <text:p>3.074460792155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.172">
                <text:p>28.172</text:p>
              </table:table-cell>
              <table:table-cell office:value-type="float" office:value="3.06863983738724">
                <text:p>3.068639837387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241">
                <text:p>28.241</text:p>
              </table:table-cell>
              <table:table-cell office:value-type="float" office:value="3.06291760000167">
                <text:p>3.062917600001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.31">
                <text:p>28.31</text:p>
              </table:table-cell>
              <table:table-cell office:value-type="float" office:value="3.0571925199601">
                <text:p>3.05719251996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.38">
                <text:p>28.38</text:p>
              </table:table-cell>
              <table:table-cell office:value-type="float" office:value="3.05147028399426">
                <text:p>3.051470283994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.449">
                <text:p>28.449</text:p>
              </table:table-cell>
              <table:table-cell office:value-type="float" office:value="3.04584392031174">
                <text:p>3.045843920311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.518">
                <text:p>28.518</text:p>
              </table:table-cell>
              <table:table-cell office:value-type="float" office:value="3.04021755677123">
                <text:p>3.040217556771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.587">
                <text:p>28.587</text:p>
              </table:table-cell>
              <table:table-cell office:value-type="float" office:value="3.0349604637293">
                <text:p>3.03496046372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.656">
                <text:p>28.656</text:p>
              </table:table-cell>
              <table:table-cell office:value-type="float" office:value="3.02989512592433">
                <text:p>3.029895125924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.725">
                <text:p>28.725</text:p>
              </table:table-cell>
              <table:table-cell office:value-type="float" office:value="3.02473108267495">
                <text:p>3.024731082674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.794">
                <text:p>28.794</text:p>
              </table:table-cell>
              <table:table-cell office:value-type="float" office:value="3.01956705010834">
                <text:p>3.019567050108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.863">
                <text:p>28.863</text:p>
              </table:table-cell>
              <table:table-cell office:value-type="float" office:value="3.01449606727227">
                <text:p>3.014496067272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.932">
                <text:p>28.932</text:p>
              </table:table-cell>
              <table:table-cell office:value-type="float" office:value="3.00942510026417">
                <text:p>3.009425100264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.001">
                <text:p>29.001</text:p>
              </table:table-cell>
              <table:table-cell office:value-type="float" office:value="3.00435414916418">
                <text:p>3.004354149164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.07">
                <text:p>29.07</text:p>
              </table:table-cell>
              <table:table-cell office:value-type="float" office:value="2.99928037535673">
                <text:p>2.999280375356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.139">
                <text:p>29.139</text:p>
              </table:table-cell>
              <table:table-cell office:value-type="float" office:value="2.99420661905621">
                <text:p>2.994206619056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.208">
                <text:p>29.208</text:p>
              </table:table-cell>
              <table:table-cell office:value-type="float" office:value="2.98913288035176">
                <text:p>2.989132880351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.277">
                <text:p>29.277</text:p>
              </table:table-cell>
              <table:table-cell office:value-type="float" office:value="2.98405632287663">
                <text:p>2.984056322876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.346">
                <text:p>29.346</text:p>
              </table:table-cell>
              <table:table-cell office:value-type="float" office:value="2.9789797846914">
                <text:p>2.97897978469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.415">
                <text:p>29.415</text:p>
              </table:table-cell>
              <table:table-cell office:value-type="float" office:value="2.97399632878052">
                <text:p>2.973996328780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.484">
                <text:p>29.484</text:p>
              </table:table-cell>
              <table:table-cell office:value-type="float" office:value="2.96891699857035">
                <text:p>2.968916998570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.553">
                <text:p>29.553</text:p>
              </table:table-cell>
              <table:table-cell office:value-type="float" office:value="2.96393359237349">
                <text:p>2.963933592373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.622">
                <text:p>29.622</text:p>
              </table:table-cell>
              <table:table-cell office:value-type="float" office:value="2.95885147482938">
                <text:p>2.958851474829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.691">
                <text:p>29.691</text:p>
              </table:table-cell>
              <table:table-cell office:value-type="float" office:value="2.95386528846527">
                <text:p>2.953865288465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.761">
                <text:p>29.761</text:p>
              </table:table-cell>
              <table:table-cell office:value-type="float" office:value="2.9490709531817">
                <text:p>2.94907095318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.83">
                <text:p>29.83</text:p>
              </table:table-cell>
              <table:table-cell office:value-type="float" office:value="2.94427382980931">
                <text:p>2.944273829809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.899">
                <text:p>29.899</text:p>
              </table:table-cell>
              <table:table-cell office:value-type="float" office:value="2.93957266841628">
                <text:p>2.939572668416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.968">
                <text:p>29.968</text:p>
              </table:table-cell>
              <table:table-cell office:value-type="float" office:value="2.93477280899221">
                <text:p>2.934772808992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.037">
                <text:p>30.037</text:p>
              </table:table-cell>
              <table:table-cell office:value-type="float" office:value="2.92997299579706">
                <text:p>2.929972995797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.106">
                <text:p>30.106</text:p>
              </table:table-cell>
              <table:table-cell office:value-type="float" office:value="2.92526915855618">
                <text:p>2.925269158556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.175">
                <text:p>30.175</text:p>
              </table:table-cell>
              <table:table-cell office:value-type="float" office:value="2.9204666192922">
                <text:p>2.92046661929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.244">
                <text:p>30.244</text:p>
              </table:table-cell>
              <table:table-cell office:value-type="float" office:value="2.91566412942232">
                <text:p>2.915664129422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.313">
                <text:p>30.313</text:p>
              </table:table-cell>
              <table:table-cell office:value-type="float" office:value="2.91095480983474">
                <text:p>2.910954809834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.382">
                <text:p>30.382</text:p>
              </table:table-cell>
              <table:table-cell office:value-type="float" office:value="2.9061496055778">
                <text:p>2.90614960557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.451">
                <text:p>30.451</text:p>
              </table:table-cell>
              <table:table-cell office:value-type="float" office:value="2.90134445402472">
                <text:p>2.901344454024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.52">
                <text:p>30.52</text:p>
              </table:table-cell>
              <table:table-cell office:value-type="float" office:value="2.89663249186016">
                <text:p>2.896632491860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.589">
                <text:p>30.589</text:p>
              </table:table-cell>
              <table:table-cell office:value-type="float" office:value="2.89182463681669">
                <text:p>2.891824636816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.658">
                <text:p>30.658</text:p>
              </table:table-cell>
              <table:table-cell office:value-type="float" office:value="2.88701402448966">
                <text:p>2.887014024489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.727">
                <text:p>30.727</text:p>
              </table:table-cell>
              <table:table-cell office:value-type="float" office:value="2.8822034713219">
                <text:p>2.8822034713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.796">
                <text:p>30.796</text:p>
              </table:table-cell>
              <table:table-cell office:value-type="float" office:value="2.87739016695686">
                <text:p>2.877390166956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.865">
                <text:p>30.865</text:p>
              </table:table-cell>
              <table:table-cell office:value-type="float" office:value="2.87257973438511">
                <text:p>2.872579734385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.934">
                <text:p>30.934</text:p>
              </table:table-cell>
              <table:table-cell office:value-type="float" office:value="2.86785972357436">
                <text:p>2.867859723574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.003">
                <text:p>31.003</text:p>
              </table:table-cell>
              <table:table-cell office:value-type="float" office:value="2.86303258102314">
                <text:p>2.863032581023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.072">
                <text:p>31.072</text:p>
              </table:table-cell>
              <table:table-cell office:value-type="float" office:value="2.85838907841462">
                <text:p>2.858389078414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.142">
                <text:p>31.142</text:p>
              </table:table-cell>
              <table:table-cell office:value-type="float" office:value="2.85364689022661">
                <text:p>2.853646890226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.211">
                <text:p>31.211</text:p>
              </table:table-cell>
              <table:table-cell office:value-type="float" office:value="2.84890200472041">
                <text:p>2.848902004720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1.28">
                <text:p>31.28</text:p>
              </table:table-cell>
              <table:table-cell office:value-type="float" office:value="2.84415722668421">
                <text:p>2.844157226684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1.349">
                <text:p>31.349</text:p>
              </table:table-cell>
              <table:table-cell office:value-type="float" office:value="2.83941255665675">
                <text:p>2.839412556656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.418">
                <text:p>31.418</text:p>
              </table:table-cell>
              <table:table-cell office:value-type="float" office:value="2.83466240538446">
                <text:p>2.834662405384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1.487">
                <text:p>31.487</text:p>
              </table:table-cell>
              <table:table-cell office:value-type="float" office:value="2.82991516381675">
                <text:p>2.829915163816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.556">
                <text:p>31.556</text:p>
              </table:table-cell>
              <table:table-cell office:value-type="float" office:value="2.82516245375377">
                <text:p>2.825162453753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.625">
                <text:p>31.625</text:p>
              </table:table-cell>
              <table:table-cell office:value-type="float" office:value="2.82031662266845">
                <text:p>2.820316622668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.694">
                <text:p>31.694</text:p>
              </table:table-cell>
              <table:table-cell office:value-type="float" office:value="2.81556136216208">
                <text:p>2.815561362162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.763">
                <text:p>31.763</text:p>
              </table:table-cell>
              <table:table-cell office:value-type="float" office:value="2.81080622884254">
                <text:p>2.810806228842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.832">
                <text:p>31.832</text:p>
              </table:table-cell>
              <table:table-cell office:value-type="float" office:value="2.80595517392919">
                <text:p>2.805955173929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.901">
                <text:p>31.901</text:p>
              </table:table-cell>
              <table:table-cell office:value-type="float" office:value="2.80119750999461">
                <text:p>2.801197509994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.97">
                <text:p>31.97</text:p>
              </table:table-cell>
              <table:table-cell office:value-type="float" office:value="2.79634113913163">
                <text:p>2.796341139131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.039">
                <text:p>32.039</text:p>
              </table:table-cell>
              <table:table-cell office:value-type="float" office:value="2.79158096167745">
                <text:p>2.791580961677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.108">
                <text:p>32.108</text:p>
              </table:table-cell>
              <table:table-cell office:value-type="float" office:value="2.78672484963981">
                <text:p>2.786724849639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.177">
                <text:p>32.177</text:p>
              </table:table-cell>
              <table:table-cell office:value-type="float" office:value="2.78186609240991">
                <text:p>2.781866092409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.246">
                <text:p>32.246</text:p>
              </table:table-cell>
              <table:table-cell office:value-type="float" office:value="2.77710078263285">
                <text:p>2.777100782632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.315">
                <text:p>32.315</text:p>
              </table:table-cell>
              <table:table-cell office:value-type="float" office:value="2.77227552086729">
                <text:p>2.772275520867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.384">
                <text:p>32.384</text:p>
              </table:table-cell>
              <table:table-cell office:value-type="float" office:value="2.76740683196381">
                <text:p>2.767406831963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2.453">
                <text:p>32.453</text:p>
              </table:table-cell>
              <table:table-cell office:value-type="float" office:value="2.76263703531608">
                <text:p>2.762637035316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2.523">
                <text:p>32.523</text:p>
              </table:table-cell>
              <table:table-cell office:value-type="float" office:value="2.75786450611701">
                <text:p>2.757864506117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2.592">
                <text:p>32.592</text:p>
              </table:table-cell>
              <table:table-cell office:value-type="float" office:value="2.75299314499691">
                <text:p>2.752993144996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.661">
                <text:p>32.661</text:p>
              </table:table-cell>
              <table:table-cell office:value-type="float" office:value="2.74822068466126">
                <text:p>2.748220684661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2.73">
                <text:p>32.73</text:p>
              </table:table-cell>
              <table:table-cell office:value-type="float" office:value="2.74334662636715">
                <text:p>2.743346626367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.799">
                <text:p>32.799</text:p>
              </table:table-cell>
              <table:table-cell office:value-type="float" office:value="2.73857147544116">
                <text:p>2.738571475441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.868">
                <text:p>32.868</text:p>
              </table:table-cell>
              <table:table-cell office:value-type="float" office:value="2.73369748737859">
                <text:p>2.733697487378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2.937">
                <text:p>32.937</text:p>
              </table:table-cell>
              <table:table-cell office:value-type="float" office:value="2.7289168932014">
                <text:p>2.72891689320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.006">
                <text:p>33.006</text:p>
              </table:table-cell>
              <table:table-cell office:value-type="float" office:value="2.72404022042627">
                <text:p>2.724040220426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.075">
                <text:p>33.075</text:p>
              </table:table-cell>
              <table:table-cell office:value-type="float" office:value="2.71925970992107">
                <text:p>2.719259709921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.144">
                <text:p>33.144</text:p>
              </table:table-cell>
              <table:table-cell office:value-type="float" office:value="2.71438035905066">
                <text:p>2.714380359050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.213">
                <text:p>33.213</text:p>
              </table:table-cell>
              <table:table-cell office:value-type="float" office:value="2.70959442590584">
                <text:p>2.709594425905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.282">
                <text:p>33.282</text:p>
              </table:table-cell>
              <table:table-cell office:value-type="float" office:value="2.70471515914338">
                <text:p>2.70471515914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.351">
                <text:p>33.351</text:p>
              </table:table-cell>
              <table:table-cell office:value-type="float" office:value="2.69983042891586">
                <text:p>2.699830428915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.42">
                <text:p>33.42</text:p>
              </table:table-cell>
              <table:table-cell office:value-type="float" office:value="2.69504463740399">
                <text:p>2.695044637403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.489">
                <text:p>33.489</text:p>
              </table:table-cell>
              <table:table-cell office:value-type="float" office:value="2.69016000014869">
                <text:p>2.690160000148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.558">
                <text:p>33.558</text:p>
              </table:table-cell>
              <table:table-cell office:value-type="float" office:value="2.68527266066223">
                <text:p>2.685272660662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3.627">
                <text:p>33.627</text:p>
              </table:table-cell>
              <table:table-cell office:value-type="float" office:value="2.68048427044443">
                <text:p>2.680484270444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3.696">
                <text:p>33.696</text:p>
              </table:table-cell>
              <table:table-cell office:value-type="float" office:value="2.67559428540652">
                <text:p>2.675594285406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.765">
                <text:p>33.765</text:p>
              </table:table-cell>
              <table:table-cell office:value-type="float" office:value="2.67025402132456">
                <text:p>2.670254021324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.834">
                <text:p>33.834</text:p>
              </table:table-cell>
              <table:table-cell office:value-type="float" office:value="2.66481237953069">
                <text:p>2.664812379530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3.904">
                <text:p>33.904</text:p>
              </table:table-cell>
              <table:table-cell office:value-type="float" office:value="2.65946719475913">
                <text:p>2.659467194759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.973">
                <text:p>33.973</text:p>
              </table:table-cell>
              <table:table-cell office:value-type="float" office:value="2.65412503473367">
                <text:p>2.654125034733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.042">
                <text:p>34.042</text:p>
              </table:table-cell>
              <table:table-cell office:value-type="float" office:value="2.64868422997155">
                <text:p>2.648684229971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.111">
                <text:p>34.111</text:p>
              </table:table-cell>
              <table:table-cell office:value-type="float" office:value="2.64334264069189">
                <text:p>2.643342640691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.18">
                <text:p>34.18</text:p>
              </table:table-cell>
              <table:table-cell office:value-type="float" office:value="2.63800406557685">
                <text:p>2.638004065576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.249">
                <text:p>34.249</text:p>
              </table:table-cell>
              <table:table-cell office:value-type="float" office:value="2.63256682726194">
                <text:p>2.632566827261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.318">
                <text:p>34.318</text:p>
              </table:table-cell>
              <table:table-cell office:value-type="float" office:value="2.62722882065876">
                <text:p>2.627228820658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4.387">
                <text:p>34.387</text:p>
              </table:table-cell>
              <table:table-cell office:value-type="float" office:value="2.62189110384089">
                <text:p>2.621891103840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.456">
                <text:p>34.456</text:p>
              </table:table-cell>
              <table:table-cell office:value-type="float" office:value="2.61645742233655">
                <text:p>2.616457422336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.525">
                <text:p>34.525</text:p>
              </table:table-cell>
              <table:table-cell office:value-type="float" office:value="2.6111202813352">
                <text:p>2.61112028133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4.594">
                <text:p>34.594</text:p>
              </table:table-cell>
              <table:table-cell office:value-type="float" office:value="2.60578613965153">
                <text:p>2.605786139651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.663">
                <text:p>34.663</text:p>
              </table:table-cell>
              <table:table-cell office:value-type="float" office:value="2.60035600531927">
                <text:p>2.600356005319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.732">
                <text:p>34.732</text:p>
              </table:table-cell>
              <table:table-cell office:value-type="float" office:value="2.59502243728258">
                <text:p>2.595022437282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.801">
                <text:p>34.801</text:p>
              </table:table-cell>
              <table:table-cell office:value-type="float" office:value="2.58969185790511">
                <text:p>2.589691857905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.87">
                <text:p>34.87</text:p>
              </table:table-cell>
              <table:table-cell office:value-type="float" office:value="2.58435887649142">
                <text:p>2.584358876491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.939">
                <text:p>34.939</text:p>
              </table:table-cell>
              <table:table-cell office:value-type="float" office:value="2.578932561817">
                <text:p>2.5789325618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5.008">
                <text:p>35.008</text:p>
              </table:table-cell>
              <table:table-cell office:value-type="float" office:value="2.5736028501111">
                <text:p>2.57360285011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.077">
                <text:p>35.077</text:p>
              </table:table-cell>
              <table:table-cell office:value-type="float" office:value="2.56827611492612">
                <text:p>2.568276114926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.146">
                <text:p>35.146</text:p>
              </table:table-cell>
              <table:table-cell office:value-type="float" office:value="2.56294966983357">
                <text:p>2.56294966983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5.215">
                <text:p>35.215</text:p>
              </table:table-cell>
              <table:table-cell office:value-type="float" office:value="2.55758874137341">
                <text:p>2.557588741373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.285">
                <text:p>35.285</text:p>
              </table:table-cell>
              <table:table-cell office:value-type="float" office:value="2.55243516321179">
                <text:p>2.552435163211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5.354">
                <text:p>35.354</text:p>
              </table:table-cell>
              <table:table-cell office:value-type="float" office:value="2.5472833504736">
                <text:p>2.54728335047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.423">
                <text:p>35.423</text:p>
              </table:table-cell>
              <table:table-cell office:value-type="float" office:value="2.54222708641459">
                <text:p>2.542227086414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.492">
                <text:p>35.492</text:p>
              </table:table-cell>
              <table:table-cell office:value-type="float" office:value="2.53707358231881">
                <text:p>2.537073582318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.561">
                <text:p>35.561</text:p>
              </table:table-cell>
              <table:table-cell office:value-type="float" office:value="2.53192190884711">
                <text:p>2.531921908847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5.63">
                <text:p>35.63</text:p>
              </table:table-cell>
              <table:table-cell office:value-type="float" office:value="2.52676945129547">
                <text:p>2.526769451295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.699">
                <text:p>35.699</text:p>
              </table:table-cell>
              <table:table-cell office:value-type="float" office:value="2.52161624590262">
                <text:p>2.521616245902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.768">
                <text:p>35.768</text:p>
              </table:table-cell>
              <table:table-cell office:value-type="float" office:value="2.51646493844043">
                <text:p>2.516464938440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5.837">
                <text:p>35.837</text:p>
              </table:table-cell>
              <table:table-cell office:value-type="float" office:value="2.51121638097954">
                <text:p>2.511216380979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.906">
                <text:p>35.906</text:p>
              </table:table-cell>
              <table:table-cell office:value-type="float" office:value="2.50606629792589">
                <text:p>2.506066297925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5.975">
                <text:p>35.975</text:p>
              </table:table-cell>
              <table:table-cell office:value-type="float" office:value="2.50091558146212">
                <text:p>2.500915581462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.044">
                <text:p>36.044</text:p>
              </table:table-cell>
              <table:table-cell office:value-type="float" office:value="2.49576426949742">
                <text:p>2.495764269497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.113">
                <text:p>36.113</text:p>
              </table:table-cell>
              <table:table-cell office:value-type="float" office:value="2.49051831601376">
                <text:p>2.490518316013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.182">
                <text:p>36.182</text:p>
              </table:table-cell>
              <table:table-cell office:value-type="float" office:value="2.48536845405264">
                <text:p>2.485368454052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.251">
                <text:p>36.251</text:p>
              </table:table-cell>
              <table:table-cell office:value-type="float" office:value="2.4801239469833">
                <text:p>2.48012394698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.32">
                <text:p>36.32</text:p>
              </table:table-cell>
              <table:table-cell office:value-type="float" office:value="2.47497563804172">
                <text:p>2.474975638041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.389">
                <text:p>36.389</text:p>
              </table:table-cell>
              <table:table-cell office:value-type="float" office:value="2.46973014973296">
                <text:p>2.469730149732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.458">
                <text:p>36.458</text:p>
              </table:table-cell>
              <table:table-cell office:value-type="float" office:value="2.46458350779599">
                <text:p>2.464583507795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.527">
                <text:p>36.527</text:p>
              </table:table-cell>
              <table:table-cell office:value-type="float" office:value="2.45933970203386">
                <text:p>2.459339702033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.596">
                <text:p>36.596</text:p>
              </table:table-cell>
              <table:table-cell office:value-type="float" office:value="2.45409802063813">
                <text:p>2.454098020638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.666">
                <text:p>36.666</text:p>
              </table:table-cell>
              <table:table-cell office:value-type="float" office:value="2.44895032420015">
                <text:p>2.448950324200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.735">
                <text:p>36.735</text:p>
              </table:table-cell>
              <table:table-cell office:value-type="float" office:value="2.44371048825347">
                <text:p>2.443710488253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.804">
                <text:p>36.804</text:p>
              </table:table-cell>
              <table:table-cell office:value-type="float" office:value="2.43846788299539">
                <text:p>2.438467882995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.873">
                <text:p>36.873</text:p>
              </table:table-cell>
              <table:table-cell office:value-type="float" office:value="2.43270500192687">
                <text:p>2.432705001926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.942">
                <text:p>36.942</text:p>
              </table:table-cell>
              <table:table-cell office:value-type="float" office:value="2.42657107095589">
                <text:p>2.426571070955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.011">
                <text:p>37.011</text:p>
              </table:table-cell>
              <table:table-cell office:value-type="float" office:value="2.42043840169503">
                <text:p>2.420438401695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.08">
                <text:p>37.08</text:p>
              </table:table-cell>
              <table:table-cell office:value-type="float" office:value="2.41420768305049">
                <text:p>2.414207683050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.149">
                <text:p>37.149</text:p>
              </table:table-cell>
              <table:table-cell office:value-type="float" office:value="2.40807073193459">
                <text:p>2.408070731934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7.218">
                <text:p>37.218</text:p>
              </table:table-cell>
              <table:table-cell office:value-type="float" office:value="2.40183845262332">
                <text:p>2.40183845262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.287">
                <text:p>37.287</text:p>
              </table:table-cell>
              <table:table-cell office:value-type="float" office:value="2.39560565721907">
                <text:p>2.395605657219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7.356">
                <text:p>37.356</text:p>
              </table:table-cell>
              <table:table-cell office:value-type="float" office:value="2.38927535156583">
                <text:p>2.389275351565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7.425">
                <text:p>37.425</text:p>
              </table:table-cell>
              <table:table-cell office:value-type="float" office:value="2.38304441899432">
                <text:p>2.383044418994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.494">
                <text:p>37.494</text:p>
              </table:table-cell>
              <table:table-cell office:value-type="float" office:value="2.37671394946889">
                <text:p>2.376713949468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.563">
                <text:p>37.563</text:p>
              </table:table-cell>
              <table:table-cell office:value-type="float" office:value="2.3703836962821">
                <text:p>2.37038369628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.632">
                <text:p>37.632</text:p>
              </table:table-cell>
              <table:table-cell office:value-type="float" office:value="2.36395651671091">
                <text:p>2.363956516710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.701">
                <text:p>37.701</text:p>
              </table:table-cell>
              <table:table-cell office:value-type="float" office:value="2.35762956004543">
                <text:p>2.357629560045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.77">
                <text:p>37.77</text:p>
              </table:table-cell>
              <table:table-cell office:value-type="float" office:value="2.35120599267695">
                <text:p>2.351205992676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.839">
                <text:p>37.839</text:p>
              </table:table-cell>
              <table:table-cell office:value-type="float" office:value="2.34478115618494">
                <text:p>2.3447811561849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.908">
                <text:p>37.908</text:p>
              </table:table-cell>
              <table:table-cell office:value-type="float" office:value="2.33835975752235">
                <text:p>2.338359757522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.977">
                <text:p>37.977</text:p>
              </table:table-cell>
              <table:table-cell office:value-type="float" office:value="2.33193977385781">
                <text:p>2.331939773857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.047">
                <text:p>38.047</text:p>
              </table:table-cell>
              <table:table-cell office:value-type="float" office:value="2.32542383683061">
                <text:p>2.32542383683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8.116">
                <text:p>38.116</text:p>
              </table:table-cell>
              <table:table-cell office:value-type="float" office:value="2.32066892296165">
                <text:p>2.320668922961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8.185">
                <text:p>38.185</text:p>
              </table:table-cell>
              <table:table-cell office:value-type="float" office:value="2.31675712848801">
                <text:p>2.316757128488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8.254">
                <text:p>38.254</text:p>
              </table:table-cell>
              <table:table-cell office:value-type="float" office:value="2.31284687925941">
                <text:p>2.312846879259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8.323">
                <text:p>38.323</text:p>
              </table:table-cell>
              <table:table-cell office:value-type="float" office:value="2.30893837997033">
                <text:p>2.308938379970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8.392">
                <text:p>38.392</text:p>
              </table:table-cell>
              <table:table-cell office:value-type="float" office:value="2.30503183787123">
                <text:p>2.305031837871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8.461">
                <text:p>38.461</text:p>
              </table:table-cell>
              <table:table-cell office:value-type="float" office:value="2.30112953049149">
                <text:p>2.301129530491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8.53">
                <text:p>38.53</text:p>
              </table:table-cell>
              <table:table-cell office:value-type="float" office:value="2.2971296370906">
                <text:p>2.29712963709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8.599">
                <text:p>38.599</text:p>
              </table:table-cell>
              <table:table-cell office:value-type="float" office:value="2.29313428793431">
                <text:p>2.293134287934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8.668">
                <text:p>38.668</text:p>
              </table:table-cell>
              <table:table-cell office:value-type="float" office:value="2.28914163233733">
                <text:p>2.289141632337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8.737">
                <text:p>38.737</text:p>
              </table:table-cell>
              <table:table-cell office:value-type="float" office:value="2.28505389223099">
                <text:p>2.285053892230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8.806">
                <text:p>38.806</text:p>
              </table:table-cell>
              <table:table-cell office:value-type="float" office:value="2.28106724583034">
                <text:p>2.281067245830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.875">
                <text:p>38.875</text:p>
              </table:table-cell>
              <table:table-cell office:value-type="float" office:value="2.27698588315782">
                <text:p>2.276985883157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8.944">
                <text:p>38.944</text:p>
              </table:table-cell>
              <table:table-cell office:value-type="float" office:value="2.27290802992554">
                <text:p>2.272908029925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.013">
                <text:p>39.013</text:p>
              </table:table-cell>
              <table:table-cell office:value-type="float" office:value="2.26873767238524">
                <text:p>2.268737672385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9.082">
                <text:p>39.082</text:p>
              </table:table-cell>
              <table:table-cell office:value-type="float" office:value="2.2645711691179">
                <text:p>2.26457116911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.151">
                <text:p>39.151</text:p>
              </table:table-cell>
              <table:table-cell office:value-type="float" office:value="2.26050511985706">
                <text:p>2.260505119857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.22">
                <text:p>39.22</text:p>
              </table:table-cell>
              <table:table-cell office:value-type="float" office:value="2.25624882191659">
                <text:p>2.256248821916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.289">
                <text:p>39.289</text:p>
              </table:table-cell>
              <table:table-cell office:value-type="float" office:value="2.25209715876114">
                <text:p>2.252097158761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9.358">
                <text:p>39.358</text:p>
              </table:table-cell>
              <table:table-cell office:value-type="float" office:value="2.24941580273635">
                <text:p>2.249415802736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.428">
                <text:p>39.428</text:p>
              </table:table-cell>
              <table:table-cell office:value-type="float" office:value="2.24747192696594">
                <text:p>2.2474719269659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9.497">
                <text:p>39.497</text:p>
              </table:table-cell>
              <table:table-cell office:value-type="float" office:value="2.24553181649693">
                <text:p>2.245531816496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9.566">
                <text:p>39.566</text:p>
              </table:table-cell>
              <table:table-cell office:value-type="float" office:value="2.24349896592354">
                <text:p>2.243498965923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9.635">
                <text:p>39.635</text:p>
              </table:table-cell>
              <table:table-cell office:value-type="float" office:value="2.24147017700437">
                <text:p>2.241470177004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9.704">
                <text:p>39.704</text:p>
              </table:table-cell>
              <table:table-cell office:value-type="float" office:value="2.23944565649627">
                <text:p>2.239445656496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.773">
                <text:p>39.773</text:p>
              </table:table-cell>
              <table:table-cell office:value-type="float" office:value="2.23732873757971">
                <text:p>2.237328737579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.842">
                <text:p>39.842</text:p>
              </table:table-cell>
              <table:table-cell office:value-type="float" office:value="2.2353149940221">
                <text:p>2.23531499402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9.911">
                <text:p>39.911</text:p>
              </table:table-cell>
              <table:table-cell office:value-type="float" office:value="2.23320912240659">
                <text:p>2.233209122406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.98">
                <text:p>39.98</text:p>
              </table:table-cell>
              <table:table-cell office:value-type="float" office:value="2.23110821216722">
                <text:p>2.231108212167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.049">
                <text:p>40.049</text:p>
              </table:table-cell>
              <table:table-cell office:value-type="float" office:value="2.2289153818842">
                <text:p>2.22891538188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.118">
                <text:p>40.118</text:p>
              </table:table-cell>
              <table:table-cell office:value-type="float" office:value="2.2268265729733">
                <text:p>2.22682657297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.187">
                <text:p>40.187</text:p>
              </table:table-cell>
              <table:table-cell office:value-type="float" office:value="2.22464612862361">
                <text:p>2.224646128623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.256">
                <text:p>40.256</text:p>
              </table:table-cell>
              <table:table-cell office:value-type="float" office:value="2.2224713675546">
                <text:p>2.22247136755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.325">
                <text:p>40.325</text:p>
              </table:table-cell>
              <table:table-cell office:value-type="float" office:value="2.22030403332517">
                <text:p>2.220304033325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.394">
                <text:p>40.394</text:p>
              </table:table-cell>
              <table:table-cell office:value-type="float" office:value="2.21804391681049">
                <text:p>2.218043916810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0.463">
                <text:p>40.463</text:p>
              </table:table-cell>
              <table:table-cell office:value-type="float" office:value="2.215790050095">
                <text:p>2.2157900500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.532">
                <text:p>40.532</text:p>
              </table:table-cell>
              <table:table-cell office:value-type="float" office:value="2.21354411749574">
                <text:p>2.213544117495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0.601">
                <text:p>40.601</text:p>
              </table:table-cell>
              <table:table-cell office:value-type="float" office:value="2.21269607946957">
                <text:p>2.2126960794695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0.67">
                <text:p>40.67</text:p>
              </table:table-cell>
              <table:table-cell office:value-type="float" office:value="2.2123844101783">
                <text:p>2.21238441017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0.739">
                <text:p>40.739</text:p>
              </table:table-cell>
              <table:table-cell office:value-type="float" office:value="2.21197916692269">
                <text:p>2.211979166922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.809">
                <text:p>40.809</text:p>
              </table:table-cell>
              <table:table-cell office:value-type="float" office:value="2.21157805697651">
                <text:p>2.211578056976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.878">
                <text:p>40.878</text:p>
              </table:table-cell>
              <table:table-cell office:value-type="float" office:value="2.21118397434497">
                <text:p>2.211183974344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.947">
                <text:p>40.947</text:p>
              </table:table-cell>
              <table:table-cell office:value-type="float" office:value="2.21079564295301">
                <text:p>2.210795642953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.016">
                <text:p>41.016</text:p>
              </table:table-cell>
              <table:table-cell office:value-type="float" office:value="2.21031405768502">
                <text:p>2.210314057685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1.085">
                <text:p>41.085</text:p>
              </table:table-cell>
              <table:table-cell office:value-type="float" office:value="2.20983711517388">
                <text:p>2.209837115173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1.154">
                <text:p>41.154</text:p>
              </table:table-cell>
              <table:table-cell office:value-type="float" office:value="2.20946673487066">
                <text:p>2.209466734870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.223">
                <text:p>41.223</text:p>
              </table:table-cell>
              <table:table-cell office:value-type="float" office:value="2.20890292817498">
                <text:p>2.208902928174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.292">
                <text:p>41.292</text:p>
              </table:table-cell>
              <table:table-cell office:value-type="float" office:value="2.20844465235151">
                <text:p>2.208444652351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.361">
                <text:p>41.361</text:p>
              </table:table-cell>
              <table:table-cell office:value-type="float" office:value="2.20799407481089">
                <text:p>2.207994074810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.43">
                <text:p>41.43</text:p>
              </table:table-cell>
              <table:table-cell office:value-type="float" office:value="2.20744958365984">
                <text:p>2.207449583659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.499">
                <text:p>41.499</text:p>
              </table:table-cell>
              <table:table-cell office:value-type="float" office:value="2.20691177431269">
                <text:p>2.206911774312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.568">
                <text:p>41.568</text:p>
              </table:table-cell>
              <table:table-cell office:value-type="float" office:value="2.20638077457179">
                <text:p>2.206380774571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1.637">
                <text:p>41.637</text:p>
              </table:table-cell>
              <table:table-cell office:value-type="float" office:value="2.20585785192519">
                <text:p>2.205857851925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1.706">
                <text:p>41.706</text:p>
              </table:table-cell>
              <table:table-cell office:value-type="float" office:value="2.2052414643526">
                <text:p>2.20524146435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.775">
                <text:p>41.775</text:p>
              </table:table-cell>
              <table:table-cell office:value-type="float" office:value="2.20473052466736">
                <text:p>2.204730524667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.844">
                <text:p>41.844</text:p>
              </table:table-cell>
              <table:table-cell office:value-type="float" office:value="2.20520908704821">
                <text:p>2.205209087048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.913">
                <text:p>41.913</text:p>
              </table:table-cell>
              <table:table-cell office:value-type="float" office:value="2.20591359687999">
                <text:p>2.205913596879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.982">
                <text:p>41.982</text:p>
              </table:table-cell>
              <table:table-cell office:value-type="float" office:value="2.20662230805365">
                <text:p>2.206622308053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.051">
                <text:p>42.051</text:p>
              </table:table-cell>
              <table:table-cell office:value-type="float" office:value="2.20733531573705">
                <text:p>2.207335315737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2.12">
                <text:p>42.12</text:p>
              </table:table-cell>
              <table:table-cell office:value-type="float" office:value="2.20805372826388">
                <text:p>2.208053728263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2.19">
                <text:p>42.19</text:p>
              </table:table-cell>
              <table:table-cell office:value-type="float" office:value="2.20867808736357">
                <text:p>2.208678087363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.259">
                <text:p>42.259</text:p>
              </table:table-cell>
              <table:table-cell office:value-type="float" office:value="2.20940644809867">
                <text:p>2.209406448098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.328">
                <text:p>42.328</text:p>
              </table:table-cell>
              <table:table-cell office:value-type="float" office:value="2.21003988425549">
                <text:p>2.210039884255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.397">
                <text:p>42.397</text:p>
              </table:table-cell>
              <table:table-cell office:value-type="float" office:value="2.21077849356284">
                <text:p>2.210778493562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.466">
                <text:p>42.466</text:p>
              </table:table-cell>
              <table:table-cell office:value-type="float" office:value="2.21193498674803">
                <text:p>2.211934986748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.535">
                <text:p>42.535</text:p>
              </table:table-cell>
              <table:table-cell office:value-type="float" office:value="2.21360568957075">
                <text:p>2.213605689570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.604">
                <text:p>42.604</text:p>
              </table:table-cell>
              <table:table-cell office:value-type="float" office:value="2.21528064714158">
                <text:p>2.215280647141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.673">
                <text:p>42.673</text:p>
              </table:table-cell>
              <table:table-cell office:value-type="float" office:value="2.21696082274812">
                <text:p>2.216960822748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.742">
                <text:p>42.742</text:p>
              </table:table-cell>
              <table:table-cell office:value-type="float" office:value="2.21864625213214">
                <text:p>2.218646252132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.811">
                <text:p>42.811</text:p>
              </table:table-cell>
              <table:table-cell office:value-type="float" office:value="2.22043576885259">
                <text:p>2.220435768852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.88">
                <text:p>42.88</text:p>
              </table:table-cell>
              <table:table-cell office:value-type="float" office:value="2.22213101548941">
                <text:p>2.222131015489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.949">
                <text:p>42.949</text:p>
              </table:table-cell>
              <table:table-cell office:value-type="float" office:value="2.22393051519152">
                <text:p>2.223930515191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3.018">
                <text:p>43.018</text:p>
              </table:table-cell>
              <table:table-cell office:value-type="float" office:value="2.2257355051533">
                <text:p>2.22573550515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.087">
                <text:p>43.087</text:p>
              </table:table-cell>
              <table:table-cell office:value-type="float" office:value="2.22820341982055">
                <text:p>2.228203419820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3.156">
                <text:p>43.156</text:p>
              </table:table-cell>
              <table:table-cell office:value-type="float" office:value="2.23088487564912">
                <text:p>2.230884875649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3.225">
                <text:p>43.225</text:p>
              </table:table-cell>
              <table:table-cell office:value-type="float" office:value="2.23356865632109">
                <text:p>2.233568656321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3.294">
                <text:p>43.294</text:p>
              </table:table-cell>
              <table:table-cell office:value-type="float" office:value="2.23625556815405">
                <text:p>2.236255568154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3.363">
                <text:p>43.363</text:p>
              </table:table-cell>
              <table:table-cell office:value-type="float" office:value="2.23894563658879">
                <text:p>2.238945636588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3.432">
                <text:p>43.432</text:p>
              </table:table-cell>
              <table:table-cell office:value-type="float" office:value="2.24163888706455">
                <text:p>2.241638887064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3.501">
                <text:p>43.501</text:p>
              </table:table-cell>
              <table:table-cell office:value-type="float" office:value="2.24443439654627">
                <text:p>2.244434396546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3.571">
                <text:p>43.571</text:p>
              </table:table-cell>
              <table:table-cell office:value-type="float" office:value="2.24713410983857">
                <text:p>2.247134109838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3.64">
                <text:p>43.64</text:p>
              </table:table-cell>
              <table:table-cell office:value-type="float" office:value="2.2499361776726">
                <text:p>2.24993617767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.709">
                <text:p>43.709</text:p>
              </table:table-cell>
              <table:table-cell office:value-type="float" office:value="2.25264179285123">
                <text:p>2.252641792851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3.778">
                <text:p>43.778</text:p>
              </table:table-cell>
              <table:table-cell office:value-type="float" office:value="2.25544988416945">
                <text:p>2.255449884169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3.847">
                <text:p>43.847</text:p>
              </table:table-cell>
              <table:table-cell office:value-type="float" office:value="2.25816221757871">
                <text:p>2.258162217578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3.916">
                <text:p>43.916</text:p>
              </table:table-cell>
              <table:table-cell office:value-type="float" office:value="2.26097712160031">
                <text:p>2.260977121600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3.985">
                <text:p>43.985</text:p>
              </table:table-cell>
              <table:table-cell office:value-type="float" office:value="2.26379548051497">
                <text:p>2.263795480514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4.054">
                <text:p>44.054</text:p>
              </table:table-cell>
              <table:table-cell office:value-type="float" office:value="2.26661731928881">
                <text:p>2.266617319288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4.123">
                <text:p>44.123</text:p>
              </table:table-cell>
              <table:table-cell office:value-type="float" office:value="2.26944266288003">
                <text:p>2.26944266288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4.192">
                <text:p>44.192</text:p>
              </table:table-cell>
              <table:table-cell office:value-type="float" office:value="2.27227096801856">
                <text:p>2.272270968018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4.261">
                <text:p>44.261</text:p>
              </table:table-cell>
              <table:table-cell office:value-type="float" office:value="2.27520270085986">
                <text:p>2.275202700859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4.33">
                <text:p>44.33</text:p>
              </table:table-cell>
              <table:table-cell office:value-type="float" office:value="2.27847450975428">
                <text:p>2.278474509754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4.399">
                <text:p>44.399</text:p>
              </table:table-cell>
              <table:table-cell office:value-type="float" office:value="2.28185195146399">
                <text:p>2.281851951463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4.468">
                <text:p>44.468</text:p>
              </table:table-cell>
              <table:table-cell office:value-type="float" office:value="2.28523131829143">
                <text:p>2.285231318291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4.537">
                <text:p>44.537</text:p>
              </table:table-cell>
              <table:table-cell office:value-type="float" office:value="2.28861263041608">
                <text:p>2.288612630416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4.606">
                <text:p>44.606</text:p>
              </table:table-cell>
              <table:table-cell office:value-type="float" office:value="2.29199590802427">
                <text:p>2.291995908024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4.675">
                <text:p>44.675</text:p>
              </table:table-cell>
              <table:table-cell office:value-type="float" office:value="2.29538117130903">
                <text:p>2.295381171309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4.744">
                <text:p>44.744</text:p>
              </table:table-cell>
              <table:table-cell office:value-type="float" office:value="2.2987679587988">
                <text:p>2.298767958798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.813">
                <text:p>44.813</text:p>
              </table:table-cell>
              <table:table-cell office:value-type="float" office:value="2.30215726448043">
                <text:p>2.302157264480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4.882">
                <text:p>44.882</text:p>
              </table:table-cell>
              <table:table-cell office:value-type="float" office:value="2.30554861646854">
                <text:p>2.305548616468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4.952">
                <text:p>44.952</text:p>
              </table:table-cell>
              <table:table-cell office:value-type="float" office:value="2.30894203498052">
                <text:p>2.308942034980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.021">
                <text:p>45.021</text:p>
              </table:table-cell>
              <table:table-cell office:value-type="float" office:value="2.3124374434782">
                <text:p>2.31243744347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5.09">
                <text:p>45.09</text:p>
              </table:table-cell>
              <table:table-cell office:value-type="float" office:value="2.31583480269988">
                <text:p>2.315834802699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5.159">
                <text:p>45.159</text:p>
              </table:table-cell>
              <table:table-cell office:value-type="float" office:value="2.31933438143015">
                <text:p>2.319334381430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5.228">
                <text:p>45.228</text:p>
              </table:table-cell>
              <table:table-cell office:value-type="float" office:value="2.32273616296836">
                <text:p>2.322736162968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5.297">
                <text:p>45.297</text:p>
              </table:table-cell>
              <table:table-cell office:value-type="float" office:value="2.32624003921263">
                <text:p>2.326240039212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5.366">
                <text:p>45.366</text:p>
              </table:table-cell>
              <table:table-cell office:value-type="float" office:value="2.32964619277027">
                <text:p>2.329646192770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5.435">
                <text:p>45.435</text:p>
              </table:table-cell>
              <table:table-cell office:value-type="float" office:value="2.33315445198148">
                <text:p>2.333154451981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5.504">
                <text:p>45.504</text:p>
              </table:table-cell>
              <table:table-cell office:value-type="float" office:value="2.33666499225627">
                <text:p>2.336664992256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5.573">
                <text:p>45.573</text:p>
              </table:table-cell>
              <table:table-cell office:value-type="float" office:value="2.34039741750178">
                <text:p>2.340397417501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.642">
                <text:p>45.642</text:p>
              </table:table-cell>
              <table:table-cell office:value-type="float" office:value="2.34423197350966">
                <text:p>2.344231973509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.711">
                <text:p>45.711</text:p>
              </table:table-cell>
              <table:table-cell office:value-type="float" office:value="2.3479678827073">
                <text:p>2.34796788270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5.78">
                <text:p>45.78</text:p>
              </table:table-cell>
              <table:table-cell office:value-type="float" office:value="2.35180503774633">
                <text:p>2.351805037746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5.849">
                <text:p>45.849</text:p>
              </table:table-cell>
              <table:table-cell office:value-type="float" office:value="2.35564347915808">
                <text:p>2.355643479158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5.918">
                <text:p>45.918</text:p>
              </table:table-cell>
              <table:table-cell office:value-type="float" office:value="2.359483284674">
                <text:p>2.35948328467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5.987">
                <text:p>45.987</text:p>
              </table:table-cell>
              <table:table-cell office:value-type="float" office:value="2.36322444965539">
                <text:p>2.363224449655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6.056">
                <text:p>46.056</text:p>
              </table:table-cell>
              <table:table-cell office:value-type="float" office:value="2.36706695088436">
                <text:p>2.367066950884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.125">
                <text:p>46.125</text:p>
              </table:table-cell>
              <table:table-cell office:value-type="float" office:value="2.37091078958615">
                <text:p>2.370910789586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.194">
                <text:p>46.194</text:p>
              </table:table-cell>
              <table:table-cell office:value-type="float" office:value="2.37475600854677">
                <text:p>2.374756008546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6.263">
                <text:p>46.263</text:p>
              </table:table-cell>
              <table:table-cell office:value-type="float" office:value="2.37860261970847">
                <text:p>2.378602619708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6.333">
                <text:p>46.333</text:p>
              </table:table-cell>
              <table:table-cell office:value-type="float" office:value="2.3824506350145">
                <text:p>2.38245063501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6.402">
                <text:p>46.402</text:p>
              </table:table-cell>
              <table:table-cell office:value-type="float" office:value="2.38630006640908">
                <text:p>2.386300066409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.471">
                <text:p>46.471</text:p>
              </table:table-cell>
              <table:table-cell office:value-type="float" office:value="2.39015090077259">
                <text:p>2.390150900772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6.54">
                <text:p>46.54</text:p>
              </table:table-cell>
              <table:table-cell office:value-type="float" office:value="2.39400320100893">
                <text:p>2.394003201008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.609">
                <text:p>46.609</text:p>
              </table:table-cell>
              <table:table-cell office:value-type="float" office:value="2.39785695317214">
                <text:p>2.397856953172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6.678">
                <text:p>46.678</text:p>
              </table:table-cell>
              <table:table-cell office:value-type="float" office:value="2.40181212114603">
                <text:p>2.401812121146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.747">
                <text:p>46.747</text:p>
              </table:table-cell>
              <table:table-cell office:value-type="float" office:value="2.40566894615386">
                <text:p>2.405668946153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.816">
                <text:p>46.816</text:p>
              </table:table-cell>
              <table:table-cell office:value-type="float" office:value="2.4096367664368">
                <text:p>2.40963676643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6.885">
                <text:p>46.885</text:p>
              </table:table-cell>
              <table:table-cell office:value-type="float" office:value="2.41370545163158">
                <text:p>2.413705451631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6.954">
                <text:p>46.954</text:p>
              </table:table-cell>
              <table:table-cell office:value-type="float" office:value="2.41777499034319">
                <text:p>2.417774990343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7.023">
                <text:p>47.023</text:p>
              </table:table-cell>
              <table:table-cell office:value-type="float" office:value="2.42174544777295">
                <text:p>2.421745447772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7.092">
                <text:p>47.092</text:p>
              </table:table-cell>
              <table:table-cell office:value-type="float" office:value="2.42581675344532">
                <text:p>2.425816753445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7.161">
                <text:p>47.161</text:p>
              </table:table-cell>
              <table:table-cell office:value-type="float" office:value="2.4298889533526">
                <text:p>2.42988895335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7.23">
                <text:p>47.23</text:p>
              </table:table-cell>
              <table:table-cell office:value-type="float" office:value="2.4338620688938">
                <text:p>2.43386206889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7.299">
                <text:p>47.299</text:p>
              </table:table-cell>
              <table:table-cell office:value-type="float" office:value="2.43793607574953">
                <text:p>2.437936075749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7.368">
                <text:p>47.368</text:p>
              </table:table-cell>
              <table:table-cell office:value-type="float" office:value="2.44201099645026">
                <text:p>2.442010996450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7.437">
                <text:p>47.437</text:p>
              </table:table-cell>
              <table:table-cell office:value-type="float" office:value="2.4460868222048">
                <text:p>2.44608682220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7.506">
                <text:p>47.506</text:p>
              </table:table-cell>
              <table:table-cell office:value-type="float" office:value="2.45016359080797">
                <text:p>2.450163590807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7.575">
                <text:p>47.575</text:p>
              </table:table-cell>
              <table:table-cell office:value-type="float" office:value="2.45414128863214">
                <text:p>2.454141288632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7.644">
                <text:p>47.644</text:p>
              </table:table-cell>
              <table:table-cell office:value-type="float" office:value="2.45821991696451">
                <text:p>2.458219916964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7.714">
                <text:p>47.714</text:p>
              </table:table-cell>
              <table:table-cell office:value-type="float" office:value="2.46229949308548">
                <text:p>2.462299493085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.783">
                <text:p>47.783</text:p>
              </table:table-cell>
              <table:table-cell office:value-type="float" office:value="2.46638002351645">
                <text:p>2.46638002351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7.852">
                <text:p>47.852</text:p>
              </table:table-cell>
              <table:table-cell office:value-type="float" office:value="2.47046151477836">
                <text:p>2.470461514778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7.921">
                <text:p>47.921</text:p>
              </table:table-cell>
              <table:table-cell office:value-type="float" office:value="2.47454397339166">
                <text:p>2.474543973391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7.99">
                <text:p>47.99</text:p>
              </table:table-cell>
              <table:table-cell office:value-type="float" office:value="2.47862763918181">
                <text:p>2.478627639181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8.059">
                <text:p>48.059</text:p>
              </table:table-cell>
              <table:table-cell office:value-type="float" office:value="2.48281545933966">
                <text:p>2.482815459339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8.128">
                <text:p>48.128</text:p>
              </table:table-cell>
              <table:table-cell office:value-type="float" office:value="2.48690386775223">
                <text:p>2.486903867752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8.197">
                <text:p>48.197</text:p>
              </table:table-cell>
              <table:table-cell office:value-type="float" office:value="2.49109285998756">
                <text:p>2.491092859987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8.266">
                <text:p>48.266</text:p>
              </table:table-cell>
              <table:table-cell office:value-type="float" office:value="2.49518245649992">
                <text:p>2.495182456499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8.335">
                <text:p>48.335</text:p>
              </table:table-cell>
              <table:table-cell office:value-type="float" office:value="2.49937265313698">
                <text:p>2.499372653136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8.404">
                <text:p>48.404</text:p>
              </table:table-cell>
              <table:table-cell office:value-type="float" office:value="2.50346345901533">
                <text:p>2.503463459015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8.473">
                <text:p>48.473</text:p>
              </table:table-cell>
              <table:table-cell office:value-type="float" office:value="2.5076548649573">
                <text:p>2.507654864957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8.542">
                <text:p>48.542</text:p>
              </table:table-cell>
              <table:table-cell office:value-type="float" office:value="2.51174688621465">
                <text:p>2.511746886214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8.611">
                <text:p>48.611</text:p>
              </table:table-cell>
              <table:table-cell office:value-type="float" office:value="2.5159395160061">
                <text:p>2.51593951600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8.68">
                <text:p>48.68</text:p>
              </table:table-cell>
              <table:table-cell office:value-type="float" office:value="2.52013276598694">
                <text:p>2.520132765986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8.749">
                <text:p>48.749</text:p>
              </table:table-cell>
              <table:table-cell office:value-type="float" office:value="2.52422664006404">
                <text:p>2.524226640064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.818">
                <text:p>48.818</text:p>
              </table:table-cell>
              <table:table-cell office:value-type="float" office:value="2.52842113875853">
                <text:p>2.528421138758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8.887">
                <text:p>48.887</text:p>
              </table:table-cell>
              <table:table-cell office:value-type="float" office:value="2.53261626335425">
                <text:p>2.532616263354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8.956">
                <text:p>48.956</text:p>
              </table:table-cell>
              <table:table-cell office:value-type="float" office:value="2.53671201992714">
                <text:p>2.536712019927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9.025">
                <text:p>49.025</text:p>
              </table:table-cell>
              <table:table-cell office:value-type="float" office:value="2.5409084106912">
                <text:p>2.54090841069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9.095">
                <text:p>49.095</text:p>
              </table:table-cell>
              <table:table-cell office:value-type="float" office:value="2.54510543959263">
                <text:p>2.545105439592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9.164">
                <text:p>49.164</text:p>
              </table:table-cell>
              <table:table-cell office:value-type="float" office:value="2.54930310977875">
                <text:p>2.549303109778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9.233">
                <text:p>49.233</text:p>
              </table:table-cell>
              <table:table-cell office:value-type="float" office:value="2.55340146133177">
                <text:p>2.553401461331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9.302">
                <text:p>49.302</text:p>
              </table:table-cell>
              <table:table-cell office:value-type="float" office:value="2.55760058077819">
                <text:p>2.55760058077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9.371">
                <text:p>49.371</text:p>
              </table:table-cell>
              <table:table-cell office:value-type="float" office:value="2.56180009916818">
                <text:p>2.561800099168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9.44">
                <text:p>49.44</text:p>
              </table:table-cell>
              <table:table-cell office:value-type="float" office:value="2.56590001758685">
                <text:p>2.5659000175868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9.509">
                <text:p>49.509</text:p>
              </table:table-cell>
              <table:table-cell office:value-type="float" office:value="2.57010033697504">
                <text:p>2.570100336975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9.578">
                <text:p>49.578</text:p>
              </table:table-cell>
              <table:table-cell office:value-type="float" office:value="2.5742010583784">
                <text:p>2.57420105837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9.647">
                <text:p>49.647</text:p>
              </table:table-cell>
              <table:table-cell office:value-type="float" office:value="2.57840218275292">
                <text:p>2.578402182752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.716">
                <text:p>49.716</text:p>
              </table:table-cell>
              <table:table-cell office:value-type="float" office:value="2.58260371093972">
                <text:p>2.582603710939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.785">
                <text:p>49.785</text:p>
              </table:table-cell>
              <table:table-cell office:value-type="float" office:value="2.58670564445482">
                <text:p>2.586705644454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9.854">
                <text:p>49.854</text:p>
              </table:table-cell>
              <table:table-cell office:value-type="float" office:value="2.59090798357209">
                <text:p>2.590907983572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9.923">
                <text:p>49.923</text:p>
              </table:table-cell>
              <table:table-cell office:value-type="float" office:value="2.59511072960409">
                <text:p>2.595110729604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9.992">
                <text:p>49.992</text:p>
              </table:table-cell>
              <table:table-cell office:value-type="float" office:value="2.59931388355069">
                <text:p>2.599313883550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0.061">
                <text:p>50.061</text:p>
              </table:table-cell>
              <table:table-cell office:value-type="float" office:value="2.60341744671638">
                <text:p>2.603417446716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0.13">
                <text:p>50.13</text:p>
              </table:table-cell>
              <table:table-cell office:value-type="float" office:value="2.60762141879549">
                <text:p>2.607621418795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0.199">
                <text:p>50.199</text:p>
              </table:table-cell>
              <table:table-cell office:value-type="float" office:value="2.61182580431774">
                <text:p>2.6118258043177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0.268">
                <text:p>50.268</text:p>
              </table:table-cell>
              <table:table-cell office:value-type="float" office:value="2.61603059966985">
                <text:p>2.616030599669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0.337">
                <text:p>50.337</text:p>
              </table:table-cell>
              <table:table-cell office:value-type="float" office:value="2.62013580663369">
                <text:p>2.620135806633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.406">
                <text:p>50.406</text:p>
              </table:table-cell>
              <table:table-cell office:value-type="float" office:value="2.62434142872379">
                <text:p>2.624341428723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0.476">
                <text:p>50.476</text:p>
              </table:table-cell>
              <table:table-cell office:value-type="float" office:value="2.628547210631">
                <text:p>2.6285472106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.545">
                <text:p>50.545</text:p>
              </table:table-cell>
              <table:table-cell office:value-type="float" office:value="2.63265211511605">
                <text:p>2.632652115116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0.614">
                <text:p>50.614</text:p>
              </table:table-cell>
              <table:table-cell office:value-type="float" office:value="2.63685725820132">
                <text:p>2.636857258201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0.683">
                <text:p>50.683</text:p>
              </table:table-cell>
              <table:table-cell office:value-type="float" office:value="2.64096264382895">
                <text:p>2.640962643828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.752">
                <text:p>50.752</text:p>
              </table:table-cell>
              <table:table-cell office:value-type="float" office:value="2.64516826724048">
                <text:p>2.6451682672404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0.821">
                <text:p>50.821</text:p>
              </table:table-cell>
              <table:table-cell office:value-type="float" office:value="2.64927412570387">
                <text:p>2.649274125703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0.89">
                <text:p>50.89</text:p>
              </table:table-cell>
              <table:table-cell office:value-type="float" office:value="2.65348022829566">
                <text:p>2.653480228295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0.959">
                <text:p>50.959</text:p>
              </table:table-cell>
              <table:table-cell office:value-type="float" office:value="2.65758656538221">
                <text:p>2.657586565382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1.028">
                <text:p>51.028</text:p>
              </table:table-cell>
              <table:table-cell office:value-type="float" office:value="2.66179313795964">
                <text:p>2.661793137959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1.097">
                <text:p>51.097</text:p>
              </table:table-cell>
              <table:table-cell office:value-type="float" office:value="2.66589994393188">
                <text:p>2.665899943931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.166">
                <text:p>51.166</text:p>
              </table:table-cell>
              <table:table-cell office:value-type="float" office:value="2.67010699287669">
                <text:p>2.670106992876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.235">
                <text:p>51.235</text:p>
              </table:table-cell>
              <table:table-cell office:value-type="float" office:value="2.67421427475137">
                <text:p>2.674214274751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1.304">
                <text:p>51.304</text:p>
              </table:table-cell>
              <table:table-cell office:value-type="float" office:value="2.67842178974186">
                <text:p>2.678421789741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1.373">
                <text:p>51.373</text:p>
              </table:table-cell>
              <table:table-cell office:value-type="float" office:value="2.68252954648574">
                <text:p>2.682529546485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1.442">
                <text:p>51.442</text:p>
              </table:table-cell>
              <table:table-cell office:value-type="float" office:value="2.68673752530015">
                <text:p>2.686737525300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1.511">
                <text:p>51.511</text:p>
              </table:table-cell>
              <table:table-cell office:value-type="float" office:value="2.69094574007653">
                <text:p>2.690945740076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1.58">
                <text:p>51.58</text:p>
              </table:table-cell>
              <table:table-cell office:value-type="float" office:value="2.69505420704297">
                <text:p>2.695054207042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1.649">
                <text:p>51.649</text:p>
              </table:table-cell>
              <table:table-cell office:value-type="float" office:value="2.69926288279023">
                <text:p>2.699262882790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.718">
                <text:p>51.718</text:p>
              </table:table-cell>
              <table:table-cell office:value-type="float" office:value="2.70337123649879">
                <text:p>2.7033712364987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1.787">
                <text:p>51.787</text:p>
              </table:table-cell>
              <table:table-cell office:value-type="float" office:value="2.70757784875874">
                <text:p>2.7075778487587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1.857">
                <text:p>51.857</text:p>
              </table:table-cell>
              <table:table-cell office:value-type="float" office:value="2.71168458274944">
                <text:p>2.711684582749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1.926">
                <text:p>51.926</text:p>
              </table:table-cell>
              <table:table-cell office:value-type="float" office:value="2.71589141269234">
                <text:p>2.715891412692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1.995">
                <text:p>51.995</text:p>
              </table:table-cell>
              <table:table-cell office:value-type="float" office:value="2.71929883746822">
                <text:p>2.719298837468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2.064">
                <text:p>52.064</text:p>
              </table:table-cell>
              <table:table-cell office:value-type="float" office:value="2.72230674474792">
                <text:p>2.722306744747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2.133">
                <text:p>52.133</text:p>
              </table:table-cell>
              <table:table-cell office:value-type="float" office:value="2.7252147926769">
                <text:p>2.725214792676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2.202">
                <text:p>52.202</text:p>
              </table:table-cell>
              <table:table-cell office:value-type="float" office:value="2.72812296000089">
                <text:p>2.728122960000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2.271">
                <text:p>52.271</text:p>
              </table:table-cell>
              <table:table-cell office:value-type="float" office:value="2.73103125789508">
                <text:p>2.731031257895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2.34">
                <text:p>52.34</text:p>
              </table:table-cell>
              <table:table-cell office:value-type="float" office:value="2.734039663209">
                <text:p>2.7340396632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2.409">
                <text:p>52.409</text:p>
              </table:table-cell>
              <table:table-cell office:value-type="float" office:value="2.73694820482248">
                <text:p>2.736948204822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.478">
                <text:p>52.478</text:p>
              </table:table-cell>
              <table:table-cell office:value-type="float" office:value="2.73985687313936">
                <text:p>2.739856873139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.547">
                <text:p>52.547</text:p>
              </table:table-cell>
              <table:table-cell office:value-type="float" office:value="2.74276565311895">
                <text:p>2.742765653118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2.616">
                <text:p>52.616</text:p>
              </table:table-cell>
              <table:table-cell office:value-type="float" office:value="2.74567455711415">
                <text:p>2.745674557114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2.685">
                <text:p>52.685</text:p>
              </table:table-cell>
              <table:table-cell office:value-type="float" office:value="2.74858356965201">
                <text:p>2.748583569652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2.754">
                <text:p>52.754</text:p>
              </table:table-cell>
              <table:table-cell office:value-type="float" office:value="2.75159269291242">
                <text:p>2.751592692912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2.823">
                <text:p>52.823</text:p>
              </table:table-cell>
              <table:table-cell office:value-type="float" office:value="2.75450194675117">
                <text:p>2.754501946751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2.892">
                <text:p>52.892</text:p>
              </table:table-cell>
              <table:table-cell office:value-type="float" office:value="2.75741130473656">
                <text:p>2.757411304736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2.961">
                <text:p>52.961</text:p>
              </table:table-cell>
              <table:table-cell office:value-type="float" office:value="2.76031988155069">
                <text:p>2.760319881550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3.03">
                <text:p>53.03</text:p>
              </table:table-cell>
              <table:table-cell office:value-type="float" office:value="2.76312633012409">
                <text:p>2.763126330124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3.099">
                <text:p>53.099</text:p>
              </table:table-cell>
              <table:table-cell office:value-type="float" office:value="2.76603280903336">
                <text:p>2.766032809033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3.168">
                <text:p>53.168</text:p>
              </table:table-cell>
              <table:table-cell office:value-type="float" office:value="2.76893931360169">
                <text:p>2.768939313601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3.238">
                <text:p>53.238</text:p>
              </table:table-cell>
              <table:table-cell office:value-type="float" office:value="2.77174587107043">
                <text:p>2.771745871070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3.307">
                <text:p>53.307</text:p>
              </table:table-cell>
              <table:table-cell office:value-type="float" office:value="2.77465244016778">
                <text:p>2.774652440167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3.376">
                <text:p>53.376</text:p>
              </table:table-cell>
              <table:table-cell office:value-type="float" office:value="2.77745906113502">
                <text:p>2.777459061135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3.445">
                <text:p>53.445</text:p>
              </table:table-cell>
              <table:table-cell office:value-type="float" office:value="2.78036569153214">
                <text:p>2.780365691532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3.514">
                <text:p>53.514</text:p>
              </table:table-cell>
              <table:table-cell office:value-type="float" office:value="2.78327235941365">
                <text:p>2.783272359413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3.583">
                <text:p>53.583</text:p>
              </table:table-cell>
              <table:table-cell office:value-type="float" office:value="2.78607906130623">
                <text:p>2.786079061306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3.652">
                <text:p>53.652</text:p>
              </table:table-cell>
              <table:table-cell office:value-type="float" office:value="2.78888579970012">
                <text:p>2.788885799700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3.721">
                <text:p>53.721</text:p>
              </table:table-cell>
              <table:table-cell office:value-type="float" office:value="2.79179254319246">
                <text:p>2.791792543192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3.79">
                <text:p>53.79</text:p>
              </table:table-cell>
              <table:table-cell office:value-type="float" office:value="2.79459933560502">
                <text:p>2.794599335605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3.859">
                <text:p>53.859</text:p>
              </table:table-cell>
              <table:table-cell office:value-type="float" office:value="2.79750614802256">
                <text:p>2.797506148022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3.928">
                <text:p>53.928</text:p>
              </table:table-cell>
              <table:table-cell office:value-type="float" office:value="2.80031299151791">
                <text:p>2.800312991517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3.997">
                <text:p>53.997</text:p>
              </table:table-cell>
              <table:table-cell office:value-type="float" office:value="2.80311986815138">
                <text:p>2.803119868151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4.066">
                <text:p>54.066</text:p>
              </table:table-cell>
              <table:table-cell office:value-type="float" office:value="2.80602674472215">
                <text:p>2.806026744722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4.135">
                <text:p>54.135</text:p>
              </table:table-cell>
              <table:table-cell office:value-type="float" office:value="2.8088336504722">
                <text:p>2.80883365047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4.204">
                <text:p>54.204</text:p>
              </table:table-cell>
              <table:table-cell office:value-type="float" office:value="2.81163959640794">
                <text:p>2.811639596407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4.273">
                <text:p>54.273</text:p>
              </table:table-cell>
              <table:table-cell office:value-type="float" office:value="2.81444356865722">
                <text:p>2.814443568657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4.342">
                <text:p>54.342</text:p>
              </table:table-cell>
              <table:table-cell office:value-type="float" office:value="2.81714757089951">
                <text:p>2.817147570899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.411">
                <text:p>54.411</text:p>
              </table:table-cell>
              <table:table-cell office:value-type="float" office:value="2.81995153565518">
                <text:p>2.819951535655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4.48">
                <text:p>54.48</text:p>
              </table:table-cell>
              <table:table-cell office:value-type="float" office:value="2.82265551232594">
                <text:p>2.822655512325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4.549">
                <text:p>54.549</text:p>
              </table:table-cell>
              <table:table-cell office:value-type="float" office:value="2.82535948477517">
                <text:p>2.825359484775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4.619">
                <text:p>54.619</text:p>
              </table:table-cell>
              <table:table-cell office:value-type="float" office:value="2.82816343636803">
                <text:p>2.828163436368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4.688">
                <text:p>54.688</text:p>
              </table:table-cell>
              <table:table-cell office:value-type="float" office:value="2.83086738133756">
                <text:p>2.830867381337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4.757">
                <text:p>54.757</text:p>
              </table:table-cell>
              <table:table-cell office:value-type="float" office:value="2.83367130457998">
                <text:p>2.833671304579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4.826">
                <text:p>54.826</text:p>
              </table:table-cell>
              <table:table-cell office:value-type="float" office:value="2.83637523899783">
                <text:p>2.836375238997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4.895">
                <text:p>54.895</text:p>
              </table:table-cell>
              <table:table-cell office:value-type="float" office:value="2.83907916784316">
                <text:p>2.839079167843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4.964">
                <text:p>54.964</text:p>
              </table:table-cell>
              <table:table-cell office:value-type="float" office:value="2.84178307244167">
                <text:p>2.841783072441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5.033">
                <text:p>55.033</text:p>
              </table:table-cell>
              <table:table-cell office:value-type="float" office:value="2.84448697086557">
                <text:p>2.844486970865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5.102">
                <text:p>55.102</text:p>
              </table:table-cell>
              <table:table-cell office:value-type="float" office:value="2.8471908628838">
                <text:p>2.84719086288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5.171">
                <text:p>55.171</text:p>
              </table:table-cell>
              <table:table-cell office:value-type="float" office:value="2.8499947122758">
                <text:p>2.84999471227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5.24">
                <text:p>55.24</text:p>
              </table:table-cell>
              <table:table-cell office:value-type="float" office:value="2.85269859061363">
                <text:p>2.852698590613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5.309">
                <text:p>55.309</text:p>
              </table:table-cell>
              <table:table-cell office:value-type="float" office:value="2.85540244310605">
                <text:p>2.855402443106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5.378">
                <text:p>55.378</text:p>
              </table:table-cell>
              <table:table-cell office:value-type="float" office:value="2.85810628816285">
                <text:p>2.858106288162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5.447">
                <text:p>55.447</text:p>
              </table:table-cell>
              <table:table-cell office:value-type="float" office:value="2.86070884119933">
                <text:p>2.860708841199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5.516">
                <text:p>55.516</text:p>
              </table:table-cell>
              <table:table-cell office:value-type="float" office:value="2.86330943491967">
                <text:p>2.863309434919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5.585">
                <text:p>55.585</text:p>
              </table:table-cell>
              <table:table-cell office:value-type="float" office:value="2.86591002865687">
                <text:p>2.865910028656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5.654">
                <text:p>55.654</text:p>
              </table:table-cell>
              <table:table-cell office:value-type="float" office:value="2.86851058467631">
                <text:p>2.868510584676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5.723">
                <text:p>55.723</text:p>
              </table:table-cell>
              <table:table-cell office:value-type="float" office:value="2.87111112183576">
                <text:p>2.871111121835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5.792">
                <text:p>55.792</text:p>
              </table:table-cell>
              <table:table-cell office:value-type="float" office:value="2.8737116401311">
                <text:p>2.87371164013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5.861">
                <text:p>55.861</text:p>
              </table:table-cell>
              <table:table-cell office:value-type="float" office:value="2.87631215842944">
                <text:p>2.876312158429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5.93">
                <text:p>55.93</text:p>
              </table:table-cell>
              <table:table-cell office:value-type="float" office:value="2.87891263898872">
                <text:p>2.878912638988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  <table:table-cell office:value-type="float" office:value="2.8815131195483">
                <text:p>2.88151311954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6.069">
                <text:p>56.069</text:p>
              </table:table-cell>
              <table:table-cell office:value-type="float" office:value="2.88411356236626">
                <text:p>2.884113562366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6.138">
                <text:p>56.138</text:p>
              </table:table-cell>
              <table:table-cell office:value-type="float" office:value="2.88661402299112">
                <text:p>2.886614022991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6.207">
                <text:p>56.207</text:p>
              </table:table-cell>
              <table:table-cell office:value-type="float" office:value="2.88921442806881">
                <text:p>2.8892144280688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6.276">
                <text:p>56.276</text:p>
              </table:table-cell>
              <table:table-cell office:value-type="float" office:value="2.89181483314976">
                <text:p>2.891814833149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6.345">
                <text:p>56.345</text:p>
              </table:table-cell>
              <table:table-cell office:value-type="float" office:value="2.89431523716751">
                <text:p>2.894315237167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6.414">
                <text:p>56.414</text:p>
              </table:table-cell>
              <table:table-cell office:value-type="float" office:value="2.89691558565468">
                <text:p>2.896915585654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6.483">
                <text:p>56.483</text:p>
              </table:table-cell>
              <table:table-cell office:value-type="float" office:value="2.89941595194894">
                <text:p>2.899415951948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6.552">
                <text:p>56.552</text:p>
              </table:table-cell>
              <table:table-cell office:value-type="float" office:value="2.90201628159526">
                <text:p>2.902016281595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6.621">
                <text:p>56.621</text:p>
              </table:table-cell>
              <table:table-cell office:value-type="float" office:value="2.90451659132531">
                <text:p>2.904516591325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6.69">
                <text:p>56.69</text:p>
              </table:table-cell>
              <table:table-cell office:value-type="float" office:value="2.90711590322023">
                <text:p>2.907115903220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6.759">
                <text:p>56.759</text:p>
              </table:table-cell>
              <table:table-cell office:value-type="float" office:value="2.90961399284235">
                <text:p>2.909613992842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6.828">
                <text:p>56.828</text:p>
              </table:table-cell>
              <table:table-cell office:value-type="float" office:value="2.91201212417136">
                <text:p>2.912012124171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6.897">
                <text:p>56.897</text:p>
              </table:table-cell>
              <table:table-cell office:value-type="float" office:value="2.91451020568191">
                <text:p>2.914510205681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6.966">
                <text:p>56.966</text:p>
              </table:table-cell>
              <table:table-cell office:value-type="float" office:value="2.91700829261917">
                <text:p>2.917008292619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7.035">
                <text:p>57.035</text:p>
              </table:table-cell>
              <table:table-cell office:value-type="float" office:value="2.91950638496921">
                <text:p>2.919506384969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7.104">
                <text:p>57.104</text:p>
              </table:table-cell>
              <table:table-cell office:value-type="float" office:value="2.9220044641369">
                <text:p>2.92200446413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7.173">
                <text:p>57.173</text:p>
              </table:table-cell>
              <table:table-cell office:value-type="float" office:value="2.92440254742212">
                <text:p>2.924402547422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7.242">
                <text:p>57.242</text:p>
              </table:table-cell>
              <table:table-cell office:value-type="float" office:value="2.9269006004921">
                <text:p>2.92690060049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7.311">
                <text:p>57.311</text:p>
              </table:table-cell>
              <table:table-cell office:value-type="float" office:value="2.92929869465372">
                <text:p>2.929298694653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7.381">
                <text:p>57.381</text:p>
              </table:table-cell>
              <table:table-cell office:value-type="float" office:value="2.93179674041176">
                <text:p>2.931796740411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7.45">
                <text:p>57.45</text:p>
              </table:table-cell>
              <table:table-cell office:value-type="float" office:value="2.9341948087092">
                <text:p>2.93419480870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7.519">
                <text:p>57.519</text:p>
              </table:table-cell>
              <table:table-cell office:value-type="float" office:value="2.93669284740505">
                <text:p>2.936692847405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7.588">
                <text:p>57.588</text:p>
              </table:table-cell>
              <table:table-cell office:value-type="float" office:value="2.9390909085389">
                <text:p>2.93909090853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7.657">
                <text:p>57.657</text:p>
              </table:table-cell>
              <table:table-cell office:value-type="float" office:value="2.94158894037916">
                <text:p>2.941588940379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7.726">
                <text:p>57.726</text:p>
              </table:table-cell>
              <table:table-cell office:value-type="float" office:value="2.94398699455619">
                <text:p>2.943986994556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7.795">
                <text:p>57.795</text:p>
              </table:table-cell>
              <table:table-cell office:value-type="float" office:value="2.94638503620963">
                <text:p>2.946385036209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7.864">
                <text:p>57.864</text:p>
              </table:table-cell>
              <table:table-cell office:value-type="float" office:value="2.94888304907621">
                <text:p>2.948883049076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7.933">
                <text:p>57.933</text:p>
              </table:table-cell>
              <table:table-cell office:value-type="float" office:value="2.95128038027718">
                <text:p>2.951280380277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8.002">
                <text:p>58.002</text:p>
              </table:table-cell>
              <table:table-cell office:value-type="float" office:value="2.95367700207064">
                <text:p>2.953677002070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8.071">
                <text:p>58.071</text:p>
              </table:table-cell>
              <table:table-cell office:value-type="float" office:value="2.95607363866751">
                <text:p>2.956073638667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8.14">
                <text:p>58.14</text:p>
              </table:table-cell>
              <table:table-cell office:value-type="float" office:value="2.95847029003183">
                <text:p>2.958470290031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8.209">
                <text:p>58.209</text:p>
              </table:table-cell>
              <table:table-cell office:value-type="float" office:value="2.96076697189917">
                <text:p>2.960766971899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8.278">
                <text:p>58.278</text:p>
              </table:table-cell>
              <table:table-cell office:value-type="float" office:value="2.96316365256612">
                <text:p>2.963163652566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8.347">
                <text:p>58.347</text:p>
              </table:table-cell>
              <table:table-cell office:value-type="float" office:value="2.96556033027487">
                <text:p>2.9655603302748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8.416">
                <text:p>58.416</text:p>
              </table:table-cell>
              <table:table-cell office:value-type="float" office:value="2.96795704029826">
                <text:p>2.967957040298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8.485">
                <text:p>58.485</text:p>
              </table:table-cell>
              <table:table-cell office:value-type="float" office:value="2.97025376270934">
                <text:p>2.970253762709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8.554">
                <text:p>58.554</text:p>
              </table:table-cell>
              <table:table-cell office:value-type="float" office:value="2.97265046700768">
                <text:p>2.972650467007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8.623">
                <text:p>58.623</text:p>
              </table:table-cell>
              <table:table-cell office:value-type="float" office:value="2.97494721847699">
                <text:p>2.9749472184769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8.692">
                <text:p>58.692</text:p>
              </table:table-cell>
              <table:table-cell office:value-type="float" office:value="2.97734395214863">
                <text:p>2.977343952148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8.762">
                <text:p>58.762</text:p>
              </table:table-cell>
              <table:table-cell office:value-type="float" office:value="2.97964071534069">
                <text:p>2.9796407153406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8.831">
                <text:p>58.831</text:p>
              </table:table-cell>
              <table:table-cell office:value-type="float" office:value="2.98203747831646">
                <text:p>2.982037478316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8.9">
                <text:p>58.9</text:p>
              </table:table-cell>
              <table:table-cell office:value-type="float" office:value="2.98433427050322">
                <text:p>2.984334270503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8.969">
                <text:p>58.969</text:p>
              </table:table-cell>
              <table:table-cell office:value-type="float" office:value="2.98673104565527">
                <text:p>2.986731045655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9.038">
                <text:p>59.038</text:p>
              </table:table-cell>
              <table:table-cell office:value-type="float" office:value="2.98902784985085">
                <text:p>2.9890278498508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.107">
                <text:p>59.107</text:p>
              </table:table-cell>
              <table:table-cell office:value-type="float" office:value="2.99132466850541">
                <text:p>2.991324668505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9.176">
                <text:p>59.176</text:p>
              </table:table-cell>
              <table:table-cell office:value-type="float" office:value="2.99362099832561">
                <text:p>2.993620998325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9.245">
                <text:p>59.245</text:p>
              </table:table-cell>
              <table:table-cell office:value-type="float" office:value="2.99601691590685">
                <text:p>2.996016915906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9.314">
                <text:p>59.314</text:p>
              </table:table-cell>
              <table:table-cell office:value-type="float" office:value="2.99831288711652">
                <text:p>2.998312887116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9.383">
                <text:p>59.383</text:p>
              </table:table-cell>
              <table:table-cell office:value-type="float" office:value="3.00060888106997">
                <text:p>3.0006088810699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9.452">
                <text:p>59.452</text:p>
              </table:table-cell>
              <table:table-cell office:value-type="float" office:value="3.00290489771504">
                <text:p>3.002904897715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9.521">
                <text:p>59.521</text:p>
              </table:table-cell>
              <table:table-cell office:value-type="float" office:value="3.00520093699972">
                <text:p>3.005200936999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.59">
                <text:p>59.59</text:p>
              </table:table-cell>
              <table:table-cell office:value-type="float" office:value="3.00739699582479">
                <text:p>3.0073969958247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9.659">
                <text:p>59.659</text:p>
              </table:table-cell>
              <table:table-cell office:value-type="float" office:value="3.00969308017961">
                <text:p>3.009693080179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9.728">
                <text:p>59.728</text:p>
              </table:table-cell>
              <table:table-cell office:value-type="float" office:value="3.01198917094484">
                <text:p>3.011989170944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9.797">
                <text:p>59.797</text:p>
              </table:table-cell>
              <table:table-cell office:value-type="float" office:value="3.0142853003052">
                <text:p>3.01428530030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9.866">
                <text:p>59.866</text:p>
              </table:table-cell>
              <table:table-cell office:value-type="float" office:value="3.01658143614589">
                <text:p>3.0165814361458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.935">
                <text:p>59.935</text:p>
              </table:table-cell>
              <table:table-cell office:value-type="float" office:value="3.01787729256194">
                <text:p>3.017877292561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0.004">
                <text:p>60.004</text:p>
              </table:table-cell>
              <table:table-cell office:value-type="float" office:value="3.01827289161351">
                <text:p>3.018272891613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.073">
                <text:p>60.073</text:p>
              </table:table-cell>
              <table:table-cell office:value-type="float" office:value="3.01876850485243">
                <text:p>3.018768504852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0.143">
                <text:p>60.143</text:p>
              </table:table-cell>
              <table:table-cell office:value-type="float" office:value="3.01916417236029">
                <text:p>3.019164172360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.212">
                <text:p>60.212</text:p>
              </table:table-cell>
              <table:table-cell office:value-type="float" office:value="3.01965986957538">
                <text:p>3.019659869575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.281">
                <text:p>60.281</text:p>
              </table:table-cell>
              <table:table-cell office:value-type="float" office:value="3.02005558949649">
                <text:p>3.020055589496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0.35">
                <text:p>60.35</text:p>
              </table:table-cell>
              <table:table-cell office:value-type="float" office:value="3.020451350835">
                <text:p>3.0204513508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0.419">
                <text:p>60.419</text:p>
              </table:table-cell>
              <table:table-cell office:value-type="float" office:value="3.02094715697064">
                <text:p>3.0209471569706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0.488">
                <text:p>60.488</text:p>
              </table:table-cell>
              <table:table-cell office:value-type="float" office:value="3.02134303046327">
                <text:p>3.021343030463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0.557">
                <text:p>60.557</text:p>
              </table:table-cell>
              <table:table-cell office:value-type="float" office:value="3.02183891795195">
                <text:p>3.021838917951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.626">
                <text:p>60.626</text:p>
              </table:table-cell>
              <table:table-cell office:value-type="float" office:value="3.02223485688058">
                <text:p>3.022234856880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0.695">
                <text:p>60.695</text:p>
              </table:table-cell>
              <table:table-cell office:value-type="float" office:value="3.02263080602379">
                <text:p>3.022630806023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0.764">
                <text:p>60.764</text:p>
              </table:table-cell>
              <table:table-cell office:value-type="float" office:value="3.02312678424194">
                <text:p>3.023126784241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0.833">
                <text:p>60.833</text:p>
              </table:table-cell>
              <table:table-cell office:value-type="float" office:value="3.02352281300489">
                <text:p>3.023522813004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0.902">
                <text:p>60.902</text:p>
              </table:table-cell>
              <table:table-cell office:value-type="float" office:value="3.02391886656521">
                <text:p>3.023918866565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0.971">
                <text:p>60.971</text:p>
              </table:table-cell>
              <table:table-cell office:value-type="float" office:value="3.02431494491315">
                <text:p>3.024314944913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.04">
                <text:p>61.04</text:p>
              </table:table-cell>
              <table:table-cell office:value-type="float" office:value="3.02471106238001">
                <text:p>3.024711062380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1.109">
                <text:p>61.109</text:p>
              </table:table-cell>
              <table:table-cell office:value-type="float" office:value="3.02510719018351">
                <text:p>3.0251071901835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1.178">
                <text:p>61.178</text:p>
              </table:table-cell>
              <table:table-cell office:value-type="float" office:value="3.02550337106671">
                <text:p>3.025503371066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1.247">
                <text:p>61.247</text:p>
              </table:table-cell>
              <table:table-cell office:value-type="float" office:value="3.02589956226723">
                <text:p>3.025899562267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1.316">
                <text:p>61.316</text:p>
              </table:table-cell>
              <table:table-cell office:value-type="float" office:value="3.02629579200728">
                <text:p>3.026295792007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1.385">
                <text:p>61.385</text:p>
              </table:table-cell>
              <table:table-cell office:value-type="float" office:value="3.02669204611652">
                <text:p>3.026692046116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.454">
                <text:p>61.454</text:p>
              </table:table-cell>
              <table:table-cell office:value-type="float" office:value="3.02708833838724">
                <text:p>3.027088338387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1.524">
                <text:p>61.524</text:p>
              </table:table-cell>
              <table:table-cell office:value-type="float" office:value="3.02748465482899">
                <text:p>3.0274846548289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1.593">
                <text:p>61.593</text:p>
              </table:table-cell>
              <table:table-cell office:value-type="float" office:value="3.02788099543228">
                <text:p>3.027880995432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1.662">
                <text:p>61.662</text:p>
              </table:table-cell>
              <table:table-cell office:value-type="float" office:value="3.02827764447648">
                <text:p>3.028277644476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.731">
                <text:p>61.731</text:p>
              </table:table-cell>
              <table:table-cell office:value-type="float" office:value="3.02867446212514">
                <text:p>3.028674462125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1.8">
                <text:p>61.8</text:p>
              </table:table-cell>
              <table:table-cell office:value-type="float" office:value="3.02907128515012">
                <text:p>3.029071285150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1.869">
                <text:p>61.869</text:p>
              </table:table-cell>
              <table:table-cell office:value-type="float" office:value="3.02946814038966">
                <text:p>3.0294681403896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1.938">
                <text:p>61.938</text:p>
              </table:table-cell>
              <table:table-cell office:value-type="float" office:value="3.02986501437424">
                <text:p>3.029865014374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2.007">
                <text:p>62.007</text:p>
              </table:table-cell>
              <table:table-cell office:value-type="float" office:value="3.03026192024402">
                <text:p>3.030261920244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2.076">
                <text:p>62.076</text:p>
              </table:table-cell>
              <table:table-cell office:value-type="float" office:value="3.03065884468724">
                <text:p>3.030658844687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.145">
                <text:p>62.145</text:p>
              </table:table-cell>
              <table:table-cell office:value-type="float" office:value="3.03105578769659">
                <text:p>3.0310557876965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2.214">
                <text:p>62.214</text:p>
              </table:table-cell>
              <table:table-cell office:value-type="float" office:value="3.0314527621779">
                <text:p>3.03145276217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2.283">
                <text:p>62.283</text:p>
              </table:table-cell>
              <table:table-cell office:value-type="float" office:value="3.03184975505466">
                <text:p>3.0318497550546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.352">
                <text:p>62.352</text:p>
              </table:table-cell>
              <table:table-cell office:value-type="float" office:value="3.03224676631965">
                <text:p>3.0322467663196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2.421">
                <text:p>62.421</text:p>
              </table:table-cell>
              <table:table-cell office:value-type="float" office:value="3.03254381668526">
                <text:p>3.0325438166852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2.49">
                <text:p>62.49</text:p>
              </table:table-cell>
              <table:table-cell office:value-type="float" office:value="3.03294087713163">
                <text:p>3.032940877131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.559">
                <text:p>62.559</text:p>
              </table:table-cell>
              <table:table-cell office:value-type="float" office:value="3.03333795578996">
                <text:p>3.033337955789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2.628">
                <text:p>62.628</text:p>
              </table:table-cell>
              <table:table-cell office:value-type="float" office:value="3.0336350728499">
                <text:p>3.033635072849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2.697">
                <text:p>62.697</text:p>
              </table:table-cell>
              <table:table-cell office:value-type="float" office:value="3.03403220010863">
                <text:p>3.0340322001086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2.766">
                <text:p>62.766</text:p>
              </table:table-cell>
              <table:table-cell office:value-type="float" office:value="3.03432935296236">
                <text:p>3.034329352962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2.835">
                <text:p>62.835</text:p>
              </table:table-cell>
              <table:table-cell office:value-type="float" office:value="3.03472652841092">
                <text:p>3.034726528410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2.905">
                <text:p>62.905</text:p>
              </table:table-cell>
              <table:table-cell office:value-type="float" office:value="3.0351240496698">
                <text:p>3.03512404966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2.974">
                <text:p>62.974</text:p>
              </table:table-cell>
              <table:table-cell office:value-type="float" office:value="3.03542171303577">
                <text:p>3.035421713035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.043">
                <text:p>63.043</text:p>
              </table:table-cell>
              <table:table-cell office:value-type="float" office:value="3.0358193936743">
                <text:p>3.03581939367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3.112">
                <text:p>63.112</text:p>
              </table:table-cell>
              <table:table-cell office:value-type="float" office:value="3.03621708681198">
                <text:p>3.036217086811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3.181">
                <text:p>63.181</text:p>
              </table:table-cell>
              <table:table-cell office:value-type="float" office:value="3.03661479244388">
                <text:p>3.036614792443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.25">
                <text:p>63.25</text:p>
              </table:table-cell>
              <table:table-cell office:value-type="float" office:value="3.03691252939297">
                <text:p>3.036912529392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3.319">
                <text:p>63.319</text:p>
              </table:table-cell>
              <table:table-cell office:value-type="float" office:value="3.03731027162537">
                <text:p>3.037310271625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3.388">
                <text:p>63.388</text:p>
              </table:table-cell>
              <table:table-cell office:value-type="float" office:value="3.03760803305825">
                <text:p>3.037608033058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3.457">
                <text:p>63.457</text:p>
              </table:table-cell>
              <table:table-cell office:value-type="float" office:value="3.03800579991563">
                <text:p>3.0380057999156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3.526">
                <text:p>63.526</text:p>
              </table:table-cell>
              <table:table-cell office:value-type="float" office:value="3.03830359739263">
                <text:p>3.038303597392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3.595">
                <text:p>63.595</text:p>
              </table:table-cell>
              <table:table-cell office:value-type="float" office:value="3.03870141181986">
                <text:p>3.038701411819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3.664">
                <text:p>63.664</text:p>
              </table:table-cell>
              <table:table-cell office:value-type="float" office:value="3.03899923343261">
                <text:p>3.038999233432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.733">
                <text:p>63.733</text:p>
              </table:table-cell>
              <table:table-cell office:value-type="float" office:value="3.03929707849052">
                <text:p>3.039297078490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.802">
                <text:p>63.802</text:p>
              </table:table-cell>
              <table:table-cell office:value-type="float" office:value="3.03969492906377">
                <text:p>3.039694929063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3.871">
                <text:p>63.871</text:p>
              </table:table-cell>
              <table:table-cell office:value-type="float" office:value="3.03999280930794">
                <text:p>3.039992809307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3.94">
                <text:p>63.94</text:p>
              </table:table-cell>
              <table:table-cell office:value-type="float" office:value="3.04029070134815">
                <text:p>3.040290701348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4.009">
                <text:p>64.009</text:p>
              </table:table-cell>
              <table:table-cell office:value-type="float" office:value="3.04058860518091">
                <text:p>3.040588605180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4.078">
                <text:p>64.078</text:p>
              </table:table-cell>
              <table:table-cell office:value-type="float" office:value="3.04088652080277">
                <text:p>3.040886520802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4.147">
                <text:p>64.147</text:p>
              </table:table-cell>
              <table:table-cell office:value-type="float" office:value="3.04128476166389">
                <text:p>3.041284761663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4.216">
                <text:p>64.216</text:p>
              </table:table-cell>
              <table:table-cell office:value-type="float" office:value="3.04158309390505">
                <text:p>3.041583093905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.286">
                <text:p>64.286</text:p>
              </table:table-cell>
              <table:table-cell office:value-type="float" office:value="3.04188144479301">
                <text:p>3.041881444793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4.355">
                <text:p>64.355</text:p>
              </table:table-cell>
              <table:table-cell office:value-type="float" office:value="3.0422797973929">
                <text:p>3.04227979739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4.424">
                <text:p>64.424</text:p>
              </table:table-cell>
              <table:table-cell office:value-type="float" office:value="3.04257817439898">
                <text:p>3.042578174398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4.493">
                <text:p>64.493</text:p>
              </table:table-cell>
              <table:table-cell office:value-type="float" office:value="3.04287655892266">
                <text:p>3.0428765589226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4.562">
                <text:p>64.562</text:p>
              </table:table-cell>
              <table:table-cell office:value-type="float" office:value="3.04317495096174">
                <text:p>3.043174950961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.631">
                <text:p>64.631</text:p>
              </table:table-cell>
              <table:table-cell office:value-type="float" office:value="3.04357334481839">
                <text:p>3.043573344818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4.7">
                <text:p>64.7</text:p>
              </table:table-cell>
              <table:table-cell office:value-type="float" office:value="3.04387176255768">
                <text:p>3.0438717625576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4.769">
                <text:p>64.769</text:p>
              </table:table-cell>
              <table:table-cell office:value-type="float" office:value="3.0441701877065">
                <text:p>3.04417018770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4.838">
                <text:p>64.838</text:p>
              </table:table-cell>
              <table:table-cell office:value-type="float" office:value="3.04446862026266">
                <text:p>3.044468620262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4.907">
                <text:p>64.907</text:p>
              </table:table-cell>
              <table:table-cell office:value-type="float" office:value="3.04476706022398">
                <text:p>3.044767060223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4.976">
                <text:p>64.976</text:p>
              </table:table-cell>
              <table:table-cell office:value-type="float" office:value="3.04506551801451">
                <text:p>3.045065518014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5.045">
                <text:p>65.045</text:p>
              </table:table-cell>
              <table:table-cell office:value-type="float" office:value="3.0453639831076">
                <text:p>3.04536398310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5.114">
                <text:p>65.114</text:p>
              </table:table-cell>
              <table:table-cell office:value-type="float" office:value="3.0456624555011">
                <text:p>3.04566245550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.183">
                <text:p>65.183</text:p>
              </table:table-cell>
              <table:table-cell office:value-type="float" office:value="3.04586095075662">
                <text:p>3.045860950756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5.252">
                <text:p>65.252</text:p>
              </table:table-cell>
              <table:table-cell office:value-type="float" office:value="3.04615944787678">
                <text:p>3.046159447876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5.321">
                <text:p>65.321</text:p>
              </table:table-cell>
              <table:table-cell office:value-type="float" office:value="3.04645795219366">
                <text:p>3.0464579521936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5.39">
                <text:p>65.39</text:p>
              </table:table-cell>
              <table:table-cell office:value-type="float" office:value="3.04675669688277">
                <text:p>3.046756696882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5.459">
                <text:p>65.459</text:p>
              </table:table-cell>
              <table:table-cell office:value-type="float" office:value="3.04705549721186">
                <text:p>3.047055497211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5.528">
                <text:p>65.528</text:p>
              </table:table-cell>
              <table:table-cell office:value-type="float" office:value="3.04735430226877">
                <text:p>3.0473543022687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5.597">
                <text:p>65.597</text:p>
              </table:table-cell>
              <table:table-cell office:value-type="float" office:value="3.04755311707622">
                <text:p>3.047553117076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5.667">
                <text:p>65.667</text:p>
              </table:table-cell>
              <table:table-cell office:value-type="float" office:value="3.04785193154523">
                <text:p>3.047851931545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5.736">
                <text:p>65.736</text:p>
              </table:table-cell>
              <table:table-cell office:value-type="float" office:value="3.0481507606836">
                <text:p>3.04815076068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5.805">
                <text:p>65.805</text:p>
              </table:table-cell>
              <table:table-cell office:value-type="float" office:value="3.04844959446601">
                <text:p>3.048449594466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5.874">
                <text:p>65.874</text:p>
              </table:table-cell>
              <table:table-cell office:value-type="float" office:value="3.04864843775992">
                <text:p>3.0486484377599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5.943">
                <text:p>65.943</text:p>
              </table:table-cell>
              <table:table-cell office:value-type="float" office:value="3.04894729061704">
                <text:p>3.048947290617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6.012">
                <text:p>66.012</text:p>
              </table:table-cell>
              <table:table-cell office:value-type="float" office:value="3.04924613824614">
                <text:p>3.049246138246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6.081">
                <text:p>66.081</text:p>
              </table:table-cell>
              <table:table-cell office:value-type="float" office:value="3.04944500502042">
                <text:p>3.049445005020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6.15">
                <text:p>66.15</text:p>
              </table:table-cell>
              <table:table-cell office:value-type="float" office:value="3.04974388127528">
                <text:p>3.049743881275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6.219">
                <text:p>66.219</text:p>
              </table:table-cell>
              <table:table-cell office:value-type="float" office:value="3.04994275701709">
                <text:p>3.049942757017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6.288">
                <text:p>66.288</text:p>
              </table:table-cell>
              <table:table-cell office:value-type="float" office:value="3.05024164223509">
                <text:p>3.050241642235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6.357">
                <text:p>66.357</text:p>
              </table:table-cell>
              <table:table-cell office:value-type="float" office:value="3.05044053653911">
                <text:p>3.050440536539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.426">
                <text:p>66.426</text:p>
              </table:table-cell>
              <table:table-cell office:value-type="float" office:value="3.0506394352478">
                <text:p>3.05063943524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6.495">
                <text:p>66.495</text:p>
              </table:table-cell>
              <table:table-cell office:value-type="float" office:value="3.05093834334881">
                <text:p>3.050938343348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6.564">
                <text:p>66.564</text:p>
              </table:table-cell>
              <table:table-cell office:value-type="float" office:value="3.04973724745084">
                <text:p>3.049737247450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6.633">
                <text:p>66.633</text:p>
              </table:table-cell>
              <table:table-cell office:value-type="float" office:value="3.0479362862975">
                <text:p>3.04793628629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6.702">
                <text:p>66.702</text:p>
              </table:table-cell>
              <table:table-cell office:value-type="float" office:value="3.04603535127631">
                <text:p>3.046035351276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6.771">
                <text:p>66.771</text:p>
              </table:table-cell>
              <table:table-cell office:value-type="float" office:value="3.04413440952202">
                <text:p>3.044134409522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6.84">
                <text:p>66.84</text:p>
              </table:table-cell>
              <table:table-cell office:value-type="float" office:value="3.04223347986377">
                <text:p>3.0422334798637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6.909">
                <text:p>66.909</text:p>
              </table:table-cell>
              <table:table-cell office:value-type="float" office:value="3.04033256221766">
                <text:p>3.0403325622176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6.979">
                <text:p>66.979</text:p>
              </table:table-cell>
              <table:table-cell office:value-type="float" office:value="3.0384316378831">
                <text:p>3.03843163788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7.048">
                <text:p>67.048</text:p>
              </table:table-cell>
              <table:table-cell office:value-type="float" office:value="3.03653071623275">
                <text:p>3.036530716232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7.117">
                <text:p>67.117</text:p>
              </table:table-cell>
              <table:table-cell office:value-type="float" office:value="3.034529801549">
                <text:p>3.0345298015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7.186">
                <text:p>67.186</text:p>
              </table:table-cell>
              <table:table-cell office:value-type="float" office:value="3.03262889447423">
                <text:p>3.032628894474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7.255">
                <text:p>67.255</text:p>
              </table:table-cell>
              <table:table-cell office:value-type="float" office:value="3.03062799426274">
                <text:p>3.030627994262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7.324">
                <text:p>67.324</text:p>
              </table:table-cell>
              <table:table-cell office:value-type="float" office:value="3.02872708328515">
                <text:p>3.028727083285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7.393">
                <text:p>67.393</text:p>
              </table:table-cell>
              <table:table-cell office:value-type="float" office:value="3.02672618831701">
                <text:p>3.0267261883170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7.462">
                <text:p>67.462</text:p>
              </table:table-cell>
              <table:table-cell office:value-type="float" office:value="3.0247252959502">
                <text:p>3.02472529595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7.531">
                <text:p>67.531</text:p>
              </table:table-cell>
              <table:table-cell office:value-type="float" office:value="3.02272440618989">
                <text:p>3.022724406189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7.6">
                <text:p>67.6</text:p>
              </table:table-cell>
              <table:table-cell office:value-type="float" office:value="3.02072351904126">
                <text:p>3.020723519041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7.669">
                <text:p>67.669</text:p>
              </table:table-cell>
              <table:table-cell office:value-type="float" office:value="3.0187226345095">
                <text:p>3.018722634509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7.738">
                <text:p>67.738</text:p>
              </table:table-cell>
              <table:table-cell office:value-type="float" office:value="3.01672176158425">
                <text:p>3.016721761584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7.807">
                <text:p>67.807</text:p>
              </table:table-cell>
              <table:table-cell office:value-type="float" office:value="3.01462088628222">
                <text:p>3.014620886282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7.876">
                <text:p>67.876</text:p>
              </table:table-cell>
              <table:table-cell office:value-type="float" office:value="3.01272031818836">
                <text:p>3.012720318188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7.945">
                <text:p>67.945</text:p>
              </table:table-cell>
              <table:table-cell office:value-type="float" office:value="3.01071977291561">
                <text:p>3.010719772915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.014">
                <text:p>68.014</text:p>
              </table:table-cell>
              <table:table-cell office:value-type="float" office:value="3.00881922458379">
                <text:p>3.0088192245837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8.083">
                <text:p>68.083</text:p>
              </table:table-cell>
              <table:table-cell office:value-type="float" office:value="3.00681868113543">
                <text:p>3.0068186811354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8.152">
                <text:p>68.152</text:p>
              </table:table-cell>
              <table:table-cell office:value-type="float" office:value="3.00481813859425">
                <text:p>3.004818138594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8.221">
                <text:p>68.221</text:p>
              </table:table-cell>
              <table:table-cell office:value-type="float" office:value="3.00291758419641">
                <text:p>3.002917584196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8.29">
                <text:p>68.29</text:p>
              </table:table-cell>
              <table:table-cell office:value-type="float" office:value="3.00091704350787">
                <text:p>3.0009170435078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8.359">
                <text:p>68.359</text:p>
              </table:table-cell>
              <table:table-cell office:value-type="float" office:value="2.99891650373197">
                <text:p>2.9989165037319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8.429">
                <text:p>68.429</text:p>
              </table:table-cell>
              <table:table-cell office:value-type="float" office:value="2.99691595607368">
                <text:p>2.9969159560736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8.498">
                <text:p>68.498</text:p>
              </table:table-cell>
              <table:table-cell office:value-type="float" office:value="2.99491541814606">
                <text:p>2.994915418146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8.567">
                <text:p>68.567</text:p>
              </table:table-cell>
              <table:table-cell office:value-type="float" office:value="2.99291487237509">
                <text:p>2.992914872375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8.636">
                <text:p>68.636</text:p>
              </table:table-cell>
              <table:table-cell office:value-type="float" office:value="2.9909143363032">
                <text:p>2.99091433630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8.705">
                <text:p>68.705</text:p>
              </table:table-cell>
              <table:table-cell office:value-type="float" office:value="2.98881379623439">
                <text:p>2.9888137962343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8.774">
                <text:p>68.774</text:p>
              </table:table-cell>
              <table:table-cell office:value-type="float" office:value="2.98681326201037">
                <text:p>2.9868132620103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8.843">
                <text:p>68.843</text:p>
              </table:table-cell>
              <table:table-cell office:value-type="float" office:value="2.98481272002114">
                <text:p>2.984812720021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8.912">
                <text:p>68.912</text:p>
              </table:table-cell>
              <table:table-cell office:value-type="float" office:value="2.98271218275599">
                <text:p>2.982712182755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8.981">
                <text:p>68.981</text:p>
              </table:table-cell>
              <table:table-cell office:value-type="float" office:value="2.98071164267931">
                <text:p>2.9807116426793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9.05">
                <text:p>69.05</text:p>
              </table:table-cell>
              <table:table-cell office:value-type="float" office:value="2.97861110729968">
                <text:p>2.97861110729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